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Novomlynsk, Dvorichna, Zapadne, Mas...</text:span>
</text:h>
      <text:p text:style-name="P4">
Authors: liveuamap (Language: en)</text:p>
      <text:p text:style-name="P4">
Time: 2023-04-14T-52:12:00</text:p>
      <text:p text:style-name="P4">
Location: Kharkiv, Kharkiv Oblast (Latitude:49.59269 Longtitude:37.87622)</text:p>
      <text:p text:style-name="P4">
Videos: []</text:p>
      <text:p text:style-name="P4">
Images: []</text:p>
      <text:p text:style-name="P4">
Tags: ["Russia"]</text:p>
      <text:p text:style-name="P4">
ID: 22556072</text:p>
      <!--METADATA-->
      <text:p text:style-name="P4">
At Kupiansk direction Russian army shelled Krasne Pershe, Novomlynsk,Dvorichna, Zapadne, Masutivka and Tabayivka of Kharkiv region, - General Staffof Armed Forces of Ukraine says in the morning report</text:p>
      <text:p text:style-name="P4">
News Collection Link: <text:a xlink:type="simple" xlink:href="https://liveuamap.com/en/2023/14-april-at-kupiansk-direction-russian-army-shelled-krasne" text:style-name="Internet_20_link" text:visited-style-name="Visited_20_Internet_20_Link">
https://liveuamap.com/en/2023/14-april-at-kupiansk-direction-russian-army-shelled-krasne</text:a>
</text:p>
      <text:p text:style-name="P4">
Source: <text:a xlink:type="simple" xlink:href="https://t.me/lumsrc/4487" text:style-name="Internet_20_link" text:visited-style-name="Visited_20_Internet_20_Link">
https://t.me/lumsrc/4487</text:a>
</text:p>
      <!--NEWS-->
      <text:h text:style-name="P10" text:outline-level="1">
<text:span text:style-name="T4">
At Bakhmut direction Russian army shelled Vasukivka, Orikhovo-Vasylivka, Novomarkove, Hryhori...</text:span>
</text:h>
      <text:p text:style-name="P4">
Authors: liveuamap (Language: en)</text:p>
      <text:p text:style-name="P4">
Time: 2023-04-14T-54:12:00</text:p>
      <text:p text:style-name="P4">
Location: Donetsk Oblast (Latitude:48.37587 Longtitude:37.88755)</text:p>
      <text:p text:style-name="P4">
Videos: []</text:p>
      <text:p text:style-name="P4">
Images: []</text:p>
      <text:p text:style-name="P4">
Tags: ["Russia"]</text:p>
      <text:p text:style-name="P4">
ID: 22556057</text:p>
      <!--METADATA-->
      <text:p text:style-name="P4">
At Bakhmut direction Russian army shelled Vasukivka, Orikhovo-Vasylivka,Novomarkove, Hryhorivka, Bohdanivka, Khromove, Bakhmut, Ivanivske, Bila Hora,Novodmytrivka, Kurdumivka, Pivnichne and Zalizne of Donetsk region, - GeneralStaff of Armed Forces of Ukraine says in the morning report</text:p>
      <text:p text:style-name="P4">
News Collection Link: <text:a xlink:type="simple" xlink:href="https://liveuamap.com/en/2023/14-april-at-bakhmut-direction-russian-army-shelled-vasukivka" text:style-name="Internet_20_link" text:visited-style-name="Visited_20_Internet_20_Link">
https://liveuamap.com/en/2023/14-april-at-bakhmut-direction-russian-army-shelled-vasukivka</text:a>
</text:p>
      <text:p text:style-name="P4">
Source: <text:a xlink:type="simple" xlink:href="https://t.me/lumsrc/4489" text:style-name="Internet_20_link" text:visited-style-name="Visited_20_Internet_20_Link">
https://t.me/lumsrc/4489</text:a>
</text:p>
      <!--NEWS-->
      <text:h text:style-name="P10" text:outline-level="1">
<text:span text:style-name="T4">
At Avdiyivka direction Russian army shelled Novokalynove, Stepove, Avdiyivka, Syeverne, Pervo...</text:span>
</text:h>
      <text:p text:style-name="P4">
Authors: liveuamap (Language: en)</text:p>
      <text:p text:style-name="P4">
Time: 2023-04-14T-56:12:00</text:p>
      <text:p text:style-name="P4">
Location: Donetsk Oblast (Latitude:48.19333 Longtitude:37.68139)</text:p>
      <text:p text:style-name="P4">
Videos: []</text:p>
      <text:p text:style-name="P4">
Images: []</text:p>
      <text:p text:style-name="P4">
Tags: ["Russia"]</text:p>
      <text:p text:style-name="P4">
ID: 22556056</text:p>
      <!--METADATA-->
      <text:p text:style-name="P4">
At Avdiyivka direction Russian army shelled Novokalynove, Stepove, Avdiyivka,Syeverne, Pervomayske, Netaylove, Karlivka of Donetsk region, - General Staffof Armed Forces of Ukraine says in the morning report</text:p>
      <text:p text:style-name="P4">
News Collection Link: <text:a xlink:type="simple" xlink:href="https://liveuamap.com/en/2023/14-april-at-avdiyivka-direction-russian-army-shelled-novokalynove" text:style-name="Internet_20_link" text:visited-style-name="Visited_20_Internet_20_Link">
https://liveuamap.com/en/2023/14-april-at-avdiyivka-direction-russian-army-shelled-novokalynove</text:a>
</text:p>
      <text:p text:style-name="P4">
Source: <text:a xlink:type="simple" xlink:href="https://t.me/lumsrc/4490" text:style-name="Internet_20_link" text:visited-style-name="Visited_20_Internet_20_Link">
https://t.me/lumsrc/4490</text:a>
</text:p>
      <!--NEWS-->
      <text:h text:style-name="P10" text:outline-level="1">
<text:span text:style-name="T4">
At Maryinka direction Russian army shelled Nevelske, Krasnohorivka, Maryinka, Pobyeda, Novomy...</text:span>
</text:h>
      <text:p text:style-name="P4">
Authors: liveuamap (Language: en)</text:p>
      <text:p text:style-name="P4">
Time: 2023-04-14T-58:12:00</text:p>
      <text:p text:style-name="P4">
Location: Marinka, Donetsk Oblast (Latitude:47.94337 Longtitude:37.50235)</text:p>
      <text:p text:style-name="P4">
Videos: []</text:p>
      <text:p text:style-name="P4">
Images: []</text:p>
      <text:p text:style-name="P4">
Tags: ["Russia"]</text:p>
      <text:p text:style-name="P4">
ID: 22556055</text:p>
      <!--METADATA-->
      <text:p text:style-name="P4">
At Maryinka direction Russian army shelled Nevelske, Krasnohorivka, Maryinka,Pobyeda, Novomykhaylivka of Donetsk region, - General Staff of Armed Forces ofUkraine says in the morning report</text:p>
      <text:p text:style-name="P4">
News Collection Link: <text:a xlink:type="simple" xlink:href="https://liveuamap.com/en/2023/14-april-at-maryinka-direction-russian-army-shelled-nevelske" text:style-name="Internet_20_link" text:visited-style-name="Visited_20_Internet_20_Link">
https://liveuamap.com/en/2023/14-april-at-maryinka-direction-russian-army-shelled-nevelske</text:a>
</text:p>
      <text:p text:style-name="P4">
Source: <text:a xlink:type="simple" xlink:href="https://t.me/lumsrc/4491" text:style-name="Internet_20_link" text:visited-style-name="Visited_20_Internet_20_Link">
https://t.me/lumsrc/4491</text:a>
</text:p>
      <!--NEWS-->
      <text:h text:style-name="P10" text:outline-level="1">
<text:span text:style-name="T4">
At Shaktarske direction Russian army shelled Shakhtarske, Velyka Novosilka, Vuhledar, Novoukr...</text:span>
</text:h>
      <text:p text:style-name="P4">
Authors: liveuamap (Language: en)</text:p>
      <text:p text:style-name="P4">
Time: 2023-04-14T-60:12:00</text:p>
      <text:p text:style-name="P4">
Location: Donetsk (Latitude:47.79355 Longtitude:36.98719)</text:p>
      <text:p text:style-name="P4">
Videos: []</text:p>
      <text:p text:style-name="P4">
Images: []</text:p>
      <text:p text:style-name="P4">
Tags: ["Russia"]</text:p>
      <text:p text:style-name="P4">
ID: 22556054</text:p>
      <!--METADATA-->
      <text:p text:style-name="P4">
At Shaktarske direction Russian army shelled Shakhtarske, Velyka Novosilka,Vuhledar, Novoukrayinka, Prechystivka and Zolota Nyva of Donetsk region, -General Staff of Armed Forces of Ukraine says in the morning report</text:p>
      <text:p text:style-name="P4">
News Collection Link: <text:a xlink:type="simple" xlink:href="https://liveuamap.com/en/2023/14-april-at-shaktarske-direction-russian-army-shelled-shakhtarske" text:style-name="Internet_20_link" text:visited-style-name="Visited_20_Internet_20_Link">
https://liveuamap.com/en/2023/14-april-at-shaktarske-direction-russian-army-shelled-shakhtarske</text:a>
</text:p>
      <text:p text:style-name="P4">
Source: <text:a xlink:type="simple" xlink:href="https://t.me/lumsrc/4492" text:style-name="Internet_20_link" text:visited-style-name="Visited_20_Internet_20_Link">
https://t.me/lumsrc/4492</text:a>
</text:p>
      <!--NEWS-->
      <text:h text:style-name="P10" text:outline-level="1">
<text:span text:style-name="T4">
At Zaporizhzhia and Kherson directions Russian army shelled  Olhivske, Chervone, Huliaipole, ...</text:span>
</text:h>
      <text:p text:style-name="P4">
Authors: liveuamap (Language: en)</text:p>
      <text:p text:style-name="P4">
Time: 2023-04-14T-62:12:00</text:p>
      <text:p text:style-name="P4">
Location: Kherson (Latitude:46.63765 Longtitude:32.62287)</text:p>
      <text:p text:style-name="P4">
Videos: []</text:p>
      <text:p text:style-name="P4">
Images: []</text:p>
      <text:p text:style-name="P4">
Tags: ["Russia"]</text:p>
      <text:p text:style-name="P4">
ID: 22556053</text:p>
      <!--METADATA-->
      <text:p text:style-name="P4">
At Zaporizhzhia and Kherson directions Russian army shelled Olhivske,Chervone, Huliaipole, Huliaipilske, Charivne, Mala Tokmachka, Novodanylivka,Orikhiv, Novoandriyivka, Stepnohirsk of Zaporizhzhia region; Stepanivka,Antonivka of Kherson region and Kherson city, - General Staff of Armed Forcesof Ukraine says in the morning report</text:p>
      <text:p text:style-name="P4">
News Collection Link: <text:a xlink:type="simple" xlink:href="https://liveuamap.com/en/2023/14-april-at-zaporizhzhia-and-kherson-directions-russian-army" text:style-name="Internet_20_link" text:visited-style-name="Visited_20_Internet_20_Link">
https://liveuamap.com/en/2023/14-april-at-zaporizhzhia-and-kherson-directions-russian-army</text:a>
</text:p>
      <text:p text:style-name="P4">
Source: <text:a xlink:type="simple" xlink:href="https://t.me/lumsrc/4493" text:style-name="Internet_20_link" text:visited-style-name="Visited_20_Internet_20_Link">
https://t.me/lumsrc/4493</text:a>
</text:p>
      <!--NEWS-->
      <text:h text:style-name="P10" text:outline-level="1">
<text:span text:style-name="T4">
Zaporizka Oblast(01:54). Red Alert: aerial threat. Sirens sounding. Take cover now!</text:span>
</text:h>
      <text:p text:style-name="P4">
Authors: liveuamap (Language: en)</text:p>
      <text:p text:style-name="P4">
Time: 2023-04-14T19:55:00</text:p>
      <text:p text:style-name="P4">
Location: Zaporizka Oblast (Latitude:47.612021 Longtitude:35.765261)</text:p>
      <text:p text:style-name="P4">
Videos: []</text:p>
      <text:p text:style-name="P4">
Images: []</text:p>
      <text:p text:style-name="P4">
Tags: ["Europe", "Central and Eastern Europe"]</text:p>
      <text:p text:style-name="P4">
ID: 22556210</text:p>
      <!--METADATA-->
      <text:p text:style-name="P4">
Zaporizka Oblast(01:54). Red Alert: aerial threat. Sirens sounding. Take covernow!</text:p>
      <text:p text:style-name="P4">
News Collection Link: <text:a xlink:type="simple" xlink:href="https://liveuamap.com/en/2023/14-april-zaporizka-oblast0154-red-alert-aeriag" text:style-name="Internet_20_link" text:visited-style-name="Visited_20_Internet_20_Link">
https://liveuamap.com/en/2023/14-april-zaporizka-oblast0154-red-alert-aeriag</text:a>
</text:p>
      <text:p text:style-name="P4">
Source: <text:a xlink:type="simple" xlink:href="https://t.me/suspilnezaporizhzhya/12100" text:style-name="Internet_20_link" text:visited-style-name="Visited_20_Internet_20_Link">
https://t.me/suspilnezaporizhzhya/12100</text:a>
</text:p>
      <!--NEWS-->
      <text:h text:style-name="P10" text:outline-level="1">
<text:span text:style-name="T4">
У столиці дитяча залізниця відкрила новий сезон</text:span>
</text:h>
      <text:p text:style-name="P4">
Authors: Ukrinform (Person)</text:p>
      <text:p text:style-name="P4">
Publisher: Укринформ (Organization)</text:p>
      <text:p text:style-name="P4">
Published Time: 2023-04-15T-111:40:00+03:00</text:p>
      <text:p text:style-name="P4">
Modified Time: 2023-04-15T16:40:00+03:00</text:p>
      <text:p text:style-name="P4">
Description: У Києві в суботу, 15 квітня, дитяча залізниця відкрила 70-й сезон руху поїздів. — Укрінформ.</text:p>
      <text:p text:style-name="P4">
Images: ["<text:a xlink:type="simple" xlink:href="https://static.ukrinform.com/photos/2023_04/thumb_files/630_360_1681566081-654.jpeg" text:style-name="Internet_20_link" text:visited-style-name="Visited_20_Internet_20_Link">
630_360_16815...</text:a>
", "<text:a xlink:type="simple" xlink:href="https://static.ukrinform.com/photos/2023_04/thumb_files/630_360_1681565919-8102.jpeg" text:style-name="Internet_20_link" text:visited-style-name="Visited_20_Internet_20_Link">
630_360_16815...</text:a>
", "<text:a xlink:type="simple" xlink:href="https://static.ukrinform.com/photos/2023_04/thumb_files/630_360_1681565928-5955.jpeg" text:style-name="Internet_20_link" text:visited-style-name="Visited_20_Internet_20_Link">
630_360_16815...</text:a>
", "<text:a xlink:type="simple" xlink:href="https://static.ukrinform.com/photos/2023_04/thumb_files/630_360_1681565983-5068.jpeg" text:style-name="Internet_20_link" text:visited-style-name="Visited_20_Internet_20_Link">
630_360_16815...</text:a>
", "<text:a xlink:type="simple" xlink:href="https://static.ukrinform.com/photos/2023_04/thumb_files/630_360_1681565925-5362.jpeg" text:style-name="Internet_20_link" text:visited-style-name="Visited_20_Internet_20_Link">
630_360_16815...</text:a>
", "<text:a xlink:type="simple" xlink:href="https://static.ukrinform.com/photos/2023_04/thumb_files/630_360_1681565921-5601.jpeg" text:style-name="Internet_20_link" text:visited-style-name="Visited_20_Internet_20_Link">
630_360_16815...</text:a>
", "<text:a xlink:type="simple" xlink:href="https://static.ukrinform.com/photos/2023_04/thumb_files/630_360_1681565932-6280.jpeg" text:style-name="Internet_20_link" text:visited-style-name="Visited_20_Internet_20_Link">
630_360_16815...</text:a>
"]</text:p>
      <text:p text:style-name="P4">
Tags: ['Діти', 'Залізниця', 'Київ']</text:p>
      <text:p text:style-name="P4">
Type: Article</text:p>
      <!--METADATA-->
      <text:p text:style-name="P4">
<draw:frame draw:style-name="fr1" draw:name="Image2" text:anchor-type="as-char" svg:width="6.9236in" svg:height="3.956343in" draw:z-index="0">
<draw:image xlink:href="../Images/yкринформ/2023-04-15T-111-40-00-03-00/630_360_1681566081-654.jpeg" xlink:type="simple" xlink:show="embed" xlink:actuate="onLoad" draw:mime-type="image/jpeg"/>
</draw:frame>
 У Києвів суботу, 15 квітня, дитяча залізниця відкрила 70-й сезон руху поїздів.</text:p>
      <text:p text:style-name="P4">
Як передає Укрінформ, про це акціонерне товариство “Укрзалізниця” повідомляє у<text:a xlink:type="simple" xlink:href="https://t.me/UkrzalInfo/4303" text:style-name="Internet_20_link" text:visited-style-name="Visited_20_Internet_20_Link">
</text:a>
</text:p>
      <text:p text:style-name="P4">
Відвідувачі з нагоди відкриття сезону мали змогу побувати на концерті, взятиучасть у освітньо-профорієнтаційному ярмарку, ознайомитися з презентацієюнавчальних закладів залізничного профілю. Окрім того, працювали фотозони,проходили майстер-класи, а також відбулося урочисте нагородження юнихзалізничників, які закінчили теоретичне навчання з найвищими балами.</text:p>
      <text:p text:style-name="P4">
<draw:frame draw:style-name="fr1" draw:name="Image3" text:anchor-type="as-char" svg:width="6.9236in" svg:height="3.956343in" draw:z-index="0">
<draw:image xlink:href="../Images/yкринформ/2023-04-15T-111-40-00-03-00/630_360_1681565919-8102.jpeg" xlink:type="simple" xlink:show="embed" xlink:actuate="onLoad" draw:mime-type="image/jpeg"/>
</draw:frame>
 УКиєві дитяча залізниця відкрила новий сезон / Фото: Укрзалізниця  <text:a xlink:type="simple" xlink:href="https://static.ukrinform.com/photos/2023_04/1681565919-8102.jpeg" text:style-name="Internet_20_link" text:visited-style-name="Visited_20_Internet_20_Link">
<draw:frame draw:style-name="fr1" draw:name="Image4" text:anchor-type="as-char" svg:width="6.9236in" svg:height="3.956343in" draw:z-index="0">
<draw:image xlink:href="../Images/yкринформ/2023-04-15T-111-40-00-03-00/630_360_1681565919-8102.jpeg" xlink:type="simple" xlink:show="embed" xlink:actuate="onLoad" draw:mime-type="image/jpeg"/>
</draw:frame>
</text:a>
 <text:a xlink:type="simple" xlink:href="https://static.ukrinform.com/photos/2023_04/1681565928-5955.jpeg" text:style-name="Internet_20_link" text:visited-style-name="Visited_20_Internet_20_Link">
<draw:frame draw:style-name="fr1" draw:name="Image5" text:anchor-type="as-char" svg:width="6.9236in" svg:height="3.956343in" draw:z-index="0">
<draw:image xlink:href="../Images/yкринформ/2023-04-15T-111-40-00-03-00/630_360_1681565928-5955.jpeg" xlink:type="simple" xlink:show="embed" xlink:actuate="onLoad" draw:mime-type="image/jpeg"/>
</draw:frame>
</text:a>
 <text:a xlink:type="simple" xlink:href="https://static.ukrinform.com/photos/2023_04/1681565983-5068.jpeg" text:style-name="Internet_20_link" text:visited-style-name="Visited_20_Internet_20_Link">
<draw:frame draw:style-name="fr1" draw:name="Image6" text:anchor-type="as-char" svg:width="6.9236in" svg:height="3.956343in" draw:z-index="0">
<draw:image xlink:href="../Images/yкринформ/2023-04-15T-111-40-00-03-00/630_360_1681565983-5068.jpeg" xlink:type="simple" xlink:show="embed" xlink:actuate="onLoad" draw:mime-type="image/jpeg"/>
</draw:frame>
</text:a>
 <text:a xlink:type="simple" xlink:href="https://static.ukrinform.com/photos/2023_04/1681565925-5362.jpeg" text:style-name="Internet_20_link" text:visited-style-name="Visited_20_Internet_20_Link">
<draw:frame draw:style-name="fr1" draw:name="Image7" text:anchor-type="as-char" svg:width="6.9236in" svg:height="3.956343in" draw:z-index="0">
<draw:image xlink:href="../Images/yкринформ/2023-04-15T-111-40-00-03-00/630_360_1681565925-5362.jpeg" xlink:type="simple" xlink:show="embed" xlink:actuate="onLoad" draw:mime-type="image/jpeg"/>
</draw:frame>
</text:a>
 <text:a xlink:type="simple" xlink:href="https://static.ukrinform.com/photos/2023_04/1681565921-5601.jpeg" text:style-name="Internet_20_link" text:visited-style-name="Visited_20_Internet_20_Link">
<draw:frame draw:style-name="fr1" draw:name="Image8" text:anchor-type="as-char" svg:width="6.9236in" svg:height="3.956343in" draw:z-index="0">
<draw:image xlink:href="../Images/yкринформ/2023-04-15T-111-40-00-03-00/630_360_1681565921-5601.jpeg" xlink:type="simple" xlink:show="embed" xlink:actuate="onLoad" draw:mime-type="image/jpeg"/>
</draw:frame>
</text:a>
 <text:a xlink:type="simple" xlink:href="https://static.ukrinform.com/photos/2023_04/1681565932-6280.jpeg" text:style-name="Internet_20_link" text:visited-style-name="Visited_20_Internet_20_Link">
<draw:frame draw:style-name="fr1" draw:name="Image9" text:anchor-type="as-char" svg:width="6.9236in" svg:height="3.956343in" draw:z-index="0">
<draw:image xlink:href="../Images/yкринформ/2023-04-15T-111-40-00-03-00/630_360_1681565932-6280.jpeg" xlink:type="simple" xlink:show="embed" xlink:actuate="onLoad" draw:mime-type="image/jpeg"/>
</draw:frame>
</text:a>
</text:p>
      <text:p text:style-name="P4">
“У ці складні часи велика Укрзалізниця всім довела, що нас не подолати.Працююча мала залізниця в черговий раз це підтверджує. Лідерство та особистийприклад — це важливі складові для нашої спільної перемоги. Моє особистезавдання і завдання нашої команди — забезпечити безперебійну роботуУкрзалізниці та стале зростання. Задля здійснення ваших планів і мрій. Щобпрофесія залізничника залишалася прикладом для гордості й шани”, — заявивголова правління Укрзалізниці Євген Лященко.</text:p>
      <text:p text:style-name="P4">
Рух поїздів дитячої залізниці здійснюватиметься у квітні, травні, вересні,жовтні по вихідних, а у червні, липні, серпні з четверга по неділю.</text:p>
      <text:p text:style-name="P4">
<text:span text:style-name="T4">
Читайте також:</text:span>
 <text:a xlink:type="simple" xlink:href="https://www.ukrinform.ua/rubric-kyiv/3688079-u-kievi-zavitsa-interaktivnij-muzej-vidkrivaj-portal-u-nauku.html" text:style-name="Internet_20_link" text:visited-style-name="Visited_20_Internet_20_Link">
 </text:a>
</text:p>
      <text:p text:style-name="P4">
У суботу та неділю дитяча <text:a xlink:type="simple" xlink:href="https://www.ukrinform.ua/tag-zaliznica" text:style-name="Internet_20_link" text:visited-style-name="Visited_20_Internet_20_Link">
 </text:a>
працюватиме з 10:30 до 18:50, а четвер та п'ятницю - з 11:10 до 17:10.</text:p>
      <text:p text:style-name="P4">
Вартість квитка у загальному вагоні для дорослого — 100 грн, для дитини — 50грн. У ретровагоні вартість проїзду для дорослого становить 120 грн, длядитини — 60 грн. У вагоні класу “люкс” для дорослого — 150 грн, а для дитини —100 грн.</text:p>
      <text:p text:style-name="P4">
Відвідування Музею історії Південно-Західної залізниці коштуватиме 40 грн заквиток, а огляд виставки вузькоколійної залізничної ретротехніки — 50 грн.</text:p>
      <text:p text:style-name="P4">
Київська дитяча залізниця розталшована у Сирецькому парку за адресою: вул.Парково-Сирецька, 4. Туди зручно доїхати кільцевою електричкою (виходити настанції Сирець).</text:p>
      <text:p text:style-name="P4">
Як повідомляв Укрінформ, <text:a xlink:type="simple" xlink:href="https://www.ukrinform.ua/rubric-kyiv/3694493-u-stolici-cvitut-magnolii-ta-sakuri.html" text:style-name="Internet_20_link" text:visited-style-name="Visited_20_Internet_20_Link">
 </text:a>
 , їх можна побачити укожному районі столиці.</text:p>
      <text:p text:style-name="P4">
<text:span text:style-name="T5">
Фото: Укрзалізниця</text:span>
</text:p>
      <text:p text:style-name="P4">
Source: <text:a xlink:type="simple" xlink:href="https://www.ukrinform.ua/rubric-kyiv/3696362-u-kievi-ditaca-zaliznica-vidkrila-novij-sezon.html" text:style-name="Internet_20_link" text:visited-style-name="Visited_20_Internet_20_Link">
https://www.ukrinform.ua/rubric-kyiv/3696362-u-kievi-ditaca-zaliznica-vidkrila-novij-sezon.html</text:a>
</text:p>
      <!--NEWS-->
      <text:h text:style-name="P10" text:outline-level="1">
<text:span text:style-name="T4">
Мбаппе став найкращим бомбардиром «ПСЖ» в історії чемпіонату Франції</text:span>
</text:h>
      <text:p text:style-name="P4">
Authors: Ukrinform (Person)</text:p>
      <text:p text:style-name="P4">
Publisher: Укринформ (Organization)</text:p>
      <text:p text:style-name="P4">
Published Time: 2023-04-15T-11:34:00+03:00</text:p>
      <text:p text:style-name="P4">
Modified Time: 2023-04-15T23:34:00+03:00</text:p>
      <text:p text:style-name="P4">
Description: На його рахунку 139 голів у Лізі 1.  — Укрінформ.</text:p>
      <text:p text:style-name="P4">
Images: ["<text:a xlink:type="simple" xlink:href="https://static.ukrinform.com/photos/2023_04/thumb_files/630_360_1681590757-118.jpg" text:style-name="Internet_20_link" text:visited-style-name="Visited_20_Internet_20_Link">
630_360_16815...</text:a>
"]</text:p>
      <text:p text:style-name="P4">
Tags: ['Футбол']</text:p>
      <text:p text:style-name="P4">
Type: Article</text:p>
      <!--METADATA-->
      <text:p text:style-name="P4">
<draw:frame draw:style-name="fr1" draw:name="Image10" text:anchor-type="as-char" svg:width="6.9236in" svg:height="3.956343in" draw:z-index="0">
<draw:image xlink:href="../Images/yкринформ/2023-04-15T-11-34-00-03-00/630_360_1681590757-118.jpg" xlink:type="simple" xlink:show="embed" xlink:actuate="onLoad" draw:mime-type="image/jpeg"/>
</draw:frame>
 На йогорахунку 139 голів у Лізі 1.</text:p>
      <text:p text:style-name="P4">
Нападник «ПСЖ» Кіліан Мбаппе відзначився голом в матчі 31-го туру чемпіонатуФранції проти «Ланса», <text:a xlink:type="simple" xlink:href="https://twitter.com/PSG_inside/status/1647322306388152320" text:style-name="Internet_20_link" text:visited-style-name="Visited_20_Internet_20_Link">
</text:a>
 пресслужба клубу,передає Укрінформ.</text:p>
      <text:p text:style-name="P4">
Завдяки цьому 24-річний француз став найкращим бомбардиром клубу в історіїЛіги 1 зі 139 голами.</text:p>
      <text:p text:style-name="P4">
До цього рекорд належав колишньому уругвайському форварду парижан ЕдінсонуКавані (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text:p>
      <text:p text:style-name="P4">
Як повідомляв Укрінформ, «ПСЖ» залишив Лігу чемпіонів – в 1/8 фіналуфранцузький клуб поступився «Баварії».</text:p>
      <text:p text:style-name="P4">
Фото: Getty Image</text:p>
      <text:p text:style-name="P4">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В Україні стартував безкоштовний курс із криптограмотності та блокчейну</text:span>
</text:h>
      <text:p text:style-name="P4">
Authors: Ukrinform (Person)</text:p>
      <text:p text:style-name="P4">
Publisher: Укринформ (Organization)</text:p>
      <text:p text:style-name="P4">
Published Time: 2023-04-15T-13:18:00+03:00</text:p>
      <text:p text:style-name="P4">
Modified Time: 2023-04-15T23:18:00+03:00</text:p>
      <text:p text:style-name="P4">
Description: В Україні стартував безкоштовний курс із криптограмотності та блокчейну. — Укрінформ.</text:p>
      <text:p text:style-name="P4">
Images: ["<text:a xlink:type="simple" xlink:href="https://static.ukrinform.com/photos/2019_09/thumb_files/630_360_1569501098-882.jpeg" text:style-name="Internet_20_link" text:visited-style-name="Visited_20_Internet_20_Link">
630_360_15695...</text:a>
"]</text:p>
      <text:p text:style-name="P4">
Tags: ['Біткойн', 'Освіта', 'Криптовалюта', 'Мінреінтеграції']</text:p>
      <text:p text:style-name="P4">
Type: Article</text:p>
      <!--METADATA-->
      <text:p text:style-name="P4">
<draw:frame draw:style-name="fr1" draw:name="Image11" text:anchor-type="as-char" svg:width="6.9236in" svg:height="3.956343in" draw:z-index="0">
<draw:image xlink:href="../Images/yкринформ/2023-04-15T-13-18-00-03-00/630_360_1569501098-882.jpeg" xlink:type="simple" xlink:show="embed" xlink:actuate="onLoad" draw:mime-type="image/jpeg"/>
</draw:frame>
 ВУкраїні стартував безкоштовний курс із криптограмотності та блокчейну.</text:p>
      <text:p text:style-name="P4">
Про це в  <text:a xlink:type="simple" xlink:href="https://t.me/minre_ua/3091" text:style-name="Internet_20_link" text:visited-style-name="Visited_20_Internet_20_Link">
 </text:a>
 поінформувала пресслужбаМінреінтеграції, передає Укрінформ.</text:p>
      <text:p text:style-name="P4">
«Масштабну освітню програму з криптограмотності запустило Міністерствоцифрової трансформації. Проєкт покликаний навчити українців користуватисявіртуальними активами. Зокрема, українці зможуть дізнатися все про блокчейн, <text:a xlink:type="simple" xlink:href="https://www.ukrinform.ua/tag-bitkoin" text:style-name="Internet_20_link" text:visited-style-name="Visited_20_Internet_20_Link">
</text:a>
 , Етеріум, криптогаманці, трейдингтощо», - уточнили у Мінреінтеграції.</text:p>
      <text:p text:style-name="P4">
До цього навчання приєднатися може кожен охочий - на безоплатній основі.</text:p>
      <text:p text:style-name="P4">
«Освітній курс передбачає 100 годин теоретичних і практичних занять за участюпровідних експертів галузі. Уроки складаються з відео, тексту лекцій зісхемами, питань і практичних завдань. Наприкінці кожного з чотирьох модулівкурсу учасники матимуть змогу пройти тестові завдання», - заявили уміністерстві.</text:p>
      <text:p text:style-name="P4">
<text:span text:style-name="T4">
Читайте також:</text:span>
 <text:a xlink:type="simple" xlink:href="https://www.ukrinform.ua/rubric-economy/3572149-ukraina-treta-u-sviti-sered-lideriv-kriptobiznesu.html" text:style-name="Internet_20_link" text:visited-style-name="Visited_20_Internet_20_Link">
 <text:span text:style-name="T4">
Україна</text:span>
 <text:span text:style-name="T4">
третя</text:span>
 <text:span text:style-name="T4">
світі</text:span>
 <text:span text:style-name="T4">
серед</text:span>
 <text:span text:style-name="T4">
лідерів</text:span>
<text:span text:style-name="T4">
криптобізнесу</text:span>
 </text:a>
</text:p>
      <text:p text:style-name="P4">
В установі зазначили, що за результатами тестування слухачі отримаютьсертифікати або сертифікати з відзнакою, які засвідчуватимуть проходженнякурсу з криптограмотності.</text:p>
      <text:p text:style-name="P4">
Долучитися до освітнього проєкту з криптограмотності та блокчейну можна <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Як повідомлялося, 28 березня мережа захисту національних інтересів ANTSзаявила, що вони спільно з платформою Prometheus запускають безкоштовний курс«Оцінка шкоди довкіллю від російської агресії». Він спрямований на поглибленнязнання в напрямку розрахунків збитків довкіллю від війни з рф.</text:p>
      <text:p text:style-name="P4">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В Україні зняли фільм про героїчну боротьбу енергетиків з російськими атаками</text:span>
</text:h>
      <text:p text:style-name="P4">
Authors: Ukrinform (Person)</text:p>
      <text:p text:style-name="P4">
Publisher: Укринформ (Organization)</text:p>
      <text:p text:style-name="P4">
Published Time: 2023-04-15T-15:05:00+03:00</text:p>
      <text:p text:style-name="P4">
Modified Time: 2023-04-15T23:05:00+03:00</text:p>
      <text:p text:style-name="P4">
Description: В Україні зняли документальний фільм «Блекаут. Різдво», який досліджує, як величезна енергетична система потерпала від «поранень», підтримувала своє життя та відновлювалась. — Укрінформ.</text:p>
      <text:p text:style-name="P4">
Images: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Tags: ['Кіно', 'Відключення світла', 'Блекаут']</text:p>
      <text:p text:style-name="P4">
Type: Article</text:p>
      <!--METADATA-->
      <text:p text:style-name="P4">
<draw:frame draw:style-name="fr1" draw:name="Image12" text:anchor-type="as-char" svg:width="6.9236in" svg:height="3.956343in" draw:z-index="0">
<draw:image xlink:href="../Images/yкринформ/2023-04-15T-15-05-00-03-00/630_360_1681588877-853.jpg" xlink:type="simple" xlink:show="embed" xlink:actuate="onLoad" draw:mime-type="image/jpeg"/>
</draw:frame>
 В Українізняли документальний фільм «Блекаут. Різдво», який досліджує, як величезнаенергетична система потерпала від «поранень», підтримувала своє життя тавідновлювалась.</text:p>
      <text:p text:style-name="P4">
Про це Укрінформу повідомили творці фільму Об’єднання українських продюсерів(ОУП) та SPACE Production.</text:p>
      <text:p text:style-name="P4">
<draw:frame draw:style-name="fr1" draw:name="Image13" text:anchor-type="as-char" svg:width="6.9236in" svg:height="5.199111in" draw:z-index="0">
<draw:image xlink:href="../Images/yкринформ/2023-04-15T-15-05-00-03-00/1681588877-368.jpg" xlink:type="simple" xlink:show="embed" xlink:actuate="onLoad" draw:mime-type="image/jpeg"/>
</draw:frame>
</text:p>
      <text:p text:style-name="P4">
«Героями <text:a xlink:type="simple" xlink:href="https://www.ukrinform.ua/tag-kino" text:style-name="Internet_20_link" text:visited-style-name="Visited_20_Internet_20_Link">
 </text:a>
 є українські енергетики. Томущо у країні відкрився цілий “енергетичний фронт”: інженери, електрики,ремонтні бригади, кол-центри, рятувальники. Вони навчилися діяти в умовахрегулярних пошкоджень системи і знайшли у собі сміливість нести світло», -розповіли його автори.</text:p>
      <text:p text:style-name="P4">
<draw:frame draw:style-name="fr1" draw:name="Image14" text:anchor-type="as-char" svg:width="6.9236in" svg:height="5.199111in" draw:z-index="0">
<draw:image xlink:href="../Images/yкринформ/2023-04-15T-15-05-00-03-00/1681588877-791.jpg" xlink:type="simple" xlink:show="embed" xlink:actuate="onLoad" draw:mime-type="image/jpeg"/>
</draw:frame>
</text:p>
      <text:p text:style-name="P4">
Фільм розповість про п’ять міст: Одесу, Львів, Павлоград, Харків, Київ:фотограф Сергій, який шукає світло у темній столиці; військова і мама п'ятьохдітей Олена; хірург Андрій, що має виконувати свою роботу незалежно відвідключень електроенергії; швейцарський світловий митець Гері Хофштеттер, якийвтілює в Україні арт-акцію “Christmas Light for Hope”.</text:p>
      <text:p text:style-name="P4">
<text:span text:style-name="T4">
Читайте також:</text:span>
 <text:a xlink:type="simple" xlink:href="https://www.ukrinform.ua/rubric-culture/3694983-mavka-lisova-pisna-20-kvitna-vijde-u-prokat-v-italii.html" text:style-name="Internet_20_link" text:visited-style-name="Visited_20_Internet_20_Link">
 </text:a>
</text:p>
      <text:p text:style-name="P4">
Загалом у фільмі розповіли 12 історій. Їх об’єднує сюжетна лінія головногодиспетчера НЕК «Укренерго» Віталія Зайченка. Він був у центрі управлінняенергосистемою під час кожної атаки, щоразу, коли російська ракета влучала вукраїнську електростанцію або підстанцію. І робив все можливе, щоб світлознову вмикалося.</text:p>
      <text:p text:style-name="P4">
<draw:frame draw:style-name="fr1" draw:name="Image15" text:anchor-type="as-char" svg:width="6.9236in" svg:height="5.199111in" draw:z-index="0">
<draw:image xlink:href="../Images/yкринформ/2023-04-15T-15-05-00-03-00/1681588878-421.jpg" xlink:type="simple" xlink:show="embed" xlink:actuate="onLoad" draw:mime-type="image/jpeg"/>
</draw:frame>
</text:p>
      <text:p text:style-name="P4">
«‎Коли відключена електроенергія, у людей пропадає вайфай і майже відсутніймобільний зв’язок, а у когось також пропадає опалення та водопостачання. Але ів цих умовах люди продовжують виконувати свої обов’язки. Це стало ще однимпроявом незламності України та боротьби проти темряви воєнної агресії. ВогніРіздва сяятимуть, незважаючи на ракетні удари, тому що є таке світло, якеніколи не гасне. Путін не став викрадачем українського Різдва, як би він цьогоне хотів. Допоки ми не почали знімати я справді не мала уявлення наскількинаші енергетики - небайдужі відчайдухи. Кожна розказана історія - це прикладмужності, відважності і людяності. Це захоплює», - розповіла продюсерка фільму«Блекаут. Різдво» Ілона Шнейдер.</text:p>
      <text:p text:style-name="P4">
<draw:frame draw:style-name="fr1" draw:name="Image16" text:anchor-type="as-char" svg:width="6.9236in" svg:height="5.199111in" draw:z-index="0">
<draw:image xlink:href="../Images/yкринформ/2023-04-15T-15-05-00-03-00/1681588878-150.jpg" xlink:type="simple" xlink:show="embed" xlink:actuate="onLoad" draw:mime-type="image/jpeg"/>
</draw:frame>
</text:p>
      <text:p text:style-name="P4">
Знімальна група “Блекаут. Різдво” отримала ексклюзивний доступ до низкикритично важливих об’єктів інфраструктури, потрапила у місця, в які до цьогопотрапляли російські ракети. І тепер покаже глядачу, як працює енергосистемазсередини. Створення фільму було б неможливе без допомоги НЕК «Укренерго» ігрупи ДТЕК.</text:p>
      <text:p text:style-name="P4">
<draw:frame draw:style-name="fr1" draw:name="Image17" text:anchor-type="as-char" svg:width="6.9236in" svg:height="5.199111in" draw:z-index="0">
<draw:image xlink:href="../Images/yкринформ/2023-04-15T-15-05-00-03-00/1681588878-835.jpg" xlink:type="simple" xlink:show="embed" xlink:actuate="onLoad" draw:mime-type="image/jpeg"/>
</draw:frame>
</text:p>
      <text:p text:style-name="P4">
«В минулий рік все так швидко змінюється, що ми ледве згадуємо події,наприклад, жовтня. (Пригадую, що я готувалася до ядерної війни.) “Блекаут.Різдво” фіксує той період, коли ми всі, хто залишився в Україні, готувалися дожиття без електроструму. Це фільм про тих, завдяки кому цього тотальногоапокаліпсису не сталося, хоча ракетні удари робили для цього все. Російськіатаки нанесли величезну шкоду, настільки велику, що я і приблизно не уявляла,які знищення стоять за буденним “пошкоджена мережа”. Тільки у процесі зйомок язрозуміла, яка титанічна праця велася нашими енергетиками для підтриманнямережі у робочому стані. Ми покажемо вам людей, завдяки яким сталося диворіздвяних вогнів в українських домівках‎», - сказала авторка сценарію такреативна продюсерка Тала Пристаєцька.</text:p>
      <text:p text:style-name="P4">
<draw:frame draw:style-name="fr1" draw:name="Image18" text:anchor-type="as-char" svg:width="6.9236in" svg:height="9.231467in" draw:z-index="0">
<draw:image xlink:href="../Images/yкринформ/2023-04-15T-15-05-00-03-00/1681588879-164.jpg" xlink:type="simple" xlink:show="embed" xlink:actuate="onLoad" draw:mime-type="image/jpeg"/>
</draw:frame>
</text:p>
      <text:p text:style-name="P4">
«Знімальна група фільму “Блекаут. Різдво”, не роздумуючи, поїхала зніматиенергетичні об'єкти та шахту у Павлограді саме тоді, коли Росія активнозапускала ракети по українській енергосистемі. Вони ризикнули бути у місцях,куди цілився ворог, щоби зафіксувати злочини Росії. Показати героїчну роботуукраїнських енергетиків для знімальної групи було важливіше за власну безпеку.І зараз завдяки їм ми дізналися, через що доводилося проходити енергетикам,щоб в Україні були світло та зв'язок», - додала засновниця та генпродюсеркаSPACE Production, співзасновниця ОУП Дарія Легоні-Фіалко.</text:p>
      <text:p text:style-name="P4">
<draw:frame draw:style-name="fr1" draw:name="Image19" text:anchor-type="as-char" svg:width="6.9236in" svg:height="9.231467in" draw:z-index="0">
<draw:image xlink:href="../Images/yкринформ/2023-04-15T-15-05-00-03-00/1681588879-973.jpg" xlink:type="simple" xlink:show="embed" xlink:actuate="onLoad" draw:mime-type="image/jpeg"/>
</draw:frame>
</text:p>
      <text:p text:style-name="P4">
Документальний фільм «Блекаут. Різдво» спродюсували Володимир Бородянський(ОУП), Дарія Легоні-Фіалко (ОУП, SPACE Production) та Катерина Ласкарі (SPACEProduction).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У Михайлівському соборі звершується Великоднє богослужіння ПЦУ</text:span>
</text:h>
      <text:p text:style-name="P4">
Authors: Ukrinform (Person)</text:p>
      <text:p text:style-name="P4">
Publisher: Укринформ (Organization)</text:p>
      <text:p text:style-name="P4">
Published Time: 2023-04-15T-17:01:00+03:00</text:p>
      <text:p text:style-name="P4">
Modified Time: 2023-04-15T23:01:00+03:00</text:p>
      <text:p text:style-name="P4">
Description: У Свято-Михайлівському Золотоверхому соборі почалося Великоднє богослужіння Православної церкви України. — Укрінформ.</text:p>
      <text:p text:style-name="P4">
Images: ["<text:a xlink:type="simple" xlink:href="https://static.ukrinform.com/photos/2021_02/thumb_files/630_360_1613818400-509.jpg" text:style-name="Internet_20_link" text:visited-style-name="Visited_20_Internet_20_Link">
630_360_16138...</text:a>
"]</text:p>
      <text:p text:style-name="P4">
Tags: ['Великдень', 'Епіфаній', 'Православна церква України', 'Михайлівський собор']</text:p>
      <text:p text:style-name="P4">
Type: Article</text:p>
      <!--METADATA-->
      <text:p text:style-name="P4">
<draw:frame draw:style-name="fr1" draw:name="Image20" text:anchor-type="as-char" svg:width="6.9236in" svg:height="3.956343in" draw:z-index="0">
<draw:image xlink:href="../Images/yкринформ/2023-04-15T-17-01-00-03-00/630_360_1613818400-509.jpg" xlink:type="simple" xlink:show="embed" xlink:actuate="onLoad" draw:mime-type="image/jpeg"/>
</draw:frame>
 У Свято-Михайлівському Золотоверхому соборі почалося Великоднє богослужінняПравославної церкви України.</text:p>
      <text:p text:style-name="P4">
Очолює літургію Предстоятель Православної церкви України митрополит Епіфаній,передає <text:a xlink:type="simple" xlink:href="https://www.youtube.com/watch" text:style-name="Internet_20_link" text:visited-style-name="Visited_20_Internet_20_Link">
 </text:a>
 .</text:p>
      <text:p text:style-name="P4">
Як відомо, віряни східного обряду цьогоріч святкують <text:a xlink:type="simple" xlink:href="https://www.ukrinform.ua/tag-velikden" text:style-name="Internet_20_link" text:visited-style-name="Visited_20_Internet_20_Link">
</text:a>
 16 квітня.</text:p>
      <text:p text:style-name="P4">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At Kupiansk direction Russian army shelled Stroyivka, Dvorichanske, Krasne Pershe, Novomlynsk...</text:span>
</text:h>
      <text:p text:style-name="P4">
Authors: liveuamap (Language: en)</text:p>
      <text:p text:style-name="P4">
Time: 2023-04-15T-20:04:00</text:p>
      <text:p text:style-name="P4">
Location: Svatove (Latitude:49.54125 Longtitude:37.90146)</text:p>
      <text:p text:style-name="P4">
Videos: []</text:p>
      <text:p text:style-name="P4">
Images: []</text:p>
      <text:p text:style-name="P4">
Tags: ["Russia"]</text:p>
      <text:p text:style-name="P4">
ID: 22556322</text:p>
      <!--METADATA-->
      <text:p text:style-name="P4">
At Kupiansk direction Russian army shelled Stroyivka, Dvorichanske, KrasnePershe, Novomlynsk, Dvorichna, Zapadne, Lyman Pershyy, Kindrashivka,Masutivka, Tabayivka and Berestove of Kharkiv region, - General Staff of ArmedForces of Ukraine says in the morning report</text:p>
      <text:p text:style-name="P4">
News Collection Link: <text:a xlink:type="simple" xlink:href="https://liveuamap.com/en/2023/15-april-at-kupiansk-direction-russian-army-shelled-stroyivka" text:style-name="Internet_20_link" text:visited-style-name="Visited_20_Internet_20_Link">
https://liveuamap.com/en/2023/15-april-at-kupiansk-direction-russian-army-shelled-stroyivka</text:a>
</text:p>
      <text:p text:style-name="P4">
Source: <text:a xlink:type="simple" xlink:href="https://t.me/lumsrc/4496" text:style-name="Internet_20_link" text:visited-style-name="Visited_20_Internet_20_Link">
https://t.me/lumsrc/4496</text:a>
</text:p>
      <!--NEWS-->
      <text:h text:style-name="P10" text:outline-level="1">
<text:span text:style-name="T4">
Загарбники обстріляли Сумщину некерованими авіаційними ракетами</text:span>
</text:h>
      <text:p text:style-name="P4">
Authors: Ukrinform (Person)</text:p>
      <text:p text:style-name="P4">
Publisher: Укринформ (Organization)</text:p>
      <text:p text:style-name="P4">
Published Time: 2023-04-15T-20:52:39+03:00</text:p>
      <text:p text:style-name="P4">
Modified Time: 2023-04-15T22:52:39+03:00</text:p>
      <text:p text:style-name="P4">
Description: російські військовослужбовці у суботу, 15 квітня, обстріляли Юнаківську громаду Сумської області із гелікоптера некерованими авіаційними ракетами.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Обстріл', 'Ракета', 'Сумщина', 'Міномет', 'Війна з росією', 'Артилерія']</text:p>
      <text:p text:style-name="P4">
Type: Article</text:p>
      <!--METADATA-->
      <text:p text:style-name="P4">
<draw:frame draw:style-name="fr1" draw:name="Image21" text:anchor-type="as-char" svg:width="6.9236in" svg:height="3.956343in" draw:z-index="0">
<draw:image xlink:href="../Images/yкринформ/2023-04-15T-20-52-39-03-00/630_360_1650977494-848.jpg" xlink:type="simple" xlink:show="embed" xlink:actuate="onLoad" draw:mime-type="image/jpeg"/>
</draw:frame>
 російськівійськовослужбовці у суботу, 15 квітня, обстріляли Юнаківську громаду Сумськоїобласті із гелікоптера некерованими авіаційними ракетами.</text:p>
      <text:p text:style-name="P4">
Як передає Укрінформ, про це Сумська обласна військова адміністраціяповідомляє у  <text:a xlink:type="simple" xlink:href="https://t.me/Sumy_news_ODA/15455" text:style-name="Internet_20_link" text:visited-style-name="Visited_20_Internet_20_Link">
 </text:a>
 .</text:p>
      <text:p text:style-name="P4">
“Сьогодні росіяни здійснили обстріли території Білопільської,Великописарівської та Юнаківської громад. Зафіксовано 158 прильотів - змінометів, АГС, артилерії. Також були три <text:a xlink:type="simple" xlink:href="https://www.ukrinform.ua/tag-raketa" text:style-name="Internet_20_link" text:visited-style-name="Visited_20_Internet_20_Link">
 </text:a>
 прильоти”, - йдеться у повідомленні.</text:p>
      <text:p text:style-name="P4">
ворог із території російської федерації здійснив пуск трьох некерованихавіаційних ракет із гелікоптера по Юнаківській громаді. Також по громадізагарбники здійснили обстріл з мімомета, випустивши три міни. Внаслідокмінометного обстрілу у селі Басівка пошкоджена лінія електропередач. Наразіелектропостачання в громаді відновлено.</text:p>
      <text:p text:style-name="P4">
<text:span text:style-name="T4">
Читайте також:</text:span>
 <text:a xlink:type="simple" xlink:href="https://www.ukrinform.ua/rubric-ato/3696404-zsu-za-den-vidbili-40-vorozih-atak.html" text:style-name="Internet_20_link" text:visited-style-name="Visited_20_Internet_20_Link">
 <text:span text:style-name="T4">
ЗСУ</text:span>
 <text:span text:style-name="T4">
день</text:span>
 <text:span text:style-name="T4">
відбили</text:span>
 <text:span text:style-name="T4">
ворожих</text:span>
 <text:span text:style-name="T4">
атак</text:span>
</text:a>
</text:p>
      <text:p text:style-name="P4">
По Великописарівській громаді ворог здійснив 15 пострілів із автоматичногогранатомета та випустив сім мін.</text:p>
      <text:p text:style-name="P4">
Також росіяни скинули 26 мін по території Білопільської громади та завдали 10ударів із артилерії.</text:p>
      <text:p text:style-name="P4">
Як повідомляв Укрінформ, російські війська у п’ятницю, 14 квітня, обстрілялиодну територіальну громаду  <text:a xlink:type="simple" xlink:href="https://www.ukrinform.ua/rubric-ato/3696089-rosiani-obstrilali-prikordonnu-gromadu-sumsini.html" text:style-name="Internet_20_link" text:visited-style-name="Visited_20_Internet_20_Link">
 </text:a>
 .</text:p>
      <text:p text:style-name="P4">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At Lyman direction Russian army shelled Novoselivske, Stelmakhivka, Nevske, Bilohorivka of Lu...</text:span>
</text:h>
      <text:p text:style-name="P4">
Authors: liveuamap (Language: en)</text:p>
      <text:p text:style-name="P4">
Time: 2023-04-15T-22:04:00</text:p>
      <text:p text:style-name="P4">
Location: Bakhmut (Latitude:48.8072 Longtitude:38.25216)</text:p>
      <text:p text:style-name="P4">
Videos: []</text:p>
      <text:p text:style-name="P4">
Images: []</text:p>
      <text:p text:style-name="P4">
Tags: ["Russia"]</text:p>
      <text:p text:style-name="P4">
ID: 22556321</text:p>
      <!--METADATA-->
      <text:p text:style-name="P4">
At Lyman direction Russian army shelled Novoselivske, Stelmakhivka, Nevske,Bilohorivka of Luhansk region and Torske, Dibrova and Spirne of Donetskregion, - General Staff of Armed Forces of Ukraine says in the morning report</text:p>
      <text:p text:style-name="P4">
News Collection Link: <text:a xlink:type="simple" xlink:href="https://liveuamap.com/en/2023/15-april-at-lyman-direction-russian-army-shelled-novoselivske" text:style-name="Internet_20_link" text:visited-style-name="Visited_20_Internet_20_Link">
https://liveuamap.com/en/2023/15-april-at-lyman-direction-russian-army-shelled-novoselivske</text:a>
</text:p>
      <text:p text:style-name="P4">
Source: <text:a xlink:type="simple" xlink:href="https://t.me/lumsrc/4497" text:style-name="Internet_20_link" text:visited-style-name="Visited_20_Internet_20_Link">
https://t.me/lumsrc/4497</text:a>
</text:p>
      <!--NEWS-->
      <text:h text:style-name="P10" text:outline-level="1">
<text:span text:style-name="T4">
У німецькому Дрездені знешкодили бомбу часів Другої світової</text:span>
</text:h>
      <text:p text:style-name="P4">
Authors: Ukrinform (Person)</text:p>
      <text:p text:style-name="P4">
Publisher: Укринформ (Organization)</text:p>
      <text:p text:style-name="P4">
Published Time: 2023-04-15T-22:43:00+03:00</text:p>
      <text:p text:style-name="P4">
Modified Time: 2023-04-15T22:43:00+03:00</text:p>
      <text:p text:style-name="P4">
Description: У німецькому місті Дрезден успішно знешкоджено 250-кілограмову бомбу часів Другої світової війни.  — Укрінформ.</text:p>
      <text:p text:style-name="P4">
Images: ["<text:a xlink:type="simple" xlink:href="https://static.ukrinform.com/photos/2023_04/thumb_files/630_360_1681574199-212.png" text:style-name="Internet_20_link" text:visited-style-name="Visited_20_Internet_20_Link">
630_360_16815...</text:a>
"]</text:p>
      <text:p text:style-name="P4">
Tags: ['Друга світова', 'Німеччина', 'Бомба']</text:p>
      <text:p text:style-name="P4">
Type: Article</text:p>
      <!--METADATA-->
      <text:p text:style-name="P4">
<draw:frame draw:style-name="fr1" draw:name="Image22" text:anchor-type="as-char" svg:width="6.9236in" svg:height="3.956343in" draw:z-index="0">
<draw:image xlink:href="../Images/yкринформ/2023-04-15T-22-43-00-03-00/630_360_1681574199-212.png" xlink:type="simple" xlink:show="embed" xlink:actuate="onLoad" draw:mime-type="image/png"/>
</draw:frame>
 Унімецькому місті Дрезден успішно знешкоджено 250-кілограмову бомбу часівДругої світової війни.</text:p>
      <text:p text:style-name="P4">
Про це інформує <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 передаєУкрінформ.</text:p>
      <text:p text:style-name="P4">
Після масової евакуації – 15 тисяч осіб - жителі можуть повернутися до своїхдомівок.</text:p>
      <text:p text:style-name="P4">
Операція розпочалася в суботу вранці. Було вирішено евакуювати місцевих врадіусі 1000 метрів. До цього були залучені екстрені служби з професійної тадобровільної пожежної бригади, Німецький Червоний Хрест, волонтери Johanniterі служби допомоги Malteser.</text:p>
      <text:p text:style-name="P4">
<text:span text:style-name="T4">
Читайте також:</text:span>
 <text:a xlink:type="simple" xlink:href="https://www.ukrinform.ua/rubric-world/3636265-u-nimeccini-znajsli-castinu-uvelirnih-prikras-vikradenih-iz-muzeu-drezdena.html" text:style-name="Internet_20_link" text:visited-style-name="Visited_20_Internet_20_Link">
 <text:span text:style-name="T4">
Дрезд</text:span>
 </text:a>
</text:p>
      <text:p text:style-name="P4">
Знешкоджену сьогодні 250-кілограмову бомбу часів Другої світової війни,виробництва США, знайшли під час будівельних робіт у п'ятницю. Тепер її будедоставлено до центрального пункту збору в Цайтхайні для утилізації.</text:p>
      <text:p text:style-name="P4">
У Дрездені, який зазнав руйнівних бомбардувань 13-15 лютого 1945 року, подібнізнахідки не є чимось незвичним.</text:p>
      <text:p text:style-name="P4">
<text:span text:style-name="T5">
Фото: xcitepress/Benedict Bartsch</text:span>
</text:p>
      <text:p text:style-name="P4">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At Bakhmut direction Russian army shelled Vasukivka, Orikhovo-Vasylivka, Novomarkove, Hryhori...</text:span>
</text:h>
      <text:p text:style-name="P4">
Authors: liveuamap (Language: en)</text:p>
      <text:p text:style-name="P4">
Time: 2023-04-15T-24:04:00</text:p>
      <text:p text:style-name="P4">
Location: Novhorods'ke, Donetsk Oblast (Latitude:48.3351 Longtitude:37.84531)</text:p>
      <text:p text:style-name="P4">
Videos: []</text:p>
      <text:p text:style-name="P4">
Images: []</text:p>
      <text:p text:style-name="P4">
Tags: ["Russia"]</text:p>
      <text:p text:style-name="P4">
ID: 22556320</text:p>
      <!--METADATA-->
      <text:p text:style-name="P4">
At Bakhmut direction Russian army shelled Vasukivka, Orikhovo-Vasylivka,Novomarkove, Hryhorivka, Bohdanivka, Bakhmut, Ivanivske, Chasiv Yar,Stupochky, Dyliyivka, Toretsk and New York of Donetsk region, - General Staffof Armed Forces of Ukraine says in the morning report</text:p>
      <text:p text:style-name="P4">
News Collection Link: <text:a xlink:type="simple" xlink:href="https://liveuamap.com/en/2023/15-april-at-bakhmut-direction-russian-army-shelled-vasukivka" text:style-name="Internet_20_link" text:visited-style-name="Visited_20_Internet_20_Link">
https://liveuamap.com/en/2023/15-april-at-bakhmut-direction-russian-army-shelled-vasukivka</text:a>
</text:p>
      <text:p text:style-name="P4">
Source: <text:a xlink:type="simple" xlink:href="https://t.me/lumsrc/4498" text:style-name="Internet_20_link" text:visited-style-name="Visited_20_Internet_20_Link">
https://t.me/lumsrc/4498</text:a>
</text:p>
      <!--NEWS-->
      <text:h text:style-name="P10" text:outline-level="1">
<text:span text:style-name="T4">
Український тенісист В'ячеслав Бєлінський став чемпіоном змагань ITF M15 у Туреччині</text:span>
</text:h>
      <text:p text:style-name="P4">
Authors: Ukrinform (Person)</text:p>
      <text:p text:style-name="P4">
Publisher: Укринформ (Organization)</text:p>
      <text:p text:style-name="P4">
Published Time: 2023-04-15T-24:40:03+03:00</text:p>
      <text:p text:style-name="P4">
Modified Time: 2023-04-15T22:40:03+03:00</text:p>
      <text:p text:style-name="P4">
Description: Це другий поспіль парний титул ITF для українця. — Укрінформ.</text:p>
      <text:p text:style-name="P4">
Images: ["<text:a xlink:type="simple" xlink:href="https://static.ukrinform.com/photos/2023_04/thumb_files/630_360_1681587519-745.jpg" text:style-name="Internet_20_link" text:visited-style-name="Visited_20_Internet_20_Link">
630_360_16815...</text:a>
"]</text:p>
      <text:p text:style-name="P4">
Tags: ['Теніс']</text:p>
      <text:p text:style-name="P4">
Type: Article</text:p>
      <!--METADATA-->
      <text:p text:style-name="P4">
<draw:frame draw:style-name="fr1" draw:name="Image23" text:anchor-type="as-char" svg:width="6.9236in" svg:height="3.956343in" draw:z-index="0">
<draw:image xlink:href="../Images/yкринформ/2023-04-15T-24-40-03-03-00/630_360_1681587519-745.jpg" xlink:type="simple" xlink:show="embed" xlink:actuate="onLoad" draw:mime-type="image/jpeg"/>
</draw:frame>
 Це другийпоспіль парний титул ITF для українця.</text:p>
      <text:p text:style-name="P4">
19-річний Бєлінський у парі зі швейцарським тенісистом Дам’єном Венгеромобіграли аргентинську пару Лусіано Амброджи та Лоренцо Родрігеса - 2:6, 6:3,10:1, передає Укрінформ.</text:p>
      <text:p text:style-name="P4">
Для Бєлінського – це третій парний титул ITF і другий у цьому сезоні.</text:p>
      <text:p text:style-name="P4">
Наприкінці березня українець, разом зі співвітчизником Олександром Овчаренком,став чемпіоном змагань ITF M15 у Хорватії.</text:p>
      <text:p text:style-name="P4">
<text:span text:style-name="T4">
Читайте також:</text:span>
 <text:a xlink:type="simple" xlink:href="https://www.ukrinform.ua/rubric-sports/3696456-astremska-prograla-na-starti-kvalifikacii-turniru-wta-u-nimeccini.html" text:style-name="Internet_20_link" text:visited-style-name="Visited_20_Internet_20_Link">
 <text:span text:style-name="T4">
Ястремс</text:span>
 </text:a>
</text:p>
      <text:p text:style-name="P4">
Як повідомляв Укрінформ, Даяна Ястремська (WTA 147) невдало стартувала увідборі до грунтового турніру серії WTA 500 у Штутгарті.</text:p>
      <text:p text:style-name="P4">
Фото: btu.org.ua</text:p>
      <text:p text:style-name="P4">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At Avdiyivka direction Russian army shelled Novokalynove, Avdiyivka, Pervomayske and Karlivka...</text:span>
</text:h>
      <text:p text:style-name="P4">
Authors: liveuamap (Language: en)</text:p>
      <text:p text:style-name="P4">
Time: 2023-04-15T-26:04:00</text:p>
      <text:p text:style-name="P4">
Location: Donetsk Oblast (Latitude:48.10984 Longtitude:37.49445)</text:p>
      <text:p text:style-name="P4">
Videos: []</text:p>
      <text:p text:style-name="P4">
Images: []</text:p>
      <text:p text:style-name="P4">
Tags: ["Russia"]</text:p>
      <text:p text:style-name="P4">
ID: 22556319</text:p>
      <!--METADATA-->
      <text:p text:style-name="P4">
At Avdiyivka direction Russian army shelled Novokalynove, Avdiyivka,Pervomayske and Karlivka, - General Staff of Armed Forces of Ukraine says inthe morning report</text:p>
      <text:p text:style-name="P4">
News Collection Link: <text:a xlink:type="simple" xlink:href="https://liveuamap.com/en/2023/15-april-at-avdiyivka-direction-russian-army-shelled-novokalynove" text:style-name="Internet_20_link" text:visited-style-name="Visited_20_Internet_20_Link">
https://liveuamap.com/en/2023/15-april-at-avdiyivka-direction-russian-army-shelled-novokalynove</text:a>
</text:p>
      <text:p text:style-name="P4">
Source: <text:a xlink:type="simple" xlink:href="https://t.me/lumsrc/4499" text:style-name="Internet_20_link" text:visited-style-name="Visited_20_Internet_20_Link">
https://t.me/lumsrc/4499</text:a>
</text:p>
      <!--NEWS-->
      <text:h text:style-name="P10" text:outline-level="1">
<text:span text:style-name="T4">
Генсек ООН засуджує бойові дії в Судані</text:span>
</text:h>
      <text:p text:style-name="P4">
Authors: Ukrinform (Person)</text:p>
      <text:p text:style-name="P4">
Publisher: Укринформ (Organization)</text:p>
      <text:p text:style-name="P4">
Published Time: 2023-04-15T-26:35:00+03:00</text:p>
      <text:p text:style-name="P4">
Modified Time: 2023-04-15T22:35:00+03:00</text:p>
      <text:p text:style-name="P4">
Description: Генеральний секретар ООН Антоніу Гутерреш засудив початок бойових дій у Судані між регулярною армією та силами швидкого реагування. — Укрінформ.</text:p>
      <text:p text:style-name="P4">
Images: ["<text:a xlink:type="simple" xlink:href="https://static.ukrinform.com/photos/2023_03/thumb_files/630_360_1678288129-113.jpg" text:style-name="Internet_20_link" text:visited-style-name="Visited_20_Internet_20_Link">
630_360_16782...</text:a>
"]</text:p>
      <text:p text:style-name="P4">
Tags: ['Гутерреш', 'ООН', 'Судан', 'Сутички']</text:p>
      <text:p text:style-name="P4">
Type: Article</text:p>
      <!--METADATA-->
      <text:p text:style-name="P4">
<draw:frame draw:style-name="fr1" draw:name="Image24" text:anchor-type="as-char" svg:width="6.9236in" svg:height="3.956343in" draw:z-index="0">
<draw:image xlink:href="../Images/yкринформ/2023-04-15T-26-35-00-03-00/630_360_1678288129-113.jpg" xlink:type="simple" xlink:show="embed" xlink:actuate="onLoad" draw:mime-type="image/jpeg"/>
</draw:frame>
Генеральний секретар ООН Антоніу Гутерреш засудив початок бойових дій у Суданіміж регулярною армією та силами швидкого реагування.</text:p>
      <text:p text:style-name="P4">
Як передає Укрінформ, про це він написав у  <text:a xlink:type="simple" xlink:href="https://twitter.com/antonioguterres/status/1647281370178244614" text:style-name="Internet_20_link" text:visited-style-name="Visited_20_Internet_20_Link">
</text:a>
 .</text:p>
      <text:p text:style-name="P4">
"Я засуджую початок бойових дій між Силами швидкого реагування та Збройнимисилами у Судані.Я співпрацюю з Африканським Союзом та лідерами в регіоні тапідтверджую відданість <text:a xlink:type="simple" xlink:href="https://www.ukrinform.ua/tag-oon" text:style-name="Internet_20_link" text:visited-style-name="Visited_20_Internet_20_Link">
 </text:a>
 підтримці народуСудану", - написав Гутерреш.</text:p>
      <text:p text:style-name="P4">
<text:span text:style-name="T4">
Читайте також:</text:span>
 <text:a xlink:type="simple" xlink:href="https://www.ukrinform.ua/rubric-world/3696399-skyup-evakujovue-spivrobitnikiv-iz-sudanu-na-odnomu-z-litakiv-spracuvav-avarijnij-radiobuj.html" text:style-name="Internet_20_link" text:visited-style-name="Visited_20_Internet_20_Link">
 <text:span text:style-name="T4">
Судан</text:span>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в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державна авіакомпанія Saudi ArabianAirlines і Національний авіаперевізник Єгипту EgyptAir.</text:p>
      <text:p text:style-name="P4">
<text:span text:style-name="T5">
Фото: ОП</text:span>
</text:p>
      <text:p text:style-name="P4">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Зеленський про розслідування воєнних злочинів: Ми забезпечимо відповідальність рф на всіх рівнях</text:span>
</text:h>
      <text:p text:style-name="P4">
Authors: Ukrinform (Person)</text:p>
      <text:p text:style-name="P4">
Publisher: Укринформ (Organization)</text:p>
      <text:p text:style-name="P4">
Published Time: 2023-04-15T-28:16:00+03:00</text:p>
      <text:p text:style-name="P4">
Modified Time: 2023-04-15T22:16:00+03:00</text:p>
      <text:p text:style-name="P4">
Description: Повна відповідальність росії за скоєне проти України та українців буде забезпечна на всіх рівнях, зокрема, й на юридичному.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Трибунал', 'росія', 'Воєнні злочини', 'Зеленський']</text:p>
      <text:p text:style-name="P4">
Type: Article</text:p>
      <!--METADATA-->
      <text:p text:style-name="P4">
<draw:frame draw:style-name="fr1" draw:name="Image25" text:anchor-type="as-char" svg:width="6.9236in" svg:height="3.956343in" draw:z-index="0">
<draw:image xlink:href="../Images/yкринформ/2023-04-15T-28-16-00-03-00/630_360_1678086625-925.png" xlink:type="simple" xlink:show="embed" xlink:actuate="onLoad" draw:mime-type="image/png"/>
</draw:frame>
 Повнавідповідальність росії за скоєне проти України та українців буде забезпечна навсіх рівнях, зокрема, й на юридичному.</text:p>
      <text:p text:style-name="P4">
Про це заявив у своєм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text:span text:style-name="T4">
<text:span text:style-name="T5">
Відео:</text:span>
 </text:span>
 <text:a xlink:type="simple" xlink:href="https://t.me/OP_UA/9240" text:style-name="Internet_20_link" text:visited-style-name="Visited_20_Internet_20_Link">
 <text:span text:style-name="T5">
Офіс Президента, Телеграм</text:span>
 </text:a>
</text:p>
      <text:p text:style-name="P4">
“У Вільнюсі відбулася зустріч держав-членів спільної слідчої групи зрозслідування злочинів окупантів в Україні. Одним із результатів зустрічі єугода – якраз учора її підписали”, - повідомив Президент.</text:p>
      <text:p text:style-name="P4">
Він уточнив, що це угода про спільне розслідування не лише російських воєннихзлочинів, а й злочину геноциду.</text:p>
      <text:p text:style-name="P4">
<text:span text:style-name="T4">
Читайте також:</text:span>
 <text:a xlink:type="simple" xlink:href="https://www.ukrinform.ua/rubric-polytics/3696104-kostarika-dolucilasa-do-koalicii-za-stvorenna-spectribunalu-dla-rf.html" text:style-name="Internet_20_link" text:visited-style-name="Visited_20_Internet_20_Link">
 <text:span text:style-name="T4">
Коста</text:span>
 <text:span text:style-name="T4">
Рика</text:span>
 </text:a>
</text:p>
      <text:p text:style-name="P4">
“Ми забезпечимо на всіх рівнях, зокрема й на юридичному, повнувідповідальність росії за скоєне проти України й українців. І я дякую всімпартнерам, хто допомагає наближати вироки для окупантів – для російськихубивць і терористів”, - підкреслив <text:a xlink:type="simple" xlink:href="https://www.ukrinform.ua/tag-zelenskij" text:style-name="Internet_20_link" text:visited-style-name="Visited_20_Internet_20_Link">
 </text:a>
.</text:p>
      <text:p text:style-name="P4">
Як повідомлялося, у Вільнюсі члени спільної слідчої групи з розслідуваннятяжких міжнародних злочинів в Україні (JIT – Joint Investigation Team)підписали угоду щодо розслідування не лише воєнних злочинів, але й злочинугеноциду.</text:p>
      <text:p text:style-name="P4">
<text:span text:style-name="T4">
Читайте також:</text:span>
 <text:a xlink:type="simple" xlink:href="https://www.ukrinform.ua/rubric-polytics/3696250-kostin-zustrivsa-iz-nausedou-govorili-pro-stvorenna-spectribunalu-dla-rf.html" text:style-name="Internet_20_link" text:visited-style-name="Visited_20_Internet_20_Link">
 </text:a>
</text:p>
      <text:p text:style-name="P4">
До JIT входять Україна, Польща, Литва, Естонія, Латвія, Словаччина та Румунія.Її учасниками є Євроюст та вперше у своїй історії – Офіс прокурораМіжнародного кримінального суду.</text:p>
      <text:p text:style-name="P4">
Угода сприятиме розслідуванню злочину геноциду в Україні, обміну доказами йінформацією. Роботу JIT посилять міжнародні експерти.</text:p>
      <text:p text:style-name="P4">
<text:span text:style-name="T5">
Фото: Офіс Президента</text:span>
</text:p>
      <text:p text:style-name="P4">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У столичному ТЮГу покажуть виставу-хорор за творами Франка</text:span>
</text:h>
      <text:p text:style-name="P4">
Authors: Ukrinform (Person)</text:p>
      <text:p text:style-name="P4">
Publisher: Укринформ (Organization)</text:p>
      <text:p text:style-name="P4">
Published Time: 2023-04-15T-30:13:56+03:00</text:p>
      <text:p text:style-name="P4">
Modified Time: 2023-04-15T22:13:56+03:00</text:p>
      <text:p text:style-name="P4">
Description: Київський академічний театр юного глядача підготував прем’єру вистави-хорор за творами Івана Франка. — Укрінформ.</text:p>
      <text:p text:style-name="P4">
Images: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Tags: ['Франко', 'Театр', 'Вистава', 'Київ']</text:p>
      <text:p text:style-name="P4">
Type: Article</text:p>
      <!--METADATA-->
      <text:p text:style-name="P4">
<draw:frame draw:style-name="fr1" draw:name="Image26" text:anchor-type="as-char" svg:width="6.9236in" svg:height="3.956343in" draw:z-index="0">
<draw:image xlink:href="../Images/yкринформ/2023-04-15T-30-13-56-03-00/630_360_1681585662-299.jpg" xlink:type="simple" xlink:show="embed" xlink:actuate="onLoad" draw:mime-type="image/jpeg"/>
</draw:frame>
 Київськийакадемічний театр юного глядача підготував прем’єру вистави-хорор за творамиІвана Франка.</text:p>
      <text:p text:style-name="P4">
Про це Укрінформу повідомили в театрі.</text:p>
      <text:p text:style-name="P4">
«Твори Івана Франка будуть вперше представлені у жанрі хорору. У виставі замотивами творів Івана Франка «Лис Микита» та «Фарбований лис» розповідаєтьсяпро звірів, які живуть мирним соціально-політичним життям, займають посади,перебувають у родинних відносинах, мають свій державний устрій, судяться,сваряться, радіють і плачуть. У своїй буденності звірі дуже схожі на людей.Їхнє життя - це вічна боротьба за виживання, і в цій боротьбі кожен робить, щоможе», - розповіли в театрі про нову виставу.</text:p>
      <text:p text:style-name="P4">
<draw:frame draw:style-name="fr1" draw:name="Image27" text:anchor-type="as-char" svg:width="6.9236in" svg:height="9.789201in" draw:z-index="0">
<draw:image xlink:href="../Images/yкринформ/2023-04-15T-30-13-56-03-00/1681585826-399.jpg" xlink:type="simple" xlink:show="embed" xlink:actuate="onLoad" draw:mime-type="image/jpeg"/>
</draw:frame>
</text:p>
      <text:p text:style-name="P4">
«Більшість свого життя люди ховаються за масками тих, ким би хотіли здаватись.Зрештою, це так спотворює їхню свідомість і деформує моральність, що колимаски зірвано, - залишається лише тихий жах. Отже, жанр хорору підходивідеально для втілення цієї ідеї. Також у виставі присутні елементи гротеску,трагікомедії і драми», - розповіла в коментарі Укрінформу режисерка КатеринаЧепура.</text:p>
      <text:p text:style-name="P4">
<text:span text:style-name="T4">
Читайте також:</text:span>
 <text:a xlink:type="simple" xlink:href="https://www.ukrinform.ua/rubric-culture/3696408-u-vidni-vidkrilasa-ukrainska-vistavka-mistectvo-na-poli-bou.html" text:style-name="Internet_20_link" text:visited-style-name="Visited_20_Internet_20_Link">
 <text:span text:style-name="T4">
вистав</text:span>
 </text:a>
</text:p>
      <text:p text:style-name="P4">
Вона додала, що не вперше звертається до Франка, й підліткова вистава давнобула в її режисерських планах.</text:p>
      <text:p text:style-name="P4">
«Лис Микита - це найкращий образ, через який я могла б донести своїпереконання до такої складної аудиторії. Він зухвалий, амбітний, він бреше,дурить, насміхається… І це — світ, в якому живуть сучасні підлітки. Для меневажливо максимально оголити людські пороки й переваги, аби відповідь напитання стала очевидною. Іван <text:a xlink:type="simple" xlink:href="https://www.ukrinform.ua/tag-franko" text:style-name="Internet_20_link" text:visited-style-name="Visited_20_Internet_20_Link">
 </text:a>
настільки майстерно виписав кожного персонажа цієї історії, настільки зухваловиплутує Лиса з кожної пастки, що глядач мимоволі захоплюється Лисом, хочапозитивність цього персонажа доволі сумнівна. Однак, у цьому і великий задумавтора, яким я захопилась: світ не чорно-білий, він переважно чорний із білимиплямами і щоб вижити треба трохи замазатися у багнюку», - поділиласярежисерка.</text:p>
      <text:p text:style-name="P4">
Жахазка «Лис Микита» розрахована виключно для юних глядачів 14+ і їхніхбатьків.</text:p>
      <text:p text:style-name="P4">
Афіша до вистави була створена за допомогою штучного інтелекту арт-директоркоютеатру Лесею Ковпак.</text:p>
      <text:p text:style-name="P4">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Великодні богослужіння в Україні відбуватимуться у понад 13 000 храмів</text:span>
</text:h>
      <text:p text:style-name="P4">
Authors: Ukrinform (Person)</text:p>
      <text:p text:style-name="P4">
Publisher: Укринформ (Organization)</text:p>
      <text:p text:style-name="P4">
Published Time: 2023-04-15T-32:09:00+03:00</text:p>
      <text:p text:style-name="P4">
Modified Time: 2023-04-15T22:09:00+03:00</text:p>
      <text:p text:style-name="P4">
Description: У понад 13 тисячах храмів на території України відбуватимуться святкові великодні богослужіння. — Укрінформ.</text:p>
      <text:p text:style-name="P4">
Images: ["<text:a xlink:type="simple" xlink:href="https://static.ukrinform.com/photos/2017_04/thumb_files/630_360_1493019833-5791.jpg" text:style-name="Internet_20_link" text:visited-style-name="Visited_20_Internet_20_Link">
630_360_14930...</text:a>
"]</text:p>
      <text:p text:style-name="P4">
Tags: ['Церква', 'Поліція', 'Великдень', 'Безпека', 'Комендантська година', 'Єдині новини']</text:p>
      <text:p text:style-name="P4">
Type: Article</text:p>
      <!--METADATA-->
      <text:p text:style-name="P4">
<draw:frame draw:style-name="fr1" draw:name="Image28" text:anchor-type="as-char" svg:width="6.9236in" svg:height="3.956343in" draw:z-index="0">
<draw:image xlink:href="../Images/yкринформ/2023-04-15T-32-09-00-03-00/630_360_1493019833-5791.jpg" xlink:type="simple" xlink:show="embed" xlink:actuate="onLoad" draw:mime-type="image/jpeg"/>
</draw:frame>
 У понад13 тисячах храмів на території України відбуватимуться святкові великоднібогослужіння.</text:p>
      <text:p text:style-name="P4">
Про це сказала керівник управління комунікації Національної поліції УкраїниОксана Блищик в ефірі телемарафону “Єдині новини”, повідомляє кореспондентУкрінформу.</text:p>
      <text:p text:style-name="P4">
“На всій території держави фактично у 13 тисячах <text:a xlink:type="simple" xlink:href="https://www.ukrinform.ua/tag-cerkva" text:style-name="Internet_20_link" text:visited-style-name="Visited_20_Internet_20_Link">
</text:a>
 відбуватимуться святкові богослужіння.Зрозуміло, що це дуже велика кількість, це як невеличкі культові споруди, такі великі храми. Тому поліція традиційно, як і щороку, зробила всі своїрозрахунки, і для того, аби максимально подбати про безпеку людей, ми залучилипонад 20 тисяч правоохоронців”, - розповіла Блищик.</text:p>
      <text:p text:style-name="P4">
За її словами, йдеться переважно про поліцейських, але до охорони правопорядкутакож залучені представники добровольчих формувань територіальних громад,Національної гвардії.</text:p>
      <text:p text:style-name="P4">
“І тут хочу сказати про те, що попри навантаження ми готові працюватицілодобово у такому режимі, аби свято великого Христового Воскресіннявідбулося без надзвичайних ситуацій”, - наголосила Блищик.</text:p>
      <text:p text:style-name="P4">
<text:span text:style-name="T4">
Читайте також:</text:span>
 <text:a xlink:type="simple" xlink:href="https://www.ukrinform.ua/rubric-society/3695654-v-ukraini-na-velikden-cerguvatimut-20-tisac-pravoohoronciv-i-7-tisac-ratuvalnikiv.html" text:style-name="Internet_20_link" text:visited-style-name="Visited_20_Internet_20_Link">
 </text:a>
</text:p>
      <text:p text:style-name="P4">
Вона нагадала, що на святкові дні “комендантську годину ніхто не скасовував,і, як правило, вона діє з опівночі до п'ятої ранку”.</text:p>
      <text:p text:style-name="P4">
“Тому всі віряни, які хочуть відвідати богослужіння, потрапити на нічніслужби, повинні розрахувати свій час так, аби потрапити в храм до початкукомендантської години, і зрозуміло, що залишити культову споруду вони зможутьтільки після п'ятої ранку”, - пояснила речниця Нацполіції.</text:p>
      <text:p text:style-name="P4">
Водночас вона розповіла, що правоохоронці активно готувалися до забезпеченняправопорядку під час <text:a xlink:type="simple" xlink:href="https://www.ukrinform.ua/tag-velikden" text:style-name="Internet_20_link" text:visited-style-name="Visited_20_Internet_20_Link">
 </text:a>
 , томуспілкувалися з представниками різних конфесій, з настоятелями храмів, і буланормальна взаємодія і розуміння, “більшість із них взагалі перевелибогослужіння у режим онлайн”.</text:p>
      <text:p text:style-name="P4">
Також Блищик звернула увагу на надскладну ситуацію у прифронтових регіонах.</text:p>
      <text:p text:style-name="P4">
<text:span text:style-name="T4">
Читайте також:</text:span>
 <text:a xlink:type="simple" xlink:href="https://www.ukrinform.ua/rubric-society/3696387-de-divitisa-translacii-velikodnih-bogosluzin-pcu-ta-ugkc-spisok-kanaliv.html" text:style-name="Internet_20_link" text:visited-style-name="Visited_20_Internet_20_Link">
 </text:a>
</text:p>
      <text:p text:style-name="P4">
“Напевно люди, які там живуть, чітко розуміють, що таке правила безпеки, томуза можливості не збираємося в одному місці. Ми просимо про це людей, але якщолюди все ж таки хочуть піти (до храму - ред.) - це їхнє право. Єдине, до чогоми закликаємо, це дотримуватися всіх безпекових заходів. Тобто сигналівповітряних тривог, реагувати на всі повідомлення про можливі обстріли, пропочаток обстрілів, тому що ми розуміємо, що росія не має нічого святого, іВеликдень для неї може не бути перепоною, щоб не обстрілювати наші міста ісела”, - наголосила речниця Нацполіції.</text:p>
      <text:p text:style-name="P4">
Як повідомлялося, у Києві Великдень відзначатиметься у 163 культових спорудах,святкові молебні заплановані ввечері 15-го та зранку 16-го квітня.</text:p>
      <text:p text:style-name="P4">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Ястремська програла на старті кваліфікації турніру WTA у Німеччині</text:span>
</text:h>
      <text:p text:style-name="P4">
Authors: Ukrinform (Person)</text:p>
      <text:p text:style-name="P4">
Publisher: Укринформ (Organization)</text:p>
      <text:p text:style-name="P4">
Published Time: 2023-04-15T-34:05:40+03:00</text:p>
      <text:p text:style-name="P4">
Modified Time: 2023-04-15T22:05:40+03:00</text:p>
      <text:p text:style-name="P4">
Description: Українка поступилась американці Кеті Волинець. — Укрінформ.</text:p>
      <text:p text:style-name="P4">
Images: ["<text:a xlink:type="simple" xlink:href="https://static.ukrinform.com/photos/2023_04/thumb_files/630_360_1681585488-627.jpg" text:style-name="Internet_20_link" text:visited-style-name="Visited_20_Internet_20_Link">
630_360_16815...</text:a>
"]</text:p>
      <text:p text:style-name="P4">
Tags: ['Теніс', 'Даяна Ястремська']</text:p>
      <text:p text:style-name="P4">
Type: Article</text:p>
      <!--METADATA-->
      <text:p text:style-name="P4">
<draw:frame draw:style-name="fr1" draw:name="Image29" text:anchor-type="as-char" svg:width="6.9236in" svg:height="3.956343in" draw:z-index="0">
<draw:image xlink:href="../Images/yкринформ/2023-04-15T-34-05-40-03-00/630_360_1681585488-627.jpg" xlink:type="simple" xlink:show="embed" xlink:actuate="onLoad" draw:mime-type="image/jpeg"/>
</draw:frame>
 Українкапоступилась американці Кеті Волинець.</text:p>
      <text:p text:style-name="P4">
Українська тенісистка Даяна Ястремська (WTA 147) невдало стартувала у відборідо грунтового турніру серії WTA 500 у Штутгарті (Німеччина), передаєУкрінформ.</text:p>
      <text:p text:style-name="P4">
У першому раунді кваліфікації українка програла Кеті Волинець (США, WTA 75) утрьох сетах - 2:6, 7:6 (7:3), 6:3. Матч тривав 2 години та 40 хвилин.</text:p>
      <text:p text:style-name="P4">
У другій партії Даяна мала матчбол у 10-му геймі, проте не змогла йогореалізувати, гра перейшла на тай-брейк, який українка програла. А невдовзіВолинець дотиснула Ястремську в третьому сеті.</text:p>
      <text:p text:style-name="P4">
<text:span text:style-name="T4">
Читайте також:</text:span>
 <text:a xlink:type="simple" xlink:href="https://www.ukrinform.ua/rubric-sports/3696432-krutih-zigrae-u-finali-kvalifikacii-turniru-v-barseloni.html" text:style-name="Internet_20_link" text:visited-style-name="Visited_20_Internet_20_Link">
 <text:span text:style-name="T4">
Крутих</text:span>
 </text:a>
</text:p>
      <text:p text:style-name="P4">
Як повідомляв Укрінформ, перша ракетка України Олексій Крутих (АТР 177) вийшову фінал кваліфікації грунтового турніру серії АТР 500 у Барселоні (Іспанія).</text:p>
      <text:p text:style-name="P4">
Фото: btu.org.ua</text:p>
      <text:p text:style-name="P4">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Президент: Санкційний тиск на винних у російській агресії проти України - це самозахист світу</text:span>
</text:h>
      <text:p text:style-name="P4">
Authors: Ukrinform (Person)</text:p>
      <text:p text:style-name="P4">
Publisher: Укринформ (Organization)</text:p>
      <text:p text:style-name="P4">
Published Time: 2023-04-15T-37:59:00+03:00</text:p>
      <text:p text:style-name="P4">
Modified Time: 2023-04-15T21:59:00+03:00</text:p>
      <text:p text:style-name="P4">
Description: Президент Володимир Зеленський наголосив, що санкційний тиск на всіх, хто винен у російській агресії проти України, блокування їхніх активів та можливостей на рівні всього світу – це самозахист світу.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Президент', 'Санкції', 'Зеленський', 'Війна з росією']</text:p>
      <text:p text:style-name="P4">
Type: Article</text:p>
      <!--METADATA-->
      <text:p text:style-name="P4">
<draw:frame draw:style-name="fr1" draw:name="Image30" text:anchor-type="as-char" svg:width="6.9236in" svg:height="3.956343in" draw:z-index="0">
<draw:image xlink:href="../Images/yкринформ/2023-04-15T-37-59-00-03-00/630_360_1677220159-612.png" xlink:type="simple" xlink:show="embed" xlink:actuate="onLoad" draw:mime-type="image/png"/>
</draw:frame>
 ПрезидентВолодимир Зеленський наголосив, що санкційний тиск на всіх, хто винен уросійській агресії проти України, блокування їхніх активів та можливостей нарівні всього світу – це самозахист світу.</text:p>
      <text:p text:style-name="P4">
Про це він сказав у своєму  <text:a xlink:type="simple" xlink:href="https://t.me/V_Zelenskiy_official/5868" text:style-name="Internet_20_link" text:visited-style-name="Visited_20_Internet_20_Link">
 </text:a>
передає Укрінформ.</text:p>
      <text:p text:style-name="P4">
Зеленський повідомив, що сьогодні оприлюднені ще два санкційні укази протиосіб та компаній, які розділяють провину за російський терор або допомагаютьйому.</text:p>
      <text:p text:style-name="P4">
Зокрема, зауважив він, це санкції проти осіб, які пропагують державу-терориста, прикриваються спортом. А також - проти тих, хто повʼязаний із їїпосадовцями. Президент відзначив, що окремий перелік в указі складають ІТ-компанії, які спонсорують терор чи дають цифрові можливості для продовженняагресії.</text:p>
      <text:p text:style-name="P4">
<text:span text:style-name="T4">
Читайте також:</text:span>
 <text:a xlink:type="simple" xlink:href="https://www.ukrinform.ua/rubric-economy/3695576-ukraina-vnesla-kompaniu-xiaomi-do-pereliku-miznarodnih-sponsoriv-vijni.html" text:style-name="Internet_20_link" text:visited-style-name="Visited_20_Internet_20_Link">
 <text:span text:style-name="T4">
спонсор</text:span>
 </text:a>
</text:p>
      <text:p text:style-name="P4">
“Усі українські санкції синхронізуємо із санкціями глобальними – це неминучийпроцес. Дякую всім у міжнародних інституціях та у державах-партнерах, хтопрацює разом із нами, з урядовцями, з <text:a xlink:type="simple" xlink:href="https://www.ukrinform.ua/tag-rnbo" text:style-name="Internet_20_link" text:visited-style-name="Visited_20_Internet_20_Link">
 </text:a>
 ,спецслужбовцями, з нашим Офісом. Санкційний тиск на всіх, хто винен у ційагресії, блокування їхніх активів та можливостей на рівні всього світу – цесамозахист світу і вже зараз від будь-яких інших можливостей агресій.Повернення миру та його стабільність не мають альтернатив”, - підкресливЗеленський.</text:p>
      <text:p text:style-name="P4">
Відео: <text:a xlink:type="simple" xlink:href="https://t.me/OP_UA/9240" text:style-name="Internet_20_link" text:visited-style-name="Visited_20_Internet_20_Link">
 </text:a>
</text:p>
      <text:p text:style-name="P4">
Він подякував усім, хто допомагає Україні.</text:p>
      <text:p text:style-name="P4">
“Слава всім нашим солдатам, хто в бою проти терористів! Повернемосправедливість як гідну памʼять про всіх, чиє життя забрала росія і їїтерор…”, - наголосив глава держави.</text:p>
      <text:p text:style-name="P4">
Як повідомлялося, Президент Володимир Зеленський своїми указами увів у діюрішення Ради національної безпеки і оборони України від 15 квітня 2023 рокупро застосування персональних спеціальних економічних й інших обмежувальнихзаходів до 438 фізичних осіб та 254 юридичних.</text:p>
      <text:p text:style-name="P4">
Фото: ОП</text:p>
      <text:p text:style-name="P4">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Берлін вимагає 806 євро за «паркування» танка перед посольством рф</text:span>
</text:h>
      <text:p text:style-name="P4">
Authors: Ukrinform (Person)</text:p>
      <text:p text:style-name="P4">
Publisher: Укринформ (Organization)</text:p>
      <text:p text:style-name="P4">
Published Time: 2023-04-15T-39:55:00+03:00</text:p>
      <text:p text:style-name="P4">
Modified Time: 2023-04-15T21:55:00+03:00</text:p>
      <text:p text:style-name="P4">
Description: «Паркування» підбитого російського танка перед посольством рф у Берліні коштувало організаторам акції зовсім недешево - 806 євро 20 центів за 4 дні. — Укрінформ.</text:p>
      <text:p text:style-name="P4">
Images: ["<text:a xlink:type="simple" xlink:href="https://static.ukrinform.com/photos/2023_02/thumb_files/630_360_1677238842-922.jpg" text:style-name="Internet_20_link" text:visited-style-name="Visited_20_Internet_20_Link">
630_360_16772...</text:a>
"]</text:p>
      <text:p text:style-name="P4">
Tags: ['Берлін', 'Німеччина', 'Посольство', 'Танк']</text:p>
      <text:p text:style-name="P4">
Type: Article</text:p>
      <!--METADATA-->
      <text:p text:style-name="P4">
<draw:frame draw:style-name="fr1" draw:name="Image31" text:anchor-type="as-char" svg:width="6.9236in" svg:height="3.956343in" draw:z-index="0">
<draw:image xlink:href="../Images/yкринформ/2023-04-15T-39-55-00-03-00/630_360_1677238842-922.jpg" xlink:type="simple" xlink:show="embed" xlink:actuate="onLoad" draw:mime-type="image/jpeg"/>
</draw:frame>
«Паркування» підбитого російського танка перед посольством рф у Берлінікоштувало організаторам акції зовсім недешево - 806 євро 20 центів за 4 дні.</text:p>
      <text:p text:style-name="P4">
Про це столичному виданню  <text:a xlink:type="simple" xlink:href="https://www.bz-berlin.de/berlin/mitte/mahnung-ueber-806-euro-nach-panzer-protest-wegen-asphalt-nutzung" text:style-name="Internet_20_link" text:visited-style-name="Visited_20_Internet_20_Link">
 </text:a>
 розповілиорганізатори акції Енно Ленце та Віланд Ґібель, передає Укрінформ.</text:p>
      <text:p text:style-name="P4">
«Я не звернув уваги на збори на четвертій сторінці дозволу», — визнав Ленце,пояснивши це тим, що був засмучений попередніми суперечками з керівництвомміста «на 1000 сторінках».</text:p>
      <text:p text:style-name="P4">
Розбитий танк чотири дні стояв на бульварі Унтер-ден-Лінден у центрі міста,рахунок пов'язаний зі «спеціальним використанням танком 43,08 квадратнихметрів асфальту».</text:p>
      <text:p text:style-name="P4">
<text:span text:style-name="T4">
Читайте також:</text:span>
 <text:a xlink:type="simple" xlink:href="https://www.ukrinform.ua/rubric-ato/3696344-zsu-znisili-novitnij-rosijskij-tank-t90-proriv.html" text:style-name="Internet_20_link" text:visited-style-name="Visited_20_Internet_20_Link">
 <text:span text:style-name="T4">
танк</text:span>
 </text:a>
</text:p>
      <text:p text:style-name="P4">
Як  <text:a xlink:type="simple" xlink:href="https://www.ukrinform.ua/rubric-uarazom/3674618-pidbitij-rosijskij-tank-vistavili-pered-posolstvom-rf-u-berlini.html" text:style-name="Internet_20_link" text:visited-style-name="Visited_20_Internet_20_Link">
 </text:a>
 , ініціатори акції місяцямиборолися за схвалення своєї кампанії. Зрештою їм дозволили провести акцію.Вона тривала з річниці початку війни, 24 лютого. Енно Ленце та Віланд Ґібельіз музею Berlin Story Bunker хотіли висловити таким чином свій протест протиросійської агресивної політики та війни проти України.</text:p>
      <text:p text:style-name="P4">
Зазначений російський танк Т-72Б був сильно пошкоджений вибухом міни 31березня поблизу Бучі. Військово-історичний музей Міністерства оборони Українинадав танк у користування, а також підтримав його транспортування.</text:p>
      <text:p text:style-name="P4">
Зараз уламки 44-тонного танка «катаються» по Нідерландам, де їх демонструють урізних містах.</text:p>
      <text:p text:style-name="P4">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Зеленський: Під завалами зруйнованих російською ракетою будинків у Слов’янську є тіла загиблих</text:span>
</text:h>
      <text:p text:style-name="P4">
Authors: Ukrinform (Person)</text:p>
      <text:p text:style-name="P4">
Publisher: Укринформ (Organization)</text:p>
      <text:p text:style-name="P4">
Published Time: 2023-04-15T-41:52:00+03:00</text:p>
      <text:p text:style-name="P4">
Modified Time: 2023-04-15T21:52:00+03:00</text:p>
      <text:p text:style-name="P4">
Description: Президент Володимир Зеленський повідомив, що пошукова операція в Слов’янську після російського ракетного удару ще триває. За його словами, є інформація про наявність тіл загиблих під завалами будинків.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Донеччина', "Слов'янськ", 'Зеленський', 'Війна з росією', 'Ракетний удар']</text:p>
      <text:p text:style-name="P4">
Type: Article</text:p>
      <!--METADATA-->
      <text:p text:style-name="P4">
<draw:frame draw:style-name="fr1" draw:name="Image32" text:anchor-type="as-char" svg:width="6.9236in" svg:height="3.956343in" draw:z-index="0">
<draw:image xlink:href="../Images/yкринформ/2023-04-15T-41-52-00-03-00/630_360_1678962741-175.jpeg" xlink:type="simple" xlink:show="embed" xlink:actuate="onLoad" draw:mime-type="image/jpeg"/>
</draw:frame>
Президент Володимир Зеленський повідомив, що пошукова операція в Слов’янськупісля російського ракетного удару ще триває. За його словами, є інформація пронаявність тіл загиблих під завалами будинків.</text:p>
      <text:p text:style-name="P4">
Про це Глава держави сказав у своєму <text:a xlink:type="simple" xlink:href="https://t.me/V_Zelenskiy_official/5868" text:style-name="Internet_20_link" text:visited-style-name="Visited_20_Internet_20_Link">
</text:a>
 вечірньому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передає Укрінформ.</text:p>
      <text:p text:style-name="P4">
_<text:span text:style-name="T4">
Відео</text:span>
 : <text:a xlink:type="simple" xlink:href="https://t.me/OP_UA/9240" text:style-name="Internet_20_link" text:visited-style-name="Visited_20_Internet_20_Link">
 </text:a>
 _</text:p>
      <text:p text:style-name="P4">
“У Слов’янську на Донбасі зараз іще триває пошукова операція після російськогоракетного удару, що стався вчора. Є інформація, що під завалами будинків ще єтіла загиблих. На жаль”, - зазначив <text:a xlink:type="simple" xlink:href="https://www.ukrinform.ua/tag-zelenskij" text:style-name="Internet_20_link" text:visited-style-name="Visited_20_Internet_20_Link">
 </text:a>
 .</text:p>
      <text:p text:style-name="P4">
За його словами, лише один цей удар пошкодив, зруйнував більше 50 житловихбудинків, із них більше 30 - багатоквартирні.</text:p>
      <text:p text:style-name="P4">
<text:span text:style-name="T4">
Читайте також:</text:span>
 <text:a xlink:type="simple" xlink:href="https://www.ukrinform.ua/rubric-regions/3696376-obstril-hersona-rosijski-snaradi-vpali-poblizu-osvitnogo-zakladu-zagibli-mati-i-donka.html" text:style-name="Internet_20_link" text:visited-style-name="Visited_20_Internet_20_Link">
 <text:span text:style-name="T4">
Обстріл</text:span>
 </text:a>
</text:p>
      <text:p text:style-name="P4">
“Поранених більше 20 людей, із них, станом на цей час, загиблих уже 11. Середних зовсім маленька дитина - хлопчик 2021 року народження. Мої співчуттярідним. Всім, хто втратив близьких. Нікому з тих, хто винен у цій агресії, неможна нічого пробачити і забувати”, - наголосив Президент.</text:p>
      <text:p text:style-name="P4">
Як повідомлялося, 14 квітня <text:a xlink:type="simple" xlink:href="https://www.ukrinform.ua/rubric-ato/3695978-vorog-vluciv-u-tri-patipoverhivki-slovanska-vidomo-zagiblogo-i-sistoh-poranenih.html" text:style-name="Internet_20_link" text:visited-style-name="Visited_20_Internet_20_Link">
 </text:a>
 на Донеччині.</text:p>
      <text:p text:style-name="P4">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Від початку війни Україна ухвалила 9 євроінтеграційних законопроєктів у сфері довкілля - міністр</text:span>
</text:h>
      <text:p text:style-name="P4">
Authors: Ukrinform (Person)</text:p>
      <text:p text:style-name="P4">
Publisher: Укринформ (Organization)</text:p>
      <text:p text:style-name="P4">
Published Time: 2023-04-15T-43:40:00+03:00</text:p>
      <text:p text:style-name="P4">
Modified Time: 2023-04-15T21:40:00+03:00</text:p>
      <text:p text:style-name="P4">
Description: Україна від початку широкомасштабної війни ухвалила дев'ять євроінтеграційних законопроєктів у сфері довкілля.  — Укрінформ.</text:p>
      <text:p text:style-name="P4">
Images: ["<text:a xlink:type="simple" xlink:href="https://static.ukrinform.com/photos/2023_04/thumb_files/630_360_1681582359-469.jpg" text:style-name="Internet_20_link" text:visited-style-name="Visited_20_Internet_20_Link">
630_360_16815...</text:a>
"]</text:p>
      <text:p text:style-name="P4">
Tags: ['Екологія', 'Євроінтеграція', 'Небезпечні відходи', 'Україна', 'Забруднення повітря', 'Міндовкілля']</text:p>
      <text:p text:style-name="P4">
Type: Article</text:p>
      <!--METADATA-->
      <text:p text:style-name="P4">
<draw:frame draw:style-name="fr1" draw:name="Image33" text:anchor-type="as-char" svg:width="6.9236in" svg:height="3.956343in" draw:z-index="0">
<draw:image xlink:href="../Images/yкринформ/2023-04-15T-43-40-00-03-00/630_360_1681582359-469.jpg" xlink:type="simple" xlink:show="embed" xlink:actuate="onLoad" draw:mime-type="image/jpeg"/>
</draw:frame>
 Українавід початку широкомасштабної війни ухвалила дев'ять євроінтеграційнихзаконопроєктів у сфері довкілля.</text:p>
      <text:p text:style-name="P4">
Про це сказав міністр захисту довкілля та природних ресурсів України РусланСтрілець в <text:a xlink:type="simple" xlink:href="https://armyinform.com.ua/2023/04/15/shkoda-dovkillyu-vid-vijny-vzhe-perevyshhuye-19-tryljona-gryven-ruslan-strilecz/" text:style-name="Internet_20_link" text:visited-style-name="Visited_20_Internet_20_Link">
 </text:a>
 <text:a xlink:type="simple" xlink:href="https://armyinform.com.ua/2023/04/15/shkoda-dovkillyu-vid-vijny-vzhe-perevyshhuye-19-tryljona-gryven-ruslan-strilecz/" text:style-name="Internet_20_link" text:visited-style-name="Visited_20_Internet_20_Link">
 </text:a>
 , передає Укрінформ.</text:p>
      <text:p text:style-name="P4">
“Загалом із початку широкомасштабної війни Україна вже ухвалила дев'ятьєвроінтеграційних законопроєктів у сфері <text:a xlink:type="simple" xlink:href="https://www.ukrinform.ua/tag-ekologia" text:style-name="Internet_20_link" text:visited-style-name="Visited_20_Internet_20_Link">
 </text:a>
 . Це більший прогрес, аніж за попередні п'ять років. Зокрема, мирозпочали реформу системи управління відходами, реформу національної системихімічної безпеки тощо”, - сказав Стрілець.</text:p>
      <text:p text:style-name="P4">
Він додав, що “сьогодні говоримо і про зміну підходів до генерації енергії”.</text:p>
      <text:p text:style-name="P4">
<text:span text:style-name="T4">
Читайте також:</text:span>
 <text:a xlink:type="simple" xlink:href="https://www.ukrinform.ua/rubric-society/3696436-vijna-vze-zavdala-skodi-dovkillu-ukraini-na-majze-2-triljoni-strilec.html" text:style-name="Internet_20_link" text:visited-style-name="Visited_20_Internet_20_Link">
 <text:span text:style-name="T4">
Стрілець</text:span>
 </text:a>
</text:p>
      <text:p text:style-name="P4">
“Ми повинні йти європейським шляхом. Це, зокрема, використання водню. Щоботримати водень, потрібна величезна кількість електроенергії. Тож в Україніповинна існувати розгалужена мережа відновлювальних джерел енергії — вітряків,сонячних станцій. За рахунок відновлювальної енергії ми зможемо вироблятизелений водень”, - зазначив міністр.</text:p>
      <text:p text:style-name="P4">
За його словами, зелене відновлення — “це точно екологізація транспорту, eco-friendly архітектурні та інженерні рішення”.</text:p>
      <text:p text:style-name="P4">
“Наприклад, ще до пандемії в Пекіні люди ходили у масках через задимлення,тому що тамтешні хмарочоси не дозволяли розсіюватися вихлопним газам відавтотранспорту. А в європейських країнах для очищення міського повітрявстановлюють зовнішні установки. Світ рухається далі, а ми повинні дуже швидконаздоганяти. Це та ідеальна картина світу й України, яку я хотів би бачити.Щоб у такій країні жили мої діти”, - підкреслив Стрілець.</text:p>
      <text:p text:style-name="P4">
<text:span text:style-name="T4">
Читайте також:</text:span>
 <text:a xlink:type="simple" xlink:href="https://www.ukrinform.ua/rubric-economy/3693397-ukraina-do-2030-roku-moze-zrobiti-ponad-polovinu-svoei-energetiki-zelenou-ekspert.html" text:style-name="Internet_20_link" text:visited-style-name="Visited_20_Internet_20_Link">
 </text:a>
</text:p>
      <text:p text:style-name="P4">
Також він зазначив, що “Міндовкілля навіть попри війну не припиняло роботи надвпровадженням реформи зменшення та контролю промислового забруднення, афактично екомодернізації промисловості”.</text:p>
      <text:p text:style-name="P4">
“До роботи ми долучили міжнародних експертів з Німеччини, Чехії, Латвії.Працювали спільно з депутатами профільного Комітету Верховної Ради, експертамиКоманди підтримки реформ при Міндовкіллі, Міністерства охорони довкілляНімеччини та проєкту GIZ. Як результат сьогодні вже маємо суттєводоопрацьований законопроєкт 6004-д. Ухвалення законопроєкту дасть змогуімплементувати положення Директиви 2010/75/ЄС, впровадити найкращі доступнітехнології та методи управління, запустити екомодернізацію промисловості йвиконати одну з умов для повноцінного членства України у Євросоюзі. Коли мивпровадимо положення цієї Директиви, то побудовані в радянські часи тазруйновані росією зараз металургійні заводи вже не зможуть бути відновлені застарими проєктами, а отже, не продовжуватимуть отруювати довкілля. Нині —унікальне вікно можливостей, щоб перейти на сучасні екологічні стандарти”, -переконаний міністр.</text:p>
      <text:p text:style-name="P4">
Як повідомляв Укрінформ, раніше президент Європейського парламенту РобертаМецола висловила сподівання, що переговори про членство України в Євросоюзірозпочнуться вже цього року.</text:p>
      <text:p text:style-name="P4">
<text:span text:style-name="T5">
Фото: ArmyInform</text:span>
</text:p>
      <text:p text:style-name="P4">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Зеленський: Усі українські санкції синхронізуємо із санкціями глобальними</text:span>
</text:h>
      <text:p text:style-name="P4">
Authors: Ukrinform (Person)</text:p>
      <text:p text:style-name="P4">
Publisher: Укринформ (Organization)</text:p>
      <text:p text:style-name="P4">
Published Time: 2023-04-15T-45:23:00+03:00</text:p>
      <text:p text:style-name="P4">
Modified Time: 2023-04-15T21:23:00+03:00</text:p>
      <text:p text:style-name="P4">
Description: Усі українські санкції синхронізуємо із санкціями глобальними, це неминучий процес. Санкційний тиск на всіх, хто винен у цій агресії, блокування їхніх активів та можливостей на рівні всього світу – це самозахист світу і вже зараз від будь-яких інших можливостей агресій.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Антиросійські санкції', 'Зеленський', 'Війна з росією', '#stoprussia']</text:p>
      <text:p text:style-name="P4">
Type: Article</text:p>
      <!--METADATA-->
      <text:p text:style-name="P4">
<draw:frame draw:style-name="fr1" draw:name="Image34" text:anchor-type="as-char" svg:width="6.9236in" svg:height="3.956343in" draw:z-index="0">
<draw:image xlink:href="../Images/yкринформ/2023-04-15T-45-23-00-03-00/630_360_1679682020-565.jpeg" xlink:type="simple" xlink:show="embed" xlink:actuate="onLoad" draw:mime-type="image/jpeg"/>
</draw:frame>
 Усіукраїнські санкції синхронізуємо із санкціями глобальними, це неминучийпроцес. Санкційний тиск на всіх, хто винен у цій агресії, блокування їхніхактивів та можливостей на рівні всього світу – це самозахист світу і вже заразвід будь-яких інших можливостей агресій.</text:p>
      <text:p text:style-name="P4">
На цьому наголосив у своєм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240" text:style-name="Internet_20_link" text:visited-style-name="Visited_20_Internet_20_Link">
 </text:a>
 _</text:p>
      <text:p text:style-name="P4">
<text:span text:style-name="T4">
<text:span text:style-name="T5">
Бажаю здоровʼя, шановні українці!</text:span>
 </text:span>
</text:p>
      <text:p text:style-name="P4">
Говорив сьогодні з президентом Франції Макроном. Тривала розмова, майжепівтори години. Встигли пройтися по всіх ключових безпекових питаннях, що є напорядку денному – нашому, в Україні, дуже важливо, та загалом у Європі.</text:p>
      <text:p text:style-name="P4">
Це фронт, наші можливості рухатися, діяти, повертати свободу й справедливістьлюдям на тих територіях, які поки що, на жаль, окуповані росією.</text:p>
      <text:p text:style-name="P4">
Обговорили й міжнародні контакти – і наші, і Франції. Еммануель поінформувавмене про деталі та підсумки візиту в Китай. І я дякую за чітку підтримку тихпринципових речей, які обʼєднують усю нашу антивоєнну коаліцію.</text:p>
      <text:p text:style-name="P4">
росія повинна забратися з території України. Всієї України та всі окупанти. Ікожен пункт Статуту ООН повинен запрацювати знову – жодне з російськихпорушень міжнародного права не можна ігнорувати. Саме на таких принципахповернуться безпека та спокій у міжнародні відносини. Саме для цього єукраїнська формула миру, абсолютно реалістична й цілком конкретна, її такожсьогодні детально обговорили з Макроном, як і міжнародні заходи, які миготуємо на цей рік, зокрема Вільнюський саміт НАТО.</text:p>
      <text:p text:style-name="P4">
Наша спільна позиція на саміті у Литві – всіх держав-учасниць – може бути саметакою амбітною, якої потребує європейська безпека. Впевнений у цьому. Дієвігарантії безпеки для України, тобто насправді для міжнародного порядку,заснованого на правилах, потрібні ще до нашого вступу в Альянс.</text:p>
      <text:p text:style-name="P4">
До речі, у Вільнюсі відбулася зустріч держав-членів спільної слідчої групи зрозслідування злочинів окупантів в Україні. Одним із результатів зустрічі єугода – якраз учора її підписали. Угода про спільне розслідування не лишеросійських воєнних злочинів, а й злочину геноциду.</text:p>
      <text:p text:style-name="P4">
Ми забезпечимо на всіх рівнях, зокрема й на юридичному, повну відповідальністьросії за скоєне проти України й українців. І я дякую всім партнерам, хтодопомагає наближати вироки для окупантів – для російських убивць і терористів.</text:p>
      <text:p text:style-name="P4">
У Словʼянську на Донбасі зараз ще триває пошукова операція після російськогоракетного удару, що стався вчора. Є інформація, що під завалами будинків - щетіла загиблих, на жаль…</text:p>
      <text:p text:style-name="P4">
Лише один цей удар терористів пошкодив та зруйнував понад 50 житловихбудинків, із них більш як 30 - багатоквартирні. Поранених - понад 20 людей,станом на цей час – загиблих вже 11. Серед них зовсім маленька дитина -хлопчик 21-го року народження. Мої співчуття рідним, усім, хто втративблизьких…</text:p>
      <text:p text:style-name="P4">
Нікому з тих, хто винен у цій агресії, не можна нічого пробачати й забувати.</text:p>
      <text:p text:style-name="P4">
Сьогодні оприлюднені ще два санкційні укази проти осіб та компаній, якірозділяють провину за цей терор або допомагають йому. Зокрема, це санкціїпроти осіб, які пропагують державу-терориста, прикриваються спортом. Протитих, хто повʼязаний із її посадовцями. Окремий перелік – це IT-компанії, якіспонсорують терор чи дають цифрові можливості для продовження агресії.</text:p>
      <text:p text:style-name="P4">
Усі українські санкції синхронізуємо із санкціями глобальними, це неминучийпроцес. Дякую всім у міжнародних інституціях та у державах-партнерах, хтопрацює разом із нами, з урядовцями, з РНБО, спецслужбовцями, з нашим Офісом.</text:p>
      <text:p text:style-name="P4">
Санкційний тиск на всіх, хто винен у цій агресії, блокування їхніх активів таможливостей на рівні всього світу – це самозахист світу і вже зараз від будь-яких інших можливостей агресій.</text:p>
      <text:p text:style-name="P4">
Повернення миру та його стабільність не мають альтернатив.</text:p>
      <text:p text:style-name="P4">
Дякую всім, хто допомагає нам, Україні! Слава всім нашим солдатам, хто в боюпроти терористів!</text:p>
      <text:p text:style-name="P4">
Повернемо справедливість як гідну памʼять про всіх, чиє життя забрала росія іїї терор…</text:p>
      <text:p text:style-name="P4">
<text:span text:style-name="T4">
<text:span text:style-name="T5">
Слава Україні!</text:span>
 </text:span>
</text:p>
      <text:p text:style-name="P4">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На Рівненщині для дітей переселенців провели майстер-клас з розпису пасхальних яєць</text:span>
</text:h>
      <text:p text:style-name="P4">
Authors: Ukrinform (Person)</text:p>
      <text:p text:style-name="P4">
Publisher: Укринформ (Organization)</text:p>
      <text:p text:style-name="P4">
Published Time: 2023-04-15T-47:19:46+03:00</text:p>
      <text:p text:style-name="P4">
Modified Time: 2023-04-15T21:19:46+03:00</text:p>
      <text:p text:style-name="P4">
Description: На Рівненщині для дітей переселенців з Донецької області провели майстер-клас з розпису пасхальних яєць, малювали їх разом з мамами і бабусями. — Укрінформ.</text:p>
      <text:p text:style-name="P4">
Images: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Tags: ['Діти', 'Рівненщина', 'Великдень', 'Писанка']</text:p>
      <text:p text:style-name="P4">
Type: Article</text:p>
      <!--METADATA-->
      <text:p text:style-name="P4">
<draw:frame draw:style-name="fr1" draw:name="Image35" text:anchor-type="as-char" svg:width="6.9236in" svg:height="3.956343in" draw:z-index="0">
<draw:image xlink:href="../Images/yкринформ/2023-04-15T-47-19-46-03-00/630_360_1681582467-748.jpeg" xlink:type="simple" xlink:show="embed" xlink:actuate="onLoad" draw:mime-type="image/jpeg"/>
</draw:frame>
 НаРівненщині для дітей переселенців з Донецької області провели майстер-клас зрозпису пасхальних яєць, малювали їх разом з мамами і бабусями.</text:p>
      <text:p text:style-name="P4">
Про це у  <text:a xlink:type="simple" xlink:href="https://t.me/vitalykoval8/11051" text:style-name="Internet_20_link" text:visited-style-name="Visited_20_Internet_20_Link">
 </text:a>
 повідомив начальник РівненськоїОВА Віталій Коваль, передає Укрінформ.</text:p>
      <text:p text:style-name="P4">
«Організував для діток переселенців майстер-клас з розпису пасхальних яєць.Малювали їх разом з мамами і бабусями», - йдеться у повідомленні.</text:p>
      <text:p text:style-name="P4">
<draw:frame draw:style-name="fr1" draw:name="Image36" text:anchor-type="as-char" svg:width="6.9236in" svg:height="3.89773in" draw:z-index="0">
<draw:image xlink:href="../Images/yкринформ/2023-04-15T-47-19-46-03-00/1681582466-410.jpeg" xlink:type="simple" xlink:show="embed" xlink:actuate="onLoad" draw:mime-type="image/jpeg"/>
</draw:frame>
<draw:frame draw:style-name="fr1" draw:name="Image37" text:anchor-type="as-char" svg:width="6.9236in" svg:height="4.615733in" draw:z-index="0">
<draw:image xlink:href="../Images/yкринформ/2023-04-15T-47-19-46-03-00/1681582466-122.jpeg" xlink:type="simple" xlink:show="embed" xlink:actuate="onLoad" draw:mime-type="image/jpeg"/>
</draw:frame>
</text:p>
      <text:p text:style-name="P4">
Як зазначається, колір крашанок - червоний - обрали не випадково. Заукраїнською традицією <text:a xlink:type="simple" xlink:href="https://www.ukrinform.ua/tag-diti" text:style-name="Internet_20_link" text:visited-style-name="Visited_20_Internet_20_Link">
 </text:a>
 дарували яскравіписанки. Зображали на них квіти та дерево життя.</text:p>
      <text:p text:style-name="P4">
<draw:frame draw:style-name="fr1" draw:name="Image38" text:anchor-type="as-char" svg:width="6.9236in" svg:height="4.615733in" draw:z-index="0">
<draw:image xlink:href="../Images/yкринформ/2023-04-15T-47-19-46-03-00/1681582467-432.jpeg" xlink:type="simple" xlink:show="embed" xlink:actuate="onLoad" draw:mime-type="image/jpeg"/>
</draw:frame>
</text:p>
      <text:p text:style-name="P4">
<text:span text:style-name="T4">
Читайте також:</text:span>
 <text:a xlink:type="simple" xlink:href="https://www.ukrinform.ua/rubric-regions/3695930-u-kolomii-pisanku-aku-stvoriv-vijskovij-prodali-za-18-tisac-dla-dopomogi-zsu.html" text:style-name="Internet_20_link" text:visited-style-name="Visited_20_Internet_20_Link">
 <text:span text:style-name="T4">
писан</text:span>
 </text:a>
</text:p>
      <text:p text:style-name="P4">
Майстер-клас проводила заслужений майстер народної творчості України ВікторіяСтепанюк. Як розповів Коваль, діти, які брали участь в заході, переїхали наРівненщину з Донецької області. Тому їм були цікаві розповіді про традиціїфарбування крашанок.</text:p>
      <text:p text:style-name="P4">
<draw:frame draw:style-name="fr1" draw:name="Image39" text:anchor-type="as-char" svg:width="6.9236in" svg:height="4.615733in" draw:z-index="0">
<draw:image xlink:href="../Images/yкринформ/2023-04-15T-47-19-46-03-00/1681582465-645.jpeg" xlink:type="simple" xlink:show="embed" xlink:actuate="onLoad" draw:mime-type="image/jpeg"/>
</draw:frame>
<draw:frame draw:style-name="fr1" draw:name="Image40" text:anchor-type="as-char" svg:width="6.9236in" svg:height="4.615733in" draw:z-index="0">
<draw:image xlink:href="../Images/yкринформ/2023-04-15T-47-19-46-03-00/1681582466-317.jpeg" xlink:type="simple" xlink:show="embed" xlink:actuate="onLoad" draw:mime-type="image/jpeg"/>
</draw:frame>
</text:p>
      <text:p text:style-name="P4">
Як повідомляв Укрінформ, на Рівненщині віряни, які прийшли на службу допочатку дії комендантської години, можуть залишатися в храмі на всю ніч, протевлада попереджає, що скасування чи скорочення комендантської години наВеликдень не буде.</text:p>
      <text:p text:style-name="P4">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Дмитро Митрофанов здобув перемогу у поєдинку проти Хуана Карлоса</text:span>
</text:h>
      <text:p text:style-name="P4">
Authors: Ukrinform (Person)</text:p>
      <text:p text:style-name="P4">
Publisher: Укринформ (Organization)</text:p>
      <text:p text:style-name="P4">
Published Time: 2023-04-15T-49:17:02+03:00</text:p>
      <text:p text:style-name="P4">
Modified Time: 2023-04-15T21:17:02+03:00</text:p>
      <text:p text:style-name="P4">
Description: Бій тривав усі шість раундів. — Укрінформ.</text:p>
      <text:p text:style-name="P4">
Images: ["<text:a xlink:type="simple" xlink:href="https://static.ukrinform.com/photos/2023_04/thumb_files/630_360_1681582537-917.jpeg" text:style-name="Internet_20_link" text:visited-style-name="Visited_20_Internet_20_Link">
630_360_16815...</text:a>
"]</text:p>
      <text:p text:style-name="P4">
Tags: ['Бокс']</text:p>
      <text:p text:style-name="P4">
Type: Article</text:p>
      <!--METADATA-->
      <text:p text:style-name="P4">
<draw:frame draw:style-name="fr1" draw:name="Image41" text:anchor-type="as-char" svg:width="6.9236in" svg:height="3.956343in" draw:z-index="0">
<draw:image xlink:href="../Images/yкринформ/2023-04-15T-49-17-02-03-00/630_360_1681582537-917.jpeg" xlink:type="simple" xlink:show="embed" xlink:actuate="onLoad" draw:mime-type="image/jpeg"/>
</draw:frame>
 Бійтривав усі шість раундів.</text:p>
      <text:p text:style-name="P4">
Чемпіон WBO Oriental у першій середній вазі Дмитро Митрофанов (13-0-1, 6 КО)переміг 32-річного венесуельця Хуана Карлоса Родрігеза (18-5, 17 КО), передаєУкрінформ.</text:p>
      <text:p text:style-name="P4">
Боксери провели на рингу всі відведені 6 раундів, проте перевага Митрофановасумнівів не викликала: Дмитро здобув перемогу одноголосним рішенням суддів –60:54, 59:55, 60:54.</text:p>
      <text:p text:style-name="P4">
Це 13-та перемога українця на профі-рингу.</text:p>
      <text:p text:style-name="P4">
Бій відбувся на PGE Turow Arena у Згожелеці, Польща.</text:p>
      <text:p text:style-name="P4">
<text:span text:style-name="T4">
Читайте також:</text:span>
 <text:a xlink:type="simple" xlink:href="https://www.ukrinform.ua/rubric-sports/3696420-ukrainci-harciz-ta-lapin-zdobuli-dostrokovi-peremogi-na-vecori-boksu-v-polsi.html" text:style-name="Internet_20_link" text:visited-style-name="Visited_20_Internet_20_Link">
 <text:span text:style-name="T4">
Лапін</text:span>
 </text:a>
</text:p>
      <text:p text:style-name="P4">
Як повідомляв Укрінформ, у боях андеркарда перемогу здобули українці ЯрославХарциз та Даніель Лапін.</text:p>
      <text:p text:style-name="P4">
Фото: Getty Image</text:p>
      <text:p text:style-name="P4">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Тайвань дуже вразливий до нападу Китаю з повітря - WP</text:span>
</text:h>
      <text:p text:style-name="P4">
Authors: Ukrinform (Person)</text:p>
      <text:p text:style-name="P4">
Publisher: Укринформ (Organization)</text:p>
      <text:p text:style-name="P4">
Published Time: 2023-04-15T-51:17:00+03:00</text:p>
      <text:p text:style-name="P4">
Modified Time: 2023-04-15T21:17:00+03:00</text:p>
      <text:p text:style-name="P4">
Description: Китай має значну військову перевагу над Тайванем у повітрі. Тайвань навряд чи зможе нівелювати китайську військову перевагу в повітрі під час потенційного конфлікту, йдеться в оприлюднених секретних документах Пентагону. — Укрінформ.</text:p>
      <text:p text:style-name="P4">
Images: ["<text:a xlink:type="simple" xlink:href="https://static.ukrinform.com/photos/2021_04/thumb_files/630_360_1618295985-341.jpg" text:style-name="Internet_20_link" text:visited-style-name="Visited_20_Internet_20_Link">
630_360_16182...</text:a>
"]</text:p>
      <text:p text:style-name="P4">
Tags: ['Авіація', 'Китай', 'Тайвань']</text:p>
      <text:p text:style-name="P4">
Type: Article</text:p>
      <!--METADATA-->
      <text:p text:style-name="P4">
<draw:frame draw:style-name="fr1" draw:name="Image42" text:anchor-type="as-char" svg:width="6.9236in" svg:height="3.956343in" draw:z-index="0">
<draw:image xlink:href="../Images/yкринформ/2023-04-15T-51-17-00-03-00/630_360_1618295985-341.jpg" xlink:type="simple" xlink:show="embed" xlink:actuate="onLoad" draw:mime-type="image/jpeg"/>
</draw:frame>
 Китай маєзначну військову перевагу над Тайванем у повітрі. Тайвань навряд чи зможенівелювати китайську військову перевагу в повітрі під час потенційногоконфлікту, йдеться в оприлюднених секретних документах Пентагону.</text:p>
      <text:p text:style-name="P4">
Як передає Укрінформ, про це повідомляє  <text:a xlink:type="simple" xlink:href="https://www.washingtonpost.com/national-security/2023/04/15/taiwan-china-invasion-leaked-documents/" text:style-name="Internet_20_link" text:visited-style-name="Visited_20_Internet_20_Link">
</text:a>
 .</text:p>
      <text:p text:style-name="P4">
У документах стверджується, що офіційні особи Тайваню сумніваються, що їхпротиповітряна оборона може «точно виявляти запуски ракет», окрім того, лишеполовина <text:a xlink:type="simple" xlink:href="https://www.ukrinform.ua/tag-litak" text:style-name="Internet_20_link" text:visited-style-name="Visited_20_Internet_20_Link">
 </text:a>
 Тайваню повністю готові допольотів, а переміщення літаків до передбачених укриттів займе щонайменшетиждень.</text:p>
      <text:p text:style-name="P4">
Секретні документи, що стосуються потенційного конфлікту, свідчать про те, щоВПС Китаю мали б набагато кращі можливості для раннього встановлення контролюнад небом, ніж російські ВПС в Україні - стратегія, яку сам Тайбей вважаєосновою ймовірного нападу.</text:p>
      <text:p text:style-name="P4">
<text:span text:style-name="T4">
Читайте також:</text:span>
 <text:a xlink:type="simple" xlink:href="https://www.ukrinform.ua/rubric-world/3695433-kitaj-timcasovo-zaboronit-povitranim-ta-morskim-sudnam-dostup-do-rajonu-poblizu-tajvanu.html" text:style-name="Internet_20_link" text:visited-style-name="Visited_20_Internet_20_Link">
 <text:span text:style-name="T4">
Тайваню</text:span>
 </text:a>
</text:p>
      <text:p text:style-name="P4">
Як повідомлялося, військово-морські сили Китаю продовжують маневри поблизуТайваню попри оголошення напередодні про завершення масштабних триденнихнавчань Joint Sword у Тайванській протоці.</text:p>
      <text:p text:style-name="P4">
Китай 8-10 квітня проводив  <text:a xlink:type="simple" xlink:href="https://www.ukrinform.ua/rubric-world/3694004-kitaj-zaversiv-tridenni-vijskovi-navcanna-poblizu-tajvanu.html" text:style-name="Internet_20_link" text:visited-style-name="Visited_20_Internet_20_Link">
 </text:a>
, під час яких сили Східного військового округу Народно-визвольної армії Китаювідпрацьовували завдання ракетних ударів по цілях на острові та блокуванняйого морського і повітряного простору.</text:p>
      <text:p text:style-name="P4">
<text:span text:style-name="T5">
Фото: GETTY IMAGES</text:span>
</text:p>
      <text:p text:style-name="P4">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У МЗС Британії відреагували на зіткнення в Судані</text:span>
</text:h>
      <text:p text:style-name="P4">
Authors: Ukrinform (Person)</text:p>
      <text:p text:style-name="P4">
Publisher: Укринформ (Organization)</text:p>
      <text:p text:style-name="P4">
Published Time: 2023-04-15T-54:57:09+03:00</text:p>
      <text:p text:style-name="P4">
Modified Time: 2023-04-15T20:57:09+03:00</text:p>
      <text:p text:style-name="P4">
Description: У МЗС Великої Британії заявили, що військові дії в Судані не вирішать ситуацію, що склалась, а насильство, яке триває у Судані, має припинитися негайно. — Укрінформ.</text:p>
      <text:p text:style-name="P4">
Images: ["<text:a xlink:type="simple" xlink:href="https://static.ukrinform.com/photos/2019_04/thumb_files/630_360_1555141667-248.jpg" text:style-name="Internet_20_link" text:visited-style-name="Visited_20_Internet_20_Link">
630_360_15551...</text:a>
"]</text:p>
      <text:p text:style-name="P4">
Tags: ['Британія', 'Судан', 'Сутички']</text:p>
      <text:p text:style-name="P4">
Type: Article</text:p>
      <!--METADATA-->
      <text:p text:style-name="P4">
<draw:frame draw:style-name="fr1" draw:name="Image43" text:anchor-type="as-char" svg:width="6.9236in" svg:height="3.956343in" draw:z-index="0">
<draw:image xlink:href="../Images/yкринформ/2023-04-15T-54-57-09-03-00/630_360_1555141667-248.jpg" xlink:type="simple" xlink:show="embed" xlink:actuate="onLoad" draw:mime-type="image/jpeg"/>
</draw:frame>
 У МЗСВеликої Британії заявили, що військові дії в Судані не вирішать ситуацію, щосклалась, а насильство, яке триває у Судані, має припинитися негайно.</text:p>
      <text:p text:style-name="P4">
Як передає Укрінформ, про це йдеться у заяві міністра закордонних справВеликої Британії Джеймса Клеверлі у  <text:a xlink:type="simple" xlink:href="https://twitter.com/JamesCleverly/status/1647261026612568065" text:style-name="Internet_20_link" text:visited-style-name="Visited_20_Internet_20_Link">
</text:a>
 .</text:p>
      <text:p text:style-name="P4">
"Насильство, що триває в Судані, має припинитися негайно. Велика Британіязакликає керівництво <text:a xlink:type="simple" xlink:href="https://www.ukrinform.ua/tag-sudan" text:style-name="Internet_20_link" text:visited-style-name="Visited_20_Internet_20_Link">
 </text:a>
 зробити всеможливе, щоб стримати свої війська та знизити ескалацію, щоб запобігтиподальшому кровопролиттю. Військові дії не вирішать цю ситуацію", - йдеться уповідомленні.</text:p>
      <text:p text:style-name="P4">
<text:span text:style-name="T4">
Читайте також:</text:span>
 <text:a xlink:type="simple" xlink:href="https://www.ukrinform.ua/rubric-society/3696434-u-mzs-sprostuvali-informaciu-pro-zahoplenna-ukrainskih-zarucnikiv-u-sudani.html" text:style-name="Internet_20_link" text:visited-style-name="Visited_20_Internet_20_Link">
 <text:span text:style-name="T4">
МЗС</text:span>
 <text:span text:style-name="T4">
спростували</text:span>
 <text:span text:style-name="T4">
інформацію</text:span>
 <text:span text:style-name="T4">
про</text:span>
<text:span text:style-name="T4">
захоплення</text:span>
 <text:span text:style-name="T4">
українських</text:span>
 <text:span text:style-name="T4">
заручників</text:span>
 <text:span text:style-name="T4">
Судані</text:span>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у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 державна авіакомпанія Saudi ArabianAirlines і Національний авіаперевізник Єгипту EgyptAir.</text:p>
      <text:p text:style-name="P4">
<text:span text:style-name="T5">
Фото: АА</text:span>
</text:p>
      <text:p text:style-name="P4">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У Нідерландах українські біженці вимагали кращих умов проживання</text:span>
</text:h>
      <text:p text:style-name="P4">
Authors: Ukrinform (Person)</text:p>
      <text:p text:style-name="P4">
Publisher: Укринформ (Organization)</text:p>
      <text:p text:style-name="P4">
Published Time: 2023-04-15T-56:52:00+03:00</text:p>
      <text:p text:style-name="P4">
Modified Time: 2023-04-15T20:52:00+03:00</text:p>
      <text:p text:style-name="P4">
Description: У Нідерландах кілька десятків українських біженців провели акцію протесту через умови проживання. — Укрінформ.</text:p>
      <text:p text:style-name="P4">
Images: ["<text:a xlink:type="simple" xlink:href="https://static.ukrinform.com/photos/2023_04/thumb_files/630_360_1681581036-378.jpg" text:style-name="Internet_20_link" text:visited-style-name="Visited_20_Internet_20_Link">
630_360_16815...</text:a>
"]</text:p>
      <text:p text:style-name="P4">
Tags: ['Нідерланди', 'Права людини', 'Протест', 'Біженці']</text:p>
      <text:p text:style-name="P4">
Type: Article</text:p>
      <!--METADATA-->
      <text:p text:style-name="P4">
<draw:frame draw:style-name="fr1" draw:name="Image44" text:anchor-type="as-char" svg:width="6.9236in" svg:height="3.956343in" draw:z-index="0">
<draw:image xlink:href="../Images/yкринформ/2023-04-15T-56-52-00-03-00/630_360_1681581036-378.jpg" xlink:type="simple" xlink:show="embed" xlink:actuate="onLoad" draw:mime-type="image/jpeg"/>
</draw:frame>
 УНідерландах кілька десятків українських біженців провели акцію протесту черезумови проживання.</text:p>
      <text:p text:style-name="P4">
Про це повідомляє Укрінформ із посиланням на <text:a xlink:type="simple" xlink:href="https://nos.nl/artikel/2471522-protest-oekraiense-vluchtelingen-harskamp-het-eten-is-verschrikkelijk" text:style-name="Internet_20_link" text:visited-style-name="Visited_20_Internet_20_Link">
</text:a>
</text:p>
      <text:p text:style-name="P4">
“Кілька десятків українських біженців у центрі прийому в селищі Харскамп, що умуніципалітеті Еде у провінції Гелдерланд, протестували проти умовпроживання”, - йдеться у повідомленні.</text:p>
      <text:p text:style-name="P4">
Зазначається, що українські <text:a xlink:type="simple" xlink:href="https://www.ukrinform.ua/tag-bizenci" text:style-name="Internet_20_link" text:visited-style-name="Visited_20_Internet_20_Link">
 </text:a>
висловили невдоволення щодо відсутності конфіденційності, якості їжі, освіти,а також поскаржилися, що медичне обслуговування - взагалі нульове.</text:p>
      <text:p text:style-name="P4">
Сьогодні на вулиці вийшли кілька десятків людей. Вони несли українські прапорита плакати з гаслами “Допоможіть, будь ласка” та “Де права людини?”.</text:p>
      <text:p text:style-name="P4">
<text:span text:style-name="T4">
Читайте також:</text:span>
 <text:a xlink:type="simple" xlink:href="https://www.ukrinform.ua/rubric-diaspora/3696306-bizenci-z-ukraini-zapovnili-progalini-na-polskomu-rinku-praci.html" text:style-name="Internet_20_link" text:visited-style-name="Visited_20_Internet_20_Link">
 <text:span text:style-name="T4">
Біженці</text:span>
 </text:a>
</text:p>
      <text:p text:style-name="P4">
“Ми хочемо нормального життя”, — пояснює біженка Тетяна, - “це може бутихорошим місцем прийому на короткий час. Але ми тут вже більше року, і це дужеважко”.</text:p>
      <text:p text:style-name="P4">
Як повідомляв Укрінформ, у Нідерландах понад 200 українців, які черезповномасштабне вторгнення росії були вимушені виїхати з України, <text:a xlink:type="simple" xlink:href="https://www.ukrinform.ua/rubric-diaspora/3685939-u-niderlandah-ponad-200-ukrainskih-bizenciv-stali-zertvami-trudovoi-ekspluatacii.html" text:style-name="Internet_20_link" text:visited-style-name="Visited_20_Internet_20_Link">
</text:a>
</text:p>
      <text:p text:style-name="P4">
<text:span text:style-name="T5">
Фото: Omroep Gelderland</text:span>
</text:p>
      <text:p text:style-name="P4">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АПЛ: «Челсі» поступилось «Брайтону» на Стемфорд Брідж</text:span>
</text:h>
      <text:p text:style-name="P4">
Authors: Ukrinform (Person)</text:p>
      <text:p text:style-name="P4">
Publisher: Укринформ (Organization)</text:p>
      <text:p text:style-name="P4">
Published Time: 2023-04-15T-58:44:52+03:00</text:p>
      <text:p text:style-name="P4">
Modified Time: 2023-04-15T20:44:52+03:00</text:p>
      <text:p text:style-name="P4">
Description: Мудрик взяв участь у першому голі цього матчу. — Укрінформ.</text:p>
      <text:p text:style-name="P4">
Images: ["<text:a xlink:type="simple" xlink:href="https://static.ukrinform.com/photos/2023_04/thumb_files/630_360_1681580610-566.jpg" text:style-name="Internet_20_link" text:visited-style-name="Visited_20_Internet_20_Link">
630_360_16815...</text:a>
"]</text:p>
      <text:p text:style-name="P4">
Tags: ['Челсі', 'Футбол', 'АПЛ']</text:p>
      <text:p text:style-name="P4">
Type: Article</text:p>
      <!--METADATA-->
      <text:p text:style-name="P4">
<draw:frame draw:style-name="fr1" draw:name="Image45" text:anchor-type="as-char" svg:width="6.9236in" svg:height="3.956343in" draw:z-index="0">
<draw:image xlink:href="../Images/yкринформ/2023-04-15T-58-44-52-03-00/630_360_1681580610-566.jpg" xlink:type="simple" xlink:show="embed" xlink:actuate="onLoad" draw:mime-type="image/jpeg"/>
</draw:frame>
 Мудриквзяв участь у першому голі цього матчу.</text:p>
      <text:p text:style-name="P4">
«Брайтон» обіграв «Челсі» 2:1 у матчі 31-го туру Англійської Прем’єр-ліги,передає Укрінформ.</text:p>
      <text:p text:style-name="P4">
Рахунок у матчі було відкрито на 13-й хвилині. Відзначився Конор Галлахер, аасист на свій рахунок записав український вінгер Михайло Мудрик.</text:p>
      <text:p text:style-name="P4">
Для Мудрика – це друга гольова передача у складі «Челсі». Першу українецьзробив 11 березня у матчі проти «Лестера». До речі, Мудрик провів на полі усі90 хвилин.</text:p>
      <text:p text:style-name="P4">
Перевагу «Челсі» втримати не вдалося. На 42-й хвилині підопічні Роберто ДеДзербі зрівняли рахунок завдяки голу Денні Велбека. На 70-й хвилині гостівийшли вперед – забив 19-річний Хуліо Енсісо.</text:p>
      <text:p text:style-name="P4">
Для «синіх» ця поразка стала третьою поспіль. У всіх трьох іграх командоюкерував Френк Лемпард. Зараз у «пенсіонерів» 39 очок, вони розташовуються на11-му рядку після 31 туру. «Брайтон» йде сьомим із 49 пунктами.</text:p>
      <text:p text:style-name="P4">
<text:span text:style-name="T4">
Читайте також:</text:span>
 <text:a xlink:type="simple" xlink:href="https://www.ukrinform.ua/rubric-sports/3693703-armolenko-vidznacivsa-za-al-ajn-u-matci-proti-haurfakkana.html" text:style-name="Internet_20_link" text:visited-style-name="Visited_20_Internet_20_Link">
 </text:a>
</text:p>
      <text:p text:style-name="P4">
Як повідомляв Укрінформ, в іншому матчі 31-го туру АПЛ «Евертор», за який граєукраїнець Віталій Миколенко, поступився «Фулгему» 1:3.</text:p>
      <text:p text:style-name="P4">
Фото: Getty Image</text:p>
      <text:p text:style-name="P4">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Блінкен обговорив з керівництвом В’єтнаму війну в Україні</text:span>
</text:h>
      <text:p text:style-name="P4">
Authors: Ukrinform (Person)</text:p>
      <text:p text:style-name="P4">
Publisher: Укринформ (Organization)</text:p>
      <text:p text:style-name="P4">
Published Time: 2023-04-15T-60:40:03+03:00</text:p>
      <text:p text:style-name="P4">
Modified Time: 2023-04-15T20:40:03+03:00</text:p>
      <text:p text:style-name="P4">
Description: Державний секретар США Ентоні Блінкен під час візиту до В’єтнаму зустрівся з прем’єр-міністром країни, з яким, серед іншого, обговорив війну в Україні.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США', 'Україна', "В'єтнам", 'Блінкен', 'Війна з росією']</text:p>
      <text:p text:style-name="P4">
Type: Article</text:p>
      <!--METADATA-->
      <text:p text:style-name="P4">
<draw:frame draw:style-name="fr1" draw:name="Image46" text:anchor-type="as-char" svg:width="6.9236in" svg:height="3.956343in" draw:z-index="0">
<draw:image xlink:href="../Images/yкринформ/2023-04-15T-60-40-03-03-00/630_360_1647552427-852.jpg" xlink:type="simple" xlink:show="embed" xlink:actuate="onLoad" draw:mime-type="image/jpeg"/>
</draw:frame>
 Державнийсекретар США Ентоні Блінкен під час візиту до В’єтнаму зустрівся з прем’єр-міністром країни, з яким, серед іншого, обговорив війну в Україні.</text:p>
      <text:p text:style-name="P4">
Як передає Укрінформ, про це він  <text:a xlink:type="simple" xlink:href="https://www.youtube.com/watch" text:style-name="Internet_20_link" text:visited-style-name="Visited_20_Internet_20_Link">
</text:a>
 на пресконференції післяпереговорів у посольстві США у В’єтнамі.</text:p>
      <text:p text:style-name="P4">
"Ми говорили про Україну та про російську агресію в Україні. В’єтнам має давнюісторію та відносини з росією. Ми це розуміємо й визнаємо. Водночас я чіткопочув від наших в’єтнамських співрозмовників і те, як вони публічно заявлялипро свою прихильність основним принципам (ООН - ред.), яким також загрожуєагресія росії", — зазначив Блінкен.</text:p>
      <text:p text:style-name="P4">
За його словами, в’єтнамський уряд підтримує суверенітет України татериторіальну цілісність нашої країни.</text:p>
      <text:p text:style-name="P4">
<text:span text:style-name="T4">
Читайте також:</text:span>
 <text:a xlink:type="simple" xlink:href="https://www.ukrinform.ua/rubric-ato/3694662-ukraina-viznacae-sama-ak-najbils-efektivno-povernuti-zahopleni-teritorii-blinken.html" text:style-name="Internet_20_link" text:visited-style-name="Visited_20_Internet_20_Link">
 <text:span text:style-name="T4">
Блінкен</text:span>
 </text:a>
</text:p>
      <text:p text:style-name="P4">
"Принципи, що лежать в основі Статуту <text:a xlink:type="simple" xlink:href="https://www.ukrinform.ua/tag-oon" text:style-name="Internet_20_link" text:visited-style-name="Visited_20_Internet_20_Link">
 </text:a>
 —територіальна цілісність, суверенітет, незалежність. В'єтнам рішуче підтримуєце. Вони дали зрозуміти це. Вони говорили про це публічно та повторили цесьогодні в розмові з нами", — сказав Блінкен.</text:p>
      <text:p text:style-name="P4">
Як повідомляв Укрінформ, Польща нині здійснює “дипломатичний наступ” з метоюроз’яснення у різних частинах світу щодо подій у Східній Європі і природиварварської агресії росії проти України.</text:p>
      <text:p text:style-name="P4">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ЦПД: роспроп поширює фейкову обкладинку британської газети The New European, де зображений Зеленський</text:span>
</text:h>
      <text:p text:style-name="P4">
Authors: Ukrinform (Person)</text:p>
      <text:p text:style-name="P4">
Publisher: Укринформ (Organization)</text:p>
      <text:p text:style-name="P4">
Published Time: 2023-04-15T-62:33:00+03:00</text:p>
      <text:p text:style-name="P4">
Modified Time: 2023-04-15T20:33:00+03:00</text:p>
      <text:p text:style-name="P4">
Description: російські телеграм-канали поширюють фейкову обкладинку нібито британської щотижневої газети The New European, де Президент України Володимир Зеленський постає в образі корисливої особи, готової на все заради грошей. — Укрінформ.</text:p>
      <text:p text:style-name="P4">
Images: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Tags: ['Фейк', 'Пропаганда', 'росія', 'Зеленський', 'Газета']</text:p>
      <text:p text:style-name="P4">
Type: Article</text:p>
      <!--METADATA-->
      <text:p text:style-name="P4">
<draw:frame draw:style-name="fr1" draw:name="Image47" text:anchor-type="as-char" svg:width="6.9236in" svg:height="3.956343in" draw:z-index="0">
<draw:image xlink:href="../Images/yкринформ/2023-04-15T-62-33-00-03-00/630_360_1576158524-179.jpg" xlink:type="simple" xlink:show="embed" xlink:actuate="onLoad" draw:mime-type="image/jpeg"/>
</draw:frame>
 російськітелеграм-канали поширюють фейкову обкладинку нібито британської щотижневоїгазети The New European, де Президент України Володимир Зеленський постає вобразі корисливої особи, готової на все заради грошей.</text:p>
      <text:p text:style-name="P4">
Про це Центр протидії дезінформації при Раді національної безпеки і оборониУкраїни повідомив у <text:a xlink:type="simple" xlink:href="https://t.me/CenterCounteringDisinformation/4939" text:style-name="Internet_20_link" text:visited-style-name="Visited_20_Internet_20_Link">
 </text:a>
 ,передає Укрінформ.</text:p>
      <text:p text:style-name="P4">
На згаданій "обкладинці" Президент України зображений на колінах у Далай-лами,поруч з ними, тримаючи руки в боки, стоїть невдоволений Прем’єр-міністрВеликої Британії Ріші Сунак.</text:p>
      <text:p text:style-name="P4">
<draw:frame draw:style-name="fr1" draw:name="Image48" text:anchor-type="as-char" svg:width="6.9236in" svg:height="6.9236in" draw:z-index="0">
<draw:image xlink:href="../Images/yкринформ/2023-04-15T-62-33-00-03-00/1681579556-819.jpeg" xlink:type="simple" xlink:show="embed" xlink:actuate="onLoad" draw:mime-type="image/jpeg"/>
</draw:frame>
</text:p>
      <text:p text:style-name="P4">
Як зауважили у ЦПД, згідно з офіційним <text:a xlink:type="simple" xlink:href="https://www.theneweuropean.co.uk/" text:style-name="Internet_20_link" text:visited-style-name="Visited_20_Internet_20_Link">
 </text:a>
газети, видання The New European з такою обкладинкою не існує. Недостовірністьшпальти підтверджує також те, що останній випуск газети був №336 (квітень13-19, 2023), а вказаний на зображенні №337 лише готують.</text:p>
      <text:p text:style-name="P4">
<text:span text:style-name="T4">
Читайте також:</text:span>
 <text:a xlink:type="simple" xlink:href="https://www.ukrinform.ua/rubric-world/3694067-stati-rozvincali-v-oon-rosijski-fejki-sodo-problemi-posirenna-zbroi-v-ukraini.html" text:style-name="Internet_20_link" text:visited-style-name="Visited_20_Internet_20_Link">
 <text:span text:style-name="T4">
фейк</text:span>
 </text:a>
</text:p>
      <text:p text:style-name="P4">
"Подібні <text:a xlink:type="simple" xlink:href="https://www.ukrinform.ua/tag-fejk" text:style-name="Internet_20_link" text:visited-style-name="Visited_20_Internet_20_Link">
 </text:a>
 обкладинки відомих західнихвидань мають на меті дискредитувати Україну та її Президента В.Зеленського насвітовій арені. Ворог продовжує просувати наративи "непрофесійності" та"корумпованості" української влади задля розпалювання внутрішніх конфліктівсеред українців та зменшення військової допомоги від союзників", — зазначили вЦентрі.</text:p>
      <text:p text:style-name="P4">
Як повідомляв Укрінформ, у тимчасово окупованому Криму <text:a xlink:type="simple" xlink:href="https://www.ukrinform.ua/rubric-crimea/3693944-fejki-pro-nato-ta-ukrainu-ak-zminila-akcenti-rosijska-propaganda-u-krimu.html" text:style-name="Internet_20_link" text:visited-style-name="Visited_20_Internet_20_Link">
</text:a>
</text:p>
      <text:p text:style-name="P4">
<text:span text:style-name="T5">
Фото: Getty images</text:span>
</text:p>
      <text:p text:style-name="P4">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Візажист Бербок коштує бюджету Німеччини €137 тисяч</text:span>
</text:h>
      <text:p text:style-name="P4">
Authors: Ukrinform (Person)</text:p>
      <text:p text:style-name="P4">
Publisher: Укринформ (Organization)</text:p>
      <text:p text:style-name="P4">
Published Time: 2023-04-15T-7:57:00+03:00</text:p>
      <text:p text:style-name="P4">
Modified Time: 2023-04-15T23:57:00+03:00</text:p>
      <text:p text:style-name="P4">
Description: Міністерство закордонних справ Німеччини витратило на візажиста свого шефа, Анналени Бербок, торік 137 тисяч євро. — Укрінформ.</text:p>
      <text:p text:style-name="P4">
Images: ["<text:a xlink:type="simple" xlink:href="https://static.ukrinform.com/photos/2022_05/thumb_files/630_360_1652440695-253.jpg" text:style-name="Internet_20_link" text:visited-style-name="Visited_20_Internet_20_Link">
630_360_16524...</text:a>
"]</text:p>
      <text:p text:style-name="P4">
Tags: ['Німеччина', 'Бербок']</text:p>
      <text:p text:style-name="P4">
Type: Article</text:p>
      <!--METADATA-->
      <text:p text:style-name="P4">
<draw:frame draw:style-name="fr1" draw:name="Image49" text:anchor-type="as-char" svg:width="6.9236in" svg:height="3.956343in" draw:z-index="0">
<draw:image xlink:href="../Images/yкринформ/2023-04-15T-7-57-00-03-00/630_360_1652440695-253.jpg" xlink:type="simple" xlink:show="embed" xlink:actuate="onLoad" draw:mime-type="image/jpeg"/>
</draw:frame>
Міністерство закордонних справ Німеччини витратило на візажиста свого шефа,Анналени Бербок, торік 137 тисяч євро.</text:p>
      <text:p text:style-name="P4">
Про це інформує <text:a xlink:type="simple" xlink:href="https://www.focus.de/finanzen/kostet-137-000-euro-steuergeld-so-begruendet-das-ministerium-baerbocks-die-teure-visagistin_id_190992692.html" text:style-name="Internet_20_link" text:visited-style-name="Visited_20_Internet_20_Link">
 </text:a>
 , передає Укрінформ.</text:p>
      <text:p text:style-name="P4">
Асоціація платників податків, яка оприлюднила цю суму, різко критикувалавеликі витрати на послуги візажиста для топ-дипломатки, Міністерство вирішиловідреагувати.</text:p>
      <text:p text:style-name="P4">
«Міністра закордонних справ Бербок, як уже давно стало нормою для іншихвисокопосадовців <text:a xlink:type="simple" xlink:href="https://www.ukrinform.ua/tag-nimeccina" text:style-name="Internet_20_link" text:visited-style-name="Visited_20_Internet_20_Link">
 </text:a>
 , про це відомо,на зустрічі з фотографуванням і на телебачення супроводжує візажист», -заявили виданню в МЗС.</text:p>
      <text:p text:style-name="P4">
Щодо винагороди фахівцю було сказано, що враховується трудомісткість роботи вдорозі та гнучкість, необхідна для численних зустрічей у вихідні та позазвичайним робочим часом.</text:p>
      <text:p text:style-name="P4">
Минулого року візажист був частиною офіційної делегації під час 47 візитівміністра закордонних справ.</text:p>
      <text:p text:style-name="P4">
Крім того, у 2022 році МЗС заплатило фотографам за роботу 178 тисяч євро.</text:p>
      <text:p text:style-name="P4">
<text:span text:style-name="T4">
Читайте також:</text:span>
 <text:a xlink:type="simple" xlink:href="https://www.ukrinform.ua/rubric-world/3694913-berbok-pid-cas-azijskogo-turne-obgovoruvatime-j-vijnu-rf-proti-ukraini.html" text:style-name="Internet_20_link" text:visited-style-name="Visited_20_Internet_20_Link">
 <text:span text:style-name="T4">
Бербок</text:span>
 </text:a>
</text:p>
      <text:p text:style-name="P4">
Загальний бюджет Федерального уряду на «іміджеві» цілі (фотографи, перукарі,візажисти тощо) у 2022 році сягав 1,5 мільйона євро, що на 80% більше, ніжпопереднього року та втричі більше, ніж десять років тому.</text:p>
      <text:p text:style-name="P4">
Асоціація платників податків закликала урядову коаліцію економити.</text:p>
      <text:p text:style-name="P4">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Шмигаль назвав очікування України від саміту країн G7 у Японії</text:span>
</text:h>
      <text:p text:style-name="P4">
Authors: Ukrinform (Person)</text:p>
      <text:p text:style-name="P4">
Publisher: Укринформ (Organization)</text:p>
      <text:p text:style-name="P4">
Published Time: 2023-04-15T-9:36:00+03:00</text:p>
      <text:p text:style-name="P4">
Modified Time: 2023-04-15T23:36:00+03:00</text:p>
      <text:p text:style-name="P4">
Description: Україна розраховує, що під час зустрічі країн G7 лідери обговорять українську формулу миру.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Японія', 'Україна', 'Шмигаль', 'Війна з росією', 'Саміт G7']</text:p>
      <text:p text:style-name="P4">
Type: Article</text:p>
      <!--METADATA-->
      <text:p text:style-name="P4">
<draw:frame draw:style-name="fr1" draw:name="Image50" text:anchor-type="as-char" svg:width="6.9236in" svg:height="3.956343in" draw:z-index="0">
<draw:image xlink:href="../Images/yкринформ/2023-04-15T-9-36-00-03-00/630_360_1677850992-604.jpg" xlink:type="simple" xlink:show="embed" xlink:actuate="onLoad" draw:mime-type="image/jpeg"/>
</draw:frame>
 Українарозраховує, що під час зустрічі країн G7 лідери обговорять українську формулумиру.</text:p>
      <text:p text:style-name="P4">
Про це <text:a xlink:type="simple" xlink:href="https://t.me/Denys_Smyhal/5025" text:style-name="Internet_20_link" text:visited-style-name="Visited_20_Internet_20_Link">
 </text:a>
 Прем'єр-міністр України ДенисШмигаль, передає Укрінформ.</text:p>
      <text:p text:style-name="P4">
"Розраховуємо, що під час зустрічі країн G7 у Японії лідери обговорять формулумиру Президента України Володимира <text:a xlink:type="simple" xlink:href="https://www.ukrinform.ua/tag-zelenskij" text:style-name="Internet_20_link" text:visited-style-name="Visited_20_Internet_20_Link">
 </text:a>
", - заявив очільник Уряду.</text:p>
      <text:p text:style-name="P4">
Він наголосив, що це єдиний шлях, яким має рухатися країна до закінченнявійни.</text:p>
      <text:p text:style-name="P4">
<text:span text:style-name="T4">
Читайте також:</text:span>
 <text:a xlink:type="simple" xlink:href="https://www.ukrinform.ua/rubric-world/3691240-premer-aponii-provede-seriu-zustricej-pered-samitom-g7-odna-z-tem-vijna-rf-proti-ukraini.html" text:style-name="Internet_20_link" text:visited-style-name="Visited_20_Internet_20_Link">
 <text:span text:style-name="T4">
Прем</text:span>
 <text:span text:style-name="T4">
Японії</text:span>
 <text:span text:style-name="T4">
проведе</text:span>
 <text:span text:style-name="T4">
серію</text:span>
 <text:span text:style-name="T4">
зустрічей</text:span>
<text:span text:style-name="T4">
перед</text:span>
 <text:span text:style-name="T4">
самітом</text:span>
 <text:span text:style-name="T4">
одна</text:span>
 <text:span text:style-name="T4">
тем</text:span>
 <text:span text:style-name="T4">
війна</text:span>
 <text:span text:style-name="T4">
проти</text:span>
 <text:span text:style-name="T4">
України</text:span>
</text:a>
</text:p>
      <text:p text:style-name="P4">
"Очікуємо, що під час зустрічі будуть порушені питання санкцій та конфіскаціїзаморожених російських активів", - констатував Шмигаль.</text:p>
      <text:p text:style-name="P4">
Як повідомляв Укрінформ, під час телефонної розмови Президенти Зеленський таБайден <text:a xlink:type="simple" xlink:href="https://www.ukrinform.ua/rubric-polytics/3632232-zelenskij-pro-rozmovu-z-bajdenom-skoordinuvali-nasi-pozicii-pered-samitom-g7.html" text:style-name="Internet_20_link" text:visited-style-name="Visited_20_Internet_20_Link">
 </text:a>
 .</text:p>
      <text:p text:style-name="P4">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Explosions reported at ammunition depot in Oleshky</text:span>
</text:h>
      <text:p text:style-name="P4">
Authors: liveuamap (Language: en)</text:p>
      <text:p text:style-name="P4">
Time: 2023-04-15T02:00:35</text:p>
      <text:p text:style-name="P4">
Location: Kherson (Latitude:46.63011 Longtitude:32.7166)</text:p>
      <text:p text:style-name="P4">
Videos: []</text:p>
      <text:p text:style-name="P4">
Images: []</text:p>
      <text:p text:style-name="P4">
Tags: ["Europe", "Central and Eastern Europe"]</text:p>
      <text:p text:style-name="P4">
ID: 22556214</text:p>
      <!--METADATA-->
      <text:p text:style-name="P4">
Explosions reported at ammunition depot in Oleshky</text:p>
      <text:p text:style-name="P4">
News Collection Link: <text:a xlink:type="simple" xlink:href="https://liveuamap.com/en/2023/15-april-explosions-reported-at-ammunition-depot-in-oleshky" text:style-name="Internet_20_link" text:visited-style-name="Visited_20_Internet_20_Link">
https://liveuamap.com/en/2023/15-april-explosions-reported-at-ammunition-depot-in-oleshky</text:a>
</text:p>
      <text:p text:style-name="P4">
Source: <text:a xlink:type="simple" xlink:href="https://t.me/hueviyherson/37996" text:style-name="Internet_20_link" text:visited-style-name="Visited_20_Internet_20_Link">
https://t.me/hueviyherson/37996</text:a>
</text:p>
      <!--NEWS-->
      <text:h text:style-name="P10" text:outline-level="1">
<text:span text:style-name="T4">
Kherson, Khersonska Oblast(08:41). Red Alert: aerial threat. Sirens sounding. Take cover now!</text:span>
</text:h>
      <text:p text:style-name="P4">
Authors: liveuamap (Language: en)</text:p>
      <text:p text:style-name="P4">
Time: 2023-04-15T02:43:00</text:p>
      <text:p text:style-name="P4">
Location: Kherson (Latitude:46.65613 Longtitude:32.61881)</text:p>
      <text:p text:style-name="P4">
Videos: []</text:p>
      <text:p text:style-name="P4">
Images: []</text:p>
      <text:p text:style-name="P4">
Tags: ["Europe", "Central and Eastern Europe"]</text:p>
      <text:p text:style-name="P4">
ID: 22556215</text:p>
      <!--METADATA-->
      <text:p text:style-name="P4">
Kherson, Khersonska Oblast(08:41). Red Alert: aerial threat. Sirens sounding.Take cover now!</text:p>
      <text:p text:style-name="P4">
News Collection Link: <text:a xlink:type="simple" xlink:href="https://liveuamap.com/en/2023/15-april-kherson-khersonska-oblast0841-red-alg" text:style-name="Internet_20_link" text:visited-style-name="Visited_20_Internet_20_Link">
https://liveuamap.com/en/2023/15-april-kherson-khersonska-oblast0841-red-alg</text:a>
</text:p>
      <text:p text:style-name="P4">
Source: <text:a xlink:type="simple" xlink:href="https://t.me/air_alert_ua/43065" text:style-name="Internet_20_link" text:visited-style-name="Visited_20_Internet_20_Link">
https://t.me/air_alert_ua/43065</text:a>
</text:p>
      <!--NEWS-->
      <text:h text:style-name="P10" text:outline-level="1">
<text:span text:style-name="T4">
Kharkiv, Kharkivska Oblast(09:20). Red Alert: aerial threat. Sirens sounding. Take cover now!</text:span>
</text:h>
      <text:p text:style-name="P4">
Authors: liveuamap (Language: en)</text:p>
      <text:p text:style-name="P4">
Time: 2023-04-15T03:21:00</text:p>
      <text:p text:style-name="P4">
Location: Kharkiv (Latitude:49.97982 Longtitude:36.25344)</text:p>
      <text:p text:style-name="P4">
Videos: []</text:p>
      <text:p text:style-name="P4">
Images: []</text:p>
      <text:p text:style-name="P4">
Tags: ["Europe", "Central and Eastern Europe"]</text:p>
      <text:p text:style-name="P4">
ID: 22556216</text:p>
      <!--METADATA-->
      <text:p text:style-name="P4">
Kharkiv, Kharkivska Oblast(09:20). Red Alert: aerial threat. Sirens sounding.Take cover now!</text:p>
      <text:p text:style-name="P4">
News Collection Link: <text:a xlink:type="simple" xlink:href="https://liveuamap.com/en/2023/15-april-kharkiv-kharkivska-oblast0920-red-alg" text:style-name="Internet_20_link" text:visited-style-name="Visited_20_Internet_20_Link">
https://liveuamap.com/en/2023/15-april-kharkiv-kharkivska-oblast0920-red-alg</text:a>
</text:p>
      <text:p text:style-name="P4">
Source: <text:a xlink:type="simple" xlink:href="https://t.me/suspilnekharkiv/23891" text:style-name="Internet_20_link" text:visited-style-name="Visited_20_Internet_20_Link">
https://t.me/suspilnekharkiv/23891</text:a>
</text:p>
      <!--NEWS-->
      <text:h text:style-name="P10" text:outline-level="1">
<text:span text:style-name="T4">
Donetsk Oblast(09:38). Red Alert: aerial threat. Sirens sounding. Take cover now!</text:span>
</text:h>
      <text:p text:style-name="P4">
Authors: liveuamap (Language: en)</text:p>
      <text:p text:style-name="P4">
Time: 2023-04-15T03:40:00</text:p>
      <text:p text:style-name="P4">
Location: Donetsk Oblast (Latitude:48.72799 Longtitude:37.57758)</text:p>
      <text:p text:style-name="P4">
Videos: []</text:p>
      <text:p text:style-name="P4">
Images: []</text:p>
      <text:p text:style-name="P4">
Tags: ["Europe", "Central and Eastern Europe"]</text:p>
      <text:p text:style-name="P4">
ID: 22556217</text:p>
      <!--METADATA-->
      <text:p text:style-name="P4">
Donetsk Oblast(09:38). Red Alert: aerial threat. Sirens sounding. Take covernow!</text:p>
      <text:p text:style-name="P4">
News Collection Link: <text:a xlink:type="simple" xlink:href="https://liveuamap.com/en/2023/15-april-donetsk-oblast0938-red-alert-aerial-g" text:style-name="Internet_20_link" text:visited-style-name="Visited_20_Internet_20_Link">
https://liveuamap.com/en/2023/15-april-donetsk-oblast0938-red-alert-aerial-g</text:a>
</text:p>
      <text:p text:style-name="P4">
Source: <text:a xlink:type="simple" xlink:href="https://t.me/air_alert_ua/43068" text:style-name="Internet_20_link" text:visited-style-name="Visited_20_Internet_20_Link">
https://t.me/air_alert_ua/43068</text:a>
</text:p>
      <!--NEWS-->
      <text:h text:style-name="P10" text:outline-level="1">
<text:span text:style-name="T4">
At Sivershchyna and Slobozhanschyna directions Russian army shelled Halahanivka of Chernihiv ...</text:span>
</text:h>
      <text:p text:style-name="P4">
Authors: liveuamap (Language: en)</text:p>
      <text:p text:style-name="P4">
Time: 2023-04-15T04:04:00</text:p>
      <text:p text:style-name="P4">
Location: Vovchansk (Latitude:50.39692 Longtitude:37.44329)</text:p>
      <text:p text:style-name="P4">
Videos: []</text:p>
      <text:p text:style-name="P4">
Images: []</text:p>
      <text:p text:style-name="P4">
Tags: ["Russia"]</text:p>
      <text:p text:style-name="P4">
ID: 22556323</text:p>
      <!--METADATA-->
      <text:p text:style-name="P4">
At Sivershchyna and Slobozhanschyna directions Russian army shelledHalahanivka of Chernihiv region; Studenok, Rivne, Iskryskivschyna, Volfyne ofSumy region, also Kozacha Lopan, Tokarivka, Mali Prokhody, Strilecha,Lukyantsi, Neskuchne, Starytsya, Vovchansk, Nesterne and Zemlyanky of Kharkivregion, - General Staff of Armed Forces of Ukraine says in the morning report</text:p>
      <text:p text:style-name="P4">
News Collection Link: <text:a xlink:type="simple" xlink:href="https://liveuamap.com/en/2023/15-april-at-sivershchyna-and-slobozhanschyna-directions-russian" text:style-name="Internet_20_link" text:visited-style-name="Visited_20_Internet_20_Link">
https://liveuamap.com/en/2023/15-april-at-sivershchyna-and-slobozhanschyna-directions-russian</text:a>
</text:p>
      <text:p text:style-name="P4">
Source: <text:a xlink:type="simple" xlink:href="https://t.me/lumsrc/4495" text:style-name="Internet_20_link" text:visited-style-name="Visited_20_Internet_20_Link">
https://t.me/lumsrc/4495</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5T04:05:00</text:p>
      <text:p text:style-name="P4">
Location: Kherson (Latitude:46.6347 Longtitude:32.58579)</text:p>
      <text:p text:style-name="P4">
Videos: []</text:p>
      <text:p text:style-name="P4">
Images: []</text:p>
      <text:p text:style-name="P4">
Tags: ["Russia"]</text:p>
      <text:p text:style-name="P4">
ID: 22556316</text:p>
      <!--METADATA-->
      <text:p text:style-name="P4">
At Zaporizhzhia and Kherson directions Russian army shelled Vremivka, Novopilof Donetsk region; Olhivske, Malynivka, Chervone, Huliaipole, Charivne, MalaTokmachka, Orikhiv of Zaporizhzhia region; Zolota Balka, Novoberyslav,Kozatske, Burhunka, Ivanivka, Mykilske, Antonivka, Bilozerka, Dniprovske ofKherson region and Kherson city, - General Staff of Armed Forces of Ukrainesays in the morning report</text:p>
      <text:p text:style-name="P4">
News Collection Link: <text:a xlink:type="simple" xlink:href="https://liveuamap.com/en/2023/15-april-at-zaporizhzhia-and-kherson-directions-russian-army" text:style-name="Internet_20_link" text:visited-style-name="Visited_20_Internet_20_Link">
https://liveuamap.com/en/2023/15-april-at-zaporizhzhia-and-kherson-directions-russian-army</text:a>
</text:p>
      <text:p text:style-name="P4">
Source: <text:a xlink:type="simple" xlink:href="https://t.me/lumsrc/4502" text:style-name="Internet_20_link" text:visited-style-name="Visited_20_Internet_20_Link">
https://t.me/lumsrc/4502</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5T04:06:38</text:p>
      <text:p text:style-name="P4">
Location: Marinka, Donetsk Oblast (Latitude:47.939 Longtitude:37.50046)</text:p>
      <text:p text:style-name="P4">
Videos: []</text:p>
      <text:p text:style-name="P4">
Images: []</text:p>
      <text:p text:style-name="P4">
Tags: ["Russia"]</text:p>
      <text:p text:style-name="P4">
ID: 22556261</text:p>
      <!--METADATA-->
      <text:p text:style-name="P4">
Russian forces conducting offensive actions at Lyman, Bakhmut, Avdiivka andMaryinka directions. Ukrainian military repelled over 56 Russian attacks.Russian forces attempting to advance near Dibrova and Bilohorivka, Bakhmut,Novokalynove and Pervomayske of Donetsk region, Maryinka, - General Staff ofArmed Forces of Ukraine says in the morning report</text:p>
      <text:p text:style-name="P4">
News Collection Link: <text:a xlink:type="simple" xlink:href="https://liveuamap.com/en/2023/15-april-russian-forces-conducting-offensive-actions-at-lyman" text:style-name="Internet_20_link" text:visited-style-name="Visited_20_Internet_20_Link">
https://liveuamap.com/en/2023/15-april-russian-forces-conducting-offensive-actions-at-lyman</text:a>
</text:p>
      <text:p text:style-name="P4">
Source: <text:a xlink:type="simple" xlink:href="https://t.me/lumsrc/4503" text:style-name="Internet_20_link" text:visited-style-name="Visited_20_Internet_20_Link">
https://t.me/lumsrc/4503</text:a>
</text:p>
      <!--NEWS-->
      <text:h text:style-name="P10" text:outline-level="1">
<text:span text:style-name="T4">
Prigozhin, head of PMC Wagner, is now suggesting that Russia should end the war now and decla...</text:span>
</text:h>
      <text:p text:style-name="P4">
Authors: liveuamap (Language: en)</text:p>
      <text:p text:style-name="P4">
Time: 2023-04-15T04:10:00</text:p>
      <text:p text:style-name="P4">
Location: Krasnodar Krai (Latitude:44.654 Longtitude:39.19252)</text:p>
      <text:p text:style-name="P4">
Videos: []</text:p>
      <text:p text:style-name="P4">
Images: ["<text:a xlink:type="simple" xlink:href="https://liveuamap.com/pics/2023/04/15/22556349_0.jpg" text:style-name="Internet_20_link" text:visited-style-name="Visited_20_Internet_20_Link">
22556349_0.jpg</text:a>
"]</text:p>
      <text:p text:style-name="P4">
Tags: ["Russia"]</text:p>
      <text:p text:style-name="P4">
ID: 22556349</text:p>
      <!--METADATA-->
      <text:p text:style-name="P4">
Prigozhin, head of PMC Wagner, is now suggesting that Russia should end thewar now and declare that the "intended results have been achieved"</text:p>
      <text:p text:style-name="P4">
<draw:frame draw:style-name="fr1" draw:name="Image51" text:anchor-type="as-char" svg:width="6.9236in" svg:height="3.744514in" draw:z-index="0">
<draw:image xlink:href="../Images/liveuamap/2023-04-15T04-10-00/22556349_0.jpg" xlink:type="simple" xlink:show="embed" xlink:actuate="onLoad" draw:mime-type="image/jpeg"/>
</draw:frame>
</text:p>
      <text:p text:style-name="P4">
News Collection Link: <text:a xlink:type="simple" xlink:href="https://liveuamap.com/en/2023/15-april-prigozhin-head-of-pmc-wagner-is-now-suggesting-that" text:style-name="Internet_20_link" text:visited-style-name="Visited_20_Internet_20_Link">
https://liveuamap.com/en/2023/15-april-prigozhin-head-of-pmc-wagner-is-now-suggesting-that</text:a>
</text:p>
      <text:p text:style-name="P4">
Source: <text:a xlink:type="simple" xlink:href="https://twitter.com/Tendar/status/1647135381513461760" text:style-name="Internet_20_link" text:visited-style-name="Visited_20_Internet_20_Link">
https://twitter.com/Tendar/status/1647135381513461760</text:a>
</text:p>
      <!--NEWS-->
      <text:h text:style-name="P10" text:outline-level="1">
<text:span text:style-name="T4">
Occupation authorities of Sevastopol temporarily suspended sea passenger traffic</text:span>
</text:h>
      <text:p text:style-name="P4">
Authors: liveuamap (Language: en)</text:p>
      <text:p text:style-name="P4">
Time: 2023-04-15T04:47:56</text:p>
      <text:p text:style-name="P4">
Location: Sevastopol, (Latitude:44.61882 Longtitude:33.51997)</text:p>
      <text:p text:style-name="P4">
Videos: []</text:p>
      <text:p text:style-name="P4">
Images: []</text:p>
      <text:p text:style-name="P4">
Tags: []</text:p>
      <text:p text:style-name="P4">
ID: 22556308</text:p>
      <!--METADATA-->
      <text:p text:style-name="P4">
Occupation authorities of Sevastopol temporarily suspended sea passengertraffic</text:p>
      <text:p text:style-name="P4">
News Collection Link: <text:a xlink:type="simple" xlink:href="https://liveuamap.com/en/2023/15-april-occupation-authorities-of-sevastopol-temporarily" text:style-name="Internet_20_link" text:visited-style-name="Visited_20_Internet_20_Link">
https://liveuamap.com/en/2023/15-april-occupation-authorities-of-sevastopol-temporarily</text:a>
</text:p>
      <text:p text:style-name="P4">
Source: <text:a xlink:type="simple" xlink:href="https://t.me/tass_agency/188146" text:style-name="Internet_20_link" text:visited-style-name="Visited_20_Internet_20_Link">
https://t.me/tass_agency/188146</text:a>
</text:p>
      <!--NEWS-->
      <text:h text:style-name="P10" text:outline-level="1">
<text:span text:style-name="T4">
Kherson, Khersonska Oblast(12:07). Red Alert: aerial threat. Sirens sounding. Take cover now!</text:span>
</text:h>
      <text:p text:style-name="P4">
Authors: liveuamap (Language: en)</text:p>
      <text:p text:style-name="P4">
Time: 2023-04-15T06:09:00</text:p>
      <text:p text:style-name="P4">
Location: Kherson (Latitude:46.65581000 Longtitude:32.61780000)</text:p>
      <text:p text:style-name="P4">
Videos: []</text:p>
      <text:p text:style-name="P4">
Images: []</text:p>
      <text:p text:style-name="P4">
Tags: ["Europe", "Central and Eastern Europe"]</text:p>
      <text:p text:style-name="P4">
ID: 22556346</text:p>
      <!--METADATA-->
      <text:p text:style-name="P4">
Kherson, Khersonska Oblast(12:07). Red Alert: aerial threat. Sirens sounding.Take cover now!</text:p>
      <text:p text:style-name="P4">
News Collection Link: <text:a xlink:type="simple" xlink:href="https://liveuamap.com/en/2023/15-april-kherson-khersonska-oblast1207-red-alg" text:style-name="Internet_20_link" text:visited-style-name="Visited_20_Internet_20_Link">
https://liveuamap.com/en/2023/15-april-kherson-khersonska-oblast1207-red-alg</text:a>
</text:p>
      <text:p text:style-name="P4">
Source: <text:a xlink:type="simple" xlink:href="https://t.me/air_alert_ua/43073" text:style-name="Internet_20_link" text:visited-style-name="Visited_20_Internet_20_Link">
https://t.me/air_alert_ua/43073</text:a>
</text:p>
      <!--NEWS-->
      <text:h text:style-name="P10" text:outline-level="1">
<text:span text:style-name="T4">
Donetsk Oblast(12:26). Red Alert: aerial threat. Sirens sounding. Take cover now!</text:span>
</text:h>
      <text:p text:style-name="P4">
Authors: liveuamap (Language: en)</text:p>
      <text:p text:style-name="P4">
Time: 2023-04-15T06:26:00</text:p>
      <text:p text:style-name="P4">
Location: Donetsk Oblast (Latitude:48.72625 Longtitude:37.57782)</text:p>
      <text:p text:style-name="P4">
Videos: []</text:p>
      <text:p text:style-name="P4">
Images: []</text:p>
      <text:p text:style-name="P4">
Tags: ["Europe", "Central and Eastern Europe"]</text:p>
      <text:p text:style-name="P4">
ID: 22556351</text:p>
      <!--METADATA-->
      <text:p text:style-name="P4">
Donetsk Oblast(12:26). Red Alert: aerial threat. Sirens sounding. Take covernow!</text:p>
      <text:p text:style-name="P4">
News Collection Link: <text:a xlink:type="simple" xlink:href="https://liveuamap.com/en/2023/15-april-donetsk-oblast1226-red-alert-aerial-g" text:style-name="Internet_20_link" text:visited-style-name="Visited_20_Internet_20_Link">
https://liveuamap.com/en/2023/15-april-donetsk-oblast1226-red-alert-aerial-g</text:a>
</text:p>
      <text:p text:style-name="P4">
Source: <text:a xlink:type="simple" xlink:href="https://t.me/air_alert_ua/43074" text:style-name="Internet_20_link" text:visited-style-name="Visited_20_Internet_20_Link">
https://t.me/air_alert_ua/43074</text:a>
</text:p>
      <!--NEWS-->
      <text:h text:style-name="P10" text:outline-level="1">
<text:span text:style-name="T4">
Zaporizka Oblast(12:44). Red Alert: aerial threat. Sirens sounding. Take cover now!</text:span>
</text:h>
      <text:p text:style-name="P4">
Authors: liveuamap (Language: en)</text:p>
      <text:p text:style-name="P4">
Time: 2023-04-15T06:46:00</text:p>
      <text:p text:style-name="P4">
Location: Zaporizka Oblast (Latitude:47.612771 Longtitude:35.764041)</text:p>
      <text:p text:style-name="P4">
Videos: []</text:p>
      <text:p text:style-name="P4">
Images: []</text:p>
      <text:p text:style-name="P4">
Tags: ["Europe", "Central and Eastern Europe"]</text:p>
      <text:p text:style-name="P4">
ID: 22556352</text:p>
      <!--METADATA-->
      <text:p text:style-name="P4">
Zaporizka Oblast(12:44). Red Alert: aerial threat. Sirens sounding. Take covernow!</text:p>
      <text:p text:style-name="P4">
News Collection Link: <text:a xlink:type="simple" xlink:href="https://liveuamap.com/en/2023/15-april-zaporizka-oblast1244-red-alert-aeriag" text:style-name="Internet_20_link" text:visited-style-name="Visited_20_Internet_20_Link">
https://liveuamap.com/en/2023/15-april-zaporizka-oblast1244-red-alert-aeriag</text:a>
</text:p>
      <text:p text:style-name="P4">
Source: <text:a xlink:type="simple" xlink:href="https://t.me/air_alert_ua/43076" text:style-name="Internet_20_link" text:visited-style-name="Visited_20_Internet_20_Link">
https://t.me/air_alert_ua/43076</text:a>
</text:p>
      <!--NEWS-->
      <text:h text:style-name="P10" text:outline-level="1">
<text:span text:style-name="T4">
Death toll of Russian attack in Sloviansk increased to 11 dead, 21 more wounded</text:span>
</text:h>
      <text:p text:style-name="P4">
Authors: liveuamap (Language: en)</text:p>
      <text:p text:style-name="P4">
Time: 2023-04-15T07:54:15</text:p>
      <text:p text:style-name="P4">
Location: Sloviansk (Latitude:48.84972 Longtitude:37.60566)</text:p>
      <text:p text:style-name="P4">
Videos: []</text:p>
      <text:p text:style-name="P4">
Images: ["<text:a xlink:type="simple" xlink:href="https://liveuamap.com/pics/2023/04/15/22556353_0.jpg" text:style-name="Internet_20_link" text:visited-style-name="Visited_20_Internet_20_Link">
22556353_0.jpg</text:a>
", "<text:a xlink:type="simple" xlink:href="https://liveuamap.com/pics/2023/04/15/22556353_1.jpg" text:style-name="Internet_20_link" text:visited-style-name="Visited_20_Internet_20_Link">
22556353_1.jpg</text:a>
", "<text:a xlink:type="simple" xlink:href="https://liveuamap.com/pics/2023/04/15/22556353_2.jpg" text:style-name="Internet_20_link" text:visited-style-name="Visited_20_Internet_20_Link">
22556353_2.jpg</text:a>
", "<text:a xlink:type="simple" xlink:href="https://liveuamap.com/pics/2023/04/15/22556353_3.jpg" text:style-name="Internet_20_link" text:visited-style-name="Visited_20_Internet_20_Link">
22556353_3.jpg</text:a>
"]</text:p>
      <text:p text:style-name="P4">
Tags: []</text:p>
      <text:p text:style-name="P4">
ID: 22556353</text:p>
      <!--METADATA-->
      <text:p text:style-name="P4">
Death toll of Russian attack in Sloviansk increased to 11 dead, 21 morewounded</text:p>
      <text:p text:style-name="P4">
<draw:frame draw:style-name="fr1" draw:name="Image52" text:anchor-type="as-char" svg:width="6.9236in" svg:height="5.210009in" draw:z-index="0">
<draw:image xlink:href="../Images/liveuamap/2023-04-15T07-54-15/22556353_0.jpg" xlink:type="simple" xlink:show="embed" xlink:actuate="onLoad" draw:mime-type="image/jpeg"/>
</draw:frame>
<draw:frame draw:style-name="fr1" draw:name="Image53" text:anchor-type="as-char" svg:width="6.9236in" svg:height="5.210009in" draw:z-index="0">
<draw:image xlink:href="../Images/liveuamap/2023-04-15T07-54-15/22556353_1.jpg" xlink:type="simple" xlink:show="embed" xlink:actuate="onLoad" draw:mime-type="image/jpeg"/>
</draw:frame>
<draw:frame draw:style-name="fr1" draw:name="Image54" text:anchor-type="as-char" svg:width="6.9236in" svg:height="5.210009in" draw:z-index="0">
<draw:image xlink:href="../Images/liveuamap/2023-04-15T07-54-15/22556353_2.jpg" xlink:type="simple" xlink:show="embed" xlink:actuate="onLoad" draw:mime-type="image/jpeg"/>
</draw:frame>
<draw:frame draw:style-name="fr1" draw:name="Image55" text:anchor-type="as-char" svg:width="6.9236in" svg:height="5.210009in" draw:z-index="0">
<draw:image xlink:href="../Images/liveuamap/2023-04-15T07-54-15/22556353_3.jpg" xlink:type="simple" xlink:show="embed" xlink:actuate="onLoad" draw:mime-type="image/jpeg"/>
</draw:frame>
</text:p>
      <text:p text:style-name="P4">
News Collection Link: <text:a xlink:type="simple" xlink:href="https://liveuamap.com/en/2023/15-april-death-toll-of-russian-attack-in-sloviansk-increased" text:style-name="Internet_20_link" text:visited-style-name="Visited_20_Internet_20_Link">
https://liveuamap.com/en/2023/15-april-death-toll-of-russian-attack-in-sloviansk-increased</text:a>
</text:p>
      <text:p text:style-name="P4">
Source: <text:a xlink:type="simple" xlink:href="https://t.me/hromadske_ua/31583" text:style-name="Internet_20_link" text:visited-style-name="Visited_20_Internet_20_Link">
https://t.me/hromadske_ua/31583</text:a>
</text:p>
      <!--NEWS-->
      <text:h text:style-name="P10" text:outline-level="1">
<text:span text:style-name="T4">
Donetsk Oblast(14:31). Red Alert: aerial threat. Sirens sounding. Take cover now!</text:span>
</text:h>
      <text:p text:style-name="P4">
Authors: liveuamap (Language: en)</text:p>
      <text:p text:style-name="P4">
Time: 2023-04-15T08:33:00</text:p>
      <text:p text:style-name="P4">
Location: Donetsk Oblast (Latitude:48.72744 Longtitude:37.5781)</text:p>
      <text:p text:style-name="P4">
Videos: []</text:p>
      <text:p text:style-name="P4">
Images: []</text:p>
      <text:p text:style-name="P4">
Tags: ["Europe", "Central and Eastern Europe"]</text:p>
      <text:p text:style-name="P4">
ID: 22556354</text:p>
      <!--METADATA-->
      <text:p text:style-name="P4">
Donetsk Oblast(14:31). Red Alert: aerial threat. Sirens sounding. Take covernow!</text:p>
      <text:p text:style-name="P4">
News Collection Link: <text:a xlink:type="simple" xlink:href="https://liveuamap.com/en/2023/15-april-donetsk-oblast1431-red-alert-aerial-g" text:style-name="Internet_20_link" text:visited-style-name="Visited_20_Internet_20_Link">
https://liveuamap.com/en/2023/15-april-donetsk-oblast1431-red-alert-aerial-g</text:a>
</text:p>
      <text:p text:style-name="P4">
Source: <text:a xlink:type="simple" xlink:href="https://t.me/air_alert_ua/43079" text:style-name="Internet_20_link" text:visited-style-name="Visited_20_Internet_20_Link">
https://t.me/air_alert_ua/43079</text:a>
</text:p>
      <!--NEWS-->
      <text:h text:style-name="P10" text:outline-level="1">
<text:span text:style-name="T4">
Sumska Oblast, Chernihivska Oblast(14:52). Red Alert: aerial threat. Sirens sounding. Take co...</text:span>
</text:h>
      <text:p text:style-name="P4">
Authors: liveuamap (Language: en)</text:p>
      <text:p text:style-name="P4">
Time: 2023-04-15T08:53:00</text:p>
      <text:p text:style-name="P4">
Location: Sumska Oblast (Latitude:51.00000000 Longtitude:34.00000000)</text:p>
      <text:p text:style-name="P4">
Videos: []</text:p>
      <text:p text:style-name="P4">
Images: []</text:p>
      <text:p text:style-name="P4">
Tags: ["Europe", "Central and Eastern Europe"]</text:p>
      <text:p text:style-name="P4">
ID: 22556355</text:p>
      <!--METADATA-->
      <text:p text:style-name="P4">
Sumska Oblast, Chernihivska Oblast(14:52). Red Alert: aerial threat. Sirenssounding. Take cover now!</text:p>
      <text:p text:style-name="P4">
News Collection Link: <text:a xlink:type="simple" xlink:href="https://liveuamap.com/en/2023/15-april-sumska-oblast-chernihivska-oblast145g" text:style-name="Internet_20_link" text:visited-style-name="Visited_20_Internet_20_Link">
https://liveuamap.com/en/2023/15-april-sumska-oblast-chernihivska-oblast145g</text:a>
</text:p>
      <text:p text:style-name="P4">
Source: <text:a xlink:type="simple" xlink:href="https://t.me/air_alert_ua/43081" text:style-name="Internet_20_link" text:visited-style-name="Visited_20_Internet_20_Link">
https://t.me/air_alert_ua/43081</text:a>
</text:p>
      <!--NEWS-->
      <text:h text:style-name="P10" text:outline-level="1">
<text:span text:style-name="T4">
2 person killed as result of Russian shelling today in Kherson</text:span>
</text:h>
      <text:p text:style-name="P4">
Authors: liveuamap (Language: en)</text:p>
      <text:p text:style-name="P4">
Time: 2023-04-15T09:27:00</text:p>
      <text:p text:style-name="P4">
Location: Kherson (Latitude:46.62928 Longtitude:32.61154)</text:p>
      <text:p text:style-name="P4">
Videos: []</text:p>
      <text:p text:style-name="P4">
Images: []</text:p>
      <text:p text:style-name="P4">
Tags: []</text:p>
      <text:p text:style-name="P4">
ID: 22556357</text:p>
      <!--METADATA-->
      <text:p text:style-name="P4">
2 person killed as result of Russian shelling today in Kherson</text:p>
      <text:p text:style-name="P4">
News Collection Link: <text:a xlink:type="simple" xlink:href="https://liveuamap.com/en/2023/15-april-2-person-killed-as-result-of-russian-shelling-today" text:style-name="Internet_20_link" text:visited-style-name="Visited_20_Internet_20_Link">
https://liveuamap.com/en/2023/15-april-2-person-killed-as-result-of-russian-shelling-today</text:a>
</text:p>
      <text:p text:style-name="P4">
Source: <text:a xlink:type="simple" xlink:href="https://t.me/liganet/26197" text:style-name="Internet_20_link" text:visited-style-name="Visited_20_Internet_20_Link">
https://t.me/liganet/26197</text:a>
</text:p>
      <!--NEWS-->
      <text:h text:style-name="P10" text:outline-level="1">
<text:span text:style-name="T4">
President Zelensky had a phone call with President Macron</text:span>
</text:h>
      <text:p text:style-name="P4">
Authors: liveuamap (Language: en)</text:p>
      <text:p text:style-name="P4">
Time: 2023-04-15T09:41:38</text:p>
      <text:p text:style-name="P4">
Location: Kyiv, Kyiv city (Latitude:50.44426 Longtitude:30.52914)</text:p>
      <text:p text:style-name="P4">
Videos: []</text:p>
      <text:p text:style-name="P4">
Images: ["<text:a xlink:type="simple" xlink:href="https://liveuamap.com/pics/2023/04/15/22556358_0.jpg" text:style-name="Internet_20_link" text:visited-style-name="Visited_20_Internet_20_Link">
22556358_0.jpg</text:a>
"]</text:p>
      <text:p text:style-name="P4">
Tags: ["France", "Russia"]</text:p>
      <text:p text:style-name="P4">
ID: 22556358</text:p>
      <!--METADATA-->
      <text:p text:style-name="P4">
President Zelensky had a phone call with President Macron</text:p>
      <text:p text:style-name="P4">
<draw:frame draw:style-name="fr1" draw:name="Image56" text:anchor-type="as-char" svg:width="6.9236in" svg:height="4.612849in" draw:z-index="0">
<draw:image xlink:href="../Images/liveuamap/2023-04-15T09-41-38/22556358_0.jpg" xlink:type="simple" xlink:show="embed" xlink:actuate="onLoad" draw:mime-type="image/jpeg"/>
</draw:frame>
</text:p>
      <text:p text:style-name="P4">
News Collection Link: <text:a xlink:type="simple" xlink:href="https://liveuamap.com/en/2023/15-april-president-zelensky-had-a-phone-call-with-president" text:style-name="Internet_20_link" text:visited-style-name="Visited_20_Internet_20_Link">
https://liveuamap.com/en/2023/15-april-president-zelensky-had-a-phone-call-with-president</text:a>
</text:p>
      <text:p text:style-name="P4">
Source: <text:a xlink:type="simple" xlink:href="https://t.me/V_Zelenskiy_official/5867" text:style-name="Internet_20_link" text:visited-style-name="Visited_20_Internet_20_Link">
https://t.me/V_Zelenskiy_official/5867</text:a>
</text:p>
      <!--NEWS-->
      <text:h text:style-name="P10" text:outline-level="1">
<text:span text:style-name="T4">
Dnipro, Dnipropetrovska Oblast(15:42). Red Alert: aerial threat. Sirens sounding. Take cover ...</text:span>
</text:h>
      <text:p text:style-name="P4">
Authors: liveuamap (Language: en)</text:p>
      <text:p text:style-name="P4">
Time: 2023-04-15T09:43:00</text:p>
      <text:p text:style-name="P4">
Location: Dnipro (Latitude:48.45930000 Longtitude:35.03865000)</text:p>
      <text:p text:style-name="P4">
Videos: []</text:p>
      <text:p text:style-name="P4">
Images: []</text:p>
      <text:p text:style-name="P4">
Tags: ["Europe", "Central and Eastern Europe"]</text:p>
      <text:p text:style-name="P4">
ID: 22556359</text:p>
      <!--METADATA-->
      <text:p text:style-name="P4">
Dnipro, Dnipropetrovska Oblast(15:42). Red Alert: aerial threat. Sirenssounding. Take cover now!</text:p>
      <text:p text:style-name="P4">
News Collection Link: <text:a xlink:type="simple" xlink:href="https://liveuamap.com/en/2023/15-april-dnipro-dnipropetrovska-oblast1542-reg" text:style-name="Internet_20_link" text:visited-style-name="Visited_20_Internet_20_Link">
https://liveuamap.com/en/2023/15-april-dnipro-dnipropetrovska-oblast1542-reg</text:a>
</text:p>
      <text:p text:style-name="P4">
Source: <text:a xlink:type="simple" xlink:href="https://t.me/suspilnednipro/14401" text:style-name="Internet_20_link" text:visited-style-name="Visited_20_Internet_20_Link">
https://t.me/suspilnednipro/14401</text:a>
</text:p>
      <!--NEWS-->
      <text:h text:style-name="P10" text:outline-level="1">
<text:span text:style-name="T4">
Zaporizka Oblast(15:43). Red Alert: aerial threat. Sirens sounding. Take cover now!</text:span>
</text:h>
      <text:p text:style-name="P4">
Authors: liveuamap (Language: en)</text:p>
      <text:p text:style-name="P4">
Time: 2023-04-15T09:44:00</text:p>
      <text:p text:style-name="P4">
Location: Zaporizka Oblast (Latitude:47.612131 Longtitude:35.765151)</text:p>
      <text:p text:style-name="P4">
Videos: []</text:p>
      <text:p text:style-name="P4">
Images: []</text:p>
      <text:p text:style-name="P4">
Tags: ["Europe", "Central and Eastern Europe"]</text:p>
      <text:p text:style-name="P4">
ID: 22556360</text:p>
      <!--METADATA-->
      <text:p text:style-name="P4">
Zaporizka Oblast(15:43). Red Alert: aerial threat. Sirens sounding. Take covernow!</text:p>
      <text:p text:style-name="P4">
News Collection Link: <text:a xlink:type="simple" xlink:href="https://liveuamap.com/en/2023/15-april-zaporizka-oblast1543-red-alert-aeriag" text:style-name="Internet_20_link" text:visited-style-name="Visited_20_Internet_20_Link">
https://liveuamap.com/en/2023/15-april-zaporizka-oblast1543-red-alert-aeriag</text:a>
</text:p>
      <text:p text:style-name="P4">
Source: <text:a xlink:type="simple" xlink:href="https://t.me/air_alert_ua/43085" text:style-name="Internet_20_link" text:visited-style-name="Visited_20_Internet_20_Link">
https://t.me/air_alert_ua/43085</text:a>
</text:p>
      <!--NEWS-->
      <text:h text:style-name="P10" text:outline-level="1">
<text:span text:style-name="T4">
Poland banned importing agricultural products from Ukraine. The regulation in this matter was...</text:span>
</text:h>
      <text:p text:style-name="P4">
Authors: liveuamap (Language: en)</text:p>
      <text:p text:style-name="P4">
Time: 2023-04-15T10:02:03</text:p>
      <text:p text:style-name="P4">
Location: Poland-Ukraine (Latitude:49.95475 Longtitude:23.1015)</text:p>
      <text:p text:style-name="P4">
Videos: []</text:p>
      <text:p text:style-name="P4">
Images: []</text:p>
      <text:p text:style-name="P4">
Tags: ["Poland", "Visegrad 4"]</text:p>
      <text:p text:style-name="P4">
ID: 22556366</text:p>
      <!--METADATA-->
      <text:p text:style-name="P4">
Poland banned importing agricultural products from Ukraine. The regulation inthis matter was signed by the Minister of Development and Technology WaldemarBuda after the government authorized him to do so. According to the document -until the end of June, it is forbidden to import grain, sugar and eggs fromUkraine</text:p>
      <text:p text:style-name="P4">
News Collection Link: <text:a xlink:type="simple" xlink:href="https://liveuamap.com/en/2023/15-april-poland-banned-importing-agricultural-products-from" text:style-name="Internet_20_link" text:visited-style-name="Visited_20_Internet_20_Link">
https://liveuamap.com/en/2023/15-april-poland-banned-importing-agricultural-products-from</text:a>
</text:p>
      <text:p text:style-name="P4">
Source: <text:a xlink:type="simple" xlink:href="https://twitter.com/RadioZET_NEWS/status/1647237997757100034" text:style-name="Internet_20_link" text:visited-style-name="Visited_20_Internet_20_Link">
https://twitter.com/RadioZET_NEWS/status/1647237997757100034</text:a>
</text:p>
      <!--NEWS-->
      <text:h text:style-name="P10" text:outline-level="1">
<text:span text:style-name="T4">
Russian army shelled Zelenivka and Sadove in Kherson region, 1 person wounded</text:span>
</text:h>
      <text:p text:style-name="P4">
Authors: liveuamap (Language: en)</text:p>
      <text:p text:style-name="P4">
Time: 2023-04-15T10:24:42</text:p>
      <text:p text:style-name="P4">
Location: Kherson (Latitude:46.70467 Longtitude:32.822)</text:p>
      <text:p text:style-name="P4">
Videos: []</text:p>
      <text:p text:style-name="P4">
Images: []</text:p>
      <text:p text:style-name="P4">
Tags: ["Europe", "Central and Eastern Europe"]</text:p>
      <text:p text:style-name="P4">
ID: 22556368</text:p>
      <!--METADATA-->
      <text:p text:style-name="P4">
Russian army shelled Zelenivka and Sadove in Kherson region, 1 person wounded</text:p>
      <text:p text:style-name="P4">
News Collection Link: <text:a xlink:type="simple" xlink:href="https://liveuamap.com/en/2023/15-april-russian-army-shelled-zelenivka-and-sadove-in-kherson" text:style-name="Internet_20_link" text:visited-style-name="Visited_20_Internet_20_Link">
https://liveuamap.com/en/2023/15-april-russian-army-shelled-zelenivka-and-sadove-in-kherson</text:a>
</text:p>
      <text:p text:style-name="P4">
Source: <text:a xlink:type="simple" xlink:href="https://t.me/channel24_ua/84637" text:style-name="Internet_20_link" text:visited-style-name="Visited_20_Internet_20_Link">
https://t.me/channel24_ua/84637</text:a>
</text:p>
      <!--NEWS-->
      <text:h text:style-name="P10" text:outline-level="1">
<text:span text:style-name="T4">
Explosions reported in occupied Rubizhne</text:span>
</text:h>
      <text:p text:style-name="P4">
Authors: liveuamap (Language: en)</text:p>
      <text:p text:style-name="P4">
Time: 2023-04-15T10:37:33</text:p>
      <text:p text:style-name="P4">
Location: Rubizhne (Latitude:49.0193 Longtitude:38.36649)</text:p>
      <text:p text:style-name="P4">
Videos: []</text:p>
      <text:p text:style-name="P4">
Images: []</text:p>
      <text:p text:style-name="P4">
Tags: ["Minsk Monitor", "Europe"]</text:p>
      <text:p text:style-name="P4">
ID: 22556369</text:p>
      <!--METADATA-->
      <text:p text:style-name="P4">
Explosions reported in occupied Rubizhne</text:p>
      <text:p text:style-name="P4">
News Collection Link: <text:a xlink:type="simple" xlink:href="https://liveuamap.com/en/2023/15-april-explosions-reported-in-occupied-rubizhne" text:style-name="Internet_20_link" text:visited-style-name="Visited_20_Internet_20_Link">
https://liveuamap.com/en/2023/15-april-explosions-reported-in-occupied-rubizhne</text:a>
</text:p>
      <text:p text:style-name="P4">
Source: <text:a xlink:type="simple" xlink:href="https://t.me/huyovy_kharkiv/106258" text:style-name="Internet_20_link" text:visited-style-name="Visited_20_Internet_20_Link">
https://t.me/huyovy_kharkiv/106258</text:a>
</text:p>
      <!--NEWS-->
      <text:h text:style-name="P10" text:outline-level="1">
<text:span text:style-name="T4">
Kharkiv, Kharkivska Oblast, Dnipro, Dnipropetrovska Oblast, Zaporizka Oblast, Donetsk Oblast(...</text:span>
</text:h>
      <text:p text:style-name="P4">
Authors: liveuamap (Language: en)</text:p>
      <text:p text:style-name="P4">
Time: 2023-04-15T11:35:00</text:p>
      <text:p text:style-name="P4">
Location: Kharkiv (Latitude:49.98081000 Longtitude:36.25272000)</text:p>
      <text:p text:style-name="P4">
Videos: []</text:p>
      <text:p text:style-name="P4">
Images: []</text:p>
      <text:p text:style-name="P4">
Tags: ["Europe", "Central and Eastern Europe"]</text:p>
      <text:p text:style-name="P4">
ID: 22556372</text:p>
      <!--METADATA-->
      <text:p text:style-name="P4">
Kharkiv, Kharkivska Oblast, Dnipro, Dnipropetrovska Oblast, Zaporizka Oblast,Donetsk Oblast(17:35). Red Alert: aerial threat. Sirens sounding. Take covernow!</text:p>
      <text:p text:style-name="P4">
News Collection Link: <text:a xlink:type="simple" xlink:href="https://liveuamap.com/en/2023/15-april-kharkiv-kharkivska-oblast-dnipro-dnig" text:style-name="Internet_20_link" text:visited-style-name="Visited_20_Internet_20_Link">
https://liveuamap.com/en/2023/15-april-kharkiv-kharkivska-oblast-dnipro-dnig</text:a>
</text:p>
      <text:p text:style-name="P4">
Source: <text:a xlink:type="simple" xlink:href="https://t.me/air_alert_ua/43092" text:style-name="Internet_20_link" text:visited-style-name="Visited_20_Internet_20_Link">
https://t.me/air_alert_ua/43092</text:a>
</text:p>
      <!--NEWS-->
      <text:h text:style-name="P10" text:outline-level="1">
<text:span text:style-name="T4">
Kherson, Khersonska Oblast(17:53). Red Alert: aerial threat. Sirens sounding. Take cover now!</text:span>
</text:h>
      <text:p text:style-name="P4">
Authors: liveuamap (Language: en)</text:p>
      <text:p text:style-name="P4">
Time: 2023-04-15T11:55:00</text:p>
      <text:p text:style-name="P4">
Location: Kherson (Latitude:46.65662 Longtitude:32.61803)</text:p>
      <text:p text:style-name="P4">
Videos: []</text:p>
      <text:p text:style-name="P4">
Images: []</text:p>
      <text:p text:style-name="P4">
Tags: ["Europe", "Central and Eastern Europe"]</text:p>
      <text:p text:style-name="P4">
ID: 22556374</text:p>
      <!--METADATA-->
      <text:p text:style-name="P4">
Kherson, Khersonska Oblast(17:53). Red Alert: aerial threat. Sirens sounding.Take cover now!</text:p>
      <text:p text:style-name="P4">
News Collection Link: <text:a xlink:type="simple" xlink:href="https://liveuamap.com/en/2023/15-april-kherson-khersonska-oblast1753-red-alg" text:style-name="Internet_20_link" text:visited-style-name="Visited_20_Internet_20_Link">
https://liveuamap.com/en/2023/15-april-kherson-khersonska-oblast1753-red-alg</text:a>
</text:p>
      <text:p text:style-name="P4">
Source: <text:a xlink:type="simple" xlink:href="https://t.me/air_alert_ua/43093" text:style-name="Internet_20_link" text:visited-style-name="Visited_20_Internet_20_Link">
https://t.me/air_alert_ua/43093</text:a>
</text:p>
      <!--NEWS-->
      <text:h text:style-name="P10" text:outline-level="1">
<text:span text:style-name="T4">
На Львівщині розпочали ремонт мосту на автомобільній дорозі Рава-Руська – Гайок</text:span>
</text:h>
      <text:p text:style-name="P4">
Authors: Ukrinform (Person)</text:p>
      <text:p text:style-name="P4">
Publisher: Укринформ (Organization)</text:p>
      <text:p text:style-name="P4">
Published Time: 2023-04-15T12:10:00+03:00</text:p>
      <text:p text:style-name="P4">
Modified Time: 2023-04-15T12:10:00+03:00</text:p>
      <text:p text:style-name="P4">
Description: На Львівщині розпочали ремонт моста у селі Реклинець на автомобільній дорозі Рава-Руська – Гайок. — Укрінформ.</text:p>
      <text:p text:style-name="P4">
Images: ["<text:a xlink:type="simple" xlink:href="https://static.ukrinform.com/photos/2023_04/thumb_files/630_360_1681550438-822.jpg" text:style-name="Internet_20_link" text:visited-style-name="Visited_20_Internet_20_Link">
630_360_16815...</text:a>
"]</text:p>
      <text:p text:style-name="P4">
Tags: ['Дороги', 'Львівщина', 'Міст']</text:p>
      <text:p text:style-name="P4">
Type: Article</text:p>
      <!--METADATA-->
      <text:p text:style-name="P4">
<draw:frame draw:style-name="fr1" draw:name="Image57" text:anchor-type="as-char" svg:width="6.9236in" svg:height="3.956343in" draw:z-index="0">
<draw:image xlink:href="../Images/yкринформ/2023-04-15T12-10-00-03-00/630_360_1681550438-822.jpg" xlink:type="simple" xlink:show="embed" xlink:actuate="onLoad" draw:mime-type="image/jpeg"/>
</draw:frame>
 НаЛьвівщині розпочали ремонт моста у селі Реклинець на автомобільній дорозіРава-Руська – Гайок.</text:p>
      <text:p text:style-name="P4">
Про це повідомив у <text:a xlink:type="simple" xlink:href="https://t.me/kozytskyy_maksym_official/7767" text:style-name="Internet_20_link" text:visited-style-name="Visited_20_Internet_20_Link">
 </text:a>
 <text:a xlink:type="simple" xlink:href="https://t.me/kozytskyy_maksym_official/7767" text:style-name="Internet_20_link" text:visited-style-name="Visited_20_Internet_20_Link">
</text:a>
 <text:a xlink:type="simple" xlink:href="https://t.me/kozytskyy_maksym_official/7767" text:style-name="Internet_20_link" text:visited-style-name="Visited_20_Internet_20_Link">
</text:a>
 начальник Львівської ОВА МаксимКозицький, передає Укрінформ.</text:p>
      <text:p text:style-name="P4">
«У Червоноградському районі почали ремонт <text:a xlink:type="simple" xlink:href="https://www.ukrinform.ua/tag-mist" text:style-name="Internet_20_link" text:visited-style-name="Visited_20_Internet_20_Link">
 </text:a>
 на автомобільній дорозі Рава-Руська – Гайок. Йдеться про міст у селіРеклинець», - йдеться у повідомленні.</text:p>
      <text:p text:style-name="P4">
Начальник ОВА нагадав, що впродовж 2020-2021 років дорожнє покриттяавтомобільної дороги Рава-Руська – Гайок, яка має важливе логістичне значення,відремонтували по всій протяжності. Цьогоріч планують капітальновідремонтувати мостовий перехід. На ньому також влаштують бар'єрне огородженнята встановлять дорожні знаки. Через ремонт зараз цей міст закритий длявантажних автомобілів.</text:p>
      <text:p text:style-name="P4">
<text:span text:style-name="T4">
Читайте також:</text:span>
 <text:a xlink:type="simple" xlink:href="https://www.ukrinform.ua/rubric-regions/3694263-na-lvivsini-startue-pilotnij-proekt-zi-stvorenna-centriv-socialnogo-dogladu.html" text:style-name="Internet_20_link" text:visited-style-name="Visited_20_Internet_20_Link">
 <text:span text:style-name="T4">
Львівщ</text:span>
 </text:a>
</text:p>
      <text:p text:style-name="P4">
Також Козицький інформує, що на Яворівщині триває ремонт автомобільної дорогиЧерчик – Оселя – Дернаки. Цьогоріч дорожники запланували влаштувати понад 3 кмнового асфальтобетонного покриття. Минулого року підрядна організаціявідремонтувала 1,5 км цього автошляху. Ремонт здійснюють за співфінансування змісцевого бюджету Яворівської територіальної громади.</text:p>
      <text:p text:style-name="P4">
Як повідомляв Укрінформ, на Львівщині завершили викуп нерухомого майна длябудівництва Північної об’їзної дороги.</text:p>
      <text:p text:style-name="P4">
<text:span text:style-name="T5">
Фото: ЛОДА</text:span>
</text:p>
      <text:p text:style-name="P4">
Source: <text:a xlink:type="simple" xlink:href="https://www.ukrinform.ua/rubric-vidbudova/3696263-na-lvivsini-rozpocali-remont-mostu-na-avtomobilnij-dorozi-ravaruska-gajok.html" text:style-name="Internet_20_link" text:visited-style-name="Visited_20_Internet_20_Link">
https://www.ukrinform.ua/rubric-vidbudova/3696263-na-lvivsini-rozpocali-remont-mostu-na-avtomobilnij-dorozi-ravaruska-gajok.html</text:a>
</text:p>
      <!--NEWS-->
      <text:h text:style-name="P10" text:outline-level="1">
<text:span text:style-name="T4">
На Львівщині завершили викуп нерухомого майна для будівництва Північної об’їзної дороги</text:span>
</text:h>
      <text:p text:style-name="P4">
Authors: Ukrinform (Person)</text:p>
      <text:p text:style-name="P4">
Publisher: Укринформ (Organization)</text:p>
      <text:p text:style-name="P4">
Published Time: 2023-04-15T12:16:48+03:00</text:p>
      <text:p text:style-name="P4">
Modified Time: 2023-04-15T12:16:48+03:00</text:p>
      <text:p text:style-name="P4">
Description: На Львівщині завершили викуп нерухомого майна для будівництва Північної об’їзної дороги. — Укрінформ.</text:p>
      <text:p text:style-name="P4">
Images: ["<text:a xlink:type="simple" xlink:href="https://static.ukrinform.com/photos/2023_04/thumb_files/630_360_1681550196-603.jpg" text:style-name="Internet_20_link" text:visited-style-name="Visited_20_Internet_20_Link">
630_360_16815...</text:a>
"]</text:p>
      <text:p text:style-name="P4">
Tags: ['Будівництво', 'Дороги', 'Львівщина']</text:p>
      <text:p text:style-name="P4">
Type: Article</text:p>
      <!--METADATA-->
      <text:p text:style-name="P4">
<draw:frame draw:style-name="fr1" draw:name="Image58" text:anchor-type="as-char" svg:width="6.9236in" svg:height="3.956343in" draw:z-index="0">
<draw:image xlink:href="../Images/yкринформ/2023-04-15T12-16-48-03-00/630_360_1681550196-603.jpg" xlink:type="simple" xlink:show="embed" xlink:actuate="onLoad" draw:mime-type="image/jpeg"/>
</draw:frame>
 НаЛьвівщині завершили викуп нерухомого майна для будівництва Північної об’їзноїдороги.</text:p>
      <text:p text:style-name="P4">
Про це повідомив у <text:a xlink:type="simple" xlink:href="https://t.me/kozytskyy_maksym_official/7767" text:style-name="Internet_20_link" text:visited-style-name="Visited_20_Internet_20_Link">
 </text:a>
 начальникЛьвівської ОВА Максим Козицький, передає Укрінформ.</text:p>
      <text:p text:style-name="P4">
«Викуп нерухомого майна для <text:a xlink:type="simple" xlink:href="https://www.ukrinform.ua/tag-budivnictvo" text:style-name="Internet_20_link" text:visited-style-name="Visited_20_Internet_20_Link">
 </text:a>
Північної об’їзної дороги Львова завершили», - йдеться у повідомленні.</text:p>
      <text:p text:style-name="P4">
За його словами, напередодні, 14 квітня, викупили останні дві земельніділянки, щодо яких можна було здійснити правочини. Залишилися ще дві - їхнєвідчуження для суспільних потреб відбудеться у судовому порядку.</text:p>
      <text:p text:style-name="P4">
Як зазначив начальник ОВА, об’їзна дорога пролягатиме вздовж сіл Бірки,Завадів, Зашків, Гряда і до Малих Підлісок. Ця автомобільна дорога дозволитьрозвантажити Південний обхід Львова.</text:p>
      <text:p text:style-name="P4">
<text:span text:style-name="T4">
Читайте також:</text:span>
 <text:a xlink:type="simple" xlink:href="https://www.ukrinform.ua/rubric-vidbudova/3696263-na-lvivsini-rozpocali-remont-mostu-na-avtomobilnij-dorozi-ravaruska-gajok.html" text:style-name="Internet_20_link" text:visited-style-name="Visited_20_Internet_20_Link">
 <text:span text:style-name="T4">
Львівщ</text:span>
 </text:a>
</text:p>
      <text:p text:style-name="P4">
В ОВА інформують, що будівництво Північної об’їзної дороги Львова – це один знаймасштабніших інфраструктурних проєктів у Львівській області. Роботиздійснюватимуть за кошти Європейського банку реконструкції та розвитку (ЄБРР)та Європейського інвестиційного банку (ЄІБ) на умовах співфінансування. Проєктвідповідає найвищим соціальним, безпековим та екологічним стандартам.</text:p>
      <text:p text:style-name="P4">
Фото: НТА</text:p>
      <text:p text:style-name="P4">
Source: <text:a xlink:type="simple" xlink:href="https://www.ukrinform.ua/rubric-regions/3696266-na-lvivsini-zaversili-vikup-neruhomogo-majna-dla-budivnictva-pivnicnoi-obiznoi-dorogi.html" text:style-name="Internet_20_link" text:visited-style-name="Visited_20_Internet_20_Link">
https://www.ukrinform.ua/rubric-regions/3696266-na-lvivsini-zaversili-vikup-neruhomogo-majna-dla-budivnictva-pivnicnoi-obiznoi-dorogi.html</text:a>
</text:p>
      <!--NEWS-->
      <text:h text:style-name="P10" text:outline-level="1">
<text:span text:style-name="T4">
росія тримає у Чорному морі два носії «Калібрів»</text:span>
</text:h>
      <text:p text:style-name="P4">
Authors: Ukrinform (Person)</text:p>
      <text:p text:style-name="P4">
Publisher: Укринформ (Organization)</text:p>
      <text:p text:style-name="P4">
Published Time: 2023-04-15T12:24:00+03:00</text:p>
      <text:p text:style-name="P4">
Modified Time: 2023-04-15T12:24:00+03:00</text:p>
      <text:p text:style-name="P4">
Description: У Чорному морі російська федерація тримає на бойовому чергуванні 10 кораблів, серед яких два носії крилатих ракет "Калібр" загальним залпом до восьми ракет. — Укрінформ.</text:p>
      <text:p text:style-name="P4">
Images: ["<text:a xlink:type="simple" xlink:href="https://static.ukrinform.com/photos/2023_04/thumb_files/630_360_1680330426-334.jpg" text:style-name="Internet_20_link" text:visited-style-name="Visited_20_Internet_20_Link">
630_360_16803...</text:a>
"]</text:p>
      <text:p text:style-name="P4">
Tags: ['Ракета', 'Корабель', 'Війна з росією']</text:p>
      <text:p text:style-name="P4">
Type: Article</text:p>
      <!--METADATA-->
      <text:p text:style-name="P4">
<draw:frame draw:style-name="fr1" draw:name="Image59" text:anchor-type="as-char" svg:width="6.9236in" svg:height="3.956343in" draw:z-index="0">
<draw:image xlink:href="../Images/yкринформ/2023-04-15T12-24-00-03-00/630_360_1680330426-334.jpg" xlink:type="simple" xlink:show="embed" xlink:actuate="onLoad" draw:mime-type="image/jpeg"/>
</draw:frame>
 У Чорномуморі російська федерація тримає на бойовому чергуванні 10 кораблів, серед якихдва носії крилатих ракет "Калібр" загальним залпом до восьми ракет.</text:p>
      <text:p text:style-name="P4">
Як передає Укрінформ, про це Військово-морські сили Збройних сил Україниповідомляють у <text:a xlink:type="simple" xlink:href="https://www.facebook.com/navy.mil.gov.ua/posts/pfbid0fFQn68TqJsXSQkCYLkJJXhSeWqpNhSFmDSgh8CWF4nyYuCw65XzgZx51GrZ2Tbql" text:style-name="Internet_20_link" text:visited-style-name="Visited_20_Internet_20_Link">
</text:a>
</text:p>
      <text:p text:style-name="P4">
"В Чорному морі на бойовому чергуванні знаходиться 10 ворожих кораблів, середяких два носії крилатих <text:a xlink:type="simple" xlink:href="https://www.ukrinform.ua/tag-raketa" text:style-name="Internet_20_link" text:visited-style-name="Visited_20_Internet_20_Link">
 </text:a>
 "Калібр"загальний залп до восьми ракет; в Азовському морі – один ворожий корабель", -ідеться у повідомленні.</text:p>
      <text:p text:style-name="P4">
<text:span text:style-name="T4">
Читайте також:</text:span>
 <text:a xlink:type="simple" xlink:href="https://www.ukrinform.ua/rubric-ato/3696011-rosiani-vdarili-po-slovansku-raketami-s300-patero-zagiblih-15-poranenih.html" text:style-name="Internet_20_link" text:visited-style-name="Visited_20_Internet_20_Link">
 <text:span text:style-name="T4">
ракет</text:span>
 </text:a>
</text:p>
      <text:p text:style-name="P4">
У Середземному морі на бойовому чергуванні перебувають до восьми ворожихкораблів, з них чотири носії "Калібрів" загальним залпом до 36 ракет.</text:p>
      <text:p text:style-name="P4">
Як повідомляв Укрінформ, росія з осені 2022 року <text:a xlink:type="simple" xlink:href="https://www.ukrinform.ua/rubric-ato/3695764-rosia-z-oseni-vipustila-po-ukraini-850-krilatih-raket-riznih-tipiv-povitrani-sili.html" text:style-name="Internet_20_link" text:visited-style-name="Visited_20_Internet_20_Link">
</text:a>
 <text:a xlink:type="simple" xlink:href="https://www.ukrinform.ua/rubric-ato/3695764-rosia-z-oseni-vipustila-po-ukraini-850-krilatih-raket-riznih-tipiv-povitrani-sili.html" text:style-name="Internet_20_link" text:visited-style-name="Visited_20_Internet_20_Link">
</text:a>
 різних типів,серед яких високоточні і далекобійні "Калібри", Х-101 та "Іскандери".</text:p>
      <text:p text:style-name="P4">
Source: <text:a xlink:type="simple" xlink:href="https://www.ukrinform.ua/rubric-ato/3696269-rosia-trimae-u-cornomu-mori-dva-nosii-kalibriv.html" text:style-name="Internet_20_link" text:visited-style-name="Visited_20_Internet_20_Link">
https://www.ukrinform.ua/rubric-ato/3696269-rosia-trimae-u-cornomu-mori-dva-nosii-kalibriv.html</text:a>
</text:p>
      <!--NEWS-->
      <text:h text:style-name="P10" text:outline-level="1">
<text:span text:style-name="T4">
Міжнародна асоціація серфінгу продовжила відсторонення росіян</text:span>
</text:h>
      <text:p text:style-name="P4">
Authors: Ukrinform (Person)</text:p>
      <text:p text:style-name="P4">
Publisher: Укринформ (Organization)</text:p>
      <text:p text:style-name="P4">
Published Time: 2023-04-15T12:32:03+03:00</text:p>
      <text:p text:style-name="P4">
Modified Time: 2023-04-15T12:32:03+03:00</text:p>
      <text:p text:style-name="P4">
Description: Міжнародна асоціація серфінгу (ISA) продовжила санкції проти російських спортсменів. — Укрінформ.</text:p>
      <text:p text:style-name="P4">
Images: ["<text:a xlink:type="simple" xlink:href="https://static.ukrinform.com/photos/2023_04/thumb_files/630_360_1681550321-291.jpg" text:style-name="Internet_20_link" text:visited-style-name="Visited_20_Internet_20_Link">
630_360_16815...</text:a>
"]</text:p>
      <text:p text:style-name="P4">
Tags: ['МОК', 'Санкції', 'Спорт', 'Україна']</text:p>
      <text:p text:style-name="P4">
Type: Article</text:p>
      <!--METADATA-->
      <text:p text:style-name="P4">
<draw:frame draw:style-name="fr1" draw:name="Image60" text:anchor-type="as-char" svg:width="6.9236in" svg:height="3.956343in" draw:z-index="0">
<draw:image xlink:href="../Images/yкринформ/2023-04-15T12-32-03-03-00/630_360_1681550321-291.jpg" xlink:type="simple" xlink:show="embed" xlink:actuate="onLoad" draw:mime-type="image/jpeg"/>
</draw:frame>
 Міжнароднаасоціація серфінгу (ISA) продовжила санкції проти російських спортсменів.</text:p>
      <text:p text:style-name="P4">
Асоціація <text:a xlink:type="simple" xlink:href="https://www.insidethegames.biz/articles/1135944/isa-continued-ban-russian-surfers" text:style-name="Internet_20_link" text:visited-style-name="Visited_20_Internet_20_Link">
 </text:a>
 російське вторгнення в Україну і висловлює солідарність зукраїнцями, передає Укрінформ.</text:p>
      <text:p text:style-name="P4">
«У правилах ISA немає положень щодо участі осіб за межами їхніх національнихкоманд, у тому числі у Всесвітніх іграх із серфінгу та інших змаганнях, яківідіграють роль у кваліфікації на Олімпійські ігри через національніолімпійські комітети. Якщо обставини зміняться, ISA перегляне свою позицію інадасть оновлені рекомендації своєму виконавчому комітету. Ці рішення єрезультатом рішучого засудження ISA вторгнення в Україну, яке організувавросійський уряд - війни, яка триває понад рік.</text:p>
      <text:p text:style-name="P4">
Основним пріоритетом ISA є забезпечення безпеки уболівальників, спортсменів іофіційних осіб, а також захист чесності змагань. ISA продовжує висловлюватисвою солідарність з народом та серферами України», - йдеться у повідомленніМіжнародної асоціації серфінгу.</text:p>
      <text:p text:style-name="P4">
<text:span text:style-name="T4">
Читайте також:</text:span>
 <text:a xlink:type="simple" xlink:href="https://www.ukrinform.ua/rubric-sports/3694742-miznarodna-federacia-sportivnogo-orientuvanna-prodovzila-zaboronu-dla-rosian-i-bilorusiv.html" text:style-name="Internet_20_link" text:visited-style-name="Visited_20_Internet_20_Link">
 <text:span text:style-name="T4">
спортивного</text:span>
 <text:span text:style-name="T4">
орієнтування</text:span>
</text:a>
</text:p>
      <text:p text:style-name="P4">
Як повідомлялося, раніше МОК рекомендував допустити до змагань спортсменів зросії та білорусі у нейтральному статусі.</text:p>
      <text:p text:style-name="P4">
Фото: Getty Images.</text:p>
      <text:p text:style-name="P4">
Source: <text:a xlink:type="simple" xlink:href="https://www.ukrinform.ua/rubric-sports/3696271-miznarodna-asociacia-serfingu-prodovzila-vidstoronenna-rosian.html" text:style-name="Internet_20_link" text:visited-style-name="Visited_20_Internet_20_Link">
https://www.ukrinform.ua/rubric-sports/3696271-miznarodna-asociacia-serfingu-prodovzila-vidstoronenna-rosian.html</text:a>
</text:p>
      <!--NEWS-->
      <text:h text:style-name="P10" text:outline-level="1">
<text:span text:style-name="T4">
На Рівненщині вірянам дозволили залишатися у храмах на Великдень вночі</text:span>
</text:h>
      <text:p text:style-name="P4">
Authors: Ukrinform (Person)</text:p>
      <text:p text:style-name="P4">
Publisher: Укринформ (Organization)</text:p>
      <text:p text:style-name="P4">
Published Time: 2023-04-15T12:34:21+03:00</text:p>
      <text:p text:style-name="P4">
Modified Time: 2023-04-15T12:34:21+03:00</text:p>
      <text:p text:style-name="P4">
Description: На Рівненщині віряни, які прийшли на службу до початку дії комендантської години, можуть залишатися в храмі на всю ніч, проте влада попереджає, що скасування чи скорочення комендантської години на Великдень не буде. — Укрінформ.</text:p>
      <text:p text:style-name="P4">
Images: ["<text:a xlink:type="simple" xlink:href="https://static.ukrinform.com/photos/2018_04/thumb_files/630_360_1523029027-4426.jpg" text:style-name="Internet_20_link" text:visited-style-name="Visited_20_Internet_20_Link">
630_360_15230...</text:a>
"]</text:p>
      <text:p text:style-name="P4">
Tags: ['Церква', 'Рівненщина', 'Великдень', 'Комендантська година']</text:p>
      <text:p text:style-name="P4">
Type: Article</text:p>
      <!--METADATA-->
      <text:p text:style-name="P4">
<draw:frame draw:style-name="fr1" draw:name="Image61" text:anchor-type="as-char" svg:width="6.9236in" svg:height="3.956343in" draw:z-index="0">
<draw:image xlink:href="../Images/yкринформ/2023-04-15T12-34-21-03-00/630_360_1523029027-4426.jpg" xlink:type="simple" xlink:show="embed" xlink:actuate="onLoad" draw:mime-type="image/jpeg"/>
</draw:frame>
 НаРівненщині віряни, які прийшли на службу до початку дії комендантської години,можуть залишатися в храмі на всю ніч, проте влада попереджає, що скасування чискорочення комендантської години на Великдень не буде.</text:p>
      <text:p text:style-name="P4">
Про це у  <text:a xlink:type="simple" xlink:href="https://t.me/vitalykoval8/11038" text:style-name="Internet_20_link" text:visited-style-name="Visited_20_Internet_20_Link">
 </text:a>
 повідомив начальник РівненськоїОВА Віталій Коваль, передає Укрінформ.</text:p>
      <text:p text:style-name="P4">
«Комендантська година не унеможливлює проведення нічного богослужіння уцерквах», - повідомив Коваль.</text:p>
      <text:p text:style-name="P4">
Він підкреслив, що віряни, які прийшли на службу до початку її дії, можутьзалишатися в храмі на всю ніч. По завершенню комендантської години люди такожможуть відвідати <text:a xlink:type="simple" xlink:href="https://www.ukrinform.ua/tag-cerkva" text:style-name="Internet_20_link" text:visited-style-name="Visited_20_Internet_20_Link">
 </text:a>
 і освятитивеликодній кошик.</text:p>
      <text:p text:style-name="P4">
За словами начальника ОВА, безпекові заходи мають бути дотримані усімарелігійними організаціями без виключень - на умовах рівності та однаковоївідповідальності згідно із законодавством. Тому скасування чи скороченнякомендантської години на Великдень не буде. А правоохоронні органипрацюватимуть у посиленому режимі. Він нагадав, що на Рівненщині комендантськагодина діє з 00:00 до 05:00. У цей час заборонено перебувати на вулиці й угромадських місцях, а також переміщатися транспортом чи пішки без спеціальноїперепустки.</text:p>
      <text:p text:style-name="P4">
<text:span text:style-name="T4">
Читайте також:</text:span>
 <text:a xlink:type="simple" xlink:href="https://www.ukrinform.ua/rubric-kyiv/3696037-klicko-zaklikav-kian-zalisatisa-vdoma-u-velikodnu-nic.html" text:style-name="Internet_20_link" text:visited-style-name="Visited_20_Internet_20_Link">
 <text:span text:style-name="T4">
Велик</text:span>
 </text:a>
</text:p>
      <text:p text:style-name="P4">
Коваль наголосив, що будь-які провокації з метою дестабілізації суспільно-політичної ситуації – неприпустимі, це лише гратиме на руку ворогу.</text:p>
      <text:p text:style-name="P4">
Як повідомляв Укрінформ, Рівненська обласна рада на позачерговій сесіїзаборонила діяльність Української православної церкви (московськогопатріархату) на території області.</text:p>
      <text:p text:style-name="P4">
На Кіровоградщині на Великдень скоротили комендантську годину, не можна бутина вулицях з опівночі до 4-ї ранку.</text:p>
      <text:p text:style-name="P4">
Source: <text:a xlink:type="simple" xlink:href="https://www.ukrinform.ua/rubric-regions/3696272-na-rivnensini-viranam-dozvolili-zalisatisa-u-hramah-na-velikden-vnoci.html" text:style-name="Internet_20_link" text:visited-style-name="Visited_20_Internet_20_Link">
https://www.ukrinform.ua/rubric-regions/3696272-na-rivnensini-viranam-dozvolili-zalisatisa-u-hramah-na-velikden-vnoci.html</text:a>
</text:p>
      <!--NEWS-->
      <text:h text:style-name="P10" text:outline-level="1">
<text:span text:style-name="T4">
Танки Leopard 1 скоро будуть готові до відправки в Україну – міноборони Данії</text:span>
</text:h>
      <text:p text:style-name="P4">
Authors: Ukrinform (Person)</text:p>
      <text:p text:style-name="P4">
Publisher: Укринформ (Organization)</text:p>
      <text:p text:style-name="P4">
Published Time: 2023-04-15T12:37:00+03:00</text:p>
      <text:p text:style-name="P4">
Modified Time: 2023-04-15T12:37:00+03:00</text:p>
      <text:p text:style-name="P4">
Description: Перші данські танки Leopard 1 вже скоро будуть готові до відправки в Україну. — Укрінформ.</text:p>
      <text:p text:style-name="P4">
Images: ["<text:a xlink:type="simple" xlink:href="https://static.ukrinform.com/photos/2023_01/thumb_files/630_360_1674507878-657.jpg" text:style-name="Internet_20_link" text:visited-style-name="Visited_20_Internet_20_Link">
630_360_16745...</text:a>
"]</text:p>
      <text:p text:style-name="P4">
Tags: ['Данія', 'Війна з росією', ' танк Leopard']</text:p>
      <text:p text:style-name="P4">
Type: Article</text:p>
      <!--METADATA-->
      <text:p text:style-name="P4">
<draw:frame draw:style-name="fr1" draw:name="Image62" text:anchor-type="as-char" svg:width="6.9236in" svg:height="3.956343in" draw:z-index="0">
<draw:image xlink:href="../Images/yкринформ/2023-04-15T12-37-00-03-00/630_360_1674507878-657.jpg" xlink:type="simple" xlink:show="embed" xlink:actuate="onLoad" draw:mime-type="image/jpeg"/>
</draw:frame>
 Першіданські танки Leopard 1 вже скоро будуть готові до відправки в Україну.</text:p>
      <text:p text:style-name="P4">
Про це повідомляється у <text:a xlink:type="simple" xlink:href="https://twitter.com/Forsvarsmin/status/1647134996639916032" text:style-name="Internet_20_link" text:visited-style-name="Visited_20_Internet_20_Link">
</text:a>
 міністерстваоборони Данії, передає Укрінформ.</text:p>
      <text:p text:style-name="P4">
Зазначається, що виконувач обов’язків міністра оборони Данії Троельс ЛундПоульсен разом із членами комітету з оборони та Ради із зовнішньої політикивідвідав у п`ятницю компанію Flensburger Fahrzeugbau Gesellschaft (FFG) уФленсбурзі.</text:p>
      <text:p text:style-name="P4">
«Я дуже радий можливості запросити парламентських політиків на FFG, щоб вонитакож могли побачити, як далеко ми просунулися в процесі відновлення <text:a xlink:type="simple" xlink:href="https://www.ukrinform.ua/tag-tank" text:style-name="Internet_20_link" text:visited-style-name="Visited_20_Internet_20_Link">
</text:a>
 Leopard 1... І ми сподіваємося, щозможемо відправити їх в Україну дуже скоро», — сказав Поульсен.</text:p>
      <text:p text:style-name="P4">
Як повідомляв Укрінформ, уряд Данії розпочав співпрацю з Німеччиною таНідерландами з метою <text:a xlink:type="simple" xlink:href="https://www.ukrinform.ua/rubric-ato/3681096-persi-tanki-leopard-1-budut-v-ukraini-navesni-minoboroni-danii.html" text:style-name="Internet_20_link" text:visited-style-name="Visited_20_Internet_20_Link">
 </text:a>
</text:p>
      <text:p text:style-name="P4">
<text:span text:style-name="T4">
Читайте також:</text:span>
 <text:a xlink:type="simple" xlink:href="https://www.ukrinform.ua/rubric-ato/3696106-kanada-peredala-ukraini-tri-navcalni-simulatori-strilbi-z-tankiv.html" text:style-name="Internet_20_link" text:visited-style-name="Visited_20_Internet_20_Link">
 <text:span text:style-name="T4">
танк</text:span>
 </text:a>
</text:p>
      <text:p text:style-name="P4">
Виконувач обов’язків міністра оборони Данії Троельс Лунд Поульсен заявляв, щоперша партія Leopard 1 у рамках дансько-німецько-нідерландського проєкту зпередачі танків Україні буде поставлена українській стороні навесні.</text:p>
      <text:p text:style-name="P4">
У п`ятницю міноборони Данії анонсувало, що <text:a xlink:type="simple" xlink:href="https://www.ukrinform.ua/rubric-ato/3695983-ukraina-otrimae-19-artsistem-caesar-najblizcimi-tiznami-minoboroni-danii.html" text:style-name="Internet_20_link" text:visited-style-name="Visited_20_Internet_20_Link">
</text:a>
 французького виробництва.</text:p>
      <text:p text:style-name="P4">
Source: <text:a xlink:type="simple" xlink:href="https://www.ukrinform.ua/rubric-ato/3696276-tanki-leopard-1-skoro-budut-gotovi-do-vidpravki-v-ukrainu-minoboroni-danii.html" text:style-name="Internet_20_link" text:visited-style-name="Visited_20_Internet_20_Link">
https://www.ukrinform.ua/rubric-ato/3696276-tanki-leopard-1-skoro-budut-gotovi-do-vidpravki-v-ukrainu-minoboroni-danii.html</text:a>
</text:p>
      <!--NEWS-->
      <text:h text:style-name="P10" text:outline-level="1">
<text:span text:style-name="T4">
В Одесі відкрився консультаційний центр уповноваженого Ради з прав людини</text:span>
</text:h>
      <text:p text:style-name="P4">
Authors: Ukrinform (Person)</text:p>
      <text:p text:style-name="P4">
Publisher: Укринформ (Organization)</text:p>
      <text:p text:style-name="P4">
Published Time: 2023-04-15T12:45:29+03:00</text:p>
      <text:p text:style-name="P4">
Modified Time: 2023-04-15T12:45:29+03:00</text:p>
      <text:p text:style-name="P4">
Description: В Одесі розпочав роботу консультаційний центр уповноваженого Верховної Ради України з прав людини. — Укрінформ.</text:p>
      <text:p text:style-name="P4">
Images: ["<text:a xlink:type="simple" xlink:href="https://static.ukrinform.com/photos/2023_04/thumb_files/630_360_1681551907-343.jpg" text:style-name="Internet_20_link" text:visited-style-name="Visited_20_Internet_20_Link">
630_360_16815...</text:a>
"]</text:p>
      <text:p text:style-name="P4">
Tags: ['Одеса', 'Права людини', 'Верховна Рада']</text:p>
      <text:p text:style-name="P4">
Type: Article</text:p>
      <!--METADATA-->
      <text:p text:style-name="P4">
<draw:frame draw:style-name="fr1" draw:name="Image63" text:anchor-type="as-char" svg:width="6.9236in" svg:height="3.956343in" draw:z-index="0">
<draw:image xlink:href="../Images/yкринформ/2023-04-15T12-45-29-03-00/630_360_1681551907-343.jpg" xlink:type="simple" xlink:show="embed" xlink:actuate="onLoad" draw:mime-type="image/jpeg"/>
</draw:frame>
 В Одесірозпочав роботу консультаційний центр уповноваженого Верховної Ради України зправ людини.</text:p>
      <text:p text:style-name="P4">
Як передає Укрінформ, про це повідоив у <text:a xlink:type="simple" xlink:href="https://t.me/dmytro_lubinetzs/2156" text:style-name="Internet_20_link" text:visited-style-name="Visited_20_Internet_20_Link">
</text:a>
омбудсмен Дмитро Лубінець.</text:p>
      <text:p text:style-name="P4">
У консультаційному центрі жителі Одеської області зможуть отримати роз’ясненнящодо шляхів повернення дитини або сімей із дітьми з тимчасово захопленихросіянами територій, офлайн та онлайн консультації щодо отримання свідоцтвапро народження дитини в умовах воєнного стану або його легалізацію, якщодокумент отриманий на тимчасово захопленій території.</text:p>
      <text:p text:style-name="P4">
Також можна отримати роз’яснення щодо встановлення контактів із дитиною, якувивіз один із батьків за кордон.</text:p>
      <text:p text:style-name="P4">
Крім того, в центрі можна заповнити форми розшуку дитини або заявки наотримання допомоги дітям, які зазнали поранень і травмувань внаслідок війни,та інших питань, пов’язаних з порушеннями прав людини.</text:p>
      <text:p text:style-name="P4">
<text:span text:style-name="T4">
Читайте також:</text:span>
 <text:a xlink:type="simple" xlink:href="https://www.ukrinform.ua/rubric-society/3696221-ukrainci-zmozut-distancijno-otrimuvati-bezoplatni-pravovi-konsultacii-lubinec.html" text:style-name="Internet_20_link" text:visited-style-name="Visited_20_Internet_20_Link">
 </text:a>
</text:p>
      <text:p text:style-name="P4">
У церемонії відкриття взяли участь співробітники Офісу омбудсмена, партнери зпроєкту уряду Канади “Супровід урядових реформ в Україні” (SURGe),представники органів державної влади та громадських організацій Одещини.</text:p>
      <text:p text:style-name="P4">
Звернутися до консультаційного центру в Одесі можна за адресою: вул. Канатна,83, офіс 103 із понеділка по пʼятницю з 09:00 до 16:00, за телефонами:0800-50-17-20, 048-722-05-22, 048-722-07-22, 0668236488.</text:p>
      <text:p text:style-name="P4">
В Офісі обмудсмена нагадали, що консультаційні центри уповноваженого ужепрацюють у Києві, Хмельницькому, Львові та Дніпрі.</text:p>
      <text:p text:style-name="P4">
Як повідомляв Укрінформ, Лубінець представив перед Комітетом ВР з питань правлюдини, деокупації та реінтеграції тимчасово окупованих територій України,національних меншин і міжнародних відносин <text:a xlink:type="simple" xlink:href="https://www.ukrinform.ua/rubric-polytics/3692041-lubinec-predstaviv-soricnu-dopovid-pered-profilnim-komitetom-radi.html" text:style-name="Internet_20_link" text:visited-style-name="Visited_20_Internet_20_Link">
</text:a>
 <text:a xlink:type="simple" xlink:href="https://www.ukrinform.ua/rubric-polytics/3692041-lubinec-predstaviv-soricnu-dopovid-pered-profilnim-komitetom-radi.html" text:style-name="Internet_20_link" text:visited-style-name="Visited_20_Internet_20_Link">
</text:a>
 про стан додержання та захистправ і свобод людини і громадянина в Україні за 2022 рік.</text:p>
      <text:p text:style-name="P4">
<text:span text:style-name="T5">
Фото: Офіс омбудсмена</text:span>
</text:p>
      <text:p text:style-name="P4">
Source: <text:a xlink:type="simple" xlink:href="https://www.ukrinform.ua/rubric-regions/3696277-v-odesi-vidkrivsa-konsultacijnij-centr-upovnovazenogo-radi-z-prav-ludini.html" text:style-name="Internet_20_link" text:visited-style-name="Visited_20_Internet_20_Link">
https://www.ukrinform.ua/rubric-regions/3696277-v-odesi-vidkrivsa-konsultacijnij-centr-upovnovazenogo-radi-z-prav-ludini.html</text:a>
</text:p>
      <!--NEWS-->
      <text:h text:style-name="P10" text:outline-level="1">
<text:span text:style-name="T4">
Культура та мистецтво сьогодні на передовій у боротьбі з агресором — Ткаченко</text:span>
</text:h>
      <text:p text:style-name="P4">
Authors: Ukrinform (Person)</text:p>
      <text:p text:style-name="P4">
Publisher: Укринформ (Organization)</text:p>
      <text:p text:style-name="P4">
Published Time: 2023-04-15T12:56:12+03:00</text:p>
      <text:p text:style-name="P4">
Modified Time: 2023-04-15T12:56:12+03:00</text:p>
      <text:p text:style-name="P4">
Description: Міністр культури та інформаційної політики Олександр Ткаченко заявляє, що сьогодні українські культура та мистецтво перебувають на передовій у боротьбі із російським агресором. — Укрінформ.</text:p>
      <text:p text:style-name="P4">
Images: ["<text:a xlink:type="simple" xlink:href="https://static.ukrinform.com/photos/2022_06/thumb_files/630_360_1656059749-601.jpg" text:style-name="Internet_20_link" text:visited-style-name="Visited_20_Internet_20_Link">
630_360_16560...</text:a>
"]</text:p>
      <text:p text:style-name="P4">
Tags: ['Культура', 'Ткаченко', 'Україна', 'Мистецтво', 'МКІП ']</text:p>
      <text:p text:style-name="P4">
Type: Article</text:p>
      <!--METADATA-->
      <text:p text:style-name="P4">
<draw:frame draw:style-name="fr1" draw:name="Image64" text:anchor-type="as-char" svg:width="6.9236in" svg:height="3.956343in" draw:z-index="0">
<draw:image xlink:href="../Images/yкринформ/2023-04-15T12-56-12-03-00/630_360_1656059749-601.jpg" xlink:type="simple" xlink:show="embed" xlink:actuate="onLoad" draw:mime-type="image/jpeg"/>
</draw:frame>
 Міністркультури та інформаційної політики Олександр Ткаченко заявляє, що сьогодніукраїнські культура та мистецтво перебувають на передовій у боротьбі ізросійським агресором.</text:p>
      <text:p text:style-name="P4">
Як передає Укрінформ, про це Ткаченко написав у  <text:a xlink:type="simple" xlink:href="https://t.me/otkachenkokyiv/3418" text:style-name="Internet_20_link" text:visited-style-name="Visited_20_Internet_20_Link">
</text:a>
 .</text:p>
      <text:p text:style-name="P4">
"Щороку 15 квітня відзначають одразу два свята – у Всесвітній день мистецтвата Міжнародний день культури хочу привітати всіх. Сьогодні українська культурата мистецтво - на передовій у боротьбі з агресором", - підкреслив Ткаченко.</text:p>
      <text:p text:style-name="P4">
За його словами, саме культура є візитівкою України в світі, завдяки чому їїзнають, захоплюються, пізнають глибше.</text:p>
      <text:p text:style-name="P4">
<text:span text:style-name="T4">
Читайте також:</text:span>
 <text:a xlink:type="simple" xlink:href="https://www.ukrinform.ua/rubric-culture/3690269-tkacenko-razom-iz-kulturnim-desantom-vidvidav-zahisnikiv-doneccini.html" text:style-name="Internet_20_link" text:visited-style-name="Visited_20_Internet_20_Link">
 <text:span text:style-name="T4">
Ткаченко</text:span>
 </text:a>
</text:p>
      <text:p text:style-name="P4">
"Культура - то наша душа, суть, наш код та наша безпека. Бережімо її", -наголосив очільник МКІП.</text:p>
      <text:p text:style-name="P4">
Як повідомляв Укрінформ, у Національному музеї українського народногодекоративного мистецтва представлена  <text:a xlink:type="simple" xlink:href="https://www.ukrinform.ua/rubric-culture/3695349-u-kievi-predstavili-vistavku-tvoriv-marii-primacenko-ludam-na-radist.html" text:style-name="Internet_20_link" text:visited-style-name="Visited_20_Internet_20_Link">
 </text:a>
 "Людям на радість".</text:p>
      <text:p text:style-name="P4">
Source: <text:a xlink:type="simple" xlink:href="https://www.ukrinform.ua/rubric-culture/3696280-kultura-ta-mistectvo-sogodni-na-peredovij-u-borotbi-z-agresorom-tkacenko.html" text:style-name="Internet_20_link" text:visited-style-name="Visited_20_Internet_20_Link">
https://www.ukrinform.ua/rubric-culture/3696280-kultura-ta-mistectvo-sogodni-na-peredovij-u-borotbi-z-agresorom-tkacenko.html</text:a>
</text:p>
      <!--NEWS-->
      <text:h text:style-name="P10" text:outline-level="1">
<text:span text:style-name="T4">
Структурований план повоєнної відбудови презентують на міжнародному саміті громад і регіонів - ОП</text:span>
</text:h>
      <text:p text:style-name="P4">
Authors: Ukrinform (Person)</text:p>
      <text:p text:style-name="P4">
Publisher: Укринформ (Organization)</text:p>
      <text:p text:style-name="P4">
Published Time: 2023-04-15T12:57:00+03:00</text:p>
      <text:p text:style-name="P4">
Modified Time: 2023-04-15T12:57:00+03:00</text:p>
      <text:p text:style-name="P4">
Description: На міжнародному саміті громад і регіонів буде представлений структурований план повоєнного відновлення України та допомоги у цьому громадам. — Укрінформ.</text:p>
      <text:p text:style-name="P4">
Images: ["<text:a xlink:type="simple" xlink:href="https://static.ukrinform.com/photos/2023_04/thumb_files/630_360_1681552580-434.jpeg" text:style-name="Internet_20_link" text:visited-style-name="Visited_20_Internet_20_Link">
630_360_16815...</text:a>
"]</text:p>
      <text:p text:style-name="P4">
Tags: ['Саміт', 'Єрмак', 'Війна з росією', 'Відбудова']</text:p>
      <text:p text:style-name="P4">
Type: Article</text:p>
      <!--METADATA-->
      <text:p text:style-name="P4">
<draw:frame draw:style-name="fr1" draw:name="Image65" text:anchor-type="as-char" svg:width="6.9236in" svg:height="3.956343in" draw:z-index="0">
<draw:image xlink:href="../Images/yкринформ/2023-04-15T12-57-00-03-00/630_360_1681552580-434.jpeg" xlink:type="simple" xlink:show="embed" xlink:actuate="onLoad" draw:mime-type="image/jpeg"/>
</draw:frame>
 Наміжнародному саміті громад і регіонів буде представлений структурований планповоєнного відновлення України та допомоги у цьому громадам.</text:p>
      <text:p text:style-name="P4">
Як передає Укрінформ, про це повідомляє пресслужба <text:a xlink:type="simple" xlink:href="https://president.gov.ua/news/prezidiya-kongresu-miscevih-ta-regionalnih-vlad-pri-preziden-82285" text:style-name="Internet_20_link" text:visited-style-name="Visited_20_Internet_20_Link">
</text:a>
</text:p>
      <text:p text:style-name="P4">
За дорученням глави держави Володимира Зеленського керівник ОП Андрій Єрмакпровів засідання президії Конгресу місцевих та регіональних влад приПрезидентові України, учасники якого обговорили підготовку до саміту.</text:p>
      <text:p text:style-name="P4">
За словами <text:a xlink:type="simple" xlink:href="https://www.ukrinform.ua/tag-ermak" text:style-name="Internet_20_link" text:visited-style-name="Visited_20_Internet_20_Link">
 </text:a>
 , майбутній саміт станеважливою міжнародною подією з найвищим рівнем участі представників різнихдержав та іноземних громад. Захід підтвердить, що Конгрес місцевих тарегіональних влад – платформа для ефективної взаємодії керівників міст ігромад.</text:p>
      <text:p text:style-name="P4">
Завдяки такому майданчику представники місцевих влад можуть безпосередньообговорювати питання повоєнного відновлення держави, ініціативи з нормалізаціїжиття громад та, головне, одержувати при цьому всебічну підтримку з бокуорганізаторів і партнерів, зазначив він.</text:p>
      <text:p text:style-name="P4">
“Сьогодні ми вже маємо багато прикладів співпраці, але всі чекають від насбільш структурованої програми. І я сподіваюся, що саме конгрес стане такиммайданчиком”, – сказав керівник ОП.</text:p>
      <text:p text:style-name="P4">
<text:span text:style-name="T4">
Читайте також:</text:span>
 <text:a xlink:type="simple" xlink:href="https://www.ukrinform.ua/rubric-economy/3696223-ssa-vidilat-ukraini-se-majze-5-milardiv-budzetnoi-pidtrimki.html" text:style-name="Internet_20_link" text:visited-style-name="Visited_20_Internet_20_Link">
 </text:a>
</text:p>
      <text:p text:style-name="P4">
За словами заступника керівника Офісу глави держави Олексія Кулеби, станом на15 квітня особисту участь у саміті підтвердив 91 представник із 18 країн. Ще111 представників із 36 держав готові долучитися онлайн.</text:p>
      <text:p text:style-name="P4">
“Запрошені учасники виявили бажання відвідати Київську та Чернігівськуобласті, де вони матимуть змогу на власні очі побачити наслідки російськоїнавали та бойових дій, руйнування, яких завдала російська армія”, – повідомивКулеба.</text:p>
      <text:p text:style-name="P4">
За його словами, в межах саміту передбачене обговорення реінтеграціїукраїнських територій, подолання гуманітарних викликів, відновленняжиттєдіяльності громад за участю міжнародних урядових та неурядовихорганізацій. Учасники заходу також обговорять питання розмінування таінноваційного розвитку територій.</text:p>
      <text:p text:style-name="P4">
За результатами саміту заплановано підписання підсумкової декларації і низкиугод про партнерство на муніципальному рівні.</text:p>
      <text:p text:style-name="P4">
<text:span text:style-name="T4">
Читайте також:</text:span>
 <text:a xlink:type="simple" xlink:href="https://www.ukrinform.ua/rubric-vidbudova/3696050-evrokomisia-vivcae-slahi-sob-skeruvati-zamorozeni-aktivi-rf-na-vidbudovu-ukraini.html" text:style-name="Internet_20_link" text:visited-style-name="Visited_20_Internet_20_Link">
 <text:span text:style-name="T4">
відбудов</text:span>
 </text:a>
</text:p>
      <text:p text:style-name="P4">
Як ідеться в повідомленні, водночас українські парламентарії удосконалюютьзаконодавство у сфері місцевого самоврядування. Народний депутат, головаКомітету Верховної Ради з питань організації державної влади, місцевогосамоврядування, регіонального розвитку та містобудування Олена Шуляк доповілапро стан підготовки до другого читання законопроєкту “Про службу в органахмісцевого самоврядування”. За її словами, проєкт визначає правовусамостійність служби в органах місцевого самоврядування, унормовує посадовіоклади службовців, проведення прозорих конкурсів при доборі на службу, а такожпередбачає деполітизацію процесів управління.</text:p>
      <text:p text:style-name="P4">
“Саме органи місцевого самоврядування будуть одним із ключових рушіїввідновлення України, тому прозора процедура конкурсного відбору, прозорекар’єрне зростання й робота на основі затверджених КРІ – це ті речі, якідадуть змогу залучати на службу в органах місцевого самоврядуваннямотивованих, порядних і фахових людей”, – переконана Шуляк.</text:p>
      <text:p text:style-name="P4">
<text:span text:style-name="T4">
Читайте також:</text:span>
 <text:a xlink:type="simple" xlink:href="https://www.ukrinform.ua/rubric-vidbudova/3696065-ukraina-ta-aponia-pidpisali-grantovu-ugodu-pro-vidilenna-400-miljoniv-na-vidbudovu.html" text:style-name="Internet_20_link" text:visited-style-name="Visited_20_Internet_20_Link">
 <text:span text:style-name="T4">
відбудов</text:span>
 </text:a>
</text:p>
      <text:p text:style-name="P4">
За її словами, документ уже пройшов погодження й готовий до розгляду у другомучитанні.</text:p>
      <text:p text:style-name="P4">
Як повідомляв Укрінформ, Прем’єр-міністр Денис Шмигаль висловив сподівання, щокошти, необхідні для <text:a xlink:type="simple" xlink:href="https://www.ukrinform.ua/rubric-economy/3696110-ukraina-spodivaetsa-do-kinca-cervna-zibrati-ricnij-paket-kostiv-dla-svidkogo-vidnovlenna.html" text:style-name="Internet_20_link" text:visited-style-name="Visited_20_Internet_20_Link">
 </text:a>
 України в 2023 році, вдасться зібрати докінця червня.</text:p>
      <text:p text:style-name="P4">
<text:span text:style-name="T5">
Фото: ОП</text:span>
</text:p>
      <text:p text:style-name="P4">
Source: <text:a xlink:type="simple" xlink:href="https://www.ukrinform.ua/rubric-vidbudova/3696281-strukturovanij-plan-povoennogo-vidnovlenna-prezentuut-na-miznarodnomu-samiti-gromad-i-regioniv-op.html" text:style-name="Internet_20_link" text:visited-style-name="Visited_20_Internet_20_Link">
https://www.ukrinform.ua/rubric-vidbudova/3696281-strukturovanij-plan-povoennogo-vidnovlenna-prezentuut-na-miznarodnomu-samiti-gromad-i-regioniv-op.html</text:a>
</text:p>
      <!--NEWS-->
      <text:h text:style-name="P10" text:outline-level="1">
<text:span text:style-name="T4">
Польща надала Україні вже майже €11 мільярдів допомоги</text:span>
</text:h>
      <text:p text:style-name="P4">
Authors: Ukrinform (Person)</text:p>
      <text:p text:style-name="P4">
Publisher: Укринформ (Organization)</text:p>
      <text:p text:style-name="P4">
Published Time: 2023-04-15T13:03:00+03:00</text:p>
      <text:p text:style-name="P4">
Modified Time: 2023-04-15T13:03:00+03:00</text:p>
      <text:p text:style-name="P4">
Description: Варшава від початку повномасштабного вторгнення надала Києву допомоги на 50 млрд злотих (близько 11 млрд євро), що становить 2% від ВВП Польщі. — Укрінформ.</text:p>
      <text:p text:style-name="P4">
Images: ["<text:a xlink:type="simple" xlink:href="https://static.ukrinform.com/photos/2018_02/thumb_files/630_360_1517493070-2456-foto-112ua.jpg" text:style-name="Internet_20_link" text:visited-style-name="Visited_20_Internet_20_Link">
630_360_15174...</text:a>
"]</text:p>
      <text:p text:style-name="P4">
Tags: ['Польща', 'Україна', 'допомога', 'Війна з росією']</text:p>
      <text:p text:style-name="P4">
Type: Article</text:p>
      <!--METADATA-->
      <text:p text:style-name="P4">
<draw:frame draw:style-name="fr1" draw:name="Image66" text:anchor-type="as-char" svg:width="6.9236in" svg:height="3.956343in" draw:z-index="0">
<draw:image xlink:href="../Images/yкринформ/2023-04-15T13-03-00-03-00/630_360_1517493070-2456-foto-112ua.jpg" xlink:type="simple" xlink:show="embed" xlink:actuate="onLoad" draw:mime-type="image/jpeg"/>
</draw:frame>
Варшава від початку повномасштабного вторгнення надала Києву допомоги на 50млрд злотих (близько 11 млрд євро), що становить 2% від ВВП Польщі.</text:p>
      <text:p text:style-name="P4">
Про це під час зустрічі в <text:a xlink:type="simple" xlink:href="https://www.youtube.com/watch" text:style-name="Internet_20_link" text:visited-style-name="Visited_20_Internet_20_Link">
 </text:a>
 уВашингтоні заявила в п'ятницю міністр фінансів Польщі Магдалена Жечковська,передає Укрінформ.</text:p>
      <text:p text:style-name="P4">
“Загальний обсяг видатків для України становить до 2% нашого ВВП, тобтоблизько 50 мільярдів злотих”, - заявила Жечковська.</text:p>
      <text:p text:style-name="P4">
Вона назвала це суттєвою статтею в бюджеті <text:a xlink:type="simple" xlink:href="https://www.ukrinform.ua/tag-polsa" text:style-name="Internet_20_link" text:visited-style-name="Visited_20_Internet_20_Link">
 </text:a>
</text:p>
      <text:p text:style-name="P4">
<text:span text:style-name="T4">
Читайте також:</text:span>
 <text:a xlink:type="simple" xlink:href="https://www.ukrinform.ua/rubric-economy/3696249-ukraina-i-polsa-pidpisut-ugodu-pro-tranzit-zerna.html" text:style-name="Internet_20_link" text:visited-style-name="Visited_20_Internet_20_Link">
 <text:span text:style-name="T4">
Польща</text:span>
 </text:a>
</text:p>
      <text:p text:style-name="P4">
Як зауважила міністр фінансів, попри те, що Польща не отримала від ЄС належноїкомпенсації за допомогу Україні, “це потрібно робити, оскільки Українабореться за наше майбутнє, наші цінності і нашу свободу”.</text:p>
      <text:p text:style-name="P4">
Як повідомляв Укрінформ, президент Польщі Анджей Дуда під час візиту доАвстрії заявив у п'ятницю, 14 квітня, що від початку повномасштабноговторгнення росії в Україну <text:a xlink:type="simple" xlink:href="https://www.ukrinform.ua/rubric-ato/3695959-polsa-vze-nadala-ukraini-vijskovoi-dopomogi-majze-na-3-milardi-duda.html" text:style-name="Internet_20_link" text:visited-style-name="Visited_20_Internet_20_Link">
 </text:a>
</text:p>
      <text:p text:style-name="P4">
Source: <text:a xlink:type="simple" xlink:href="https://www.ukrinform.ua/rubric-economy/3696283-polsa-nadala-ukraini-vze-majze-11-milardiv-dopomogi.html" text:style-name="Internet_20_link" text:visited-style-name="Visited_20_Internet_20_Link">
https://www.ukrinform.ua/rubric-economy/3696283-polsa-nadala-ukraini-vze-majze-11-milardiv-dopomogi.html</text:a>
</text:p>
      <!--NEWS-->
      <text:h text:style-name="P10" text:outline-level="1">
<text:span text:style-name="T4">
На Херсонщині відновили роботу ще двох базових станцій мобільного звʼязку</text:span>
</text:h>
      <text:p text:style-name="P4">
Authors: Ukrinform (Person)</text:p>
      <text:p text:style-name="P4">
Publisher: Укринформ (Organization)</text:p>
      <text:p text:style-name="P4">
Published Time: 2023-04-15T13:06:00+03:00</text:p>
      <text:p text:style-name="P4">
Modified Time: 2023-04-15T13:06:00+03:00</text:p>
      <text:p text:style-name="P4">
Description: На Херсонщині відновили роботу ще двох базових станцій мобільного звʼязку - у селі Дарʼївка та у Херсоні. — Укрінформ.</text:p>
      <text:p text:style-name="P4">
Images: ["<text:a xlink:type="simple" xlink:href="https://static.ukrinform.com/photos/2022_06/thumb_files/630_360_1654167191-625.jpg" text:style-name="Internet_20_link" text:visited-style-name="Visited_20_Internet_20_Link">
630_360_16541...</text:a>
"]</text:p>
      <text:p text:style-name="P4">
Tags: ['Херсонщина', "Мобільний зв'язок"]</text:p>
      <text:p text:style-name="P4">
Type: Article</text:p>
      <!--METADATA-->
      <text:p text:style-name="P4">
<draw:frame draw:style-name="fr1" draw:name="Image67" text:anchor-type="as-char" svg:width="6.9236in" svg:height="3.956343in" draw:z-index="0">
<draw:image xlink:href="../Images/yкринформ/2023-04-15T13-06-00-03-00/630_360_1654167191-625.jpg" xlink:type="simple" xlink:show="embed" xlink:actuate="onLoad" draw:mime-type="image/jpeg"/>
</draw:frame>
 НаХерсонщині відновили роботу ще двох базових станцій мобільного звʼязку - уселі Дарʼївка та у Херсоні.</text:p>
      <text:p text:style-name="P4">
Як передає Укрінформ, про це повідомляє <text:a xlink:type="simple" xlink:href="https://t.me/khersonskaODA/5164" text:style-name="Internet_20_link" text:visited-style-name="Visited_20_Internet_20_Link">
 </text:a>
 .</text:p>
      <text:p text:style-name="P4">
«Фахівці оператора мобільного звʼязку відновили роботу 2 базових станцій – уселі Дарʼївка та Дніпровському районі Херсона», - йдеться у повідомленні.</text:p>
      <text:p text:style-name="P4">
Як зазначається, нині на звільненій <text:a xlink:type="simple" xlink:href="https://www.ukrinform.ua/tag-hersonsina" text:style-name="Internet_20_link" text:visited-style-name="Visited_20_Internet_20_Link">
 </text:a>
 працює 286 базових та три пересувні станції.</text:p>
      <text:p text:style-name="P4">
<text:span text:style-name="T4">
Читайте також:</text:span>
 <text:a xlink:type="simple" xlink:href="https://www.ukrinform.ua/rubric-regions/3683313-na-hersonsini-vidnovili-mobilnij-zvazok-u-troh-selah-milivskoi-gromadi.html" text:style-name="Internet_20_link" text:visited-style-name="Visited_20_Internet_20_Link">
 <text:span text:style-name="T4">
мобільний</text:span>
 <text:span text:style-name="T4">
язок</text:span>
 </text:a>
</text:p>
      <text:p text:style-name="P4">
Як інформують в ОВА, школярі Херсонщини продовжують отримувати ґаджети длянавчання. Від Мінреінтеграції та UNICEF 968 планшетів та 631 хромбук отрималиучні, котрі мешкають в Дарʼївці, Музиківці, Східному, Широкій Балці,Олександрівці, Миролюбівці, Надеждівці, Високопіллі, Великій Олександрівці,Миловому, Дудчанах та Борозенському. Також від Міністерства освіти й наукипередали учням Херсона 346 планшетів та 346 хромбуків.</text:p>
      <text:p text:style-name="P4">
Як повідомляв Укрінформ, <text:a xlink:type="simple" xlink:href="https://www.ukrinform.ua/rubric-vidbudova/3696122-na-hersonsini-u-seli-borozenske-vidnovili-robotu-bazovoi-stancii-mobilnogo-operatora.html" text:style-name="Internet_20_link" text:visited-style-name="Visited_20_Internet_20_Link">
 </text:a>
</text:p>
      <text:p text:style-name="P4">
На Херсонщині закінчують спорудження ще одного тимчасового моста через річкуІнгулець - поруч із Великою Олександрівкою.</text:p>
      <text:p text:style-name="P4">
Source: <text:a xlink:type="simple" xlink:href="https://www.ukrinform.ua/rubric-regions/3696285-na-hersonsini-vidnovili-robotu-se-dvoh-bazovih-stancij-mobilnogo-zvazku.html" text:style-name="Internet_20_link" text:visited-style-name="Visited_20_Internet_20_Link">
https://www.ukrinform.ua/rubric-regions/3696285-na-hersonsini-vidnovili-robotu-se-dvoh-bazovih-stancij-mobilnogo-zvazku.html</text:a>
</text:p>
      <!--NEWS-->
      <text:h text:style-name="P10" text:outline-level="1">
<text:span text:style-name="T4">
Не втрачає надії: затриманий в рф журналіст WSJ написав листа родині</text:span>
</text:h>
      <text:p text:style-name="P4">
Authors: Ukrinform (Person)</text:p>
      <text:p text:style-name="P4">
Publisher: Укринформ (Organization)</text:p>
      <text:p text:style-name="P4">
Published Time: 2023-04-15T13:09:51+03:00</text:p>
      <text:p text:style-name="P4">
Modified Time: 2023-04-15T13:09:51+03:00</text:p>
      <text:p text:style-name="P4">
Description: Репортер WSJ Еван Гершкович, якого затримали в росії за підозрою у шпигунстві, написав першого листа родині із застінків СІЗО «Лефортово». — Укрінформ.</text:p>
      <text:p text:style-name="P4">
Images: ["<text:a xlink:type="simple" xlink:href="https://static.ukrinform.com/photos/2023_03/thumb_files/630_360_1680228306-496.jpg" text:style-name="Internet_20_link" text:visited-style-name="Visited_20_Internet_20_Link">
630_360_16802...</text:a>
", "<text:a xlink:type="simple" xlink:href="https://static.ukrinform.com/photos/2023_04/1681553162-797.png" text:style-name="Internet_20_link" text:visited-style-name="Visited_20_Internet_20_Link">
1681553162-79...</text:a>
"]</text:p>
      <text:p text:style-name="P4">
Tags: ['Журналіст', 'Лист', 'Затримання', 'The Wall Street Journal ']</text:p>
      <text:p text:style-name="P4">
Type: Article</text:p>
      <!--METADATA-->
      <text:p text:style-name="P4">
<draw:frame draw:style-name="fr1" draw:name="Image68" text:anchor-type="as-char" svg:width="6.9236in" svg:height="3.956343in" draw:z-index="0">
<draw:image xlink:href="../Images/yкринформ/2023-04-15T13-09-51-03-00/630_360_1680228306-496.jpg" xlink:type="simple" xlink:show="embed" xlink:actuate="onLoad" draw:mime-type="image/jpeg"/>
</draw:frame>
 РепортерWSJ Еван Гершкович, якого затримали в росії за підозрою у шпигунстві, написавпершого листа родині із застінків СІЗО «Лефортово».</text:p>
      <text:p text:style-name="P4">
Про це повідомляє видання  <text:a xlink:type="simple" xlink:href="https://www.wsj.com/articles/jailed-wsj-reporter-in-letter-home-says-he-is-not-losing-hope-4cbbd1af" text:style-name="Internet_20_link" text:visited-style-name="Visited_20_Internet_20_Link">
 </text:a>
 , передає Укрінформ.</text:p>
      <text:p text:style-name="P4">
Гершкович написав, що зберігає оптимізм, з нетерпінням чекає зустрічі ізрідними та пожартував про тюремну їжу.</text:p>
      <text:p text:style-name="P4">
«Я хочу сказати, що я не втрачаю надії. Я читаю, займаюся спортом. І янамагаюся писати. Можливо, нарешті я напишу щось хороше», — написав він улисті на дві сторінки, який його сім’я у Філадельфії отримала в п’ятницю.</text:p>
      <text:p text:style-name="P4">
<draw:frame draw:style-name="fr1" draw:name="Image69" text:anchor-type="as-char" svg:width="6.9236in" svg:height="4.365714in" draw:z-index="0">
<draw:image xlink:href="../Images/yкринформ/2023-04-15T13-09-51-03-00/1681553162-797.png" xlink:type="simple" xlink:show="embed" xlink:actuate="onLoad" draw:mime-type="image/png"/>
</draw:frame>
 Фото: ELLA MILMAN</text:p>
      <text:p text:style-name="P4">
Написаний від руки лист, датований 5 квітня, є першим прямим контактомГершковича з його родиною після його арешту більше двох тижнів тому в росії,пише видання.</text:p>
      <text:p text:style-name="P4">
Лист був написаний російською мовою, якою він розмовляє вдома з батьками, якіє радянськими емігрантами.</text:p>
      <text:p text:style-name="P4">
<text:span text:style-name="T4">
Читайте також:</text:span>
 <text:a xlink:type="simple" xlink:href="https://www.ukrinform.ua/rubric-world/3695114-arest-zurnalista-wsj-dozvoliv-osobisto-putin-bloomberg.html" text:style-name="Internet_20_link" text:visited-style-name="Visited_20_Internet_20_Link">
 </text:a>
</text:p>
      <text:p text:style-name="P4">
Гершкович також розповів, що на сніданок у СІЗО дають пшеничну чи вівсянукашу. Також журналіст повідомив, що отримав посилку від друзів з туалетнимприладдям, капцями, одягом та канцелярським приладдям.</text:p>
      <text:p text:style-name="P4">
Як повідомляв Укрінформ, репортер WSJ Еван Гершкович був затриманий у рф 29березня під час <text:a xlink:type="simple" xlink:href="https://www.ukrinform.ua/tag-zurnalist" text:style-name="Internet_20_link" text:visited-style-name="Visited_20_Internet_20_Link">
 </text:a>
 відрядження доЄкатеринбурга. Він став першим представником американського ЗМІ, заарештованимросійською владою з 1986 року, і одним із кількох американців, неправомірнозатриманих упродовж останніх років в росії.</text:p>
      <text:p text:style-name="P4">
Поки що Гершковича дозволяли відвідувати лише його російським адвокатам. Йомудосі не дозволили зустрітися з друзями чи офіційними особами посольства США вмоскві, незважаючи на неодноразові вимоги про доступ.</text:p>
      <text:p text:style-name="P4">
Source: <text:a xlink:type="simple" xlink:href="https://www.ukrinform.ua/rubric-world/3696286-ne-vtracae-nadii-zatrimanij-v-rf-zurnalist-wsj-napisav-lista-rodini.html" text:style-name="Internet_20_link" text:visited-style-name="Visited_20_Internet_20_Link">
https://www.ukrinform.ua/rubric-world/3696286-ne-vtracae-nadii-zatrimanij-v-rf-zurnalist-wsj-napisav-lista-rodini.html</text:a>
</text:p>
      <!--NEWS-->
      <text:h text:style-name="P10" text:outline-level="1">
<text:span text:style-name="T4">
Костюк перемогла Крейчикову і скоротила рахунок у матчі Україна - Чехія</text:span>
</text:h>
      <text:p text:style-name="P4">
Authors: Ukrinform (Person)</text:p>
      <text:p text:style-name="P4">
Publisher: Укринформ (Organization)</text:p>
      <text:p text:style-name="P4">
Published Time: 2023-04-15T13:20:46+03:00</text:p>
      <text:p text:style-name="P4">
Modified Time: 2023-04-15T13:20:46+03:00</text:p>
      <text:p text:style-name="P4">
Description: Рахунок тенісного матчу Україна - Чехія у кваліфікації Світового фіналу Кубка Біллі Джин Кінг став 1:2.   — Укрінформ.</text:p>
      <text:p text:style-name="P4">
Images: ["<text:a xlink:type="simple" xlink:href="https://static.ukrinform.com/photos/2023_04/thumb_files/630_360_1681553051-956.jpg" text:style-name="Internet_20_link" text:visited-style-name="Visited_20_Internet_20_Link">
630_360_16815...</text:a>
"]</text:p>
      <text:p text:style-name="P4">
Tags: ['Чехія', 'Теніс', 'Збірна України', 'Жінки']</text:p>
      <text:p text:style-name="P4">
Type: Article</text:p>
      <!--METADATA-->
      <text:p text:style-name="P4">
<draw:frame draw:style-name="fr1" draw:name="Image70" text:anchor-type="as-char" svg:width="6.9236in" svg:height="3.956343in" draw:z-index="0">
<draw:image xlink:href="../Images/yкринформ/2023-04-15T13-20-46-03-00/630_360_1681553051-956.jpg" xlink:type="simple" xlink:show="embed" xlink:actuate="onLoad" draw:mime-type="image/jpeg"/>
</draw:frame>
 Рахуноктенісного матчу Україна - Чехія у кваліфікації Світового фіналу Кубка БілліДжин Кінг став 1:2.</text:p>
      <text:p text:style-name="P4">
Перше очко нашій команді принесла у суботу на корті турецького міста АнталіяМарта Костюк (№38 WTA), яка перемогла 12-ту «ракетку» світу Барбора Крейчикову- 3:6, 6:1, 6:4, передає Укрінформ.</text:p>
      <text:p text:style-name="P4">
Зустріч тривала 2 години 6 хвилин.</text:p>
      <text:p text:style-name="P4">
Першого ігрового дня Костюк програла Маркеті Вондроушовій (82) - 2:6, 1:6, аКатаріна Завацька (261) - Крейчиковій - 4:6, 3:6.</text:p>
      <text:p text:style-name="P4">
На сьогодні заплановані поєдинки Завацька - Вондроушова та ЛюдмилаКіченок/Даяна Ястремська - Кароліна Мухова/Лінда Носкова.</text:p>
      <text:p text:style-name="P4">
<text:span text:style-name="T4">
Читайте також:</text:span>
 <text:a xlink:type="simple" xlink:href="https://www.ukrinform.ua/rubric-sports/3695916-zavacka-prograla-krejcikovij-u-matci-kubka-billi-dzin-king.html" text:style-name="Internet_20_link" text:visited-style-name="Visited_20_Internet_20_Link">
 </text:a>
</text:p>
      <text:p text:style-name="P4">
Команда-переможниця на початку листопада зіграє у Світовому фіналі Кубка БілліДжин Кінг, збірна, що програє, вирушить до плей-офф турніру.</text:p>
      <text:p text:style-name="P4">
На фото: Марта Костюк/facebook.com/UkrainianTennisFederation.</text:p>
      <text:p text:style-name="P4">
Source: <text:a xlink:type="simple" xlink:href="https://www.ukrinform.ua/rubric-sports/3696288-kostuk-peremogla-krejcikovu-i-skorotila-rahunok-u-matci-ukraina-cehia.html" text:style-name="Internet_20_link" text:visited-style-name="Visited_20_Internet_20_Link">
https://www.ukrinform.ua/rubric-sports/3696288-kostuk-peremogla-krejcikovu-i-skorotila-rahunok-u-matci-ukraina-cehia.html</text:a>
</text:p>
      <!--NEWS-->
      <text:h text:style-name="P10" text:outline-level="1">
<text:span text:style-name="T4">
росіяни віддали на розграбування завод Азовсталь – Андрющенко</text:span>
</text:h>
      <text:p text:style-name="P4">
Authors: Ukrinform (Person)</text:p>
      <text:p text:style-name="P4">
Publisher: Укринформ (Organization)</text:p>
      <text:p text:style-name="P4">
Published Time: 2023-04-15T13:24:14+03:00</text:p>
      <text:p text:style-name="P4">
Modified Time: 2023-04-15T13:24:14+03:00</text:p>
      <text:p text:style-name="P4">
Description: Азовсталь ворог віддав на розграбування, для того створили відверту фінансову прокладку-пустишку. — Укрінформ.</text:p>
      <text:p text:style-name="P4">
Images: ["<text:a xlink:type="simple" xlink:href="https://static.ukrinform.com/photos/2022_04/thumb_files/630_360_1650964082-277.jpg" text:style-name="Internet_20_link" text:visited-style-name="Visited_20_Internet_20_Link">
630_360_16509...</text:a>
"]</text:p>
      <text:p text:style-name="P4">
Tags: ['Азовсталь', 'Маріуполь', 'Пограбування', 'Завод', 'Війна з росією']</text:p>
      <text:p text:style-name="P4">
Type: Article</text:p>
      <!--METADATA-->
      <text:p text:style-name="P4">
<draw:frame draw:style-name="fr1" draw:name="Image71" text:anchor-type="as-char" svg:width="6.9236in" svg:height="3.956343in" draw:z-index="0">
<draw:image xlink:href="../Images/yкринформ/2023-04-15T13-24-14-03-00/630_360_1650964082-277.jpg" xlink:type="simple" xlink:show="embed" xlink:actuate="onLoad" draw:mime-type="image/jpeg"/>
</draw:frame>
 Азовстальворог віддав на розграбування, для того створили відверту фінансову прокладку-пустишку.</text:p>
      <text:p text:style-name="P4">
Як передає Укрінформ, про це у  <text:a xlink:type="simple" xlink:href="https://t.me/andriyshTime/8634" text:style-name="Internet_20_link" text:visited-style-name="Visited_20_Internet_20_Link">
 </text:a>
 повідомиврадник міського голови Маріуполя Петро Андрющенко.</text:p>
      <text:p text:style-name="P4">
«Росіяни оголосили, що Азовсталь переходить під керівництво «Корпорацияразвития Добасса» (КРД)…Якщо стисло, то все каже про те, що Азовсталь віддалина відкуп та розграбування... Для того створили відверту фінансову прокладку-пустишку», - написав Андрющенко.</text:p>
      <text:p text:style-name="P4">
Як зазначив Андрющенко, пошук по новинах видає, що КРД - спеціально створенаминулого року корпорація великого та середнього бізнесу росії нібито дляпокращення життя в «днр».</text:p>
      <text:p text:style-name="P4">
<text:span text:style-name="T4">
Читайте також:</text:span>
 <text:a xlink:type="simple" xlink:href="https://www.ukrinform.ua/rubric-ato/3692454-bila-azovstali-zagarbniki-pocali-rozcistku-dla-budivnictva-ukriplen.html" text:style-name="Internet_20_link" text:visited-style-name="Visited_20_Internet_20_Link">
 </text:a>
</text:p>
      <text:p text:style-name="P4">
Проте, зазначив він, якщо продовжити шукати далі, то можна знайти сайт КРД наякому заповнено лише одну сторінку, є лише контактні телефони. ТакожАндрющенко розповів, що пошук за номером телефону виявив, що за нимобліковується не якась там Корпорація <text:a xlink:type="simple" xlink:href="https://www.ukrinform.ua/tag-donbas" text:style-name="Internet_20_link" text:visited-style-name="Visited_20_Internet_20_Link">
 </text:a>
, а цілком російське відділення аудиторської контори, а ще – інженерна агенціяАСД-проект.</text:p>
      <text:p text:style-name="P4">
«І ще, і ще і все веде до санкт-петербургу. При тому, період реєстрації КРДспівпадає з періодом заходу Беглова в Маріуполь», - пише Андрющенко.</text:p>
      <text:p text:style-name="P4">
Радник міського голови підкреслив, що всі гучні заяви про якісь нереальні«інвестпарки на Азовсталі» очікувано виявились просто мародерствомметалобрухту тотального масштабу для приватної кишені керівництва росії.</text:p>
      <text:p text:style-name="P4">
<text:span text:style-name="T4">
Читайте також:</text:span>
 <text:a xlink:type="simple" xlink:href="https://www.ukrinform.ua/rubric-ato/3696241-u-mariupoli-prolunali-dva-potuzni-vibuhi.html" text:style-name="Internet_20_link" text:visited-style-name="Visited_20_Internet_20_Link">
 <text:span text:style-name="T4">
Маріупол</text:span>
 </text:a>
</text:p>
      <text:p text:style-name="P4">
Як повідомляв Укрінформ, Маріуполь та навколишні селища загарбникиперетворюють на військово-логістичний хаб російської армії. На територіїметкомбінату «Азовсталь» російська загарбники відкрили майданчик для своїхгвинтокрилів.</text:p>
      <text:p text:style-name="P4">
У захопленому Маріуполі біля меткомбінату «Азовсталь» російські загарбникипочали розчистку з подальшим будівництвом своїх укріплень.</text:p>
      <text:p text:style-name="P4">
Заочно судитимуть генерал-лейтенанта російської федерації, який наказувавобстрілювати цивільних у Донецькій області і керував штурмом «Азовсталі».</text:p>
      <text:p text:style-name="P4">
_ Фото: Sky News  _</text:p>
      <text:p text:style-name="P4">
Source: <text:a xlink:type="simple" xlink:href="https://www.ukrinform.ua/rubric-regions/3696289-rosiani-viddali-na-rozgrabuvanna-zavod-azovstal-andrusenko.html" text:style-name="Internet_20_link" text:visited-style-name="Visited_20_Internet_20_Link">
https://www.ukrinform.ua/rubric-regions/3696289-rosiani-viddali-na-rozgrabuvanna-zavod-azovstal-andrusenko.html</text:a>
</text:p>
      <!--NEWS-->
      <text:h text:style-name="P10" text:outline-level="1">
<text:span text:style-name="T4">
Морпіхи за добу знищили 18 російських загарбників</text:span>
</text:h>
      <text:p text:style-name="P4">
Authors: Ukrinform (Person)</text:p>
      <text:p text:style-name="P4">
Publisher: Укринформ (Organization)</text:p>
      <text:p text:style-name="P4">
Published Time: 2023-04-15T13:25:00+03:00</text:p>
      <text:p text:style-name="P4">
Modified Time: 2023-04-15T13:25:00+03:00</text:p>
      <text:p text:style-name="P4">
Description: Підрозділи Військово-морських сил Збройних сил України за минулу добу, 14 квітня, знищили 18 російських загарбників та один ворожий міномет.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Російські військові', 'ВМС України', 'Війна з росією']</text:p>
      <text:p text:style-name="P4">
Type: Article</text:p>
      <!--METADATA-->
      <text:p text:style-name="P4">
<draw:frame draw:style-name="fr1" draw:name="Image72" text:anchor-type="as-char" svg:width="6.9236in" svg:height="3.956343in" draw:z-index="0">
<draw:image xlink:href="../Images/yкринформ/2023-04-15T13-25-00-03-00/630_360_1649246846-820.jpg" xlink:type="simple" xlink:show="embed" xlink:actuate="onLoad" draw:mime-type="image/jpeg"/>
</draw:frame>
 ПідрозділиВійськово-морських сил Збройних сил України за минулу добу, 14 квітня, знищили18 російських загарбників та один ворожий міномет.</text:p>
      <text:p text:style-name="P4">
Як передає Укрінформ, про це ВМС України повідомляють у <text:a xlink:type="simple" xlink:href="https://www.facebook.com/navy.mil.gov.ua/posts/pfbid02r62HfHFw9CRL6mZsCitu1xbAnd9h4aoBfMRbG3Xm6Y7Gkr3mJzpgoF21xUsMjN2Bl" text:style-name="Internet_20_link" text:visited-style-name="Visited_20_Internet_20_Link">
</text:a>
</text:p>
      <text:p text:style-name="P4">
«Минулої доби підрозділами <text:a xlink:type="simple" xlink:href="https://www.ukrinform.ua/tag-vms-ukrainy" text:style-name="Internet_20_link" text:visited-style-name="Visited_20_Internet_20_Link">
 </text:a>
 ЗСУкраїни було знищено 18 загарбників та один міномет», - ідеться уповідомленні.</text:p>
      <text:p text:style-name="P4">
Остаточні втрати ворога уточнюються.</text:p>
      <text:p text:style-name="P4">
<text:span text:style-name="T4">
Читайте також:</text:span>
 <text:a xlink:type="simple" xlink:href="https://www.ukrinform.ua/rubric-ato/3696241-u-mariupoli-prolunali-dva-potuzni-vibuhi.html" text:style-name="Internet_20_link" text:visited-style-name="Visited_20_Internet_20_Link">
 </text:a>
</text:p>
      <text:p text:style-name="P4">
Як повідомляв Укрінформ, Сили оборони України з 24 лютого 2022 року по 15квітня 2023 року <text:a xlink:type="simple" xlink:href="https://www.ukrinform.ua/rubric-ato/3696155-zsu-znisili-vze-181-550-rosijskih-zagarbnikiv.html" text:style-name="Internet_20_link" text:visited-style-name="Visited_20_Internet_20_Link">
 </text:a>
</text:p>
      <text:p text:style-name="P4">
Source: <text:a xlink:type="simple" xlink:href="https://www.ukrinform.ua/rubric-ato/3696290-morpihi-za-dobu-znisili-18-rosijskih-zagarbnikiv.html" text:style-name="Internet_20_link" text:visited-style-name="Visited_20_Internet_20_Link">
https://www.ukrinform.ua/rubric-ato/3696290-morpihi-za-dobu-znisili-18-rosijskih-zagarbnikiv.html</text:a>
</text:p>
      <!--NEWS-->
      <text:h text:style-name="P10" text:outline-level="1">
<text:span text:style-name="T4">
Україна з понеділка може розпочати експорт електроенергії до Словаччини</text:span>
</text:h>
      <text:p text:style-name="P4">
Authors: Ukrinform (Person)</text:p>
      <text:p text:style-name="P4">
Publisher: Укринформ (Organization)</text:p>
      <text:p text:style-name="P4">
Published Time: 2023-04-15T13:39:25+03:00</text:p>
      <text:p text:style-name="P4">
Modified Time: 2023-04-15T13:39:25+03:00</text:p>
      <text:p text:style-name="P4">
Description: Україна з понеділка, 17 квітня, може розпочати експорт електроенергії до Словаччини в обсязі 200 МВт щогодини. — Укрінформ.</text:p>
      <text:p text:style-name="P4">
Images: ["<text:a xlink:type="simple" xlink:href="https://static.ukrinform.com/photos/2023_04/thumb_files/630_360_1680625769-241.png" text:style-name="Internet_20_link" text:visited-style-name="Visited_20_Internet_20_Link">
630_360_16806...</text:a>
"]</text:p>
      <text:p text:style-name="P4">
Tags: ['Експорт', 'Електроенергія', 'Європа', 'Укренерго', 'Словаччина']</text:p>
      <text:p text:style-name="P4">
Type: Article</text:p>
      <!--METADATA-->
      <text:p text:style-name="P4">
<draw:frame draw:style-name="fr1" draw:name="Image73" text:anchor-type="as-char" svg:width="6.9236in" svg:height="3.956343in" draw:z-index="0">
<draw:image xlink:href="../Images/yкринформ/2023-04-15T13-39-25-03-00/630_360_1680625769-241.png" xlink:type="simple" xlink:show="embed" xlink:actuate="onLoad" draw:mime-type="image/png"/>
</draw:frame>
 Україна зпонеділка, 17 квітня, може розпочати експорт електроенергії до Словаччини вобсязі 200 МВт щогодини.</text:p>
      <text:p text:style-name="P4">
Як передає Укрінформ, про це національна енергетична компанія "Укренерго"повідомляє у  <text:a xlink:type="simple" xlink:href="https://www.facebook.com/npcukrenergo/posts/pfbid02GYLQBKG5U4pJBBEvTaE7RgWBvmfb5Tc9Ph9Cg3BZw9eQjKSeqfj5LofXvdabBpAKl" text:style-name="Internet_20_link" text:visited-style-name="Visited_20_Internet_20_Link">
</text:a>
.</text:p>
      <text:p text:style-name="P4">
Відповідний аукціон з розподілу пропускної спроможності міждержавних перетиніву напрямку Словаччини був проведений 15 квітня на дату постачання 17 квітня.</text:p>
      <text:p text:style-name="P4">
На аукціоні було розподілено 100% доступної пропускної спроможності у цьомунапрямку серед чотирьох учасників.</text:p>
      <text:p text:style-name="P4">
В Укренерго зазначили, що експорт електроенергії відновився з 11 квітня інаразі триває у Польщу та Молдову і здійснюється виключно за умовипершочергового забезпечення українських споживачів.</text:p>
      <text:p text:style-name="P4">
<text:span text:style-name="T4">
Читайте також:</text:span>
 <text:a xlink:type="simple" xlink:href="https://www.ukrinform.ua/rubric-economy/3695829-elektriki-dostatno-dla-pokritta-potrebi-spozivaciv-e-eksport-u-moldovu-ta-slovaccinu-ukrenergo.html" text:style-name="Internet_20_link" text:visited-style-name="Visited_20_Internet_20_Link">
 </text:a>
</text:p>
      <text:p text:style-name="P4">
"Нагадаємо, дозволена ENTSO-E максимальна пропускна спроможність для експортуелектроенергії у Європу наразі складає 400 МВт. Укренерго спільно зєвропейськими колегами працює над можливістю збільшення цього обсягу", -наголосили в компанії.</text:p>
      <text:p text:style-name="P4">
Як повідомлялося, Україна почала експортувати електроенергію до Європинаприкінці червня 2022 року. У жовтні експорт було припинено через російськіобстріли <text:a xlink:type="simple" xlink:href="https://www.ukrinform.ua/tag-energetika" text:style-name="Internet_20_link" text:visited-style-name="Visited_20_Internet_20_Link">
 </text:a>
 інфраструктури.</text:p>
      <text:p text:style-name="P4">
Згодом ситуація стабілізувалася, після чого сторони розпочали обговоренняпитання відновлення постачання електроенергії в Європу.</text:p>
      <text:p text:style-name="P4">
7 квітня міністр енергетики Герман Галущенко підписав розпорядчий документ,який дозволяє розпочати процес відновлення експорту електроенергії в умовахпрофіциту генеруючої потужності.</text:p>
      <text:p text:style-name="P4">
Source: <text:a xlink:type="simple" xlink:href="https://www.ukrinform.ua/rubric-economy/3696293-ukraina-z-ponedilka-moze-rozpocati-eksport-elektroenergii-do-slovaccini.html" text:style-name="Internet_20_link" text:visited-style-name="Visited_20_Internet_20_Link">
https://www.ukrinform.ua/rubric-economy/3696293-ukraina-z-ponedilka-moze-rozpocati-eksport-elektroenergii-do-slovaccini.html</text:a>
</text:p>
      <!--NEWS-->
      <text:h text:style-name="P10" text:outline-level="1">
<text:span text:style-name="T4">
У Судані відбуваються зіткнення між армією та Силами швидкого реагування</text:span>
</text:h>
      <text:p text:style-name="P4">
Authors: Ukrinform (Person)</text:p>
      <text:p text:style-name="P4">
Publisher: Укринформ (Organization)</text:p>
      <text:p text:style-name="P4">
Published Time: 2023-04-15T13:46:00+03:00</text:p>
      <text:p text:style-name="P4">
Modified Time: 2023-04-15T13:46:00+03:00</text:p>
      <text:p text:style-name="P4">
Description: У столиці Судану Хартумі було чути стрілянину та вибухи в суботу після кількох днів напруженості між армією країни та іншою силовою структурою, Силами швидкого реагування (RSF). — Укрінформ.</text:p>
      <text:p text:style-name="P4">
Images: ["<text:a xlink:type="simple" xlink:href="https://static.ukrinform.com/photos/2023_04/thumb_files/630_360_1681555313-966.jpg" text:style-name="Internet_20_link" text:visited-style-name="Visited_20_Internet_20_Link">
630_360_16815...</text:a>
"]</text:p>
      <text:p text:style-name="P4">
Tags: ['Армія', 'Судан', 'Сутички']</text:p>
      <text:p text:style-name="P4">
Type: Article</text:p>
      <!--METADATA-->
      <text:p text:style-name="P4">
<draw:frame draw:style-name="fr1" draw:name="Image74" text:anchor-type="as-char" svg:width="6.9236in" svg:height="3.956343in" draw:z-index="0">
<draw:image xlink:href="../Images/yкринформ/2023-04-15T13-46-00-03-00/630_360_1681555313-966.jpg" xlink:type="simple" xlink:show="embed" xlink:actuate="onLoad" draw:mime-type="image/jpeg"/>
</draw:frame>
 У столиціСудану Хартумі було чути стрілянину та вибухи в суботу після кількох днівнапруженості між армією країни та іншою силовою структурою, Силами швидкогореагування (RSF).</text:p>
      <text:p text:style-name="P4">
Про це повідомляє <text:a xlink:type="simple" xlink:href="https://www.bbc.com/news/world-africa-65284945" text:style-name="Internet_20_link" text:visited-style-name="Visited_20_Internet_20_Link">
 </text:a>
 ,передає Укрінформ.</text:p>
      <text:p text:style-name="P4">
Суперечка зосереджена навколо запропонованого переходу до цивільногоправління. Внаслідок військового перевороту 11 квітня 2019 року булапризупинена діяльність парламенту та дія Конституції країни. Відтоді уся владаперебуває у руках Військової ради <text:a xlink:type="simple" xlink:href="https://www.ukrinform.ua/tag-sudan" text:style-name="Internet_20_link" text:visited-style-name="Visited_20_Internet_20_Link">
 </text:a>
</text:p>
      <text:p text:style-name="P4">
Неподалік від штабу армії в центрі міста чути стрілянину. У Силах швидкогореагування (RSF), якими командує віцепрезидент Військової ради генерал МохамедХамдан Дагало, кажуть, що взяли під контроль аеропорт і президентський палац.</text:p>
      <text:p text:style-name="P4">
Раніше RSF заявили, що на один з їхніх таборів на півдні Хартума булоздійснено напад. Зі свого боку армія заявила, що бійці RSF намагалися захопитивійськовий штаб.</text:p>
      <text:p text:style-name="P4">
<text:span text:style-name="T4">
Читайте також:</text:span>
 <text:a xlink:type="simple" xlink:href="https://www.ukrinform.ua/rubric-world/3695151-strilanina-na-vijskovij-bazi-u-indii-cetvero-zagiblih.html" text:style-name="Internet_20_link" text:visited-style-name="Visited_20_Internet_20_Link">
 <text:span text:style-name="T4">
Стрілянина</text:span>
 </text:a>
</text:p>
      <text:p text:style-name="P4">
Посол США у Судані Джон Годфрі закликав вище військове керівництво країниприпинити бої. Описуючи ситуацію в місті, він сказав, що прокинувся від дужетривожних звуків стрілянини та бою і зараз перебуває в укритті з командоюпосольства, як це роблять суданці в Хартумі та інших місцях.</text:p>
      <text:p text:style-name="P4">
Як повідомлялося, <text:a xlink:type="simple" xlink:href="https://www.ukrinform.ua/rubric-world/3669714-zertvami-dvoh-napadiv-bojovikiv-u-burkinafaso-stali-sonajmense-17-ludej.html" text:style-name="Internet_20_link" text:visited-style-name="Visited_20_Internet_20_Link">
 </text:a>
 загинулищонайменше 17 осіб, у тому числі військовослужбовці.</text:p>
      <text:p text:style-name="P4">
<text:span text:style-name="T5">
Фото: АА</text:span>
</text:p>
      <text:p text:style-name="P4">
Source: <text:a xlink:type="simple" xlink:href="https://www.ukrinform.ua/rubric-world/3696295-u-sudani-vidbuvautsa-zitknenna-miz-armieu-ta-silami-svidkogo-reaguvanna.html" text:style-name="Internet_20_link" text:visited-style-name="Visited_20_Internet_20_Link">
https://www.ukrinform.ua/rubric-world/3696295-u-sudani-vidbuvautsa-zitknenna-miz-armieu-ta-silami-svidkogo-reaguvanna.html</text:a>
</text:p>
      <!--NEWS-->
      <text:h text:style-name="P10" text:outline-level="1">
<text:span text:style-name="T4">
Kherson, Khersonska Oblast(19:48). Red Alert: aerial threat. Sirens sounding. Take cover now!</text:span>
</text:h>
      <text:p text:style-name="P4">
Authors: liveuamap (Language: en)</text:p>
      <text:p text:style-name="P4">
Time: 2023-04-15T13:49:00</text:p>
      <text:p text:style-name="P4">
Location: Kherson (Latitude:46.65595 Longtitude:32.61733)</text:p>
      <text:p text:style-name="P4">
Videos: []</text:p>
      <text:p text:style-name="P4">
Images: []</text:p>
      <text:p text:style-name="P4">
Tags: ["Europe", "Central and Eastern Europe"]</text:p>
      <text:p text:style-name="P4">
ID: 22556375</text:p>
      <!--METADATA-->
      <text:p text:style-name="P4">
Kherson, Khersonska Oblast(19:48). Red Alert: aerial threat. Sirens sounding.Take cover now!</text:p>
      <text:p text:style-name="P4">
News Collection Link: <text:a xlink:type="simple" xlink:href="https://liveuamap.com/en/2023/15-april-kherson-khersonska-oblast1948-red-alg" text:style-name="Internet_20_link" text:visited-style-name="Visited_20_Internet_20_Link">
https://liveuamap.com/en/2023/15-april-kherson-khersonska-oblast1948-red-alg</text:a>
</text:p>
      <text:p text:style-name="P4">
Source: <text:a xlink:type="simple" xlink:href="https://t.me/air_alert_ua/43101" text:style-name="Internet_20_link" text:visited-style-name="Visited_20_Internet_20_Link">
https://t.me/air_alert_ua/43101</text:a>
</text:p>
      <!--NEWS-->
      <text:h text:style-name="P10" text:outline-level="1">
<text:span text:style-name="T4">
У москві скасували традиційне святкування 1 травня</text:span>
</text:h>
      <text:p text:style-name="P4">
Authors: Ukrinform (Person)</text:p>
      <text:p text:style-name="P4">
Publisher: Укринформ (Organization)</text:p>
      <text:p text:style-name="P4">
Published Time: 2023-04-15T14:05:00+03:00</text:p>
      <text:p text:style-name="P4">
Modified Time: 2023-04-15T14:05:00+03:00</text:p>
      <text:p text:style-name="P4">
Description: Федерація незалежних профспілок росії цього року рекомендує не проводити мітинги та ходу, присвячені 1 травню. У москві також не буде подібних заходів. — Укрінформ.</text:p>
      <text:p text:style-name="P4">
Images: ["<text:a xlink:type="simple" xlink:href="https://static.ukrinform.com/photos/2019_10/thumb_files/630_360_1570600638-882.jpg" text:style-name="Internet_20_link" text:visited-style-name="Visited_20_Internet_20_Link">
630_360_15706...</text:a>
"]</text:p>
      <text:p text:style-name="P4">
Tags: ['Москва', 'Парад', 'росія']</text:p>
      <text:p text:style-name="P4">
Type: Article</text:p>
      <!--METADATA-->
      <text:p text:style-name="P4">
<draw:frame draw:style-name="fr1" draw:name="Image75" text:anchor-type="as-char" svg:width="6.9236in" svg:height="3.956343in" draw:z-index="0">
<draw:image xlink:href="../Images/yкринформ/2023-04-15T14-05-00-03-00/630_360_1570600638-882.jpg" xlink:type="simple" xlink:show="embed" xlink:actuate="onLoad" draw:mime-type="image/jpeg"/>
</draw:frame>
 Федераціянезалежних профспілок росії цього року рекомендує не проводити мітинги таходу, присвячені 1 травню. У москві також не буде подібних заходів.</text:p>
      <text:p text:style-name="P4">
Про це повідомив заступник голови фнпр Олександр Шершуков, передає Укрінформіз посиланням на  <text:a xlink:type="simple" xlink:href="https://tass.ru/obschestvo/17526703" text:style-name="Internet_20_link" text:visited-style-name="Visited_20_Internet_20_Link">
 </text:a>
 .</text:p>
      <text:p text:style-name="P4">
«У столиці не буде ходи і мітингів, але планується урочисте засідання, в якомубратиме участь профспілковий актив, профспілкові керівники та запрошені деякіпредставники соціальних партнерів», - сказав він.</text:p>
      <text:p text:style-name="P4">
За його словами, основні форми проведення 1 травня - це зустрічі у трудовихколективах, зустрічі керівників регіонів із профактивом, а також засіданнятристоронніх комісій.</text:p>
      <text:p text:style-name="P4">
<text:span text:style-name="T4">
Читайте також:</text:span>
 <text:a xlink:type="simple" xlink:href="https://www.ukrinform.ua/rubric-world/3693986-u-kursku-uslid-za-bilgorodom-skasuvali-parad-na-9-travna-roszmi.html" text:style-name="Internet_20_link" text:visited-style-name="Visited_20_Internet_20_Link">
 <text:span text:style-name="T4">
Курську</text:span>
 <text:span text:style-name="T4">
услід</text:span>
 <text:span text:style-name="T4">
Бєлгородом</text:span>
 <text:span text:style-name="T4">
скасували</text:span>
<text:span text:style-name="T4">
парад</text:span>
 <text:span text:style-name="T4">
травня</text:span>
 <text:span text:style-name="T4">
росЗМІ</text:span>
 </text:a>
</text:p>
      <text:p text:style-name="P4">
Таке рішення прийняли через «рівень терористичної небезпеки», який заразнібито на високому рівні навіть у регіонах, віддалених від <text:a xlink:type="simple" xlink:href="https://www.ukrinform.ua/tag-vijna" text:style-name="Internet_20_link" text:visited-style-name="Visited_20_Internet_20_Link">
</text:a>
 в Україні.</text:p>
      <text:p text:style-name="P4">
Як повідомляв Укрінформ, окупаційні "органи влади" АР Крим та Севастополяухвалили рішення не проводити святкові демонстрації на 1 травня, марш«Безсмертного полку» та військовий парад на 9 травня.</text:p>
      <text:p text:style-name="P4">
Source: <text:a xlink:type="simple" xlink:href="https://www.ukrinform.ua/rubric-world/3696300-u-moskvi-skasuvali-tradicijne-svatkuvanna-1-travna.html" text:style-name="Internet_20_link" text:visited-style-name="Visited_20_Internet_20_Link">
https://www.ukrinform.ua/rubric-world/3696300-u-moskvi-skasuvali-tradicijne-svatkuvanna-1-travna.html</text:a>
</text:p>
      <!--NEWS-->
      <text:h text:style-name="P10" text:outline-level="1">
<text:span text:style-name="T4">
Russian aviation bombing Beryslav district with guided bombs</text:span>
</text:h>
      <text:p text:style-name="P4">
Authors: liveuamap (Language: en)</text:p>
      <text:p text:style-name="P4">
Time: 2023-04-15T14:13:43</text:p>
      <text:p text:style-name="P4">
Location: Kherson (Latitude:46.84387 Longtitude:33.40736)</text:p>
      <text:p text:style-name="P4">
Videos: []</text:p>
      <text:p text:style-name="P4">
Images: []</text:p>
      <text:p text:style-name="P4">
Tags: []</text:p>
      <text:p text:style-name="P4">
ID: 22556397</text:p>
      <!--METADATA-->
      <text:p text:style-name="P4">
Russian aviation bombing Beryslav district with guided bombs</text:p>
      <text:p text:style-name="P4">
News Collection Link: <text:a xlink:type="simple" xlink:href="https://liveuamap.com/en/2023/15-april-russian-aviation-bombing-beryslav-district-with" text:style-name="Internet_20_link" text:visited-style-name="Visited_20_Internet_20_Link">
https://liveuamap.com/en/2023/15-april-russian-aviation-bombing-beryslav-district-with</text:a>
</text:p>
      <text:p text:style-name="P4">
Source: <text:a xlink:type="simple" xlink:href="https://t.me/hueviyherson/38045" text:style-name="Internet_20_link" text:visited-style-name="Visited_20_Internet_20_Link">
https://t.me/hueviyherson/38045</text:a>
</text:p>
      <!--NEWS-->
      <text:h text:style-name="P10" text:outline-level="1">
<text:span text:style-name="T4">
МОЗ України та Франції підписали декларацію про співпрацю</text:span>
</text:h>
      <text:p text:style-name="P4">
Authors: Ukrinform (Person)</text:p>
      <text:p text:style-name="P4">
Publisher: Укринформ (Organization)</text:p>
      <text:p text:style-name="P4">
Published Time: 2023-04-15T14:24:00+03:00</text:p>
      <text:p text:style-name="P4">
Modified Time: 2023-04-15T14:24:00+03:00</text:p>
      <text:p text:style-name="P4">
Description: Міністри охорони здоров’я України та Франції Віктор Ляшко і Франсуа Брон підписали декларацію про співпрацю двох відомств. — Укрінформ.</text:p>
      <text:p text:style-name="P4">
Images: ["<text:a xlink:type="simple" xlink:href="https://static.ukrinform.com/photos/2023_04/thumb_files/630_360_1681558353-476.jpg" text:style-name="Internet_20_link" text:visited-style-name="Visited_20_Internet_20_Link">
630_360_16815...</text:a>
", "<text:a xlink:type="simple" xlink:href="https://static.ukrinform.com/photos/2023_04/1681558353-951.jpg" text:style-name="Internet_20_link" text:visited-style-name="Visited_20_Internet_20_Link">
1681558353-95...</text:a>
", "<text:a xlink:type="simple" xlink:href="https://static.ukrinform.com/photos/2023_04/1681558418-290.jpg" text:style-name="Internet_20_link" text:visited-style-name="Visited_20_Internet_20_Link">
1681558418-29...</text:a>
"]</text:p>
      <text:p text:style-name="P4">
Tags: ['Франція', 'Ляшко', 'МОЗ', 'Україна', "Здоров'я"]</text:p>
      <text:p text:style-name="P4">
Type: Article</text:p>
      <!--METADATA-->
      <text:p text:style-name="P4">
<draw:frame draw:style-name="fr1" draw:name="Image76" text:anchor-type="as-char" svg:width="6.9236in" svg:height="3.956343in" draw:z-index="0">
<draw:image xlink:href="../Images/yкринформ/2023-04-15T14-24-00-03-00/630_360_1681558353-476.jpg" xlink:type="simple" xlink:show="embed" xlink:actuate="onLoad" draw:mime-type="image/jpeg"/>
</draw:frame>
 Міністриохорони здоров’я України та Франції Віктор Ляшко і Франсуа Брон підписалидекларацію про співпрацю двох відомств.</text:p>
      <text:p text:style-name="P4">
Як передає Укрінформ, про це Ляшко повідомив у  <text:a xlink:type="simple" xlink:href="https://www.facebook.com/viktor.liashko/posts/pfbid029hMf7rSQgkHF1Yq8Jyqho7gyttber9BM4GeWJQWzsgLsVepraw2V2Ps3YSc1UY4zl" text:style-name="Internet_20_link" text:visited-style-name="Visited_20_Internet_20_Link">
</text:a>
.</text:p>
      <text:p text:style-name="P4">
Міністри окреслили перші пріоритетні напрямки співпраці, серед яких —підтримка інтеграції України в охорону здоров’я Європейського Союзу, зокремаучасть України у спільних європейських подіях і програмах, що підтримуютьгромадське здоров’я, та налагодження регулярного діалогу щодо перспектививступу України в ЄС.</text:p>
      <text:p text:style-name="P4">
Одним із першочергових напрямків визначене також співробітництво між <text:a xlink:type="simple" xlink:href="https://www.ukrinform.ua/tag-bolnica" text:style-name="Internet_20_link" text:visited-style-name="Visited_20_Internet_20_Link">
</text:a>
 шляхом підтримки зміцнення кадровогопотенціалу медичної сфери й обмінів між французькими й українськими закладамиохорони здоров’я.</text:p>
      <text:p text:style-name="P4">
<draw:frame draw:style-name="fr1" draw:name="Image77" text:anchor-type="as-char" svg:width="6.9236in" svg:height="4.622144in" draw:z-index="0">
<draw:image xlink:href="../Images/yкринформ/2023-04-15T14-24-00-03-00/1681558353-951.jpg" xlink:type="simple" xlink:show="embed" xlink:actuate="onLoad" draw:mime-type="image/jpeg"/>
</draw:frame>
</text:p>
      <text:p text:style-name="P4">
Так, ідеться про навчання та підвищення кваліфікації медичних працівників,вивчення й імплементацію передового досвіду управління медичними закладами,збільшення потужностей українських лікарень.</text:p>
      <text:p text:style-name="P4">
<text:span text:style-name="T4">
Читайте також:</text:span>
 <text:a xlink:type="simple" xlink:href="https://www.ukrinform.ua/rubric-society/3687486-moz-zapuskae-gromadske-obgovorenna-strategii-rozvitku-ohoroni-zdorova-do-2030-roku.html" text:style-name="Internet_20_link" text:visited-style-name="Visited_20_Internet_20_Link">
 </text:a>
</text:p>
      <text:p text:style-name="P4">
Третім пріоритетним напрямком є підтримка розробки місцевих, регіональних інаціональних стратегій охорони здоров’я, а також пропозиції діагностики тадогляду у сферах протезування, реконструктивної хірургії й реабілітації,психічного здоров’я, медичної візуалізації, профілактики, скринінгу йлікування деяких хронічних захворювань, зокрема раку.</text:p>
      <text:p text:style-name="P4">
<draw:frame draw:style-name="fr1" draw:name="Image78" text:anchor-type="as-char" svg:width="6.9236in" svg:height="4.622144in" draw:z-index="0">
<draw:image xlink:href="../Images/yкринформ/2023-04-15T14-24-00-03-00/1681558418-290.jpg" xlink:type="simple" xlink:show="embed" xlink:actuate="onLoad" draw:mime-type="image/jpeg"/>
</draw:frame>
</text:p>
      <text:p text:style-name="P4">
Підписання декларації відбулося у спеціалізованій клініці протезування йреабілітації Superhumans Center, що відкрилася днями у Львівській області.</text:p>
      <text:p text:style-name="P4">
Ляшко подякував колезі та всьому народу Франції за підтримку України, зокремав медичній сфері.</text:p>
      <text:p text:style-name="P4">
"Це надзвичайно цінно в цей особливо складний для українців час", — наголосиввін.</text:p>
      <text:p text:style-name="P4">
Як повідомляв Укрінформ, Міністерство охорони здоров'я України впроваджує всистему реабілітації  <text:a xlink:type="simple" xlink:href="https://www.ukrinform.ua/rubric-society/3685865-moz-vprovadzue-v-sistemu-reabilitacii-miznarodnu-klasifikaciu.html" text:style-name="Internet_20_link" text:visited-style-name="Visited_20_Internet_20_Link">
 </text:a>
 .</text:p>
      <text:p text:style-name="P4">
<text:span text:style-name="T5">
Фото: Facebook/Віктор Ляшко</text:span>
</text:p>
      <text:p text:style-name="P4">
Source: <text:a xlink:type="simple" xlink:href="https://www.ukrinform.ua/rubric-society/3696305-moz-ukraini-ta-francii-pidpisali-deklaraciu-pro-spivpracu.html" text:style-name="Internet_20_link" text:visited-style-name="Visited_20_Internet_20_Link">
https://www.ukrinform.ua/rubric-society/3696305-moz-ukraini-ta-francii-pidpisali-deklaraciu-pro-spivpracu.html</text:a>
</text:p>
      <!--NEWS-->
      <text:h text:style-name="P10" text:outline-level="1">
<text:span text:style-name="T4">
На Житомирщині ґрунтовими водами підтоплені присадибні ділянки</text:span>
</text:h>
      <text:p text:style-name="P4">
Authors: Ukrinform (Person)</text:p>
      <text:p text:style-name="P4">
Publisher: Укринформ (Organization)</text:p>
      <text:p text:style-name="P4">
Published Time: 2023-04-15T14:27:49+03:00</text:p>
      <text:p text:style-name="P4">
Modified Time: 2023-04-15T14:27:49+03:00</text:p>
      <text:p text:style-name="P4">
Description: На Житомирщині рятувальники відкачали близько 830 куб. м ґрунтових вод з підтоплених присадибних ділянок мешканців області. — Укрінформ.</text:p>
      <text:p text:style-name="P4">
Images: ["<text:a xlink:type="simple" xlink:href="https://static.ukrinform.com/photos/2023_04/thumb_files/630_360_1681558054-963.jpg" text:style-name="Internet_20_link" text:visited-style-name="Visited_20_Internet_20_Link">
630_360_16815...</text:a>
"]</text:p>
      <text:p text:style-name="P4">
Tags: ['ДСНС', 'Вода', 'Житомирщина']</text:p>
      <text:p text:style-name="P4">
Type: Article</text:p>
      <!--METADATA-->
      <text:p text:style-name="P4">
<draw:frame draw:style-name="fr1" draw:name="Image79" text:anchor-type="as-char" svg:width="6.9236in" svg:height="3.956343in" draw:z-index="0">
<draw:image xlink:href="../Images/yкринформ/2023-04-15T14-27-49-03-00/630_360_1681558054-963.jpg" xlink:type="simple" xlink:show="embed" xlink:actuate="onLoad" draw:mime-type="image/jpeg"/>
</draw:frame>
 НаЖитомирщині рятувальники відкачали близько 830 куб. м ґрунтових вод зпідтоплених присадибних ділянок мешканців області.</text:p>
      <text:p text:style-name="P4">
Як передає Укрінформ, про це повідомляє у <text:a xlink:type="simple" xlink:href="https://www.facebook.com/MNSZhytomyr/posts/pfbid02eoxpcGWbJAP2wPw6gin222f5rj6tS5b1XYquLy6yJpVums4UuLxj19DsKGjXVRyGl" text:style-name="Internet_20_link" text:visited-style-name="Visited_20_Internet_20_Link">
</text:a>
головне управління ДСНС України у Житомирській області.</text:p>
      <text:p text:style-name="P4">
«За добу рятувальники 9 разів відкачували воду з присадибних ділянокгромадян», - йдеться у повідомленні.</text:p>
      <text:p text:style-name="P4">
Зокрема, вчора у м. Малин Коростенського району підтопило 4 житлові будинки таприсадибні ділянки навколо них. Після десятигодинної роботи за допомогоюмотопомпи бійці ДСНС відкачали 350 куб.м <text:a xlink:type="simple" xlink:href="https://www.ukrinform.ua/tag-voda" text:style-name="Internet_20_link" text:visited-style-name="Visited_20_Internet_20_Link">
 </text:a>
 . Також рятувальники надавали аналогічну допомогу у Коростені. Там водазалила присадибну ділянку та вже підійшла в притул до житлового будинку.Надзвичайникам за допомогою автоцистерни та всмоктувального рукава вдалосявідкачати 100 куб.м води.</text:p>
      <text:p text:style-name="P4">
Протягом доби рятувальники ще 7 разів виїжджали на подібні виклики в м. Овруч,смт Лугини, с. Березневе Ушомирської громади Коростенського району, м.Звягель, смт Черняхів та с. Сонячне Житомирського району.</text:p>
      <text:p text:style-name="P4">
<text:span text:style-name="T4">
Читайте також:</text:span>
 <text:a xlink:type="simple" xlink:href="https://www.ukrinform.ua/rubric-regions/3696220-u-troh-oblastah-ukraini-masstabni-pidtoplenna-rozmiti-dorogi-do-30-naselenih-punktiv.html" text:style-name="Internet_20_link" text:visited-style-name="Visited_20_Internet_20_Link">
 <text:span text:style-name="T4">
підтоп</text:span>
 </text:a>
</text:p>
      <text:p text:style-name="P4">
Як зазначається, у результаті всіх випадків фахівці ДСНС відкачали близько 830куб. м ґрунтових вод.</text:p>
      <text:p text:style-name="P4">
Як повідомляв Укрінформ, на Житомирщині через збільшення рівня води у річкахпісля злив <text:a xlink:type="simple" xlink:href="https://www.ukrinform.ua/rubric-regions/3692728-na-zitomirsini-cerez-pavodok-pidtopleni-perepravi-u-dvoh-gromadah.html" text:style-name="Internet_20_link" text:visited-style-name="Visited_20_Internet_20_Link">
 </text:a>
 у Малинській таНародицькій громадах.</text:p>
      <text:p text:style-name="P4">
Source: <text:a xlink:type="simple" xlink:href="https://www.ukrinform.ua/rubric-regions/3696303-na-zitomirsini-gruntovimi-vodami-pidtopleni-prisadibni-dilanki.html" text:style-name="Internet_20_link" text:visited-style-name="Visited_20_Internet_20_Link">
https://www.ukrinform.ua/rubric-regions/3696303-na-zitomirsini-gruntovimi-vodami-pidtopleni-prisadibni-dilanki.html</text:a>
</text:p>
      <!--NEWS-->
      <text:h text:style-name="P10" text:outline-level="1">
<text:span text:style-name="T4">
Біженці з України заповнили прогалини на польському ринку праці</text:span>
</text:h>
      <text:p text:style-name="P4">
Authors: Ukrinform (Person)</text:p>
      <text:p text:style-name="P4">
Publisher: Укринформ (Organization)</text:p>
      <text:p text:style-name="P4">
Published Time: 2023-04-15T14:36:00+03:00</text:p>
      <text:p text:style-name="P4">
Modified Time: 2023-04-15T14:36:00+03:00</text:p>
      <text:p text:style-name="P4">
Description: У Міністерстві сім'ї та соціальної політики Польщі вказують, що з березня по грудень 2022 року підприємці подали 784,5 тис. заяв на умовах спрощеного доступу до ринку праці на доручення роботи громадянам України, які прибули до країни після 24 лютого через повномасштабне вторгнення рф. — Укрінформ.</text:p>
      <text:p text:style-name="P4">
Images: ["<text:a xlink:type="simple" xlink:href="https://static.ukrinform.com/photos/2023_04/thumb_files/630_360_1681558576-778.jpg" text:style-name="Internet_20_link" text:visited-style-name="Visited_20_Internet_20_Link">
630_360_16815...</text:a>
"]</text:p>
      <text:p text:style-name="P4">
Tags: ['Польща', 'Працевлаштування', 'Біженці', 'Війна з росією']</text:p>
      <text:p text:style-name="P4">
Type: Article</text:p>
      <!--METADATA-->
      <text:p text:style-name="P4">
<draw:frame draw:style-name="fr1" draw:name="Image80" text:anchor-type="as-char" svg:width="6.9236in" svg:height="3.956343in" draw:z-index="0">
<draw:image xlink:href="../Images/yкринформ/2023-04-15T14-36-00-03-00/630_360_1681558576-778.jpg" xlink:type="simple" xlink:show="embed" xlink:actuate="onLoad" draw:mime-type="image/jpeg"/>
</draw:frame>
 УМіністерстві сім'ї та соціальної політики Польщі вказують, що з березня погрудень 2022 року підприємці подали 784,5 тис. заяв на умовах спрощеногодоступу до ринку праці на доручення роботи громадянам України, які прибули докраїни після 24 лютого через повномасштабне вторгнення рф.</text:p>
      <text:p text:style-name="P4">
Про це передає Укрінформ з посиланням на Міграційну платформу EWL.</text:p>
      <text:p text:style-name="P4">
Дві третини працівників становили жінки (66%), в основному у віці 35-44 років.Половина робітників з України працевлаштувалася на просту фізичну роботу.Серед них 37% знайшли працю у сфері послуг, 34% – на промисловихпідприємствах. Значно менше громадян України працевлаштувалися у транспортнійгалузі та логістиці (по 15%) і торгівлі чи будівництва (по 7%).</text:p>
      <text:p text:style-name="P4">
Серед працівників сфери послуг переважали зайняті у готельному бізнесі,гастрономії, адміністративних послугах і допоміжної діяльності, наприклад, уклінінгових компаніях, агентствах тимчасової праці.</text:p>
      <text:p text:style-name="P4">
<text:span text:style-name="T4">
Читайте також:</text:span>
 <text:a xlink:type="simple" xlink:href="https://www.ukrinform.ua/rubric-society/3693712-u-polsi-zapustili-se-odin-pasportnij-servis-dla-ukrainciv-aki-poslugi-nadae.html" text:style-name="Internet_20_link" text:visited-style-name="Visited_20_Internet_20_Link">
 <text:span text:style-name="T4">
Польщі</text:span>
 <text:span text:style-name="T4">
запрацював</text:span>
 <text:span text:style-name="T4">
один</text:span>
 <text:span text:style-name="T4">
Паспортний</text:span>
<text:span text:style-name="T4">
сервіс</text:span>
 <text:span text:style-name="T4">
для</text:span>
 <text:span text:style-name="T4">
українців</text:span>
 <text:span text:style-name="T4">
які</text:span>
 <text:span text:style-name="T4">
послуги</text:span>
 <text:span text:style-name="T4">
надає</text:span>
</text:a>
</text:p>
      <text:p text:style-name="P4">
«Понад 80% українців, які приїхали до Польщі після російського вторгнення,ніколи до цього у Польщі не працювали. І переважно не володіли польськоюмовою. Тому найчастіше бралися за просту фізичну роботу, оскільки часто таківакансії не вимагають знання польської мови і досвіду. Як свідчать нашідослідження, роботу у сфері послуг найчастіше обирали ті біженці, якіпрацювали в цій сфері і в Україні, але також і висококваліфіковані фахівці», –зазначив директор департаменту міжнародної рекрутації Міграційної платформиEWL Марцін Колодзєйчик.</text:p>
      <text:p text:style-name="P4">
Дослідження Місячного індексу кон'юнктури у Польщі показало, що під кінецьроку зменшилася частка компаній, які заявляли про плани збільшенняпрацевлаштування. Це пов’язано з уповільненням економіки, яка завадилакомпаніям збільшити рівень працевлаштування. Це також могло бути наслідкомтого, що українці вже заповнили дефіцит персоналу.</text:p>
      <text:p text:style-name="P4">
Як підкреслюється, українці задовольнили попит на роботу у сферах послуг тавиробництві. Натомість у транспортній та будівельної галузях Польщівідчувається гостра нестача персоналу, тому що на роботу потрібні чоловіки. Заданими Польської асоціації роботодавців будівельної галузі, кількість громадянУкраїни, зайнятих на будівництві, за роки війни скоротилася на дві третини. У2022 році вона становила 127 тис. осіб. Крім того, країні не вистачає близько150 тис. професійних водіїв. Через це транспортна та логістична галузьстикається із проблемами функціонування.</text:p>
      <text:p text:style-name="P4">
<text:span text:style-name="T4">
Читайте також:</text:span>
 <text:a xlink:type="simple" xlink:href="https://www.ukrinform.ua/rubric-diaspora/3690962-u-varsavi-vidkrivsa-novij-centr-dopomogi-dla-ukrainciv.html" text:style-name="Internet_20_link" text:visited-style-name="Visited_20_Internet_20_Link">
 </text:a>
</text:p>
      <text:p text:style-name="P4">
За даними міністра сім'ї та соціальної політики Польщі Марлени Мальонг, наразівже понад мільйон біженців з України працевлаштовані в Польщі на підставізвернення роботодавців до управлінь праці. Громадяни України, які прибули доПольщі після 24 лютого 2022 року, мають спрощений доступ до польського ринкупраці, тобто можуть працевлаштовуватися без необхідності отримання спеціальнихдозволів, маючи тільки PESEL UKR (польський ідентифікаційний код, якийвидавався українцям, які рятуватися від російської агресії). Роботодавець,який бере на роботу біженця з України, повинен повідомити відповідну службупрацевлаштування протягом 14 днів після доручення йому роботи.</text:p>
      <text:p text:style-name="P4">
За попередніми даними, у Польщі зараз може перебувати до 3-3,5 млн громадянУкраїни, з яких 1-1,2 млн прибули після початку повномасштабного вторгненняросії в Україну у лютому минулого року.</text:p>
      <text:p text:style-name="P4">
Як повідомляв Укрінформ, переважна більшість українських біженців в Польщі(89%) <text:a xlink:type="simple" xlink:href="https://www.ukrinform.ua/rubric-diaspora/3695884-ukrainski-bizenci-u-polsi-perekonani-so-pisla-vijni-polskoukrainski-vzaemini-budut-krasimi.html" text:style-name="Internet_20_link" text:visited-style-name="Visited_20_Internet_20_Link">
 </text:a>
, що після закінчення війни польсько-українські взаємини будуть кращими, ніждо початку повномасштабної агресії. Лише 6% респондентів вважають, щовідносини між Польщею та Україною не зміняться.</text:p>
      <text:p text:style-name="P4">
Source: <text:a xlink:type="simple" xlink:href="https://www.ukrinform.ua/rubric-diaspora/3696306-bizenci-z-ukraini-zapovnili-progalini-na-polskomu-rinku-praci.html" text:style-name="Internet_20_link" text:visited-style-name="Visited_20_Internet_20_Link">
https://www.ukrinform.ua/rubric-diaspora/3696306-bizenci-z-ukraini-zapovnili-progalini-na-polskomu-rinku-praci.html</text:a>
</text:p>
      <!--NEWS-->
      <text:h text:style-name="P10" text:outline-level="1">
<text:span text:style-name="T4">
Із Мелітополя за два тижні виїхали понад 2000 людей, щоб уникнути «мобілізації» - Федоров</text:span>
</text:h>
      <text:p text:style-name="P4">
Authors: Ukrinform (Person)</text:p>
      <text:p text:style-name="P4">
Publisher: Укринформ (Organization)</text:p>
      <text:p text:style-name="P4">
Published Time: 2023-04-15T14:41:00+03:00</text:p>
      <text:p text:style-name="P4">
Modified Time: 2023-04-15T14:41:00+03:00</text:p>
      <text:p text:style-name="P4">
Description: росіяни створили електронний реєстр військовозобов’язаних і роздаватимуть електронні повістки на тимчасово захоплених територіях Запорізької області. Аби уникнути цього з Мелітополя виїхали понад 2000 людей.  — Укрінформ.</text:p>
      <text:p text:style-name="P4">
Images: ["<text:a xlink:type="simple" xlink:href="https://static.ukrinform.com/photos/2022_11/thumb_files/630_360_1667485431-942.jpg" text:style-name="Internet_20_link" text:visited-style-name="Visited_20_Internet_20_Link">
630_360_16674...</text:a>
"]</text:p>
      <text:p text:style-name="P4">
Tags: ['Мелітополь', 'Мобілізація', 'Федоров', 'Війна з росією', 'Єдині новини']</text:p>
      <text:p text:style-name="P4">
Type: Article</text:p>
      <!--METADATA-->
      <text:p text:style-name="P4">
<draw:frame draw:style-name="fr1" draw:name="Image81" text:anchor-type="as-char" svg:width="6.9236in" svg:height="3.956343in" draw:z-index="0">
<draw:image xlink:href="../Images/yкринформ/2023-04-15T14-41-00-03-00/630_360_1667485431-942.jpg" xlink:type="simple" xlink:show="embed" xlink:actuate="onLoad" draw:mime-type="image/jpeg"/>
</draw:frame>
 росіянистворили електронний реєстр військовозобов’язаних і роздаватимуть електронніповістки на тимчасово захоплених територіях Запорізької області. Аби уникнутицього з Мелітополя виїхали понад 2000 людей.</text:p>
      <text:p text:style-name="P4">
Про це в  <text:a xlink:type="simple" xlink:href="https://t.me/ivan_fedorov_melitopol/1725" text:style-name="Internet_20_link" text:visited-style-name="Visited_20_Internet_20_Link">
 </text:a>
 національноготелемарафону "Єдині новини" сказав міський голова Мелітополя Іван Федоров,передає Укрінформ.</text:p>
      <text:p text:style-name="P4">
"Окупанти створили електронний реєстр військовозобов’язаних і роздаватимутьелектронні повістки. В першу чергу мобілізація розпочалася для тих, хто взяврашистські паспорти, бо в електронний реєстр потрапляють ті, хто його взяв", -сказав він.</text:p>
      <text:p text:style-name="P4">
За словами Федорова, загарбники будуть обмінюватись даними. Наприклад, якщомешканці звернулись в лікарню в місті Мелітополі, то одразу ці людипотрапляють і в реєстр тих, хто може отримувати повістку.</text:p>
      <text:p text:style-name="P4">
<text:span text:style-name="T4">
Читайте також:</text:span>
 <text:a xlink:type="simple" xlink:href="https://www.ukrinform.ua/rubric-regions/3695506-u-melitopoli-ta-berdansku-prohodit-flesmob-vidderi-rasizm.html" text:style-name="Internet_20_link" text:visited-style-name="Visited_20_Internet_20_Link">
 <text:span text:style-name="T4">
Мелітоп</text:span>
 </text:a>
</text:p>
      <text:p text:style-name="P4">
"Або ж, якщо звернулись за матеріальною допомогою в якісь фейкові органивлади, то також вони попадають в реєстр. Чому люди звертаються по допомогу? Бопісля року окупації багато в кого закінчились заощадження, а обіг гривні на98% зупинений", - сказав Федоров.</text:p>
      <text:p text:style-name="P4">
Мер додав, що уникнути мобілізації можна лише виїхавши з <text:a xlink:type="simple" xlink:href="https://www.ukrinform.ua/tag-okupacia" text:style-name="Internet_20_link" text:visited-style-name="Visited_20_Internet_20_Link">
</text:a>
 . За два останніх тижні це зробиливже більше 2000 людей.</text:p>
      <text:p text:style-name="P4">
Як повідомляв Укрінформ, у тимчасово захопленому Мелітополі російськізагарбники з грудня минулого року проводять приховану мобілізацію. Днями вонизаявили про створення ще одного «добровольчого батальйону».</text:p>
      <text:p text:style-name="P4">
Source: <text:a xlink:type="simple" xlink:href="https://www.ukrinform.ua/rubric-regions/3696309-iz-melitopola-za-dva-tizni-viihali-ponad-2000-ludej-sob-uniknuti-mobilizacii-fedorov.html" text:style-name="Internet_20_link" text:visited-style-name="Visited_20_Internet_20_Link">
https://www.ukrinform.ua/rubric-regions/3696309-iz-melitopola-za-dva-tizni-viihali-ponad-2000-ludej-sob-uniknuti-mobilizacii-fedorov.html</text:a>
</text:p>
      <!--NEWS-->
      <text:h text:style-name="P10" text:outline-level="1">
<text:span text:style-name="T4">
Німеччина закликає ЄС запровадити санкції проти атомної промисловості рф</text:span>
</text:h>
      <text:p text:style-name="P4">
Authors: Ukrinform (Person)</text:p>
      <text:p text:style-name="P4">
Publisher: Укринформ (Organization)</text:p>
      <text:p text:style-name="P4">
Published Time: 2023-04-15T14:45:11+03:00</text:p>
      <text:p text:style-name="P4">
Modified Time: 2023-04-15T14:45:11+03:00</text:p>
      <text:p text:style-name="P4">
Description: Уряд Німеччини закликає ЄС запровадити санкції проти атомної промисловості росії, оскільки очевидним є те, що кремль навмисно використовує залежності в енергетичному секторі як засіб тиску. — Укрінформ.</text:p>
      <text:p text:style-name="P4">
Images: ["<text:a xlink:type="simple" xlink:href="https://static.ukrinform.com/photos/2021_12/thumb_files/630_360_1638800565-325.jpg" text:style-name="Internet_20_link" text:visited-style-name="Visited_20_Internet_20_Link">
630_360_16388...</text:a>
"]</text:p>
      <text:p text:style-name="P4">
Tags: ['Євросоюз', 'Німеччина', 'Санкції', 'Атомна енергетика', 'Війна з росією']</text:p>
      <text:p text:style-name="P4">
Type: Article</text:p>
      <!--METADATA-->
      <text:p text:style-name="P4">
<draw:frame draw:style-name="fr1" draw:name="Image82" text:anchor-type="as-char" svg:width="6.9236in" svg:height="3.956343in" draw:z-index="0">
<draw:image xlink:href="../Images/yкринформ/2023-04-15T14-45-11-03-00/630_360_1638800565-325.jpg" xlink:type="simple" xlink:show="embed" xlink:actuate="onLoad" draw:mime-type="image/jpeg"/>
</draw:frame>
 УрядНімеччини закликає ЄС запровадити санкції проти атомної промисловості росії,оскільки очевидним є те, що кремль навмисно використовує залежності венергетичному секторі як засіб тиску.</text:p>
      <text:p text:style-name="P4">
Про це заявив агенції <text:a xlink:type="simple" xlink:href="https://www.dpa-news.de/mediaobject.jsf" text:style-name="Internet_20_link" text:visited-style-name="Visited_20_Internet_20_Link">
 </text:a>
 міністр економіки ФРНРоберт Габек, передає Укрінформ.</text:p>
      <text:p text:style-name="P4">
«Тому уряд Німеччини зараз висловився на адресу Європейської комісії завключення цивільного ядерного сектору. Це має бути частиною наступного пакету<text:a xlink:type="simple" xlink:href="https://www.ukrinform.ua/tag-sankcii" text:style-name="Internet_20_link" text:visited-style-name="Visited_20_Internet_20_Link">
 </text:a>
 », - сказав міністр, який є одним ізкерівників «Зеленої» партії.</text:p>
      <text:p text:style-name="P4">
Серед інших сфер діяльності - росія постачає уран для ядерного палива іншимкраїнам, а на своїй території зберігає радіоактивні відходи, в тому числі зЄвропи.</text:p>
      <text:p text:style-name="P4">
Габек упевнений у необхідності стати більш незалежним від росії у рамках ЄС.За його словами, вже пройдено «великий шлях у багатьох сферах, у тому числі венергетиці», втім, це поки що не торкнулося атомного сектору.</text:p>
      <text:p text:style-name="P4">
<text:span text:style-name="T4">
Читайте також:</text:span>
 <text:a xlink:type="simple" xlink:href="https://www.ukrinform.ua/rubric-economy/3695390-marcenko-zaklikav-partneriv-zastosovuvati-sankcii-do-krain-aki-dopomogaut-rf.html" text:style-name="Internet_20_link" text:visited-style-name="Visited_20_Internet_20_Link">
 <text:span text:style-name="T4">
санкц</text:span>
 </text:a>
</text:p>
      <text:p text:style-name="P4">
Глава Мінекономіки ФРН назвав невиправданим, що цей сектор все ще отримуєпреференції. «Ядерні технології є надзвичайно чутливою сферою, а росія вже неможе вважатися тут надійним партнером», - зауважив він.</text:p>
      <text:p text:style-name="P4">
Габек визнав, що буде потрібний перехідний період, але важливо почати і «неухилятися від рішучих дій у цій сфері».</text:p>
      <text:p text:style-name="P4">
Політик раніше закликав ввести санкції проти країн, які отримують уран зросії, незважаючи на війну. Про це він, як повідомлялось, заявив в інтерв’юНімецькому радіо відразу після поїздки до Києва на початку квітня.</text:p>
      <text:p text:style-name="P4">
Серед країн, які отримують ядерне паливо з рф, зокрема, Угорщина.</text:p>
      <text:p text:style-name="P4">
Source: <text:a xlink:type="simple" xlink:href="https://www.ukrinform.ua/rubric-world/3696308-nimeccina-zaklikae-es-zaprovaditi-sankcii-proti-atomnoi-promislovosti-rf.html" text:style-name="Internet_20_link" text:visited-style-name="Visited_20_Internet_20_Link">
https://www.ukrinform.ua/rubric-world/3696308-nimeccina-zaklikae-es-zaprovaditi-sankcii-proti-atomnoi-promislovosti-rf.html</text:a>
</text:p>
      <!--NEWS-->
      <text:h text:style-name="P10" text:outline-level="1">
<text:span text:style-name="T4">
Кількість загиблих унаслідок удару по Слов’янську зросла до 11</text:span>
</text:h>
      <text:p text:style-name="P4">
Authors: Ukrinform (Person)</text:p>
      <text:p text:style-name="P4">
Publisher: Укринформ (Organization)</text:p>
      <text:p text:style-name="P4">
Published Time: 2023-04-15T14:52:23+03:00</text:p>
      <text:p text:style-name="P4">
Modified Time: 2023-04-15T14:52:23+03:00</text:p>
      <text:p text:style-name="P4">
Description: З-під завалів п'ятиповерхівки у Слов'янську на Донеччині дістали тіла ще двох загиблих, кількість загиблих зросла до 11 людей. — Укрінформ.</text:p>
      <text:p text:style-name="P4">
Images: ["<text:a xlink:type="simple" xlink:href="https://static.ukrinform.com/photos/2023_04/thumb_files/630_360_1681548284-701.jpg" text:style-name="Internet_20_link" text:visited-style-name="Visited_20_Internet_20_Link">
630_360_16815...</text:a>
", "<text:a xlink:type="simple" xlink:href="https://static.ukrinform.com/photos/2023_04/thumb_files/630_360_1681500608-3052.jpeg" text:style-name="Internet_20_link" text:visited-style-name="Visited_20_Internet_20_Link">
630_360_16815...</text:a>
", "<text:a xlink:type="simple" xlink:href="https://static.ukrinform.com/photos/2023_04/thumb_files/630_360_1681500608-5003.jpeg" text:style-name="Internet_20_link" text:visited-style-name="Visited_20_Internet_20_Link">
630_360_16815...</text:a>
", "<text:a xlink:type="simple" xlink:href="https://static.ukrinform.com/photos/2023_04/thumb_files/630_360_1681500608-9957.jpeg" text:style-name="Internet_20_link" text:visited-style-name="Visited_20_Internet_20_Link">
630_360_16815...</text:a>
", "<text:a xlink:type="simple" xlink:href="https://static.ukrinform.com/photos/2023_04/thumb_files/630_360_1681500608-6121.jpeg" text:style-name="Internet_20_link" text:visited-style-name="Visited_20_Internet_20_Link">
630_360_16815...</text:a>
", "<text:a xlink:type="simple" xlink:href="https://static.ukrinform.com/photos/2023_04/thumb_files/630_360_1681500608-3258.jpeg" text:style-name="Internet_20_link" text:visited-style-name="Visited_20_Internet_20_Link">
630_360_16815...</text:a>
", "<text:a xlink:type="simple" xlink:href="https://static.ukrinform.com/photos/2023_04/thumb_files/630_360_1681500608-3632.jpeg" text:style-name="Internet_20_link" text:visited-style-name="Visited_20_Internet_20_Link">
630_360_16815...</text:a>
", "<text:a xlink:type="simple" xlink:href="https://static.ukrinform.com/photos/2023_04/thumb_files/630_360_1681500609-2106.jpeg" text:style-name="Internet_20_link" text:visited-style-name="Visited_20_Internet_20_Link">
630_360_16815...</text:a>
", "<text:a xlink:type="simple" xlink:href="https://static.ukrinform.com/photos/2023_04/thumb_files/630_360_1681500610-9902.jpeg" text:style-name="Internet_20_link" text:visited-style-name="Visited_20_Internet_20_Link">
630_360_16815...</text:a>
"]</text:p>
      <text:p text:style-name="P4">
Tags: ['Обстріл', "Слов'янськ", 'Війна з росією']</text:p>
      <text:p text:style-name="P4">
Type: Article</text:p>
      <!--METADATA-->
      <text:p text:style-name="P4">
<draw:frame draw:style-name="fr1" draw:name="Image83" text:anchor-type="as-char" svg:width="6.9236in" svg:height="3.956343in" draw:z-index="0">
<draw:image xlink:href="../Images/yкринформ/2023-04-15T14-52-23-03-00/630_360_1681548284-701.jpg" xlink:type="simple" xlink:show="embed" xlink:actuate="onLoad" draw:mime-type="image/jpeg"/>
</draw:frame>
 З-підзавалів п'ятиповерхівки у Слов'янську на Донеччині дістали тіла ще двохзагиблих, кількість загиблих зросла до 11 людей.</text:p>
      <text:p text:style-name="P4">
Як передає Укрінформ, про це повідомляє <text:a xlink:type="simple" xlink:href="https://t.me/suspilnenews/19931" text:style-name="Internet_20_link" text:visited-style-name="Visited_20_Internet_20_Link">
 </text:a>
 <text:a xlink:type="simple" xlink:href="https://t.me/suspilnenews/19931" text:style-name="Internet_20_link" text:visited-style-name="Visited_20_Internet_20_Link">
</text:a>
 з посиланням на ДСНС у Донецькій області.</text:p>
      <text:p text:style-name="P4">
«З-під завалів п'ятиповерхівки у Слов'янську дістали тіла ще двох загиблих», -йдеться у повідомленні.</text:p>
      <text:p text:style-name="P4">
Як зазначається, кількість загиблих унаслідок вчорашнього ракетного <text:a xlink:type="simple" xlink:href="https://www.ukrinform.ua/tag-obstril" text:style-name="Internet_20_link" text:visited-style-name="Visited_20_Internet_20_Link">
</text:a>
 міста зросла до 11 людей, 21 людинаотримала поранення.</text:p>
      <text:p text:style-name="P4">
<draw:frame draw:style-name="fr1" draw:name="Image84" text:anchor-type="as-char" svg:width="6.9236in" svg:height="3.956343in" draw:z-index="0">
<draw:image xlink:href="../Images/yкринформ/2023-04-15T14-52-23-03-00/630_360_1681500608-3052.jpeg" xlink:type="simple" xlink:show="embed" xlink:actuate="onLoad" draw:mime-type="image/jpeg"/>
</draw:frame>
 Роботаспецслужб на місці прильоту у Слов'янську / Фото: Юлія Овсяннікова, Укрінформ<text:a xlink:type="simple" xlink:href="https://static.ukrinform.com/photos/2023_04/1681500608-3052.jpeg" text:style-name="Internet_20_link" text:visited-style-name="Visited_20_Internet_20_Link">
 <draw:frame draw:style-name="fr1" draw:name="Image85" text:anchor-type="as-char" svg:width="6.9236in" svg:height="3.956343in" draw:z-index="0">
<draw:image xlink:href="../Images/yкринформ/2023-04-15T14-52-23-03-00/630_360_1681500608-3052.jpeg" xlink:type="simple" xlink:show="embed" xlink:actuate="onLoad" draw:mime-type="image/jpeg"/>
</draw:frame>
</text:a>
 <text:a xlink:type="simple" xlink:href="https://static.ukrinform.com/photos/2023_04/1681500608-5003.jpeg" text:style-name="Internet_20_link" text:visited-style-name="Visited_20_Internet_20_Link">
<draw:frame draw:style-name="fr1" draw:name="Image86" text:anchor-type="as-char" svg:width="6.9236in" svg:height="3.956343in" draw:z-index="0">
<draw:image xlink:href="../Images/yкринформ/2023-04-15T14-52-23-03-00/630_360_1681500608-5003.jpeg" xlink:type="simple" xlink:show="embed" xlink:actuate="onLoad" draw:mime-type="image/jpeg"/>
</draw:frame>
</text:a>
 <text:a xlink:type="simple" xlink:href="https://static.ukrinform.com/photos/2023_04/1681500608-9957.jpeg" text:style-name="Internet_20_link" text:visited-style-name="Visited_20_Internet_20_Link">
<draw:frame draw:style-name="fr1" draw:name="Image87" text:anchor-type="as-char" svg:width="6.9236in" svg:height="3.956343in" draw:z-index="0">
<draw:image xlink:href="../Images/yкринформ/2023-04-15T14-52-23-03-00/630_360_1681500608-9957.jpeg" xlink:type="simple" xlink:show="embed" xlink:actuate="onLoad" draw:mime-type="image/jpeg"/>
</draw:frame>
</text:a>
 <text:a xlink:type="simple" xlink:href="https://static.ukrinform.com/photos/2023_04/1681500608-6121.jpeg" text:style-name="Internet_20_link" text:visited-style-name="Visited_20_Internet_20_Link">
<draw:frame draw:style-name="fr1" draw:name="Image88" text:anchor-type="as-char" svg:width="6.9236in" svg:height="3.956343in" draw:z-index="0">
<draw:image xlink:href="../Images/yкринформ/2023-04-15T14-52-23-03-00/630_360_1681500608-6121.jpeg" xlink:type="simple" xlink:show="embed" xlink:actuate="onLoad" draw:mime-type="image/jpeg"/>
</draw:frame>
</text:a>
 <text:a xlink:type="simple" xlink:href="https://static.ukrinform.com/photos/2023_04/1681500608-3258.jpeg" text:style-name="Internet_20_link" text:visited-style-name="Visited_20_Internet_20_Link">
<draw:frame draw:style-name="fr1" draw:name="Image89" text:anchor-type="as-char" svg:width="6.9236in" svg:height="3.956343in" draw:z-index="0">
<draw:image xlink:href="../Images/yкринформ/2023-04-15T14-52-23-03-00/630_360_1681500608-3258.jpeg" xlink:type="simple" xlink:show="embed" xlink:actuate="onLoad" draw:mime-type="image/jpeg"/>
</draw:frame>
</text:a>
 <text:a xlink:type="simple" xlink:href="https://static.ukrinform.com/photos/2023_04/1681500608-3632.jpeg" text:style-name="Internet_20_link" text:visited-style-name="Visited_20_Internet_20_Link">
<draw:frame draw:style-name="fr1" draw:name="Image90" text:anchor-type="as-char" svg:width="6.9236in" svg:height="3.956343in" draw:z-index="0">
<draw:image xlink:href="../Images/yкринформ/2023-04-15T14-52-23-03-00/630_360_1681500608-3632.jpeg" xlink:type="simple" xlink:show="embed" xlink:actuate="onLoad" draw:mime-type="image/jpeg"/>
</draw:frame>
</text:a>
 <text:a xlink:type="simple" xlink:href="https://static.ukrinform.com/photos/2023_04/1681500609-2106.jpeg" text:style-name="Internet_20_link" text:visited-style-name="Visited_20_Internet_20_Link">
<draw:frame draw:style-name="fr1" draw:name="Image91" text:anchor-type="as-char" svg:width="6.9236in" svg:height="3.956343in" draw:z-index="0">
<draw:image xlink:href="../Images/yкринформ/2023-04-15T14-52-23-03-00/630_360_1681500609-2106.jpeg" xlink:type="simple" xlink:show="embed" xlink:actuate="onLoad" draw:mime-type="image/jpeg"/>
</draw:frame>
</text:a>
 <text:a xlink:type="simple" xlink:href="https://static.ukrinform.com/photos/2023_04/1681500610-9902.jpeg" text:style-name="Internet_20_link" text:visited-style-name="Visited_20_Internet_20_Link">
<draw:frame draw:style-name="fr1" draw:name="Image92" text:anchor-type="as-char" svg:width="6.9236in" svg:height="3.956343in" draw:z-index="0">
<draw:image xlink:href="../Images/yкринформ/2023-04-15T14-52-23-03-00/630_360_1681500610-9902.jpeg" xlink:type="simple" xlink:show="embed" xlink:actuate="onLoad" draw:mime-type="image/jpeg"/>
</draw:frame>
</text:a>
</text:p>
      <text:p text:style-name="P4">
<text:span text:style-name="T4">
Читайте також:</text:span>
 <text:a xlink:type="simple" xlink:href="https://www.ukrinform.ua/rubric-regions/3696031-u-slovansku-zpid-zavaliv-uratuvali-ditinu.html" text:style-name="Internet_20_link" text:visited-style-name="Visited_20_Internet_20_Link">
 <text:span text:style-name="T4">
Слов</text:span>
 </text:a>
</text:p>
      <text:p text:style-name="P4">
Нагадаємо, у Слов‘янську станом на ранок суботи, 15 квітня, <text:a xlink:type="simple" xlink:href="https://www.ukrinform.ua/rubric-regions/3696193-u-slovansku-pid-zavalami-budinku-zalisautsa-patero-ludej.html" text:style-name="Internet_20_link" text:visited-style-name="Visited_20_Internet_20_Link">
</text:a>
 : 21 – поранений 9 - загиблі. Підзавалами житлового будинку, в який влучила російська ракета, залишалосяп‘ятеро людей, їхні особи встановлені.</text:p>
      <text:p text:style-name="P4">
Source: <text:a xlink:type="simple" xlink:href="https://www.ukrinform.ua/rubric-regions/3696314-kilkist-zagiblih-unaslidok-udaru-po-slovansku-zrosla-do-11.html" text:style-name="Internet_20_link" text:visited-style-name="Visited_20_Internet_20_Link">
https://www.ukrinform.ua/rubric-regions/3696314-kilkist-zagiblih-unaslidok-udaru-po-slovansku-zrosla-do-11.html</text:a>
</text:p>
      <!--NEWS-->
      <text:h text:style-name="P10" text:outline-level="1">
<text:span text:style-name="T4">
Підтоплення на Київщині: спецтехніка укріплює насип на тимчасовому переїзді до Іванкова</text:span>
</text:h>
      <text:p text:style-name="P4">
Authors: Ukrinform (Person)</text:p>
      <text:p text:style-name="P4">
Publisher: Укринформ (Organization)</text:p>
      <text:p text:style-name="P4">
Published Time: 2023-04-15T14:53:00+03:00</text:p>
      <text:p text:style-name="P4">
Modified Time: 2023-04-15T14:53:00+03:00</text:p>
      <text:p text:style-name="P4">
Description: У Вишгородському районі Київської області тривають роботи з відновлення сполучення із селищем Іванків через річку Тетерів. — Укрінформ.</text:p>
      <text:p text:style-name="P4">
Images: ["<text:a xlink:type="simple" xlink:href="https://static.ukrinform.com/photos/2023_04/thumb_files/630_360_1681558554-821.jpg" text:style-name="Internet_20_link" text:visited-style-name="Visited_20_Internet_20_Link">
630_360_16815...</text:a>
"]</text:p>
      <text:p text:style-name="P4">
Tags: None</text:p>
      <text:p text:style-name="P4">
Type: Article</text:p>
      <!--METADATA-->
      <text:p text:style-name="P4">
<draw:frame draw:style-name="fr1" draw:name="Image93" text:anchor-type="as-char" svg:width="6.9236in" svg:height="3.956343in" draw:z-index="0">
<draw:image xlink:href="../Images/yкринформ/2023-04-15T14-53-00-03-00/630_360_1681558554-821.jpg" xlink:type="simple" xlink:show="embed" xlink:actuate="onLoad" draw:mime-type="image/jpeg"/>
</draw:frame>
 УВишгородському районі Київської області тривають роботи з відновленнясполучення із селищем Іванків через річку Тетерів.</text:p>
      <text:p text:style-name="P4">
Як передає Укрінформ, про це Київська обласна військова адміністраціяповідомляє у <text:a xlink:type="simple" xlink:href="https://t.me/kyivoda/9298" text:style-name="Internet_20_link" text:visited-style-name="Visited_20_Internet_20_Link">
 </text:a>
 <text:a xlink:type="simple" xlink:href="https://t.me/kyivoda/9298" text:style-name="Internet_20_link" text:visited-style-name="Visited_20_Internet_20_Link">
 </text:a>
 <text:a xlink:type="simple" xlink:href="https://t.me/kyivoda/9298" text:style-name="Internet_20_link" text:visited-style-name="Visited_20_Internet_20_Link">
</text:a>
</text:p>
      <text:p text:style-name="P4">
За словами голови Київської ОВА Руслана Кравченка, «наш пріоритет — люди, їхніпотреби і безпека. Тому техніка, що знаходиться на місці, постійно в роботі йукріплює насип на тимчасовому переїзді».</text:p>
      <text:p text:style-name="P4">
«Це дозволить не розмити остаточно найкоротший шлях сполучення населеногопункту із зовнішнім світом, а також стримає стихію від подальшого завданнязбитків громаді та приватному майну жителів Іванкова», — заявив він.</text:p>
      <text:p text:style-name="P4">
<text:span text:style-name="T4">
Читайте також:</text:span>
 <text:a xlink:type="simple" xlink:href="https://www.ukrinform.ua/rubric-regions/3696303-na-zitomirsini-gruntovimi-vodami-pidtopleni-prisadibni-dilanki.html" text:style-name="Internet_20_link" text:visited-style-name="Visited_20_Internet_20_Link">
 <text:span text:style-name="T4">
підтоп</text:span>
 </text:a>
</text:p>
      <text:p text:style-name="P4">
Голова ОВА закликав жителів також пам’ятати про правила безпеки і постійнийконтроль ситуації навколо себе.</text:p>
      <text:p text:style-name="P4">
Як повідомляв Укрінформ, у Київській області через тривалі опади <text:a xlink:type="simple" xlink:href="http://www.ukrinform.ua/rubric-regions/3695701-na-kiivsini-pidtopilo-timcasovu-perepravu-do-selisa-ivankiv.html" text:style-name="Internet_20_link" text:visited-style-name="Visited_20_Internet_20_Link">
</text:a>
</text:p>
      <text:p text:style-name="P4">
Source: <text:a xlink:type="simple" xlink:href="https://www.ukrinform.ua/rubric-regions/3696307-pidtoplenna-na-kiivsini-spectehnika-ukriplue-nasip-na-timcasovomu-pereizdi-do-ivankova.html" text:style-name="Internet_20_link" text:visited-style-name="Visited_20_Internet_20_Link">
https://www.ukrinform.ua/rubric-regions/3696307-pidtoplenna-na-kiivsini-spectehnika-ukriplue-nasip-na-timcasovomu-pereizdi-do-ivankova.html</text:a>
</text:p>
      <!--NEWS-->
      <text:h text:style-name="P10" text:outline-level="1">
<text:span text:style-name="T4">
У Києві пройшла панахида за Героєм України «Да Вінчі»</text:span>
</text:h>
      <text:p text:style-name="P4">
Authors: Ukrinform (Person)</text:p>
      <text:p text:style-name="P4">
Publisher: Укринформ (Organization)</text:p>
      <text:p text:style-name="P4">
Published Time: 2023-04-15T15:00:00+03:00</text:p>
      <text:p text:style-name="P4">
Modified Time: 2023-04-15T15:00:00+03:00</text:p>
      <text:p text:style-name="P4">
Description: У церкві Святого Миколая на Аскольдовій могилі (УГКЦ) у Києві пройшла панахида за Героєм України Дмитром Коцюбайлом з позивним “Да Вінчі”, з нагоди 40 днів від його смерті. — Укрінформ.</text:p>
      <text:p text:style-name="P4">
Images: ["<text:a xlink:type="simple" xlink:href="https://static.ukrinform.com/photos/2023_04/thumb_files/630_360_1681559495-1822.jpeg" text:style-name="Internet_20_link" text:visited-style-name="Visited_20_Internet_20_Link">
630_360_16815...</text:a>
", "<text:a xlink:type="simple" xlink:href="https://static.ukrinform.com/photos/2023_04/thumb_files/630_360_1681559496-7399.jpeg" text:style-name="Internet_20_link" text:visited-style-name="Visited_20_Internet_20_Link">
630_360_16815...</text:a>
", "<text:a xlink:type="simple" xlink:href="https://static.ukrinform.com/photos/2023_04/thumb_files/630_360_1681559495-7689.jpeg" text:style-name="Internet_20_link" text:visited-style-name="Visited_20_Internet_20_Link">
630_360_16815...</text:a>
", "<text:a xlink:type="simple" xlink:href="https://static.ukrinform.com/photos/2023_04/thumb_files/630_360_1681559495-9369.jpeg" text:style-name="Internet_20_link" text:visited-style-name="Visited_20_Internet_20_Link">
630_360_16815...</text:a>
", "<text:a xlink:type="simple" xlink:href="https://static.ukrinform.com/photos/2023_04/thumb_files/630_360_1681559495-5916.jpeg" text:style-name="Internet_20_link" text:visited-style-name="Visited_20_Internet_20_Link">
630_360_16815...</text:a>
", "<text:a xlink:type="simple" xlink:href="https://static.ukrinform.com/photos/2023_04/thumb_files/630_360_1681559495-8507.jpeg" text:style-name="Internet_20_link" text:visited-style-name="Visited_20_Internet_20_Link">
630_360_16815...</text:a>
", "<text:a xlink:type="simple" xlink:href="https://static.ukrinform.com/photos/2023_04/thumb_files/630_360_1681559495-8124.jpeg" text:style-name="Internet_20_link" text:visited-style-name="Visited_20_Internet_20_Link">
630_360_16815...</text:a>
", "<text:a xlink:type="simple" xlink:href="https://static.ukrinform.com/photos/2023_04/thumb_files/630_360_1681559496-4824.jpeg" text:style-name="Internet_20_link" text:visited-style-name="Visited_20_Internet_20_Link">
630_360_16815...</text:a>
", "<text:a xlink:type="simple" xlink:href="https://static.ukrinform.com/photos/2023_04/thumb_files/630_360_1681559496-8541.jpeg" text:style-name="Internet_20_link" text:visited-style-name="Visited_20_Internet_20_Link">
630_360_16815...</text:a>
", "<text:a xlink:type="simple" xlink:href="https://static.ukrinform.com/photos/2023_04/thumb_files/630_360_1681559496-1399.jpeg" text:style-name="Internet_20_link" text:visited-style-name="Visited_20_Internet_20_Link">
630_360_16815...</text:a>
"]</text:p>
      <text:p text:style-name="P4">
Tags: ['Військові', 'Київ', 'да Вінчі', 'Панахида']</text:p>
      <text:p text:style-name="P4">
Type: Article</text:p>
      <!--METADATA-->
      <text:p text:style-name="P4">
<draw:frame draw:style-name="fr1" draw:name="Image94" text:anchor-type="as-char" svg:width="6.9236in" svg:height="3.956343in" draw:z-index="0">
<draw:image xlink:href="../Images/yкринформ/2023-04-15T15-00-00-03-00/630_360_1681559495-1822.jpeg" xlink:type="simple" xlink:show="embed" xlink:actuate="onLoad" draw:mime-type="image/jpeg"/>
</draw:frame>
 У церквіСвятого Миколая на Аскольдовій могилі (УГКЦ) у Києві пройшла панахида заГероєм України Дмитром Коцюбайлом з позивним “Да Вінчі”, з нагоди 40 днів відйого смерті.</text:p>
      <text:p text:style-name="P4">
Як повідомляє кореспондент Укрінформу, на богослужіння прийшли родичі, друзі,бойові побратими загиблого і небайдужі громадяни.</text:p>
      <text:p text:style-name="P4">
<draw:frame draw:style-name="fr1" draw:name="Image95" text:anchor-type="as-char" svg:width="6.9236in" svg:height="3.956343in" draw:z-index="0">
<draw:image xlink:href="../Images/yкринформ/2023-04-15T15-00-00-03-00/630_360_1681559496-7399.jpeg" xlink:type="simple" xlink:show="embed" xlink:actuate="onLoad" draw:mime-type="image/jpeg"/>
</draw:frame>
 40 днівпо Герою України Дмитру Коцюбайлу з позивним “Да Вінчі” / Фото: ГеннадійМінченко, Укрінформ  <text:a xlink:type="simple" xlink:href="https://static.ukrinform.com/photos/2023_04/1681559496-7399.jpeg" text:style-name="Internet_20_link" text:visited-style-name="Visited_20_Internet_20_Link">
<draw:frame draw:style-name="fr1" draw:name="Image96" text:anchor-type="as-char" svg:width="6.9236in" svg:height="3.956343in" draw:z-index="0">
<draw:image xlink:href="../Images/yкринформ/2023-04-15T15-00-00-03-00/630_360_1681559496-7399.jpeg" xlink:type="simple" xlink:show="embed" xlink:actuate="onLoad" draw:mime-type="image/jpeg"/>
</draw:frame>
</text:a>
 <text:a xlink:type="simple" xlink:href="https://static.ukrinform.com/photos/2023_04/1681559495-7689.jpeg" text:style-name="Internet_20_link" text:visited-style-name="Visited_20_Internet_20_Link">
<draw:frame draw:style-name="fr1" draw:name="Image97" text:anchor-type="as-char" svg:width="6.9236in" svg:height="3.956343in" draw:z-index="0">
<draw:image xlink:href="../Images/yкринформ/2023-04-15T15-00-00-03-00/630_360_1681559495-7689.jpeg" xlink:type="simple" xlink:show="embed" xlink:actuate="onLoad" draw:mime-type="image/jpeg"/>
</draw:frame>
</text:a>
 <text:a xlink:type="simple" xlink:href="https://static.ukrinform.com/photos/2023_04/1681559495-1822.jpeg" text:style-name="Internet_20_link" text:visited-style-name="Visited_20_Internet_20_Link">
<draw:frame draw:style-name="fr1" draw:name="Image98" text:anchor-type="as-char" svg:width="6.9236in" svg:height="3.956343in" draw:z-index="0">
<draw:image xlink:href="../Images/yкринформ/2023-04-15T15-00-00-03-00/630_360_1681559495-1822.jpeg" xlink:type="simple" xlink:show="embed" xlink:actuate="onLoad" draw:mime-type="image/jpeg"/>
</draw:frame>
</text:a>
 <text:a xlink:type="simple" xlink:href="https://static.ukrinform.com/photos/2023_04/1681559495-9369.jpeg" text:style-name="Internet_20_link" text:visited-style-name="Visited_20_Internet_20_Link">
<draw:frame draw:style-name="fr1" draw:name="Image99" text:anchor-type="as-char" svg:width="6.9236in" svg:height="3.956343in" draw:z-index="0">
<draw:image xlink:href="../Images/yкринформ/2023-04-15T15-00-00-03-00/630_360_1681559495-9369.jpeg" xlink:type="simple" xlink:show="embed" xlink:actuate="onLoad" draw:mime-type="image/jpeg"/>
</draw:frame>
</text:a>
 <text:a xlink:type="simple" xlink:href="https://static.ukrinform.com/photos/2023_04/1681559495-5916.jpeg" text:style-name="Internet_20_link" text:visited-style-name="Visited_20_Internet_20_Link">
<draw:frame draw:style-name="fr1" draw:name="Image100" text:anchor-type="as-char" svg:width="6.9236in" svg:height="3.956343in" draw:z-index="0">
<draw:image xlink:href="../Images/yкринформ/2023-04-15T15-00-00-03-00/630_360_1681559495-5916.jpeg" xlink:type="simple" xlink:show="embed" xlink:actuate="onLoad" draw:mime-type="image/jpeg"/>
</draw:frame>
</text:a>
 <text:a xlink:type="simple" xlink:href="https://static.ukrinform.com/photos/2023_04/1681559495-8507.jpeg" text:style-name="Internet_20_link" text:visited-style-name="Visited_20_Internet_20_Link">
<draw:frame draw:style-name="fr1" draw:name="Image101" text:anchor-type="as-char" svg:width="6.9236in" svg:height="3.956343in" draw:z-index="0">
<draw:image xlink:href="../Images/yкринформ/2023-04-15T15-00-00-03-00/630_360_1681559495-8507.jpeg" xlink:type="simple" xlink:show="embed" xlink:actuate="onLoad" draw:mime-type="image/jpeg"/>
</draw:frame>
</text:a>
 <text:a xlink:type="simple" xlink:href="https://static.ukrinform.com/photos/2023_04/1681559495-8124.jpeg" text:style-name="Internet_20_link" text:visited-style-name="Visited_20_Internet_20_Link">
<draw:frame draw:style-name="fr1" draw:name="Image102" text:anchor-type="as-char" svg:width="6.9236in" svg:height="3.956343in" draw:z-index="0">
<draw:image xlink:href="../Images/yкринформ/2023-04-15T15-00-00-03-00/630_360_1681559495-8124.jpeg" xlink:type="simple" xlink:show="embed" xlink:actuate="onLoad" draw:mime-type="image/jpeg"/>
</draw:frame>
</text:a>
 <text:a xlink:type="simple" xlink:href="https://static.ukrinform.com/photos/2023_04/1681559496-4824.jpeg" text:style-name="Internet_20_link" text:visited-style-name="Visited_20_Internet_20_Link">
<draw:frame draw:style-name="fr1" draw:name="Image103" text:anchor-type="as-char" svg:width="6.9236in" svg:height="3.956343in" draw:z-index="0">
<draw:image xlink:href="../Images/yкринформ/2023-04-15T15-00-00-03-00/630_360_1681559496-4824.jpeg" xlink:type="simple" xlink:show="embed" xlink:actuate="onLoad" draw:mime-type="image/jpeg"/>
</draw:frame>
</text:a>
 <text:a xlink:type="simple" xlink:href="https://static.ukrinform.com/photos/2023_04/1681559496-8541.jpeg" text:style-name="Internet_20_link" text:visited-style-name="Visited_20_Internet_20_Link">
<draw:frame draw:style-name="fr1" draw:name="Image104" text:anchor-type="as-char" svg:width="6.9236in" svg:height="3.956343in" draw:z-index="0">
<draw:image xlink:href="../Images/yкринформ/2023-04-15T15-00-00-03-00/630_360_1681559496-8541.jpeg" xlink:type="simple" xlink:show="embed" xlink:actuate="onLoad" draw:mime-type="image/jpeg"/>
</draw:frame>
</text:a>
 <text:a xlink:type="simple" xlink:href="https://static.ukrinform.com/photos/2023_04/1681559496-1399.jpeg" text:style-name="Internet_20_link" text:visited-style-name="Visited_20_Internet_20_Link">
<draw:frame draw:style-name="fr1" draw:name="Image105" text:anchor-type="as-char" svg:width="6.9236in" svg:height="3.956343in" draw:z-index="0">
<draw:image xlink:href="../Images/yкринформ/2023-04-15T15-00-00-03-00/630_360_1681559496-1399.jpeg" xlink:type="simple" xlink:show="embed" xlink:actuate="onLoad" draw:mime-type="image/jpeg"/>
</draw:frame>
</text:a>
</text:p>
      <text:p text:style-name="P4">
<text:span text:style-name="T4">
Читайте також:</text:span>
 <text:a xlink:type="simple" xlink:href="https://www.ukrinform.ua/rubric-society/3680796-zelenskij-nagorodiv-da-vinci-hrestom-bojovih-zaslug.html" text:style-name="Internet_20_link" text:visited-style-name="Visited_20_Internet_20_Link">
 <text:span text:style-name="T4">
Вінчі</text:span>
 </text:a>
</text:p>
      <text:p text:style-name="P4">
Як повідомляв Укрінформ,  командир спецпідрозділу ЗСУ "Вовки Да Вінчі" <text:a xlink:type="simple" xlink:href="https://www.ukrinform.ua/rubric-ato/3679451-pid-bahmutom-zaginuv-geroj-ukraini-dmitro-kocubajlo-pozivnij-da-vinci.html" text:style-name="Internet_20_link" text:visited-style-name="Visited_20_Internet_20_Link">
</text:a>
</text:p>
      <text:p text:style-name="P4">
9 березня,  <text:a xlink:type="simple" xlink:href="https://www.ukrinform.ua/rubric-regions/3680341-nas-komandir-virostiv-ikla-i-voni-budut-rvati-do-ostannogo-do-peremogi-vovki-da-vinci.html" text:style-name="Internet_20_link" text:visited-style-name="Visited_20_Internet_20_Link">
 </text:a>
із Коцюбайлом у його рідному селі Бовшів на Прикарпатті.</text:p>
      <text:p text:style-name="P4">
10 березня Героя України поховали на Аскольдовій могилі в Києві.</text:p>
      <text:p text:style-name="P4">
<text:span text:style-name="T4">
Читайте також:</text:span>
 <text:a xlink:type="simple" xlink:href="https://www.ukrinform.ua/rubric-society/3686431-pitanna-panteonu-geroiv-treba-virisuvati-okremo-vid-stvorenna-vijskovogo-kladovisa-tkacenko.html" text:style-name="Internet_20_link" text:visited-style-name="Visited_20_Internet_20_Link">
 </text:a>
</text:p>
      <text:p text:style-name="P4">
Він народився 1995 року в Івано-Франківській області, закінчив художнійколедж. У 18 років був учасником Революції гідності. З Майдану відразу пішовна <text:a xlink:type="simple" xlink:href="https://www.ukrinform.ua/tag-vijna" text:style-name="Internet_20_link" text:visited-style-name="Visited_20_Internet_20_Link">
 </text:a>
 у складі Добровольчого корпусу"Правий сектор".</text:p>
      <text:p text:style-name="P4">
У 2021 року Дмитрові Коцюбайлу присвоїли звання Герой України за особистумужність, виявлену в захисті державного суверенітету та територіальноїцілісності України.</text:p>
      <text:p text:style-name="P4">
21 березня парамедикиня Аліна Михайлова, наречена загиблого Героя УкраїниДмитра Коцюбайла (Да Вінчі), зареєструвала Петицію до президента ВолодимираЗеленського щодо створення Національного пантеону Героїв України на територіїпарку Аскольдова Могила в Києві.  <text:a xlink:type="simple" xlink:href="https://www.ukrinform.ua/rubric-society/3686790-peticia-pro-stvorenna-panteonu-geroiv-na-askoldovij-mogili-nabrala-25-tisac-golosiv.html" text:style-name="Internet_20_link" text:visited-style-name="Visited_20_Internet_20_Link">
 </text:a>
 необхідні для розгляду 25 тисяч підписів.</text:p>
      <text:p text:style-name="P4">
Source: <text:a xlink:type="simple" xlink:href="https://www.ukrinform.ua/rubric-kyiv/3696316-u-kievi-projsla-panahida-za-geroem-ukraini-da-vinci.html" text:style-name="Internet_20_link" text:visited-style-name="Visited_20_Internet_20_Link">
https://www.ukrinform.ua/rubric-kyiv/3696316-u-kievi-projsla-panahida-za-geroem-ukraini-da-vinci.html</text:a>
</text:p>
      <!--NEWS-->
      <text:h text:style-name="P10" text:outline-level="1">
<text:span text:style-name="T4">
«Металіст» та «Верес» видали зливу голів у матчі 21-го туру Прем'єр-ліги</text:span>
</text:h>
      <text:p text:style-name="P4">
Authors: Ukrinform (Person)</text:p>
      <text:p text:style-name="P4">
Publisher: Укринформ (Organization)</text:p>
      <text:p text:style-name="P4">
Published Time: 2023-04-15T15:01:22+03:00</text:p>
      <text:p text:style-name="P4">
Modified Time: 2023-04-15T15:01:22+03:00</text:p>
      <text:p text:style-name="P4">
Description: Багатим на голи видався у суботу футбольний поєдинок у 21-го турі чемпіонату України серед клубів Прем'єр-ліги між харківським «Металістом» та рівненським «Вересом». — Укрінформ.</text:p>
      <text:p text:style-name="P4">
Images: ["<text:a xlink:type="simple" xlink:href="https://static.ukrinform.com/photos/2023_04/thumb_files/630_360_1681541373-423.png" text:style-name="Internet_20_link" text:visited-style-name="Visited_20_Internet_20_Link">
630_360_16815...</text:a>
"]</text:p>
      <text:p text:style-name="P4">
Tags: ['Футбол', 'Україна', 'Верес', 'ФК Металіст']</text:p>
      <text:p text:style-name="P4">
Type: Article</text:p>
      <!--METADATA-->
      <text:p text:style-name="P4">
<draw:frame draw:style-name="fr1" draw:name="Image106" text:anchor-type="as-char" svg:width="6.9236in" svg:height="3.956343in" draw:z-index="0">
<draw:image xlink:href="../Images/yкринформ/2023-04-15T15-01-22-03-00/630_360_1681541373-423.png" xlink:type="simple" xlink:show="embed" xlink:actuate="onLoad" draw:mime-type="image/png"/>
</draw:frame>
 Багатим наголи видався у суботу футбольний поєдинок у 21-го турі чемпіонату Українисеред клубів Прем'єр-ліги між харківським «Металістом» та рівненським«Вересом».</text:p>
      <text:p text:style-name="P4">
Зустріч завершилася в Ужгороді. Нічия - 5:5, передає Укрінформ.</text:p>
      <text:p text:style-name="P4">
Голи: Єгор Картушов (6-та хвилина), Богдан Порох (11), Максим Прядун (25),Богдан Бойчук (38), Владислав Наумець (82) - Андрій Близниченко (18, 59),Владислав Шарай (23, 55) і Данило Хондак.</text:p>
      <text:p text:style-name="P4">
«Металіст» має 19 очок (15-те місце), «Верес» - 20 (13).</text:p>
      <text:p text:style-name="P4">
Сьогодні о 15.00 пройдуть паралельні матчі між луганською «Зорею» та«Дніпром-1», харківським «Металістом 1925» та «Олександрією».</text:p>
      <text:p text:style-name="P4">
Завершиться 21-й тур у неділю, 16 квітня, поєдинками донецького «Шахтаря» і«Львова» (14.00), одеського «Чорноморця» і полтавської «Ворскли» (15.00).</text:p>
      <text:p text:style-name="P4">
Результати п'ятничних зустрічей:</text:p>
      <text:p text:style-name="P4">
«Минай» - «Кривбас» (Кривий Ріг) - 1:0</text:p>
      <text:p text:style-name="P4">
«Інгулець» (Петрове) - «Колос» (Ковалівка) - 0:1</text:p>
      <text:p text:style-name="P4">
«Рух» (Львів) - «Динамо» (Київ) - 1:1.</text:p>
      <text:p text:style-name="P4">
<text:span text:style-name="T4">
Читайте також:</text:span>
 <text:a xlink:type="simple" xlink:href="https://www.ukrinform.ua/rubric-sports/3695967-upl-dinamo-vtratilo-ocki-z-ruhom-kolos-zdolav-ingulec.html" text:style-name="Internet_20_link" text:visited-style-name="Visited_20_Internet_20_Link">
 </text:a>
</text:p>
      <text:p text:style-name="P4">
Становище лідерів: «Шахтар» - 49 очок (після 20-ти ігор), «Дніпро-1» - 45(19), «Зоря» - 40 (20), «Динамо» - 40 (21), «Олександрія» - 32 (19), «Колос» -30 (21).</text:p>
      <text:p text:style-name="P4">
Фото: upl.ua.</text:p>
      <text:p text:style-name="P4">
Source: <text:a xlink:type="simple" xlink:href="https://www.ukrinform.ua/rubric-sports/3696317-metalist-ta-veres-vidali-zlivu-goliv-u-matci-21go-turu-premerligi.html" text:style-name="Internet_20_link" text:visited-style-name="Visited_20_Internet_20_Link">
https://www.ukrinform.ua/rubric-sports/3696317-metalist-ta-veres-vidali-zlivu-goliv-u-matci-21go-turu-premerligi.html</text:a>
</text:p>
      <!--NEWS-->
      <text:h text:style-name="P10" text:outline-level="1">
<text:span text:style-name="T4">
О 15:30 - брифінг міністра аграрної політики та продовольства Миколи Сольського</text:span>
</text:h>
      <text:p text:style-name="P4">
Authors: Ukrinform (Person)</text:p>
      <text:p text:style-name="P4">
Publisher: Укринформ (Organization)</text:p>
      <text:p text:style-name="P4">
Published Time: 2023-04-15T15:05:00+03:00</text:p>
      <text:p text:style-name="P4">
Modified Time: 2023-04-15T15:05:00+03:00</text:p>
      <text:p text:style-name="P4">
Description: Сьогодні, 15 квітня, о 15:30 відбудеться брифінг Міністра аграрної політики та продовольства України Миколи Сольського.  — Укрінформ.</text:p>
      <text:p text:style-name="P4">
Images: ["<text:a xlink:type="simple" xlink:href="https://static.ukrinform.com/photos/2022_07/thumb_files/630_360_1658748739-772.jpg" text:style-name="Internet_20_link" text:visited-style-name="Visited_20_Internet_20_Link">
630_360_16587...</text:a>
"]</text:p>
      <text:p text:style-name="P4">
Tags: ['Мінагро', 'Польща', 'Сольський', 'Пресцентр Укрінформу']</text:p>
      <text:p text:style-name="P4">
Type: Article</text:p>
      <!--METADATA-->
      <text:p text:style-name="P4">
<draw:frame draw:style-name="fr1" draw:name="Image107" text:anchor-type="as-char" svg:width="6.9236in" svg:height="3.956343in" draw:z-index="0">
<draw:image xlink:href="../Images/yкринформ/2023-04-15T15-05-00-03-00/630_360_1658748739-772.jpg" xlink:type="simple" xlink:show="embed" xlink:actuate="onLoad" draw:mime-type="image/jpeg"/>
</draw:frame>
 Сьогодні,15 квітня, о 15:30 відбудеться брифінг Міністра аграрної політики тапродовольства України Миколи Сольського.</text:p>
      <text:p text:style-name="P4">
<text:span text:style-name="T4">
Тема брифінгу:</text:span>
 тимчасові обмеження експорту в Польщу сільськогосподарськихтоварів з України.</text:p>
      <text:p text:style-name="P4">
<text:span text:style-name="T4">
Місце брифінгу:</text:span>
 ІА “Укрінформ” Богдана Хмельницького , 8/16.</text:p>
      <text:p text:style-name="P4">
Source: <text:a xlink:type="simple" xlink:href="https://www.ukrinform.ua/rubric-economy/3696339-o-1530-brifing-ministra-agrarnoi-politiki-ta-prodovolstva-mikoli-solskogo.html" text:style-name="Internet_20_link" text:visited-style-name="Visited_20_Internet_20_Link">
https://www.ukrinform.ua/rubric-economy/3696339-o-1530-brifing-ministra-agrarnoi-politiki-ta-prodovolstva-mikoli-solskogo.html</text:a>
</text:p>
      <!--NEWS-->
      <text:h text:style-name="P10" text:outline-level="1">
<text:span text:style-name="T4">
На Херсонщині не виключають провокацій з боку росіян на Великдень - місцевим радять поберегтися</text:span>
</text:h>
      <text:p text:style-name="P4">
Authors: Ukrinform (Person)</text:p>
      <text:p text:style-name="P4">
Publisher: Укринформ (Organization)</text:p>
      <text:p text:style-name="P4">
Published Time: 2023-04-15T15:05:59+03:00</text:p>
      <text:p text:style-name="P4">
Modified Time: 2023-04-15T15:05:59+03:00</text:p>
      <text:p text:style-name="P4">
Description: Населення окупованих територій Херсонщини закликають на Великдень убезпечити себе від провокацій російських загарбник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Херсонщина', 'Великдень', 'Війна з росією']</text:p>
      <text:p text:style-name="P4">
Type: Article</text:p>
      <!--METADATA-->
      <text:p text:style-name="P4">
<draw:frame draw:style-name="fr1" draw:name="Image108" text:anchor-type="as-char" svg:width="6.9236in" svg:height="3.956343in" draw:z-index="0">
<draw:image xlink:href="../Images/yкринформ/2023-04-15T15-05-59-03-00/630_360_1668461240-442.jpg" xlink:type="simple" xlink:show="embed" xlink:actuate="onLoad" draw:mime-type="image/jpeg"/>
</draw:frame>
 Населенняокупованих територій Херсонщини закликають на Великдень убезпечити себе відпровокацій російських загарбників.</text:p>
      <text:p text:style-name="P4">
Як передає Укрінформ, про це повідомив у <text:a xlink:type="simple" xlink:href="https://www.facebook.com/sergey.khlan/posts/pfbid02tWaPL7bsx9k5Ec2SvbRyA8MneL5zeg9EqQNuAG1Q3LoGXvP8CnbKdbXtafZY8Adol" text:style-name="Internet_20_link" text:visited-style-name="Visited_20_Internet_20_Link">
</text:a>
<text:a xlink:type="simple" xlink:href="https://www.facebook.com/sergey.khlan/posts/pfbid02tWaPL7bsx9k5Ec2SvbRyA8MneL5zeg9EqQNuAG1Q3LoGXvP8CnbKdbXtafZY8Adol" text:style-name="Internet_20_link" text:visited-style-name="Visited_20_Internet_20_Link">
</text:a>
депутат Херсонської облради Сергій Хлань.</text:p>
      <text:p text:style-name="P4">
«Гауляйтер Сальдо заявив, що на честь <text:a xlink:type="simple" xlink:href="https://www.ukrinform.ua/tag-velikden" text:style-name="Internet_20_link" text:visited-style-name="Visited_20_Internet_20_Link">
 </text:a>
 скасовує комендантську годину з 15 по 16 квітня. Нібито щоб людизмогли відсвяткувати», - йдеться у повідомленні.</text:p>
      <text:p text:style-name="P4">
За його словами, знаючи підлість російських загарбників, треба навпакипоберегтись, бо для них немає нічого святого і ніщо не убезпечить від їхніхпровокацій.</text:p>
      <text:p text:style-name="P4">
<text:span text:style-name="T4">
Читайте також:</text:span>
 <text:a xlink:type="simple" xlink:href="https://www.ukrinform.ua/rubric-society/3696209-ziteliv-zvilnenih-vid-zagarbnikiv-rajoniv-zaklikali-ne-jti-na-kladovisa-u-velikden.html" text:style-name="Internet_20_link" text:visited-style-name="Visited_20_Internet_20_Link">
 <text:span text:style-name="T4">
Великд</text:span>
 </text:a>
</text:p>
      <text:p text:style-name="P4">
Як повідомляв Укрінформ, Рада оборони Херсонської області <text:a xlink:type="simple" xlink:href="https://www.ukrinform.ua/rubric-regions/3691675-na-hersonsini-obmezili-provedenna-bogosluzin-na-velikden.html" text:style-name="Internet_20_link" text:visited-style-name="Visited_20_Internet_20_Link">
</text:a>
 , а також проведення богослужінь уцерквах у період комендантської години під час Великодніх свят.</text:p>
      <text:p text:style-name="P4">
ЗСУ визволили правобережну частину Херсонської області, зокрема і містоХерсон. Частина області, розташована на лівому березі Дніпра, тимчасовозахоплена російськими військами.</text:p>
      <text:p text:style-name="P4">
Source: <text:a xlink:type="simple" xlink:href="https://www.ukrinform.ua/rubric-regions/3696321-na-hersonsini-ne-viklucaut-provokacij-z-boku-rosian-na-velikden-miscevim-radat-poberegtisa.html" text:style-name="Internet_20_link" text:visited-style-name="Visited_20_Internet_20_Link">
https://www.ukrinform.ua/rubric-regions/3696321-na-hersonsini-ne-viklucaut-provokacij-z-boku-rosian-na-velikden-miscevim-radat-poberegtisa.html</text:a>
</text:p>
      <!--NEWS-->
      <text:h text:style-name="P10" text:outline-level="1">
<text:span text:style-name="T4">
Президент Бразилії закликав США припинити «заохочувати» війну в Україні</text:span>
</text:h>
      <text:p text:style-name="P4">
Authors: Ukrinform (Person)</text:p>
      <text:p text:style-name="P4">
Publisher: Укринформ (Organization)</text:p>
      <text:p text:style-name="P4">
Published Time: 2023-04-15T15:16:03+03:00</text:p>
      <text:p text:style-name="P4">
Modified Time: 2023-04-15T15:16:03+03:00</text:p>
      <text:p text:style-name="P4">
Description: Президент Бразилії Лула да Сілва заявив, що США повинні припинити "заохочувати війну" в Україні. — Укрінформ.</text:p>
      <text:p text:style-name="P4">
Images: ["<text:a xlink:type="simple" xlink:href="https://static.ukrinform.com/photos/2016_03/thumb_files/630_360_1457097747-9021-luis-inasio-lula-da-silva.jpg" text:style-name="Internet_20_link" text:visited-style-name="Visited_20_Internet_20_Link">
630_360_14570...</text:a>
"]</text:p>
      <text:p text:style-name="P4">
Tags: ['Бразилія', 'США', 'Війна з росією']</text:p>
      <text:p text:style-name="P4">
Type: Article</text:p>
      <!--METADATA-->
      <text:p text:style-name="P4">
<draw:frame draw:style-name="fr1" draw:name="Image109" text:anchor-type="as-char" svg:width="6.9236in" svg:height="3.956343in" draw:z-index="0">
<draw:image xlink:href="../Images/yкринформ/2023-04-15T15-16-03-03-00/630_360_1457097747-9021-luis-inasio-lula-da-silva.jpg" xlink:type="simple" xlink:show="embed" xlink:actuate="onLoad" draw:mime-type="image/jpeg"/>
</draw:frame>
 Президент Бразилії Лула да Сілва заявив, що США повинніприпинити "заохочувати війну" в Україні.</text:p>
      <text:p text:style-name="P4">
Як передає Укрінформ, про це повідомляє <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text:a xlink:type="simple" xlink:href="https://www.france24.com/en/live-news/20230415-us-should-stop-encouraging-war-in-ukraine-says-brazil-s-lula" text:style-name="Internet_20_link" text:visited-style-name="Visited_20_Internet_20_Link">
 </text:a>
</text:p>
      <text:p text:style-name="P4">
"Сполучені Штати повинні припинити заохочувати війну та почати говорити промир. Європейський Союз повинен почати говорити про мир", - сказав вінжурналістам у Пекіні, завершуючи державний візит до Китаю.</text:p>
      <text:p text:style-name="P4">
За словами Президента Бразилії, таким чином міжнародне співтовариство зможе"переконати" президента рф володимира <text:a xlink:type="simple" xlink:href="https://www.ukrinform.ua/tag-putin" text:style-name="Internet_20_link" text:visited-style-name="Visited_20_Internet_20_Link">
 </text:a>
та Президента України Володимира Зеленського, що "мир - в інтересах усьогосвіту".</text:p>
      <text:p text:style-name="P4">
Як повідомлялося, раніше <text:a xlink:type="simple" xlink:href="https://www.ukrinform.ua/rubric-crimea/3692790-prezident-brazilii-proponue-ukraini-vidmovitisa-vid-krimu-dla-dosagnenna-miru.html" text:style-name="Internet_20_link" text:visited-style-name="Visited_20_Internet_20_Link">
 </text:a>
 <text:a xlink:type="simple" xlink:href="https://www.ukrinform.ua/rubric-crimea/3692790-prezident-brazilii-proponue-ukraini-vidmovitisa-vid-krimu-dla-dosagnenna-miru.html" text:style-name="Internet_20_link" text:visited-style-name="Visited_20_Internet_20_Link">
 </text:a>
 поступитися Кримом для припинення війни.</text:p>
      <text:p text:style-name="P4">
<text:span text:style-name="T4">
Читайте також:</text:span>
 <text:a xlink:type="simple" xlink:href="https://www.ukrinform.ua/rubric-ato/3695044-brazilia-vidmovlae-ukraini-u-prodazi-zbroi-nyt.html" text:style-name="Internet_20_link" text:visited-style-name="Visited_20_Internet_20_Link">
 <text:span text:style-name="T4">
Бразил</text:span>
 </text:a>
</text:p>
      <text:p text:style-name="P4">
У МЗС України відповіли, що <text:a xlink:type="simple" xlink:href="https://www.ukrinform.ua/rubric-crimea/3692837-u-mzs-vidpovili-prezidentu-brazilii-ukraina-ne-torgue-svoimi-teritoriami.html" text:style-name="Internet_20_link" text:visited-style-name="Visited_20_Internet_20_Link">
 </text:a>
 і не вбачає жодної причини поступатися хоча б сантиметромукраїнської землі. Президент Володимир Зеленський заявив, що звільненняукраїнського Криму від російських загарбників не має альтернативи.</text:p>
      <text:p text:style-name="P4">
Source: <text:a xlink:type="simple" xlink:href="https://www.ukrinform.ua/rubric-polytics/3696326-prezident-brazilii-zaklikav-ssa-pripiniti-zaohocuvati-vijnu-v-ukraini.html" text:style-name="Internet_20_link" text:visited-style-name="Visited_20_Internet_20_Link">
https://www.ukrinform.ua/rubric-polytics/3696326-prezident-brazilii-zaklikav-ssa-pripiniti-zaohocuvati-vijnu-v-ukraini.html</text:a>
</text:p>
      <!--NEWS-->
      <text:h text:style-name="P10" text:outline-level="1">
<text:span text:style-name="T4">
Donetsk Oblast(21:15). Red Alert: aerial threat. Sirens sounding. Take cover now!</text:span>
</text:h>
      <text:p text:style-name="P4">
Authors: liveuamap (Language: en)</text:p>
      <text:p text:style-name="P4">
Time: 2023-04-15T15:17:00</text:p>
      <text:p text:style-name="P4">
Location: Donetsk Oblast (Latitude:48.72838 Longtitude:37.57928)</text:p>
      <text:p text:style-name="P4">
Videos: []</text:p>
      <text:p text:style-name="P4">
Images: []</text:p>
      <text:p text:style-name="P4">
Tags: ["Europe", "Central and Eastern Europe"]</text:p>
      <text:p text:style-name="P4">
ID: 22556424</text:p>
      <!--METADATA-->
      <text:p text:style-name="P4">
Donetsk Oblast(21:15). Red Alert: aerial threat. Sirens sounding. Take covernow!</text:p>
      <text:p text:style-name="P4">
News Collection Link: <text:a xlink:type="simple" xlink:href="https://liveuamap.com/en/2023/15-april-donetsk-oblast2115-red-alert-aerial-g" text:style-name="Internet_20_link" text:visited-style-name="Visited_20_Internet_20_Link">
https://liveuamap.com/en/2023/15-april-donetsk-oblast2115-red-alert-aerial-g</text:a>
</text:p>
      <text:p text:style-name="P4">
Source: <text:a xlink:type="simple" xlink:href="https://t.me/air_alert_ua/43104" text:style-name="Internet_20_link" text:visited-style-name="Visited_20_Internet_20_Link">
https://t.me/air_alert_ua/43104</text:a>
</text:p>
      <!--NEWS-->
      <text:h text:style-name="P10" text:outline-level="1">
<text:span text:style-name="T4">
Chernihivska Oblast(21:21). Red Alert: aerial threat. Sirens sounding. Take cover now!</text:span>
</text:h>
      <text:p text:style-name="P4">
Authors: liveuamap (Language: en)</text:p>
      <text:p text:style-name="P4">
Time: 2023-04-15T15:21:00</text:p>
      <text:p text:style-name="P4">
Location: Chernihivska Oblast (Latitude:51.33333000 Longtitude:32.00000000)</text:p>
      <text:p text:style-name="P4">
Videos: []</text:p>
      <text:p text:style-name="P4">
Images: []</text:p>
      <text:p text:style-name="P4">
Tags: ["Europe", "Central and Eastern Europe"]</text:p>
      <text:p text:style-name="P4">
ID: 22556427</text:p>
      <!--METADATA-->
      <text:p text:style-name="P4">
Chernihivska Oblast(21:21). Red Alert: aerial threat. Sirens sounding. Takecover now!</text:p>
      <text:p text:style-name="P4">
News Collection Link: <text:a xlink:type="simple" xlink:href="https://liveuamap.com/en/2023/15-april-chernihivska-oblast2121-red-alert-aeg" text:style-name="Internet_20_link" text:visited-style-name="Visited_20_Internet_20_Link">
https://liveuamap.com/en/2023/15-april-chernihivska-oblast2121-red-alert-aeg</text:a>
</text:p>
      <text:p text:style-name="P4">
Source: <text:a xlink:type="simple" xlink:href="https://t.me/air_alert_ua/43105" text:style-name="Internet_20_link" text:visited-style-name="Visited_20_Internet_20_Link">
https://t.me/air_alert_ua/43105</text:a>
</text:p>
      <!--NEWS-->
      <text:h text:style-name="P10" text:outline-level="1">
<text:span text:style-name="T4">
У Грузії спростували чутки про поновлення прямого авіасполучення з рф</text:span>
</text:h>
      <text:p text:style-name="P4">
Authors: Ukrinform (Person)</text:p>
      <text:p text:style-name="P4">
Publisher: Укринформ (Organization)</text:p>
      <text:p text:style-name="P4">
Published Time: 2023-04-15T15:23:28+03:00</text:p>
      <text:p text:style-name="P4">
Modified Time: 2023-04-15T15:23:28+03:00</text:p>
      <text:p text:style-name="P4">
Description: Агентство цивільної авіації Грузії спростувало повідомлення про нібито початок виконання грузинською авіакомпанією прямих рейсів із Тбілісі в москву. — Укрінформ.</text:p>
      <text:p text:style-name="P4">
Images: ["<text:a xlink:type="simple" xlink:href="https://static.ukrinform.com/photos/2023_01/thumb_files/630_360_1673451720-517.jpeg" text:style-name="Internet_20_link" text:visited-style-name="Visited_20_Internet_20_Link">
630_360_16734...</text:a>
"]</text:p>
      <text:p text:style-name="P4">
Tags: ['Авіа', 'Грузія', 'росія']</text:p>
      <text:p text:style-name="P4">
Type: Article</text:p>
      <!--METADATA-->
      <text:p text:style-name="P4">
<draw:frame draw:style-name="fr1" draw:name="Image110" text:anchor-type="as-char" svg:width="6.9236in" svg:height="3.956343in" draw:z-index="0">
<draw:image xlink:href="../Images/yкринформ/2023-04-15T15-23-28-03-00/630_360_1673451720-517.jpeg" xlink:type="simple" xlink:show="embed" xlink:actuate="onLoad" draw:mime-type="image/jpeg"/>
</draw:frame>
 Агентствоцивільної авіації Грузії спростувало повідомлення про нібито початок виконаннягрузинською авіакомпанією прямих рейсів із Тбілісі в москву.</text:p>
      <text:p text:style-name="P4">
Про це повідомляє сайт  <text:a xlink:type="simple" xlink:href="https://www.newsgeorgia.ge/rejsy-v-moskvu-ne-naznacheny-agentstvo-grazhdanstvo-aviacii/" text:style-name="Internet_20_link" text:visited-style-name="Visited_20_Internet_20_Link">
 </text:a>
 , передає Укрінформ.</text:p>
      <text:p text:style-name="P4">
«Наголошуємо, що між Грузією та росією пряме регулярне авіасполучення нездійснюється і статус-кво не змінився. російська сторона не зверталася щодовідновлення регулярного повітряного сполучення», – йдеться у заяві.</text:p>
      <text:p text:style-name="P4">
Минулої п'ятниці на сайті російського аеропорту внуково з'явився прямий рейсдо <text:a xlink:type="simple" xlink:href="https://www.ukrinform.ua/tag-gruzia" text:style-name="Internet_20_link" text:visited-style-name="Visited_20_Internet_20_Link">
 </text:a>
 . В інформації про польоти булонаписано, що рейс здійснюватиметься щодня.</text:p>
      <text:p text:style-name="P4">
Через деякий час рейс зник також несподівано, як і з'явився. Пресслужбавнуково пояснила його появу "технічним збоєм".</text:p>
      <text:p text:style-name="P4">
Авіакомпанія Georgian Airways у свою чергу заявила, що не подавала заявку намаршрут.</text:p>
      <text:p text:style-name="P4">
<text:span text:style-name="T4">
Читайте також:</text:span>
 <text:a xlink:type="simple" xlink:href="https://www.ukrinform.ua/rubric-world/3693706-opozicia-u-tbilisi-provela-miting-za-vidstavku-uradu-ta-evropejskij-kurs-gruzii.html" text:style-name="Internet_20_link" text:visited-style-name="Visited_20_Internet_20_Link">
 <text:span text:style-name="T4">
Грузі</text:span>
 </text:a>
</text:p>
      <text:p text:style-name="P4">
У соцмережах висловили припущення, що хтось у такий спосіб перевіряв суспільнінастрої в Грузії.</text:p>
      <text:p text:style-name="P4">
росія припинила авіасполучення з Грузією 8 липня 2019 року після так званої"ночі Гаврилова" - акцій протесту через приїзд до Тбілісі депутата держдуми.</text:p>
      <text:p text:style-name="P4">
Представники російської сторони останнім часом кілька разів робили заяви проможливість відновлення прямого авіасполучення, називаючи прагматичнимзовнішньополітичний курс уряду Грузії.</text:p>
      <text:p text:style-name="P4">
Представники “Грузинської мрії” вітали таку можливість, в опозиції вказали, щонеприпустимо відкривати прямі рейси з москвою, тоді як увесь світ, навпаки, їхобмежує та вводить санкції проти російської сторони через війну в Україні.</text:p>
      <text:p text:style-name="P4">
<text:span text:style-name="T5">
Фото: The FAA</text:span>
</text:p>
      <text:p text:style-name="P4">
Source: <text:a xlink:type="simple" xlink:href="https://www.ukrinform.ua/rubric-world/3696328-u-gruzii-sprostuvali-cutki-pro-ponovlenna-pramogo-aviaspolucenna-z-rf.html" text:style-name="Internet_20_link" text:visited-style-name="Visited_20_Internet_20_Link">
https://www.ukrinform.ua/rubric-world/3696328-u-gruzii-sprostuvali-cutki-pro-ponovlenna-pramogo-aviaspolucenna-z-rf.html</text:a>
</text:p>
      <!--NEWS-->
      <text:h text:style-name="P10" text:outline-level="1">
<text:span text:style-name="T4">
Sumska Oblast(21:24). Red Alert: aerial threat. Sirens sounding. Take cover now!</text:span>
</text:h>
      <text:p text:style-name="P4">
Authors: liveuamap (Language: en)</text:p>
      <text:p text:style-name="P4">
Time: 2023-04-15T15:26:00</text:p>
      <text:p text:style-name="P4">
Location: Sumska Oblast (Latitude:51.00062 Longtitude:34.00033)</text:p>
      <text:p text:style-name="P4">
Videos: []</text:p>
      <text:p text:style-name="P4">
Images: []</text:p>
      <text:p text:style-name="P4">
Tags: ["Europe", "Central and Eastern Europe"]</text:p>
      <text:p text:style-name="P4">
ID: 22556428</text:p>
      <!--METADATA-->
      <text:p text:style-name="P4">
Sumska Oblast(21:24). Red Alert: aerial threat. Sirens sounding. Take covernow!</text:p>
      <text:p text:style-name="P4">
News Collection Link: <text:a xlink:type="simple" xlink:href="https://liveuamap.com/en/2023/15-april-sumska-oblast2124-red-alert-aerial-tg" text:style-name="Internet_20_link" text:visited-style-name="Visited_20_Internet_20_Link">
https://liveuamap.com/en/2023/15-april-sumska-oblast2124-red-alert-aerial-tg</text:a>
</text:p>
      <text:p text:style-name="P4">
Source: <text:a xlink:type="simple" xlink:href="https://t.me/air_alert_ua/43106" text:style-name="Internet_20_link" text:visited-style-name="Visited_20_Internet_20_Link">
https://t.me/air_alert_ua/43106</text:a>
</text:p>
      <!--NEWS-->
      <text:h text:style-name="P10" text:outline-level="1">
<text:span text:style-name="T4">
Сольський провів брифінг в Укрінформі щодо тимчасових обмежень на експорт у Польщу</text:span>
</text:h>
      <text:p text:style-name="P4">
Authors: Ukrinform (Person)</text:p>
      <text:p text:style-name="P4">
Publisher: Укринформ (Organization)</text:p>
      <text:p text:style-name="P4">
Published Time: 2023-04-15T15:27:00+03:00</text:p>
      <text:p text:style-name="P4">
Modified Time: 2023-04-15T15:27:00+03:00</text:p>
      <text:p text:style-name="P4">
Description: Міністр аграрної політики і продовольства Микола Сольський у суботу, 15 квітня, провів брифінг в Укрінформі. — Укрінформ.</text:p>
      <text:p text:style-name="P4">
Images: ["<text:a xlink:type="simple" xlink:href="https://static.ukrinform.com/photos/2022_07/thumb_files/630_360_1658748741-821.jpg" text:style-name="Internet_20_link" text:visited-style-name="Visited_20_Internet_20_Link">
630_360_16587...</text:a>
"]</text:p>
      <text:p text:style-name="P4">
Tags: ['Експорт', 'Польща', 'Укрінформ', 'Сольський']</text:p>
      <text:p text:style-name="P4">
Type: Article</text:p>
      <!--METADATA-->
      <text:p text:style-name="P4">
<draw:frame draw:style-name="fr1" draw:name="Image111" text:anchor-type="as-char" svg:width="6.9236in" svg:height="3.956343in" draw:z-index="0">
<draw:image xlink:href="../Images/yкринформ/2023-04-15T15-27-00-03-00/630_360_1658748741-821.jpg" xlink:type="simple" xlink:show="embed" xlink:actuate="onLoad" draw:mime-type="image/jpeg"/>
</draw:frame>
 Міністраграрної політики і продовольства Микола Сольський у суботу, 15 квітня, провівбрифінг в Укрінформі.</text:p>
      <text:p text:style-name="P4">
Захід розпочався о 15:30.</text:p>
      <text:p text:style-name="P4">
Тема брифінгу - тимчасові обмеження експорту в Польщу сільськогосподарськихтоварів з України.</text:p>
      <text:p text:style-name="P4">
Місце проведення: Київ, вул. Б.Хмельницького, 8/16, пресцентр Укрінформу.</text:p>
      <text:p text:style-name="P4">
<text:span text:style-name="T4">
Читайте також:</text:span>
 <text:a xlink:type="simple" xlink:href="https://www.ukrinform.ua/rubric-economy/3696249-ukraina-i-polsa-pidpisut-ugodu-pro-tranzit-zerna.html" text:style-name="Internet_20_link" text:visited-style-name="Visited_20_Internet_20_Link">
 </text:a>
</text:p>
      <text:p text:style-name="P4">
Як повідомлялося, <text:a xlink:type="simple" xlink:href="https://www.ukrinform.ua/rubric-economy/3692981-ukraina-prizupinae-eksport-zbizza-do-polsi.html" text:style-name="Internet_20_link" text:visited-style-name="Visited_20_Internet_20_Link">
 </text:a>
 пшениці, кукурудзи, ріпаку ісоняшнику.</text:p>
      <text:p text:style-name="P4">
Source: <text:a xlink:type="simple" xlink:href="https://www.ukrinform.ua/rubric-economy/3696329-solskij-pid-cas-brifingu-v-ukrinformi-rozpovist-pro-timcasovi-obmezenna-na-eksport-u-polsu.html" text:style-name="Internet_20_link" text:visited-style-name="Visited_20_Internet_20_Link">
https://www.ukrinform.ua/rubric-economy/3696329-solskij-pid-cas-brifingu-v-ukrinformi-rozpovist-pro-timcasovi-obmezenna-na-eksport-u-polsu.html</text:a>
</text:p>
      <!--NEWS-->
      <text:h text:style-name="P10" text:outline-level="1">
<text:span text:style-name="T4">
Зеленський увів у дію рішення РНБО про застосування санкцій до 692 фізичних і юридичних осіб</text:span>
</text:h>
      <text:p text:style-name="P4">
Authors: Ukrinform (Person)</text:p>
      <text:p text:style-name="P4">
Publisher: Укринформ (Organization)</text:p>
      <text:p text:style-name="P4">
Published Time: 2023-04-15T15:30:00+03:00</text:p>
      <text:p text:style-name="P4">
Modified Time: 2023-04-15T15:30:00+03:00</text:p>
      <text:p text:style-name="P4">
Description: Президент Володимир Зеленський своїми указами увів у дію рішення Ради національної безпеки і оборони України від 15 квітня 2023 року про застосування персональних спеціальних економічних й інших обмежувальних заходів до 438 фізичних осіб та 254 юридичних.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РНБО', 'Санкції', 'Зеленський']</text:p>
      <text:p text:style-name="P4">
Type: Article</text:p>
      <!--METADATA-->
      <text:p text:style-name="P4">
<draw:frame draw:style-name="fr1" draw:name="Image112" text:anchor-type="as-char" svg:width="6.9236in" svg:height="3.956343in" draw:z-index="0">
<draw:image xlink:href="../Images/yкринформ/2023-04-15T15-30-00-03-00/630_360_1679682020-565.jpeg" xlink:type="simple" xlink:show="embed" xlink:actuate="onLoad" draw:mime-type="image/jpeg"/>
</draw:frame>
 ПрезидентВолодимир Зеленський своїми указами увів у дію рішення Ради національноїбезпеки і оборони України від 15 квітня 2023 року про застосуванняперсональних спеціальних економічних й інших обмежувальних заходів до 438фізичних осіб та 254 юридичних.</text:p>
      <text:p text:style-name="P4">
Як передає Укрінформ, відповідні документи оприлюднені на сайті глави держави.</text:p>
      <text:p text:style-name="P4">
Так, згідно з указом <text:a xlink:type="simple" xlink:href="https://www.president.gov.ua/documents/2272023-46525" text:style-name="Internet_20_link" text:visited-style-name="Visited_20_Internet_20_Link">
 </text:a>
Президент увів у дію рішення про застосування та внесення змін до персональних<text:a xlink:type="simple" xlink:href="https://www.ukrinform.ua/tag-sankcii" text:style-name="Internet_20_link" text:visited-style-name="Visited_20_Internet_20_Link">
 </text:a>
 стосовно 351 фізичної особи —громадян російської федерації, зокрема науковців і підприємців, та 254юридичних осіб, серед яких — товариства з обмеженою відповідальністю"Газпромнафта-цифрові рішення", "РТ-Інвест транспортні системи" та "Групакомпаній "Іннотех", акціонерні товариства "Ікс-Холдинг" і "Софтлайн трейд".</text:p>
      <text:p text:style-name="P4">
Указом <text:a xlink:type="simple" xlink:href="https://www.president.gov.ua/documents/2282023-46529" text:style-name="Internet_20_link" text:visited-style-name="Visited_20_Internet_20_Link">
 </text:a>
 Президентувів у дію рішення про застосування персональних санкцій до 87 фізичних осіб —громадян росії, білорусі та України.</text:p>
      <text:p text:style-name="P4">
Зокрема, санкції застосовані до доньки міністра оборони російської федерації,президентки федерації тріатлону рф Ксенії Шойгу, міністра спорту і туризмуреспубліки білорусь Сергія Ковальчука, російського фігуриста Іллі Авербуха тагімнастки Світлани Хоркіної, українського підприємця Сергія Гаврильчука.</text:p>
      <text:p text:style-name="P4">
<text:span text:style-name="T4">
Читайте також:</text:span>
 <text:a xlink:type="simple" xlink:href="https://www.ukrinform.ua/rubric-world/3696308-nimeccina-zaklikae-es-zaprovaditi-sankcii-proti-atomnoi-promislovosti-rf.html" text:style-name="Internet_20_link" text:visited-style-name="Visited_20_Internet_20_Link">
 <text:span text:style-name="T4">
санкц</text:span>
 </text:a>
</text:p>
      <text:p text:style-name="P4">
Кабінету Міністрів разом з СБУ й Національним банком України дорученозабезпечити реалізацію та моніторинг ефективності персональних санкцій,Міністерству закордонних справ України — поінформувати про про застосуваннясанкцій компетентні органи Європейського Союзу, Сполучених Штатів Америки йінших держав і порушити перед ними питання про запровадження аналогічнихобмежувальних заходів.</text:p>
      <text:p text:style-name="P4">
Контроль за виконанням відповідних рішень покладений на секретаря РНБО. Указинабувають чинності з дня їх опублікування.</text:p>
      <text:p text:style-name="P4">
Як повідомляв Укрінформ, у березні Зеленський увів у дію рішення РНБО про <text:a xlink:type="simple" xlink:href="https://www.ukrinform.ua/rubric-polytics/3684201-zelenskij-vviv-u-diu-risenna-rnbo-pro-sankcii-proti-nizki-fizicnih-ta-uridicnih-osib.html" text:style-name="Internet_20_link" text:visited-style-name="Visited_20_Internet_20_Link">
</text:a>
 до 300фізичних осіб та 141 юридичної особи.</text:p>
      <text:p text:style-name="P4">
Source: <text:a xlink:type="simple" xlink:href="https://www.ukrinform.ua/rubric-economy/3696337-zelenskij-uviv-u-diu-risenna-rnbo-pro-zastosuvanna-sankcij-do-692-fizicnih-i-uridicnih-osib.html" text:style-name="Internet_20_link" text:visited-style-name="Visited_20_Internet_20_Link">
https://www.ukrinform.ua/rubric-economy/3696337-zelenskij-uviv-u-diu-risenna-rnbo-pro-zastosuvanna-sankcij-do-692-fizicnih-i-uridicnih-osib.html</text:a>
</text:p>
      <!--NEWS-->
      <text:h text:style-name="P10" text:outline-level="1">
<text:span text:style-name="T4">
Українські тенісистки поступилися Чехії у матчі Кубка Біллі Джин Кінг</text:span>
</text:h>
      <text:p text:style-name="P4">
Authors: Ukrinform (Person)</text:p>
      <text:p text:style-name="P4">
Publisher: Укринформ (Organization)</text:p>
      <text:p text:style-name="P4">
Published Time: 2023-04-15T15:33:35+03:00</text:p>
      <text:p text:style-name="P4">
Modified Time: 2023-04-15T15:33:35+03:00</text:p>
      <text:p text:style-name="P4">
Description: 1:3 - таким став загальний рахунок тенісного матчу Україна - Чехія у кваліфікації Світового фіналу Кубка Біллі Джин Кінг. — Укрінформ.</text:p>
      <text:p text:style-name="P4">
Images: ["<text:a xlink:type="simple" xlink:href="https://static.ukrinform.com/photos/2023_04/thumb_files/630_360_1681554628-361.jpg" text:style-name="Internet_20_link" text:visited-style-name="Visited_20_Internet_20_Link">
630_360_16815...</text:a>
"]</text:p>
      <text:p text:style-name="P4">
Tags: ['Чехія', 'Теніс', 'Україна', 'Жінки']</text:p>
      <text:p text:style-name="P4">
Type: Article</text:p>
      <!--METADATA-->
      <text:p text:style-name="P4">
<draw:frame draw:style-name="fr1" draw:name="Image113" text:anchor-type="as-char" svg:width="6.9236in" svg:height="3.956343in" draw:z-index="0">
<draw:image xlink:href="../Images/yкринформ/2023-04-15T15-33-35-03-00/630_360_1681554628-361.jpg" xlink:type="simple" xlink:show="embed" xlink:actuate="onLoad" draw:mime-type="image/jpeg"/>
</draw:frame>
 1:3 -таким став загальний рахунок тенісного матчу Україна - Чехія у кваліфікаціїСвітового фіналу Кубка Біллі Джин Кінг.</text:p>
      <text:p text:style-name="P4">
У четвертому поєдинку на корті турецького міста Анталія Катаріна Завацька(№261 WTA) програла Маркеті Вондроушовій (82) - 3:6, 4:6, передає Укрінформ.</text:p>
      <text:p text:style-name="P4">
Зустріч тривала 1 годину 50 хвилин.</text:p>
      <text:p text:style-name="P4">
Запланована заключна, парна зустріч Людмила Кіченок/Даяна Ястремська -Кароліна Мухова/Лінда Носкова тепер може бути цікавою лише с точки зорупрестижу.</text:p>
      <text:p text:style-name="P4">
Як повідомлялося, першого ігрового дня Марта Костюк (83) поступиласяВондроушовій - 2:6, 1:6, а Завацька - 12-й «ракетці» світу Крейчиковій - 4:6,3:6.</text:p>
      <text:p text:style-name="P4">
Сьогодні Костюк здобула вольову перемогу над Крейчиковою - 3:6, 6:1, 6:4.</text:p>
      <text:p text:style-name="P4">
<text:span text:style-name="T4">
Читайте також:</text:span>
 <text:a xlink:type="simple" xlink:href="https://www.ukrinform.ua/rubric-sports/3696288-kostuk-peremogla-krejcikovu-i-skorotila-rahunok-u-matci-ukraina-cehia.html" text:style-name="Internet_20_link" text:visited-style-name="Visited_20_Internet_20_Link">
 <text:span text:style-name="T4">
Костюк</text:span>
 </text:a>
</text:p>
      <text:p text:style-name="P4">
Тепер Чехія на початку листопада зіграє у Світовому фіналі Кубка Біллі ДжинКінг, а українські тенісистки вирушать до плей-офф турніру.</text:p>
      <text:p text:style-name="P4">
Фото: facebook.com/UkrainianTennisFederation.</text:p>
      <text:p text:style-name="P4">
Source: <text:a xlink:type="simple" xlink:href="https://www.ukrinform.ua/rubric-sports/3696331-ukrainski-tenisistki-postupilisa-cehii-u-matci-kubka-billi-dzin-king.html" text:style-name="Internet_20_link" text:visited-style-name="Visited_20_Internet_20_Link">
https://www.ukrinform.ua/rubric-sports/3696331-ukrainski-tenisistki-postupilisa-cehii-u-matci-kubka-billi-dzin-king.html</text:a>
</text:p>
      <!--NEWS-->
      <text:h text:style-name="P10" text:outline-level="1">
<text:span text:style-name="T4">
МЗС закликає українців утриматися від поїздок до Судану через нестабільну ситуацію</text:span>
</text:h>
      <text:p text:style-name="P4">
Authors: Ukrinform (Person)</text:p>
      <text:p text:style-name="P4">
Publisher: Укринформ (Organization)</text:p>
      <text:p text:style-name="P4">
Published Time: 2023-04-15T15:36:04+03:00</text:p>
      <text:p text:style-name="P4">
Modified Time: 2023-04-15T15:36:04+03:00</text:p>
      <text:p text:style-name="P4">
Description: Міністерство закордонних справ рекомендує громадянам України утриматися від поїздок до Судану через загострення безпекової ситуації в столиці країни Хартумі. — Укрінформ.</text:p>
      <text:p text:style-name="P4">
Images: ["<text:a xlink:type="simple" xlink:href="https://static.ukrinform.com/photos/2020_09/thumb_files/630_360_1599543131-239.jpg" text:style-name="Internet_20_link" text:visited-style-name="Visited_20_Internet_20_Link">
630_360_15995...</text:a>
"]</text:p>
      <text:p text:style-name="P4">
Tags: ['МЗС', 'Судан', 'Україна']</text:p>
      <text:p text:style-name="P4">
Type: Article</text:p>
      <!--METADATA-->
      <text:p text:style-name="P4">
<draw:frame draw:style-name="fr1" draw:name="Image114" text:anchor-type="as-char" svg:width="6.9236in" svg:height="3.956343in" draw:z-index="0">
<draw:image xlink:href="../Images/yкринформ/2023-04-15T15-36-04-03-00/630_360_1599543131-239.jpg" xlink:type="simple" xlink:show="embed" xlink:actuate="onLoad" draw:mime-type="image/jpeg"/>
</draw:frame>
Міністерство закордонних справ рекомендує громадянам України утриматися відпоїздок до Судану через загострення безпекової ситуації в столиці країниХартумі.</text:p>
      <text:p text:style-name="P4">
Про це йдеться у заяві на  <text:a xlink:type="simple" xlink:href="https://mfa.gov.ua/news/rekomendaciyi-gromadyanam-ukrayini-u-zvyazku-iz-zagostrennyam-bezpekovoyi-situaciyi-v-hartumi" text:style-name="Internet_20_link" text:visited-style-name="Visited_20_Internet_20_Link">
 </text:a>
 МЗС України, передає Укрінформ.</text:p>
      <text:p text:style-name="P4">
«У зв‘язку із загостренням безпекової ситуації в столиці Республіки Суданмісті Хартум рекомендуємо громадянам України наразі утриматися від поїздок доцієї країни, а тим, хто там перебуває — уникати відвідання районів біляаеропортів, військових баз та урядового кварталу, залишатися в місцях свогопроживання», - йдеться у заяві.</text:p>
      <text:p text:style-name="P4">
У МЗС рекомендують українцям у Судані також повідомити свої дані посольствуУкраїни в Єгипті: +20 100 00 396 48 або на емейл: emb_eg@mfa.gov.ua, абопочесному консульству України в Хартумі: +249 91 230 2520.</text:p>
      <text:p text:style-name="P4">
<text:span text:style-name="T4">
Читайте також:</text:span>
 <text:a xlink:type="simple" xlink:href="https://www.ukrinform.ua/rubric-world/3685340-order-dla-putina-so-vazlivo-znati-pro-mks-i-do-cogo-tut-eksprezident-sudanu.html" text:style-name="Internet_20_link" text:visited-style-name="Visited_20_Internet_20_Link">
 <text:span text:style-name="T4">
Судан</text:span>
 </text:a>
</text:p>
      <text:p text:style-name="P4">
Для отримання допомоги у разі загрози життю або здоров‘ю, виникнення іншихобставин, що вимагають негайного консульського реагування, українцям слідзвертатися за вищевказаними контактами або на «гарячу лінію» МЗС України:+380442381588 або на емейл: cons_or@mfa.gov.ua.</text:p>
      <text:p text:style-name="P4">
Як повідомляв Укрінформ, <text:a xlink:type="simple" xlink:href="https://www.ukrinform.ua/rubric-world/3696295-u-sudani-vidbuvautsa-zitknenna-miz-armieu-ta-silami-svidkogo-reaguvanna.html" text:style-name="Internet_20_link" text:visited-style-name="Visited_20_Internet_20_Link">
 </text:a>
 після кількох днів напруженості між армією країни та іншоюсиловою структурою, Силами швидкого реагування (RSF).</text:p>
      <text:p text:style-name="P4">
Source: <text:a xlink:type="simple" xlink:href="https://www.ukrinform.ua/rubric-society/3696334-mzs-zaklikae-ukrainciv-utrimatisa-vid-poizdok-do-sudanu-cerez-nestabilnu-situaciu.html" text:style-name="Internet_20_link" text:visited-style-name="Visited_20_Internet_20_Link">
https://www.ukrinform.ua/rubric-society/3696334-mzs-zaklikae-ukrainciv-utrimatisa-vid-poizdok-do-sudanu-cerez-nestabilnu-situaciu.html</text:a>
</text:p>
      <!--NEWS-->
      <text:h text:style-name="P10" text:outline-level="1">
<text:span text:style-name="T4">
пригожин сподівається отримати вигоду від поразки москви в Україні - ISW</text:span>
</text:h>
      <text:p text:style-name="P4">
Authors: Ukrinform (Person)</text:p>
      <text:p text:style-name="P4">
Publisher: Укринформ (Organization)</text:p>
      <text:p text:style-name="P4">
Published Time: 2023-04-15T15:44:00+03:00</text:p>
      <text:p text:style-name="P4">
Modified Time: 2023-04-15T15:44:00+03:00</text:p>
      <text:p text:style-name="P4">
Description: Власник терористичної групи "вагнера" євген пригожин вважає, що контрнаступ ЗСУ буде успішним, у зв'язку з цим він готується скористатися його наслідками. — Укрінформ.</text:p>
      <text:p text:style-name="P4">
Images: ["<text:a xlink:type="simple" xlink:href="https://static.ukrinform.com/photos/2022_11/thumb_files/630_360_1668570305-546.jpg" text:style-name="Internet_20_link" text:visited-style-name="Visited_20_Internet_20_Link">
630_360_16685...</text:a>
"]</text:p>
      <text:p text:style-name="P4">
Tags: ['Кремль', 'Пригожин', 'Війна з росією', 'Контрнаступ']</text:p>
      <text:p text:style-name="P4">
Type: Article</text:p>
      <!--METADATA-->
      <text:p text:style-name="P4">
<draw:frame draw:style-name="fr1" draw:name="Image115" text:anchor-type="as-char" svg:width="6.9236in" svg:height="3.956343in" draw:z-index="0">
<draw:image xlink:href="../Images/yкринформ/2023-04-15T15-44-00-03-00/630_360_1668570305-546.jpg" xlink:type="simple" xlink:show="embed" xlink:actuate="onLoad" draw:mime-type="image/jpeg"/>
</draw:frame>
 Власниктерористичної групи "вагнера" євген пригожин вважає, що контрнаступ ЗСУ будеуспішним, у зв'язку з цим він готується скористатися його наслідками.</text:p>
      <text:p text:style-name="P4">
Як передає Укрінформ, про це повідомили аналітики американського Інститутувивчення війни (ISW) у своєму <text:a xlink:type="simple" xlink:href="https://www.understandingwar.org/backgrounder/russian-offensive-campaign-assessment-april-14-2023" text:style-name="Internet_20_link" text:visited-style-name="Visited_20_Internet_20_Link">
</text:a>
</text:p>
      <text:p text:style-name="P4">
14 квітня пригожин опублікував есе, в якому стверджував, що майбутнійконтрнаступ України швидше матиме успіх, ніж зазнає поразки.</text:p>
      <text:p text:style-name="P4">
Він звинуватив навколокремлівські еліти та бюрократію у навмисному саботажіуспіхів москви у війні та попередив, що ці "внутрішні вороги"підштовхуватимуть кремль до "серйозних поступок".</text:p>
      <text:p text:style-name="P4">
<text:a xlink:type="simple" xlink:href="https://www.ukrinform.ua/tag-prigozin" text:style-name="Internet_20_link" text:visited-style-name="Visited_20_Internet_20_Link">
 </text:a>
 стверджує, що російські військовіне можуть припинити бойові дії зараз "попри поточні територіальні здобуткиросії", оскільки українська держава трансформувалася, а неокупована Україназараз політично протистоїть кремлю. пригожин заявив, що росія повиннапродовжувати невпинну боротьбу в Україні, хоч якими складними є умови.</text:p>
      <text:p text:style-name="P4">
<text:span text:style-name="T4">
Читайте також:</text:span>
 <text:a xlink:type="simple" xlink:href="https://www.ukrinform.ua/rubric-ato/3694850-rosiani-dosagli-okremih-uspihiv-na-bahmutskomu-napramku-viklucno-masnimi-sturmami-zsu.html" text:style-name="Internet_20_link" text:visited-style-name="Visited_20_Internet_20_Link">
 </text:a>
</text:p>
      <text:p text:style-name="P4">
Як повідомлялося, <text:a xlink:type="simple" xlink:href="https://www.ukrinform.ua/rubric-vidbudova/3695557-rada-es-zaprovadila-sankcii-proti-pvk-vagner.html" text:style-name="Internet_20_link" text:visited-style-name="Visited_20_Internet_20_Link">
 </text:a>
 проти російської ПВК «вагнера»,яку кремль активно залучає до агресивної війни проти України та для військовихоперацій за кордоном, зокрема у країнах Африки.</text:p>
      <text:p text:style-name="P4">
Source: <text:a xlink:type="simple" xlink:href="https://www.ukrinform.ua/rubric-ato/3696340-prigozin-spodivaetsa-otrimati-vigodu-vid-porazki-moskvi-v-ukraini-isw.html" text:style-name="Internet_20_link" text:visited-style-name="Visited_20_Internet_20_Link">
https://www.ukrinform.ua/rubric-ato/3696340-prigozin-spodivaetsa-otrimati-vigodu-vid-porazki-moskvi-v-ukraini-isw.html</text:a>
</text:p>
      <!--NEWS-->
      <text:h text:style-name="P10" text:outline-level="1">
<text:span text:style-name="T4">
росіяни обстріляли Херсон, загинули дві жінки</text:span>
</text:h>
      <text:p text:style-name="P4">
Authors: Ukrinform (Person)</text:p>
      <text:p text:style-name="P4">
Publisher: Укринформ (Organization)</text:p>
      <text:p text:style-name="P4">
Published Time: 2023-04-15T15:49:15+03:00</text:p>
      <text:p text:style-name="P4">
Modified Time: 2023-04-15T15:49:15+03:00</text:p>
      <text:p text:style-name="P4">
Description: У Херсоні внаслідок ворожого обстрілу загинули дві жінк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 'Обстріл', 'Війна з росією']</text:p>
      <text:p text:style-name="P4">
Type: Article</text:p>
      <!--METADATA-->
      <text:p text:style-name="P4">
<draw:frame draw:style-name="fr1" draw:name="Image116" text:anchor-type="as-char" svg:width="6.9236in" svg:height="3.948443in" draw:z-index="0">
<draw:image xlink:href="../Images/yкринформ/2023-04-15T15-49-15-03-00/630_360_1538997483-946.jpg" xlink:type="simple" xlink:show="embed" xlink:actuate="onLoad" draw:mime-type="image/jpeg"/>
</draw:frame>
 У Херсонівнаслідок ворожого обстрілу загинули дві жінки.</text:p>
      <text:p text:style-name="P4">
Як передає Укрінформ, про це керівник Офісу глави держави Андрій Єрмакповідомив у <text:a xlink:type="simple" xlink:href="https://t.me/ermaka2022/2450" text:style-name="Internet_20_link" text:visited-style-name="Visited_20_Internet_20_Link">
</text:a>
</text:p>
      <text:p text:style-name="P4">
“Внаслідок <text:a xlink:type="simple" xlink:href="https://www.ukrinform.ua/tag-obstril" text:style-name="Internet_20_link" text:visited-style-name="Visited_20_Internet_20_Link">
 </text:a>
 Херсона росіянамисьогодні загинуло двоє жінок. Вони отримали мінно-вибухові травми, несумісні зжиттям”, - зазначив він.</text:p>
      <text:p text:style-name="P4">
<text:span text:style-name="T4">
Читайте також:</text:span>
 <text:a xlink:type="simple" xlink:href="https://www.ukrinform.ua/rubric-regions/3696160-vijska-rf-za-dobu-96-raziv-obstrilali-hersonsinu-vosmero-poranenih.html" text:style-name="Internet_20_link" text:visited-style-name="Visited_20_Internet_20_Link">
 <text:span text:style-name="T4">
Херсонщ</text:span>
 </text:a>
</text:p>
      <text:p text:style-name="P4">
Як повідомляв Укрінформ, у <text:a xlink:type="simple" xlink:href="https://www.ukrinform.ua/rubric-regions/3696235-na-hersonsini-rosiani-za-dopomogou-droniv-atakuvali-policejskih-u-dvoh-mistah.html" text:style-name="Internet_20_link" text:visited-style-name="Visited_20_Internet_20_Link">
 </text:a>
 <text:a xlink:type="simple" xlink:href="https://www.ukrinform.ua/rubric-regions/3696235-na-hersonsini-rosiani-za-dopomogou-droniv-atakuvali-policejskih-u-dvoh-mistah.html" text:style-name="Internet_20_link" text:visited-style-name="Visited_20_Internet_20_Link">
 </text:a>
 за допомогою безпілотників атакувалиполіцейських, є поранені.</text:p>
      <text:p text:style-name="P4">
Source: <text:a xlink:type="simple" xlink:href="https://www.ukrinform.ua/rubric-ato/3696341-rosiani-obstrilali-herson-zaginuli-dvi-zinki.html" text:style-name="Internet_20_link" text:visited-style-name="Visited_20_Internet_20_Link">
https://www.ukrinform.ua/rubric-ato/3696341-rosiani-obstrilali-herson-zaginuli-dvi-zinki.html</text:a>
</text:p>
      <!--NEWS-->
      <text:h text:style-name="P10" text:outline-level="1">
<text:span text:style-name="T4">
В Єрусалимі зійшов благодатний вогонь</text:span>
</text:h>
      <text:p text:style-name="P4">
Authors: Ukrinform (Person)</text:p>
      <text:p text:style-name="P4">
Publisher: Укринформ (Organization)</text:p>
      <text:p text:style-name="P4">
Published Time: 2023-04-15T15:50:00+03:00</text:p>
      <text:p text:style-name="P4">
Modified Time: 2023-04-15T15:50:00+03:00</text:p>
      <text:p text:style-name="P4">
Description: У суботу, 15 квітня, у переддень православного Великодня, у храмі Гробу Господнього в Єрусалимі зійшов благодатний вогонь. — Укрінформ.</text:p>
      <text:p text:style-name="P4">
Images: ["<text:a xlink:type="simple" xlink:href="https://static.ukrinform.com/photos/2023_04/thumb_files/630_360_1681563078-754.jpg" text:style-name="Internet_20_link" text:visited-style-name="Visited_20_Internet_20_Link">
630_360_16815...</text:a>
"]</text:p>
      <text:p text:style-name="P4">
Tags: ['Єрусалим', 'Великдень', 'Благодатний вогонь']</text:p>
      <text:p text:style-name="P4">
Type: Article</text:p>
      <!--METADATA-->
      <text:p text:style-name="P4">
<draw:frame draw:style-name="fr1" draw:name="Image117" text:anchor-type="as-char" svg:width="6.9236in" svg:height="3.956343in" draw:z-index="0">
<draw:image xlink:href="../Images/yкринформ/2023-04-15T15-50-00-03-00/630_360_1681563078-754.jpg" xlink:type="simple" xlink:show="embed" xlink:actuate="onLoad" draw:mime-type="image/jpeg"/>
</draw:frame>
 У суботу,15 квітня, у переддень православного Великодня, у храмі Гробу Господнього вЄрусалимі зійшов благодатний вогонь.</text:p>
      <text:p text:style-name="P4">
Про це повідомляє Укрінформ, який вів онлайн-трансляцію на <text:a xlink:type="simple" xlink:href="https://www.youtube.com/watch" text:style-name="Internet_20_link" text:visited-style-name="Visited_20_Internet_20_Link">
</text:a>
</text:p>
      <text:p text:style-name="P4">
Благодатний вогонь — поширена у православ'ї назва вогню у Великодній церемоніївиносу запалених свічок із Гробу Господнього (кувуклії) в Єрусалимському ХраміВоскресіння.</text:p>
      <text:p text:style-name="P4">
Церемонія проводиться у Велику суботу спільно грецьким Єрусалимськимправославним патріархатом та єрусалимським патріархатом Вірменськоїапостольської церкви. Вона символізує вихід з Гробу Світла істинного, тобто <text:a xlink:type="simple" xlink:href="https://www.ukrinform.ua/tag-velikden" text:style-name="Internet_20_link" text:visited-style-name="Visited_20_Internet_20_Link">
</text:a>
</text:p>
      <text:p text:style-name="P4">
Церемонія сходження починається з хресної ходи, в якій беруть участьсвященники Єрусалимської Православної Церкви, Вірменської АпостольськоїЦеркви, Сирійської та Коптської Церков.</text:p>
      <text:p text:style-name="P4">
<text:span text:style-name="T4">
Читайте також:</text:span>
 <text:a xlink:type="simple" xlink:href="https://www.ukrinform.ua/rubric-society/3695834-sbu-zaklikae-ukrainciv-ne-vidviduvati-masovih-zibran-na-velikden.html" text:style-name="Internet_20_link" text:visited-style-name="Visited_20_Internet_20_Link">
 <text:span text:style-name="T4">
Великдень</text:span>
 </text:a>
</text:p>
      <text:p text:style-name="P4">
Свічки та лампади, запалені біля храму в Єрусалимі, православні єпархіїрозвезуть далі по світу.</text:p>
      <text:p text:style-name="P4">
Цього року ізраїльська поліція обмежила присутність вірян у храмі, а біляцеркви <text:a xlink:type="simple" xlink:href="https://www.timesofisrael.com/christians-flock-to-jerusalem-holy-fire-ritual-scuffles-with-police-over-crowd-size/" text:style-name="Internet_20_link" text:visited-style-name="Visited_20_Internet_20_Link">
 </text:a>
</text:p>
      <text:p text:style-name="P4">
Як відомо, досі не було жодного випадку, щоб благодатний вогонь не сходив наЗемлю. Церемонія, що передує цій події, завжди проводиться однаково. Післясходження від головної лампади запалюють інші свічки та лампади, частину зяких літаками доставляють до інших країн.</text:p>
      <text:p text:style-name="P4">
Source: <text:a xlink:type="simple" xlink:href="https://www.ukrinform.ua/rubric-world/3696343-v-erusalimi-zijsov-blagodatnij-vogon.html" text:style-name="Internet_20_link" text:visited-style-name="Visited_20_Internet_20_Link">
https://www.ukrinform.ua/rubric-world/3696343-v-erusalimi-zijsov-blagodatnij-vogon.html</text:a>
</text:p>
      <!--NEWS-->
      <text:h text:style-name="P10" text:outline-level="1">
<text:span text:style-name="T4">
Національний мультипредметний тест за кордоном можна скласти у 45 містах</text:span>
</text:h>
      <text:p text:style-name="P4">
Authors: Ukrinform (Person)</text:p>
      <text:p text:style-name="P4">
Publisher: Укринформ (Organization)</text:p>
      <text:p text:style-name="P4">
Published Time: 2023-04-15T15:56:53+03:00</text:p>
      <text:p text:style-name="P4">
Modified Time: 2023-04-15T15:56:53+03:00</text:p>
      <text:p text:style-name="P4">
Description: Перелік закордонних міст, запропонованих для учасників Національного мультипредметного тесту, розширили до 45-ти. — Укрінформ.</text:p>
      <text:p text:style-name="P4">
Images: ["<text:a xlink:type="simple" xlink:href="https://static.ukrinform.com/photos/2020_09/thumb_files/630_360_1600841893-478.jpg" text:style-name="Internet_20_link" text:visited-style-name="Visited_20_Internet_20_Link">
630_360_16008...</text:a>
"]</text:p>
      <text:p text:style-name="P4">
Tags: ['Освіта', 'Абітурієнти', 'Мультипредметний тест']</text:p>
      <text:p text:style-name="P4">
Type: Article</text:p>
      <!--METADATA-->
      <text:p text:style-name="P4">
<draw:frame draw:style-name="fr1" draw:name="Image118" text:anchor-type="as-char" svg:width="6.9236in" svg:height="3.956343in" draw:z-index="0">
<draw:image xlink:href="../Images/yкринформ/2023-04-15T15-56-53-03-00/630_360_1600841893-478.jpg" xlink:type="simple" xlink:show="embed" xlink:actuate="onLoad" draw:mime-type="image/jpeg"/>
</draw:frame>
 Перелікзакордонних міст, запропонованих для учасників Національного мультипредметноготесту, розширили до 45-ти.</text:p>
      <text:p text:style-name="P4">
Як передає Укрінформ, про це повідомляє <text:a xlink:type="simple" xlink:href="https://testportal.gov.ua/nmt-2023-za-kordonom-rozshyreno-perelik-mist-krayin/" text:style-name="Internet_20_link" text:visited-style-name="Visited_20_Internet_20_Link">
</text:a>
</text:p>
      <text:p text:style-name="P4">
“Раніше ми повідомляли, що перелік закордонних міст, запропонований дляпотенційних учасників НМТ, не є остаточним, адже переговори з окремимиустановами / організаціями ще тривають”, - зазначили у УЦОЯО і додали, щоцього тижня досягнуті домовленості із представниками Берна (Швейцарія),Братислави (Словаччина), Кишинева (Молдова) та Роттердама (Нідерланди).</text:p>
      <text:p text:style-name="P4">
Якщо особа вже створила персональний кабінет і вибрала із запропонованогопереліку менш зручний для доїзду населений пункт, а тепер з’явилася більшзручна локація, — вона може після отримання сертифіката до 7 травня 2023 рокузмінити реєстраційні дані.</text:p>
      <text:p text:style-name="P4">
Попри те, що перелік міст для проходження НМТ розширено, є обмеження щодокількості місць у спеціально обладнаних комп’ютерних центрах, запропонованихзакордонними партнерами.</text:p>
      <text:p text:style-name="P4">
<text:span text:style-name="T4">
Читайте також:</text:span>
 <text:a xlink:type="simple" xlink:href="https://www.ukrinform.ua/rubric-society/3693237-de-mozna-sklasti-multipredmetnij-test-minosviti-rozsirilo-perelik-krain.html" text:style-name="Internet_20_link" text:visited-style-name="Visited_20_Internet_20_Link">
 <text:span text:style-name="T4">
мультипред</text:span>
 </text:a>
</text:p>
      <text:p text:style-name="P4">
“Тож у разі вичерпання місць у певному місті воно стане недоступним длявибору. Зважайте на те, що в деяких містах / країнах тестування буде проведенотільки під час додаткової сесії. Радимо не зволікати з реєстрацією”, -підкреслили в УЦОЯО.</text:p>
      <text:p text:style-name="P4">
Як повідомляв Укрінформ, 3 квітня <text:a xlink:type="simple" xlink:href="https://www.ukrinform.ua/rubric-society/3690762-vstup-2023-rozpocalasa-reestracia-dla-ucasti-u-multipredmetnomu-testi.html" text:style-name="Internet_20_link" text:visited-style-name="Visited_20_Internet_20_Link">
 </text:a>
 <text:a xlink:type="simple" xlink:href="https://www.ukrinform.ua/rubric-society/3690762-vstup-2023-rozpocalasa-reestracia-dla-ucasti-u-multipredmetnomu-testi.html" text:style-name="Internet_20_link" text:visited-style-name="Visited_20_Internet_20_Link">
 </text:a>
 для участі в Національному мультипредметномутесті.</text:p>
      <text:p text:style-name="P4">
Source: <text:a xlink:type="simple" xlink:href="https://www.ukrinform.ua/rubric-society/3696345-nacionalnij-multipredmetnij-test-za-kordonom-mozna-sklasti-u-45-mistah.html" text:style-name="Internet_20_link" text:visited-style-name="Visited_20_Internet_20_Link">
https://www.ukrinform.ua/rubric-society/3696345-nacionalnij-multipredmetnij-test-za-kordonom-mozna-sklasti-u-45-mistah.html</text:a>
</text:p>
      <!--NEWS-->
      <text:h text:style-name="P10" text:outline-level="1">
<text:span text:style-name="T4">
ЗСУ знищили новітній російський танк Т-90 «Прорив»</text:span>
</text:h>
      <text:p text:style-name="P4">
Authors: Ukrinform (Person)</text:p>
      <text:p text:style-name="P4">
Publisher: Укринформ (Organization)</text:p>
      <text:p text:style-name="P4">
Published Time: 2023-04-15T16:04:00+03:00</text:p>
      <text:p text:style-name="P4">
Modified Time: 2023-04-15T16:04:00+03:00</text:p>
      <text:p text:style-name="P4">
Description: На Лимано-Куп'янському напрямку ЗСУ знищили новітній російський танк Т-90 «Прорив». — Укрінформ.</text:p>
      <text:p text:style-name="P4">
Images: ["<text:a xlink:type="simple" xlink:href="https://static.ukrinform.com/photos/2016_08/thumb_files/630_360_1472548826-6528.jpg" text:style-name="Internet_20_link" text:visited-style-name="Visited_20_Internet_20_Link">
630_360_14725...</text:a>
"]</text:p>
      <text:p text:style-name="P4">
Tags: ['Танк', 'ЗСУ', 'Війна з росією']</text:p>
      <text:p text:style-name="P4">
Type: Article</text:p>
      <!--METADATA-->
      <text:p text:style-name="P4">
<draw:frame draw:style-name="fr1" draw:name="Image119" text:anchor-type="as-char" svg:width="6.9236in" svg:height="3.956343in" draw:z-index="0">
<draw:image xlink:href="../Images/yкринформ/2023-04-15T16-04-00-03-00/630_360_1472548826-6528.jpg" xlink:type="simple" xlink:show="embed" xlink:actuate="onLoad" draw:mime-type="image/jpeg"/>
</draw:frame>
 НаЛимано-Куп'янському напрямку ЗСУ знищили новітній російський танк Т-90«Прорив».</text:p>
      <text:p text:style-name="P4">
Як передає Укрінформ, про це повідомила  <text:a xlink:type="simple" xlink:href="https://t.me/luhanskaVTSA/9871" text:style-name="Internet_20_link" text:visited-style-name="Visited_20_Internet_20_Link">
 </text:a>
 зпосиланням на речника Східного угруповання військ ЗСУ Сергія Череватого.</text:p>
      <text:p text:style-name="P4">
«Крім танка Т-90, на цій ділянці фронту знищено БМП-1 ворога, які були зняті зозброєння, а також артилерійський тягач», - поінформував Череватий.</text:p>
      <text:p text:style-name="P4">
Як зазначається, новітній російський <text:a xlink:type="simple" xlink:href="https://www.ukrinform.ua/tag-tank" text:style-name="Internet_20_link" text:visited-style-name="Visited_20_Internet_20_Link">
 </text:a>
Т-90 «Прорив» знищили українські військові на Лимано-Куп'янському напрямку.</text:p>
      <text:p text:style-name="P4">
За минулу добу ворог 307 разів обстріляв там українські позиції з реактивноїта ствольної артилерії.</text:p>
      <text:p text:style-name="P4">
Як зазначається, у результаті боєзіткнень 12 окупантів було вбито, 44 зазналипоранень.</text:p>
      <text:p text:style-name="P4">
<text:span text:style-name="T4">
Читайте також:</text:span>
 <text:a xlink:type="simple" xlink:href="https://www.ukrinform.ua/rubric-ato/3696155-zsu-znisili-vze-181-550-rosijskih-zagarbnikiv.html" text:style-name="Internet_20_link" text:visited-style-name="Visited_20_Internet_20_Link">
 <text:span text:style-name="T4">
ЗСУ</text:span>
 <text:span text:style-name="T4">
знищили</text:span>
 <text:span text:style-name="T4">
вже</text:span>
 <text:span text:style-name="T4">
181</text:span>
 <text:span text:style-name="T4">
550</text:span>
<text:span text:style-name="T4">
російських</text:span>
 <text:span text:style-name="T4">
загарбників</text:span>
 </text:a>
</text:p>
      <text:p text:style-name="P4">
Як  <text:a xlink:type="simple" xlink:href="https://www.ukrinform.ua/rubric-ato/3696140-sili-oboroni-za-dobu-vidbili-56-vorozih-atak.html" text:style-name="Internet_20_link" text:visited-style-name="Visited_20_Internet_20_Link">
 </text:a>
 Укрінформ, противник й далі зосереджує основнізусилля на веденні наступальних дій на Лиманському, Бахмутському, Авдіївськомута Мар’їнському напрямках, де за минулу добу Сили оборони відбили 56 ворожихатак. а Лиманському напрямку протягом минулої доби противник вів безуспішнінаступальні дії поблизу населених пунктів Діброва та Білогорівка.Артилерійських обстрілів зазнали Новоселівське, Стельмахівка, Невське,Білогорівка Луганської області та Торське, Діброва і Спірне Донецької області.</text:p>
      <text:p text:style-name="P4">
Source: <text:a xlink:type="simple" xlink:href="https://www.ukrinform.ua/rubric-ato/3696344-zsu-znisili-novitnij-rosijskij-tank-t90-proriv.html" text:style-name="Internet_20_link" text:visited-style-name="Visited_20_Internet_20_Link">
https://www.ukrinform.ua/rubric-ato/3696344-zsu-znisili-novitnij-rosijskij-tank-t90-proriv.html</text:a>
</text:p>
      <!--NEWS-->
      <text:h text:style-name="P10" text:outline-level="1">
<text:span text:style-name="T4">
У росії судитимуть п'ятьох українців «за тероризм»</text:span>
</text:h>
      <text:p text:style-name="P4">
Authors: Ukrinform (Person)</text:p>
      <text:p text:style-name="P4">
Publisher: Укринформ (Organization)</text:p>
      <text:p text:style-name="P4">
Published Time: 2023-04-15T16:06:00+03:00</text:p>
      <text:p text:style-name="P4">
Modified Time: 2023-04-15T16:06:00+03:00</text:p>
      <text:p text:style-name="P4">
Description: П'ятеро українців постануть перед російським судом за звинуваченнями в участі у терористичному угрупованні. — Укрінформ.</text:p>
      <text:p text:style-name="P4">
Images: ["<text:a xlink:type="simple" xlink:href="https://static.ukrinform.com/photos/2017_12/thumb_files/630_360_1514287189-3302.jpg" text:style-name="Internet_20_link" text:visited-style-name="Visited_20_Internet_20_Link">
630_360_15142...</text:a>
"]</text:p>
      <text:p text:style-name="P4">
Tags: ['Суд', 'Тероризм', 'росія']</text:p>
      <text:p text:style-name="P4">
Type: Article</text:p>
      <!--METADATA-->
      <text:p text:style-name="P4">
<draw:frame draw:style-name="fr1" draw:name="Image120" text:anchor-type="as-char" svg:width="6.9236in" svg:height="3.956343in" draw:z-index="0">
<draw:image xlink:href="../Images/yкринформ/2023-04-15T16-06-00-03-00/630_360_1514287189-3302.jpg" xlink:type="simple" xlink:show="embed" xlink:actuate="onLoad" draw:mime-type="image/jpeg"/>
</draw:frame>
 П'ятероукраїнців постануть перед російським судом за звинуваченнями в участі утерористичному угрупованні.</text:p>
      <text:p text:style-name="P4">
Як передає Укрінформ, про це повідомляє <text:a xlink:type="simple" xlink:href="https://news.sky.com/story/ukraine-war-latest-putins-attempt-to-stop-draft-dodgers-shows-russias-longer-term-approach-nine-killed-in-rocket-attack-12541713" text:style-name="Internet_20_link" text:visited-style-name="Visited_20_Internet_20_Link">
</text:a>
</text:p>
      <text:p text:style-name="P4">
Як зазначається, людей, особи яких не встановлені, перевезли з окупованогоросією Мелітополя до Криму.</text:p>
      <text:p text:style-name="P4">
Звідти їх етапували до московського ШІЗО "лефортово".</text:p>
      <text:p text:style-name="P4">
Українців звинувачують у плануванні вибухів у місцях дислокації російськихвійськ та в пунктах роздачі гуманітарної допомоги.</text:p>
      <text:p text:style-name="P4">
<text:span text:style-name="T4">
Читайте також:</text:span>
 <text:a xlink:type="simple" xlink:href="https://www.ukrinform.ua/rubric-crimea/3694833-rosijskij-sud-na-tri-misaci-prodovziv-arest-cotirom-krimskim-tataram.html" text:style-name="Internet_20_link" text:visited-style-name="Visited_20_Internet_20_Link">
 <text:span text:style-name="T4">
російський</text:span>
 <text:span text:style-name="T4">
суд</text:span>
 </text:a>
</text:p>
      <text:p text:style-name="P4">
За даними російських державних ЗМІ, силовики знайшли вибухівку в автомобілі,що належить одному з підозрюваних. Окрім того, сховища зі зброєю, боєприпасамита гранатами нібито були знайдені в підвалах, гаражах, а також під купамисміття та надгробками на кладовищах.</text:p>
      <text:p text:style-name="P4">
Як повідомляв Укрінформ, заочно <text:a xlink:type="simple" xlink:href="https://www.ukrinform.ua/tag-sud" text:style-name="Internet_20_link" text:visited-style-name="Visited_20_Internet_20_Link">
 </text:a>
 генерал-лейтенанта російської федерації, який наказував обстрілювати цивільних уДонецькій області і керував штурмом «Азовсталі».</text:p>
      <text:p text:style-name="P4">
Source: <text:a xlink:type="simple" xlink:href="https://www.ukrinform.ua/rubric-world/3696347-u-rosii-suditimut-patoh-ukrainciv-za-terorizm.html" text:style-name="Internet_20_link" text:visited-style-name="Visited_20_Internet_20_Link">
https://www.ukrinform.ua/rubric-world/3696347-u-rosii-suditimut-patoh-ukrainciv-za-terorizm.html</text:a>
</text:p>
      <!--NEWS-->
      <text:h text:style-name="P10" text:outline-level="1">
<text:span text:style-name="T4">
Вигівський вручив спецзвання оперативникам карного розшуку до професійного свята</text:span>
</text:h>
      <text:p text:style-name="P4">
Authors: Ukrinform (Person)</text:p>
      <text:p text:style-name="P4">
Publisher: Укринформ (Organization)</text:p>
      <text:p text:style-name="P4">
Published Time: 2023-04-15T16:12:02+03:00</text:p>
      <text:p text:style-name="P4">
Modified Time: 2023-04-15T16:12:02+03:00</text:p>
      <text:p text:style-name="P4">
Description: Тимчасово виконувач обов’язків голови Національної поліції України Іван Вигівський вручив оперативникам карного розшуку спеціальні звання з нагоди їхнього професійного свята. — Укрінформ.</text:p>
      <text:p text:style-name="P4">
Images: ["<text:a xlink:type="simple" xlink:href="https://static.ukrinform.com/photos/2023_04/thumb_files/630_360_1681564105-871.jpg" text:style-name="Internet_20_link" text:visited-style-name="Visited_20_Internet_20_Link">
630_360_16815...</text:a>
", "<text:a xlink:type="simple" xlink:href="https://static.ukrinform.com/photos/2023_04/thumb_files/630_360_1681564256-2072.jpeg" text:style-name="Internet_20_link" text:visited-style-name="Visited_20_Internet_20_Link">
630_360_16815...</text:a>
", "<text:a xlink:type="simple" xlink:href="https://static.ukrinform.com/photos/2023_04/thumb_files/630_360_1681564255-9844.jpeg" text:style-name="Internet_20_link" text:visited-style-name="Visited_20_Internet_20_Link">
630_360_16815...</text:a>
", "<text:a xlink:type="simple" xlink:href="https://static.ukrinform.com/photos/2023_04/thumb_files/630_360_1681564257-6851.jpeg" text:style-name="Internet_20_link" text:visited-style-name="Visited_20_Internet_20_Link">
630_360_16815...</text:a>
", "<text:a xlink:type="simple" xlink:href="https://static.ukrinform.com/photos/2023_04/thumb_files/630_360_1681564257-9676.jpeg" text:style-name="Internet_20_link" text:visited-style-name="Visited_20_Internet_20_Link">
630_360_16815...</text:a>
", "<text:a xlink:type="simple" xlink:href="https://static.ukrinform.com/photos/2023_04/thumb_files/630_360_1681564257-2374.jpeg" text:style-name="Internet_20_link" text:visited-style-name="Visited_20_Internet_20_Link">
630_360_16815...</text:a>
", "<text:a xlink:type="simple" xlink:href="https://static.ukrinform.com/photos/2023_04/thumb_files/630_360_1681564257-8323.jpeg" text:style-name="Internet_20_link" text:visited-style-name="Visited_20_Internet_20_Link">
630_360_16815...</text:a>
", "<text:a xlink:type="simple" xlink:href="https://static.ukrinform.com/photos/2023_04/thumb_files/630_360_1681564257-6829.jpeg" text:style-name="Internet_20_link" text:visited-style-name="Visited_20_Internet_20_Link">
630_360_16815...</text:a>
"]</text:p>
      <text:p text:style-name="P4">
Tags: ['Поліція', 'Свято', 'Звання']</text:p>
      <text:p text:style-name="P4">
Type: Article</text:p>
      <!--METADATA-->
      <text:p text:style-name="P4">
<draw:frame draw:style-name="fr1" draw:name="Image121" text:anchor-type="as-char" svg:width="6.9236in" svg:height="3.956343in" draw:z-index="0">
<draw:image xlink:href="../Images/yкринформ/2023-04-15T16-12-02-03-00/630_360_1681564105-871.jpg" xlink:type="simple" xlink:show="embed" xlink:actuate="onLoad" draw:mime-type="image/jpeg"/>
</draw:frame>
 Тимчасововиконувач обов’язків голови Національної поліції України Іван Вигівськийвручив оперативникам карного розшуку спеціальні звання з нагоди їхньогопрофесійного свята.</text:p>
      <text:p text:style-name="P4">
Про це поінформували в <text:a xlink:type="simple" xlink:href="https://www.npu.gov.ua/news/ivan-vyhivskyi-vruchyv-spetsialni-zvannia-operatyvnykam-karnoho-rozshuku" text:style-name="Internet_20_link" text:visited-style-name="Visited_20_Internet_20_Link">
 </text:a>
 , передає Укрінформ.</text:p>
      <text:p text:style-name="P4">
«Поліцейських, які щодня перебувають на передньому краї боротьби зкриміналітетом, відзначили сьогодні, у день карного розшуку», - уточнюється уповідомленні.</text:p>
      <text:p text:style-name="P4">
Зі свого боку т.в.о. голови НПУ заявив, що зараз ці працівники не лишетримають внутрішній фронт, а й протистоять зовнішньому ворогу.</text:p>
      <text:p text:style-name="P4">
«Але після нашої Перемоги будуть нові виклики, які вимагатимуть від кожного щебільшої зосередженості і відповідальності. Тож саме ваші професійні таморальні якості стануть запорукою успішного виконання всіх завдань. Сьогодніми дякуємо ветеранам служби і вшановуємо пам'ять наставників, які були для насприкладом», - зазначив Вигівський.</text:p>
      <text:p text:style-name="P4">
<draw:frame draw:style-name="fr1" draw:name="Image122" text:anchor-type="as-char" svg:width="6.9236in" svg:height="3.956343in" draw:z-index="0">
<draw:image xlink:href="../Images/yкринформ/2023-04-15T16-12-02-03-00/630_360_1681564256-2072.jpeg" xlink:type="simple" xlink:show="embed" xlink:actuate="onLoad" draw:mime-type="image/jpeg"/>
</draw:frame>
Вигівський вручив спецзвання оперативникам карного розшуку до професійногосвята / Фото: Національна поліція  <text:a xlink:type="simple" xlink:href="https://static.ukrinform.com/photos/2023_04/1681564256-2072.jpeg" text:style-name="Internet_20_link" text:visited-style-name="Visited_20_Internet_20_Link">
<draw:frame draw:style-name="fr1" draw:name="Image123" text:anchor-type="as-char" svg:width="6.9236in" svg:height="3.956343in" draw:z-index="0">
<draw:image xlink:href="../Images/yкринформ/2023-04-15T16-12-02-03-00/630_360_1681564256-2072.jpeg" xlink:type="simple" xlink:show="embed" xlink:actuate="onLoad" draw:mime-type="image/jpeg"/>
</draw:frame>
</text:a>
 <text:a xlink:type="simple" xlink:href="https://static.ukrinform.com/photos/2023_04/1681564255-9844.jpeg" text:style-name="Internet_20_link" text:visited-style-name="Visited_20_Internet_20_Link">
<draw:frame draw:style-name="fr1" draw:name="Image124" text:anchor-type="as-char" svg:width="6.9236in" svg:height="3.956343in" draw:z-index="0">
<draw:image xlink:href="../Images/yкринформ/2023-04-15T16-12-02-03-00/630_360_1681564255-9844.jpeg" xlink:type="simple" xlink:show="embed" xlink:actuate="onLoad" draw:mime-type="image/jpeg"/>
</draw:frame>
</text:a>
 <text:a xlink:type="simple" xlink:href="https://static.ukrinform.com/photos/2023_04/1681564257-6851.jpeg" text:style-name="Internet_20_link" text:visited-style-name="Visited_20_Internet_20_Link">
<draw:frame draw:style-name="fr1" draw:name="Image125" text:anchor-type="as-char" svg:width="6.9236in" svg:height="3.956343in" draw:z-index="0">
<draw:image xlink:href="../Images/yкринформ/2023-04-15T16-12-02-03-00/630_360_1681564257-6851.jpeg" xlink:type="simple" xlink:show="embed" xlink:actuate="onLoad" draw:mime-type="image/jpeg"/>
</draw:frame>
</text:a>
 <text:a xlink:type="simple" xlink:href="https://static.ukrinform.com/photos/2023_04/1681564257-9676.jpeg" text:style-name="Internet_20_link" text:visited-style-name="Visited_20_Internet_20_Link">
<draw:frame draw:style-name="fr1" draw:name="Image126" text:anchor-type="as-char" svg:width="6.9236in" svg:height="3.956343in" draw:z-index="0">
<draw:image xlink:href="../Images/yкринформ/2023-04-15T16-12-02-03-00/630_360_1681564257-9676.jpeg" xlink:type="simple" xlink:show="embed" xlink:actuate="onLoad" draw:mime-type="image/jpeg"/>
</draw:frame>
</text:a>
 <text:a xlink:type="simple" xlink:href="https://static.ukrinform.com/photos/2023_04/1681564257-2374.jpeg" text:style-name="Internet_20_link" text:visited-style-name="Visited_20_Internet_20_Link">
<draw:frame draw:style-name="fr1" draw:name="Image127" text:anchor-type="as-char" svg:width="6.9236in" svg:height="3.956343in" draw:z-index="0">
<draw:image xlink:href="../Images/yкринформ/2023-04-15T16-12-02-03-00/630_360_1681564257-2374.jpeg" xlink:type="simple" xlink:show="embed" xlink:actuate="onLoad" draw:mime-type="image/jpeg"/>
</draw:frame>
</text:a>
 <text:a xlink:type="simple" xlink:href="https://static.ukrinform.com/photos/2023_04/1681564257-8323.jpeg" text:style-name="Internet_20_link" text:visited-style-name="Visited_20_Internet_20_Link">
<draw:frame draw:style-name="fr1" draw:name="Image128" text:anchor-type="as-char" svg:width="6.9236in" svg:height="3.956343in" draw:z-index="0">
<draw:image xlink:href="../Images/yкринформ/2023-04-15T16-12-02-03-00/630_360_1681564257-8323.jpeg" xlink:type="simple" xlink:show="embed" xlink:actuate="onLoad" draw:mime-type="image/jpeg"/>
</draw:frame>
</text:a>
 <text:a xlink:type="simple" xlink:href="https://static.ukrinform.com/photos/2023_04/1681564257-6829.jpeg" text:style-name="Internet_20_link" text:visited-style-name="Visited_20_Internet_20_Link">
<draw:frame draw:style-name="fr1" draw:name="Image129" text:anchor-type="as-char" svg:width="6.9236in" svg:height="3.956343in" draw:z-index="0">
<draw:image xlink:href="../Images/yкринформ/2023-04-15T16-12-02-03-00/630_360_1681564257-6829.jpeg" xlink:type="simple" xlink:show="embed" xlink:actuate="onLoad" draw:mime-type="image/jpeg"/>
</draw:frame>
</text:a>
</text:p>
      <text:p text:style-name="P4">
<text:span text:style-name="T4">
Читайте також:</text:span>
 <text:a xlink:type="simple" xlink:href="https://www.ukrinform.ua/rubric-society/3695536-zelenskij-vruciv-nagorodi-predstavnikam-oboronnopromislovogo-kompleksu.html" text:style-name="Internet_20_link" text:visited-style-name="Visited_20_Internet_20_Link">
 <text:span text:style-name="T4">
вручив</text:span>
 </text:a>
</text:p>
      <text:p text:style-name="P4">
Він побажав оперативникам карного розшуку здоров’я, витримки, особистихперемог та спільної перемоги у захисті України і вручив поліцейським із різнихрегіонів спецзвання.</text:p>
      <text:p text:style-name="P4">
В Україні 15 квітня відзначається професійне свято працівників карногорозшуку.</text:p>
      <text:p text:style-name="P4">
Source: <text:a xlink:type="simple" xlink:href="https://www.ukrinform.ua/rubric-society/3696349-vigivskij-vruciv-speczvanna-operativnikam-karnogo-rozsuku-do-profesijnogo-svata.html" text:style-name="Internet_20_link" text:visited-style-name="Visited_20_Internet_20_Link">
https://www.ukrinform.ua/rubric-society/3696349-vigivskij-vruciv-speczvanna-operativnikam-karnogo-rozsuku-do-profesijnogo-svata.html</text:a>
</text:p>
      <!--NEWS-->
      <text:h text:style-name="P10" text:outline-level="1">
<text:span text:style-name="T4">
На Дніпропетровщині і Донеччині світло повернули 11 тисячам родин</text:span>
</text:h>
      <text:p text:style-name="P4">
Authors: Ukrinform (Person)</text:p>
      <text:p text:style-name="P4">
Publisher: Укринформ (Organization)</text:p>
      <text:p text:style-name="P4">
Published Time: 2023-04-15T16:15:26+03:00</text:p>
      <text:p text:style-name="P4">
Modified Time: 2023-04-15T16:15:26+03:00</text:p>
      <text:p text:style-name="P4">
Description: У Дніпропетровській і Донецькій областях електропостачання повернули 11 тисячам родин. — Укрінформ.</text:p>
      <text:p text:style-name="P4">
Images: ["<text:a xlink:type="simple" xlink:href="https://static.ukrinform.com/photos/2022_12/thumb_files/630_360_1671100904-294.jpg" text:style-name="Internet_20_link" text:visited-style-name="Visited_20_Internet_20_Link">
630_360_16711...</text:a>
"]</text:p>
      <text:p text:style-name="P4">
Tags: ['Дніпропетровщина', 'Донеччина', 'Електропостачання']</text:p>
      <text:p text:style-name="P4">
Type: Article</text:p>
      <!--METADATA-->
      <text:p text:style-name="P4">
<draw:frame draw:style-name="fr1" draw:name="Image130" text:anchor-type="as-char" svg:width="6.9236in" svg:height="3.956343in" draw:z-index="0">
<draw:image xlink:href="../Images/yкринформ/2023-04-15T16-15-26-03-00/630_360_1671100904-294.jpg" xlink:type="simple" xlink:show="embed" xlink:actuate="onLoad" draw:mime-type="image/jpeg"/>
</draw:frame>
 УДніпропетровській і Донецькій областях електропостачання повернули 11 тисячамродин.</text:p>
      <text:p text:style-name="P4">
Як передає Укрінформ, про це ДТЕК повідомляє у <text:a xlink:type="simple" xlink:href="https://t.me/dtek_ua/458" text:style-name="Internet_20_link" text:visited-style-name="Visited_20_Internet_20_Link">
 </text:a>
</text:p>
      <text:p text:style-name="P4">
"Внаслідок бойових дій на Донеччині та Дніпропетровщині вкотре постраждалоенергетичне обладнання. Проте енергетикам ДТЕК вдалось оперативно полагодитипошкоджені енергооб'єкти", - йдеться в повідомленні.</text:p>
      <text:p text:style-name="P4">
За дві доби фахівці відновили <text:a xlink:type="simple" xlink:href="https://www.ukrinform.ua/tag-elektropostacanna" text:style-name="Internet_20_link" text:visited-style-name="Visited_20_Internet_20_Link">
 </text:a>
 у 30 населених пунктах та повернули світло майже 11 тисячамсімей.</text:p>
      <text:p text:style-name="P4">
<text:span text:style-name="T4">
Читайте також:</text:span>
 <text:a xlink:type="simple" xlink:href="https://www.ukrinform.ua/rubric-regions/3696246-na-doneccini-vorog-poskodiv-korpusi-nepracuucoi-psihlikarni-u-kostantinivci.html" text:style-name="Internet_20_link" text:visited-style-name="Visited_20_Internet_20_Link">
 <text:span text:style-name="T4">
Донечч</text:span>
 </text:a>
</text:p>
      <text:p text:style-name="P4">
Як повідомляв Укрінформ, за даними Генштабу ЗСУ, минулої доби <text:a xlink:type="simple" xlink:href="https://www.ukrinform.ua/rubric-ato/3696140-sili-oboroni-za-dobu-vidbili-56-vorozih-atak.html" text:style-name="Internet_20_link" text:visited-style-name="Visited_20_Internet_20_Link">
</text:a>
 <text:a xlink:type="simple" xlink:href="https://www.ukrinform.ua/rubric-ato/3696140-sili-oboroni-za-dobu-vidbili-56-vorozih-atak.html" text:style-name="Internet_20_link" text:visited-style-name="Visited_20_Internet_20_Link">
 </text:a>
 дев'ятьавіаційних та 19 ракетних ударів, здійснили 42 обстріли з реактивних системзалпового вогню по позиціях українських військ та цивільній інфраструктурінаселених пунктів.</text:p>
      <text:p text:style-name="P4">
Source: <text:a xlink:type="simple" xlink:href="https://www.ukrinform.ua/rubric-regions/3696350-na-dnipropetrovsini-i-doneccini-svitlo-povernuli-11-tisacam-rodin.html" text:style-name="Internet_20_link" text:visited-style-name="Visited_20_Internet_20_Link">
https://www.ukrinform.ua/rubric-regions/3696350-na-dnipropetrovsini-i-doneccini-svitlo-povernuli-11-tisacam-rodin.html</text:a>
</text:p>
      <!--NEWS-->
      <text:h text:style-name="P10" text:outline-level="1">
<text:span text:style-name="T4">
Друзі пізнаються у біді: Бербок подякувала Південній Кореї за позицію щодо України</text:span>
</text:h>
      <text:p text:style-name="P4">
Authors: Ukrinform (Person)</text:p>
      <text:p text:style-name="P4">
Publisher: Укринформ (Organization)</text:p>
      <text:p text:style-name="P4">
Published Time: 2023-04-15T16:15:55+03:00</text:p>
      <text:p text:style-name="P4">
Modified Time: 2023-04-15T16:15:55+03:00</text:p>
      <text:p text:style-name="P4">
Description: Міністр закордонних справ ФРН Анналена Бербок під час візиту до Південної Кореї подякувала цій державі за її позицію щодо України. — Укрінформ.</text:p>
      <text:p text:style-name="P4">
Images: ["<text:a xlink:type="simple" xlink:href="https://static.ukrinform.com/photos/2022_05/thumb_files/630_360_1652440695-253.jpg" text:style-name="Internet_20_link" text:visited-style-name="Visited_20_Internet_20_Link">
630_360_16524...</text:a>
"]</text:p>
      <text:p text:style-name="P4">
Tags: ['Корея', 'Німеччина', 'Україна', 'Бербок']</text:p>
      <text:p text:style-name="P4">
Type: Article</text:p>
      <!--METADATA-->
      <text:p text:style-name="P4">
<draw:frame draw:style-name="fr1" draw:name="Image131" text:anchor-type="as-char" svg:width="6.9236in" svg:height="3.956343in" draw:z-index="0">
<draw:image xlink:href="../Images/yкринформ/2023-04-15T16-15-55-03-00/630_360_1652440695-253.jpg" xlink:type="simple" xlink:show="embed" xlink:actuate="onLoad" draw:mime-type="image/jpeg"/>
</draw:frame>
 Міністрзакордонних справ ФРН Анналена Бербок під час візиту до Південної Кореїподякувала цій державі за її позицію щодо України.</text:p>
      <text:p text:style-name="P4">
Про це вона сказала під час пресконференції з південнокорейським колегою ПакЧіном у Сеулі, передає Укрінформ.</text:p>
      <text:p text:style-name="P4">
Хочу скористатися нагодою і висловити нашу вдячність за чітку позиціюПівденної Кореї щодо російської агресивної війни (проти України). Справжнідрузі пізнаються у біді", - сказала <text:a xlink:type="simple" xlink:href="https://www.ukrinform.ua/tag-berbok" text:style-name="Internet_20_link" text:visited-style-name="Visited_20_Internet_20_Link">
 </text:a>
 .</text:p>
      <text:p text:style-name="P4">
Вона також різко розкритикувала продовження Північною Кореєю випробуваньракет, «яке нічим не можна виправдати». Вона назвала це прямою загрозоюбезпеці в Індійсько-Тихоокеанському регіоні. Глава німецького МЗС запевнила,що Берлін стоятиме на боці Південної Кореї та не буде ігнорувати постійнепорушення міжнародного права та агресивну поведінку з боку Північної Кореї.Берлін буде дбати про дотримання санкцій.</text:p>
      <text:p text:style-name="P4">
<text:span text:style-name="T4">
Читайте також:</text:span>
 <text:a xlink:type="simple" xlink:href="https://www.ukrinform.ua/rubric-world/3692690-ssa-pivdenna-korea-i-aponia-sturbovani-zlovmisnou-kiberdialnistu-kndr.html" text:style-name="Internet_20_link" text:visited-style-name="Visited_20_Internet_20_Link">
 <text:span text:style-name="T4">
Південна</text:span>
 <text:span text:style-name="T4">
Корея</text:span>
 </text:a>
</text:p>
      <text:p text:style-name="P4">
Напередодні Пхеньян заявив про випробування чергової твердопаливноїміжконтинентальної балістичної ракети. Минулого року КНДР провела загалом 35випробувань щонайменше 60 ракет, у тому числі чотири випробуванняміжконтинентальних балістичних ракет.</text:p>
      <text:p text:style-name="P4">
Відразу після прибуття в Республіку Корея в суботу Бербок відвідаладемілітаризовану зону на кордоні двох корейських держав. Там її поінформувалипро поточну ситуацію.</text:p>
      <text:p text:style-name="P4">
Де-юре обидві Кореї перебувають у стані війни, адже після закінчення воєннихдій у 1953 році мирний договір так і не був укладений. Натомість уздовж 38паралелі була створена так звана демілітаризована зона протяжністю близько 240кілометрів і завширшки чотири кілометри.</text:p>
      <text:p text:style-name="P4">
Source: <text:a xlink:type="simple" xlink:href="https://www.ukrinform.ua/rubric-polytics/3696351-druzi-piznautsa-u-bidi-berbok-podakuvala-pivdennij-korei-za-poziciu-sodo-ukraini.html" text:style-name="Internet_20_link" text:visited-style-name="Visited_20_Internet_20_Link">
https://www.ukrinform.ua/rubric-polytics/3696351-druzi-piznautsa-u-bidi-berbok-podakuvala-pivdennij-korei-za-poziciu-sodo-ukraini.html</text:a>
</text:p>
      <!--NEWS-->
      <text:h text:style-name="P10" text:outline-level="1">
<text:span text:style-name="T4">
У російській Казані стався вибух у районі танкового полігону</text:span>
</text:h>
      <text:p text:style-name="P4">
Authors: Ukrinform (Person)</text:p>
      <text:p text:style-name="P4">
Publisher: Укринформ (Organization)</text:p>
      <text:p text:style-name="P4">
Published Time: 2023-04-15T16:17:00+03:00</text:p>
      <text:p text:style-name="P4">
Modified Time: 2023-04-15T16:17:00+03:00</text:p>
      <text:p text:style-name="P4">
Description: У російському місті Казань стався гучний вибух у районі місцевого танкового полігону, де видніється стовп диму. — Укрінформ.</text:p>
      <text:p text:style-name="P4">
Images: ["<text:a xlink:type="simple" xlink:href="https://static.ukrinform.com/photos/2022_12/thumb_files/630_360_1669987737-966.jpg" text:style-name="Internet_20_link" text:visited-style-name="Visited_20_Internet_20_Link">
630_360_16699...</text:a>
", "<text:a xlink:type="simple" xlink:href="https://static.ukrinform.com/photos/2023_04/1681564999-884.jpeg" text:style-name="Internet_20_link" text:visited-style-name="Visited_20_Internet_20_Link">
1681564999-88...</text:a>
"]</text:p>
      <text:p text:style-name="P4">
Tags: ['Вибух', 'росія', 'Полігон']</text:p>
      <text:p text:style-name="P4">
Type: Article</text:p>
      <!--METADATA-->
      <text:p text:style-name="P4">
<draw:frame draw:style-name="fr1" draw:name="Image132" text:anchor-type="as-char" svg:width="6.9236in" svg:height="3.956343in" draw:z-index="0">
<draw:image xlink:href="../Images/yкринформ/2023-04-15T16-17-00-03-00/630_360_1669987737-966.jpg" xlink:type="simple" xlink:show="embed" xlink:actuate="onLoad" draw:mime-type="image/jpeg"/>
</draw:frame>
 Уросійському місті Казань стався гучний вибух у районі місцевого танковогополігону, де видніється стовп диму.</text:p>
      <text:p text:style-name="P4">
Як передає Укрінформ, про це повідомляє <text:a xlink:type="simple" xlink:href="https://inkazan.ru/news/2023-04-15/kazantsev-napugal-stolb-dyma-2904029" text:style-name="Internet_20_link" text:visited-style-name="Visited_20_Internet_20_Link">
</text:a>
</text:p>
      <text:p text:style-name="P4">
Деякі місцеві мешканці повідомили, що чули два гучні <text:a xlink:type="simple" xlink:href="https://www.ukrinform.ua/tag-vibuh" text:style-name="Internet_20_link" text:visited-style-name="Visited_20_Internet_20_Link">
</text:a>
 з тривалою перервою.</text:p>
      <text:p text:style-name="P4">
Зазначається, що місцеві екстрені служби заявили, що жодних повідомлень пронадзвичайну ситуацію не отримували.</text:p>
      <text:p text:style-name="P4">
<draw:frame draw:style-name="fr1" draw:name="Image133" text:anchor-type="as-char" svg:width="6.9236in" svg:height="3.910552in" draw:z-index="0">
<draw:image xlink:href="../Images/yкринформ/2023-04-15T16-17-00-03-00/1681564999-884.jpeg" xlink:type="simple" xlink:show="embed" xlink:actuate="onLoad" draw:mime-type="image/jpeg"/>
</draw:frame>
</text:p>
      <text:p text:style-name="P4">
"Водночас із селищ салмачі, усади, вознесенське та інших видно стовп диму.Наразі з селища салмачі все ще видно дим, але вже не чорний, а сірий, передаєкореспондент inkazan.</text:p>
      <text:p text:style-name="P4">
<text:span text:style-name="T4">
Читайте також:</text:span>
 <text:a xlink:type="simple" xlink:href="https://www.ukrinform.ua/rubric-world/3694000-u-pidmoskovi-masstabna-pozeza-gorit-sklad-iz-plastikom.html" text:style-name="Internet_20_link" text:visited-style-name="Visited_20_Internet_20_Link">
 <text:span text:style-name="T4">
горить</text:span>
 </text:a>
</text:p>
      <text:p text:style-name="P4">
Як повідомляв Укрінформ, днями <text:a xlink:type="simple" xlink:href="https://twitter.com/UKRINFORM/status/1645498420323393572" text:style-name="Internet_20_link" text:visited-style-name="Visited_20_Internet_20_Link">
</text:a>
поряд із Громадською палатою рф. Від гучного вибуху утворилася вирвазавглибшки 30 см і діаметром 20 см. Причину "хлопка" експерти, які прибули намісце, кваліфікували як "замкнення високовольтного дрота".</text:p>
      <text:p text:style-name="P4">
Source: <text:a xlink:type="simple" xlink:href="https://www.ukrinform.ua/rubric-world/3696357-u-rosijskij-kazani-stavsa-vibuh-u-rajoni-tankovogo-poligonu.html" text:style-name="Internet_20_link" text:visited-style-name="Visited_20_Internet_20_Link">
https://www.ukrinform.ua/rubric-world/3696357-u-rosijskij-kazani-stavsa-vibuh-u-rajoni-tankovogo-poligonu.html</text:a>
</text:p>
      <!--NEWS-->
      <text:h text:style-name="P10" text:outline-level="1">
<text:span text:style-name="T4">
Польща заборонила ввезення з України збіжжя та багатьох продуктів харчування</text:span>
</text:h>
      <text:p text:style-name="P4">
Authors: Ukrinform (Person)</text:p>
      <text:p text:style-name="P4">
Publisher: Укринформ (Organization)</text:p>
      <text:p text:style-name="P4">
Published Time: 2023-04-15T16:22:00+03:00</text:p>
      <text:p text:style-name="P4">
Modified Time: 2023-04-15T16:22:00+03:00</text:p>
      <text:p text:style-name="P4">
Description: Уряд Польщі в суботу прийняв постанову, якою заборонив ввезення до Польщі, крім збіжжя, також великої кількості інших продуктів харчування з України. — Укрінформ.</text:p>
      <text:p text:style-name="P4">
Images: ["<text:a xlink:type="simple" xlink:href="https://static.ukrinform.com/photos/2018_03/thumb_files/630_360_1522069803-6396.jpg" text:style-name="Internet_20_link" text:visited-style-name="Visited_20_Internet_20_Link">
630_360_15220...</text:a>
"]</text:p>
      <text:p text:style-name="P4">
Tags: ['Експорт', 'Польща', 'Зерно']</text:p>
      <text:p text:style-name="P4">
Type: Article</text:p>
      <!--METADATA-->
      <text:p text:style-name="P4">
<draw:frame draw:style-name="fr1" draw:name="Image134" text:anchor-type="as-char" svg:width="6.9236in" svg:height="3.956343in" draw:z-index="0">
<draw:image xlink:href="../Images/yкринформ/2023-04-15T16-22-00-03-00/630_360_1522069803-6396.jpg" xlink:type="simple" xlink:show="embed" xlink:actuate="onLoad" draw:mime-type="image/jpeg"/>
</draw:frame>
 УрядПольщі в суботу прийняв постанову, якою заборонив ввезення до Польщі, крімзбіжжя, також великої кількості інших продуктів харчування з України.</text:p>
      <text:p text:style-name="P4">
Про це під час партійного з’їзду правлячої у Польщі партії “Право іСправедливість” (PiS), головним питанням якого є підтримка польського села,заявив у суботу в населеному пункті Лисе (північний схід РП) лідер PiS ЯрославКачинський, передає власний кореспондент Укрінформу.</text:p>
      <text:p text:style-name="P4">
“Сьогодні уряд прийняв постанову про заборону ввезення до Польщі <text:a xlink:type="simple" xlink:href="https://www.ukrinform.ua/tag-zerno" text:style-name="Internet_20_link" text:visited-style-name="Visited_20_Internet_20_Link">
</text:a>
 , а також десятків інших видів продуктівхарчування, я не в змозі усі їх перерахувати. Вони передбачені у додатку доцієї постанови - від задекларованого збіжжя до продуктів з меду, дуже багатопродуктів”, - заявив Качинський.</text:p>
      <text:p text:style-name="P4">
Він зазначив, що рішення прийнято з урахуванням “асиметрії між польським таукраїнським сільським господарством, що є наслідком якості землі, значнонижчої оплати праці в Україні і, нарешті, факту, що в Україні, в основному, навеликих площах працюють міжнародні компанії з розгалуженою інфраструктурою”.</text:p>
      <text:p text:style-name="P4">
<text:span text:style-name="T4">
Читайте також:</text:span>
 <text:a xlink:type="simple" xlink:href="https://www.ukrinform.ua/rubric-economy/3696249-ukraina-i-polsa-pidpisut-ugodu-pro-tranzit-zerna.html" text:style-name="Internet_20_link" text:visited-style-name="Visited_20_Internet_20_Link">
 <text:span text:style-name="T4">
транзит</text:span>
 </text:a>
</text:p>
      <text:p text:style-name="P4">
За словами Качинського, це рішення прийнято не лише в інтересах Польщі тапольського села.</text:p>
      <text:p text:style-name="P4">
“Це також в інтересах України, оскільки не в інтересах наших друзів, щобПольща поринула в кризу, і щоб тут до влади прийшли люди, які змінять цюполітику радикальної підтримки України”, - зазначив Качинський, додаючи, щобуло прийнято таке “рішуче і тверде рішення”.</text:p>
      <text:p text:style-name="P4">
Політик підкреслив, що, зважаючи на асиметрію між польським та українськимсільським господарством, якби українська сільськогосподарська продукціянадходила на польський ринок без обмежень, це призвело б до "дуже далекосяжноїкризи польського сільського господарства". Відтак, уряд РП не може дозволити,щоб це сталося.</text:p>
      <text:p text:style-name="P4">
“Ми поінформували наших українських друзів про рішення і готові будь-якоїмиті, можливо найближчими днями, розпочати переговори, щоб урегулювати цепитання у формі міждержавної угоди”, - наголосив Качинський.</text:p>
      <text:p text:style-name="P4">
Він запевнив, що Польща хоче мати якомога ближчі відносини з Україною, “алепольське сільське господарство треба захищати”.</text:p>
      <text:p text:style-name="P4">
Cвоєю чергою міністр сільського господарства РП Роберт Телус повідомив, щозаборона ввезення усієї сільгосппродукції з України – це “дуже рішучадекларація, але це декларація для того, щоб сісти до переговорів з Україною”.</text:p>
      <text:p text:style-name="P4">
Він назвав це також сигналом для ЄС, який має реально допомогти Україні, щобсільськогосподарські товари з України було рівномірно розподілені по всійЄвропі.</text:p>
      <text:p text:style-name="P4">
«Витрати цієї допомоги (Україні - ред.) має нести вся Європа, а не лишепольські фермери”, - констатував Телус.</text:p>
      <text:p text:style-name="P4">
Міністр сільського господарства України Микола <text:a xlink:type="simple" xlink:href="https://www.ukrinform.ua/rubric-economy/3696375-ministr-agropolitiki-pidtverdiv-zustric-iz-polskim-kolegou-v-ponedilok.html" text:style-name="Internet_20_link" text:visited-style-name="Visited_20_Internet_20_Link">
</text:a>
 в понеділок, 17квітня. Тоді планується підписання угоди між Україною і Польщею щодо збіжжя таагропродукції.</text:p>
      <text:p text:style-name="P4">
<text:span text:style-name="T4">
Читайте також:</text:span>
 <text:a xlink:type="simple" xlink:href="https://www.ukrinform.ua/rubric-economy/3696364-solskij-pro-zupinku-eksportu-do-polsi-spodivaemosa-na-vreguluvanna-pitanna-nastupnogo-tizna.html" text:style-name="Internet_20_link" text:visited-style-name="Visited_20_Internet_20_Link">
 <text:span text:style-name="T4">
Сольс</text:span>
 </text:a>
</text:p>
      <text:p text:style-name="P4">
Як повідомлялося, польські аграрії упродовж останніх кількох місяців проводилимасові акції протесту, зокрема виступаючи проти перевезення через територіюПольщі до третіх країн української агропродукції. Вони підкреслювали, щозначна частина українського зерна не перевозиться транзитом далі, а осідає вПольщі, знижуючи тим самим закупівельні ціни в РП на збіжжя польськихаграріїв. Під тиском фермерів уряд Польщі звернувся до Єврокомісії про відмовувід нульового мита на українську агропродукцію. Утім, Єврокомісія не виконалаголовну вимогу польських аграріїв про введення мита на українські товарисільськогосподарського призначення і продовжила ще на рік, до 5 червня 2024року, угоду про безмитне ввезення товарів з України.</text:p>
      <text:p text:style-name="P4">
5 квітня на тлі кризи з українським збіжжям у відставку подав попереднійміністр сільського господарства Польщі Генрик Ковальчик. На його місце булопризначено Роберта Телуса, який того ж дня зібрав міжвідомчий кризовий штабщодо вирішення проблеми з напливом на польський ринок українського збіжжя.</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text:a xlink:type="simple" xlink:href="https://www.ukrinform.ua/rubric-economy/3692141-problemi-polskih-fermeriv-zelenskij-zapevnae-so-pitanna-virisat-u-najblizci-dnitizni.html" text:style-name="Internet_20_link" text:visited-style-name="Visited_20_Internet_20_Link">
</text:a>
</text:p>
      <text:p text:style-name="P4">
Під час зустрічі 7 квітня на кордоні з польським колегою Телусом міністраграрної політики та продовольства України Сольський заявив, що Українапризупинить до нового сезону експорт у Польщу пшениці, кукурудзи, ріпаку ісоняшнику.</text:p>
      <text:p text:style-name="P4">
Source: <text:a xlink:type="simple" xlink:href="https://www.ukrinform.ua/rubric-economy/3696355-polsa-zaboronila-vvezenna-z-ukraini-zbizza-ta-bagatoh-produktiv-harcuvanna.html" text:style-name="Internet_20_link" text:visited-style-name="Visited_20_Internet_20_Link">
https://www.ukrinform.ua/rubric-economy/3696355-polsa-zaboronila-vvezenna-z-ukraini-zbizza-ta-bagatoh-produktiv-harcuvanna.html</text:a>
</text:p>
      <!--NEWS-->
      <text:h text:style-name="P10" text:outline-level="1">
<text:span text:style-name="T4">
На порталі "ЗнаЇмо" дали поради, як збагатити раціон сезонними продуктами</text:span>
</text:h>
      <text:p text:style-name="P4">
Authors: Ukrinform (Person)</text:p>
      <text:p text:style-name="P4">
Publisher: Укринформ (Organization)</text:p>
      <text:p text:style-name="P4">
Published Time: 2023-04-15T16:25:00+03:00</text:p>
      <text:p text:style-name="P4">
Modified Time: 2023-04-15T16:25:00+03:00</text:p>
      <text:p text:style-name="P4">
Description: На порталі "ЗнаЇмо" доступні рекомендації експертів щодо збагачення раціону сезонними продуктами та максимального збереження їх користі у стравах. — Укрінформ.</text:p>
      <text:p text:style-name="P4">
Images: ["<text:a xlink:type="simple" xlink:href="https://static.ukrinform.com/photos/2016_04/thumb_files/630_360_1460595986-9680-ovosi.jpg" text:style-name="Internet_20_link" text:visited-style-name="Visited_20_Internet_20_Link">
630_360_14605...</text:a>
"]</text:p>
      <text:p text:style-name="P4">
Tags: ['Продукти', 'Харчування', 'Олена Зеленська']</text:p>
      <text:p text:style-name="P4">
Type: Article</text:p>
      <!--METADATA-->
      <text:p text:style-name="P4">
<draw:frame draw:style-name="fr1" draw:name="Image135" text:anchor-type="as-char" svg:width="6.9236in" svg:height="3.956343in" draw:z-index="0">
<draw:image xlink:href="../Images/yкринформ/2023-04-15T16-25-00-03-00/630_360_1460595986-9680-ovosi.jpg" xlink:type="simple" xlink:show="embed" xlink:actuate="onLoad" draw:mime-type="image/jpeg"/>
</draw:frame>
 Напорталі "ЗнаЇмо" доступні рекомендації експертів щодо збагачення раціонусезонними продуктами та максимального збереження їх користі у стравах.</text:p>
      <text:p text:style-name="P4">
Як передає Укрінформ, про це дружина Президента Олена Зеленська повідомила в <text:a xlink:type="simple" xlink:href="https://t.me/FirstLadyOfUkraine/2934" text:style-name="Internet_20_link" text:visited-style-name="Visited_20_Internet_20_Link">
</text:a>
</text:p>
      <text:p text:style-name="P4">
"Обирати сезонні та локальні продукти — одне із правил здорового харчування,яке завжди радять нутриціологи. Чому? Бо так ваш організм отримає найсвіжішіпродукти з найбільшою кількістю поживних речових. Але ж можна посперечатися —мовляв, не кожен сезон маємо урожай овочів та фруктів. Розібратися з тим, щосезонного можна додати в раціон щомісяця, допоможе " <text:a xlink:type="simple" xlink:href="https://znaimo.gov.ua/chapters/parents/korysnyi-kalendar" text:style-name="Internet_20_link" text:visited-style-name="Visited_20_Internet_20_Link">
</text:a>
 " на порталіЗнаЇмо", — зазначила перша леді.</text:p>
      <text:p text:style-name="P4">
Приміром, за її словами, у квітні рекомендується збагатити раціон свіжоюзеленню.</text:p>
      <text:p text:style-name="P4">
"Так, ще не літо, аби досхочу насолоджуватися свіжими салатами, і в нашомураціоні досі багато продуктів тривалого зберігання — як-от сочевиця,рекордсменка за кількістю рослинного білка, чи така улюблена нами вівсянка(найкраще обирати цільну)", — зауважила Зеленська.</text:p>
      <text:p text:style-name="P4">
Так, до квітневого раціону експерти радять включити ревінь, зелену цибулю ймолодий часник та по-максимуму використовувати їх у салатах.</text:p>
      <text:p text:style-name="P4">
<text:span text:style-name="T4">
Читайте також:</text:span>
 <text:a xlink:type="simple" xlink:href="https://www.ukrinform.ua/rubric-regions/3694870-zelenska-rozpovila-pro-inkluzivnu-kavarnu-na-hmelniccini.html" text:style-name="Internet_20_link" text:visited-style-name="Visited_20_Internet_20_Link">
 </text:a>
</text:p>
      <text:p text:style-name="P4">
Серед іншого, у календарі є інформація про корисні властивості кожногопродукту. Підібрано все так, щоб зберігати баланс овочів, зелені та зернових,потребу в яких мають і діти, і дорослі, підкреслила дружина Президента.</text:p>
      <text:p text:style-name="P4">
Як повідомляв Укрінформ, раніше Зеленська поінформувала про низку матеріалівна порталі "ЗнаЇмо" щодо принципів <text:a xlink:type="simple" xlink:href="https://www.ukrinform.ua/rubric-society/3690239-zelenska-rozpovila-pro-principi-zdorovogo-harcuvanna-ditej-pid-cas-vijni.html" text:style-name="Internet_20_link" text:visited-style-name="Visited_20_Internet_20_Link">
 </text:a>
 <text:a xlink:type="simple" xlink:href="https://www.ukrinform.ua/rubric-society/3690239-zelenska-rozpovila-pro-principi-zdorovogo-harcuvanna-ditej-pid-cas-vijni.html" text:style-name="Internet_20_link" text:visited-style-name="Visited_20_Internet_20_Link">
 </text:a>
 в умовах війни.</text:p>
      <text:p text:style-name="P4">
Source: <text:a xlink:type="simple" xlink:href="https://www.ukrinform.ua/rubric-society/3696354-na-portali-znaimo-dali-poradi-ak-zbagatiti-racion-sezonnimi-produktami.html" text:style-name="Internet_20_link" text:visited-style-name="Visited_20_Internet_20_Link">
https://www.ukrinform.ua/rubric-society/3696354-na-portali-znaimo-dali-poradi-ak-zbagatiti-racion-sezonnimi-produktami.html</text:a>
</text:p>
      <!--NEWS-->
      <text:h text:style-name="P10" text:outline-level="1">
<text:span text:style-name="T4">
В Україні виписали вже понад 100 тисяч е-рецептів</text:span>
</text:h>
      <text:p text:style-name="P4">
Authors: Ukrinform (Person)</text:p>
      <text:p text:style-name="P4">
Publisher: Укринформ (Organization)</text:p>
      <text:p text:style-name="P4">
Published Time: 2023-04-15T16:40:00+03:00</text:p>
      <text:p text:style-name="P4">
Modified Time: 2023-04-15T16:40:00+03:00</text:p>
      <text:p text:style-name="P4">
Description: В Електронній системі охорони здоровʼя (ЕСОЗ) станом на 15 квітня виписали вже понад 100 тисяч електронних рецептів на рецептурні ліки. — Укрінформ.</text:p>
      <text:p text:style-name="P4">
Images: ["<text:a xlink:type="simple" xlink:href="https://static.ukrinform.com/photos/2019_03/thumb_files/630_360_1552472966-702.jpeg" text:style-name="Internet_20_link" text:visited-style-name="Visited_20_Internet_20_Link">
630_360_15524...</text:a>
"]</text:p>
      <text:p text:style-name="P4">
Tags: ['Ліки', 'МОЗ', 'Е-рецепт']</text:p>
      <text:p text:style-name="P4">
Type: Article</text:p>
      <!--METADATA-->
      <text:p text:style-name="P4">
<draw:frame draw:style-name="fr1" draw:name="Image136" text:anchor-type="as-char" svg:width="6.9236in" svg:height="3.956343in" draw:z-index="0">
<draw:image xlink:href="../Images/yкринформ/2023-04-15T16-40-00-03-00/630_360_1552472966-702.jpeg" xlink:type="simple" xlink:show="embed" xlink:actuate="onLoad" draw:mime-type="image/jpeg"/>
</draw:frame>
 ВЕлектронній системі охорони здоровʼя (ЕСОЗ) станом на 15 квітня виписали вжепонад 100 тисяч електронних рецептів на рецептурні ліки.</text:p>
      <text:p text:style-name="P4">
Як передає Укрінформ, про це повідомляє  <text:a xlink:type="simple" xlink:href="https://moz.gov.ua/article/news/v-jakij-apteci-mozhna-pridbati-liki-za-elektronnim-receptom" text:style-name="Internet_20_link" text:visited-style-name="Visited_20_Internet_20_Link">
</text:a>
</text:p>
      <text:p text:style-name="P4">
"Після впровадження е-рецепта на лікарські препарати все більше аптекпочинають працювати в Електронній системі охорони здоровʼя (ЕСОЗ). Адже цедозволяє пацієнтам придбавати ліки у сучасний та зручний спосіб. Так, насьогодні в ЕСОЗ вже було сформовано понад 100 тисяч електронних рецептів нарецептурні ліки", - йдеться у повідомленні.</text:p>
      <text:p text:style-name="P4">
У МОЗ поінформували, як знайти найближчу аптеку, яка працює з ЕСОЗ і відпускаєліки за е-рецептом.</text:p>
      <text:p text:style-name="P4">
"На перехідному етапі пацієнт сам може обрати тип рецепта – електронний чипаперовий – відповідно до того, яким із них йому зручніше скористатись. Колипацієнт обирає електронний рецепт, він отримує номер рецепта та унікальний кодйого погашення у вигляді смс-повідомлення. Для того, щоб придбати ліки ваптеці за рецептом, достатньо лише повідомити ці дані фармацевту", - зазначилиу МОЗ.</text:p>
      <text:p text:style-name="P4">
<text:span text:style-name="T4">
Читайте також:</text:span>
 <text:a xlink:type="simple" xlink:href="https://www.ukrinform.ua/rubric-society/3695663-u-moz-rozpovili-ak-vidpuskatimutsa-recepturni-liki-dla-potreb-frontu.html" text:style-name="Internet_20_link" text:visited-style-name="Visited_20_Internet_20_Link">
 <text:span text:style-name="T4">
рецепт</text:span>
 </text:a>
</text:p>
      <text:p text:style-name="P4">
Знайти найближчу аптеку, яка відпускає ліки за електронним рецептом, можна наспеціальному дашборді.</text:p>
      <text:p text:style-name="P4">
Для цього потрібно відкрити дашборд "  <text:a xlink:type="simple" xlink:href="https://edata.e-health.gov.ua/e-data/dashboard/pharmacy-map" text:style-name="Internet_20_link" text:visited-style-name="Visited_20_Internet_20_Link">
</text:a>
 місць відпускулікарських засобів за еРецептом". Далі обрати область, тип та назву потрібногонаселеного пункту.</text:p>
      <text:p text:style-name="P4">
У МОЗ звертають увагу, що у разі, якщо рецепт отримано на наркотичні(психотропні) ліки, то необхідно позначити відповідну програму ("ПрограмаеРецепта" – "Наркотичні (психотропні) ліки") – тоді стане доступним перелікаптек, які мають необхідну ліцензію.</text:p>
      <text:p text:style-name="P4">
"Після цього на дашборді зʼявиться карта з позначками доступних аптек, а такожперелік адрес аптек, які відпускають ліки за е-рецептом. З переліку обратиаптеку, яка буде найбільш зручною для вас", - додали у МОЗ.</text:p>
      <text:p text:style-name="P4">
У МОЗ нагадали, що придбати ліки за е-рецептом може як сам пацієнт, так і йогородич чи соціальний працівник. Для цього лише потрібно передати номер рецептата код його погашення людині, яка буде купувати ліки.</text:p>
      <text:p text:style-name="P4">
<text:span text:style-name="T4">
Читайте також:</text:span>
 <text:a xlink:type="simple" xlink:href="https://www.ukrinform.ua/rubric-society/3689371-za-ereceptom-z-kvitna-mozna-bude-pridbati-v-aptekah-blizko-60-likiv-moz.html" text:style-name="Internet_20_link" text:visited-style-name="Visited_20_Internet_20_Link">
 <text:span text:style-name="T4">
рецепт</text:span>
 </text:a>
</text:p>
      <text:p text:style-name="P4">
В аптеці фармацевт запропонує пацієнту наявні лікарські засоби, які містятьактивну речовину, що призначив лікар. Так можна придбати не конкретну торговуназву препарату, а й інші його аналоги, керуючись власним вибором та бюджетом.</text:p>
      <text:p text:style-name="P4">
Пацієнт може погасити рецепт частково, тобто придбати меншу кількість ліків,аніж призначив <text:a xlink:type="simple" xlink:href="https://www.ukrinform.ua/tag-likari" text:style-name="Internet_20_link" text:visited-style-name="Visited_20_Internet_20_Link">
 </text:a>
 . При цьому повторноотримувати рецепт для придбання залишку ліків не потрібно.</text:p>
      <text:p text:style-name="P4">
У МОЗ зауважили, що, як і раніше діють виключення для регіонів, де йдутьбойові дії, а також на придбання ліків волонтерами для потреб медичного фронтубез рецепта лікаря.</text:p>
      <text:p text:style-name="P4">
Як повідомляв Укрінформ, з 1 серпня 2022 року був запроваджений електроннийрецепт на антибіотики, з 1 листопада – на наркотичні (психотропні) препарати.Станом на березень 2023 року виписано 691 936 електронних рецептів наантибактеріальні засоби і 20 118 – на засоби наркотичні (психотропні).Придбати ліки за електронним рецептом в аптеці можна протягом 10 днів (якщо ценаркотичні (психотропні) ліки) або протягом 30 днів (для решти рецептурнихпрепаратів).</text:p>
      <text:p text:style-name="P4">
Source: <text:a xlink:type="simple" xlink:href="https://www.ukrinform.ua/rubric-society/3696361-v-ukraini-vipisali-vze-ponad-100-tisac-ereceptiv.html" text:style-name="Internet_20_link" text:visited-style-name="Visited_20_Internet_20_Link">
https://www.ukrinform.ua/rubric-society/3696361-v-ukraini-vipisali-vze-ponad-100-tisac-ereceptiv.html</text:a>
</text:p>
      <!--NEWS-->
      <text:h text:style-name="P10" text:outline-level="1">
<text:span text:style-name="T4">
На Великдень в Україні очікуються подекуди незначні дощі</text:span>
</text:h>
      <text:p text:style-name="P4">
Authors: Ukrinform (Person)</text:p>
      <text:p text:style-name="P4">
Publisher: Укринформ (Organization)</text:p>
      <text:p text:style-name="P4">
Published Time: 2023-04-15T16:45:00+03:00</text:p>
      <text:p text:style-name="P4">
Modified Time: 2023-04-15T16:45:00+03:00</text:p>
      <text:p text:style-name="P4">
Description: Синоптики прогнозують на 16 квітня у західних, Одеській та Миколаївській областях, вночі і в більшості північних та центральних областей невеликий, місцями помірний дощ; на решті території без істотних опадів. Температура вночі 3-8°, у східній частині та в Карпатах 0-5° тепла; вдень 11-16°, на Закарпатті та в Криму до 20°. — Укрінформ.</text:p>
      <text:p text:style-name="P4">
Images: ["<text:a xlink:type="simple" xlink:href="https://static.ukrinform.com/photos/2023_04/thumb_files/630_360_1680706754-286.jpg" text:style-name="Internet_20_link" text:visited-style-name="Visited_20_Internet_20_Link">
630_360_16807...</text:a>
"]</text:p>
      <text:p text:style-name="P4">
Tags: ['Дощ', 'Погода', 'Великдень', 'Прогноз']</text:p>
      <text:p text:style-name="P4">
Type: Article</text:p>
      <!--METADATA-->
      <text:p text:style-name="P4">
<draw:frame draw:style-name="fr1" draw:name="Image137" text:anchor-type="as-char" svg:width="6.9236in" svg:height="3.956343in" draw:z-index="0">
<draw:image xlink:href="../Images/yкринформ/2023-04-15T16-45-00-03-00/630_360_1680706754-286.jpg" xlink:type="simple" xlink:show="embed" xlink:actuate="onLoad" draw:mime-type="image/jpeg"/>
</draw:frame>
 Синоптикипрогнозують на 16 квітня у західних, Одеській та Миколаївській областях, вночіі в більшості північних та центральних областей невеликий, місцями помірнийдощ; на решті території без істотних опадів. Температура вночі 3-8°, у східнійчастині та в Карпатах 0-5° тепла; вдень 11-16°, на Закарпатті та в Криму до20°.</text:p>
      <text:p text:style-name="P4">
Про це повідомляє Укрінформ з посиланням на Укргідрометцентр.</text:p>
      <text:p text:style-name="P4">
17 квітня у західних, Житомирській, Вінницькій та Одеській областях помірний,18 квітня у південній частині невеликий <text:a xlink:type="simple" xlink:href="https://www.ukrinform.ua/tag-dos" text:style-name="Internet_20_link" text:visited-style-name="Visited_20_Internet_20_Link">
 </text:a>
, місцями гроза, вдень в окремих районах град; на решті території без істотнихопадів. Температура вночі становитиме 4-9°, на Лівобережжі, 18 квітня вУкраїні очікується 2-7° тепла; вдень 11-16°, на Закарпатті та Криму до 20°.</text:p>
      <text:p text:style-name="P4">
20 квітня у більшості областей невеликий, у південних, східних і в центральнихобластях помірний дощ, в Карпатах місцями з мокрим снігом. Температура вночі3-9° тепла, вдень 11-17°, у більшості західних, північних і центральнихобластей 8-14° тепла; в Карпатах вночі 1-6° тепла, вдень 4-9° тепла.</text:p>
      <text:p text:style-name="P4">
У столиці та області 16 квітня вночі невеликий дощ, вдень без істотних опадів.Температура вночі 3-8° тепла, вдень 13-15°. 17-18 квітня без істотних опадів.Температура вночі 17 квітня 4-9°, 18 квітня 2-7° тепла; вдень 11-16°. 19- 20квітня очікується невеликий дощ (вночі місцями). Температура вночі 3-8° тепла,вдень 9-14°.</text:p>
      <text:p text:style-name="P4">
Також синоптики попереджають, що 15-16 квiтня на високогiр'ї Iвано-Франкiвської та східної частини Закарпатської областей зберігається значнаснiголавинна небезпека (3 рiвень).</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гроз</text:span>
 </text:a>
</text:p>
      <text:p text:style-name="P4">
"15-17 квітня на Верхньому Дніпрі в межах країни триватиме ріст рівнів води на0,1-0,3 м за добу з подальшим затопленням заплави, порушенням транспортногосполучення, підтопленням та відрізанням від основних шляхів сполучення,частковим затопленням окремих населених пунктів та можливим початковимзатопленням житлових будинків водами Дніпра та Сожу в ряді прирічкових сіл уЧернігівському районі Чернігівської області (ІІІ рівень небезпеки - червоний)"- йдеться в повідомленні.</text:p>
      <text:p text:style-name="P4">
15-17 квітня внаслідок значних скидів води при пропуску весняного водопіллячерез водосховища Дніпровського каскаду триватиме затоплення заплавнихтериторій та відмічатиметься часткове затоплення прируслових територій у рядіприрічкових населених пунктів на Кременчуцькому, Кам'янському, Дніпровськомуводосховищах у Черкаській, Полтавській, Кіровоградській, Дніпропетровськійобл. (ІІІ рівень небезпеки - червоний).</text:p>
      <text:p text:style-name="P4">
Source: <text:a xlink:type="simple" xlink:href="https://www.ukrinform.ua/rubric-regions/3696324-na-velikden-v-ukraini-ocikuutsa-podekudi-neznacni-dosi.html" text:style-name="Internet_20_link" text:visited-style-name="Visited_20_Internet_20_Link">
https://www.ukrinform.ua/rubric-regions/3696324-na-velikden-v-ukraini-ocikuutsa-podekudi-neznacni-dosi.html</text:a>
</text:p>
      <!--NEWS-->
      <text:h text:style-name="P10" text:outline-level="1">
<text:span text:style-name="T4">
Сольський про зупинку експорту до Польщі: Сподіваємося на врегулювання питання наступного тижня</text:span>
</text:h>
      <text:p text:style-name="P4">
Authors: Ukrinform (Person)</text:p>
      <text:p text:style-name="P4">
Publisher: Укринформ (Organization)</text:p>
      <text:p text:style-name="P4">
Published Time: 2023-04-15T16:48:00+03:00</text:p>
      <text:p text:style-name="P4">
Modified Time: 2023-04-15T16:48:00+03:00</text:p>
      <text:p text:style-name="P4">
Description: Відповідні органи Республіки Польща у суботу прийняли рішення про тимчасову зупинку ввезення із України будь-якої сільськогосподарської продукції. Україна сподівається врегулювати це питання наступного тижня. — Укрінформ.</text:p>
      <text:p text:style-name="P4">
Images: ["<text:a xlink:type="simple" xlink:href="https://static.ukrinform.com/photos/2023_04/thumb_files/630_360_1681564397-350.jpg" text:style-name="Internet_20_link" text:visited-style-name="Visited_20_Internet_20_Link">
630_360_16815...</text:a>
"]</text:p>
      <text:p text:style-name="P4">
Tags: ['Експорт', 'Польща', 'Сольський']</text:p>
      <text:p text:style-name="P4">
Type: Article</text:p>
      <!--METADATA-->
      <text:p text:style-name="P4">
<draw:frame draw:style-name="fr1" draw:name="Image138" text:anchor-type="as-char" svg:width="6.9236in" svg:height="3.956343in" draw:z-index="0">
<draw:image xlink:href="../Images/yкринформ/2023-04-15T16-48-00-03-00/630_360_1681564397-350.jpg" xlink:type="simple" xlink:show="embed" xlink:actuate="onLoad" draw:mime-type="image/jpeg"/>
</draw:frame>
 Відповідніоргани Республіки Польща у суботу прийняли рішення про тимчасову зупинкуввезення із України будь-якої сільськогосподарської продукції. Українасподівається врегулювати це питання наступного тижня.</text:p>
      <text:p text:style-name="P4">
Про це під час брифінгу в Укрінформі заявив міністр сільського господарстваУкраїни Микола Сольський.</text:p>
      <text:p text:style-name="P4">
Він уточнив, що раніше був призначений новий міністр сільського господарстваПольщі, і вони буквально на наступний день після його призначення зустрілисяна кордоні і обговорили те, як далі буде українське <text:a xlink:type="simple" xlink:href="https://www.ukrinform.ua/tag-zerno" text:style-name="Internet_20_link" text:visited-style-name="Visited_20_Internet_20_Link">
</text:a>
 рухатися через територію Польщі.</text:p>
      <text:p text:style-name="P4">
Зокрема, сторони розмовляли і про те, що кілька категорій зерна буде тількирухатися транзитом через Польщу, заявив Сольський.</text:p>
      <text:p text:style-name="P4">
«Цього тижня був підготовлений текст (відповідної угоди – ред.). Але разом зтим, є певні зміни, за які нам прикро і ми шкодуємо – шкодуємо щодо того, щосьогодні відповідними органами Республіки Польща було прийнято рішення <text:a xlink:type="simple" xlink:href="https://www.ukrinform.ua/rubric-economy/3696355-polsa-zaboronila-vvezenna-z-ukraini-zbizza-ta-bagatoh-produktiv-harcuvanna.html" text:style-name="Internet_20_link" text:visited-style-name="Visited_20_Internet_20_Link">
</text:a>
 », - сказав главаМінагрополітики.</text:p>
      <text:p text:style-name="P4">
За його словами, українська влада розуміє складну ситуацію, яка склалася напольському ринку.</text:p>
      <text:p text:style-name="P4">
«Ми розуміємо цю важку конкуренцію, яка стала наслідком блокування українськихпортів. Але очевидно - для всього світу і для будь-якої людини у цьому світі,що найважча ситуація – в українського фермера. І ми просимо польську сторонубрати це до уваги», - уточнив він.</text:p>
      <text:p text:style-name="P4">
Сольський висловив сподівання, що під час його візиту до Польщі, якийзапланований на понеділок, їм вдасться врегулювати ці питання і відкрититранзит, а також - домовитися по інших питаннях, як було озвучено на всіхїхніх попередніх зустрічах і домовленостях.</text:p>
      <text:p text:style-name="P4">
<text:span text:style-name="T4">
Читайте також:</text:span>
 <text:a xlink:type="simple" xlink:href="https://www.ukrinform.ua/rubric-economy/3696249-ukraina-i-polsa-pidpisut-ugodu-pro-tranzit-zerna.html" text:style-name="Internet_20_link" text:visited-style-name="Visited_20_Internet_20_Link">
 <text:span text:style-name="T4">
зерн</text:span>
 </text:a>
</text:p>
      <text:p text:style-name="P4">
«Ми хотіли озвучити нашу позицію і вважаємо, що такі речі найкраще і у будь-якому випадку необхідно робити шляхом переговорів на двосторонній основі.Враховуючи нашу сильну тверду і постійну співпрацю з польською стороною…надіюся, що ми досягнемо домовленостей на початку наступного тижня», - сказавміністр.</text:p>
      <text:p text:style-name="P4">
Відповідаючи на питання, український урядовець заявив, що нашій державінасправді також важливо побачити рішення, щоб зрозуміти всі нюанси цієїмотивації.</text:p>
      <text:p text:style-name="P4">
"Ми з розумінням ставимося і враховуємо складну ситуацію з фермерами у Польщі.Ми розуміємо, що це відображається на політичній ситуації і розуміємо, щоцього року (мають пройти - ред.) вибори у Польщі. Разом з тим, очевидно, щонам необхідно ці питання вирішувати і сподіваються, що з понеділка так і буде- за столом переговорів, бо це - важливий, чуттєвий момент", - вважаєСольський.</text:p>
      <text:p text:style-name="P4">
За словами міністра, сторонам потрібно погодити цей момент, у тому ж дусі, яквони максимально погоджували це до сьогодні - у конструктивному, швидкому,взаємно підтримуючому. "І надіюся, що так це все таки і відбудеться", - сказаввін.</text:p>
      <text:p text:style-name="P4">
<text:span text:style-name="T4">
Читайте також:</text:span>
 <text:a xlink:type="simple" xlink:href="https://www.ukrinform.ua/rubric-society/3693647-polsa-zminila-pravila-vvezenna-domasnih-tvarin-z-ukraini.html" text:style-name="Internet_20_link" text:visited-style-name="Visited_20_Internet_20_Link">
 <text:span text:style-name="T4">
Польщ</text:span>
 </text:a>
</text:p>
      <text:p text:style-name="P4">
Як повідомляв Укрінформ, польські аграрії упродовж останніх кількох місяцівпроводили масові акції протесту, зокрема, виступаючи проти перевезення черезтериторію Польщі до третіх країн української агропродукції.</text:p>
      <text:p text:style-name="P4">
Вони підкреслювали, що значна частина українського зерна не перевозитьсятранзитом далі, а осідає в Польщі, знижуючи тим самим закупівельні ціни в РПна збіжжя польських аграріїв.</text:p>
      <text:p text:style-name="P4">
Під тиском фермерів уряд Польщі звернувся до Єврокомісії про відмову віднульового мита на українську агропродукцію.</text:p>
      <text:p text:style-name="P4">
Утім, Єврокомісія не виконала головну вимогу польських аграріїв про введеннямита на українські товари сільськогосподарського призначення і продовжила щена рік, до 5 червня 2024 року, угоду про безмитне ввезення товарів з України.</text:p>
      <text:p text:style-name="P4">
5 квітня на тлі кризи з українським збіжжям у відставку подав попереднійміністр сільського господарства Польщі Генрик Ковальчик. На його місце булопризначено Роберта Телуса, який того ж дня зібрав міжвідомчий кризовий штабщодо вирішення проблеми з напливом на польський ринок українського збіжжя.</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цю <text:a xlink:type="simple" xlink:href="https://www.ukrinform.ua/rubric-economy/3692141-problemi-polskih-fermeriv-zelenskij-zapevnae-so-pitanna-virisat-u-najblizci-dnitizni.html" text:style-name="Internet_20_link" text:visited-style-name="Visited_20_Internet_20_Link">
</text:a>
</text:p>
      <text:p text:style-name="P4">
Під час зустрічі 7 квітня на кордоні у Дорогуську з польським міністромТелусом міністр аграрної політики та продовольства України Микола Сольськийзаявив, що Україна призупинить до нового сезону експорт у Польщу пшениці,кукурудзи, ріпаку і соняшнику.</text:p>
      <text:p text:style-name="P4">
15 квітня міністр сільського господарства і розвитку села Польщі Роберт Телусзаявив, що міністри сільського господарства України і Польщі Микола Сольськийі Роберт Телус підпишуть у понеділок, 17 квітня, у Польщі угоду про транзитукраїнського збіжжя через Польщу до третіх країн.</text:p>
      <text:p text:style-name="P4">
Source: <text:a xlink:type="simple" xlink:href="https://www.ukrinform.ua/rubric-economy/3696364-solskij-pro-zupinku-eksportu-do-polsi-spodivaemosa-na-vreguluvanna-pitanna-nastupnogo-tizna.html" text:style-name="Internet_20_link" text:visited-style-name="Visited_20_Internet_20_Link">
https://www.ukrinform.ua/rubric-economy/3696364-solskij-pro-zupinku-eksportu-do-polsi-spodivaemosa-na-vreguluvanna-pitanna-nastupnogo-tizna.html</text:a>
</text:p>
      <!--NEWS-->
      <text:h text:style-name="P10" text:outline-level="1">
<text:span text:style-name="T4">
Russian aviation dropped guided bomb at Shostka district of Sumy region</text:span>
</text:h>
      <text:p text:style-name="P4">
Authors: liveuamap (Language: en)</text:p>
      <text:p text:style-name="P4">
Time: 2023-04-15T17:00:07</text:p>
      <text:p text:style-name="P4">
Location: Shostka (Latitude:51.86712 Longtitude:33.47963)</text:p>
      <text:p text:style-name="P4">
Videos: []</text:p>
      <text:p text:style-name="P4">
Images: ["<text:a xlink:type="simple" xlink:href="https://liveuamap.com/pics/2023/04/15/22556447_0.jpg" text:style-name="Internet_20_link" text:visited-style-name="Visited_20_Internet_20_Link">
22556447_0.jpg</text:a>
", "<text:a xlink:type="simple" xlink:href="https://liveuamap.com/pics/2023/04/15/22556447_1.jpg" text:style-name="Internet_20_link" text:visited-style-name="Visited_20_Internet_20_Link">
22556447_1.jpg</text:a>
"]</text:p>
      <text:p text:style-name="P4">
Tags: []</text:p>
      <text:p text:style-name="P4">
ID: 22556447</text:p>
      <!--METADATA-->
      <text:p text:style-name="P4">
Russian aviation dropped guided bomb at Shostka district of Sumy region</text:p>
      <text:p text:style-name="P4">
<draw:frame draw:style-name="fr1" draw:name="Image139" text:anchor-type="as-char" svg:width="6.9236in" svg:height="9.216106in" draw:z-index="0">
<draw:image xlink:href="../Images/liveuamap/2023-04-15T17-00-07/22556447_0.jpg" xlink:type="simple" xlink:show="embed" xlink:actuate="onLoad" draw:mime-type="image/jpeg"/>
</draw:frame>
<draw:frame draw:style-name="fr1" draw:name="Image140" text:anchor-type="as-char" svg:width="6.9236in" svg:height="9.216106in" draw:z-index="0">
<draw:image xlink:href="../Images/liveuamap/2023-04-15T17-00-07/22556447_1.jpg" xlink:type="simple" xlink:show="embed" xlink:actuate="onLoad" draw:mime-type="image/jpeg"/>
</draw:frame>
</text:p>
      <text:p text:style-name="P4">
News Collection Link: <text:a xlink:type="simple" xlink:href="https://liveuamap.com/en/2023/15-april-russian-aviation-dropped-guided-bomb-at-shostka" text:style-name="Internet_20_link" text:visited-style-name="Visited_20_Internet_20_Link">
https://liveuamap.com/en/2023/15-april-russian-aviation-dropped-guided-bomb-at-shostka</text:a>
</text:p>
      <text:p text:style-name="P4">
Source: <text:a xlink:type="simple" xlink:href="https://t.me/operativnoZSU/91356" text:style-name="Internet_20_link" text:visited-style-name="Visited_20_Internet_20_Link">
https://t.me/operativnoZSU/91356</text:a>
</text:p>
      <!--NEWS-->
      <text:h text:style-name="P10" text:outline-level="1">
<text:span text:style-name="T4">
УПЛ: «Зоря» перемогла «Дніпро-1», «Металіст-1925» і «Олександрія» поділили очки</text:span>
</text:h>
      <text:p text:style-name="P4">
Authors: Ukrinform (Person)</text:p>
      <text:p text:style-name="P4">
Publisher: Укринформ (Organization)</text:p>
      <text:p text:style-name="P4">
Published Time: 2023-04-15T17:01:00+03:00</text:p>
      <text:p text:style-name="P4">
Modified Time: 2023-04-15T17:01:00+03:00</text:p>
      <text:p text:style-name="P4">
Description: Підопічні ван Леувена посідають третю сходинку в чемпіонаті України з футболу, відстаючи від дніпрян на 2 очка. — Укрінформ.</text:p>
      <text:p text:style-name="P4">
Images: ["<text:a xlink:type="simple" xlink:href="https://static.ukrinform.com/photos/2023_04/thumb_files/630_360_1681567192-497.jpg" text:style-name="Internet_20_link" text:visited-style-name="Visited_20_Internet_20_Link">
630_360_16815...</text:a>
"]</text:p>
      <text:p text:style-name="P4">
Tags: ['Футбол', 'Металіст-1925', 'Зоря', 'Олександрія', 'Дніпро-1']</text:p>
      <text:p text:style-name="P4">
Type: Article</text:p>
      <!--METADATA-->
      <text:p text:style-name="P4">
<draw:frame draw:style-name="fr1" draw:name="Image141" text:anchor-type="as-char" svg:width="6.9236in" svg:height="3.956343in" draw:z-index="0">
<draw:image xlink:href="../Images/yкринформ/2023-04-15T17-01-00-03-00/630_360_1681567192-497.jpg" xlink:type="simple" xlink:show="embed" xlink:actuate="onLoad" draw:mime-type="image/jpeg"/>
</draw:frame>
 Підопічніван Леувена посідають третю сходинку в чемпіонаті України з футболу, відстаючивід дніпрян на 2 очка.</text:p>
      <text:p text:style-name="P4">
Закінчився ігровий день 21-го туру Української прем'єр-ліги, передаєУкрінформ.</text:p>
      <text:p text:style-name="P4">
«Зоря» здолала «Дніпро-1» - 2:1. У складі «Зорі» відзначилися Русин і Герреро.Дніпряни відповіли точним ударом Довбика в кінці зустрічі</text:p>
      <text:p text:style-name="P4">
У паралельному матчі «Металіст-1925» і «Олександрія» голів не забивали.</text:p>
      <text:p text:style-name="P4">
<text:span text:style-name="T4">
Читайте також:</text:span>
 <text:a xlink:type="simple" xlink:href="https://www.ukrinform.ua/rubric-sports/3696317-metalist-ta-veres-vidali-zlivu-goliv-u-matci-21go-turu-premerligi.html" text:style-name="Internet_20_link" text:visited-style-name="Visited_20_Internet_20_Link">
 </text:a>
</text:p>
      <text:p text:style-name="P4">
Як повідомлялося, «Шахтар» очолює УПЛ, маючи в активі 49 очок після 20 матчів.</text:p>
      <text:p text:style-name="P4">
Фото: scdnipro1.com.ua</text:p>
      <text:p text:style-name="P4">
Source: <text:a xlink:type="simple" xlink:href="https://www.ukrinform.ua/rubric-sports/3696367-upl-zora-peremogla-dnipro1-metalist1925-i-oleksandria-podilili-ocki.html" text:style-name="Internet_20_link" text:visited-style-name="Visited_20_Internet_20_Link">
https://www.ukrinform.ua/rubric-sports/3696367-upl-zora-peremogla-dnipro1-metalist1925-i-oleksandria-podilili-ocki.html</text:a>
</text:p>
      <!--NEWS-->
      <text:h text:style-name="P10" text:outline-level="1">
<text:span text:style-name="T4">
Зеленський обговорив з Макроном підготовку до Вільнюського саміту НАТО</text:span>
</text:h>
      <text:p text:style-name="P4">
Authors: Ukrinform (Person)</text:p>
      <text:p text:style-name="P4">
Publisher: Укринформ (Organization)</text:p>
      <text:p text:style-name="P4">
Published Time: 2023-04-15T17:03:33+03:00</text:p>
      <text:p text:style-name="P4">
Modified Time: 2023-04-15T17:03:33+03:00</text:p>
      <text:p text:style-name="P4">
Description: Президенти України і Франції Володимир Зеленський та Еммануель Макрон обговорили підготовку до Вільнюського саміту НАТО, що відбудеться в липні. — Укрінформ.</text:p>
      <text:p text:style-name="P4">
Images: ["<text:a xlink:type="simple" xlink:href="https://static.ukrinform.com/photos/2023_02/thumb_files/630_360_1677260137-955.jpeg" text:style-name="Internet_20_link" text:visited-style-name="Visited_20_Internet_20_Link">
630_360_16772...</text:a>
"]</text:p>
      <text:p text:style-name="P4">
Tags: ['Макрон', 'НАТО', 'Саміт НАТО', 'Зеленський']</text:p>
      <text:p text:style-name="P4">
Type: Article</text:p>
      <!--METADATA-->
      <text:p text:style-name="P4">
<draw:frame draw:style-name="fr1" draw:name="Image142" text:anchor-type="as-char" svg:width="6.9236in" svg:height="3.956343in" draw:z-index="0">
<draw:image xlink:href="../Images/yкринформ/2023-04-15T17-03-33-03-00/630_360_1677260137-955.jpeg" xlink:type="simple" xlink:show="embed" xlink:actuate="onLoad" draw:mime-type="image/jpeg"/>
</draw:frame>
Президенти України і Франції Володимир Зеленський та Еммануель Макронобговорили підготовку до Вільнюського саміту НАТО, що відбудеться в липні.</text:p>
      <text:p text:style-name="P4">
Як передає Укрінформ, про це Зеленський повідомив у <text:a xlink:type="simple" xlink:href="https://t.me/V_Zelenskiy_official/5867" text:style-name="Internet_20_link" text:visited-style-name="Visited_20_Internet_20_Link">
</text:a>
</text:p>
      <text:p text:style-name="P4">
У ході майже півторагодинної розмови президенти обговорили також очікуванірезультати саміту, зокрема щодо необхідності отримання Україною дієвихгарантій безпеки ще до моменту вступу до Альянсу.</text:p>
      <text:p text:style-name="P4">
Окремо глави держав приділили увагу реалізації української формули миру, атакож обговорили підсумки нещодавнього візиту <text:a xlink:type="simple" xlink:href="https://www.ukrinform.ua/tag-makron" text:style-name="Internet_20_link" text:visited-style-name="Visited_20_Internet_20_Link">
</text:a>
 до Китаю.</text:p>
      <text:p text:style-name="P4">
Зеленський подякував Президенту Франції за засудження страти українськоговійськового російськими воєнними злочинцямі, поінформував про ситуацію нафронті та подальші наміри з визволення всіх українських територій.</text:p>
      <text:p text:style-name="P4">
<text:span text:style-name="T4">
Читайте також:</text:span>
 <text:a xlink:type="simple" xlink:href="https://www.ukrinform.ua/rubric-polytics/3696067-ukraina-ne-prijme-surogatnih-risen-vilnuskogo-samitu-sodo-svogo-vstupu-do-nato-kuleba.html" text:style-name="Internet_20_link" text:visited-style-name="Visited_20_Internet_20_Link">
 <text:span text:style-name="T4">
Вільнюс</text:span>
 </text:a>
</text:p>
      <text:p text:style-name="P4">
Серед іншого, глава держави відзначив намір Макрона додатково посилитипідтримку України на полі бою.</text:p>
      <text:p text:style-name="P4">
Як повідомляв Укрінформ, 1 квітня Зеленський обговорив із Макроном <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a xlink:type="simple" xlink:href="https://www.ukrinform.ua/rubric-polytics/3690317-zelenskij-proviv-rozmovu-iz-makronom-govorili-pro-oboronnu-vzaemodiu-miz-krainami.html" text:style-name="Internet_20_link" text:visited-style-name="Visited_20_Internet_20_Link">
</text:a>
</text:p>
      <text:p text:style-name="P4">
Source: <text:a xlink:type="simple" xlink:href="https://www.ukrinform.ua/rubric-polytics/3696369-zelenskij-obgovoriv-z-makronom-pidgotovku-do-vilnuskogo-samitu-nato.html" text:style-name="Internet_20_link" text:visited-style-name="Visited_20_Internet_20_Link">
https://www.ukrinform.ua/rubric-polytics/3696369-zelenskij-obgovoriv-z-makronom-pidgotovku-do-vilnuskogo-samitu-nato.html</text:a>
</text:p>
      <!--NEWS-->
      <text:h text:style-name="P10" text:outline-level="1">
<text:span text:style-name="T4">
Авіакомпанії тимчасово не виконуватимуть рейси до столиці Судану</text:span>
</text:h>
      <text:p text:style-name="P4">
Authors: Ukrinform (Person)</text:p>
      <text:p text:style-name="P4">
Publisher: Укринформ (Organization)</text:p>
      <text:p text:style-name="P4">
Published Time: 2023-04-15T17:08:00+03:00</text:p>
      <text:p text:style-name="P4">
Modified Time: 2023-04-15T17:08:00+03:00</text:p>
      <text:p text:style-name="P4">
Description: Літаки повертають назад, не приземляючись в аеропорту столиці Судану, міста Хартум, після повідомлення, що двоє людей загинули унаслідок влучання снаряду у пасажирський літак. — Укрінформ.</text:p>
      <text:p text:style-name="P4">
Images: ["<text:a xlink:type="simple" xlink:href="https://static.ukrinform.com/photos/2023_04/thumb_files/630_360_1681567639-290.jpg" text:style-name="Internet_20_link" text:visited-style-name="Visited_20_Internet_20_Link">
630_360_16815...</text:a>
"]</text:p>
      <text:p text:style-name="P4">
Tags: ['Авіа', 'Літак', 'Судан', 'Сутички']</text:p>
      <text:p text:style-name="P4">
Type: Article</text:p>
      <!--METADATA-->
      <text:p text:style-name="P4">
<draw:frame draw:style-name="fr1" draw:name="Image143" text:anchor-type="as-char" svg:width="6.9236in" svg:height="3.956343in" draw:z-index="0">
<draw:image xlink:href="../Images/yкринформ/2023-04-15T17-08-00-03-00/630_360_1681567639-290.jpg" xlink:type="simple" xlink:show="embed" xlink:actuate="onLoad" draw:mime-type="image/jpeg"/>
</draw:frame>
 Літакиповертають назад, не приземляючись в аеропорту столиці Судану, міста Хартум,після повідомлення, що двоє людей загинули унаслідок влучання снаряду упасажирський літак.</text:p>
      <text:p text:style-name="P4">
Як передає Укрінформ, про це повідомляє <text:a xlink:type="simple" xlink:href="https://www.bbc.com/news/live/world-africa-65285254" text:style-name="Internet_20_link" text:visited-style-name="Visited_20_Internet_20_Link">
</text:a>
</text:p>
      <text:p text:style-name="P4">
Відтоді дві авіакомпанії зробили відповідні заяви.</text:p>
      <text:p text:style-name="P4">
Державна авіакомпанія Saudi Arabian Airlines повідомила, що один з її літаківAirbus A330 "зазнав аварії" в Хартумі перед запланованим вильотом до Ер-Ріяда.</text:p>
      <text:p text:style-name="P4">
Авіакомпанія додала, що співпрацює з посольством Саудівської Аравії в Судані,щоб встановити, що сталося, і що <text:a xlink:type="simple" xlink:href="https://www.ukrinform.ua/tag-avia" text:style-name="Internet_20_link" text:visited-style-name="Visited_20_Internet_20_Link">
 </text:a>
 доХартума та з Хартума призупинені до подальшого повідомлення.</text:p>
      <text:p text:style-name="P4">
Національний авіаперевізник Єгипту EgyptAir заявив, що призупиняє польоти дота з Хартума на 72 години.</text:p>
      <text:p text:style-name="P4">
<text:span text:style-name="T4">
Читайте також:</text:span>
 <text:a xlink:type="simple" xlink:href="https://www.ukrinform.ua/rubric-society/3696334-mzs-zaklikae-ukrainciv-utrimatisa-vid-poizdok-do-sudanu-cerez-nestabilnu-situaciu.html" text:style-name="Internet_20_link" text:visited-style-name="Visited_20_Internet_20_Link">
 <text:span text:style-name="T4">
Судан</text:span>
 </text:a>
</text:p>
      <text:p text:style-name="P4">
Як повідомлялося, <text:a xlink:type="simple" xlink:href="https://www.ukrinform.ua/rubric-world/3696295-u-sudani-vidbuvautsa-zitknenna-miz-armieu-ta-silami-svidkogo-reaguvanna.html" text:style-name="Internet_20_link" text:visited-style-name="Visited_20_Internet_20_Link">
 </text:a>
 післякількох днів напруженості між армією країни та іншою силовою структурою,Силами швидкого реагування (RSF).</text:p>
      <text:p text:style-name="P4">
Неподалік від штабу армії в центрі міста чути стрілянину. У Силах швидкогореагування (RSF), якими командує віцепрезидент Військової ради генерал МохамедХамдан Дагало, кажуть, що взяли під контроль аеропорт і президентський палац.</text:p>
      <text:p text:style-name="P4">
<text:span text:style-name="T5">
Фото: UR-SDV</text:span>
</text:p>
      <text:p text:style-name="P4">
Source: <text:a xlink:type="simple" xlink:href="https://www.ukrinform.ua/rubric-world/3696371-aviakompanii-timcasovo-ne-vikonuvatimut-rejsi-do-stolici-sudanu.html" text:style-name="Internet_20_link" text:visited-style-name="Visited_20_Internet_20_Link">
https://www.ukrinform.ua/rubric-world/3696371-aviakompanii-timcasovo-ne-vikonuvatimut-rejsi-do-stolici-sudanu.html</text:a>
</text:p>
      <!--NEWS-->
      <text:h text:style-name="P10" text:outline-level="1">
<text:span text:style-name="T4">
Міністр агрополітики підтвердив зустріч із польським колегою в понеділок</text:span>
</text:h>
      <text:p text:style-name="P4">
Authors: Ukrinform (Person)</text:p>
      <text:p text:style-name="P4">
Publisher: Укринформ (Organization)</text:p>
      <text:p text:style-name="P4">
Published Time: 2023-04-15T17:13:17+03:00</text:p>
      <text:p text:style-name="P4">
Modified Time: 2023-04-15T17:13:17+03:00</text:p>
      <text:p text:style-name="P4">
Description: Міністр аграрної політики та продовольства України Микола Сольський підтвердив заплановану на понеділок, 17 квітня, зустріч із своїм колегою Робертом Телусом. — Укрінформ.</text:p>
      <text:p text:style-name="P4">
Images: ["<text:a xlink:type="simple" xlink:href="https://static.ukrinform.com/photos/2023_04/thumb_files/630_360_1681564397-147.jpg" text:style-name="Internet_20_link" text:visited-style-name="Visited_20_Internet_20_Link">
630_360_16815...</text:a>
"]</text:p>
      <text:p text:style-name="P4">
Tags: ['Мінагро', 'Польща', 'Сольський']</text:p>
      <text:p text:style-name="P4">
Type: Article</text:p>
      <!--METADATA-->
      <text:p text:style-name="P4">
<draw:frame draw:style-name="fr1" draw:name="Image144" text:anchor-type="as-char" svg:width="6.9236in" svg:height="3.956343in" draw:z-index="0">
<draw:image xlink:href="../Images/yкринформ/2023-04-15T17-13-17-03-00/630_360_1681564397-147.jpg" xlink:type="simple" xlink:show="embed" xlink:actuate="onLoad" draw:mime-type="image/jpeg"/>
</draw:frame>
 Міністраграрної політики та продовольства України Микола Сольський підтвердивзаплановану на понеділок, 17 квітня, зустріч із своїм колегою РобертомТелусом.</text:p>
      <text:p text:style-name="P4">
Про це він сказав на брифінгу в Укрінформі в суботу, 15 квітня.</text:p>
      <text:p text:style-name="P4">
“Ми підтверджуємо це. І ми надіємося на це. І надіємося, що будеконструктивно. І надіємося, що ця угода буде підписана. І саме про це мидомовлялися. Текст цієї угоди ми цього тижня і погоджували. І з нашої, і зїхньої сторони. Цим займалося декілька відомств”, - сказав Сольський,коментуючи заяву міністра сільського господарства і розвитку села ПольщіРоберта Телуса про плани України і <text:a xlink:type="simple" xlink:href="https://www.ukrinform.ua/tag-polsa" text:style-name="Internet_20_link" text:visited-style-name="Visited_20_Internet_20_Link">
 </text:a>
підписати у понеділок, 17 квітня, угоду про транзит українського збіжжя черезПольщу до третіх країн.</text:p>
      <text:p text:style-name="P4">
Водночас він висловив сподівання, що “новини сьогоднішні, пов’язані з рішеннямпольської сторони, які прийняті ними зранку, не вплинуть на те, що в понеділокми по цьому питанню, а саме - в першу чергу по транзиту, домовимося”.</text:p>
      <text:p text:style-name="P4">
<text:span text:style-name="T4">
Читайте також:</text:span>
 <text:a xlink:type="simple" xlink:href="https://www.ukrinform.ua/rubric-other_news/3696359-polsa-zaboronila-vvezenna-z-ukraini-zbizza-ta-bagatoh-produktiv-harcuvanna.html" text:style-name="Internet_20_link" text:visited-style-name="Visited_20_Internet_20_Link">
 <text:span text:style-name="T4">
Польща</text:span>
 </text:a>
</text:p>
      <text:p text:style-name="P4">
Як повідомлялося, у п’ятницю міністр сільського господарства і розвитку селаПольщі Роберт Телус заявив журналістам, що у понеділок, 17 квітня, він таміністр аграрної політики та продовольства України Микола Сольський підпишутьугоду про транзит українського збіжжя через Польщу до третіх країн.</text:p>
      <text:p text:style-name="P4">
Водночас, на брифінгу 15 квітня Сольський повідомив, що відповідні органиРеспубліки Польща у суботу прийняли рішення про тимчасову зупинку ввезення ізУкраїни будь-якої сільськогосподарської продукції.</text:p>
      <text:p text:style-name="P4">
Source: <text:a xlink:type="simple" xlink:href="https://www.ukrinform.ua/rubric-economy/3696375-ministr-agropolitiki-pidtverdiv-zustric-iz-polskim-kolegou-v-ponedilok.html" text:style-name="Internet_20_link" text:visited-style-name="Visited_20_Internet_20_Link">
https://www.ukrinform.ua/rubric-economy/3696375-ministr-agropolitiki-pidtverdiv-zustric-iz-polskim-kolegou-v-ponedilok.html</text:a>
</text:p>
      <!--NEWS-->
      <text:h text:style-name="P10" text:outline-level="1">
<text:span text:style-name="T4">
Обстріл Херсона: російські снаряди впали поблизу освітнього закладу, загиблі - мати і донька</text:span>
</text:h>
      <text:p text:style-name="P4">
Authors: Ukrinform (Person)</text:p>
      <text:p text:style-name="P4">
Publisher: Укринформ (Organization)</text:p>
      <text:p text:style-name="P4">
Published Time: 2023-04-15T17:14:00+03:00</text:p>
      <text:p text:style-name="P4">
Modified Time: 2023-04-15T17:14:00+03:00</text:p>
      <text:p text:style-name="P4">
Description: Загиблі внаслідок російського обстрілу 15 квітня херсонки – 48-річна жінка та її 28-річна донька. — Укрінформ.</text:p>
      <text:p text:style-name="P4">
Images: ["<text:a xlink:type="simple" xlink:href="https://static.ukrinform.com/photos/2023_04/thumb_files/630_360_1681567929-359.jpg" text:style-name="Internet_20_link" text:visited-style-name="Visited_20_Internet_20_Link">
630_360_16815...</text:a>
", "<text:a xlink:type="simple" xlink:href="https://static.ukrinform.com/photos/2023_04/1681567929-207.jpg" text:style-name="Internet_20_link" text:visited-style-name="Visited_20_Internet_20_Link">
1681567929-20...</text:a>
"]</text:p>
      <text:p text:style-name="P4">
Tags: ['Херсон', 'Обстріл', 'Війна з росією']</text:p>
      <text:p text:style-name="P4">
Type: Article</text:p>
      <!--METADATA-->
      <text:p text:style-name="P4">
<draw:frame draw:style-name="fr1" draw:name="Image145" text:anchor-type="as-char" svg:width="6.9236in" svg:height="3.956343in" draw:z-index="0">
<draw:image xlink:href="../Images/yкринформ/2023-04-15T17-14-00-03-00/630_360_1681567929-359.jpg" xlink:type="simple" xlink:show="embed" xlink:actuate="onLoad" draw:mime-type="image/jpeg"/>
</draw:frame>
 Загиблівнаслідок російського обстрілу 15 квітня херсонки – 48-річна жінка та її28-річна донька.</text:p>
      <text:p text:style-name="P4">
Як передає Укрінформ, про це повідомляє <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text:a xlink:type="simple" xlink:href="https://t.me/khersonskaODA/5173" text:style-name="Internet_20_link" text:visited-style-name="Visited_20_Internet_20_Link">
 </text:a>
</text:p>
      <text:p text:style-name="P4">
«Напередодні Великодня російська армія вбила матір і дочку в Херсоні», -йдеться у повідомленні.</text:p>
      <text:p text:style-name="P4">
Зазначається, що в другій половині дня російська артилерія вдарила поТаврійському мікрорайону міста. Ворожі снаряди влучили в територію біляосвітнього закладу. Цей російський обстріл <text:a xlink:type="simple" xlink:href="https://www.ukrinform.ua/tag-obstril" text:style-name="Internet_20_link" text:visited-style-name="Visited_20_Internet_20_Link">
 </text:a>
 життя 48-річної жінки та її 28-річної доньки.</text:p>
      <text:p text:style-name="P4">
<draw:frame draw:style-name="fr1" draw:name="Image146" text:anchor-type="as-char" svg:width="6.9236in" svg:height="5.199111in" draw:z-index="0">
<draw:image xlink:href="../Images/yкринформ/2023-04-15T17-14-00-03-00/1681567929-207.jpg" xlink:type="simple" xlink:show="embed" xlink:actuate="onLoad" draw:mime-type="image/jpeg"/>
</draw:frame>
</text:p>
      <text:p text:style-name="P4">
<text:span text:style-name="T4">
Читайте також:</text:span>
 <text:a xlink:type="simple" xlink:href="https://www.ukrinform.ua/rubric-regions/3696235-na-hersonsini-rosiani-za-dopomogou-droniv-atakuvali-policejskih-u-dvoh-mistah.html" text:style-name="Internet_20_link" text:visited-style-name="Visited_20_Internet_20_Link">
 <text:span text:style-name="T4">
Херсон</text:span>
 </text:a>
</text:p>
      <text:p text:style-name="P4">
В ОВА висловили співчуття рідним загиблих.</text:p>
      <text:p text:style-name="P4">
Згодом у місцейвій прокуратурі <text:a xlink:type="simple" xlink:href="https://t.me/phogovua/1719" text:style-name="Internet_20_link" text:visited-style-name="Visited_20_Internet_20_Link">
 </text:a>
 , що булорозпочато досудове розслідування у кримінальних провадженнях за фактомпорушення законів та звичаїв війни.</text:p>
      <text:p text:style-name="P4">
Також там додали, що окупанти обстріляли приміські населені пункти. Наразівідомо про одного пораненого цивільного.</text:p>
      <text:p text:style-name="P4">
У результаті обстрілів пошкоджені багатоквартирні та приватні будинки, а такожбудівлю установи виконання покарань.</text:p>
      <text:p text:style-name="P4">
За попередніми даними, вогонь по цивільних об’єктах вівся зі ствольноїартилерії.</text:p>
      <text:p text:style-name="P4">
Як повідомляв Укрінформ, <text:a xlink:type="simple" xlink:href="https://www.ukrinform.ua/rubric-ato/3696341-rosiani-obstrilali-herson-zaginuli-dvi-zinki.html" text:style-name="Internet_20_link" text:visited-style-name="Visited_20_Internet_20_Link">
 </text:a>
</text:p>
      <text:p text:style-name="P4">
Source: <text:a xlink:type="simple" xlink:href="https://www.ukrinform.ua/rubric-regions/3696376-obstril-hersona-rosijski-snaradi-vpali-poblizu-osvitnogo-zakladu-zagibli-mati-i-donka.html" text:style-name="Internet_20_link" text:visited-style-name="Visited_20_Internet_20_Link">
https://www.ukrinform.ua/rubric-regions/3696376-obstril-hersona-rosijski-snaradi-vpali-poblizu-osvitnogo-zakladu-zagibli-mati-i-donka.html</text:a>
</text:p>
      <!--NEWS-->
      <text:h text:style-name="P10" text:outline-level="1">
<text:span text:style-name="T4">
російські кібератаки не завдали Канаді суттєвої шкоди - розвідка</text:span>
</text:h>
      <text:p text:style-name="P4">
Authors: Ukrinform (Person)</text:p>
      <text:p text:style-name="P4">
Publisher: Укринформ (Organization)</text:p>
      <text:p text:style-name="P4">
Published Time: 2023-04-15T17:17:00+03:00</text:p>
      <text:p text:style-name="P4">
Modified Time: 2023-04-15T17:17:00+03:00</text:p>
      <text:p text:style-name="P4">
Description: Організовані російськими хакерами цього тижня кібернетичні атаки на сайти державної влади Канади не завдали системної шкоди. — Укрінформ.</text:p>
      <text:p text:style-name="P4">
Images: ["<text:a xlink:type="simple" xlink:href="https://static.ukrinform.com/photos/2022_10/thumb_files/630_360_1665161088-125.png" text:style-name="Internet_20_link" text:visited-style-name="Visited_20_Internet_20_Link">
630_360_16651...</text:a>
"]</text:p>
      <text:p text:style-name="P4">
Tags: ['Канада', 'Кібератака', 'росія', 'Хакери']</text:p>
      <text:p text:style-name="P4">
Type: Article</text:p>
      <!--METADATA-->
      <text:p text:style-name="P4">
<draw:frame draw:style-name="fr1" draw:name="Image147" text:anchor-type="as-char" svg:width="6.9236in" svg:height="3.956343in" draw:z-index="0">
<draw:image xlink:href="../Images/yкринформ/2023-04-15T17-17-00-03-00/630_360_1665161088-125.png" xlink:type="simple" xlink:show="embed" xlink:actuate="onLoad" draw:mime-type="image/png"/>
</draw:frame>
Організовані російськими хакерами цього тижня кібернетичні атаки на сайтидержавної влади Канади не завдали системної шкоди.</text:p>
      <text:p text:style-name="P4">
Як повідомляє кореспондент Укрінформу, про це заявив Робін Хавко, речникЦентру з безпеки комунікацій - канадської спецслужби, відповідальної закібербезпеку федерального уряду, пише <text:a xlink:type="simple" xlink:href="https://www.cbc.ca/news/politics/cse-cyber-attack-ukranian-visit-1.6806709" text:style-name="Internet_20_link" text:visited-style-name="Visited_20_Internet_20_Link">
</text:a>
</text:p>
      <text:p text:style-name="P4">
“Хоча такі інциденти привертають увагу, вони мають дуже малий вплив насистеми, проти яких діють”, - сказав Хавко.</text:p>
      <text:p text:style-name="P4">
Він додав, що спецслужба все ж розвідує низку <text:a xlink:type="simple" xlink:href="https://www.ukrinform.ua/tag-kiberataka" text:style-name="Internet_20_link" text:visited-style-name="Visited_20_Internet_20_Link">
</text:a>
 які трапилися цього тижня протягомвізиту до Канади прем’єр-міністра України Дениса Шмигаля. “Центр з безпекикомунікацій та його Канадський центр кібербезпеки зазначають, що розподіленіатаки типу “відмова в обслуговуванні” (DDoS) не є рідкістю проти країн, кудиприїжджають українські урядовці”, - зазначив речник.</text:p>
      <text:p text:style-name="P4">
<text:span text:style-name="T4">
Читайте також:</text:span>
 <text:a xlink:type="simple" xlink:href="https://www.ukrinform.ua/rubric-uarazom/3694663-rosijski-kiberataki-ne-zavadat-kanadi-pidtrimuvati-ukrainu-trudo.html" text:style-name="Internet_20_link" text:visited-style-name="Visited_20_Internet_20_Link">
 <text:span text:style-name="T4">
кібератаки</text:span>
 </text:a>
</text:p>
      <text:p text:style-name="P4">
За його словами, уряд Канади постійно зазнає кібератак й працює з різнимиміністерствами, “аби переконатися у наявності систем та засобів длявідстеження, виявлення та розслідування потенційних загроз, а також їхнейтралізації у разі появи”.</text:p>
      <text:p text:style-name="P4">
Нагадаємо: під час візиту прем’єр-міністра України Дениса Шмигаля до Канадицього тижня російським хакерам вдалося на кілька годин вивести з ладу офіційнеінтернет-представництво глави уряду Канади. За день до того технічні проблемибули на сайті канадського сенату.</text:p>
      <text:p text:style-name="P4">
Source: <text:a xlink:type="simple" xlink:href="https://www.ukrinform.ua/rubric-world/3696377-rosijski-kiberataki-ne-zavdali-kanadi-suttevoi-skodi-rozvidka.html" text:style-name="Internet_20_link" text:visited-style-name="Visited_20_Internet_20_Link">
https://www.ukrinform.ua/rubric-world/3696377-rosijski-kiberataki-ne-zavdali-kanadi-suttevoi-skodi-rozvidka.html</text:a>
</text:p>
      <!--NEWS-->
      <text:h text:style-name="P10" text:outline-level="1">
<text:span text:style-name="T4">
Київміськбуд призупинив будівництво об’єктів</text:span>
</text:h>
      <text:p text:style-name="P4">
Authors: Ukrinform (Person)</text:p>
      <text:p text:style-name="P4">
Publisher: Укринформ (Organization)</text:p>
      <text:p text:style-name="P4">
Published Time: 2023-04-15T17:19:41+03:00</text:p>
      <text:p text:style-name="P4">
Modified Time: 2023-04-15T17:19:41+03:00</text:p>
      <text:p text:style-name="P4">
Description: Будівельна компанія «Київміськбуд» призупинила роботу на своїх будмайданчиках через відсутність продажів і борги інвесторів. — Укрінформ.</text:p>
      <text:p text:style-name="P4">
Images: ["<text:a xlink:type="simple" xlink:href="https://static.ukrinform.com/photos/2016_09/thumb_files/630_360_1473409374-2349.jpg" text:style-name="Internet_20_link" text:visited-style-name="Visited_20_Internet_20_Link">
630_360_14734...</text:a>
"]</text:p>
      <text:p text:style-name="P4">
Tags: ['Будівництво', 'Нерухомість', 'Київміськбуд']</text:p>
      <text:p text:style-name="P4">
Type: Article</text:p>
      <!--METADATA-->
      <text:p text:style-name="P4">
<draw:frame draw:style-name="fr1" draw:name="Image148" text:anchor-type="as-char" svg:width="6.9236in" svg:height="3.956343in" draw:z-index="0">
<draw:image xlink:href="../Images/yкринформ/2023-04-15T17-19-41-03-00/630_360_1473409374-2349.jpg" xlink:type="simple" xlink:show="embed" xlink:actuate="onLoad" draw:mime-type="image/jpeg"/>
</draw:frame>
Будівельна компанія «Київміськбуд» призупинила роботу на своїх будмайданчикахчерез відсутність продажів і борги інвесторів.</text:p>
      <text:p text:style-name="P4">
Як передає Укрінформ, про це повідомив голова правління забудовника ІгорКушнір у  <text:a xlink:type="simple" xlink:href="https://www.facebook.com/inkushaa/posts/pfbid02TSShHbJiiAUu1mYfhJAATaQ2ziULiCRYq9qnb21cYN1vXJjQ4vtCtSLo3eHvanSnl" text:style-name="Internet_20_link" text:visited-style-name="Visited_20_Internet_20_Link">
</text:a>
.</text:p>
      <text:p text:style-name="P4">
«Складні часи потребують непростих рішень. Що ми маємо на сьогодні на ринкунерухомості: подорожчання будматеріалів, скорочення кількості кваліфікованихкадрів, практично повна відсутність продажів. З цих причин взимку Київміськбудбув змушений призупинити роботи на будмайданчиках. Додалося ще відключеннясвітла, але відсутність продажів і несплата «розстрочниками» все ж такипершочергове», - зазначив Кушнір.</text:p>
      <text:p text:style-name="P4">
Він підкреслив, що за рік повномасштабної війни Київміськбуд вичерпав своїзапаси і робить усе можливе, аби відновити фінансове здоров'я і будівництво.</text:p>
      <text:p text:style-name="P4">
<text:span text:style-name="T4">
Читайте також:</text:span>
 <text:a xlink:type="simple" xlink:href="https://www.ukrinform.ua/rubric-economy/3694776-v-ukraini-vidnovili-publikaciu-vidkritih-danih-sodo-budivnictva.html" text:style-name="Internet_20_link" text:visited-style-name="Visited_20_Internet_20_Link">
 <text:span text:style-name="T4">
будівниц</text:span>
 </text:a>
</text:p>
      <text:p text:style-name="P4">
За словами очільника компанії, наразі очікується, що місто викупить у КМБнерухомість на суму 300 млн грн. Також на розгляді комісій міськради перебуваєрішення щодо докапіталізації компанії на 1 млрд грн. Триває робота з <text:a xlink:type="simple" xlink:href="https://www.ukrinform.ua/tag-bank" text:style-name="Internet_20_link" text:visited-style-name="Visited_20_Internet_20_Link">
</text:a>
 .</text:p>
      <text:p text:style-name="P4">
«Переконливо прошу людей, які купили нерухомість на виплату, платити. Борг затакими договорами на сьогодні становить близько 326 млн грн. Розумію, що вискажете «почніть будувати, почнемо платити». Але сьогодні для того, аби початибудувати, нам важлива кожна гривня. Тож прошу це зробити», - наголосив Кушнірі підкреслив, що всі ці кошти будуть направлені виключно на добудову тогоконкретного комплексу, в якому була придбана квартира.</text:p>
      <text:p text:style-name="P4">
Як повідомлялося, у 2022 році в Україні введено в експлуатацію 7,11 млн кв. мжитлових площ, що на 38% менше, ніж у 2021 році. Водночас у 2022 році вУкраїні розпочалося будівництво понад 6,6 млн кв. м житлових площ, з них вбагатоквартирних будинках – понад 6,5 млн кв. м.</text:p>
      <text:p text:style-name="P4">
Source: <text:a xlink:type="simple" xlink:href="https://www.ukrinform.ua/rubric-kyiv/3696378-kiivmiskbud-prizupiniv-budivnictvo-obektiv.html" text:style-name="Internet_20_link" text:visited-style-name="Visited_20_Internet_20_Link">
https://www.ukrinform.ua/rubric-kyiv/3696378-kiivmiskbud-prizupiniv-budivnictvo-obektiv.html</text:a>
</text:p>
      <!--NEWS-->
      <text:h text:style-name="P10" text:outline-level="1">
<text:span text:style-name="T4">
На Черкащині через підтоплення евакуювали 10 жителів</text:span>
</text:h>
      <text:p text:style-name="P4">
Authors: Ukrinform (Person)</text:p>
      <text:p text:style-name="P4">
Publisher: Укринформ (Organization)</text:p>
      <text:p text:style-name="P4">
Published Time: 2023-04-15T17:24:53+03:00</text:p>
      <text:p text:style-name="P4">
Modified Time: 2023-04-15T17:24:53+03:00</text:p>
      <text:p text:style-name="P4">
Description: На Черкащині через підтоплення евакуювали 10 жителів, від великої води постраждали 41 дачний і житловий будинок, 475 га полів. — Укрінформ.</text:p>
      <text:p text:style-name="P4">
Images: ["<text:a xlink:type="simple" xlink:href="https://static.ukrinform.com/photos/2023_04/thumb_files/630_360_1681568656-231.jpg" text:style-name="Internet_20_link" text:visited-style-name="Visited_20_Internet_20_Link">
630_360_16815...</text:a>
"]</text:p>
      <text:p text:style-name="P4">
Tags: ['Черкащина', 'ДСНС', 'Евакуація']</text:p>
      <text:p text:style-name="P4">
Type: Article</text:p>
      <!--METADATA-->
      <text:p text:style-name="P4">
<draw:frame draw:style-name="fr1" draw:name="Image149" text:anchor-type="as-char" svg:width="6.9236in" svg:height="3.956343in" draw:z-index="0">
<draw:image xlink:href="../Images/yкринформ/2023-04-15T17-24-53-03-00/630_360_1681568656-231.jpg" xlink:type="simple" xlink:show="embed" xlink:actuate="onLoad" draw:mime-type="image/jpeg"/>
</draw:frame>
 НаЧеркащині через підтоплення евакуювали 10 жителів, від великої водипостраждали 41 дачний і житловий будинок, 475 га полів.</text:p>
      <text:p text:style-name="P4">
Про це у <text:a xlink:type="simple" xlink:href="https://t.me/cherkaskaODA/4508" text:style-name="Internet_20_link" text:visited-style-name="Visited_20_Internet_20_Link">
 </text:a>
 повідомляє начальник ЧеркаськоїОВА Ігор Табурець, передає Укрінформ.</text:p>
      <text:p text:style-name="P4">
«Активна фаза весняного водопілля триває. Разом із <text:a xlink:type="simple" xlink:href="https://www.ukrinform.ua/tag-dsns" text:style-name="Internet_20_link" text:visited-style-name="Visited_20_Internet_20_Link">
</text:a>
 області продовжуємо вживати заходи дляубезпечення жителів і ліквідації наслідків», - йдеться у повідомленні.</text:p>
      <text:p text:style-name="P4">
Начальник ОВА повідомив, що наразі в Черкаському та Золотоніському районах 10жителів евакуйовано, 41 дачний і житловий будинок підтоплено, 475 га полів тежпостраждали від великої води.</text:p>
      <text:p text:style-name="P4">
<text:span text:style-name="T4">
Читайте також:</text:span>
 <text:a xlink:type="simple" xlink:href="https://www.ukrinform.ua/rubric-regions/3696303-na-zitomirsini-gruntovimi-vodami-pidtopleni-prisadibni-dilanki.html" text:style-name="Internet_20_link" text:visited-style-name="Visited_20_Internet_20_Link">
 <text:span text:style-name="T4">
підтопл</text:span>
 </text:a>
</text:p>
      <text:p text:style-name="P4">
Підкреслюється, що рятувальники працюють посилено, також залученіправоохоронці.</text:p>
      <text:p text:style-name="P4">
Як повідомляв Укрінформ, у трьох областях - Волинській, Рівненській таЧеркаській - <text:a xlink:type="simple" xlink:href="https://www.ukrinform.ua/rubric-regions/3696220-u-troh-oblastah-ukraini-masstabni-pidtoplenna-rozmiti-dorogi-do-30-naselenih-punktiv.html" text:style-name="Internet_20_link" text:visited-style-name="Visited_20_Internet_20_Link">
 </text:a>
</text:p>
      <text:p text:style-name="P4">
Source: <text:a xlink:type="simple" xlink:href="https://www.ukrinform.ua/rubric-regions/3696381-na-cerkasini-cerez-pidtoplenna-evakuuvali-10-ziteliv.html" text:style-name="Internet_20_link" text:visited-style-name="Visited_20_Internet_20_Link">
https://www.ukrinform.ua/rubric-regions/3696381-na-cerkasini-cerez-pidtoplenna-evakuuvali-10-ziteliv.html</text:a>
</text:p>
      <!--NEWS-->
      <text:h text:style-name="P10" text:outline-level="1">
<text:span text:style-name="T4">
Для обміну не є обов'язковим підтвердження полону від російської сторони – Коордштаб</text:span>
</text:h>
      <text:p text:style-name="P4">
Authors: Ukrinform (Person)</text:p>
      <text:p text:style-name="P4">
Publisher: Укринформ (Organization)</text:p>
      <text:p text:style-name="P4">
Published Time: 2023-04-15T17:31:12+03:00</text:p>
      <text:p text:style-name="P4">
Modified Time: 2023-04-15T17:31:12+03:00</text:p>
      <text:p text:style-name="P4">
Description: Наявність чи відсутність підтвердження від міністерства оборони росії щодо потрапляння військовослужбовця в полон безпосередньо не впливає на процедуру обміну – повертати вдається навіть "офіційно загиблих". — Укрінформ.</text:p>
      <text:p text:style-name="P4">
Images: ["<text:a xlink:type="simple" xlink:href="https://static.ukrinform.com/photos/2022_09/thumb_files/630_360_1663869199-8409.jpeg" text:style-name="Internet_20_link" text:visited-style-name="Visited_20_Internet_20_Link">
630_360_16638...</text:a>
"]</text:p>
      <text:p text:style-name="P4">
Tags: ['Обмін', 'Полонені', 'Війна з росією']</text:p>
      <text:p text:style-name="P4">
Type: Article</text:p>
      <!--METADATA-->
      <text:p text:style-name="P4">
<draw:frame draw:style-name="fr1" draw:name="Image150" text:anchor-type="as-char" svg:width="6.9236in" svg:height="3.956343in" draw:z-index="0">
<draw:image xlink:href="../Images/yкринформ/2023-04-15T17-31-12-03-00/630_360_1663869199-8409.jpeg" xlink:type="simple" xlink:show="embed" xlink:actuate="onLoad" draw:mime-type="image/jpeg"/>
</draw:frame>
Наявність чи відсутність підтвердження від міністерства оборони росії щодопотрапляння військовослужбовця в полон безпосередньо не впливає на процедуруобміну – повертати вдається навіть "офіційно загиблих".</text:p>
      <text:p text:style-name="P4">
Про це повідомив представник Координаційного штабу з питань поводження звійськовополоненими, передає Укрінформ із посиланням на Коордштаб у <text:a xlink:type="simple" xlink:href="https://t.me/Koord_shtab/842" text:style-name="Internet_20_link" text:visited-style-name="Visited_20_Internet_20_Link">
</text:a>
</text:p>
      <text:p text:style-name="P4">
"З полону повертаються і підтверджені, і непідтверджені, а також зниклібезвісти. Були випадки, коли з полону вдалося повернути військовослужбовців,які були обліковані як загиблі”, – зазначив він.</text:p>
      <text:p text:style-name="P4">
Під час онлайн-зустрічі з родичами та близькими військовослужбовців 25-їокремої повітрянодесантної Січеславської бригади Десантно-штурмових військЗбройних сил України представник штабу нагадав, що, згідно з нормамиміжнародного гуманітарного права, повернути полонених, поранених, важкохворих,дітей, жінок і цивільних заручників країна, яка їх утримує, повинна без жоднихумов.</text:p>
      <text:p text:style-name="P4">
Також він зауважив, що країна-агресорка повинна визнати полоненимикомбатантів, яких утримує, і забезпечити їм захист усіх прав, як цепередбачено Женевськими конвенціями. Це стосується як умов утримання танадання медичної допомоги, так і листування з родичами.</text:p>
      <text:p text:style-name="P4">
<text:span text:style-name="T4">
Читайте також:</text:span>
 <text:a xlink:type="simple" xlink:href="https://www.ukrinform.ua/rubric-ato/3695668-u-koordstabi-rozpovili-so-robiti-koli-nemozlivo-vstanoviti-misceznahodzenna-vijskovogo.html" text:style-name="Internet_20_link" text:visited-style-name="Visited_20_Internet_20_Link">
 <text:span text:style-name="T4">
Коордш</text:span>
 </text:a>
</text:p>
      <text:p text:style-name="P4">
Окремо під час зустрічі була обговорена процедура комунікації родичів зіслідчими й механізми отримання одноразової грошової допомоги для родинполонених військовослужбовців.</text:p>
      <text:p text:style-name="P4">
Як повідомляв Укрінформ, підтвердження полону українських військовослужбовціву росії <text:a xlink:type="simple" xlink:href="https://www.ukrinform.ua/rubric-ato/3685664-polon-ukrainskih-vijskovih-oficijno-pidtverdzue-tilki-minoboroni-rf-koordinacijnij-stab.html" text:style-name="Internet_20_link" text:visited-style-name="Visited_20_Internet_20_Link">
 </text:a>
лише міністерство оборони рф через Міжнародний комітет Червоного Хреста.</text:p>
      <text:p text:style-name="P4">
<text:span text:style-name="T5">
Фото: СБУ, ілюстративне</text:span>
</text:p>
      <text:p text:style-name="P4">
Source: <text:a xlink:type="simple" xlink:href="https://www.ukrinform.ua/rubric-society/3696385-dla-obminu-ne-e-obovazkovim-pidtverdzenna-polonu-vid-rosijskoi-storoni-koordstab.html" text:style-name="Internet_20_link" text:visited-style-name="Visited_20_Internet_20_Link">
https://www.ukrinform.ua/rubric-society/3696385-dla-obminu-ne-e-obovazkovim-pidtverdzenna-polonu-vid-rosijskoi-storoni-koordstab.html</text:a>
</text:p>
      <!--NEWS-->
      <text:h text:style-name="P10" text:outline-level="1">
<text:span text:style-name="T4">
Крейчикова: Хтось може образитися, що його не пустять до Ігор, але як бути з українськими спортсменами, які загинули</text:span>
</text:h>
      <text:p text:style-name="P4">
Authors: Ukrinform (Person)</text:p>
      <text:p text:style-name="P4">
Publisher: Укринформ (Organization)</text:p>
      <text:p text:style-name="P4">
Published Time: 2023-04-15T17:31:34+03:00</text:p>
      <text:p text:style-name="P4">
Modified Time: 2023-04-15T17:31:34+03:00</text:p>
      <text:p text:style-name="P4">
Description: Чеська тенісистка Барбора Крейчикова поділилася думками про війну в Україні та можливий допуск росіян і білорусів на Олімпійські ігри. — Укрінформ.</text:p>
      <text:p text:style-name="P4">
Images: ["<text:a xlink:type="simple" xlink:href="https://static.ukrinform.com/photos/2023_04/thumb_files/630_360_1681569020-569.jpg" text:style-name="Internet_20_link" text:visited-style-name="Visited_20_Internet_20_Link">
630_360_16815...</text:a>
"]</text:p>
      <text:p text:style-name="P4">
Tags: ['Олімпіада', 'Теніс']</text:p>
      <text:p text:style-name="P4">
Type: Article</text:p>
      <!--METADATA-->
      <text:p text:style-name="P4">
<draw:frame draw:style-name="fr1" draw:name="Image151" text:anchor-type="as-char" svg:width="6.9236in" svg:height="3.956343in" draw:z-index="0">
<draw:image xlink:href="../Images/yкринформ/2023-04-15T17-31-34-03-00/630_360_1681569020-569.jpg" xlink:type="simple" xlink:show="embed" xlink:actuate="onLoad" draw:mime-type="image/jpeg"/>
</draw:frame>
 Чеськатенісистка Барбора Крейчикова поділилася думками про війну в Україні таможливий допуск росіян і білорусів на Олімпійські ігри.</text:p>
      <text:p text:style-name="P4">
Вона сказала про це для <text:a xlink:type="simple" xlink:href="https://www.idnes.cz/sport/tenis/marta-kostukova-tenis-rozhovor.A230414_183659_tenis_ald" text:style-name="Internet_20_link" text:visited-style-name="Visited_20_Internet_20_Link">
 </text:a>
 , передає Укрінформ.</text:p>
      <text:p text:style-name="P4">
«Звичайно, хтось може образитися, що його не пустять до Парижа наступногороку. Але як бути з українськими спортсменами, які, на жаль, загинули,захищаючи свою країну? Вони ні в чому не винні, а свій шанс втратилибезповоротно і назавжди», – сказала Крейчикова.</text:p>
      <text:p text:style-name="P4">
Чеська тенісистка таокж підкреслила, що країнам, які не шанують ідеали миру ідружби, не місце на Олімпіаді.</text:p>
      <text:p text:style-name="P4">
«Я думаю, що Олімпіада завжди була святом дружби й миру. І якщо країна ведеагресивну війну, то вона явно не шанує ці ідеали. Будь-кому, хто підтримуєнапад на сусідню країну, не місце на Олімпійських іграх», - зауважилатенісистка.</text:p>
      <text:p text:style-name="P4">
<text:span text:style-name="T4">
Читайте також:</text:span>
 <text:a xlink:type="simple" xlink:href="https://www.ukrinform.ua/rubric-sports/3696331-ukrainski-tenisistki-postupilisa-cehii-u-matci-kubka-billi-dzin-king.html" text:style-name="Internet_20_link" text:visited-style-name="Visited_20_Internet_20_Link">
 <text:span text:style-name="T4">
теніс</text:span>
 </text:a>
</text:p>
      <text:p text:style-name="P4">
Як повідомлялося, Міністерство молоді та спорту опублікувало наказ, в якомузаборонило українським спортивним делегаціям брати участь у змаганнях, до якихдопущено представників росії й білорусі. Наказ поширюється на офіційніделегації національних збірних України з олімпійських та неолімпійських видівспорту. В разі порушення делегатів відкличуть із таких змагань, а відповіднуфедерацію позбавлять статусу національної.</text:p>
      <text:p text:style-name="P4">
Фото: Getty Images</text:p>
      <text:p text:style-name="P4">
Source: <text:a xlink:type="simple" xlink:href="https://www.ukrinform.ua/rubric-sports/3696386-krejcikova-htos-moze-obrazitisa-so-jogo-ne-pustat-do-igor-ale-ak-buti-z-ukrainskimi-sportsmenami-aki-zaginuli.html" text:style-name="Internet_20_link" text:visited-style-name="Visited_20_Internet_20_Link">
https://www.ukrinform.ua/rubric-sports/3696386-krejcikova-htos-moze-obrazitisa-so-jogo-ne-pustat-do-igor-ale-ak-buti-z-ukrainskimi-sportsmenami-aki-zaginuli.html</text:a>
</text:p>
      <!--NEWS-->
      <text:h text:style-name="P10" text:outline-level="1">
<text:span text:style-name="T4">
Де дивитися трансляції Великодніх богослужінь ПЦУ та УГКЦ - список каналів</text:span>
</text:h>
      <text:p text:style-name="P4">
Authors: Ukrinform (Person)</text:p>
      <text:p text:style-name="P4">
Publisher: Укринформ (Organization)</text:p>
      <text:p text:style-name="P4">
Published Time: 2023-04-15T17:35:34+03:00</text:p>
      <text:p text:style-name="P4">
Modified Time: 2023-04-15T17:35:34+03:00</text:p>
      <text:p text:style-name="P4">
Description: У Православній церкві України та Українській греко-католицькій церкві повідомили, де можна дивитись трансляції Великодніх богослужінь. — Укрінформ.</text:p>
      <text:p text:style-name="P4">
Images: ["<text:a xlink:type="simple" xlink:href="https://static.ukrinform.com/photos/2019_04/thumb_files/630_360_1556454503-430.jpeg" text:style-name="Internet_20_link" text:visited-style-name="Visited_20_Internet_20_Link">
630_360_15564...</text:a>
"]</text:p>
      <text:p text:style-name="P4">
Tags: ['УГКЦ', 'Великдень', 'Православна церква України']</text:p>
      <text:p text:style-name="P4">
Type: Article</text:p>
      <!--METADATA-->
      <text:p text:style-name="P4">
<draw:frame draw:style-name="fr1" draw:name="Image152" text:anchor-type="as-char" svg:width="6.9236in" svg:height="3.956343in" draw:z-index="0">
<draw:image xlink:href="../Images/yкринформ/2023-04-15T17-35-34-03-00/630_360_1556454503-430.jpeg" xlink:type="simple" xlink:show="embed" xlink:actuate="onLoad" draw:mime-type="image/jpeg"/>
</draw:frame>
 УПравославній церкві України та Українській греко-католицькій церквіповідомили, де можна дивитись трансляції Великодніх богослужінь.</text:p>
      <text:p text:style-name="P4">
Як передає Укрінформ, на сайті <text:a xlink:type="simple" xlink:href="https://www.pomisna.info/uk/vsi-novyny/anons-pro-velykodni-bogosluzhinnya-z-nagody-svyata-svitlogo-hrystovogo-voskresinnya/" text:style-name="Internet_20_link" text:visited-style-name="Visited_20_Internet_20_Link">
 </text:a>
йдеться, що богослужіння Православної церкви України з МихайлівськогоЗолотоверхого собору у Києві (триватиме з 23:00 15 квітня до 4:00 16 квітня)транслюватиметься на офіційних сторінках ПЦУ та митрополита Епіфанія уФейсбуці, на Ютуб-каналі ПЦУ та в ефірі національного всеукраїнськоготелемарафону "Єдині новини".</text:p>
      <text:p text:style-name="P4">
<text:span text:style-name="T4">
Читайте також:</text:span>
 <text:a xlink:type="simple" xlink:href="https://www.ukrinform.ua/rubric-ato/3696324-na-velikden-v-ukraini-ocikuutsa-podekudi-neznacni-dosi.html" text:style-name="Internet_20_link" text:visited-style-name="Visited_20_Internet_20_Link">
 <text:span text:style-name="T4">
Великдень</text:span>
 </text:a>
</text:p>
      <text:p text:style-name="P4">
Великодні богослужіння <text:a xlink:type="simple" xlink:href="https://ugcc.ua/data/rozklad-bogosluzhin-na-strasnyy-tyzhden-i-velykden-2023-roku-2523/" text:style-name="Internet_20_link" text:visited-style-name="Visited_20_Internet_20_Link">
 </text:a>
 у прямому ефірі буде транслювати"Живе телебачення".</text:p>
      <text:p text:style-name="P4">
Початок богослужіння Української греко-католицької церкви з Патріаршого соборуВоскресіння Христового - 16 квітня о 7.30.</text:p>
      <text:p text:style-name="P4">
Як повідомлялось, 16 квітня християни східного обряду відзначатимуть СвітлеХристове Воскресіння або Великдень.</text:p>
      <text:p text:style-name="P4">
Source: <text:a xlink:type="simple" xlink:href="https://www.ukrinform.ua/rubric-society/3696387-de-divitisa-translacii-velikodnih-bogosluzin-pcu-ta-ugkc-spisok-kanaliv.html" text:style-name="Internet_20_link" text:visited-style-name="Visited_20_Internet_20_Link">
https://www.ukrinform.ua/rubric-society/3696387-de-divitisa-translacii-velikodnih-bogosluzin-pcu-ta-ugkc-spisok-kanaliv.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15T17:37:00+03:00</text:p>
      <text:p text:style-name="P4">
Modified Time: 2023-04-15T17:37: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3" text:anchor-type="as-char" svg:width="6.9236in" svg:height="3.956343in" draw:z-index="0">
<draw:image xlink:href="../Images/yкринформ/2023-04-15T17-37-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54" text:anchor-type="as-char" svg:width="6.9236in" svg:height="6.9236in" draw:z-index="0">
<draw:image xlink:href="../Images/yкринформ/2023-04-15T17-37-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55" text:anchor-type="as-char" svg:width="6.9236in" svg:height="6.9236in" draw:z-index="0">
<draw:image xlink:href="../Images/yкринформ/2023-04-15T17-37-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56" text:anchor-type="as-char" svg:width="6.9236in" svg:height="6.9236in" draw:z-index="0">
<draw:image xlink:href="../Images/yкринформ/2023-04-15T17-37-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57" text:anchor-type="as-char" svg:width="6.9236in" svg:height="6.9236in" draw:z-index="0">
<draw:image xlink:href="../Images/yкринформ/2023-04-15T17-37-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58" text:anchor-type="as-char" svg:width="6.9236in" svg:height="6.9236in" draw:z-index="0">
<draw:image xlink:href="../Images/yкринформ/2023-04-15T17-37-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59" text:anchor-type="as-char" svg:width="6.9236in" svg:height="6.9236in" draw:z-index="0">
<draw:image xlink:href="../Images/yкринформ/2023-04-15T17-37-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60" text:anchor-type="as-char" svg:width="6.9236in" svg:height="6.9236in" draw:z-index="0">
<draw:image xlink:href="../Images/yкринформ/2023-04-15T17-37-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61" text:anchor-type="as-char" svg:width="6.9236in" svg:height="6.9236in" draw:z-index="0">
<draw:image xlink:href="../Images/yкринформ/2023-04-15T17-37-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62" text:anchor-type="as-char" svg:width="6.9236in" svg:height="6.9236in" draw:z-index="0">
<draw:image xlink:href="../Images/yкринформ/2023-04-15T17-37-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63" text:anchor-type="as-char" svg:width="6.9236in" svg:height="6.9236in" draw:z-index="0">
<draw:image xlink:href="../Images/yкринформ/2023-04-15T17-37-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Сольський сказав, скільки продукції Україна щомісяця експортує через польський кордон</text:span>
</text:h>
      <text:p text:style-name="P4">
Authors: Ukrinform (Person)</text:p>
      <text:p text:style-name="P4">
Publisher: Укринформ (Organization)</text:p>
      <text:p text:style-name="P4">
Published Time: 2023-04-15T17:40:00+03:00</text:p>
      <text:p text:style-name="P4">
Modified Time: 2023-04-15T17:40:00+03:00</text:p>
      <text:p text:style-name="P4">
Description: У різні місяці через польський кордон експортується із України від 500 до 700 тисяч тонн різної продукції.  — Укрінформ.</text:p>
      <text:p text:style-name="P4">
Images: ["<text:a xlink:type="simple" xlink:href="https://static.ukrinform.com/photos/2023_04/thumb_files/630_360_1681564396-672.jpg" text:style-name="Internet_20_link" text:visited-style-name="Visited_20_Internet_20_Link">
630_360_16815...</text:a>
"]</text:p>
      <text:p text:style-name="P4">
Tags: ['Експорт', 'Польща', 'Україна', 'Кордон', 'Сольський', 'Агропродукція']</text:p>
      <text:p text:style-name="P4">
Type: Article</text:p>
      <!--METADATA-->
      <text:p text:style-name="P4">
<draw:frame draw:style-name="fr1" draw:name="Image164" text:anchor-type="as-char" svg:width="6.9236in" svg:height="3.956343in" draw:z-index="0">
<draw:image xlink:href="../Images/yкринформ/2023-04-15T17-40-00-03-00/630_360_1681564396-672.jpg" xlink:type="simple" xlink:show="embed" xlink:actuate="onLoad" draw:mime-type="image/jpeg"/>
</draw:frame>
 У різнімісяці через польський кордон експортується із України від 500 до 700 тисячтонн різної продукції.</text:p>
      <text:p text:style-name="P4">
Про це сказав міністр аграрної політики та продовольства України МиколаСольський на брифінгу в Укрінформі в суботу, 15 квітня.</text:p>
      <text:p text:style-name="P4">
“Насправді, якщо візьмемо весь <text:a xlink:type="simple" xlink:href="https://www.ukrinform.ua/tag-eksport" text:style-name="Internet_20_link" text:visited-style-name="Visited_20_Internet_20_Link">
 </text:a>
 якийіде через польський кордон, і частина його залишається в Польщі, а частина ідетранзитом, то всього в нас, залежно місяць від місяця, їде від 500 до 700тисяч тонн різної продукції”, - сказав Сольський.</text:p>
      <text:p text:style-name="P4">
Він уточнив, що йдеться про зерно, олію, цукор, яйця, м’ясо та інші продукти.</text:p>
      <text:p text:style-name="P4">
“Якщо ми говоримо про те, що ці чотири культури (пшениця, кукурудза, ріпак,соняшник — ред.) не продаються в Польщі, а продаються транзитом, то цеприблизно, на нашу думку, 150-200 тисяч тонн найбільше по місяцю з цьогозагального об’єму, що я вам щойно сказав, що продавалося в Польщі. Приспрощенні транзиту, про що ми попередньо погоджували, і , надіюся, що так ібуде, ці об’єми в суттєвій мірі можна компенсувати шляхом транзиту допольських портів, чи до портів інших країн у тому числі”, - сказав міністр.</text:p>
      <text:p text:style-name="P4">
<text:span text:style-name="T4">
Читайте також:</text:span>
 <text:a xlink:type="simple" xlink:href="https://www.ukrinform.ua/rubric-economy/3696355-polsa-zaboronila-vvezenna-z-ukraini-zbizza-ta-bagatoh-produktiv-harcuvanna.html" text:style-name="Internet_20_link" text:visited-style-name="Visited_20_Internet_20_Link">
 </text:a>
</text:p>
      <text:p text:style-name="P4">
Як повідомлялося, під час зустрічі 7 квітня на кордоні у Дорогуську зпольським міністром Телусом міністр аграрної політики та продовольства УкраїниМикола Сольський заявив, що <text:a xlink:type="simple" xlink:href="https://www.ukrinform.ua/rubric-economy/3692981-ukraina-prizupinae-eksport-zbizza-do-polsi.html" text:style-name="Internet_20_link" text:visited-style-name="Visited_20_Internet_20_Link">
 </text:a>
</text:p>
      <text:p text:style-name="P4">
Source: <text:a xlink:type="simple" xlink:href="https://www.ukrinform.ua/rubric-economy/3696383-solskij-nazvav-obemi-produkcii-aki-somisaca-eksportuutsa-z-ukraini-cerez-polskij-kordon.html" text:style-name="Internet_20_link" text:visited-style-name="Visited_20_Internet_20_Link">
https://www.ukrinform.ua/rubric-economy/3696383-solskij-nazvav-obemi-produkcii-aki-somisaca-eksportuutsa-z-ukraini-cerez-polskij-kordon.html</text:a>
</text:p>
      <!--NEWS-->
      <text:h text:style-name="P10" text:outline-level="1">
<text:span text:style-name="T4">
Ткаченко поділився враженнями від перегляду фільму «Памфір»</text:span>
</text:h>
      <text:p text:style-name="P4">
Authors: Ukrinform (Person)</text:p>
      <text:p text:style-name="P4">
Publisher: Укринформ (Organization)</text:p>
      <text:p text:style-name="P4">
Published Time: 2023-04-15T17:51:15+03:00</text:p>
      <text:p text:style-name="P4">
Modified Time: 2023-04-15T17:51:15+03:00</text:p>
      <text:p text:style-name="P4">
Description: Міністр культури та інформаційної політики Олександр Ткаченко радить українцям подивитися вітчизняну стрічку “Памфір”, яка зараз ще є у прокаті. — Укрінформ.</text:p>
      <text:p text:style-name="P4">
Images: ["<text:a xlink:type="simple" xlink:href="https://static.ukrinform.com/photos/2023_03/thumb_files/630_360_1680192081-668.jpg" text:style-name="Internet_20_link" text:visited-style-name="Visited_20_Internet_20_Link">
630_360_16801...</text:a>
"]</text:p>
      <text:p text:style-name="P4">
Tags: ['Ткаченко', 'фільм']</text:p>
      <text:p text:style-name="P4">
Type: Article</text:p>
      <!--METADATA-->
      <text:p text:style-name="P4">
<draw:frame draw:style-name="fr1" draw:name="Image165" text:anchor-type="as-char" svg:width="6.9236in" svg:height="3.956343in" draw:z-index="0">
<draw:image xlink:href="../Images/yкринформ/2023-04-15T17-51-15-03-00/630_360_1680192081-668.jpg" xlink:type="simple" xlink:show="embed" xlink:actuate="onLoad" draw:mime-type="image/jpeg"/>
</draw:frame>
 Міністркультури та інформаційної політики Олександр Ткаченко радить українцямподивитися вітчизняну стрічку “Памфір”, яка зараз ще є у прокаті.</text:p>
      <text:p text:style-name="P4">
Як передає Укрінформ, про це Ткаченко повідомив у <text:a xlink:type="simple" xlink:href="https://t.me/otkachenkokyiv/3419" text:style-name="Internet_20_link" text:visited-style-name="Visited_20_Internet_20_Link">
</text:a>
</text:p>
      <text:p text:style-name="P4">
“Памфір. Український фільм, знятий ще до широкомасштабної <text:a xlink:type="simple" xlink:href="https://www.ukrinform.ua/tag-vijna" text:style-name="Internet_20_link" text:visited-style-name="Visited_20_Internet_20_Link">
</text:a>
 - зараз ще в прокаті. Однозначно раджувстигнути подивитись. Сам нарешті встиг”, - написав Ткаченко.</text:p>
      <text:p text:style-name="P4">
Він додав, що костюми цього фільму скоро будуть представлені в музеїдекоративного мистецтва в Пирогово.</text:p>
      <text:p text:style-name="P4">
За словами міністра, фільм уже зібрав схвальні відгуки і у Венеції, і вТоронто, і від понад 70 тисяч українців, які проголосували за нього квитками вкінотеатрах.</text:p>
      <text:p text:style-name="P4">
“Фільм наче затягує тебе емоційно вже через кілька хвилин перегляду, поки тизвикаєш до колориту та сюжету”, - поділився враженнями від стрічки очільникМКІП.</text:p>
      <text:p text:style-name="P4">
Він висловив подяку всій команді проєкту за деталі, підібрані характериакторів, сценографію, “картинку” та сенси.</text:p>
      <text:p text:style-name="P4">
“Хоча, виходячи з перегляду, задумуєшся. І це краща ознака гарного фільму. Чито про слова головного героя - “не йди на компроміс з совістю”, чи то проподальшу долю його сина та родини, чи то про нашу державу. Втім, це художнійтвір - і він точно вартий вашої уваги”, - додав Ткаченко.</text:p>
      <text:p text:style-name="P4">
<text:span text:style-name="T4">
Читайте також:</text:span>
 <text:a xlink:type="simple" xlink:href="https://www.ukrinform.ua/rubric-culture/3692340-film-pamfir-zdobuv-nagorodu-na-kinofestivali-u-klivlendi.html" text:style-name="Internet_20_link" text:visited-style-name="Visited_20_Internet_20_Link">
 <text:span text:style-name="T4">
Памфір</text:span>
 </text:a>
</text:p>
      <text:p text:style-name="P4">
Як повідомлялося, “Памфір” є історією про міжособистісну та водночас суспільнуборотьбу, мета якої - зберегти цілісності своєї родини та своїх кордонів,навіть попри нехтування загальнолюдськими моральними орієнтирами.</text:p>
      <text:p text:style-name="P4">
Події фільму розгортаються у західних областях України напередоднітрадиційного карнавалу Маланка. Режисером та автором сценарію є ДмитроСухолиткий-Собчук.</text:p>
      <text:p text:style-name="P4">
Прем’єрний показ фільму відбувся у столичному кінотеатрі "Оскар" 22 березня.</text:p>
      <text:p text:style-name="P4">
Source: <text:a xlink:type="simple" xlink:href="https://www.ukrinform.ua/rubric-culture/3696389-tkacenko-podilivsa-vrazennami-vid-peregladu-filmu-pamfir.html" text:style-name="Internet_20_link" text:visited-style-name="Visited_20_Internet_20_Link">
https://www.ukrinform.ua/rubric-culture/3696389-tkacenko-podilivsa-vrazennami-vid-peregladu-filmu-pamfir.html</text:a>
</text:p>
      <!--NEWS-->
      <text:h text:style-name="P10" text:outline-level="1">
<text:span text:style-name="T4">
ЗСУ взяли під Мар’їнкою у полон щонайменше шістьох російських військових</text:span>
</text:h>
      <text:p text:style-name="P4">
Authors: Ukrinform (Person)</text:p>
      <text:p text:style-name="P4">
Publisher: Укринформ (Organization)</text:p>
      <text:p text:style-name="P4">
Published Time: 2023-04-15T17:56:09+03:00</text:p>
      <text:p text:style-name="P4">
Modified Time: 2023-04-15T17:56:09+03:00</text:p>
      <text:p text:style-name="P4">
Description: Командувач оперативно-стратегічного угруповання військ "Таврія" генерал Олександр Тарнавський показав шістьох російських загарбників, захоплених у полон Силами оборони України в районі міста Мар’їнка Донецької області.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їнка", 'ЗСУ', 'Російські військові', 'Полонені']</text:p>
      <text:p text:style-name="P4">
Type: Article</text:p>
      <!--METADATA-->
      <text:p text:style-name="P4">
<draw:frame draw:style-name="fr1" draw:name="Image166" text:anchor-type="as-char" svg:width="6.9236in" svg:height="3.956343in" draw:z-index="0">
<draw:image xlink:href="../Images/yкринформ/2023-04-15T17-56-09-03-00/630_360_1668461240-442.jpg" xlink:type="simple" xlink:show="embed" xlink:actuate="onLoad" draw:mime-type="image/jpeg"/>
</draw:frame>
 Командувачоперативно-стратегічного угруповання військ "Таврія" генерал ОлександрТарнавський показав шістьох російських загарбників, захоплених у полон Силамиоборони України в районі міста Мар’їнка Донецької області.</text:p>
      <text:p text:style-name="P4">
Як передає Укрінформ, відео з російськими полоненими генерал оприлюднив у <text:a xlink:type="simple" xlink:href="https://t.me/otarnavskiy/37" text:style-name="Internet_20_link" text:visited-style-name="Visited_20_Internet_20_Link">
</text:a>
 <text:a xlink:type="simple" xlink:href="https://t.me/otarnavskiy/37" text:style-name="Internet_20_link" text:visited-style-name="Visited_20_Internet_20_Link">
 </text:a>
</text:p>
      <text:p text:style-name="P4">
"Так виглядають взяті в полон під Мар‘їнкою орки. Гарна робота наших воїнів",— зазначив Тарнавський.</text:p>
      <text:p text:style-name="P4">
<text:span text:style-name="T4">
Читайте також:</text:span>
 <text:a xlink:type="simple" xlink:href="https://www.ukrinform.ua/rubric-ato/3696155-zsu-znisili-vze-181-550-rosijskih-zagarbnikiv.html" text:style-name="Internet_20_link" text:visited-style-name="Visited_20_Internet_20_Link">
 <text:span text:style-name="T4">
знищ</text:span>
 </text:a>
</text:p>
      <text:p text:style-name="P4">
Як повідомляв Укрінформ, російські війська продовжують зосереджувати сили наведенні наступальних дій на Лиманському, Бахмутському, Авдіївському таМар’їнському напрямках. Найзапекліші <text:a xlink:type="simple" xlink:href="https://www.ukrinform.ua/rubric-ato/3696140-sili-oboroni-za-dobu-vidbili-56-vorozih-atak.html" text:style-name="Internet_20_link" text:visited-style-name="Visited_20_Internet_20_Link">
 </text:a>
 .</text:p>
      <text:p text:style-name="P4">
Source: <text:a xlink:type="simple" xlink:href="https://www.ukrinform.ua/rubric-ato/3696390-zsu-vzali-pid-marinkou-u-polon-sonajmense-sistoh-rosijskih-vijskovih.html" text:style-name="Internet_20_link" text:visited-style-name="Visited_20_Internet_20_Link">
https://www.ukrinform.ua/rubric-ato/3696390-zsu-vzali-pid-marinkou-u-polon-sonajmense-sistoh-rosijskih-vijskovih.html</text:a>
</text:p>
      <!--NEWS-->
      <text:h text:style-name="P10" text:outline-level="1">
<text:span text:style-name="T4">
В Україні підтоплені 600 дворогосподарств у 14 населених пунктах</text:span>
</text:h>
      <text:p text:style-name="P4">
Authors: Ukrinform (Person)</text:p>
      <text:p text:style-name="P4">
Publisher: Укринформ (Organization)</text:p>
      <text:p text:style-name="P4">
Published Time: 2023-04-15T18:01:00+03:00</text:p>
      <text:p text:style-name="P4">
Modified Time: 2023-04-15T18:01:00+03:00</text:p>
      <text:p text:style-name="P4">
Description: В Україні залишаються підтопленими близько 600 дворогосподарств (городи, подвір’я) у 14 населених пунктах, також підтоплено 28 житлових будинків. — Укрінформ.</text:p>
      <text:p text:style-name="P4">
Images: ["<text:a xlink:type="simple" xlink:href="https://static.ukrinform.com/photos/2023_04/thumb_files/630_360_1681570330-680.jpg" text:style-name="Internet_20_link" text:visited-style-name="Visited_20_Internet_20_Link">
630_360_16815...</text:a>
", "<text:a xlink:type="simple" xlink:href="https://static.ukrinform.com/photos/2023_04/thumb_files/630_360_1681570242-9791.jpeg" text:style-name="Internet_20_link" text:visited-style-name="Visited_20_Internet_20_Link">
630_360_16815...</text:a>
", "<text:a xlink:type="simple" xlink:href="https://static.ukrinform.com/photos/2023_04/thumb_files/630_360_1681570262-3615.jpeg" text:style-name="Internet_20_link" text:visited-style-name="Visited_20_Internet_20_Link">
630_360_16815...</text:a>
", "<text:a xlink:type="simple" xlink:href="https://static.ukrinform.com/photos/2023_04/thumb_files/630_360_1681570272-6014.jpeg" text:style-name="Internet_20_link" text:visited-style-name="Visited_20_Internet_20_Link">
630_360_16815...</text:a>
", "<text:a xlink:type="simple" xlink:href="https://static.ukrinform.com/photos/2023_04/thumb_files/630_360_1681570242-7959.jpeg" text:style-name="Internet_20_link" text:visited-style-name="Visited_20_Internet_20_Link">
630_360_16815...</text:a>
", "<text:a xlink:type="simple" xlink:href="https://static.ukrinform.com/photos/2023_04/thumb_files/630_360_1681570280-7807.jpeg" text:style-name="Internet_20_link" text:visited-style-name="Visited_20_Internet_20_Link">
630_360_16815...</text:a>
"]</text:p>
      <text:p text:style-name="P4">
Tags: ['ДСНС', 'Вода', 'Негода']</text:p>
      <text:p text:style-name="P4">
Type: Article</text:p>
      <!--METADATA-->
      <text:p text:style-name="P4">
<draw:frame draw:style-name="fr1" draw:name="Image167" text:anchor-type="as-char" svg:width="6.9236in" svg:height="3.956343in" draw:z-index="0">
<draw:image xlink:href="../Images/yкринформ/2023-04-15T18-01-00-03-00/630_360_1681570330-680.jpg" xlink:type="simple" xlink:show="embed" xlink:actuate="onLoad" draw:mime-type="image/jpeg"/>
</draw:frame>
 В Українізалишаються підтопленими близько 600 дворогосподарств (городи, подвір’я) у 14населених пунктах, також підтоплено 28 житлових будинків.</text:p>
      <text:p text:style-name="P4">
Як передає Укрінформ, про це Державна служба з надзвичайних ситуаційповідомляє у <text:a xlink:type="simple" xlink:href="https://t.me/dsns_telegram/15899" text:style-name="Internet_20_link" text:visited-style-name="Visited_20_Internet_20_Link">
</text:a>
</text:p>
      <text:p text:style-name="P4">
«У Волинській, Рівненській та Черкаській областях підтоплено понад 10 тис. 500га сільгоспугідь. Порушено транспортне сполучення до 30 населених пунктів:Чернігівська – 29 та Київська – 1. Організовано об’їзд до цих населенихпунктів», - ідеться у повідомленні.</text:p>
      <text:p text:style-name="P4">
<draw:frame draw:style-name="fr1" draw:name="Image168" text:anchor-type="as-char" svg:width="6.9236in" svg:height="3.956343in" draw:z-index="0">
<draw:image xlink:href="../Images/yкринформ/2023-04-15T18-01-00-03-00/630_360_1681570242-9791.jpeg" xlink:type="simple" xlink:show="embed" xlink:actuate="onLoad" draw:mime-type="image/jpeg"/>
</draw:frame>
 ВУкраїні залишаються підтопленими 600 дворогосподарств у 14 населених пунктах /Фото: ДСНС  <text:a xlink:type="simple" xlink:href="https://static.ukrinform.com/photos/2023_04/1681570242-9791.jpeg" text:style-name="Internet_20_link" text:visited-style-name="Visited_20_Internet_20_Link">
<draw:frame draw:style-name="fr1" draw:name="Image169" text:anchor-type="as-char" svg:width="6.9236in" svg:height="3.956343in" draw:z-index="0">
<draw:image xlink:href="../Images/yкринформ/2023-04-15T18-01-00-03-00/630_360_1681570242-9791.jpeg" xlink:type="simple" xlink:show="embed" xlink:actuate="onLoad" draw:mime-type="image/jpeg"/>
</draw:frame>
</text:a>
 <text:a xlink:type="simple" xlink:href="https://static.ukrinform.com/photos/2023_04/1681570262-3615.jpeg" text:style-name="Internet_20_link" text:visited-style-name="Visited_20_Internet_20_Link">
<draw:frame draw:style-name="fr1" draw:name="Image170" text:anchor-type="as-char" svg:width="6.9236in" svg:height="3.956343in" draw:z-index="0">
<draw:image xlink:href="../Images/yкринформ/2023-04-15T18-01-00-03-00/630_360_1681570262-3615.jpeg" xlink:type="simple" xlink:show="embed" xlink:actuate="onLoad" draw:mime-type="image/jpeg"/>
</draw:frame>
</text:a>
 <text:a xlink:type="simple" xlink:href="https://static.ukrinform.com/photos/2023_04/1681570272-6014.jpeg" text:style-name="Internet_20_link" text:visited-style-name="Visited_20_Internet_20_Link">
<draw:frame draw:style-name="fr1" draw:name="Image171" text:anchor-type="as-char" svg:width="6.9236in" svg:height="3.956343in" draw:z-index="0">
<draw:image xlink:href="../Images/yкринформ/2023-04-15T18-01-00-03-00/630_360_1681570272-6014.jpeg" xlink:type="simple" xlink:show="embed" xlink:actuate="onLoad" draw:mime-type="image/jpeg"/>
</draw:frame>
</text:a>
 <text:a xlink:type="simple" xlink:href="https://static.ukrinform.com/photos/2023_04/1681570242-7959.jpeg" text:style-name="Internet_20_link" text:visited-style-name="Visited_20_Internet_20_Link">
<draw:frame draw:style-name="fr1" draw:name="Image172" text:anchor-type="as-char" svg:width="6.9236in" svg:height="3.956343in" draw:z-index="0">
<draw:image xlink:href="../Images/yкринформ/2023-04-15T18-01-00-03-00/630_360_1681570242-7959.jpeg" xlink:type="simple" xlink:show="embed" xlink:actuate="onLoad" draw:mime-type="image/jpeg"/>
</draw:frame>
</text:a>
 <text:a xlink:type="simple" xlink:href="https://static.ukrinform.com/photos/2023_04/1681570280-7807.jpeg" text:style-name="Internet_20_link" text:visited-style-name="Visited_20_Internet_20_Link">
<draw:frame draw:style-name="fr1" draw:name="Image173" text:anchor-type="as-char" svg:width="6.9236in" svg:height="3.956343in" draw:z-index="0">
<draw:image xlink:href="../Images/yкринформ/2023-04-15T18-01-00-03-00/630_360_1681570280-7807.jpeg" xlink:type="simple" xlink:show="embed" xlink:actuate="onLoad" draw:mime-type="image/jpeg"/>
</draw:frame>
</text:a>
</text:p>
      <text:p text:style-name="P4">
Рятувальники з початку робіт підвезли для потреб постраждалого населення 24,1тонни питної води та 138 кг продуктів харчування; перевезли через водніперешкоди понад 1 тис. 200 осіб, евакуювали 15 громадян; відкачали близько 10тис. кубометрів води з 72 домогосподарств.</text:p>
      <text:p text:style-name="P4">
<text:span text:style-name="T4">
Читайте також:</text:span>
 <text:a xlink:type="simple" xlink:href="https://www.ukrinform.ua/rubric-regions/3696220-u-troh-oblastah-ukraini-masstabni-pidtoplenna-rozmiti-dorogi-do-30-naselenih-punktiv.html" text:style-name="Internet_20_link" text:visited-style-name="Visited_20_Internet_20_Link">
 <text:span text:style-name="T4">
підтоплення</text:span>
 </text:a>
</text:p>
      <text:p text:style-name="P4">
У Чернігівську область додатково направили п'ять болотоходів «Богун» тазалучили вісім плавзасобів.</text:p>
      <text:p text:style-name="P4">
<text:span text:style-name="T5">
Відео: ДСНС України</text:span>
</text:p>
      <text:p text:style-name="P4">
Загалом для надання допомоги населенню від <text:a xlink:type="simple" xlink:href="https://www.ukrinform.ua/tag-dsns" text:style-name="Internet_20_link" text:visited-style-name="Visited_20_Internet_20_Link">
 </text:a>
 залучалися понад 356 осіб та 133 одиниці техніки.</text:p>
      <text:p text:style-name="P4">
Як повідомляв Укрінформ, <text:a xlink:type="simple" xlink:href="https://www.ukrinform.ua/rubric-regions/3696381-na-cerkasini-cerez-pidtoplenna-evakuuvali-10-ziteliv.html" text:style-name="Internet_20_link" text:visited-style-name="Visited_20_Internet_20_Link">
 </text:a>
 ,від великої води постраждали 41 дачний і житловий будинок, 475 га полів.</text:p>
      <text:p text:style-name="P4">
<text:span text:style-name="T5">
Фото: ДСНС</text:span>
</text:p>
      <text:p text:style-name="P4">
Source: <text:a xlink:type="simple" xlink:href="https://www.ukrinform.ua/rubric-regions/3696391-v-ukraini-zalisautsa-pidtoplenimi-600-dvorogospodarstv-u-14-naselenih-punktah-dsns.html" text:style-name="Internet_20_link" text:visited-style-name="Visited_20_Internet_20_Link">
https://www.ukrinform.ua/rubric-regions/3696391-v-ukraini-zalisautsa-pidtoplenimi-600-dvorogospodarstv-u-14-naselenih-punktah-dsns.html</text:a>
</text:p>
      <!--NEWS-->
      <text:h text:style-name="P10" text:outline-level="1">
<text:span text:style-name="T4">
На території всіх шкіл Києва встановлять камери відеонагляду</text:span>
</text:h>
      <text:p text:style-name="P4">
Authors: Ukrinform (Person)</text:p>
      <text:p text:style-name="P4">
Publisher: Укринформ (Organization)</text:p>
      <text:p text:style-name="P4">
Published Time: 2023-04-15T18:05:00+03:00</text:p>
      <text:p text:style-name="P4">
Modified Time: 2023-04-15T18:05:00+03:00</text:p>
      <text:p text:style-name="P4">
Description: На території всіх столичних шкіл будуть встановлені системи відеонагляду, за потреби це буде зроблено й усередині цих приміщень. — Укрінформ.</text:p>
      <text:p text:style-name="P4">
Images: ["<text:a xlink:type="simple" xlink:href="https://static.ukrinform.com/photos/2012_04/thumb_files/630_360_1335699900-videokameri.jpg" text:style-name="Internet_20_link" text:visited-style-name="Visited_20_Internet_20_Link">
630_360_13356...</text:a>
"]</text:p>
      <text:p text:style-name="P4">
Tags: ['Школа', 'Київ', 'Відеокамери', 'Безпека']</text:p>
      <text:p text:style-name="P4">
Type: Article</text:p>
      <!--METADATA-->
      <text:p text:style-name="P4">
<draw:frame draw:style-name="fr1" draw:name="Image174" text:anchor-type="as-char" svg:width="6.9236in" svg:height="3.956343in" draw:z-index="0">
<draw:image xlink:href="../Images/yкринформ/2023-04-15T18-05-00-03-00/630_360_1335699900-videokameri.jpg" xlink:type="simple" xlink:show="embed" xlink:actuate="onLoad" draw:mime-type="image/jpeg"/>
</draw:frame>
 Натериторії всіх столичних шкіл будуть встановлені системи відеонагляду, запотреби це буде зроблено й усередині цих приміщень.</text:p>
      <text:p text:style-name="P4">
Про це в ефірі телеканалу «Київ» заявив директор КО «Муніципальна охорона»Сергій Чернишев, передає кореспондент Укрінформу.</text:p>
      <text:p text:style-name="P4">
«Система відеонагляду для облаштування будь-якого (навчального – ред.) закладу- це, як розумієте, доволі коштовна річ. І це потребує певного фінансування.Ми зараз розробляємо таку загальну систему забезпечення (їх – ред.)відеонаглядом. Перш за все (йдеться про територію – ред.) навколо навчальногозакладу», - сказав він.</text:p>
      <text:p text:style-name="P4">
За його словами, це буде зроблено для контролю за прилеглою територією довколашкіл. Як поінформував Чернишев, у разі потреби ці відеокамери будутьвстановлені і всередині кожного навчального закладу.</text:p>
      <text:p text:style-name="P4">
Відповідаючи на питання, директор КО «Муніципальна охорона» уточнив, що заразйдеться тільки про школи. Окремо він заявив, що зараз дитячі садочкиперебувають під технічною охороною.</text:p>
      <text:p text:style-name="P4">
«У кожному навчальному закладі Києва наразі встановлена кнопка тривожногореагування. У разі спрацювання цієї кнопки туди виїжджають наші групи швидкогореагування і розбираються у ситуації в разі потреби. І у залежності відситуації (ці групи – ред.), якщо, наприклад, виявлено адміністративне абокримінальне правопорушення, викликають наряд (поліції – ред.)», - зазначивЧернишев.</text:p>
      <text:p text:style-name="P4">
Відповідаючи на питання щодо відеокамер, зокрема, про те, хто буде це відеобачити і куди буде виходити ця інформація, директор КО «Муніципальна охорона»сказав, що перш за все це (має бути – ред.) ситуаційний центр комунальногопідприємства КП «Інформатика», яке є у Києві.</text:p>
      <text:p text:style-name="P4">
Окремо він уточнив, що щодо відеопотоків буде надаватися доступ і для їхньогопульту централізованого спостереження.</text:p>
      <text:p text:style-name="P4">
<text:span text:style-name="T4">
Читайте також:</text:span>
 <text:a xlink:type="simple" xlink:href="https://www.ukrinform.ua/rubric-society/3673526-v-ukraini-rozpocinaetsa-ukrainskosvejcarskij-proekt-dopomogi-ditam-aki-postrazdali-vid-vijni.html" text:style-name="Internet_20_link" text:visited-style-name="Visited_20_Internet_20_Link">
 <text:span text:style-name="T4">
Україні</text:span>
 <text:span text:style-name="T4">
розпочинається</text:span>
 <text:span text:style-name="T4">
українсько</text:span>
<text:span text:style-name="T4">
швейцарський</text:span>
 <text:span text:style-name="T4">
проєкт</text:span>
 <text:span text:style-name="T4">
допомоги</text:span>
 <text:span text:style-name="T4">
дітям</text:span>
 <text:span text:style-name="T4">
які</text:span>
 <text:span text:style-name="T4">
постраждали</text:span>
<text:span text:style-name="T4">
від</text:span>
 <text:span text:style-name="T4">
війни</text:span>
 </text:a>
</text:p>
      <text:p text:style-name="P4">
«У випадку якоїсь ситуації у навчальному закладі ми матимемо змогу ще на шляхутуди вже бачити картинку. Наш охоронець, який знаходиться там (у школі –ред.), у ідеалі теж буде бачити картинку, контролювати периметр і усерединішколи ті процеси, які відбуваються», - заявив Чернишев.</text:p>
      <text:p text:style-name="P4">
Окремо директор КО «Муніципальна охорона» поінформував, що камери не будутьвстановлені у кожному класі. Відповідаючи на питання щодо імовірноговстановлення цих відеокамер і усередині шкіл, він уточнив, що може йтися провхідну групу.</text:p>
      <text:p text:style-name="P4">
Відповідаючи на питання, як вони будуть встановлюватися, зокрема, по якихрайонах швидше, по яких – пізніше, Чернишев сказав, що це визначають не вонияк організація.</text:p>
      <text:p text:style-name="P4">
« <text:a xlink:type="simple" xlink:href="https://www.ukrinform.ua/tag-videokameri" text:style-name="Internet_20_link" text:visited-style-name="Visited_20_Internet_20_Link">
 </text:a>
 будуть встановлені зурахуванням наших рекомендацій саме забезпечення безпеки. А уже встановлюватиїх будуть відповідні комунальні підприємства і організації міста Києва», -уточнив директор КО «Муніципальна охорона».</text:p>
      <text:p text:style-name="P4">
Він запевнив, що гроші з батьків на це збирати не будуть – щодо цього будевиділено фінансування з бюджету Києва.</text:p>
      <text:p text:style-name="P4">
Відповідаючи на питання, як швидко це буде зроблено, Чернишев зазначив, що цезалежить від фінансування, від технічних можливостей тощо.</text:p>
      <text:p text:style-name="P4">
«В ідеалі дуже б хотілося, (щоб це було – ред.) у цьому році, або, як мінімум,хоча б запустити цьогоріч кілька цих навчальних закладів у режимі пілотногопроєкту, щоб можна було відпрацювати алгоритми і отримати якийсь досвід», -сказав директор КО «Муніципальна охорона».</text:p>
      <text:p text:style-name="P4">
Щодо інших заходів безпеки для дітей, він уточнив, що гіпотетично СКП«Київтелесервіс» буде брати зі свого боку участь у цьому процесі.</text:p>
      <text:p text:style-name="P4">
«Тут (мається на увазі – ред.) Інтернет, зокрема - обладнання Інтернетомкожного навчального закладу і перш за все, напевно, (йдеться про те – ред.)щоб контролювати контент, яким користуються під час навчального процесу нетільки школярі, а і, наприклад, відвідувачі», - заявив Чернишев.</text:p>
      <text:p text:style-name="P4">
Відповідаючи на питання, для чого це може робитися, директор КО «Муніципальнаохорона» сказав, що мова йде про безпеку контенту, який переглядають перш завсе школярі - щоб вони використовували можливості Інтернету у навчальномупроцесі і, відповідно, не відвідували якісь заборонені сайти тощо.</text:p>
      <text:p text:style-name="P4">
Як повідомляв Укрінформ, 10 квітня у КМДА заявили, що <text:a xlink:type="simple" xlink:href="https://www.ukrinform.ua/rubric-kyiv/3694047-u-stolicnih-skolah-i-ditsadkah-posiluut-ohoronu.html" text:style-name="Internet_20_link" text:visited-style-name="Visited_20_Internet_20_Link">
</text:a>
</text:p>
      <text:p text:style-name="P4">
Source: <text:a xlink:type="simple" xlink:href="https://www.ukrinform.ua/rubric-kyiv/3696395-na-teritorii-vsih-skil-kieva-vstanovlat-kameri-videonagladu.html" text:style-name="Internet_20_link" text:visited-style-name="Visited_20_Internet_20_Link">
https://www.ukrinform.ua/rubric-kyiv/3696395-na-teritorii-vsih-skil-kieva-vstanovlat-kameri-videonagladu.html</text:a>
</text:p>
      <!--NEWS-->
      <text:h text:style-name="P10" text:outline-level="1">
<text:span text:style-name="T4">
Україна напередодні «Рамштайну» провела переговори з Грецією, Кіпром, Іспанією та Румунією</text:span>
</text:h>
      <text:p text:style-name="P4">
Authors: Ukrinform (Person)</text:p>
      <text:p text:style-name="P4">
Publisher: Укринформ (Organization)</text:p>
      <text:p text:style-name="P4">
Published Time: 2023-04-15T18:08:00+03:00</text:p>
      <text:p text:style-name="P4">
Modified Time: 2023-04-15T18:08:00+03:00</text:p>
      <text:p text:style-name="P4">
Description: Команда Міністерства оборони України напередодні зустрічі у Рамштайні за 10 днів відвідала чотири країни для проведення переговорів щодо постачання Україні зброї. — Укрінформ.</text:p>
      <text:p text:style-name="P4">
Images: ["<text:a xlink:type="simple" xlink:href="https://static.ukrinform.com/photos/2023_02/thumb_files/630_360_1676370480-273.jpeg" text:style-name="Internet_20_link" text:visited-style-name="Visited_20_Internet_20_Link">
630_360_16763...</text:a>
"]</text:p>
      <text:p text:style-name="P4">
Tags: ['Резніков', 'Війна з росією', 'Зустріч Рамштайн']</text:p>
      <text:p text:style-name="P4">
Type: Article</text:p>
      <!--METADATA-->
      <text:p text:style-name="P4">
<draw:frame draw:style-name="fr1" draw:name="Image175" text:anchor-type="as-char" svg:width="6.9236in" svg:height="3.956343in" draw:z-index="0">
<draw:image xlink:href="../Images/yкринформ/2023-04-15T18-08-00-03-00/630_360_1676370480-273.jpeg" xlink:type="simple" xlink:show="embed" xlink:actuate="onLoad" draw:mime-type="image/jpeg"/>
</draw:frame>
 КомандаМіністерства оборони України напередодні зустрічі у Рамштайні за 10 дніввідвідала чотири країни для проведення переговорів щодо постачання Українізброї.</text:p>
      <text:p text:style-name="P4">
Як передає Укрінформ, про це міністр оборони України Олексій Резніковповідомляє у <text:a xlink:type="simple" xlink:href="https://www.facebook.com/reznikovoleksii/posts/pfbid0VNVc5WvYp5nxDbNW13556dagGjB8exqAmi26v72fvum4AjZCfYijM13k145BFyc7l" text:style-name="Internet_20_link" text:visited-style-name="Visited_20_Internet_20_Link">
</text:a>
<text:a xlink:type="simple" xlink:href="https://www.facebook.com/reznikovoleksii/posts/pfbid0VNVc5WvYp5nxDbNW13556dagGjB8exqAmi26v72fvum4AjZCfYijM13k145BFyc7l" text:style-name="Internet_20_link" text:visited-style-name="Visited_20_Internet_20_Link">
</text:a>
</text:p>
      <text:p text:style-name="P4">
“Напередодні зустрічі у Рамштайні, яка буде етапною, адже цьому форматуантикремлівської коаліції виповнюється рік, відпрацювали дуже інтенсивнийвідрізок у плані міжнародних контактів. За 10 днів разом з командою відвідалиАфіни, Нікосію, Мадрид та Бухарест. Відбулися плідні зустрічі з моїми колегами– міністром оборони Греції Нікосом Панайотопулусом, міністром оборони КіпруМіхалісом Георгалласом, міністром оборони Іспанії Маргаритою Роблес, міністромоборони Румунії Ангелом Тілваром та їх командами”, - повідомив він.</text:p>
      <text:p text:style-name="P4">
Мета зустрічей – зброя та інші форми підтримки, які зміцнюють Сили оборониУкраїни, зауважив міністр.</text:p>
      <text:p text:style-name="P4">
Резніков підкреслив, що під час візитів команда Міноборони зустрічається злідерами органів представницької влади, виробниками та медіа, щоб матимаксимально широке коло підтримки. “Наші пріоритети відомі – захист неба,створення “броньованого кулака”, забезпечення боєприпасами”, - додав він.</text:p>
      <text:p text:style-name="P4">
<text:span text:style-name="T4">
Читайте також:</text:span>
 <text:a xlink:type="simple" xlink:href="https://www.ukrinform.ua/rubric-polytics/3695159-zelenskij-vistupiv-pered-ucasnikami-finansovogo-ramstajnu.html" text:style-name="Internet_20_link" text:visited-style-name="Visited_20_Internet_20_Link">
 <text:span text:style-name="T4">
Рамштайн</text:span>
 </text:a>
</text:p>
      <text:p text:style-name="P4">
За словами міністра оборони, команда працює за різними треками. Українуцікавлять як платформи радянського зразка і, особливо, ракети та снаряди доних, адже ця <text:a xlink:type="simple" xlink:href="https://www.ukrinform.ua/tag-zbroa" text:style-name="Internet_20_link" text:visited-style-name="Visited_20_Internet_20_Link">
 </text:a>
 негайно опиняється наполі бою, так і системи західного виробництва, що забезпечують якісніпереваги.</text:p>
      <text:p text:style-name="P4">
“Залучаємо допомогу, домовляємося про виробництво, відпрацьовуємо програминавчання наших воїнів. Такі візити і зустрічі на політичному рівні є дужекорисними, адже не тільки допомагають підтримувати високу загальну динаміку,але й сприяють швидкому вирішенню багатьох практичних питань, для чого удистанційному режимі знадобилися б тижні часу”, - підкреслив Резніков.</text:p>
      <text:p text:style-name="P4">
За його словами, для України дуже важливий час, адже це збережені життяукраїнських захисників і захисниць та захист міст.</text:p>
      <text:p text:style-name="P4">
Як повідомляв Укрінформ, зустріч Контактної групи з питань оборони Українивідбудеться на американській базі <text:a xlink:type="simple" xlink:href="https://www.ukrinform.ua/rubric-ato/3694565-nastupna-zustric-ramstajn-vidbudetsa-21-kvitna-povitrani-sili-ssa.html" text:style-name="Internet_20_link" text:visited-style-name="Visited_20_Internet_20_Link">
 </text:a>
 (Німеччина) 21 квітня.</text:p>
      <text:p text:style-name="P4">
Source: <text:a xlink:type="simple" xlink:href="https://www.ukrinform.ua/rubric-polytics/3696392-ukraina-naperedodni-ramstajnu-provela-peregovori-z-grecieu-kiprom-ispanieu-ta-rumunieu.html" text:style-name="Internet_20_link" text:visited-style-name="Visited_20_Internet_20_Link">
https://www.ukrinform.ua/rubric-polytics/3696392-ukraina-naperedodni-ramstajnu-provela-peregovori-z-grecieu-kiprom-ispanieu-ta-rumunieu.html</text:a>
</text:p>
      <!--NEWS-->
      <text:h text:style-name="P10" text:outline-level="1">
<text:span text:style-name="T4">
Українця Бойка призначили головним арбітром на матч МЛС</text:span>
</text:h>
      <text:p text:style-name="P4">
Authors: Ukrinform (Person)</text:p>
      <text:p text:style-name="P4">
Publisher: Укринформ (Organization)</text:p>
      <text:p text:style-name="P4">
Published Time: 2023-04-15T18:22:12+03:00</text:p>
      <text:p text:style-name="P4">
Modified Time: 2023-04-15T18:22:12+03:00</text:p>
      <text:p text:style-name="P4">
Description: Український арбітр Сергій Бойко розсудить матч 8-го туру МЛС між «Далласом» та «Реал Солт Лейк». — Укрінформ.</text:p>
      <text:p text:style-name="P4">
Images: ["<text:a xlink:type="simple" xlink:href="https://static.ukrinform.com/photos/2023_04/thumb_files/630_360_1681572044-416.jpeg" text:style-name="Internet_20_link" text:visited-style-name="Visited_20_Internet_20_Link">
630_360_16815...</text:a>
"]</text:p>
      <text:p text:style-name="P4">
Tags: ['Футбол']</text:p>
      <text:p text:style-name="P4">
Type: Article</text:p>
      <!--METADATA-->
      <text:p text:style-name="P4">
<draw:frame draw:style-name="fr1" draw:name="Image176" text:anchor-type="as-char" svg:width="6.9236in" svg:height="3.956343in" draw:z-index="0">
<draw:image xlink:href="../Images/yкринформ/2023-04-15T18-22-12-03-00/630_360_1681572044-416.jpeg" xlink:type="simple" xlink:show="embed" xlink:actuate="onLoad" draw:mime-type="image/jpeg"/>
</draw:frame>
Український арбітр Сергій Бойко розсудить матч 8-го туру МЛС між «Далласом» та«Реал Солт Лейк».</text:p>
      <text:p text:style-name="P4">
Як передає Укрінформ, з посиланням на <text:a xlink:type="simple" xlink:href="https://proreferees.com/2023/04/12/2023-mls-assignments-week-8/" text:style-name="Internet_20_link" text:visited-style-name="Visited_20_Internet_20_Link">
</text:a>
 .</text:p>
      <text:p text:style-name="P4">
Допомагати йому будуть судді з США та Канади, у своїй бригаді він буде єдинимпредставником України.</text:p>
      <text:p text:style-name="P4">
Гра відбудеться в ніч з 15 на 16 квітня о 03.30 за київським часом.</text:p>
      <text:p text:style-name="P4">
<text:span text:style-name="T4">
Читайте також:</text:span>
 <text:a xlink:type="simple" xlink:href="https://www.ukrinform.ua/rubric-sports/3696367-upl-zora-peremogla-dnipro1-metalist1925-i-oleksandria-podilili-ocki.html" text:style-name="Internet_20_link" text:visited-style-name="Visited_20_Internet_20_Link">
 <text:span text:style-name="T4">
Зоря</text:span>
 </text:a>
</text:p>
      <text:p text:style-name="P4">
До цього 45-річний суддя обслуговував в США матч Об'єднаної футбольної ліги(USL) між «Мемфісом 901» та «Піттсбургом» в середині березня.</text:p>
      <text:p text:style-name="P4">
Фото: Getty Images</text:p>
      <text:p text:style-name="P4">
Source: <text:a xlink:type="simple" xlink:href="https://www.ukrinform.ua/rubric-sports/3696396-ukrainca-bojka-priznacili-golovnim-arbitrom-na-matc-mls.html" text:style-name="Internet_20_link" text:visited-style-name="Visited_20_Internet_20_Link">
https://www.ukrinform.ua/rubric-sports/3696396-ukrainca-bojka-priznacili-golovnim-arbitrom-na-matc-mls.html</text:a>
</text:p>
      <!--NEWS-->
      <text:h text:style-name="P10" text:outline-level="1">
<text:span text:style-name="T4">
В Індії автобус з музикантами з'їхав із шосе, 13 загиблих</text:span>
</text:h>
      <text:p text:style-name="P4">
Authors: Ukrinform (Person)</text:p>
      <text:p text:style-name="P4">
Publisher: Укринформ (Organization)</text:p>
      <text:p text:style-name="P4">
Published Time: 2023-04-15T18:23:30+03:00</text:p>
      <text:p text:style-name="P4">
Modified Time: 2023-04-15T18:23:30+03:00</text:p>
      <text:p text:style-name="P4">
Description: Пасажирський автобус, який перевозив десятки членів музичного гурту, з'їхав з шосе та впав у яр на заході Індії, унаслідок чого загинули 13 людей ще 29 отримали травми. — Укрінформ.</text:p>
      <text:p text:style-name="P4">
Images: ["<text:a xlink:type="simple" xlink:href="https://static.ukrinform.com/photos/2023_04/thumb_files/630_360_1681571968-285.jpg" text:style-name="Internet_20_link" text:visited-style-name="Visited_20_Internet_20_Link">
630_360_16815...</text:a>
"]</text:p>
      <text:p text:style-name="P4">
Tags: ['Аварія', 'Індія', 'Музикант']</text:p>
      <text:p text:style-name="P4">
Type: Article</text:p>
      <!--METADATA-->
      <text:p text:style-name="P4">
<draw:frame draw:style-name="fr1" draw:name="Image177" text:anchor-type="as-char" svg:width="6.9236in" svg:height="3.956343in" draw:z-index="0">
<draw:image xlink:href="../Images/yкринформ/2023-04-15T18-23-30-03-00/630_360_1681571968-285.jpg" xlink:type="simple" xlink:show="embed" xlink:actuate="onLoad" draw:mime-type="image/jpeg"/>
</draw:frame>
Пасажирський автобус, який перевозив десятки членів музичного гурту, з'їхав зшосе та впав у яр на заході Індії, унаслідок чого загинули 13 людей ще 29отримали травми.</text:p>
      <text:p text:style-name="P4">
Як передає Укрінформ, про це повідомляє <text:a xlink:type="simple" xlink:href="https://apnews.com/article/bus-musicians-accident-india-dfe8e7cd6410fdd80911a945dfb09bd9" text:style-name="Internet_20_link" text:visited-style-name="Visited_20_Internet_20_Link">
 </text:a>
</text:p>
      <text:p text:style-name="P4">
Автобус прямував до Мумбаї, фінансової столиці Індії, з міста Пуна, демузиканти мали виступ, повідомив офіцер індійської поліції Атул Зенде.</text:p>
      <text:p text:style-name="P4">
Точна причина <text:a xlink:type="simple" xlink:href="https://www.ukrinform.ua/tag-avaria" text:style-name="Internet_20_link" text:visited-style-name="Visited_20_Internet_20_Link">
 </text:a>
 наразі невідома.</text:p>
      <text:p text:style-name="P4">
Більшість загиблих пасажирів були учасниками музичного гурту з міста Мумбаї.</text:p>
      <text:p text:style-name="P4">
Рятувальники витягли важкопоранених з-під уламків автобуса та відправили долікарні.</text:p>
      <text:p text:style-name="P4">
<text:span text:style-name="T4">
Читайте також:</text:span>
 <text:a xlink:type="simple" xlink:href="https://www.ukrinform.ua/rubric-world/3695151-strilanina-na-vijskovij-bazi-u-indii-cetvero-zagiblih.html" text:style-name="Internet_20_link" text:visited-style-name="Visited_20_Internet_20_Link">
 <text:span text:style-name="T4">
Інді</text:span>
 </text:a>
</text:p>
      <text:p text:style-name="P4">
Прем'єр-міністр Індії Нарендра Моді висловив жаль у зв'язку з аварією таоголосив про грошову допомогу родинам загиблих.</text:p>
      <text:p text:style-name="P4">
Дорожньо-транспортні пригоди зі смертельними наслідками в Індії поширені черезнеобережне водіння, погано доглянуті дороги та старий автотранспорт. За данимиполіції, щороку внаслідок ДТП по всій Індії гинуть понад 110 000 людей.</text:p>
      <text:p text:style-name="P4">
<text:span text:style-name="T5">
Фото: PTI Photo</text:span>
</text:p>
      <text:p text:style-name="P4">
Source: <text:a xlink:type="simple" xlink:href="https://www.ukrinform.ua/rubric-world/3696397-v-indii-avtobus-z-muzikantami-zihav-iz-sose-13-zagiblih.html" text:style-name="Internet_20_link" text:visited-style-name="Visited_20_Internet_20_Link">
https://www.ukrinform.ua/rubric-world/3696397-v-indii-avtobus-z-muzikantami-zihav-iz-sose-13-zagiblih.html</text:a>
</text:p>
      <!--NEWS-->
      <text:h text:style-name="P10" text:outline-level="1">
<text:span text:style-name="T4">
У Судані під час спроби держперевороту загорівся український літак – SkyUp</text:span>
</text:h>
      <text:p text:style-name="P4">
Authors: Ukrinform (Person)</text:p>
      <text:p text:style-name="P4">
Publisher: Укринформ (Organization)</text:p>
      <text:p text:style-name="P4">
Published Time: 2023-04-15T18:31:00+03:00</text:p>
      <text:p text:style-name="P4">
Modified Time: 2023-04-15T18:31:00+03:00</text:p>
      <text:p text:style-name="P4">
Description: В аеропорту охопленої бойовими діями столиці Судану — місті Хартум на одному з літаків української авіакомпанії SkyUp спрацював аварійний радіобуй, компанія вживає заходів для якнайшвидшої евакуації співробітників із країни. — Укрінформ.</text:p>
      <text:p text:style-name="P4">
Images: ["<text:a xlink:type="simple" xlink:href="https://static.ukrinform.com/photos/2021_07/thumb_files/630_360_1627474527-494.jpg" text:style-name="Internet_20_link" text:visited-style-name="Visited_20_Internet_20_Link">
630_360_16274...</text:a>
"]</text:p>
      <text:p text:style-name="P4">
Tags: ['Судан', 'SkyUp', 'Переворот']</text:p>
      <text:p text:style-name="P4">
Type: Article</text:p>
      <!--METADATA-->
      <text:p text:style-name="P4">
<draw:frame draw:style-name="fr1" draw:name="Image178" text:anchor-type="as-char" svg:width="6.9236in" svg:height="3.956343in" draw:z-index="0">
<draw:image xlink:href="../Images/yкринформ/2023-04-15T18-31-00-03-00/630_360_1627474527-494.jpg" xlink:type="simple" xlink:show="embed" xlink:actuate="onLoad" draw:mime-type="image/jpeg"/>
</draw:frame>
 Ваеропорту охопленої бойовими діями столиці Судану — місті Хартум на одному злітаків української авіакомпанії SkyUp спрацював аварійний радіобуй, компаніявживає заходів для якнайшвидшої евакуації співробітників із країни.</text:p>
      <text:p text:style-name="P4">
Про це йдеться в офіційній заяві, оприлюдненій на  <text:a xlink:type="simple" xlink:href="https://skyup.aero/uk/news/oficijna-zayava-skyup-shodo-situaciyi-zi-spivrobitnikami-ta-litakami-u-hartumi_457" text:style-name="Internet_20_link" text:visited-style-name="Visited_20_Internet_20_Link">
</text:a>
<text:a xlink:type="simple" xlink:href="https://skyup.aero/uk/news/oficijna-zayava-skyup-shodo-situaciyi-zi-spivrobitnikami-ta-litakami-u-hartumi_457" text:style-name="Internet_20_link" text:visited-style-name="Visited_20_Internet_20_Link">
 </text:a>
авіакомпанії, передає Укрінформ.</text:p>
      <text:p text:style-name="P4">
"15 квітня в Судані розпочались бойові дії. Наразі відомо про спрацюванняаварійного радіобуя на одному з двох літаків авіакомпанії SkyUp, щознаходяться в аеропорту міста Хартум. Встановити стан літака та можливіпошкодження на даний момент неможливо", — зазначено в заяві.</text:p>
      <text:p text:style-name="Quotations">

<text:p text:style-name="P4">
Boeing 737 украинского лоукостера SkyUp загорелся во время попытки&gt;
 государственного переворота в Судане. Воздушные ворота захватил спецназ&gt;
 Судана.  &gt;
  &gt;
  На видео очевидцев из столичного аэропорта в Хартуме видно, что горит один&gt;
 из двух авиалайнеров SkyUp, которые стояли рядом. <text:a xlink:type="simple" xlink:href="https://t.co/5438pt9YI3" text:style-name="Internet_20_link" text:visited-style-name="Visited_20_Internet_20_Link">
&gt;
 </text:a>
&gt;
&gt;
 — avianews.com (@avianewscom) <text:a xlink:type="simple" xlink:href="https://twitter.com/avianewscom/status/1647206230379692034" text:style-name="Internet_20_link" text:visited-style-name="Visited_20_Internet_20_Link">
&gt;
 </text:a>
</text:p>

</text:p>
      <text:p text:style-name="P4">
Як повідомили у <text:a xlink:type="simple" xlink:href="https://www.ukrinform.ua/tag-skyup" text:style-name="Internet_20_link" text:visited-style-name="Visited_20_Internet_20_Link">
 </text:a>
 , 36 співробітниківкомпанії, які перебувають нині в Судані, знаходяться у відносно безпечномумісці, з ними є зв’язок.</text:p>
      <text:p text:style-name="P4">
"Наше головне завдання зараз — організувати безпечні умови перебуванняспівробітників та допомогти їм якнайшвидше залишити країну. Ми займаємось цимразом із Посольством України в Єгипті, почесним консульством України в Судані,МЗС України та іншими державними структурами. Ми обов’язково повідомимо провирішення ситуації, як тільки це буде можливо", — додали в компанії.</text:p>
      <text:p text:style-name="P4">
<text:span text:style-name="T4">
Читайте також:</text:span>
 <text:a xlink:type="simple" xlink:href="https://www.ukrinform.ua/rubric-society/3696334-mzs-zaklikae-ukrainciv-utrimatisa-vid-poizdok-do-sudanu-cerez-nestabilnu-situaciu.html" text:style-name="Internet_20_link" text:visited-style-name="Visited_20_Internet_20_Link">
 <text:span text:style-name="T4">
Судан</text:span>
 </text:a>
</text:p>
      <text:p text:style-name="P4">
Літаки SkyUp Airlines перебувають у Судані в межах контракту на умовах лізингуACMI з авіакомпанією Sun Air. Від початку 2023 року вони виконували рейси доКаїра (Египет), Ер-Ріяда та Джидди (Саудівська Аравія).</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у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 державна авіакомпанія Saudi ArabianAirlines і Національний авіаперевізник Єгипту EgyptAir.</text:p>
      <text:p text:style-name="P4">
Source: <text:a xlink:type="simple" xlink:href="https://www.ukrinform.ua/rubric-world/3696399-skyup-evakujovue-spivrobitnikiv-iz-sudanu-na-odnomu-z-litakiv-spracuvav-avarijnij-radiobuj.html" text:style-name="Internet_20_link" text:visited-style-name="Visited_20_Internet_20_Link">
https://www.ukrinform.ua/rubric-world/3696399-skyup-evakujovue-spivrobitnikiv-iz-sudanu-na-odnomu-z-litakiv-spracuvav-avarijnij-radiobuj.html</text:a>
</text:p>
      <!--NEWS-->
      <text:h text:style-name="P10" text:outline-level="1">
<text:span text:style-name="T4">
Прикордонники показали знищення штурмової групи росіян у Бахмуті</text:span>
</text:h>
      <text:p text:style-name="P4">
Authors: Ukrinform (Person)</text:p>
      <text:p text:style-name="P4">
Publisher: Укринформ (Organization)</text:p>
      <text:p text:style-name="P4">
Published Time: 2023-04-15T18:44:00+03:00</text:p>
      <text:p text:style-name="P4">
Modified Time: 2023-04-15T18:44:00+03:00</text:p>
      <text:p text:style-name="P4">
Description: У Бахмуті Донецької області прикордонники знищили штурмову групу російських загарбників. — Укрінформ.</text:p>
      <text:p text:style-name="P4">
Images: ["<text:a xlink:type="simple" xlink:href="https://static.ukrinform.com/photos/2023_02/thumb_files/630_360_1675689641-422.jpeg" text:style-name="Internet_20_link" text:visited-style-name="Visited_20_Internet_20_Link">
630_360_16756...</text:a>
"]</text:p>
      <text:p text:style-name="P4">
Tags: ['Бахмут', 'Прикордонники', 'Російські військові', 'Війна з росією']</text:p>
      <text:p text:style-name="P4">
Type: Article</text:p>
      <!--METADATA-->
      <text:p text:style-name="P4">
<draw:frame draw:style-name="fr1" draw:name="Image179" text:anchor-type="as-char" svg:width="6.9236in" svg:height="3.956343in" draw:z-index="0">
<draw:image xlink:href="../Images/yкринформ/2023-04-15T18-44-00-03-00/630_360_1675689641-422.jpeg" xlink:type="simple" xlink:show="embed" xlink:actuate="onLoad" draw:mime-type="image/jpeg"/>
</draw:frame>
 У БахмутіДонецької області прикордонники знищили штурмову групу російських загарбників.</text:p>
      <text:p text:style-name="P4">
Як передає Укрінформ, про це повідомила <text:a xlink:type="simple" xlink:href="https://dpsu.gov.ua/ua/news/%20video%20-minometniki-luganskogo-prikordonnogo-zagonu-znishchili-shturmovu-grupu-rosiyskih-okupantiv/" text:style-name="Internet_20_link" text:visited-style-name="Visited_20_Internet_20_Link">
</text:a>
 таоприлюднила відповідне відео.</text:p>
      <text:p text:style-name="P4">
« <text:a xlink:type="simple" xlink:href="https://www.ukrinform.ua/tag-bahmut" text:style-name="Internet_20_link" text:visited-style-name="Visited_20_Internet_20_Link">
 </text:a>
 російські загарбники не зважають наВеликдень та намагаються організувати напад. Однак спроба ворожого штурмупозицій Сил оборони України закінчилась ліквідацією їхньої штурмової групи», -ідеться у повідомленні.</text:p>
      <text:p text:style-name="P4">
У ДПСУ у знищенні ворога відзначили точну роботу мінометників Луганськогоприкордонного загону.</text:p>
      <text:p text:style-name="P4">
Як повідомляв Укрінформ, російські війська продовжують зосереджувати сили наведенні наступальних дій на Лиманському, Бахмутському, Авдіївському таМар’їнському напрямках. <text:a xlink:type="simple" xlink:href="https://www.ukrinform.ua/rubric-ato/3696015-najzapeklisi-boi-jdut-za-bahmut-ta-marinku-sili-oboroni-vidbili-blizko-40-atak.html" text:style-name="Internet_20_link" text:visited-style-name="Visited_20_Internet_20_Link">
 </text:a>
</text:p>
      <text:p text:style-name="P4">
<text:span text:style-name="T5">
Фото: ДПСУ</text:span>
</text:p>
      <text:p text:style-name="P4">
Source: <text:a xlink:type="simple" xlink:href="https://www.ukrinform.ua/rubric-ato/3696401-prikordonniki-pokazali-znisenna-sturmovoi-grupi-rosian-u-bahmuti.html" text:style-name="Internet_20_link" text:visited-style-name="Visited_20_Internet_20_Link">
https://www.ukrinform.ua/rubric-ato/3696401-prikordonniki-pokazali-znisenna-sturmovoi-grupi-rosian-u-bahmuti.html</text:a>
</text:p>
      <!--NEWS-->
      <text:h text:style-name="P10" text:outline-level="1">
<text:span text:style-name="T4">
На Бериславщині відремонтували пошкоджені напередодні ворожим ударом електромережі</text:span>
</text:h>
      <text:p text:style-name="P4">
Authors: Ukrinform (Person)</text:p>
      <text:p text:style-name="P4">
Publisher: Укринформ (Organization)</text:p>
      <text:p text:style-name="P4">
Published Time: 2023-04-15T18:49:00+03:00</text:p>
      <text:p text:style-name="P4">
Modified Time: 2023-04-15T18:49:00+03:00</text:p>
      <text:p text:style-name="P4">
Description: На Бериславщині у Херсонській області відремонтували пошкоджені внаслідок ворожого удару 14 квітня електромережі. — Укрінформ.</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Херсонщина', 'Берислав']</text:p>
      <text:p text:style-name="P4">
Type: Article</text:p>
      <!--METADATA-->
      <text:p text:style-name="P4">
<draw:frame draw:style-name="fr1" draw:name="Image180" text:anchor-type="as-char" svg:width="6.9236in" svg:height="3.956343in" draw:z-index="0">
<draw:image xlink:href="../Images/yкринформ/2023-04-15T18-49-00-03-00/630_360_1677090548-641.jpg" xlink:type="simple" xlink:show="embed" xlink:actuate="onLoad" draw:mime-type="image/jpeg"/>
</draw:frame>
 НаБериславщині у Херсонській області відремонтували пошкоджені внаслідокворожого удару 14 квітня електромережі.</text:p>
      <text:p text:style-name="P4">
Як передає Укрінформ, про це повідомляє  <text:a xlink:type="simple" xlink:href="https://t.me/khersonskaODA/5176" text:style-name="Internet_20_link" text:visited-style-name="Visited_20_Internet_20_Link">
 </text:a>
.</text:p>
      <text:p text:style-name="P4">
«На Бериславщині відновлюють електропостачання. Учора росіяни атакуваликритичну інфраструктуру району, через що в деяких населених пунктах зниклоелектроживлення», - йдеться у повідомленні.</text:p>
      <text:p text:style-name="P4">
Зазначається, що вже 15 квітня енергетики відремонтували пошкоджені мережі,тож Великдень люди зустрінуть зі світлом в оселях.</text:p>
      <text:p text:style-name="P4">
<text:span text:style-name="T4">
Читайте також:</text:span>
 <text:a xlink:type="simple" xlink:href="https://www.ukrinform.ua/rubric-vidbudova/3696122-na-hersonsini-u-seli-borozenske-vidnovili-robotu-bazovoi-stancii-mobilnogo-operatora.html" text:style-name="Internet_20_link" text:visited-style-name="Visited_20_Internet_20_Link">
 </text:a>
</text:p>
      <text:p text:style-name="P4">
Як повідомляв Укрінформ, минулої доби ворог завдав авіаударів по містуБерислав, поціливши у територію фермерського господарства та підприємства звиробництва соняшникової олії. Навколо місць <text:a xlink:type="simple" xlink:href="https://www.ukrinform.ua/tag-vibuh" text:style-name="Internet_20_link" text:visited-style-name="Visited_20_Internet_20_Link">
 </text:a>
 керованих авіаційних бомб пошкоджено щонайменше 47 житлових будинків,місто та навколишні села залишилися без електропостачання.</text:p>
      <text:p text:style-name="P4">
Source: <text:a xlink:type="simple" xlink:href="https://www.ukrinform.ua/rubric-regions/3696403-na-berislavsini-vidremontuvali-poskodzeni-naperedodni-vorozim-udarom-elektromerezi.html" text:style-name="Internet_20_link" text:visited-style-name="Visited_20_Internet_20_Link">
https://www.ukrinform.ua/rubric-regions/3696403-na-berislavsini-vidremontuvali-poskodzeni-naperedodni-vorozim-udarom-elektromerezi.html</text:a>
</text:p>
      <!--NEWS-->
      <text:h text:style-name="P10" text:outline-level="1">
<text:span text:style-name="T4">
ЗСУ за день відбили 40 ворожих атак</text:span>
</text:h>
      <text:p text:style-name="P4">
Authors: Ukrinform (Person)</text:p>
      <text:p text:style-name="P4">
Publisher: Укринформ (Organization)</text:p>
      <text:p text:style-name="P4">
Published Time: 2023-04-15T18:52:42+03:00</text:p>
      <text:p text:style-name="P4">
Modified Time: 2023-04-15T18:52:42+03:00</text:p>
      <text:p text:style-name="P4">
Description: Ворог намагається наступати на Лиманському, Бахмутському, Авдіївському та Мар’їнському напрямках. В епіцентрі бойових дій залишаються Бахмут і Мар’їнка. Протягом доби на зазначених ділянках фронту українські захисники відбили 40 атак. — Укрінформ.</text:p>
      <text:p text:style-name="P4">
Images: ["<text:a xlink:type="simple" xlink:href="https://static.ukrinform.com/photos/2023_04/thumb_files/630_360_1681573947-281.jpg" text:style-name="Internet_20_link" text:visited-style-name="Visited_20_Internet_20_Link">
630_360_16815...</text:a>
"]</text:p>
      <text:p text:style-name="P4">
Tags: ['Обстріл', 'ЗСУ', 'Російські військові', 'Війна з росією']</text:p>
      <text:p text:style-name="P4">
Type: Article</text:p>
      <!--METADATA-->
      <text:p text:style-name="P4">
<draw:frame draw:style-name="fr1" draw:name="Image181" text:anchor-type="as-char" svg:width="6.9236in" svg:height="3.956343in" draw:z-index="0">
<draw:image xlink:href="../Images/yкринформ/2023-04-15T18-52-42-03-00/630_360_1681573947-281.jpg" xlink:type="simple" xlink:show="embed" xlink:actuate="onLoad" draw:mime-type="image/jpeg"/>
</draw:frame>
 Ворогнамагається наступати на Лиманському, Бахмутському, Авдіївському таМар’їнському напрямках. В епіцентрі бойових дій залишаються Бахмут і Мар’їнка.Протягом доби на зазначених ділянках фронту українські захисники відбили 40атак.</text:p>
      <text:p text:style-name="P4">
Як передає Укрінформ, про це у <text:a xlink:type="simple" xlink:href="https://www.facebook.com/GeneralStaff.ua/posts/pfbid02VH2qUAHexbmSk27jJtdRWQHoPEPcvxX2V9r1XxUrFnu2vjx3nchcsCFUHuxUvicRl" text:style-name="Internet_20_link" text:visited-style-name="Visited_20_Internet_20_Link">
</text:a>
повідомляє Генеральний штаб Збройних сил України.</text:p>
      <text:p text:style-name="P4">
Згідно з повідомленням, за добу російська армія завдала 19 авіаційних та 4ракетні удари, здійснила понад 15 <text:a xlink:type="simple" xlink:href="https://www.ukrinform.ua/tag-obstril" text:style-name="Internet_20_link" text:visited-style-name="Visited_20_Internet_20_Link">
 </text:a>
 зреактивних систем залпового вогню по позиціях українських військ та цивільнійінфраструктурі населених пунктів.</text:p>
      <text:p text:style-name="P4">
росіяни продовжують зосереджувати основні зусилля на веденні наступальних дійна Лиманському, Бахмутському, Авдіївському та Мар’їнському напрямках. Вепіцентрі бойових дій залишаються Бахмут і Мар’їнка. Протягом доби назазначених ділянках фронту українські захисники відбили 40 атак, наголосили уГенштабі.</text:p>
      <text:p text:style-name="P4">
<text:span text:style-name="T4">
Читайте також:</text:span>
 <text:a xlink:type="simple" xlink:href="https://www.ukrinform.ua/rubric-ato/3696155-zsu-znisili-vze-181-550-rosijskih-zagarbnikiv.html" text:style-name="Internet_20_link" text:visited-style-name="Visited_20_Internet_20_Link">
 <text:span text:style-name="T4">
знищ</text:span>
 </text:a>
</text:p>
      <text:p text:style-name="P4">
_<text:span text:style-name="T4">
На Волинському, Поліському, Сіверському та Слобожанському напрямках</text:span>
 _ознак формування наступальних угруповань рф не виявлено. Триває комплекснаперевірка бойової готовності збройних сил республіки білорусь. На територіїцієї країни і далі перебувають деякі підрозділи територіальних військ збройнихсил російської федерації.</text:p>
      <text:p text:style-name="P4">
У прикордонних з Україною районах Брянської, Курської та Бєлгородськоїобластей утримуються визначені підрозділи рф.</text:p>
      <text:p text:style-name="P4">
Протягом доби ворог обстріляв населені пункти Бунякине, Іскрисківщина,Волфине, Шпиль, Юнаківка, Сумської області, а також Козача Лопань, Гатище,Вовчанськ та Вовчанські Хутори у Харківській області.</text:p>
      <text:p text:style-name="P4">
_<text:span text:style-name="T4">
На Куп’янському напрямку</text:span>
 _ війська рф замінували місцевість у районахчотирьох населених пунктів, вели обстріли населених пунктів Новомлинськ,Дворічна та Берестове Харківської області.</text:p>
      <text:p text:style-name="P4">
_<text:span text:style-name="T4">
На Лиманському напрямку</text:span>
 _ ворог вів безуспішні наступальні дії поблизуДіброви. Артилерійських обстрілів зазнали Стельмахівка, Невське, БілогорівкаЛуганської області та Іванівка і Спірне Донецької області.</text:p>
      <text:p text:style-name="P4">
_<text:span text:style-name="T4">
На Бахмутському напрямку</text:span>
 _ росіяни продовжують вести наступальні дії. Неприпиняються бої за Бахмут. Ворог провів атаку в районі Хромового, протеуспіху не мав. Від обстрілів постраждали Міньківка, Оріхово-Василівка,Григорівка, Бахмут, Іванівське, Часів Яр, Ступочки, Диліївка та Нью-ЙоркДонецької області.</text:p>
      <text:p text:style-name="P4">
_<text:span text:style-name="T4">
На Авдіївському напрямку</text:span>
 _ армія рф вела безуспішні наступальні дії врайонах Сєверного та Первомайського, здійснила обстріли понад 10 населенихпунктів неподалік лінії зіткнення. Зокрема це Керамік, Бердичі, Авдіївка,Первомайське, Карлівка Донецької області.</text:p>
      <text:p text:style-name="P4">
_<text:span text:style-name="T4">
На Мар’їнському напрямку</text:span>
 _ захисники України відбили численні ворожіатаки в районі Мар’їнки Донецької області. В той же час, ворожих обстрілівзазнали Георгіївка, Мар’їнка, Курахове, Побєда, Новомихайлівка Донецькоїобласті.</text:p>
      <text:p text:style-name="P4">
_<text:span text:style-name="T4">
На Шахтарському напрямку</text:span>
 _ ворог наступальних дій не проводив, здійснивобстріли населених пунктів Вугледар, Пречистівка, Золота Нива, ВеликаНовосілка Донецької області.</text:p>
      <text:p text:style-name="P4">
_<text:span text:style-name="T4">
На Запорізькому та Херсонському напрямках</text:span>
 _ загарбники продовжуютьоборонні дії. Протягом доби обстріляли, зокрема Времівку, Новопіль Донецькоїобласті; Малинівку, Гуляйполе, Чарівне, Малу Токмачку, Новоданилівку, ОріхівЗапорізької області, а також Херсон.</text:p>
      <text:p text:style-name="P4">
<text:span text:style-name="T4">
Читайте також:</text:span>
 <text:a xlink:type="simple" xlink:href="https://www.ukrinform.ua/rubric-regions/3696235-na-hersonsini-rosiani-za-dopomogou-droniv-atakuvali-policejskih-u-dvoh-mistah.html" text:style-name="Internet_20_link" text:visited-style-name="Visited_20_Internet_20_Link">
 <text:span text:style-name="T4">
Херсонщ</text:span>
 </text:a>
</text:p>
      <text:p text:style-name="P4">
Для поповнення втрат у живій силі російська федерація поводить кампанію зпідтримки мобілізації. Щоб популяризувати військову службу, використовуютьсяусі доступні методи. Своїм громадянам російське керівництво обіцяє високегрошове утримання та соціальний пакет. Окрім ЗМІ, пропагандисти застосовуютьагітаційні листівки відповідного змісту у громадських місцях. Останнім часомвідзначається активізація агітації у Воронежі, підкреслили у Генштабі ЗСУ.</text:p>
      <text:p text:style-name="P4">
“Авіація Сил оборони за добу завдала 5 ударів по районах зосередженняокупантів. А підрозділи ракетних військ і артилерії уразили 3 районизосередження живої сили, а також район зосередження артилерії, радіолокаційнустанцію, зенітно-ракетний комплекс та склад боєприпасів”, - підсумовується уповідомленні.</text:p>
      <text:p text:style-name="P4">
Як повідомляв Укрінформ, команда Міністерства оборони України напередоднізустрічі у Рамштайні за 10 днів відвідала чотири країни для проведення <text:a xlink:type="simple" xlink:href="https://www.ukrinform.ua/rubric-polytics/3696392-ukraina-naperedodni-ramstajnu-provela-peregovori-z-grecieu-kiprom-ispanieu-ta-rumunieu.html" text:style-name="Internet_20_link" text:visited-style-name="Visited_20_Internet_20_Link">
</text:a>
</text:p>
      <text:p text:style-name="P4">
<text:span text:style-name="T5">
Фото: Генштаб ЗСУ</text:span>
</text:p>
      <text:p text:style-name="P4">
Source: <text:a xlink:type="simple" xlink:href="https://www.ukrinform.ua/rubric-ato/3696404-zsu-za-den-vidbili-40-vorozih-atak.html" text:style-name="Internet_20_link" text:visited-style-name="Visited_20_Internet_20_Link">
https://www.ukrinform.ua/rubric-ato/3696404-zsu-za-den-vidbili-40-vorozih-atak.html</text:a>
</text:p>
      <!--NEWS-->
      <text:h text:style-name="P10" text:outline-level="1">
<text:span text:style-name="T4">
Амбасадор United24 Бренсон закликав Захід збільшити підтримку України</text:span>
</text:h>
      <text:p text:style-name="P4">
Authors: Ukrinform (Person)</text:p>
      <text:p text:style-name="P4">
Publisher: Укринформ (Organization)</text:p>
      <text:p text:style-name="P4">
Published Time: 2023-04-15T18:58:57+03:00</text:p>
      <text:p text:style-name="P4">
Modified Time: 2023-04-15T18:58:57+03:00</text:p>
      <text:p text:style-name="P4">
Description: Британський підприємець Річард Бренсон закликав Захід посилити підтримку України після візиту до нашої країни. — Укрінформ.</text:p>
      <text:p text:style-name="P4">
Images: ["<text:a xlink:type="simple" xlink:href="https://static.ukrinform.com/photos/2023_04/thumb_files/630_360_1681154815-613.jpeg" text:style-name="Internet_20_link" text:visited-style-name="Visited_20_Internet_20_Link">
630_360_16811...</text:a>
"]</text:p>
      <text:p text:style-name="P4">
Tags: ['Україна', 'допомога', 'Бренсон', 'United24']</text:p>
      <text:p text:style-name="P4">
Type: Article</text:p>
      <!--METADATA-->
      <text:p text:style-name="P4">
<draw:frame draw:style-name="fr1" draw:name="Image182" text:anchor-type="as-char" svg:width="6.9236in" svg:height="3.956343in" draw:z-index="0">
<draw:image xlink:href="../Images/yкринформ/2023-04-15T18-58-57-03-00/630_360_1681154815-613.jpeg" xlink:type="simple" xlink:show="embed" xlink:actuate="onLoad" draw:mime-type="image/jpeg"/>
</draw:frame>
Британський підприємець Річард Бренсон закликав Захід посилити підтримкуУкраїни після візиту до нашої країни.</text:p>
      <text:p text:style-name="P4">
Як передає Укрінформ, про це повідомляє  <text:a xlink:type="simple" xlink:href="https://news.sky.com/story/ukraine-war-latest-putins-attempt-to-stop-draft-dodgers-shows-russias-longer-term-approach-nine-killed-in-rocket-attack-12541713" text:style-name="Internet_20_link" text:visited-style-name="Visited_20_Internet_20_Link">
</text:a>
 .</text:p>
      <text:p text:style-name="P4">
Нещодавно бізнесмен-мільярдер Бренсон став амбасадором фандрейзинговоїплатформи Володимира Зеленського  United24 після особистого запрошенняПрезидента України.</text:p>
      <text:p text:style-name="P4">
Згадуючи про свою недавню поїздку до України, він сказав, що зустрічав людей,яким «доводиться битися, заклавши руки за спину» через відсутність належноїпідтримки.</text:p>
      <text:p text:style-name="P4">
Під час візиту Бренсон відвідав зруйновані війною будівлі, камери відділкуполіції, які російські солдати перетворили на катівні, та зустрівся зчоловіком із ДЦП, який пережив події у Бучі.</text:p>
      <text:p text:style-name="P4">
«Кожна частина цього візиту була незабутньою та зворушливою», - сказав він.</text:p>
      <text:p text:style-name="P4">
<text:span text:style-name="T4">
Читайте також:</text:span>
 <text:a xlink:type="simple" xlink:href="https://www.ukrinform.ua/rubric-polytics/3518320-zelenskij-obgovoriv-iz-brensonom-zberezenna-uvagi-svitu-do-vijni-v-ukraini.html" text:style-name="Internet_20_link" text:visited-style-name="Visited_20_Internet_20_Link">
 <text:span text:style-name="T4">
Бренсон</text:span>
 </text:a>
</text:p>
      <text:p text:style-name="P4">
Бренсон закликав уряди, бізнес та громадянське суспільство підтримати Україну,швидше постачаючи Києву сучасну зброю та «розриваючи всі зв’язки» з москвою.</text:p>
      <text:p text:style-name="P4">
"Важливо пам'ятати, що український народ не просто бореться та гине заУкраїну, він бореться також за Європу та вільний західний світ", - зазначивбританський підприємець.</text:p>
      <text:p text:style-name="P4">
Засновник компанії Virgin Group та неприбуткового фонду Virgin Unite,британський підприємець Річард Бренсон приєднався до команди амбасадорівфандрейзингової платформи <text:a xlink:type="simple" xlink:href="http://www.ukrinform.ua/tag-united24" text:style-name="Internet_20_link" text:visited-style-name="Visited_20_Internet_20_Link">
 </text:a>
 .</text:p>
      <text:p text:style-name="P4">
За інформацією ОП, Бренсон послідовно підтримує Україну з 2014 року, виступаєза суверенітет та територіальну цілісність Української держави.</text:p>
      <text:p text:style-name="P4">
Як повідомляв Укрінформ, упродовж 11 місяців функціонування фандрейзинговоїплатформи  United24 на допомогу Україні більше 110 країн зібрали понад 300 млндоларів США.</text:p>
      <text:p text:style-name="P4">
Source: <text:a xlink:type="simple" xlink:href="https://www.ukrinform.ua/rubric-society/3696405-ambasador-united24-brenson-zaklikav-zahid-zbilsiti-pidtrimku-ukraini.html" text:style-name="Internet_20_link" text:visited-style-name="Visited_20_Internet_20_Link">
https://www.ukrinform.ua/rubric-society/3696405-ambasador-united24-brenson-zaklikav-zahid-zbilsiti-pidtrimku-ukraini.html</text:a>
</text:p>
      <!--NEWS-->
      <text:h text:style-name="P10" text:outline-level="1">
<text:span text:style-name="T4">
У Відні відкрилася українська виставка «Мистецтво на полі бою»</text:span>
</text:h>
      <text:p text:style-name="P4">
Authors: Ukrinform (Person)</text:p>
      <text:p text:style-name="P4">
Publisher: Укринформ (Organization)</text:p>
      <text:p text:style-name="P4">
Published Time: 2023-04-15T19:02:00+03:00</text:p>
      <text:p text:style-name="P4">
Modified Time: 2023-04-15T19:02:00+03:00</text:p>
      <text:p text:style-name="P4">
Description: В одному з найвідоміших музеїв сучасного мистецтва Albertina Modern у центрі Відня у суботу розпочала роботу триденна виставка українського мистецтва ART ON THE BATTLEFRONT ("Мистецтво на полі бою") з роботами 19-ти українських митців. — Укрінформ.</text:p>
      <text:p text:style-name="P4">
Images: ["<text:a xlink:type="simple" xlink:href="https://static.ukrinform.com/photos/2023_04/thumb_files/630_360_1681574137-8562.jpeg" text:style-name="Internet_20_link" text:visited-style-name="Visited_20_Internet_20_Link">
630_360_16815...</text:a>
", "<text:a xlink:type="simple" xlink:href="https://static.ukrinform.com/photos/2023_04/thumb_files/630_360_1681574136-3185.jpeg" text:style-name="Internet_20_link" text:visited-style-name="Visited_20_Internet_20_Link">
630_360_16815...</text:a>
", "<text:a xlink:type="simple" xlink:href="https://static.ukrinform.com/photos/2023_04/thumb_files/630_360_1681574136-9665.jpeg" text:style-name="Internet_20_link" text:visited-style-name="Visited_20_Internet_20_Link">
630_360_16815...</text:a>
", "<text:a xlink:type="simple" xlink:href="https://static.ukrinform.com/photos/2023_04/thumb_files/630_360_1681574136-3715.jpeg" text:style-name="Internet_20_link" text:visited-style-name="Visited_20_Internet_20_Link">
630_360_16815...</text:a>
", "<text:a xlink:type="simple" xlink:href="https://static.ukrinform.com/photos/2023_04/thumb_files/630_360_1681574136-6130.jpeg" text:style-name="Internet_20_link" text:visited-style-name="Visited_20_Internet_20_Link">
630_360_16815...</text:a>
", "<text:a xlink:type="simple" xlink:href="https://static.ukrinform.com/photos/2023_04/thumb_files/630_360_1681574136-7343.jpeg" text:style-name="Internet_20_link" text:visited-style-name="Visited_20_Internet_20_Link">
630_360_16815...</text:a>
", "<text:a xlink:type="simple" xlink:href="https://static.ukrinform.com/photos/2023_04/thumb_files/630_360_1681574136-1297.jpeg" text:style-name="Internet_20_link" text:visited-style-name="Visited_20_Internet_20_Link">
630_360_16815...</text:a>
", "<text:a xlink:type="simple" xlink:href="https://static.ukrinform.com/photos/2023_04/thumb_files/630_360_1681574136-2417.jpeg" text:style-name="Internet_20_link" text:visited-style-name="Visited_20_Internet_20_Link">
630_360_16815...</text:a>
", "<text:a xlink:type="simple" xlink:href="https://static.ukrinform.com/photos/2023_04/thumb_files/630_360_1681574137-8989.jpeg" text:style-name="Internet_20_link" text:visited-style-name="Visited_20_Internet_20_Link">
630_360_16815...</text:a>
", "<text:a xlink:type="simple" xlink:href="https://static.ukrinform.com/photos/2023_04/thumb_files/630_360_1681574137-6729.jpeg" text:style-name="Internet_20_link" text:visited-style-name="Visited_20_Internet_20_Link">
630_360_16815...</text:a>
", "<text:a xlink:type="simple" xlink:href="https://static.ukrinform.com/photos/2023_04/thumb_files/630_360_1681574137-1640.jpeg" text:style-name="Internet_20_link" text:visited-style-name="Visited_20_Internet_20_Link">
630_360_16815...</text:a>
", "<text:a xlink:type="simple" xlink:href="https://static.ukrinform.com/photos/2023_04/thumb_files/630_360_1681574137-1560.jpeg" text:style-name="Internet_20_link" text:visited-style-name="Visited_20_Internet_20_Link">
630_360_16815...</text:a>
", "<text:a xlink:type="simple" xlink:href="https://static.ukrinform.com/photos/2023_04/thumb_files/630_360_1681574137-3259.jpeg" text:style-name="Internet_20_link" text:visited-style-name="Visited_20_Internet_20_Link">
630_360_16815...</text:a>
", "<text:a xlink:type="simple" xlink:href="https://static.ukrinform.com/photos/2023_04/thumb_files/630_360_1681574138-1487.jpeg" text:style-name="Internet_20_link" text:visited-style-name="Visited_20_Internet_20_Link">
630_360_16815...</text:a>
", "<text:a xlink:type="simple" xlink:href="https://static.ukrinform.com/photos/2023_04/thumb_files/630_360_1681574138-8732.jpeg" text:style-name="Internet_20_link" text:visited-style-name="Visited_20_Internet_20_Link">
630_360_16815...</text:a>
", "<text:a xlink:type="simple" xlink:href="https://static.ukrinform.com/photos/2023_04/thumb_files/630_360_1681574138-6684.jpeg" text:style-name="Internet_20_link" text:visited-style-name="Visited_20_Internet_20_Link">
630_360_16815...</text:a>
"]</text:p>
      <text:p text:style-name="P4">
Tags: ['Україна', 'Виставка', 'Відень', 'Війна з росією']</text:p>
      <text:p text:style-name="P4">
Type: Article</text:p>
      <!--METADATA-->
      <text:p text:style-name="P4">
<draw:frame draw:style-name="fr1" draw:name="Image183" text:anchor-type="as-char" svg:width="6.9236in" svg:height="3.956343in" draw:z-index="0">
<draw:image xlink:href="../Images/yкринформ/2023-04-15T19-02-00-03-00/630_360_1681574137-8562.jpeg" xlink:type="simple" xlink:show="embed" xlink:actuate="onLoad" draw:mime-type="image/jpeg"/>
</draw:frame>
 В одномуз найвідоміших музеїв сучасного мистецтва Albertina Modern у центрі Відня усуботу розпочала роботу триденна виставка українського мистецтва ART ON THEBATTLEFRONT ("Мистецтво на полі бою") з роботами 19-ти українських митців.</text:p>
      <text:p text:style-name="P4">
Про це повідомляє власний кореспондент Укрінформу в Австрії.</text:p>
      <text:p text:style-name="P4">
ART ON THE BATTLEFRONT є рефлексією українських художників стосовно сьогоденнята фіксує відчуття актуальних подій. У рамках виставки авторів представляютьживописні полотна, графіку, відео та діджитал-арт, скульптуру та інсталяцію.</text:p>
      <text:p text:style-name="P4">
Відкриття почалося з перформанса відомої української мисткині, перформансисткиМарії Куліковської. Також на відкритті можна було почути електронний музичнийперформанс Heinalі – українського композитора та саундартиста Олега Шпудейка.</text:p>
      <text:p text:style-name="P4">
"Більшість митців не намагається зобразити події буквально, адже для цього ємедіа. Живописець Богдан Буренко, наприклад, обирає шлях фіксації відчуттів,що застигли у просторі та часі. За допомогою образів із тваринного світу вінстворює наче стоп-кадр жорсткого бою. Це момент затамованого подиху, атривожні кольори та рублені лінії передають напругу очікування. Вже багаточого позаду. Яким буде фінал?", - прокоментувала виставку кураторка проєктуСвітлана Старостенко.</text:p>
      <text:p text:style-name="P4">
Вона додала, що через рік в умовах великої війни "неможливо не порівнюватижиття до і тепер". "Київські пейзажі Сергія Западні та Дениса Метеліна такожвідображають минуле і теперішнє. Житній ринок – улюблене багатьма місце,впізнаваний символ мирного, впевненого столичного буття. А "Захисники Києва" –це сьогоднішній пейзаж міста, де Кий, Щек, Хорив та їхня сестра Либідь,засновники Києва, представлені як його оборонці від ворога на тлі міста, вчервоному серпанку тривоги", - зазначила Старостенко.</text:p>
      <text:p text:style-name="P4">
<draw:frame draw:style-name="fr1" draw:name="Image184" text:anchor-type="as-char" svg:width="6.9236in" svg:height="3.956343in" draw:z-index="0">
<draw:image xlink:href="../Images/yкринформ/2023-04-15T19-02-00-03-00/630_360_1681574136-3185.jpeg" xlink:type="simple" xlink:show="embed" xlink:actuate="onLoad" draw:mime-type="image/jpeg"/>
</draw:frame>
 У Віднівідкрилася українська виставка "Мистецтво на полі бою" / Фото: ВасильКороткий, Укрінформ  <text:a xlink:type="simple" xlink:href="https://static.ukrinform.com/photos/2023_04/1681574136-3185.jpeg" text:style-name="Internet_20_link" text:visited-style-name="Visited_20_Internet_20_Link">
<draw:frame draw:style-name="fr1" draw:name="Image185" text:anchor-type="as-char" svg:width="6.9236in" svg:height="3.956343in" draw:z-index="0">
<draw:image xlink:href="../Images/yкринформ/2023-04-15T19-02-00-03-00/630_360_1681574136-3185.jpeg" xlink:type="simple" xlink:show="embed" xlink:actuate="onLoad" draw:mime-type="image/jpeg"/>
</draw:frame>
</text:a>
 <text:a xlink:type="simple" xlink:href="https://static.ukrinform.com/photos/2023_04/1681574136-9665.jpeg" text:style-name="Internet_20_link" text:visited-style-name="Visited_20_Internet_20_Link">
<draw:frame draw:style-name="fr1" draw:name="Image186" text:anchor-type="as-char" svg:width="6.9236in" svg:height="3.956343in" draw:z-index="0">
<draw:image xlink:href="../Images/yкринформ/2023-04-15T19-02-00-03-00/630_360_1681574136-9665.jpeg" xlink:type="simple" xlink:show="embed" xlink:actuate="onLoad" draw:mime-type="image/jpeg"/>
</draw:frame>
</text:a>
 <text:a xlink:type="simple" xlink:href="https://static.ukrinform.com/photos/2023_04/1681574136-3715.jpeg" text:style-name="Internet_20_link" text:visited-style-name="Visited_20_Internet_20_Link">
<draw:frame draw:style-name="fr1" draw:name="Image187" text:anchor-type="as-char" svg:width="6.9236in" svg:height="3.956343in" draw:z-index="0">
<draw:image xlink:href="../Images/yкринформ/2023-04-15T19-02-00-03-00/630_360_1681574136-3715.jpeg" xlink:type="simple" xlink:show="embed" xlink:actuate="onLoad" draw:mime-type="image/jpeg"/>
</draw:frame>
</text:a>
 <text:a xlink:type="simple" xlink:href="https://static.ukrinform.com/photos/2023_04/1681574136-6130.jpeg" text:style-name="Internet_20_link" text:visited-style-name="Visited_20_Internet_20_Link">
<draw:frame draw:style-name="fr1" draw:name="Image188" text:anchor-type="as-char" svg:width="6.9236in" svg:height="3.956343in" draw:z-index="0">
<draw:image xlink:href="../Images/yкринформ/2023-04-15T19-02-00-03-00/630_360_1681574136-6130.jpeg" xlink:type="simple" xlink:show="embed" xlink:actuate="onLoad" draw:mime-type="image/jpeg"/>
</draw:frame>
</text:a>
 <text:a xlink:type="simple" xlink:href="https://static.ukrinform.com/photos/2023_04/1681574136-7343.jpeg" text:style-name="Internet_20_link" text:visited-style-name="Visited_20_Internet_20_Link">
<draw:frame draw:style-name="fr1" draw:name="Image189" text:anchor-type="as-char" svg:width="6.9236in" svg:height="3.956343in" draw:z-index="0">
<draw:image xlink:href="../Images/yкринформ/2023-04-15T19-02-00-03-00/630_360_1681574136-7343.jpeg" xlink:type="simple" xlink:show="embed" xlink:actuate="onLoad" draw:mime-type="image/jpeg"/>
</draw:frame>
</text:a>
 <text:a xlink:type="simple" xlink:href="https://static.ukrinform.com/photos/2023_04/1681574136-1297.jpeg" text:style-name="Internet_20_link" text:visited-style-name="Visited_20_Internet_20_Link">
<draw:frame draw:style-name="fr1" draw:name="Image190" text:anchor-type="as-char" svg:width="6.9236in" svg:height="3.956343in" draw:z-index="0">
<draw:image xlink:href="../Images/yкринформ/2023-04-15T19-02-00-03-00/630_360_1681574136-1297.jpeg" xlink:type="simple" xlink:show="embed" xlink:actuate="onLoad" draw:mime-type="image/jpeg"/>
</draw:frame>
</text:a>
 <text:a xlink:type="simple" xlink:href="https://static.ukrinform.com/photos/2023_04/1681574136-2417.jpeg" text:style-name="Internet_20_link" text:visited-style-name="Visited_20_Internet_20_Link">
<draw:frame draw:style-name="fr1" draw:name="Image191" text:anchor-type="as-char" svg:width="6.9236in" svg:height="3.956343in" draw:z-index="0">
<draw:image xlink:href="../Images/yкринформ/2023-04-15T19-02-00-03-00/630_360_1681574136-2417.jpeg" xlink:type="simple" xlink:show="embed" xlink:actuate="onLoad" draw:mime-type="image/jpeg"/>
</draw:frame>
</text:a>
 <text:a xlink:type="simple" xlink:href="https://static.ukrinform.com/photos/2023_04/1681574137-8989.jpeg" text:style-name="Internet_20_link" text:visited-style-name="Visited_20_Internet_20_Link">
<draw:frame draw:style-name="fr1" draw:name="Image192" text:anchor-type="as-char" svg:width="6.9236in" svg:height="3.956343in" draw:z-index="0">
<draw:image xlink:href="../Images/yкринформ/2023-04-15T19-02-00-03-00/630_360_1681574137-8989.jpeg" xlink:type="simple" xlink:show="embed" xlink:actuate="onLoad" draw:mime-type="image/jpeg"/>
</draw:frame>
</text:a>
 <text:a xlink:type="simple" xlink:href="https://static.ukrinform.com/photos/2023_04/1681574137-6729.jpeg" text:style-name="Internet_20_link" text:visited-style-name="Visited_20_Internet_20_Link">
<draw:frame draw:style-name="fr1" draw:name="Image193" text:anchor-type="as-char" svg:width="6.9236in" svg:height="3.956343in" draw:z-index="0">
<draw:image xlink:href="../Images/yкринформ/2023-04-15T19-02-00-03-00/630_360_1681574137-6729.jpeg" xlink:type="simple" xlink:show="embed" xlink:actuate="onLoad" draw:mime-type="image/jpeg"/>
</draw:frame>
</text:a>
 <text:a xlink:type="simple" xlink:href="https://static.ukrinform.com/photos/2023_04/1681574137-1640.jpeg" text:style-name="Internet_20_link" text:visited-style-name="Visited_20_Internet_20_Link">
<draw:frame draw:style-name="fr1" draw:name="Image194" text:anchor-type="as-char" svg:width="6.9236in" svg:height="3.956343in" draw:z-index="0">
<draw:image xlink:href="../Images/yкринформ/2023-04-15T19-02-00-03-00/630_360_1681574137-1640.jpeg" xlink:type="simple" xlink:show="embed" xlink:actuate="onLoad" draw:mime-type="image/jpeg"/>
</draw:frame>
</text:a>
 <text:a xlink:type="simple" xlink:href="https://static.ukrinform.com/photos/2023_04/1681574137-8562.jpeg" text:style-name="Internet_20_link" text:visited-style-name="Visited_20_Internet_20_Link">
<draw:frame draw:style-name="fr1" draw:name="Image195" text:anchor-type="as-char" svg:width="6.9236in" svg:height="3.956343in" draw:z-index="0">
<draw:image xlink:href="../Images/yкринформ/2023-04-15T19-02-00-03-00/630_360_1681574137-8562.jpeg" xlink:type="simple" xlink:show="embed" xlink:actuate="onLoad" draw:mime-type="image/jpeg"/>
</draw:frame>
</text:a>
 <text:a xlink:type="simple" xlink:href="https://static.ukrinform.com/photos/2023_04/1681574137-1560.jpeg" text:style-name="Internet_20_link" text:visited-style-name="Visited_20_Internet_20_Link">
<draw:frame draw:style-name="fr1" draw:name="Image196" text:anchor-type="as-char" svg:width="6.9236in" svg:height="3.956343in" draw:z-index="0">
<draw:image xlink:href="../Images/yкринформ/2023-04-15T19-02-00-03-00/630_360_1681574137-1560.jpeg" xlink:type="simple" xlink:show="embed" xlink:actuate="onLoad" draw:mime-type="image/jpeg"/>
</draw:frame>
</text:a>
 <text:a xlink:type="simple" xlink:href="https://static.ukrinform.com/photos/2023_04/1681574137-3259.jpeg" text:style-name="Internet_20_link" text:visited-style-name="Visited_20_Internet_20_Link">
<draw:frame draw:style-name="fr1" draw:name="Image197" text:anchor-type="as-char" svg:width="6.9236in" svg:height="3.956343in" draw:z-index="0">
<draw:image xlink:href="../Images/yкринформ/2023-04-15T19-02-00-03-00/630_360_1681574137-3259.jpeg" xlink:type="simple" xlink:show="embed" xlink:actuate="onLoad" draw:mime-type="image/jpeg"/>
</draw:frame>
</text:a>
 <text:a xlink:type="simple" xlink:href="https://static.ukrinform.com/photos/2023_04/1681574138-1487.jpeg" text:style-name="Internet_20_link" text:visited-style-name="Visited_20_Internet_20_Link">
<draw:frame draw:style-name="fr1" draw:name="Image198" text:anchor-type="as-char" svg:width="6.9236in" svg:height="3.956343in" draw:z-index="0">
<draw:image xlink:href="../Images/yкринформ/2023-04-15T19-02-00-03-00/630_360_1681574138-1487.jpeg" xlink:type="simple" xlink:show="embed" xlink:actuate="onLoad" draw:mime-type="image/jpeg"/>
</draw:frame>
</text:a>
 <text:a xlink:type="simple" xlink:href="https://static.ukrinform.com/photos/2023_04/1681574138-8732.jpeg" text:style-name="Internet_20_link" text:visited-style-name="Visited_20_Internet_20_Link">
<draw:frame draw:style-name="fr1" draw:name="Image199" text:anchor-type="as-char" svg:width="6.9236in" svg:height="3.956343in" draw:z-index="0">
<draw:image xlink:href="../Images/yкринформ/2023-04-15T19-02-00-03-00/630_360_1681574138-8732.jpeg" xlink:type="simple" xlink:show="embed" xlink:actuate="onLoad" draw:mime-type="image/jpeg"/>
</draw:frame>
</text:a>
 <text:a xlink:type="simple" xlink:href="https://static.ukrinform.com/photos/2023_04/1681574138-6684.jpeg" text:style-name="Internet_20_link" text:visited-style-name="Visited_20_Internet_20_Link">
<draw:frame draw:style-name="fr1" draw:name="Image200" text:anchor-type="as-char" svg:width="6.9236in" svg:height="3.956343in" draw:z-index="0">
<draw:image xlink:href="../Images/yкринформ/2023-04-15T19-02-00-03-00/630_360_1681574138-6684.jpeg" xlink:type="simple" xlink:show="embed" xlink:actuate="onLoad" draw:mime-type="image/jpeg"/>
</draw:frame>
</text:a>
</text:p>
      <text:p text:style-name="P4">
Учасники <text:a xlink:type="simple" xlink:href="https://www.ukrinform.ua/tag-vistavka" text:style-name="Internet_20_link" text:visited-style-name="Visited_20_Internet_20_Link">
 </text:a>
 : Михайло Алексеєнко,Петро Бевза, Юлія Бєляєва, Богдан Буренко, Андрій Блудов, ВасилинаВрублевська, Петро Гронський, Василь Грубляк, Денис Метелін, Сергій Западня,Юрій Коваль, Віталій Кравець, Нікіта Кравцов, Володимир Манжос (WaOne), СтепанРябченко, Олена Ємчук, Віталій Протосеня, Юрій Сивирин.</text:p>
      <text:p text:style-name="P4">
ART ON THE BATTLЕFRONT проходитиме з 15 до 17 квітня включно в оновленомуприміщенні Künstlerhaus (Будинок митців), де й розташований музей AlbertinaModern. Вхід на виставку вільний.</text:p>
      <text:p text:style-name="P4">
<text:span text:style-name="T4">
Читайте також:</text:span>
 <text:a xlink:type="simple" xlink:href="https://www.ukrinform.ua/rubric-diaspora/3695286-u-stolici-bolgarii-vidkrili-ukrainsku-vistavku-ikoni-na-asikah-zpid-naboiv.html" text:style-name="Internet_20_link" text:visited-style-name="Visited_20_Internet_20_Link">
 <text:span text:style-name="T4">
виставку</text:span>
 </text:a>
</text:p>
      <text:p text:style-name="P4">
Під час виставки пропонується придбати роботи митців. Кошти від продажу будеспрямовано у фонд реабілітації жінок-військових, створений українською ГО"Жіночий ветеранський рух".</text:p>
      <text:p text:style-name="P4">
Виставку ініціювала редакція Vogue Ukraine, вона стане підсумком однойменноговіртуального артпроєкту. Партнерами виставки стали компанія Admixer,Künstlerhaus та Office Ukraine та Міністерство культури та інформаційноїполітики України.</text:p>
      <text:p text:style-name="P4">
Як повідомляв Укрінформ, <text:a xlink:type="simple" xlink:href="https://www.ukrinform.ua/rubric-culture/3693509-u-brusseli-vidbudetsa-vistavka-pro-ruh-sprotivu-ukrainciv-rosijskij-okupacii.html" text:style-name="Internet_20_link" text:visited-style-name="Visited_20_Internet_20_Link">
 </text:a>
 , що розповідала про українців, які щодня чинятьспротив росіянам на тимчасово захоплених територіях.</text:p>
      <text:p text:style-name="P4">
Source: <text:a xlink:type="simple" xlink:href="https://www.ukrinform.ua/rubric-culture/3696408-u-vidni-vidkrilasa-ukrainska-vistavka-mistectvo-na-poli-bou.html" text:style-name="Internet_20_link" text:visited-style-name="Visited_20_Internet_20_Link">
https://www.ukrinform.ua/rubric-culture/3696408-u-vidni-vidkrilasa-ukrainska-vistavka-mistectvo-na-poli-bou.html</text:a>
</text:p>
      <!--NEWS-->
      <text:h text:style-name="P10" text:outline-level="1">
<text:span text:style-name="T4">
Унаслідок військових зіткнень у Судані загинули щонайменше троє цивільних</text:span>
</text:h>
      <text:p text:style-name="P4">
Authors: Ukrinform (Person)</text:p>
      <text:p text:style-name="P4">
Publisher: Укринформ (Organization)</text:p>
      <text:p text:style-name="P4">
Published Time: 2023-04-15T19:06:00+03:00</text:p>
      <text:p text:style-name="P4">
Modified Time: 2023-04-15T19:06:00+03:00</text:p>
      <text:p text:style-name="P4">
Description: Щонайменше троє людей загинули внаслідок зіткнень між армією та Силами швидкого реагування (SRF) у Судані.  — Укрінформ.</text:p>
      <text:p text:style-name="P4">
Images: ["<text:a xlink:type="simple" xlink:href="https://static.ukrinform.com/photos/2019_04/thumb_files/630_360_1555141667-248.jpg" text:style-name="Internet_20_link" text:visited-style-name="Visited_20_Internet_20_Link">
630_360_15551...</text:a>
"]</text:p>
      <text:p text:style-name="P4">
Tags: ['Судан', 'Сутички']</text:p>
      <text:p text:style-name="P4">
Type: Article</text:p>
      <!--METADATA-->
      <text:p text:style-name="P4">
<draw:frame draw:style-name="fr1" draw:name="Image201" text:anchor-type="as-char" svg:width="6.9236in" svg:height="3.956343in" draw:z-index="0">
<draw:image xlink:href="../Images/yкринформ/2023-04-15T19-06-00-03-00/630_360_1555141667-248.jpg" xlink:type="simple" xlink:show="embed" xlink:actuate="onLoad" draw:mime-type="image/jpeg"/>
</draw:frame>
 Щонайменшетроє людей загинули внаслідок зіткнень між армією та Силами швидкогореагування (SRF) у Судані.</text:p>
      <text:p text:style-name="P4">
Як передає Укрінформ, про це повідомляє <text:a xlink:type="simple" xlink:href="https://apnews.com/article/politics-middle-east-africa-world-news-sudan-85464b8f9b7eaf1f7ec77eb7337d7881" text:style-name="Internet_20_link" text:visited-style-name="Visited_20_Internet_20_Link">
</text:a>
 .</text:p>
      <text:p text:style-name="P4">
Згідно з даними профспілки лікарів, під час сьогоднішніх зіткнень у столицікраїни Хартумі загинули щонайменше троє мирних мешканців.</text:p>
      <text:p text:style-name="P4">
Окрім того, <text:a xlink:type="simple" xlink:href="https://www.bbc.com/news/live/world-africa-65285254" text:style-name="Internet_20_link" text:visited-style-name="Visited_20_Internet_20_Link">
 </text:a>
повідомляє, що кореспондента BBC News Arabic's у Хартумі Мохамеда Османа побивсуданський солдат. Військові зупинили машину журналіста в місті Омдурман.Потім військові відвезли його у штаб армії. Під час пояснення одному зофіцерів причини перебування на вулицях міста один з солдатів вдаривжурналіста ззаду по голові.</text:p>
      <text:p text:style-name="P4">
<text:span text:style-name="T4">
Читайте також:</text:span>
 <text:a xlink:type="simple" xlink:href="https://www.ukrinform.ua/rubric-world/3696399-skyup-evakujovue-spivrobitnikiv-iz-sudanu-na-odnomu-z-litakiv-spracuvav-avarijnij-radiobuj.html" text:style-name="Internet_20_link" text:visited-style-name="Visited_20_Internet_20_Link">
 <text:span text:style-name="T4">
Судан</text:span>
 </text:a>
</text:p>
      <text:p text:style-name="P4">
Як повідомлялося, <text:a xlink:type="simple" xlink:href="https://www.ukrinform.ua/rubric-world/3696295-u-sudani-vidbuvautsa-zitknenna-miz-armieu-ta-silami-svidkogo-reaguvanna.html" text:style-name="Internet_20_link" text:visited-style-name="Visited_20_Internet_20_Link">
 </text:a>
 післякількох днів напруженості між армією країни та іншою силовою структурою,Силами швидкого реагування (RSF).</text:p>
      <text:p text:style-name="P4">
Неподалік від штабу армії в центрі міста чути стрілянину. У Силах швидкогореагування (RSF), якими командує віцепрезидент Військової ради генерал МохамедХамдан Дагало, кажуть, що взяли під контроль аеропорт і президентський палац.</text:p>
      <text:p text:style-name="P4">
<text:span text:style-name="T5">
Фото: АА</text:span>
</text:p>
      <text:p text:style-name="P4">
Source: <text:a xlink:type="simple" xlink:href="https://www.ukrinform.ua/rubric-world/3696410-unaslidok-vijskovih-zitknen-u-sudani-zaginuli-sonajmense-troe-civilnih.html" text:style-name="Internet_20_link" text:visited-style-name="Visited_20_Internet_20_Link">
https://www.ukrinform.ua/rubric-world/3696410-unaslidok-vijskovih-zitknen-u-sudani-zaginuli-sonajmense-troe-civilnih.html</text:a>
</text:p>
      <!--NEWS-->
      <text:h text:style-name="P10" text:outline-level="1">
<text:span text:style-name="T4">
Українська тенісистка Марта Костюк повідомила про заручини</text:span>
</text:h>
      <text:p text:style-name="P4">
Authors: Ukrinform (Person)</text:p>
      <text:p text:style-name="P4">
Publisher: Укринформ (Organization)</text:p>
      <text:p text:style-name="P4">
Published Time: 2023-04-15T19:11:20+03:00</text:p>
      <text:p text:style-name="P4">
Modified Time: 2023-04-15T19:11:20+03:00</text:p>
      <text:p text:style-name="P4">
Description: Друга ракетка України опублікувала фотографію із бойфрендом і продемонструвала обручку. — Укрінформ.</text:p>
      <text:p text:style-name="P4">
Images: ["<text:a xlink:type="simple" xlink:href="https://static.ukrinform.com/photos/2023_04/thumb_files/630_360_1681574797-425.jpg" text:style-name="Internet_20_link" text:visited-style-name="Visited_20_Internet_20_Link">
630_360_16815...</text:a>
", "<text:a xlink:type="simple" xlink:href="https://static.ukrinform.com/photos/2023_04/1681574921-329.jpg" text:style-name="Internet_20_link" text:visited-style-name="Visited_20_Internet_20_Link">
1681574921-32...</text:a>
"]</text:p>
      <text:p text:style-name="P4">
Tags: ['Теніс', 'Марта Костюк']</text:p>
      <text:p text:style-name="P4">
Type: Article</text:p>
      <!--METADATA-->
      <text:p text:style-name="P4">
<draw:frame draw:style-name="fr1" draw:name="Image202" text:anchor-type="as-char" svg:width="6.9236in" svg:height="3.956343in" draw:z-index="0">
<draw:image xlink:href="../Images/yкринформ/2023-04-15T19-11-20-03-00/630_360_1681574797-425.jpg" xlink:type="simple" xlink:show="embed" xlink:actuate="onLoad" draw:mime-type="image/jpeg"/>
</draw:frame>
 Другаракетка України опублікувала фотографію із бойфрендом і продемонструвалаобручку.</text:p>
      <text:p text:style-name="P4">
Українська тенісистка Марта Костюк (№38 WTA) <text:a xlink:type="simple" xlink:href="https://www.instagram.com/p/CrD6320N4hP/" text:style-name="Internet_20_link" text:visited-style-name="Visited_20_Internet_20_Link">
</text:a>
про заручини у своєму Інстаграмі, передає Укрінформ.</text:p>
      <text:p text:style-name="P4">
У коментарі до світлини Костюк додала, що пропозиція відбулась декілька днівтому і поставила позначку Києва.</text:p>
      <text:p text:style-name="P4">
<draw:frame draw:style-name="fr1" draw:name="Image203" text:anchor-type="as-char" svg:width="6.9236in" svg:height="4.633486in" draw:z-index="0">
<draw:image xlink:href="../Images/yкринформ/2023-04-15T19-11-20-03-00/1681574921-329.jpg" xlink:type="simple" xlink:show="embed" xlink:actuate="onLoad" draw:mime-type="image/jpeg"/>
</draw:frame>
 У березні післяперемоги на турнірі в Остіні тенісистка трохи привідкрила завісу свогоособистого життя. «Мій хлопець - українець, бо українці - найкращі. Це поки щовсе, що я можу сказати», - <text:a xlink:type="simple" xlink:href="https://btu.org.ua/main/44185-marta-kostjuk-gracheva-ne-vyskazala-osuzhdenija-vtorzhenija-rossii-v-ukrainu-pojetomu-dlja-menja-jeto-opredelennyj-znak-togo-chto-v-dushe-chelovek-podderzhivaet-vojnu.html" text:style-name="Internet_20_link" text:visited-style-name="Visited_20_Internet_20_Link">
 </text:a>
 тоді Марта.</text:p>
      <text:p text:style-name="P4">
Відомо, що обранця Марти звуть Георгій. Він раніше займався тенісом, а зараз єфінансовим трейдером.</text:p>
      <text:p text:style-name="P4">
<text:span text:style-name="T4">
Читайте також:</text:span>
 <text:a xlink:type="simple" xlink:href="https://www.ukrinform.ua/rubric-sports/3695282-ukrainska-tenisistka-ludmila-kicenok-povidomila-pro-zarucini.html" text:style-name="Internet_20_link" text:visited-style-name="Visited_20_Internet_20_Link">
 <text:span text:style-name="T4">
Кіченок</text:span>
 </text:a>
</text:p>
      <text:p text:style-name="P4">
Як повідомляв Укрінформ, цього тижня про свої заручини повідомила ЛюдмилаКіченок, обранцем якої став тренер Станіслав Хмарський.</text:p>
      <text:p text:style-name="P4">
Фото: facebook.com/UkrainianTennisFederation</text:p>
      <text:p text:style-name="P4">
Source: <text:a xlink:type="simple" xlink:href="https://www.ukrinform.ua/rubric-sports/3696413-ukrainska-tenisistka-marta-kostuk-povidomila-pro-zarucini.html" text:style-name="Internet_20_link" text:visited-style-name="Visited_20_Internet_20_Link">
https://www.ukrinform.ua/rubric-sports/3696413-ukrainska-tenisistka-marta-kostuk-povidomila-pro-zarucini.html</text:a>
</text:p>
      <!--NEWS-->
      <text:h text:style-name="P10" text:outline-level="1">
<text:span text:style-name="T4">
Чад закрив кордон із Суданом</text:span>
</text:h>
      <text:p text:style-name="P4">
Authors: Ukrinform (Person)</text:p>
      <text:p text:style-name="P4">
Publisher: Укринформ (Organization)</text:p>
      <text:p text:style-name="P4">
Published Time: 2023-04-15T19:16:00+03:00</text:p>
      <text:p text:style-name="P4">
Modified Time: 2023-04-15T19:16:00+03:00</text:p>
      <text:p text:style-name="P4">
Description: На тлі заворушень у Судані центральноафриканська країна Чад закрила свій східний кордон із Суданом протяжністю 1403 км «до подальшого повідомлення». — Укрінформ.</text:p>
      <text:p text:style-name="P4">
Images: ["<text:a xlink:type="simple" xlink:href="https://static.ukrinform.com/photos/2023_04/thumb_files/630_360_1681575333-846.jpeg" text:style-name="Internet_20_link" text:visited-style-name="Visited_20_Internet_20_Link">
630_360_16815...</text:a>
"]</text:p>
      <text:p text:style-name="P4">
Tags: ['Судан', 'Кордон', 'Чад']</text:p>
      <text:p text:style-name="P4">
Type: Article</text:p>
      <!--METADATA-->
      <text:p text:style-name="P4">
<draw:frame draw:style-name="fr1" draw:name="Image204" text:anchor-type="as-char" svg:width="6.9236in" svg:height="3.956343in" draw:z-index="0">
<draw:image xlink:href="../Images/yкринформ/2023-04-15T19-16-00-03-00/630_360_1681575333-846.jpeg" xlink:type="simple" xlink:show="embed" xlink:actuate="onLoad" draw:mime-type="image/jpeg"/>
</draw:frame>
 На тлізаворушень у Судані центральноафриканська країна Чад закрила свій східнийкордон із Суданом протяжністю 1403 км «до подальшого повідомлення».</text:p>
      <text:p text:style-name="P4">
Як передає Укрінформ, про це повідомляє агенція <text:a xlink:type="simple" xlink:href="https://www.reuters.com/article/sudan-politics-chad-idAFL1N36I0B1" text:style-name="Internet_20_link" text:visited-style-name="Visited_20_Internet_20_Link">
</text:a>
</text:p>
      <text:p text:style-name="P4">
Як зазначається, кордон із Суданом протяжністю 1403 км залишатиметься закритимдо подальшого розпорядження.</text:p>
      <text:p text:style-name="P4">
Уряд Чаду закрив свій кордон із Суданом сьогодні та закликав до спокою на тлі"очевидної спроби державного перевороту" в столиці країни Хартум.</text:p>
      <text:p text:style-name="P4">
«Чад закликає регіональне та міжнародне співтовариство, а також усі дружнікраїни надати пріоритет поверненню до миру», — заявили в уряді Чаду.</text:p>
      <text:p text:style-name="P4">
<text:span text:style-name="T4">
Читайте також:</text:span>
 <text:a xlink:type="simple" xlink:href="https://www.ukrinform.ua/rubric-world/3696410-unaslidok-vijskovih-zitknen-u-sudani-zaginuli-sonajmense-troe-civilnih.html" text:style-name="Internet_20_link" text:visited-style-name="Visited_20_Internet_20_Link">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у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вже заявили державна авіакомпанія Saudi Arabian Airlines таНаціональний авіаперевізник Єгипту EgyptAir.</text:p>
      <text:p text:style-name="P4">
<text:span text:style-name="T5">
Фото: Shutterstock</text:span>
</text:p>
      <text:p text:style-name="P4">
Source: <text:a xlink:type="simple" xlink:href="https://www.ukrinform.ua/rubric-world/3696415-cad-zakriv-kordon-iz-sudanom.html" text:style-name="Internet_20_link" text:visited-style-name="Visited_20_Internet_20_Link">
https://www.ukrinform.ua/rubric-world/3696415-cad-zakriv-kordon-iz-sudanom.html</text:a>
</text:p>
      <!--NEWS-->
      <text:h text:style-name="P10" text:outline-level="1">
<text:span text:style-name="T4">
Україні потрібна підтримка для досягнення зламу на полі бою цьогоріч - Резніков</text:span>
</text:h>
      <text:p text:style-name="P4">
Authors: Ukrinform (Person)</text:p>
      <text:p text:style-name="P4">
Publisher: Укринформ (Organization)</text:p>
      <text:p text:style-name="P4">
Published Time: 2023-04-15T19:16:03+03:00</text:p>
      <text:p text:style-name="P4">
Modified Time: 2023-04-15T19:16:03+03:00</text:p>
      <text:p text:style-name="P4">
Description: Міністр оборони Олексій Резніков заявляє, що досягти зламу на полі бою слід у 2023 році, для цього Україні потрібна швидка підтримка у достатньому обсязі. — Укрінформ.</text:p>
      <text:p text:style-name="P4">
Images: ["<text:a xlink:type="simple" xlink:href="https://static.ukrinform.com/photos/2023_04/thumb_files/630_360_1681575294-630.jpg" text:style-name="Internet_20_link" text:visited-style-name="Visited_20_Internet_20_Link">
630_360_16815...</text:a>
"]</text:p>
      <text:p text:style-name="P4">
Tags: ['Міноборони', 'НАТО', 'Україна', 'Резніков', 'Війна з росією']</text:p>
      <text:p text:style-name="P4">
Type: Article</text:p>
      <!--METADATA-->
      <text:p text:style-name="P4">
<draw:frame draw:style-name="fr1" draw:name="Image205" text:anchor-type="as-char" svg:width="6.9236in" svg:height="3.956343in" draw:z-index="0">
<draw:image xlink:href="../Images/yкринформ/2023-04-15T19-16-03-03-00/630_360_1681575294-630.jpg" xlink:type="simple" xlink:show="embed" xlink:actuate="onLoad" draw:mime-type="image/jpeg"/>
</draw:frame>
 Міністроборони Олексій Резніков заявляє, що досягти зламу на полі бою слід у 2023році, для цього Україні потрібна швидка підтримка у достатньому обсязі.</text:p>
      <text:p text:style-name="P4">
Як передає Укрінформ, про це Резніков повідомив у  <text:a xlink:type="simple" xlink:href="https://www.facebook.com/photo/" text:style-name="Internet_20_link" text:visited-style-name="Visited_20_Internet_20_Link">
</text:a>
.</text:p>
      <text:p text:style-name="P4">
“Під час насиченого візиту до Бухареста взяв участь у роботі Чорноморськоїбезпекової конференції Міжнародної Кримської платформи. Цей майданчик ставважливим елементом консолідації зусиль на підтримку України. Скориставсянагодою особисто подякувати румунським партнерам, які з перших днівповномасштабного вторгнення надають Україні всебічну підтримку як добрі сусідиі справжні друзі”, – написав він.</text:p>
      <text:p text:style-name="P4">
Резніков у своєму виступі на конференції зробив акцент на п’яти рамковихтезах, які, на його погляд, мають бути в основі комплексу рішень щодозабезпечення миру, безпеки, добробуту та розвитку у Чорноморському регіоні.</text:p>
      <text:p text:style-name="P4">
За його словами, вільний світ має змінити парадигму своїх дій у контекстівідсічі агресіям. Повільні дії постфактум не працюють. “Не провокувати” – непрацює, зазначив міністр.</text:p>
      <text:p text:style-name="P4">
Він наголосив, що росіянам не потрібні провокації, щоб розв’язати війну, цевже неодноразово доведено.</text:p>
      <text:p text:style-name="P4">
<text:span text:style-name="T4">
Читайте також:</text:span>
 <text:a xlink:type="simple" xlink:href="https://www.ukrinform.ua/rubric-ato/3695529-dla-bezpeki-regionu-neobhidna-deokupacia-krimu-i-ce-bude-zrobleno-reznikov.html" text:style-name="Internet_20_link" text:visited-style-name="Visited_20_Internet_20_Link">
 <text:span text:style-name="T4">
Резніков</text:span>
 </text:a>
</text:p>
      <text:p text:style-name="P4">
“Вільний світ має володіти стратегічною ініціативою і бути готовим діятишвидко та превентивно. Це важлива зміна у свідомості, далеко не усіпсихологічно готові. Без цієї готовності не з’явиться політична воля іправильні рішення. Але саме такий підхід буде найкращим витверезуючим чинникомдля будь-якого агресора”, – заявив Резніков.</text:p>
      <text:p text:style-name="P4">
Також на його думку, потрібна система гарантій-запобіжників, які зведуть домінімуму бажання вирішувати щось силою.</text:p>
      <text:p text:style-name="P4">
“У контексті Чорноморського регіону все очевидно – не існує альтернативи <text:a xlink:type="simple" xlink:href="https://www.ukrinform.ua/tag-nato" text:style-name="Internet_20_link" text:visited-style-name="Visited_20_Internet_20_Link">
</text:a>
 . Не існує альтернативи Україні в НАТО.Ми довели свою спроможність посилити Альянс і зробили формальні кроки – подализаявку на вступ. Відсутність руху тільки продовжить невизначеність і ризики”,– підкреслив очільник Міноборони.</text:p>
      <text:p text:style-name="P4">
За словами Резнікова, будь-які моделі чи розмови про безпеку в регіоні, які непередбачають звільнення Криму від росіян – це ілюзії, з якими треба прощатися."Тому в контексті Криму має бути тільки один ракурс - як звільняти? Цеспільний інтерес. На цьому мають бути сконцентровані спільні зусилля", -зауважив міністр.</text:p>
      <text:p text:style-name="P4">
Він акцентував, що на порядку денному має постати питання трансформації росії,а теза деяких партнерів про те, що москва має бути залучена до усіх важливихсправ регіону, розбивається реальністю. "Адже з чинним терористичним режимом,який живиться імперськими фантомними болями, якісь домовленості неможливі впринципі", - переконаний міністр оборони.</text:p>
      <text:p text:style-name="P4">
<text:span text:style-name="T4">
Читайте також:</text:span>
 <text:a xlink:type="simple" xlink:href="https://www.ukrinform.ua/rubric-ato/3695923-ukraina-skoncentrovana-na-pidgotovci-kontrnastupu-smigal.html" text:style-name="Internet_20_link" text:visited-style-name="Visited_20_Internet_20_Link">
 <text:span text:style-name="T4">
контрнаступ</text:span>
 </text:a>
</text:p>
      <text:p text:style-name="P4">
За його словами, росія має стати демократичною федерацією, пройти черезденацифікацію, видати злочинців, компенсувати шкоду. "Має бути спільнапозиція, у тому числі – зафіксована через систему потужних санкцій, що безтрансформації у справжню демократичну федерацію росія не зможе відновитистосунки з цивілізованим світом", - вважає Резніков.</text:p>
      <text:p text:style-name="P4">
“І насамкінець. Час. Правильні ліки, застосовані невчасно, з запізненням,можуть не спрацювати. Затягування чи “заморожування” війни суперечитьінтересам регіону. Регіон втратить динаміку, поки інші розвиватимуться. Томуспільний інтерес – досягти зламу на полі бою у 2023 році. Для цього Україніпотрібна швидка підтримка у достатньому обсязі”, - заявив Резніков.</text:p>
      <text:p text:style-name="P4">
Він додав, що для розвитку цих позицій є ціла низка дуже конкретних кроків,які Україна зараз обговорює з партнерами і готує до втілення або вже втілює.</text:p>
      <text:p text:style-name="P4">
За словами Резнікова, Чорне та Азовське моря будуть простором миру, а Кримповернеться додому.</text:p>
      <text:p text:style-name="P4">
Як повідомляв Укрінформ,  <text:a xlink:type="simple" xlink:href="https://www.ukrinform.ua/rubric-polytics/3696392-ukraina-naperedodni-ramstajnu-provela-peregovori-z-grecieu-kiprom-ispanieu-ta-rumunieu.html" text:style-name="Internet_20_link" text:visited-style-name="Visited_20_Internet_20_Link">
 </text:a>
 напередодні зустрічі у Рамштайні за 10 дніввідвідала чотири країни для проведення переговорів щодо постачання Українізброї.</text:p>
      <text:p text:style-name="P4">
Source: <text:a xlink:type="simple" xlink:href="https://www.ukrinform.ua/rubric-ato/3696414-ukraini-potribna-pidtrimka-dla-dosagnenna-zlamu-na-poli-bou-cogoric-reznikov.html" text:style-name="Internet_20_link" text:visited-style-name="Visited_20_Internet_20_Link">
https://www.ukrinform.ua/rubric-ato/3696414-ukraini-potribna-pidtrimka-dla-dosagnenna-zlamu-na-poli-bou-cogoric-reznikov.html</text:a>
</text:p>
      <!--NEWS-->
      <text:h text:style-name="P10" text:outline-level="1">
<text:span text:style-name="T4">
На трасі Житомир - Чернівці через ДТП був перекритий рух транспорту</text:span>
</text:h>
      <text:p text:style-name="P4">
Authors: Ukrinform (Person)</text:p>
      <text:p text:style-name="P4">
Publisher: Укринформ (Organization)</text:p>
      <text:p text:style-name="P4">
Published Time: 2023-04-15T19:31:00+03:00</text:p>
      <text:p text:style-name="P4">
Modified Time: 2023-04-15T19:31:00+03:00</text:p>
      <text:p text:style-name="P4">
Description: Рух транспорту на ділянці автодороги Н-03 Житомир — Чернівці був перекритий у зв’язку з дорожньо-транспортною пригодою.  — Укрінформ.</text:p>
      <text:p text:style-name="P4">
Images: ["<text:a xlink:type="simple" xlink:href="https://static.ukrinform.com/photos/2023_04/thumb_files/630_360_1681575856-216.jpeg" text:style-name="Internet_20_link" text:visited-style-name="Visited_20_Internet_20_Link">
630_360_16815...</text:a>
"]</text:p>
      <text:p text:style-name="P4">
Tags: ['Аварія', 'ДТП', 'Житомир', 'Чернігів']</text:p>
      <text:p text:style-name="P4">
Type: Article</text:p>
      <!--METADATA-->
      <text:p text:style-name="P4">
<draw:frame draw:style-name="fr1" draw:name="Image206" text:anchor-type="as-char" svg:width="6.9236in" svg:height="3.956343in" draw:z-index="0">
<draw:image xlink:href="../Images/yкринформ/2023-04-15T19-31-00-03-00/630_360_1681575856-216.jpeg" xlink:type="simple" xlink:show="embed" xlink:actuate="onLoad" draw:mime-type="image/jpeg"/>
</draw:frame>
 Рухтранспорту на ділянці автодороги Н-03 Житомир — Чернівці був перекритий узв’язку з дорожньо-транспортною пригодою.</text:p>
      <text:p text:style-name="P4">
Як передає Укрінформ, про це Патрульна поліція повідомила в  <text:a xlink:type="simple" xlink:href="https://t.me/patrolpolice_ua/2849" text:style-name="Internet_20_link" text:visited-style-name="Visited_20_Internet_20_Link">
</text:a>
 .</text:p>
      <text:p text:style-name="P4">
"На автодорозі Н-03 Житомир — Чернівці (поблизу готельно-ресторанногокомплексу Чотири Корчми) у Чернівецькій області відбулася <text:a xlink:type="simple" xlink:href="https://www.ukrinform.ua/tag-dtp" text:style-name="Internet_20_link" text:visited-style-name="Visited_20_Internet_20_Link">
</text:a>
 . У зв’язку з цим рух транспорту навизначеній ділянці дороги перекритий", — йдеться у повідомленні.</text:p>
      <text:p text:style-name="P4">
Об’їзд організований через автошлях Т 2610 (Хотин).</text:p>
      <text:p text:style-name="P4">
<text:span text:style-name="T4">
Читайте також:</text:span>
 <text:a xlink:type="simple" xlink:href="https://www.ukrinform.ua/rubric-society/3695581-u-polsi-avtobus-potrapiv-u-dtp-postrazdali-troe-ukrainciv.html" text:style-name="Internet_20_link" text:visited-style-name="Visited_20_Internet_20_Link">
 <text:span text:style-name="T4">
ДТП</text:span>
 </text:a>
</text:p>
      <text:p text:style-name="P4">
Патрульні закликають громадян планувати маршрути поїздок з урахуваннямвказаної інформації.</text:p>
      <text:p text:style-name="P4">
Станом на 19:37 у <text:a xlink:type="simple" xlink:href="https://t.me/patrolpolice_ua/2850" text:style-name="Internet_20_link" text:visited-style-name="Visited_20_Internet_20_Link">
</text:a>
поінформували, що рух транспорту на ділянці автодороги Н-03, який бувперекритий у зв’язку з дорожньо-транспортною пригодою, відновили.</text:p>
      <text:p text:style-name="P4">
Як повідомляв Укрінформ, 13 квітня в Миколаївській області  <text:a xlink:type="simple" xlink:href="https://www.ukrinform.ua/rubric-regions/3695721-na-mikolaivsini-legkovik-zitknuvsa-z-derevom-troe-zagiblih-sered-nih-pidlitok.html" text:style-name="Internet_20_link" text:visited-style-name="Visited_20_Internet_20_Link">
</text:a>
 троє людей, середних — підліток, ще одна дитина важко травмована.</text:p>
      <text:p text:style-name="P4">
Source: <text:a xlink:type="simple" xlink:href="https://www.ukrinform.ua/rubric-regions/3696416-na-trasi-zitomir-cernivci-cerez-dtp-perekrili-ruh-transportu.html" text:style-name="Internet_20_link" text:visited-style-name="Visited_20_Internet_20_Link">
https://www.ukrinform.ua/rubric-regions/3696416-na-trasi-zitomir-cernivci-cerez-dtp-perekrili-ruh-transportu.html</text:a>
</text:p>
      <!--NEWS-->
      <text:h text:style-name="P10" text:outline-level="1">
<text:span text:style-name="T4">
Українці Харциз та Лапін здобули дострокові перемоги на вечорі боксу в Польщі</text:span>
</text:h>
      <text:p text:style-name="P4">
Authors: Ukrinform (Person)</text:p>
      <text:p text:style-name="P4">
Publisher: Укринформ (Organization)</text:p>
      <text:p text:style-name="P4">
Published Time: 2023-04-15T19:37:00+03:00</text:p>
      <text:p text:style-name="P4">
Modified Time: 2023-04-15T19:37:00+03:00</text:p>
      <text:p text:style-name="P4">
Description: Вечір боксу організували MB Promotions, K2 Promotions Ukraine та Tymex Boxing Promotions під гаслом «Солідарні з Україною». — Укрінформ.</text:p>
      <text:p text:style-name="P4">
Images: ["<text:a xlink:type="simple" xlink:href="https://static.ukrinform.com/photos/2023_04/thumb_files/630_360_1681576544-419.jpg" text:style-name="Internet_20_link" text:visited-style-name="Visited_20_Internet_20_Link">
630_360_16815...</text:a>
"]</text:p>
      <text:p text:style-name="P4">
Tags: ['Бокс']</text:p>
      <text:p text:style-name="P4">
Type: Article</text:p>
      <!--METADATA-->
      <text:p text:style-name="P4">
<draw:frame draw:style-name="fr1" draw:name="Image207" text:anchor-type="as-char" svg:width="6.9236in" svg:height="3.956343in" draw:z-index="0">
<draw:image xlink:href="../Images/yкринформ/2023-04-15T19-37-00-03-00/630_360_1681576544-419.jpg" xlink:type="simple" xlink:show="embed" xlink:actuate="onLoad" draw:mime-type="image/jpeg"/>
</draw:frame>
 Вечірбоксу організували MB Promotions, K2 Promotions Ukraine та Tymex BoxingPromotions під гаслом «Солідарні з Україною».</text:p>
      <text:p text:style-name="P4">
Український боксер першої напівсередньої ваги Ярослав Харциз (2-0, 2 КО)здобув перемогу над чеським боксером Пьотром Рандишеком (2-2, 2 КО), передаєУкрінформ.</text:p>
      <text:p text:style-name="P4">
Харциз переміг технічним нокаутом у першому раунді.</text:p>
      <text:p text:style-name="P4">
В іншому поєдинку український боксер напівважкої ваги Даніель Лапін (7-0, 1КО) здолав 42-річного іспанця Емануеля Фезо (10-14-2, 4 КО).</text:p>
      <text:p text:style-name="P4">
Лапін достроково переміг Фезо в першому раунді. Для українця це першадострокова перемога у професійній кар’єрі.</text:p>
      <text:p text:style-name="P4">
Поєдинки пройшли на PGE Turow Arena у Згожелеці, Польща.</text:p>
      <text:p text:style-name="P4">
<text:span text:style-name="T4">
Читайте також:</text:span>
 <text:a xlink:type="simple" xlink:href="https://www.ukrinform.ua/rubric-sports/3693035-dmitro-mitrofanov-provede-bij-u-polsi.html" text:style-name="Internet_20_link" text:visited-style-name="Visited_20_Internet_20_Link">
 <text:span text:style-name="T4">
Митрофанов</text:span>
 </text:a>
</text:p>
      <text:p text:style-name="P4">
Як повідомляв Укрінформ, сьогодні, 15 квітня, на ринг також вийде ДмитроМитрофанов (12-0-1, 6 КО), його суперник - представник Венесуели Хуан КарлосРодрігез (18-4, 17 КО).</text:p>
      <text:p text:style-name="P4">
Фото: Getty Image</text:p>
      <text:p text:style-name="P4">
Source: <text:a xlink:type="simple" xlink:href="https://www.ukrinform.ua/rubric-sports/3696420-ukrainci-harciz-ta-lapin-zdobuli-dostrokovi-peremogi-na-vecori-boksu-v-polsi.html" text:style-name="Internet_20_link" text:visited-style-name="Visited_20_Internet_20_Link">
https://www.ukrinform.ua/rubric-sports/3696420-ukrainci-harciz-ta-lapin-zdobuli-dostrokovi-peremogi-na-vecori-boksu-v-polsi.html</text:a>
</text:p>
      <!--NEWS-->
      <text:h text:style-name="P10" text:outline-level="1">
<text:span text:style-name="T4">
У Мін'юсті кажуть, що причетні до страт військових можуть постати перед українським судом і МКС</text:span>
</text:h>
      <text:p text:style-name="P4">
Authors: Ukrinform (Person)</text:p>
      <text:p text:style-name="P4">
Publisher: Укринформ (Organization)</text:p>
      <text:p text:style-name="P4">
Published Time: 2023-04-15T19:49:00+03:00</text:p>
      <text:p text:style-name="P4">
Modified Time: 2023-04-15T19:49:00+03:00</text:p>
      <text:p text:style-name="P4">
Description: Заступниця міністра юстиції Валерія Коломієць зазначила, що причетні до страти українських військових можуть постати перед українським судочинством, а також такі справи можуть розглядатися у Міжнародному кримінальному суді. — Укрінформ.</text:p>
      <text:p text:style-name="P4">
Images: ["<text:a xlink:type="simple" xlink:href="https://static.ukrinform.com/photos/2018_01/thumb_files/630_360_1515506864-9820.jpg" text:style-name="Internet_20_link" text:visited-style-name="Visited_20_Internet_20_Link">
630_360_15155...</text:a>
"]</text:p>
      <text:p text:style-name="P4">
Tags: ['Суд', 'Воєнні злочини', 'Міжнародний кримінальний суд', 'Війна з росією', 'Єдині новини']</text:p>
      <text:p text:style-name="P4">
Type: Article</text:p>
      <!--METADATA-->
      <text:p text:style-name="P4">
<draw:frame draw:style-name="fr1" draw:name="Image208" text:anchor-type="as-char" svg:width="6.9236in" svg:height="3.956343in" draw:z-index="0">
<draw:image xlink:href="../Images/yкринформ/2023-04-15T19-49-00-03-00/630_360_1515506864-9820.jpg" xlink:type="simple" xlink:show="embed" xlink:actuate="onLoad" draw:mime-type="image/jpeg"/>
</draw:frame>
Заступниця міністра юстиції Валерія Коломієць зазначила, що причетні до стратиукраїнських військових можуть постати перед українським судочинством, а такожтакі справи можуть розглядатися у Міжнародному кримінальному суді.</text:p>
      <text:p text:style-name="P4">
Про це вона сказала в ефірі телемарафону “Єдині новини”, повідомляєкореспондент Укрінформу.</text:p>
      <text:p text:style-name="P4">
“Хочу сказати, що, на жаль, це не перший подібний акт агресії іантигуманності, який ми бачимо від російської армії. Другий момент, це те, щолюди, які це вчинили, якщо можна так назвати, вони мають і можуть постатиперед українським судочинством… Так, дійсно, вони вчинили, відповідно доРимського статуту, воєнний злочин. Тому мають так само подібні кейси, а мирозуміємо, що це вже адміністративна практика, а не просто одиничний жахливийвипадок, розглядатися і у Міжнародному кримінальному суді”, - сказалаКоломієць, відповідаючи на запитання, чи вдасться притягнути довідповідальності катів, причетних до страти українських військових.</text:p>
      <text:p text:style-name="P4">
Вона зазначила, що подібні злочини російська армія вчиняє і щодо українськихвійськовополонених, і щодо цивільних осіб.</text:p>
      <text:p text:style-name="P4">
<text:span text:style-name="T4">
Читайте також:</text:span>
 <text:a xlink:type="simple" xlink:href="https://www.ukrinform.ua/rubric-ato/3695661-video-zi-stratami-bijciv-zsu-ne-vplinut-na-povodzenna-z-rosijskimi-polonenimi-lubinec.html" text:style-name="Internet_20_link" text:visited-style-name="Visited_20_Internet_20_Link">
 <text:span text:style-name="T4">
страта</text:span>
 </text:a>
</text:p>
      <text:p text:style-name="P4">
“І це, власне, говорить про те, що вони кожного дня порушують будь-які правилаведення війни, як би, звісно, в принципі не жахливо звучало те, що взагалітакі правила існують”, - підкреслила заступниця міністра юстиції.</text:p>
      <text:p text:style-name="P4">
Також Коломієць зауважила, що у злочинів щодо катувань немає терміну давності.</text:p>
      <text:p text:style-name="P4">
“Навіть у Кримінальному кодексі України є стаття, яка регулює питання,пов’язані як із катуванням, в першу чергу з катуванням, тому, відповідно,терміну давності немає”, - сказала Коломієць.</text:p>
      <text:p text:style-name="P4">
Як повідомляв Укрінформ, в інтернеті з’явилися <text:a xlink:type="simple" xlink:href="https://www.ukrinform.ua/rubric-ato/3694690-cnn-viavilo-dva-video-iz-nibito-obezgolovlennam-ukrainskih-voiniv.html" text:style-name="Internet_20_link" text:visited-style-name="Visited_20_Internet_20_Link">
</text:a>
</text:p>
      <text:p text:style-name="P4">
За інформацією <text:a xlink:type="simple" xlink:href="http://www.cnn.com/europe/live-news/russia-ukraine-war-news-04-11-23/index.html" text:style-name="Internet_20_link" text:visited-style-name="Visited_20_Internet_20_Link">
 </text:a>
 , “на відео, вірогідно, зображені окремі події. Однез них могло бути записане нещодавно, а інше - судячи з кількості зелені -певно, було зняте влітку”.</text:p>
      <text:p text:style-name="P4">
Перше відео було опубліковане на проросійському каналі у соцмережах 8 квітня.Воно було навмисно зняте “вагнерівцями” і показує два обезголовлені тілаукраїнських військових, які лежать на землі поруч з пошкодженим військовимавтомобілем. Видається, що в обох мертвих військових також відтяті руки.російські акаунти стверджують, що відео було зняте поблизу Бахмута.</text:p>
      <text:p text:style-name="P4">
<text:span text:style-name="T4">
Читайте також:</text:span>
 <text:a xlink:type="simple" xlink:href="https://www.ukrinform.ua/rubric-ato/3695361-vijskovi-se-vstanovluut-osobu-stracenogo-ukrainskogo-bijca-malar.html" text:style-name="Internet_20_link" text:visited-style-name="Visited_20_Internet_20_Link">
 <text:span text:style-name="T4">
Військові</text:span>
 <text:span text:style-name="T4">
встановлюють</text:span>
 <text:span text:style-name="T4">
особу</text:span>
 <text:span text:style-name="T4">
страченого</text:span>
<text:span text:style-name="T4">
українського</text:span>
 <text:span text:style-name="T4">
бійця</text:span>
 <text:span text:style-name="T4">
Маляр</text:span>
 </text:a>
</text:p>
      <text:p text:style-name="P4">
Друге відео, яке з’явилося у Твіттері і було навмисно сильно розмите,вірогідно, було записане влітку, з огляду на кількість рослин у кадрі. Якзазначає CNN, на ньому намагаються показати російського бійця, якийвикористовує ніж, аби відтяти голову українського військового. Голос напочатку відео наводить на думку, що жертва могла бути живою, коли розпочалосянасильство.</text:p>
      <text:p text:style-name="P4">
Служба безпеки України розпочала досудове розслідування щодо відео того, якросійські загарбники відрізають голову українському полоненому.</text:p>
      <text:p text:style-name="P4">
Голова СБУ Василь Малюк запевнив, що цих російських нелюдів буде знайдено іпокарано.</text:p>
      <text:p text:style-name="P4">
Source: <text:a xlink:type="simple" xlink:href="https://www.ukrinform.ua/rubric-ato/3696425-u-minusti-kazut-so-pricetni-do-strat-vijskovih-mozut-postati-pered-ukrainskim-sudom-i-mks.html" text:style-name="Internet_20_link" text:visited-style-name="Visited_20_Internet_20_Link">
https://www.ukrinform.ua/rubric-ato/3696425-u-minusti-kazut-so-pricetni-do-strat-vijskovih-mozut-postati-pered-ukrainskim-sudom-i-mks.html</text:a>
</text:p>
      <!--NEWS-->
      <text:h text:style-name="P10" text:outline-level="1">
<text:span text:style-name="T4">
Резніков обговорив із заступником Столтенберга модернізацію оборонних закупівель в Україні</text:span>
</text:h>
      <text:p text:style-name="P4">
Authors: Ukrinform (Person)</text:p>
      <text:p text:style-name="P4">
Publisher: Укринформ (Organization)</text:p>
      <text:p text:style-name="P4">
Published Time: 2023-04-15T19:59:03+03:00</text:p>
      <text:p text:style-name="P4">
Modified Time: 2023-04-15T19:59:03+03:00</text:p>
      <text:p text:style-name="P4">
Description: Міністр оборони Олексій Резніков обговорив із заступником генерального секретаря Північноатлантичного альянсу Мирчею Джоане участь Агенції НАТО з підтримки та постачання у модернізації оборонних закупівель в Україні. — Укрінформ.</text:p>
      <text:p text:style-name="P4">
Images: ["<text:a xlink:type="simple" xlink:href="https://static.ukrinform.com/photos/2023_03/thumb_files/630_360_1678276922-524.jpg" text:style-name="Internet_20_link" text:visited-style-name="Visited_20_Internet_20_Link">
630_360_16782...</text:a>
"]</text:p>
      <text:p text:style-name="P4">
Tags: ['Міноборони', 'НАТО', 'Оборона', 'Резніков']</text:p>
      <text:p text:style-name="P4">
Type: Article</text:p>
      <!--METADATA-->
      <text:p text:style-name="P4">
<draw:frame draw:style-name="fr1" draw:name="Image209" text:anchor-type="as-char" svg:width="6.9236in" svg:height="3.956343in" draw:z-index="0">
<draw:image xlink:href="../Images/yкринформ/2023-04-15T19-59-03-03-00/630_360_1678276922-524.jpg" xlink:type="simple" xlink:show="embed" xlink:actuate="onLoad" draw:mime-type="image/jpeg"/>
</draw:frame>
 Міністроборони Олексій Резніков обговорив із заступником генерального секретаряПівнічноатлантичного альянсу Мирчею Джоане участь Агенції НАТО з підтримки тапостачання у модернізації оборонних закупівель в Україні.</text:p>
      <text:p text:style-name="P4">
Як передає Укрінформ, про це Резніков повідомив у  <text:a xlink:type="simple" xlink:href="https://www.facebook.com/reznikovoleksii/posts/pfbid0UdnxqWTmf37NDEBLF4WzzeGcn5qqJh7kxHYT3EM17U33k1EB2jujV8FBST6d6cKVl" text:style-name="Internet_20_link" text:visited-style-name="Visited_20_Internet_20_Link">
</text:a>
.</text:p>
      <text:p text:style-name="P4">
У Бухаресті на Чорноморській безпековій конференції Міжнародної Кримськоїплатформи Резніков, за його словами, “зустрівся з великим другом України –заступником генерального секретаря НАТО Мирчею Джоане, який свого часу провівблискучу роботу для забезпечення вступу Румунії до Альянсу”.</text:p>
      <text:p text:style-name="P4">
<text:span text:style-name="T4">
Читайте також:</text:span>
 <text:a xlink:type="simple" xlink:href="https://www.ukrinform.ua/rubric-ato/3696414-ukraini-potribna-pidtrimka-dla-dosagnenna-zlamu-na-poli-bou-cogoric-reznikov.html" text:style-name="Internet_20_link" text:visited-style-name="Visited_20_Internet_20_Link">
 <text:span text:style-name="T4">
Резніков</text:span>
 </text:a>
</text:p>
      <text:p text:style-name="P4">
За словами очільника Міністерства оборони України, він і заступникгенерального секретаря <text:a xlink:type="simple" xlink:href="https://www.ukrinform.ua/tag-nato" text:style-name="Internet_20_link" text:visited-style-name="Visited_20_Internet_20_Link">
 </text:a>
 обговорилиактуальні проєкти, зокрема системну участь NSPA у модернізації обороннихзакупівель в Україні. “Готуємо низку дуже конкретних ініціатив до Вільнюськогосаміту НАТО”, - додав Резніков.</text:p>
      <text:p text:style-name="P4">
Як повідомляв Укрінформ,  <text:a xlink:type="simple" xlink:href="https://www.ukrinform.ua/rubric-polytics/3696392-ukraina-naperedodni-ramstajnu-provela-peregovori-z-grecieu-kiprom-ispanieu-ta-rumunieu.html" text:style-name="Internet_20_link" text:visited-style-name="Visited_20_Internet_20_Link">
 </text:a>
 напередодні зустрічі у Рамштайні за 10 дніввідвідала чотири країни для проведення переговорів щодо постачання Українізброї.</text:p>
      <text:p text:style-name="P4">
Source: <text:a xlink:type="simple" xlink:href="https://www.ukrinform.ua/rubric-polytics/3696427-reznikov-obgovoriv-iz-zastupnikom-stoltenberga-modernizaciu-oboronnih-zakupivel-v-ukraini.html" text:style-name="Internet_20_link" text:visited-style-name="Visited_20_Internet_20_Link">
https://www.ukrinform.ua/rubric-polytics/3696427-reznikov-obgovoriv-iz-zastupnikom-stoltenberga-modernizaciu-oboronnih-zakupivel-v-ukraini.html</text:a>
</text:p>
      <!--NEWS-->
      <text:h text:style-name="P10" text:outline-level="1">
<text:span text:style-name="T4">
Крутих зіграє у фіналі кваліфікації турніру в Барселоні</text:span>
</text:h>
      <text:p text:style-name="P4">
Authors: Ukrinform (Person)</text:p>
      <text:p text:style-name="P4">
Publisher: Укринформ (Organization)</text:p>
      <text:p text:style-name="P4">
Published Time: 2023-04-15T20:09:29+03:00</text:p>
      <text:p text:style-name="P4">
Modified Time: 2023-04-15T20:09:29+03:00</text:p>
      <text:p text:style-name="P4">
Description: Українець здолав серба Міляна Зекича. — Укрінформ.</text:p>
      <text:p text:style-name="P4">
Images: ["<text:a xlink:type="simple" xlink:href="https://static.ukrinform.com/photos/2023_04/thumb_files/630_360_1681578511-298.jpg" text:style-name="Internet_20_link" text:visited-style-name="Visited_20_Internet_20_Link">
630_360_16815...</text:a>
"]</text:p>
      <text:p text:style-name="P4">
Tags: ['Теніс']</text:p>
      <text:p text:style-name="P4">
Type: Article</text:p>
      <!--METADATA-->
      <text:p text:style-name="P4">
<draw:frame draw:style-name="fr1" draw:name="Image210" text:anchor-type="as-char" svg:width="6.9236in" svg:height="3.956343in" draw:z-index="0">
<draw:image xlink:href="../Images/yкринформ/2023-04-15T20-09-29-03-00/630_360_1681578511-298.jpg" xlink:type="simple" xlink:show="embed" xlink:actuate="onLoad" draw:mime-type="image/jpeg"/>
</draw:frame>
 Українецьздолав серба Міляна Зекича.</text:p>
      <text:p text:style-name="P4">
Перша ракетка України Олексій Крутих (АТР 177) вийшов у фінал кваліфікаціїгрунтового турніру серії АТР 500 у Барселоні (Іспанія), передає Укрінформ.</text:p>
      <text:p text:style-name="P4">
У першому раунді відбору українець у трьох сетах виграв у Міляна Зекича(Сербія, ATP 227) – 6:4, 4:6, 6:1. Матч тривав 2 години та 15 хвилин.</text:p>
      <text:p text:style-name="P4">
Це була третя зустріч тенісистів. Рахунок 2:1 на користь Олексія.</text:p>
      <text:p text:style-name="P4">
У фінальному поєдинку кваліфікації Крутих зіграє з Уго Греньє.</text:p>
      <text:p text:style-name="P4">
Крутих утретє виступить у кваліфікації турніру ATP, але вперше – на змаганняхкатегорії ATP 500.</text:p>
      <text:p text:style-name="P4">
<text:span text:style-name="T4">
Читайте також:</text:span>
 <text:a xlink:type="simple" xlink:href="https://www.ukrinform.ua/rubric-sports/3696331-ukrainski-tenisistki-postupilisa-cehii-u-matci-kubka-billi-dzin-king.html" text:style-name="Internet_20_link" text:visited-style-name="Visited_20_Internet_20_Link">
 <text:span text:style-name="T4">
теніс</text:span>
 </text:a>
</text:p>
      <text:p text:style-name="P4">
Як повідомляв Укрінформ, збірна України поступилась Чехії у матчі Кубка БілліДжин Кінг.</text:p>
      <text:p text:style-name="P4">
Фото: btu.org.ua</text:p>
      <text:p text:style-name="P4">
Source: <text:a xlink:type="simple" xlink:href="https://www.ukrinform.ua/rubric-sports/3696432-krutih-zigrae-u-finali-kvalifikacii-turniru-v-barseloni.html" text:style-name="Internet_20_link" text:visited-style-name="Visited_20_Internet_20_Link">
https://www.ukrinform.ua/rubric-sports/3696432-krutih-zigrae-u-finali-kvalifikacii-turniru-v-barseloni.html</text:a>
</text:p>
      <!--NEWS-->
      <text:h text:style-name="P10" text:outline-level="1">
<text:span text:style-name="T4">
У Фінляндії запустять новий ядерний реактор</text:span>
</text:h>
      <text:p text:style-name="P4">
Authors: Ukrinform (Person)</text:p>
      <text:p text:style-name="P4">
Publisher: Укринформ (Organization)</text:p>
      <text:p text:style-name="P4">
Published Time: 2023-04-15T20:10:00+03:00</text:p>
      <text:p text:style-name="P4">
Modified Time: 2023-04-15T20:10:00+03:00</text:p>
      <text:p text:style-name="P4">
Description: У Фінляндії запустять ядерний реактор "Олкілуото-3", будівництво якого довго відтерміновувалося, він почне працювати в ніч проти неділі. — Укрінформ.</text:p>
      <text:p text:style-name="P4">
Images: ["<text:a xlink:type="simple" xlink:href="https://static.ukrinform.com/photos/2023_04/thumb_files/630_360_1681578307-977.jpg" text:style-name="Internet_20_link" text:visited-style-name="Visited_20_Internet_20_Link">
630_360_16815...</text:a>
"]</text:p>
      <text:p text:style-name="P4">
Tags: ['АЕС', 'Електроенергія', 'Фінляндія']</text:p>
      <text:p text:style-name="P4">
Type: Article</text:p>
      <!--METADATA-->
      <text:p text:style-name="P4">
<draw:frame draw:style-name="fr1" draw:name="Image211" text:anchor-type="as-char" svg:width="6.9236in" svg:height="3.956343in" draw:z-index="0">
<draw:image xlink:href="../Images/yкринформ/2023-04-15T20-10-00-03-00/630_360_1681578307-977.jpg" xlink:type="simple" xlink:show="embed" xlink:actuate="onLoad" draw:mime-type="image/jpeg"/>
</draw:frame>
 УФінляндії запустять ядерний реактор "Олкілуото-3", будівництво якого довговідтерміновувалося, він почне працювати в ніч проти неділі.</text:p>
      <text:p text:style-name="P4">
Як передає Укрінформ, про це повідомляє <text:a xlink:type="simple" xlink:href="https://yle.fi/a/74-20027271" text:style-name="Internet_20_link" text:visited-style-name="Visited_20_Internet_20_Link">
 </text:a>
 .</text:p>
      <text:p text:style-name="P4">
Після тривалого очікування третій енергоблок АЕС “Олкілуото” розпочнерегулярне виробництво електроенергії. Це відбудеться в ніч на 16 квітня, надобу раніше, ніж було заплановано. Спочатку планувалося запустити комерційнуексплуатацію реактора ”Олкілуото-3” у понеділок, 17 квітня.</text:p>
      <text:p text:style-name="P4">
Запуск <text:a xlink:type="simple" xlink:href="https://www.ukrinform.ua/tag-aes" text:style-name="Internet_20_link" text:visited-style-name="Visited_20_Internet_20_Link">
 </text:a>
 , спочатку був запланований на2009 рік, неодноразово відкладався через різні технічні проблеми.</text:p>
      <text:p text:style-name="P4">
<text:span text:style-name="T4">
Читайте також:</text:span>
 <text:a xlink:type="simple" xlink:href="https://www.ukrinform.ua/rubric-world/3696257-nimeccina-ostatocno-zupinae-virobnictvo-elektroenergii-na-atomnih-stanciah.html" text:style-name="Internet_20_link" text:visited-style-name="Visited_20_Internet_20_Link">
 <text:span text:style-name="T4">
атомних</text:span>
 </text:a>
</text:p>
      <text:p text:style-name="P4">
Інвестиційне рішення про будівництво третьої атомної електростанції вОлкілуото було ухвалено ще 2003 року. Тоді передбачалося, що станція будеготова до комерційної експлуатації вже у 2009 році.</text:p>
      <text:p text:style-name="P4">
Як повідомлялося, міністр енергетики Герман Галущенко зазначив, що <text:a xlink:type="simple" xlink:href="https://www.ukrinform.ua/rubric-economy/3683493-v-ukraini-viroblatimut-aderne-palivo-ake-zaminit-rosijske-na-rinku-es-galusenko.html" text:style-name="Internet_20_link" text:visited-style-name="Visited_20_Internet_20_Link">
</text:a>
</text:p>
      <text:p text:style-name="P4">
<text:span text:style-name="T5">
Фото: Benjamin Suomela / Yle</text:span>
</text:p>
      <text:p text:style-name="P4">
Source: <text:a xlink:type="simple" xlink:href="https://www.ukrinform.ua/rubric-world/3696433-u-finlandii-zapustat-novij-adernij-reaktor.html" text:style-name="Internet_20_link" text:visited-style-name="Visited_20_Internet_20_Link">
https://www.ukrinform.ua/rubric-world/3696433-u-finlandii-zapustat-novij-adernij-reaktor.html</text:a>
</text:p>
      <!--NEWS-->
      <text:h text:style-name="P10" text:outline-level="1">
<text:span text:style-name="T4">
У МЗС спростували інформацію про захоплення українських заручників у Судані</text:span>
</text:h>
      <text:p text:style-name="P4">
Authors: Ukrinform (Person)</text:p>
      <text:p text:style-name="P4">
Publisher: Укринформ (Organization)</text:p>
      <text:p text:style-name="P4">
Published Time: 2023-04-15T20:18:00+03:00</text:p>
      <text:p text:style-name="P4">
Modified Time: 2023-04-15T20:18:00+03:00</text:p>
      <text:p text:style-name="P4">
Description: Членів українського авіаційного екіпажу, які перебували у міжнародному аеропорту Хартума під час загострення там ситуації, вдалося вивезти у безпечне місце. — Укрінформ.</text:p>
      <text:p text:style-name="P4">
Images: ["<text:a xlink:type="simple" xlink:href="https://static.ukrinform.com/photos/2023_02/thumb_files/630_360_1675772899-255.jpeg" text:style-name="Internet_20_link" text:visited-style-name="Visited_20_Internet_20_Link">
630_360_16757...</text:a>
"]</text:p>
      <text:p text:style-name="P4">
Tags: ['Аеропорт', 'МЗС', 'Судан', 'Сутички']</text:p>
      <text:p text:style-name="P4">
Type: Article</text:p>
      <!--METADATA-->
      <text:p text:style-name="P4">
<draw:frame draw:style-name="fr1" draw:name="Image212" text:anchor-type="as-char" svg:width="6.9236in" svg:height="3.956343in" draw:z-index="0">
<draw:image xlink:href="../Images/yкринформ/2023-04-15T20-18-00-03-00/630_360_1675772899-255.jpeg" xlink:type="simple" xlink:show="embed" xlink:actuate="onLoad" draw:mime-type="image/jpeg"/>
</draw:frame>
 Членівукраїнського авіаційного екіпажу, які перебували у міжнародному аеропортуХартума під час загострення там ситуації, вдалося вивезти у безпечне місце.</text:p>
      <text:p text:style-name="P4">
Про це Укрінформу повідомив речник МЗС Олег Ніколенко, коментуючи поширенийнизкою ЗМІ допис української стюардеси про нібито захоплення українськихзаручників у Хартумі.</text:p>
      <text:p text:style-name="P4">
«Інформація про захоплення українських заручників не підтверджується. Під часзагострення ситуації в міжнародному аеропорту Хартума перебували члениукраїнського авіаційного екіпажу. Цю групу людей вдалося вивезти. Зараз вониперебувають у безпечному місці. Ними опікується український почесний консул у<text:a xlink:type="simple" xlink:href="https://www.ukrinform.ua/tag-sudan" text:style-name="Internet_20_link" text:visited-style-name="Visited_20_Internet_20_Link">
 </text:a>
 », - зазначив Ніколенко.</text:p>
      <text:p text:style-name="P4">
Він запевнив, що МЗС та посольство України в Єгипті тримають питання безпекиукраїнських громадян у Судані на особливому контролі.</text:p>
      <text:p text:style-name="P4">
<text:span text:style-name="T4">
Читайте також:</text:span>
 <text:a xlink:type="simple" xlink:href="https://www.ukrinform.ua/rubric-world/3696410-unaslidok-vijskovih-zitknen-u-sudani-zaginuli-sonajmense-troe-civilnih.html" text:style-name="Internet_20_link" text:visited-style-name="Visited_20_Internet_20_Link">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у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 державна авіакомпанія Saudi ArabianAirlines та Національний авіаперевізник Єгипту EgyptAir.</text:p>
      <text:p text:style-name="P4">
Source: <text:a xlink:type="simple" xlink:href="https://www.ukrinform.ua/rubric-society/3696434-u-mzs-sprostuvali-informaciu-pro-zahoplenna-ukrainskih-zarucnikiv-u-sudani.html" text:style-name="Internet_20_link" text:visited-style-name="Visited_20_Internet_20_Link">
https://www.ukrinform.ua/rubric-society/3696434-u-mzs-sprostuvali-informaciu-pro-zahoplenna-ukrainskih-zarucnikiv-u-sudani.html</text:a>
</text:p>
      <!--NEWS-->
      <text:h text:style-name="P10" text:outline-level="1">
<text:span text:style-name="T4">
Війна вже завдала шкоди довкіллю України на майже ₴2 трильйони – Стрілець</text:span>
</text:h>
      <text:p text:style-name="P4">
Authors: Ukrinform (Person)</text:p>
      <text:p text:style-name="P4">
Publisher: Укринформ (Organization)</text:p>
      <text:p text:style-name="P4">
Published Time: 2023-04-15T20:29:06+03:00</text:p>
      <text:p text:style-name="P4">
Modified Time: 2023-04-15T20:29:06+03:00</text:p>
      <text:p text:style-name="P4">
Description: Міністр захисту довкілля та природних ресурсів України Руслан Стрілець повідомив, що загальна оцінка завданої шкоди довкіллю внаслідок війни вже перевищує 1,9 трильйона гривень, проте вона не остаточна, адже наразі немає доступу до замінованих та окупованих територій. — Укрінформ.</text:p>
      <text:p text:style-name="P4">
Images: ["<text:a xlink:type="simple" xlink:href="https://static.ukrinform.com/photos/2023_04/thumb_files/630_360_1681579707-395.jpg" text:style-name="Internet_20_link" text:visited-style-name="Visited_20_Internet_20_Link">
630_360_16815...</text:a>
"]</text:p>
      <text:p text:style-name="P4">
Tags: ['Війна', 'Міндовкілля', 'Збитки']</text:p>
      <text:p text:style-name="P4">
Type: Article</text:p>
      <!--METADATA-->
      <text:p text:style-name="P4">
<draw:frame draw:style-name="fr1" draw:name="Image213" text:anchor-type="as-char" svg:width="6.9236in" svg:height="3.956343in" draw:z-index="0">
<draw:image xlink:href="../Images/yкринформ/2023-04-15T20-29-06-03-00/630_360_1681579707-395.jpg" xlink:type="simple" xlink:show="embed" xlink:actuate="onLoad" draw:mime-type="image/jpeg"/>
</draw:frame>
 Міністрзахисту довкілля та природних ресурсів України Руслан Стрілець повідомив, щозагальна оцінка завданої шкоди довкіллю внаслідок війни вже перевищує 1,9трильйона гривень, проте вона не остаточна, адже наразі немає доступу дозамінованих та окупованих територій.</text:p>
      <text:p text:style-name="P4">
Про це він сказав у інтерв’ю  <text:a xlink:type="simple" xlink:href="https://armyinform.com.ua/2023/04/15/shkoda-dovkillyu-vid-vijny-vzhe-perevyshhuye-19-tryljona-gryven-ruslan-strilecz/" text:style-name="Internet_20_link" text:visited-style-name="Visited_20_Internet_20_Link">
 </text:a>
 , передає Укрінформ.</text:p>
      <text:p text:style-name="P4">
“Ми продовжуємо фіксувати завдану довкіллю шкоду. Для обрахунку збитківМіндовкілля розробило й затвердило спеціальні методики. Розрахунками за цимиметодиками займається Державна екологічна інспекція. Загальна оцінка завданоїшкоди довкіллю вже перевищує 1,9 трильйона гривень або понад 52,2 мільярдадоларів. Це — колосальна цифра! Однак вона не остаточна, адже поки що в наснемає доступу до замінованих та окупованих територій”, - сказав Стрілець.</text:p>
      <text:p text:style-name="P4">
Окрім того, зауважив він, “розмір обрахованих збитків може значно зрости післявнесення певних змін до нашого законодавства”.</text:p>
      <text:p text:style-name="P4">
“Так, у США та країнах Європи існує такий юридичний термін як « <text:a xlink:type="simple" xlink:href="https://www.ukrinform.ua/tag-ekologia" text:style-name="Internet_20_link" text:visited-style-name="Visited_20_Internet_20_Link">
</text:a>
 послуги». Із закріпленням його вукраїнському правовому полі ми зможемо точніше розрахувати шкоду від знищення,наприклад, одного дерева. Адже тоді в оцінку збитків включатиметься час,необхідний на відновлення такого дерева. Враховуватиметься, скільки це деревоабсорбує парникових газів, наскільки воно впливає на життя людини та надовкілля в цілому”, - сказав міністр.</text:p>
      <text:p text:style-name="P4">
<text:span text:style-name="T4">
Читайте також:</text:span>
 <text:a xlink:type="simple" xlink:href="https://www.ukrinform.ua/rubric-society/3688536-ocinka-skodi-dovkillu-vid-agresii-rf-dla-ukrainciv-stvorili-bezkostovnij-kurs.html" text:style-name="Internet_20_link" text:visited-style-name="Visited_20_Internet_20_Link">
 <text:span text:style-name="T4">
довкілл</text:span>
 </text:a>
</text:p>
      <text:p text:style-name="P4">
За його словами, вже створена відповідна робоча група при Міндовкіллі тазалучені необхідні фахівці, щоб напрацювати відповідні зміни та ввести вУкраїні поняття «екосистемні послуги».</text:p>
      <text:p text:style-name="P4">
“Я домовився про допомогу зі Спеціальним представником з питаньбіорізноманіття та водних ресурсів США Монікою Медіною. Ми провели продуктивнізустрічі на полях Конференції ООН з питань біорізноманіття та в рамках Водноїконференції ООН. Для початку ми візьмемо ту модель екосистемних послуг, якавже працює в інших країнах, й подивимося, як її можна інтегрувати в нашезаконодавство”, - підкреслив Стрілець.</text:p>
      <text:p text:style-name="P4">
Як повідомляв Укрінформ,  <text:a xlink:type="simple" xlink:href="https://www.ukrinform.ua/rubric-ato/3686945-cerez-vijnu-blizko-5-miljoniv-ukrainciv-ne-maut-dostupu-do-pitnoi-vodi-strilec.html" text:style-name="Internet_20_link" text:visited-style-name="Visited_20_Internet_20_Link">
 </text:a>
 та природних ресурсів, близько 5 млн українців не маютьдоступу до питної води, ще 70% населення нашої держави – можуть залишитися безводи внаслідок російських обстрілів.</text:p>
      <text:p text:style-name="P4">
<text:span text:style-name="T5">
Фото: АрміяInform</text:span>
</text:p>
      <text:p text:style-name="P4">
Source: <text:a xlink:type="simple" xlink:href="https://www.ukrinform.ua/rubric-society/3696436-vijna-vze-zavdala-skodi-dovkillu-ukraini-na-majze-2-triljoni-strilec.html" text:style-name="Internet_20_link" text:visited-style-name="Visited_20_Internet_20_Link">
https://www.ukrinform.ua/rubric-society/3696436-vijna-vze-zavdala-skodi-dovkillu-ukraini-na-majze-2-triljoni-strilec.html</text:a>
</text:p>
      <!--NEWS-->
      <text:h text:style-name="P10" text:outline-level="1">
<text:span text:style-name="T4">
ЦПД: роспроп поширює фейкову обкладинку британської газети The New European, де зображений Зеленський</text:span>
</text:h>
      <text:p text:style-name="P4">
Authors: Ukrinform (Person)</text:p>
      <text:p text:style-name="P4">
Publisher: Укринформ (Organization)</text:p>
      <text:p text:style-name="P4">
Published Time: 2023-04-15T20:33:00+03:00</text:p>
      <text:p text:style-name="P4">
Modified Time: 2023-04-15T20:33:00+03:00</text:p>
      <text:p text:style-name="P4">
Description: російські телеграм-канали поширюють фейкову обкладинку нібито британської щотижневої газети The New European, де Президент України Володимир Зеленський постає в образі корисливої особи, готової на все заради грошей. — Укрінформ.</text:p>
      <text:p text:style-name="P4">
Images: ["<text:a xlink:type="simple" xlink:href="https://static.ukrinform.com/photos/2019_12/thumb_files/630_360_1576158524-179.jpg" text:style-name="Internet_20_link" text:visited-style-name="Visited_20_Internet_20_Link">
630_360_15761...</text:a>
", "<text:a xlink:type="simple" xlink:href="https://static.ukrinform.com/photos/2023_04/1681579556-819.jpeg" text:style-name="Internet_20_link" text:visited-style-name="Visited_20_Internet_20_Link">
1681579556-81...</text:a>
"]</text:p>
      <text:p text:style-name="P4">
Tags: ['Фейк', 'Пропаганда', 'росія', 'Зеленський', 'Газета']</text:p>
      <text:p text:style-name="P4">
Type: Article</text:p>
      <!--METADATA-->
      <text:p text:style-name="P4">
<draw:frame draw:style-name="fr1" draw:name="Image214" text:anchor-type="as-char" svg:width="6.9236in" svg:height="3.956343in" draw:z-index="0">
<draw:image xlink:href="../Images/yкринформ/2023-04-15T20-33-00-03-00/630_360_1576158524-179.jpg" xlink:type="simple" xlink:show="embed" xlink:actuate="onLoad" draw:mime-type="image/jpeg"/>
</draw:frame>
 російськітелеграм-канали поширюють фейкову обкладинку нібито британської щотижневоїгазети The New European, де Президент України Володимир Зеленський постає вобразі корисливої особи, готової на все заради грошей.</text:p>
      <text:p text:style-name="P4">
Про це Центр протидії дезінформації при Раді національної безпеки і оборониУкраїни повідомив у <text:a xlink:type="simple" xlink:href="https://t.me/CenterCounteringDisinformation/4939" text:style-name="Internet_20_link" text:visited-style-name="Visited_20_Internet_20_Link">
 </text:a>
 ,передає Укрінформ.</text:p>
      <text:p text:style-name="P4">
На згаданій "обкладинці" Президент України зображений на колінах у Далай-лами,поруч з ними, тримаючи руки в боки, стоїть невдоволений Прем’єр-міністрВеликої Британії Ріші Сунак.</text:p>
      <text:p text:style-name="P4">
<draw:frame draw:style-name="fr1" draw:name="Image215" text:anchor-type="as-char" svg:width="6.9236in" svg:height="6.9236in" draw:z-index="0">
<draw:image xlink:href="../Images/yкринформ/2023-04-15T20-33-00-03-00/1681579556-819.jpeg" xlink:type="simple" xlink:show="embed" xlink:actuate="onLoad" draw:mime-type="image/jpeg"/>
</draw:frame>
</text:p>
      <text:p text:style-name="P4">
Як зауважили у ЦПД, згідно з офіційним <text:a xlink:type="simple" xlink:href="https://www.theneweuropean.co.uk/" text:style-name="Internet_20_link" text:visited-style-name="Visited_20_Internet_20_Link">
 </text:a>
газети, видання The New European з такою обкладинкою не існує. Недостовірністьшпальти підтверджує також те, що останній випуск газети був №336 (квітень13-19, 2023), а вказаний на зображенні №337 лише готують.</text:p>
      <text:p text:style-name="P4">
<text:span text:style-name="T4">
Читайте також:</text:span>
 <text:a xlink:type="simple" xlink:href="https://www.ukrinform.ua/rubric-world/3694067-stati-rozvincali-v-oon-rosijski-fejki-sodo-problemi-posirenna-zbroi-v-ukraini.html" text:style-name="Internet_20_link" text:visited-style-name="Visited_20_Internet_20_Link">
 <text:span text:style-name="T4">
фейк</text:span>
 </text:a>
</text:p>
      <text:p text:style-name="P4">
"Подібні <text:a xlink:type="simple" xlink:href="https://www.ukrinform.ua/tag-fejk" text:style-name="Internet_20_link" text:visited-style-name="Visited_20_Internet_20_Link">
 </text:a>
 обкладинки відомих західнихвидань мають на меті дискредитувати Україну та її Президента В.Зеленського насвітовій арені. Ворог продовжує просувати наративи "непрофесійності" та"корумпованості" української влади задля розпалювання внутрішніх конфліктівсеред українців та зменшення військової допомоги від союзників", — зазначили вЦентрі.</text:p>
      <text:p text:style-name="P4">
Як повідомляв Укрінформ, у тимчасово окупованому Криму <text:a xlink:type="simple" xlink:href="https://www.ukrinform.ua/rubric-crimea/3693944-fejki-pro-nato-ta-ukrainu-ak-zminila-akcenti-rosijska-propaganda-u-krimu.html" text:style-name="Internet_20_link" text:visited-style-name="Visited_20_Internet_20_Link">
</text:a>
</text:p>
      <text:p text:style-name="P4">
<text:span text:style-name="T5">
Фото: Getty images</text:span>
</text:p>
      <text:p text:style-name="P4">
Source: <text:a xlink:type="simple" xlink:href="https://www.ukrinform.ua/rubric-world/3696438-rosprop-posirue-fejkovu-obkladinku-britanskoi-gazeti-the-new-european-de-zobrazenij-zelenskij-cpd.html" text:style-name="Internet_20_link" text:visited-style-name="Visited_20_Internet_20_Link">
https://www.ukrinform.ua/rubric-world/3696438-rosprop-posirue-fejkovu-obkladinku-britanskoi-gazeti-the-new-european-de-zobrazenij-zelenskij-cpd.html</text:a>
</text:p>
      <!--NEWS-->
      <text:h text:style-name="P10" text:outline-level="1">
<text:span text:style-name="T4">
Блінкен обговорив з керівництвом В’єтнаму війну в Україні</text:span>
</text:h>
      <text:p text:style-name="P4">
Authors: Ukrinform (Person)</text:p>
      <text:p text:style-name="P4">
Publisher: Укринформ (Organization)</text:p>
      <text:p text:style-name="P4">
Published Time: 2023-04-15T20:40:03+03:00</text:p>
      <text:p text:style-name="P4">
Modified Time: 2023-04-15T20:40:03+03:00</text:p>
      <text:p text:style-name="P4">
Description: Державний секретар США Ентоні Блінкен під час візиту до В’єтнаму зустрівся з прем’єр-міністром країни, з яким, серед іншого, обговорив війну в Україні.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США', 'Україна', "В'єтнам", 'Блінкен', 'Війна з росією']</text:p>
      <text:p text:style-name="P4">
Type: Article</text:p>
      <!--METADATA-->
      <text:p text:style-name="P4">
<draw:frame draw:style-name="fr1" draw:name="Image216" text:anchor-type="as-char" svg:width="6.9236in" svg:height="3.956343in" draw:z-index="0">
<draw:image xlink:href="../Images/yкринформ/2023-04-15T20-40-03-03-00/630_360_1647552427-852.jpg" xlink:type="simple" xlink:show="embed" xlink:actuate="onLoad" draw:mime-type="image/jpeg"/>
</draw:frame>
 Державнийсекретар США Ентоні Блінкен під час візиту до В’єтнаму зустрівся з прем’єр-міністром країни, з яким, серед іншого, обговорив війну в Україні.</text:p>
      <text:p text:style-name="P4">
Як передає Укрінформ, про це він  <text:a xlink:type="simple" xlink:href="https://www.youtube.com/watch" text:style-name="Internet_20_link" text:visited-style-name="Visited_20_Internet_20_Link">
</text:a>
 на пресконференції післяпереговорів у посольстві США у В’єтнамі.</text:p>
      <text:p text:style-name="P4">
"Ми говорили про Україну та про російську агресію в Україні. В’єтнам має давнюісторію та відносини з росією. Ми це розуміємо й визнаємо. Водночас я чіткопочув від наших в’єтнамських співрозмовників і те, як вони публічно заявлялипро свою прихильність основним принципам (ООН - ред.), яким також загрожуєагресія росії", — зазначив Блінкен.</text:p>
      <text:p text:style-name="P4">
За його словами, в’єтнамський уряд підтримує суверенітет України татериторіальну цілісність нашої країни.</text:p>
      <text:p text:style-name="P4">
<text:span text:style-name="T4">
Читайте також:</text:span>
 <text:a xlink:type="simple" xlink:href="https://www.ukrinform.ua/rubric-ato/3694662-ukraina-viznacae-sama-ak-najbils-efektivno-povernuti-zahopleni-teritorii-blinken.html" text:style-name="Internet_20_link" text:visited-style-name="Visited_20_Internet_20_Link">
 <text:span text:style-name="T4">
Блінкен</text:span>
 </text:a>
</text:p>
      <text:p text:style-name="P4">
"Принципи, що лежать в основі Статуту <text:a xlink:type="simple" xlink:href="https://www.ukrinform.ua/tag-oon" text:style-name="Internet_20_link" text:visited-style-name="Visited_20_Internet_20_Link">
 </text:a>
 —територіальна цілісність, суверенітет, незалежність. В'єтнам рішуче підтримуєце. Вони дали зрозуміти це. Вони говорили про це публічно та повторили цесьогодні в розмові з нами", — сказав Блінкен.</text:p>
      <text:p text:style-name="P4">
Як повідомляв Укрінформ, Польща нині здійснює “дипломатичний наступ” з метоюроз’яснення у різних частинах світу щодо подій у Східній Європі і природиварварської агресії росії проти України.</text:p>
      <text:p text:style-name="P4">
Source: <text:a xlink:type="simple" xlink:href="https://www.ukrinform.ua/rubric-polytics/3696440-blinken-obgovoriv-z-kerivnictvom-vetnamu-vijnu-v-ukraini.html" text:style-name="Internet_20_link" text:visited-style-name="Visited_20_Internet_20_Link">
https://www.ukrinform.ua/rubric-polytics/3696440-blinken-obgovoriv-z-kerivnictvom-vetnamu-vijnu-v-ukraini.html</text:a>
</text:p>
      <!--NEWS-->
      <text:h text:style-name="P10" text:outline-level="1">
<text:span text:style-name="T4">
АПЛ: «Челсі» поступилось «Брайтону» на Стемфорд Брідж</text:span>
</text:h>
      <text:p text:style-name="P4">
Authors: Ukrinform (Person)</text:p>
      <text:p text:style-name="P4">
Publisher: Укринформ (Organization)</text:p>
      <text:p text:style-name="P4">
Published Time: 2023-04-15T20:44:52+03:00</text:p>
      <text:p text:style-name="P4">
Modified Time: 2023-04-15T20:44:52+03:00</text:p>
      <text:p text:style-name="P4">
Description: Мудрик взяв участь у першому голі цього матчу. — Укрінформ.</text:p>
      <text:p text:style-name="P4">
Images: ["<text:a xlink:type="simple" xlink:href="https://static.ukrinform.com/photos/2023_04/thumb_files/630_360_1681580610-566.jpg" text:style-name="Internet_20_link" text:visited-style-name="Visited_20_Internet_20_Link">
630_360_16815...</text:a>
"]</text:p>
      <text:p text:style-name="P4">
Tags: ['Челсі', 'Футбол', 'АПЛ']</text:p>
      <text:p text:style-name="P4">
Type: Article</text:p>
      <!--METADATA-->
      <text:p text:style-name="P4">
<draw:frame draw:style-name="fr1" draw:name="Image217" text:anchor-type="as-char" svg:width="6.9236in" svg:height="3.956343in" draw:z-index="0">
<draw:image xlink:href="../Images/yкринформ/2023-04-15T20-44-52-03-00/630_360_1681580610-566.jpg" xlink:type="simple" xlink:show="embed" xlink:actuate="onLoad" draw:mime-type="image/jpeg"/>
</draw:frame>
 Мудриквзяв участь у першому голі цього матчу.</text:p>
      <text:p text:style-name="P4">
«Брайтон» обіграв «Челсі» 2:1 у матчі 31-го туру Англійської Прем’єр-ліги,передає Укрінформ.</text:p>
      <text:p text:style-name="P4">
Рахунок у матчі було відкрито на 13-й хвилині. Відзначився Конор Галлахер, аасист на свій рахунок записав український вінгер Михайло Мудрик.</text:p>
      <text:p text:style-name="P4">
Для Мудрика – це друга гольова передача у складі «Челсі». Першу українецьзробив 11 березня у матчі проти «Лестера». До речі, Мудрик провів на полі усі90 хвилин.</text:p>
      <text:p text:style-name="P4">
Перевагу «Челсі» втримати не вдалося. На 42-й хвилині підопічні Роберто ДеДзербі зрівняли рахунок завдяки голу Денні Велбека. На 70-й хвилині гостівийшли вперед – забив 19-річний Хуліо Енсісо.</text:p>
      <text:p text:style-name="P4">
Для «синіх» ця поразка стала третьою поспіль. У всіх трьох іграх командоюкерував Френк Лемпард. Зараз у «пенсіонерів» 39 очок, вони розташовуються на11-му рядку після 31 туру. «Брайтон» йде сьомим із 49 пунктами.</text:p>
      <text:p text:style-name="P4">
<text:span text:style-name="T4">
Читайте також:</text:span>
 <text:a xlink:type="simple" xlink:href="https://www.ukrinform.ua/rubric-sports/3693703-armolenko-vidznacivsa-za-al-ajn-u-matci-proti-haurfakkana.html" text:style-name="Internet_20_link" text:visited-style-name="Visited_20_Internet_20_Link">
 </text:a>
</text:p>
      <text:p text:style-name="P4">
Як повідомляв Укрінформ, в іншому матчі 31-го туру АПЛ «Евертор», за який граєукраїнець Віталій Миколенко, поступився «Фулгему» 1:3.</text:p>
      <text:p text:style-name="P4">
Фото: Getty Image</text:p>
      <text:p text:style-name="P4">
Source: <text:a xlink:type="simple" xlink:href="https://www.ukrinform.ua/rubric-sports/3696441-apl-celsi-postupilos-brajtonu-na-stemford-bridz.html" text:style-name="Internet_20_link" text:visited-style-name="Visited_20_Internet_20_Link">
https://www.ukrinform.ua/rubric-sports/3696441-apl-celsi-postupilos-brajtonu-na-stemford-bridz.html</text:a>
</text:p>
      <!--NEWS-->
      <text:h text:style-name="P10" text:outline-level="1">
<text:span text:style-name="T4">
У Нідерландах українські біженці вимагали кращих умов проживання</text:span>
</text:h>
      <text:p text:style-name="P4">
Authors: Ukrinform (Person)</text:p>
      <text:p text:style-name="P4">
Publisher: Укринформ (Organization)</text:p>
      <text:p text:style-name="P4">
Published Time: 2023-04-15T20:52:00+03:00</text:p>
      <text:p text:style-name="P4">
Modified Time: 2023-04-15T20:52:00+03:00</text:p>
      <text:p text:style-name="P4">
Description: У Нідерландах кілька десятків українських біженців провели акцію протесту через умови проживання. — Укрінформ.</text:p>
      <text:p text:style-name="P4">
Images: ["<text:a xlink:type="simple" xlink:href="https://static.ukrinform.com/photos/2023_04/thumb_files/630_360_1681581036-378.jpg" text:style-name="Internet_20_link" text:visited-style-name="Visited_20_Internet_20_Link">
630_360_16815...</text:a>
"]</text:p>
      <text:p text:style-name="P4">
Tags: ['Нідерланди', 'Права людини', 'Протест', 'Біженці']</text:p>
      <text:p text:style-name="P4">
Type: Article</text:p>
      <!--METADATA-->
      <text:p text:style-name="P4">
<draw:frame draw:style-name="fr1" draw:name="Image218" text:anchor-type="as-char" svg:width="6.9236in" svg:height="3.956343in" draw:z-index="0">
<draw:image xlink:href="../Images/yкринформ/2023-04-15T20-52-00-03-00/630_360_1681581036-378.jpg" xlink:type="simple" xlink:show="embed" xlink:actuate="onLoad" draw:mime-type="image/jpeg"/>
</draw:frame>
 УНідерландах кілька десятків українських біженців провели акцію протесту черезумови проживання.</text:p>
      <text:p text:style-name="P4">
Про це повідомляє Укрінформ із посиланням на <text:a xlink:type="simple" xlink:href="https://nos.nl/artikel/2471522-protest-oekraiense-vluchtelingen-harskamp-het-eten-is-verschrikkelijk" text:style-name="Internet_20_link" text:visited-style-name="Visited_20_Internet_20_Link">
</text:a>
</text:p>
      <text:p text:style-name="P4">
“Кілька десятків українських біженців у центрі прийому в селищі Харскамп, що умуніципалітеті Еде у провінції Гелдерланд, протестували проти умовпроживання”, - йдеться у повідомленні.</text:p>
      <text:p text:style-name="P4">
Зазначається, що українські <text:a xlink:type="simple" xlink:href="https://www.ukrinform.ua/tag-bizenci" text:style-name="Internet_20_link" text:visited-style-name="Visited_20_Internet_20_Link">
 </text:a>
висловили невдоволення щодо відсутності конфіденційності, якості їжі, освіти,а також поскаржилися, що медичне обслуговування - взагалі нульове.</text:p>
      <text:p text:style-name="P4">
Сьогодні на вулиці вийшли кілька десятків людей. Вони несли українські прапорита плакати з гаслами “Допоможіть, будь ласка” та “Де права людини?”.</text:p>
      <text:p text:style-name="P4">
<text:span text:style-name="T4">
Читайте також:</text:span>
 <text:a xlink:type="simple" xlink:href="https://www.ukrinform.ua/rubric-diaspora/3696306-bizenci-z-ukraini-zapovnili-progalini-na-polskomu-rinku-praci.html" text:style-name="Internet_20_link" text:visited-style-name="Visited_20_Internet_20_Link">
 <text:span text:style-name="T4">
Біженці</text:span>
 </text:a>
</text:p>
      <text:p text:style-name="P4">
“Ми хочемо нормального життя”, — пояснює біженка Тетяна, - “це може бутихорошим місцем прийому на короткий час. Але ми тут вже більше року, і це дужеважко”.</text:p>
      <text:p text:style-name="P4">
Як повідомляв Укрінформ, у Нідерландах понад 200 українців, які черезповномасштабне вторгнення росії були вимушені виїхати з України, <text:a xlink:type="simple" xlink:href="https://www.ukrinform.ua/rubric-diaspora/3685939-u-niderlandah-ponad-200-ukrainskih-bizenciv-stali-zertvami-trudovoi-ekspluatacii.html" text:style-name="Internet_20_link" text:visited-style-name="Visited_20_Internet_20_Link">
</text:a>
</text:p>
      <text:p text:style-name="P4">
<text:span text:style-name="T5">
Фото: Omroep Gelderland</text:span>
</text:p>
      <text:p text:style-name="P4">
Source: <text:a xlink:type="simple" xlink:href="https://www.ukrinform.ua/rubric-society/3696443-u-niderlandah-ukrainski-bizenci-vimagali-krasih-umov-prozivanna.html" text:style-name="Internet_20_link" text:visited-style-name="Visited_20_Internet_20_Link">
https://www.ukrinform.ua/rubric-society/3696443-u-niderlandah-ukrainski-bizenci-vimagali-krasih-umov-prozivanna.html</text:a>
</text:p>
      <!--NEWS-->
      <text:h text:style-name="P10" text:outline-level="1">
<text:span text:style-name="T4">
У МЗС Британії відреагували на зіткнення в Судані</text:span>
</text:h>
      <text:p text:style-name="P4">
Authors: Ukrinform (Person)</text:p>
      <text:p text:style-name="P4">
Publisher: Укринформ (Organization)</text:p>
      <text:p text:style-name="P4">
Published Time: 2023-04-15T20:57:09+03:00</text:p>
      <text:p text:style-name="P4">
Modified Time: 2023-04-15T20:57:09+03:00</text:p>
      <text:p text:style-name="P4">
Description: У МЗС Великої Британії заявили, що військові дії в Судані не вирішать ситуацію, що склалась, а насильство, яке триває у Судані, має припинитися негайно. — Укрінформ.</text:p>
      <text:p text:style-name="P4">
Images: ["<text:a xlink:type="simple" xlink:href="https://static.ukrinform.com/photos/2019_04/thumb_files/630_360_1555141667-248.jpg" text:style-name="Internet_20_link" text:visited-style-name="Visited_20_Internet_20_Link">
630_360_15551...</text:a>
"]</text:p>
      <text:p text:style-name="P4">
Tags: ['Британія', 'Судан', 'Сутички']</text:p>
      <text:p text:style-name="P4">
Type: Article</text:p>
      <!--METADATA-->
      <text:p text:style-name="P4">
<draw:frame draw:style-name="fr1" draw:name="Image219" text:anchor-type="as-char" svg:width="6.9236in" svg:height="3.956343in" draw:z-index="0">
<draw:image xlink:href="../Images/yкринформ/2023-04-15T20-57-09-03-00/630_360_1555141667-248.jpg" xlink:type="simple" xlink:show="embed" xlink:actuate="onLoad" draw:mime-type="image/jpeg"/>
</draw:frame>
 У МЗСВеликої Британії заявили, що військові дії в Судані не вирішать ситуацію, щосклалась, а насильство, яке триває у Судані, має припинитися негайно.</text:p>
      <text:p text:style-name="P4">
Як передає Укрінформ, про це йдеться у заяві міністра закордонних справВеликої Британії Джеймса Клеверлі у  <text:a xlink:type="simple" xlink:href="https://twitter.com/JamesCleverly/status/1647261026612568065" text:style-name="Internet_20_link" text:visited-style-name="Visited_20_Internet_20_Link">
</text:a>
 .</text:p>
      <text:p text:style-name="P4">
"Насильство, що триває в Судані, має припинитися негайно. Велика Британіязакликає керівництво <text:a xlink:type="simple" xlink:href="https://www.ukrinform.ua/tag-sudan" text:style-name="Internet_20_link" text:visited-style-name="Visited_20_Internet_20_Link">
 </text:a>
 зробити всеможливе, щоб стримати свої війська та знизити ескалацію, щоб запобігтиподальшому кровопролиттю. Військові дії не вирішать цю ситуацію", - йдеться уповідомленні.</text:p>
      <text:p text:style-name="P4">
<text:span text:style-name="T4">
Читайте також:</text:span>
 <text:a xlink:type="simple" xlink:href="https://www.ukrinform.ua/rubric-society/3696434-u-mzs-sprostuvali-informaciu-pro-zahoplenna-ukrainskih-zarucnikiv-u-sudani.html" text:style-name="Internet_20_link" text:visited-style-name="Visited_20_Internet_20_Link">
 <text:span text:style-name="T4">
МЗС</text:span>
 <text:span text:style-name="T4">
спростували</text:span>
 <text:span text:style-name="T4">
інформацію</text:span>
 <text:span text:style-name="T4">
про</text:span>
<text:span text:style-name="T4">
захоплення</text:span>
 <text:span text:style-name="T4">
українських</text:span>
 <text:span text:style-name="T4">
заручників</text:span>
 <text:span text:style-name="T4">
Судані</text:span>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у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 державна авіакомпанія Saudi ArabianAirlines і Національний авіаперевізник Єгипту EgyptAir.</text:p>
      <text:p text:style-name="P4">
<text:span text:style-name="T5">
Фото: АА</text:span>
</text:p>
      <text:p text:style-name="P4">
Source: <text:a xlink:type="simple" xlink:href="https://www.ukrinform.ua/rubric-world/3696444-u-mzs-britanii-vidreaguvali-na-zitknenna-v-sudani.html" text:style-name="Internet_20_link" text:visited-style-name="Visited_20_Internet_20_Link">
https://www.ukrinform.ua/rubric-world/3696444-u-mzs-britanii-vidreaguvali-na-zitknenna-v-sudani.html</text:a>
</text:p>
      <!--NEWS-->
      <text:h text:style-name="P10" text:outline-level="1">
<text:span text:style-name="T4">
Тайвань дуже вразливий до нападу Китаю з повітря - WP</text:span>
</text:h>
      <text:p text:style-name="P4">
Authors: Ukrinform (Person)</text:p>
      <text:p text:style-name="P4">
Publisher: Укринформ (Organization)</text:p>
      <text:p text:style-name="P4">
Published Time: 2023-04-15T21:17:00+03:00</text:p>
      <text:p text:style-name="P4">
Modified Time: 2023-04-15T21:17:00+03:00</text:p>
      <text:p text:style-name="P4">
Description: Китай має значну військову перевагу над Тайванем у повітрі. Тайвань навряд чи зможе нівелювати китайську військову перевагу в повітрі під час потенційного конфлікту, йдеться в оприлюднених секретних документах Пентагону. — Укрінформ.</text:p>
      <text:p text:style-name="P4">
Images: ["<text:a xlink:type="simple" xlink:href="https://static.ukrinform.com/photos/2021_04/thumb_files/630_360_1618295985-341.jpg" text:style-name="Internet_20_link" text:visited-style-name="Visited_20_Internet_20_Link">
630_360_16182...</text:a>
"]</text:p>
      <text:p text:style-name="P4">
Tags: ['Авіація', 'Китай', 'Тайвань']</text:p>
      <text:p text:style-name="P4">
Type: Article</text:p>
      <!--METADATA-->
      <text:p text:style-name="P4">
<draw:frame draw:style-name="fr1" draw:name="Image220" text:anchor-type="as-char" svg:width="6.9236in" svg:height="3.956343in" draw:z-index="0">
<draw:image xlink:href="../Images/yкринформ/2023-04-15T21-17-00-03-00/630_360_1618295985-341.jpg" xlink:type="simple" xlink:show="embed" xlink:actuate="onLoad" draw:mime-type="image/jpeg"/>
</draw:frame>
 Китай маєзначну військову перевагу над Тайванем у повітрі. Тайвань навряд чи зможенівелювати китайську військову перевагу в повітрі під час потенційногоконфлікту, йдеться в оприлюднених секретних документах Пентагону.</text:p>
      <text:p text:style-name="P4">
Як передає Укрінформ, про це повідомляє  <text:a xlink:type="simple" xlink:href="https://www.washingtonpost.com/national-security/2023/04/15/taiwan-china-invasion-leaked-documents/" text:style-name="Internet_20_link" text:visited-style-name="Visited_20_Internet_20_Link">
</text:a>
 .</text:p>
      <text:p text:style-name="P4">
У документах стверджується, що офіційні особи Тайваню сумніваються, що їхпротиповітряна оборона може «точно виявляти запуски ракет», окрім того, лишеполовина <text:a xlink:type="simple" xlink:href="https://www.ukrinform.ua/tag-litak" text:style-name="Internet_20_link" text:visited-style-name="Visited_20_Internet_20_Link">
 </text:a>
 Тайваню повністю готові допольотів, а переміщення літаків до передбачених укриттів займе щонайменшетиждень.</text:p>
      <text:p text:style-name="P4">
Секретні документи, що стосуються потенційного конфлікту, свідчать про те, щоВПС Китаю мали б набагато кращі можливості для раннього встановлення контролюнад небом, ніж російські ВПС в Україні - стратегія, яку сам Тайбей вважаєосновою ймовірного нападу.</text:p>
      <text:p text:style-name="P4">
<text:span text:style-name="T4">
Читайте також:</text:span>
 <text:a xlink:type="simple" xlink:href="https://www.ukrinform.ua/rubric-world/3695433-kitaj-timcasovo-zaboronit-povitranim-ta-morskim-sudnam-dostup-do-rajonu-poblizu-tajvanu.html" text:style-name="Internet_20_link" text:visited-style-name="Visited_20_Internet_20_Link">
 <text:span text:style-name="T4">
Тайваню</text:span>
 </text:a>
</text:p>
      <text:p text:style-name="P4">
Як повідомлялося, військово-морські сили Китаю продовжують маневри поблизуТайваню попри оголошення напередодні про завершення масштабних триденнихнавчань Joint Sword у Тайванській протоці.</text:p>
      <text:p text:style-name="P4">
Китай 8-10 квітня проводив  <text:a xlink:type="simple" xlink:href="https://www.ukrinform.ua/rubric-world/3694004-kitaj-zaversiv-tridenni-vijskovi-navcanna-poblizu-tajvanu.html" text:style-name="Internet_20_link" text:visited-style-name="Visited_20_Internet_20_Link">
 </text:a>
, під час яких сили Східного військового округу Народно-визвольної армії Китаювідпрацьовували завдання ракетних ударів по цілях на острові та блокуванняйого морського і повітряного простору.</text:p>
      <text:p text:style-name="P4">
<text:span text:style-name="T5">
Фото: GETTY IMAGES</text:span>
</text:p>
      <text:p text:style-name="P4">
Source: <text:a xlink:type="simple" xlink:href="https://www.ukrinform.ua/rubric-world/3696451-tajvan-duze-vrazlivij-do-napadu-kitau-z-povitra-wp.html" text:style-name="Internet_20_link" text:visited-style-name="Visited_20_Internet_20_Link">
https://www.ukrinform.ua/rubric-world/3696451-tajvan-duze-vrazlivij-do-napadu-kitau-z-povitra-wp.html</text:a>
</text:p>
      <!--NEWS-->
      <text:h text:style-name="P10" text:outline-level="1">
<text:span text:style-name="T4">
Дмитро Митрофанов здобув перемогу у поєдинку проти Хуана Карлоса</text:span>
</text:h>
      <text:p text:style-name="P4">
Authors: Ukrinform (Person)</text:p>
      <text:p text:style-name="P4">
Publisher: Укринформ (Organization)</text:p>
      <text:p text:style-name="P4">
Published Time: 2023-04-15T21:17:02+03:00</text:p>
      <text:p text:style-name="P4">
Modified Time: 2023-04-15T21:17:02+03:00</text:p>
      <text:p text:style-name="P4">
Description: Бій тривав усі шість раундів. — Укрінформ.</text:p>
      <text:p text:style-name="P4">
Images: ["<text:a xlink:type="simple" xlink:href="https://static.ukrinform.com/photos/2023_04/thumb_files/630_360_1681582537-917.jpeg" text:style-name="Internet_20_link" text:visited-style-name="Visited_20_Internet_20_Link">
630_360_16815...</text:a>
"]</text:p>
      <text:p text:style-name="P4">
Tags: ['Бокс']</text:p>
      <text:p text:style-name="P4">
Type: Article</text:p>
      <!--METADATA-->
      <text:p text:style-name="P4">
<draw:frame draw:style-name="fr1" draw:name="Image221" text:anchor-type="as-char" svg:width="6.9236in" svg:height="3.956343in" draw:z-index="0">
<draw:image xlink:href="../Images/yкринформ/2023-04-15T21-17-02-03-00/630_360_1681582537-917.jpeg" xlink:type="simple" xlink:show="embed" xlink:actuate="onLoad" draw:mime-type="image/jpeg"/>
</draw:frame>
 Бійтривав усі шість раундів.</text:p>
      <text:p text:style-name="P4">
Чемпіон WBO Oriental у першій середній вазі Дмитро Митрофанов (13-0-1, 6 КО)переміг 32-річного венесуельця Хуана Карлоса Родрігеза (18-5, 17 КО), передаєУкрінформ.</text:p>
      <text:p text:style-name="P4">
Боксери провели на рингу всі відведені 6 раундів, проте перевага Митрофановасумнівів не викликала: Дмитро здобув перемогу одноголосним рішенням суддів –60:54, 59:55, 60:54.</text:p>
      <text:p text:style-name="P4">
Це 13-та перемога українця на профі-рингу.</text:p>
      <text:p text:style-name="P4">
Бій відбувся на PGE Turow Arena у Згожелеці, Польща.</text:p>
      <text:p text:style-name="P4">
<text:span text:style-name="T4">
Читайте також:</text:span>
 <text:a xlink:type="simple" xlink:href="https://www.ukrinform.ua/rubric-sports/3696420-ukrainci-harciz-ta-lapin-zdobuli-dostrokovi-peremogi-na-vecori-boksu-v-polsi.html" text:style-name="Internet_20_link" text:visited-style-name="Visited_20_Internet_20_Link">
 <text:span text:style-name="T4">
Лапін</text:span>
 </text:a>
</text:p>
      <text:p text:style-name="P4">
Як повідомляв Укрінформ, у боях андеркарда перемогу здобули українці ЯрославХарциз та Даніель Лапін.</text:p>
      <text:p text:style-name="P4">
Фото: Getty Image</text:p>
      <text:p text:style-name="P4">
Source: <text:a xlink:type="simple" xlink:href="https://www.ukrinform.ua/rubric-sports/3696447-dmitro-mitrofanov-zdobuv-peremogu-u-poedinku-proti-huana-karlosa.html" text:style-name="Internet_20_link" text:visited-style-name="Visited_20_Internet_20_Link">
https://www.ukrinform.ua/rubric-sports/3696447-dmitro-mitrofanov-zdobuv-peremogu-u-poedinku-proti-huana-karlosa.html</text:a>
</text:p>
      <!--NEWS-->
      <text:h text:style-name="P10" text:outline-level="1">
<text:span text:style-name="T4">
На Рівненщині для дітей переселенців провели майстер-клас з розпису пасхальних яєць</text:span>
</text:h>
      <text:p text:style-name="P4">
Authors: Ukrinform (Person)</text:p>
      <text:p text:style-name="P4">
Publisher: Укринформ (Organization)</text:p>
      <text:p text:style-name="P4">
Published Time: 2023-04-15T21:19:46+03:00</text:p>
      <text:p text:style-name="P4">
Modified Time: 2023-04-15T21:19:46+03:00</text:p>
      <text:p text:style-name="P4">
Description: На Рівненщині для дітей переселенців з Донецької області провели майстер-клас з розпису пасхальних яєць, малювали їх разом з мамами і бабусями. — Укрінформ.</text:p>
      <text:p text:style-name="P4">
Images: ["<text:a xlink:type="simple" xlink:href="https://static.ukrinform.com/photos/2023_04/thumb_files/630_360_1681582467-748.jpeg" text:style-name="Internet_20_link" text:visited-style-name="Visited_20_Internet_20_Link">
630_360_16815...</text:a>
", "<text:a xlink:type="simple" xlink:href="https://static.ukrinform.com/photos/2023_04/1681582466-410.jpeg" text:style-name="Internet_20_link" text:visited-style-name="Visited_20_Internet_20_Link">
1681582466-41...</text:a>
", "<text:a xlink:type="simple" xlink:href="https://static.ukrinform.com/photos/2023_04/1681582466-122.jpeg" text:style-name="Internet_20_link" text:visited-style-name="Visited_20_Internet_20_Link">
1681582466-12...</text:a>
", "<text:a xlink:type="simple" xlink:href="https://static.ukrinform.com/photos/2023_04/1681582467-432.jpeg" text:style-name="Internet_20_link" text:visited-style-name="Visited_20_Internet_20_Link">
1681582467-43...</text:a>
", "<text:a xlink:type="simple" xlink:href="https://static.ukrinform.com/photos/2023_04/1681582465-645.jpeg" text:style-name="Internet_20_link" text:visited-style-name="Visited_20_Internet_20_Link">
1681582465-64...</text:a>
", "<text:a xlink:type="simple" xlink:href="https://static.ukrinform.com/photos/2023_04/1681582466-317.jpeg" text:style-name="Internet_20_link" text:visited-style-name="Visited_20_Internet_20_Link">
1681582466-31...</text:a>
"]</text:p>
      <text:p text:style-name="P4">
Tags: ['Діти', 'Рівненщина', 'Великдень', 'Писанка']</text:p>
      <text:p text:style-name="P4">
Type: Article</text:p>
      <!--METADATA-->
      <text:p text:style-name="P4">
<draw:frame draw:style-name="fr1" draw:name="Image222" text:anchor-type="as-char" svg:width="6.9236in" svg:height="3.956343in" draw:z-index="0">
<draw:image xlink:href="../Images/yкринформ/2023-04-15T21-19-46-03-00/630_360_1681582467-748.jpeg" xlink:type="simple" xlink:show="embed" xlink:actuate="onLoad" draw:mime-type="image/jpeg"/>
</draw:frame>
 НаРівненщині для дітей переселенців з Донецької області провели майстер-клас зрозпису пасхальних яєць, малювали їх разом з мамами і бабусями.</text:p>
      <text:p text:style-name="P4">
Про це у  <text:a xlink:type="simple" xlink:href="https://t.me/vitalykoval8/11051" text:style-name="Internet_20_link" text:visited-style-name="Visited_20_Internet_20_Link">
 </text:a>
 повідомив начальник РівненськоїОВА Віталій Коваль, передає Укрінформ.</text:p>
      <text:p text:style-name="P4">
«Організував для діток переселенців майстер-клас з розпису пасхальних яєць.Малювали їх разом з мамами і бабусями», - йдеться у повідомленні.</text:p>
      <text:p text:style-name="P4">
<draw:frame draw:style-name="fr1" draw:name="Image223" text:anchor-type="as-char" svg:width="6.9236in" svg:height="3.89773in" draw:z-index="0">
<draw:image xlink:href="../Images/yкринформ/2023-04-15T21-19-46-03-00/1681582466-410.jpeg" xlink:type="simple" xlink:show="embed" xlink:actuate="onLoad" draw:mime-type="image/jpeg"/>
</draw:frame>
<draw:frame draw:style-name="fr1" draw:name="Image224" text:anchor-type="as-char" svg:width="6.9236in" svg:height="4.615733in" draw:z-index="0">
<draw:image xlink:href="../Images/yкринформ/2023-04-15T21-19-46-03-00/1681582466-122.jpeg" xlink:type="simple" xlink:show="embed" xlink:actuate="onLoad" draw:mime-type="image/jpeg"/>
</draw:frame>
</text:p>
      <text:p text:style-name="P4">
Як зазначається, колір крашанок - червоний - обрали не випадково. Заукраїнською традицією <text:a xlink:type="simple" xlink:href="https://www.ukrinform.ua/tag-diti" text:style-name="Internet_20_link" text:visited-style-name="Visited_20_Internet_20_Link">
 </text:a>
 дарували яскравіписанки. Зображали на них квіти та дерево життя.</text:p>
      <text:p text:style-name="P4">
<draw:frame draw:style-name="fr1" draw:name="Image225" text:anchor-type="as-char" svg:width="6.9236in" svg:height="4.615733in" draw:z-index="0">
<draw:image xlink:href="../Images/yкринформ/2023-04-15T21-19-46-03-00/1681582467-432.jpeg" xlink:type="simple" xlink:show="embed" xlink:actuate="onLoad" draw:mime-type="image/jpeg"/>
</draw:frame>
</text:p>
      <text:p text:style-name="P4">
<text:span text:style-name="T4">
Читайте також:</text:span>
 <text:a xlink:type="simple" xlink:href="https://www.ukrinform.ua/rubric-regions/3695930-u-kolomii-pisanku-aku-stvoriv-vijskovij-prodali-za-18-tisac-dla-dopomogi-zsu.html" text:style-name="Internet_20_link" text:visited-style-name="Visited_20_Internet_20_Link">
 <text:span text:style-name="T4">
писан</text:span>
 </text:a>
</text:p>
      <text:p text:style-name="P4">
Майстер-клас проводила заслужений майстер народної творчості України ВікторіяСтепанюк. Як розповів Коваль, діти, які брали участь в заході, переїхали наРівненщину з Донецької області. Тому їм були цікаві розповіді про традиціїфарбування крашанок.</text:p>
      <text:p text:style-name="P4">
<draw:frame draw:style-name="fr1" draw:name="Image226" text:anchor-type="as-char" svg:width="6.9236in" svg:height="4.615733in" draw:z-index="0">
<draw:image xlink:href="../Images/yкринформ/2023-04-15T21-19-46-03-00/1681582465-645.jpeg" xlink:type="simple" xlink:show="embed" xlink:actuate="onLoad" draw:mime-type="image/jpeg"/>
</draw:frame>
<draw:frame draw:style-name="fr1" draw:name="Image227" text:anchor-type="as-char" svg:width="6.9236in" svg:height="4.615733in" draw:z-index="0">
<draw:image xlink:href="../Images/yкринформ/2023-04-15T21-19-46-03-00/1681582466-317.jpeg" xlink:type="simple" xlink:show="embed" xlink:actuate="onLoad" draw:mime-type="image/jpeg"/>
</draw:frame>
</text:p>
      <text:p text:style-name="P4">
Як повідомляв Укрінформ, на Рівненщині віряни, які прийшли на службу допочатку дії комендантської години, можуть залишатися в храмі на всю ніч, протевлада попереджає, що скасування чи скорочення комендантської години наВеликдень не буде.</text:p>
      <text:p text:style-name="P4">
Source: <text:a xlink:type="simple" xlink:href="https://www.ukrinform.ua/rubric-society/3696448-na-rivnensini-dla-ditej-pereselenciv-proveli-majsterklas-z-rozpisu-pashalnih-aec.html" text:style-name="Internet_20_link" text:visited-style-name="Visited_20_Internet_20_Link">
https://www.ukrinform.ua/rubric-society/3696448-na-rivnensini-dla-ditej-pereselenciv-proveli-majsterklas-z-rozpisu-pashalnih-aec.html</text:a>
</text:p>
      <!--NEWS-->
      <text:h text:style-name="P10" text:outline-level="1">
<text:span text:style-name="T4">
Зеленський: Усі українські санкції синхронізуємо із санкціями глобальними</text:span>
</text:h>
      <text:p text:style-name="P4">
Authors: Ukrinform (Person)</text:p>
      <text:p text:style-name="P4">
Publisher: Укринформ (Organization)</text:p>
      <text:p text:style-name="P4">
Published Time: 2023-04-15T21:23:00+03:00</text:p>
      <text:p text:style-name="P4">
Modified Time: 2023-04-15T21:23:00+03:00</text:p>
      <text:p text:style-name="P4">
Description: Усі українські санкції синхронізуємо із санкціями глобальними, це неминучий процес. Санкційний тиск на всіх, хто винен у цій агресії, блокування їхніх активів та можливостей на рівні всього світу – це самозахист світу і вже зараз від будь-яких інших можливостей агресій.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Антиросійські санкції', 'Зеленський', 'Війна з росією', '#stoprussia']</text:p>
      <text:p text:style-name="P4">
Type: Article</text:p>
      <!--METADATA-->
      <text:p text:style-name="P4">
<draw:frame draw:style-name="fr1" draw:name="Image228" text:anchor-type="as-char" svg:width="6.9236in" svg:height="3.956343in" draw:z-index="0">
<draw:image xlink:href="../Images/yкринформ/2023-04-15T21-23-00-03-00/630_360_1679682020-565.jpeg" xlink:type="simple" xlink:show="embed" xlink:actuate="onLoad" draw:mime-type="image/jpeg"/>
</draw:frame>
 Усіукраїнські санкції синхронізуємо із санкціями глобальними, це неминучийпроцес. Санкційний тиск на всіх, хто винен у цій агресії, блокування їхніхактивів та можливостей на рівні всього світу – це самозахист світу і вже заразвід будь-яких інших можливостей агресій.</text:p>
      <text:p text:style-name="P4">
На цьому наголосив у своєм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_Відео:<text:a xlink:type="simple" xlink:href="https://t.me/OP_UA/9240" text:style-name="Internet_20_link" text:visited-style-name="Visited_20_Internet_20_Link">
 </text:a>
 _</text:p>
      <text:p text:style-name="P4">
<text:span text:style-name="T4">
<text:span text:style-name="T5">
Бажаю здоровʼя, шановні українці!</text:span>
 </text:span>
</text:p>
      <text:p text:style-name="P4">
Говорив сьогодні з президентом Франції Макроном. Тривала розмова, майжепівтори години. Встигли пройтися по всіх ключових безпекових питаннях, що є напорядку денному – нашому, в Україні, дуже важливо, та загалом у Європі.</text:p>
      <text:p text:style-name="P4">
Це фронт, наші можливості рухатися, діяти, повертати свободу й справедливістьлюдям на тих територіях, які поки що, на жаль, окуповані росією.</text:p>
      <text:p text:style-name="P4">
Обговорили й міжнародні контакти – і наші, і Франції. Еммануель поінформувавмене про деталі та підсумки візиту в Китай. І я дякую за чітку підтримку тихпринципових речей, які обʼєднують усю нашу антивоєнну коаліцію.</text:p>
      <text:p text:style-name="P4">
росія повинна забратися з території України. Всієї України та всі окупанти. Ікожен пункт Статуту ООН повинен запрацювати знову – жодне з російськихпорушень міжнародного права не можна ігнорувати. Саме на таких принципахповернуться безпека та спокій у міжнародні відносини. Саме для цього єукраїнська формула миру, абсолютно реалістична й цілком конкретна, її такожсьогодні детально обговорили з Макроном, як і міжнародні заходи, які миготуємо на цей рік, зокрема Вільнюський саміт НАТО.</text:p>
      <text:p text:style-name="P4">
Наша спільна позиція на саміті у Литві – всіх держав-учасниць – може бути саметакою амбітною, якої потребує європейська безпека. Впевнений у цьому. Дієвігарантії безпеки для України, тобто насправді для міжнародного порядку,заснованого на правилах, потрібні ще до нашого вступу в Альянс.</text:p>
      <text:p text:style-name="P4">
До речі, у Вільнюсі відбулася зустріч держав-членів спільної слідчої групи зрозслідування злочинів окупантів в Україні. Одним із результатів зустрічі єугода – якраз учора її підписали. Угода про спільне розслідування не лишеросійських воєнних злочинів, а й злочину геноциду.</text:p>
      <text:p text:style-name="P4">
Ми забезпечимо на всіх рівнях, зокрема й на юридичному, повну відповідальністьросії за скоєне проти України й українців. І я дякую всім партнерам, хтодопомагає наближати вироки для окупантів – для російських убивць і терористів.</text:p>
      <text:p text:style-name="P4">
У Словʼянську на Донбасі зараз ще триває пошукова операція після російськогоракетного удару, що стався вчора. Є інформація, що під завалами будинків - щетіла загиблих, на жаль…</text:p>
      <text:p text:style-name="P4">
Лише один цей удар терористів пошкодив та зруйнував понад 50 житловихбудинків, із них більш як 30 - багатоквартирні. Поранених - понад 20 людей,станом на цей час – загиблих вже 11. Серед них зовсім маленька дитина -хлопчик 21-го року народження. Мої співчуття рідним, усім, хто втративблизьких…</text:p>
      <text:p text:style-name="P4">
Нікому з тих, хто винен у цій агресії, не можна нічого пробачати й забувати.</text:p>
      <text:p text:style-name="P4">
Сьогодні оприлюднені ще два санкційні укази проти осіб та компаній, якірозділяють провину за цей терор або допомагають йому. Зокрема, це санкціїпроти осіб, які пропагують державу-терориста, прикриваються спортом. Протитих, хто повʼязаний із її посадовцями. Окремий перелік – це IT-компанії, якіспонсорують терор чи дають цифрові можливості для продовження агресії.</text:p>
      <text:p text:style-name="P4">
Усі українські санкції синхронізуємо із санкціями глобальними, це неминучийпроцес. Дякую всім у міжнародних інституціях та у державах-партнерах, хтопрацює разом із нами, з урядовцями, з РНБО, спецслужбовцями, з нашим Офісом.</text:p>
      <text:p text:style-name="P4">
Санкційний тиск на всіх, хто винен у цій агресії, блокування їхніх активів таможливостей на рівні всього світу – це самозахист світу і вже зараз від будь-яких інших можливостей агресій.</text:p>
      <text:p text:style-name="P4">
Повернення миру та його стабільність не мають альтернатив.</text:p>
      <text:p text:style-name="P4">
Дякую всім, хто допомагає нам, Україні! Слава всім нашим солдатам, хто в боюпроти терористів!</text:p>
      <text:p text:style-name="P4">
Повернемо справедливість як гідну памʼять про всіх, чиє життя забрала росія іїї терор…</text:p>
      <text:p text:style-name="P4">
<text:span text:style-name="T4">
<text:span text:style-name="T5">
Слава Україні!</text:span>
 </text:span>
</text:p>
      <text:p text:style-name="P4">
Source: <text:a xlink:type="simple" xlink:href="https://www.ukrinform.ua/rubric-polytics/3696452-zelenskij-usi-ukrainski-sankcii-sinhronizuemo-iz-sankciami-globalnimi.html" text:style-name="Internet_20_link" text:visited-style-name="Visited_20_Internet_20_Link">
https://www.ukrinform.ua/rubric-polytics/3696452-zelenskij-usi-ukrainski-sankcii-sinhronizuemo-iz-sankciami-globalnimi.html</text:a>
</text:p>
      <!--NEWS-->
      <text:h text:style-name="P10" text:outline-level="1">
<text:span text:style-name="T4">
Від початку війни Україна ухвалила 9 євроінтеграційних законопроєктів у сфері довкілля - міністр</text:span>
</text:h>
      <text:p text:style-name="P4">
Authors: Ukrinform (Person)</text:p>
      <text:p text:style-name="P4">
Publisher: Укринформ (Organization)</text:p>
      <text:p text:style-name="P4">
Published Time: 2023-04-15T21:40:00+03:00</text:p>
      <text:p text:style-name="P4">
Modified Time: 2023-04-15T21:40:00+03:00</text:p>
      <text:p text:style-name="P4">
Description: Україна від початку широкомасштабної війни ухвалила дев'ять євроінтеграційних законопроєктів у сфері довкілля.  — Укрінформ.</text:p>
      <text:p text:style-name="P4">
Images: ["<text:a xlink:type="simple" xlink:href="https://static.ukrinform.com/photos/2023_04/thumb_files/630_360_1681582359-469.jpg" text:style-name="Internet_20_link" text:visited-style-name="Visited_20_Internet_20_Link">
630_360_16815...</text:a>
"]</text:p>
      <text:p text:style-name="P4">
Tags: ['Екологія', 'Євроінтеграція', 'Небезпечні відходи', 'Україна', 'Забруднення повітря', 'Міндовкілля']</text:p>
      <text:p text:style-name="P4">
Type: Article</text:p>
      <!--METADATA-->
      <text:p text:style-name="P4">
<draw:frame draw:style-name="fr1" draw:name="Image229" text:anchor-type="as-char" svg:width="6.9236in" svg:height="3.956343in" draw:z-index="0">
<draw:image xlink:href="../Images/yкринформ/2023-04-15T21-40-00-03-00/630_360_1681582359-469.jpg" xlink:type="simple" xlink:show="embed" xlink:actuate="onLoad" draw:mime-type="image/jpeg"/>
</draw:frame>
 Українавід початку широкомасштабної війни ухвалила дев'ять євроінтеграційнихзаконопроєктів у сфері довкілля.</text:p>
      <text:p text:style-name="P4">
Про це сказав міністр захисту довкілля та природних ресурсів України РусланСтрілець в <text:a xlink:type="simple" xlink:href="https://armyinform.com.ua/2023/04/15/shkoda-dovkillyu-vid-vijny-vzhe-perevyshhuye-19-tryljona-gryven-ruslan-strilecz/" text:style-name="Internet_20_link" text:visited-style-name="Visited_20_Internet_20_Link">
 </text:a>
 <text:a xlink:type="simple" xlink:href="https://armyinform.com.ua/2023/04/15/shkoda-dovkillyu-vid-vijny-vzhe-perevyshhuye-19-tryljona-gryven-ruslan-strilecz/" text:style-name="Internet_20_link" text:visited-style-name="Visited_20_Internet_20_Link">
 </text:a>
 , передає Укрінформ.</text:p>
      <text:p text:style-name="P4">
“Загалом із початку широкомасштабної війни Україна вже ухвалила дев'ятьєвроінтеграційних законопроєктів у сфері <text:a xlink:type="simple" xlink:href="https://www.ukrinform.ua/tag-ekologia" text:style-name="Internet_20_link" text:visited-style-name="Visited_20_Internet_20_Link">
 </text:a>
 . Це більший прогрес, аніж за попередні п'ять років. Зокрема, мирозпочали реформу системи управління відходами, реформу національної системихімічної безпеки тощо”, - сказав Стрілець.</text:p>
      <text:p text:style-name="P4">
Він додав, що “сьогодні говоримо і про зміну підходів до генерації енергії”.</text:p>
      <text:p text:style-name="P4">
<text:span text:style-name="T4">
Читайте також:</text:span>
 <text:a xlink:type="simple" xlink:href="https://www.ukrinform.ua/rubric-society/3696436-vijna-vze-zavdala-skodi-dovkillu-ukraini-na-majze-2-triljoni-strilec.html" text:style-name="Internet_20_link" text:visited-style-name="Visited_20_Internet_20_Link">
 <text:span text:style-name="T4">
Стрілець</text:span>
 </text:a>
</text:p>
      <text:p text:style-name="P4">
“Ми повинні йти європейським шляхом. Це, зокрема, використання водню. Щоботримати водень, потрібна величезна кількість електроенергії. Тож в Україніповинна існувати розгалужена мережа відновлювальних джерел енергії — вітряків,сонячних станцій. За рахунок відновлювальної енергії ми зможемо вироблятизелений водень”, - зазначив міністр.</text:p>
      <text:p text:style-name="P4">
За його словами, зелене відновлення — “це точно екологізація транспорту, eco-friendly архітектурні та інженерні рішення”.</text:p>
      <text:p text:style-name="P4">
“Наприклад, ще до пандемії в Пекіні люди ходили у масках через задимлення,тому що тамтешні хмарочоси не дозволяли розсіюватися вихлопним газам відавтотранспорту. А в європейських країнах для очищення міського повітрявстановлюють зовнішні установки. Світ рухається далі, а ми повинні дуже швидконаздоганяти. Це та ідеальна картина світу й України, яку я хотів би бачити.Щоб у такій країні жили мої діти”, - підкреслив Стрілець.</text:p>
      <text:p text:style-name="P4">
<text:span text:style-name="T4">
Читайте також:</text:span>
 <text:a xlink:type="simple" xlink:href="https://www.ukrinform.ua/rubric-economy/3693397-ukraina-do-2030-roku-moze-zrobiti-ponad-polovinu-svoei-energetiki-zelenou-ekspert.html" text:style-name="Internet_20_link" text:visited-style-name="Visited_20_Internet_20_Link">
 </text:a>
</text:p>
      <text:p text:style-name="P4">
Також він зазначив, що “Міндовкілля навіть попри війну не припиняло роботи надвпровадженням реформи зменшення та контролю промислового забруднення, афактично екомодернізації промисловості”.</text:p>
      <text:p text:style-name="P4">
“До роботи ми долучили міжнародних експертів з Німеччини, Чехії, Латвії.Працювали спільно з депутатами профільного Комітету Верховної Ради, експертамиКоманди підтримки реформ при Міндовкіллі, Міністерства охорони довкілляНімеччини та проєкту GIZ. Як результат сьогодні вже маємо суттєводоопрацьований законопроєкт 6004-д. Ухвалення законопроєкту дасть змогуімплементувати положення Директиви 2010/75/ЄС, впровадити найкращі доступнітехнології та методи управління, запустити екомодернізацію промисловості йвиконати одну з умов для повноцінного членства України у Євросоюзі. Коли мивпровадимо положення цієї Директиви, то побудовані в радянські часи тазруйновані росією зараз металургійні заводи вже не зможуть бути відновлені застарими проєктами, а отже, не продовжуватимуть отруювати довкілля. Нині —унікальне вікно можливостей, щоб перейти на сучасні екологічні стандарти”, -переконаний міністр.</text:p>
      <text:p text:style-name="P4">
Як повідомляв Укрінформ, раніше президент Європейського парламенту РобертаМецола висловила сподівання, що переговори про членство України в Євросоюзірозпочнуться вже цього року.</text:p>
      <text:p text:style-name="P4">
<text:span text:style-name="T5">
Фото: ArmyInform</text:span>
</text:p>
      <text:p text:style-name="P4">
Source: <text:a xlink:type="simple" xlink:href="https://www.ukrinform.ua/rubric-society/3696446-vid-pocatku-vijni-ukraina-uhvalila-9-evrointegracijnih-zakonoproektiv-u-sferi-dovkilla-ministr.html" text:style-name="Internet_20_link" text:visited-style-name="Visited_20_Internet_20_Link">
https://www.ukrinform.ua/rubric-society/3696446-vid-pocatku-vijni-ukraina-uhvalila-9-evrointegracijnih-zakonoproektiv-u-sferi-dovkilla-ministr.html</text:a>
</text:p>
      <!--NEWS-->
      <text:h text:style-name="P10" text:outline-level="1">
<text:span text:style-name="T4">
Зеленський: Під завалами зруйнованих російською ракетою будинків у Слов’янську є тіла загиблих</text:span>
</text:h>
      <text:p text:style-name="P4">
Authors: Ukrinform (Person)</text:p>
      <text:p text:style-name="P4">
Publisher: Укринформ (Organization)</text:p>
      <text:p text:style-name="P4">
Published Time: 2023-04-15T21:52:00+03:00</text:p>
      <text:p text:style-name="P4">
Modified Time: 2023-04-15T21:52:00+03:00</text:p>
      <text:p text:style-name="P4">
Description: Президент Володимир Зеленський повідомив, що пошукова операція в Слов’янську після російського ракетного удару ще триває. За його словами, є інформація про наявність тіл загиблих під завалами будинків. — Укрінформ.</text:p>
      <text:p text:style-name="P4">
Images: ["<text:a xlink:type="simple" xlink:href="https://static.ukrinform.com/photos/2023_03/thumb_files/630_360_1678962741-175.jpeg" text:style-name="Internet_20_link" text:visited-style-name="Visited_20_Internet_20_Link">
630_360_16789...</text:a>
"]</text:p>
      <text:p text:style-name="P4">
Tags: ['Донеччина', "Слов'янськ", 'Зеленський', 'Війна з росією', 'Ракетний удар']</text:p>
      <text:p text:style-name="P4">
Type: Article</text:p>
      <!--METADATA-->
      <text:p text:style-name="P4">
<draw:frame draw:style-name="fr1" draw:name="Image230" text:anchor-type="as-char" svg:width="6.9236in" svg:height="3.956343in" draw:z-index="0">
<draw:image xlink:href="../Images/yкринформ/2023-04-15T21-52-00-03-00/630_360_1678962741-175.jpeg" xlink:type="simple" xlink:show="embed" xlink:actuate="onLoad" draw:mime-type="image/jpeg"/>
</draw:frame>
 ПрезидентВолодимир Зеленський повідомив, що пошукова операція в Слов’янську післяросійського ракетного удару ще триває. За його словами, є інформація пронаявність тіл загиблих під завалами будинків.</text:p>
      <text:p text:style-name="P4">
Про це Глава держави сказав у своєму <text:a xlink:type="simple" xlink:href="https://t.me/V_Zelenskiy_official/5868" text:style-name="Internet_20_link" text:visited-style-name="Visited_20_Internet_20_Link">
</text:a>
 вечірньому <text:a xlink:type="simple" xlink:href="https://www.youtube.com/watch" text:style-name="Internet_20_link" text:visited-style-name="Visited_20_Internet_20_Link">
</text:a>
 <text:a xlink:type="simple" xlink:href="https://t.me/V_Zelenskiy_official/5868" text:style-name="Internet_20_link" text:visited-style-name="Visited_20_Internet_20_Link">
</text:a>
 передає Укрінформ.</text:p>
      <text:p text:style-name="P4">
_<text:span text:style-name="T4">
Відео</text:span>
 : <text:a xlink:type="simple" xlink:href="https://t.me/OP_UA/9240" text:style-name="Internet_20_link" text:visited-style-name="Visited_20_Internet_20_Link">
 </text:a>
 _</text:p>
      <text:p text:style-name="P4">
“У Слов’янську на Донбасі зараз іще триває пошукова операція після російськогоракетного удару, що стався вчора. Є інформація, що під завалами будинків ще єтіла загиблих. На жаль”, - зазначив <text:a xlink:type="simple" xlink:href="https://www.ukrinform.ua/tag-zelenskij" text:style-name="Internet_20_link" text:visited-style-name="Visited_20_Internet_20_Link">
 </text:a>
 .</text:p>
      <text:p text:style-name="P4">
За його словами, лише один цей удар пошкодив, зруйнував більше 50 житловихбудинків, із них більше 30 - багатоквартирні.</text:p>
      <text:p text:style-name="P4">
<text:span text:style-name="T4">
Читайте також:</text:span>
 <text:a xlink:type="simple" xlink:href="https://www.ukrinform.ua/rubric-regions/3696376-obstril-hersona-rosijski-snaradi-vpali-poblizu-osvitnogo-zakladu-zagibli-mati-i-donka.html" text:style-name="Internet_20_link" text:visited-style-name="Visited_20_Internet_20_Link">
 <text:span text:style-name="T4">
Обстріл</text:span>
 </text:a>
</text:p>
      <text:p text:style-name="P4">
“Поранених більше 20 людей, із них, станом на цей час, загиблих уже 11. Середних зовсім маленька дитина - хлопчик 2021 року народження. Мої співчуттярідним. Всім, хто втратив близьких. Нікому з тих, хто винен у цій агресії, неможна нічого пробачити і забувати”, - наголосив Президент.</text:p>
      <text:p text:style-name="P4">
Як повідомлялося, 14 квітня <text:a xlink:type="simple" xlink:href="https://www.ukrinform.ua/rubric-ato/3695978-vorog-vluciv-u-tri-patipoverhivki-slovanska-vidomo-zagiblogo-i-sistoh-poranenih.html" text:style-name="Internet_20_link" text:visited-style-name="Visited_20_Internet_20_Link">
 </text:a>
 на Донеччині.</text:p>
      <text:p text:style-name="P4">
Source: <text:a xlink:type="simple" xlink:href="https://www.ukrinform.ua/rubric-regions/3696453-zelenskij-pid-zavalami-zrujnovanih-rosijskou-raketou-budinkiv-u-slovansku-e-tila-zagiblih.html" text:style-name="Internet_20_link" text:visited-style-name="Visited_20_Internet_20_Link">
https://www.ukrinform.ua/rubric-regions/3696453-zelenskij-pid-zavalami-zrujnovanih-rosijskou-raketou-budinkiv-u-slovansku-e-tila-zagiblih.html</text:a>
</text:p>
      <!--NEWS-->
      <text:h text:style-name="P10" text:outline-level="1">
<text:span text:style-name="T4">
Берлін вимагає 806 євро за «паркування» танка перед посольством рф</text:span>
</text:h>
      <text:p text:style-name="P4">
Authors: Ukrinform (Person)</text:p>
      <text:p text:style-name="P4">
Publisher: Укринформ (Organization)</text:p>
      <text:p text:style-name="P4">
Published Time: 2023-04-15T21:55:00+03:00</text:p>
      <text:p text:style-name="P4">
Modified Time: 2023-04-15T21:55:00+03:00</text:p>
      <text:p text:style-name="P4">
Description: «Паркування» підбитого російського танка перед посольством рф у Берліні коштувало організаторам акції зовсім недешево - 806 євро 20 центів за 4 дні. — Укрінформ.</text:p>
      <text:p text:style-name="P4">
Images: ["<text:a xlink:type="simple" xlink:href="https://static.ukrinform.com/photos/2023_02/thumb_files/630_360_1677238842-922.jpg" text:style-name="Internet_20_link" text:visited-style-name="Visited_20_Internet_20_Link">
630_360_16772...</text:a>
"]</text:p>
      <text:p text:style-name="P4">
Tags: ['Берлін', 'Німеччина', 'Посольство', 'Танк']</text:p>
      <text:p text:style-name="P4">
Type: Article</text:p>
      <!--METADATA-->
      <text:p text:style-name="P4">
<draw:frame draw:style-name="fr1" draw:name="Image231" text:anchor-type="as-char" svg:width="6.9236in" svg:height="3.956343in" draw:z-index="0">
<draw:image xlink:href="../Images/yкринформ/2023-04-15T21-55-00-03-00/630_360_1677238842-922.jpg" xlink:type="simple" xlink:show="embed" xlink:actuate="onLoad" draw:mime-type="image/jpeg"/>
</draw:frame>
«Паркування» підбитого російського танка перед посольством рф у Берлінікоштувало організаторам акції зовсім недешево - 806 євро 20 центів за 4 дні.</text:p>
      <text:p text:style-name="P4">
Про це столичному виданню  <text:a xlink:type="simple" xlink:href="https://www.bz-berlin.de/berlin/mitte/mahnung-ueber-806-euro-nach-panzer-protest-wegen-asphalt-nutzung" text:style-name="Internet_20_link" text:visited-style-name="Visited_20_Internet_20_Link">
 </text:a>
 розповілиорганізатори акції Енно Ленце та Віланд Ґібель, передає Укрінформ.</text:p>
      <text:p text:style-name="P4">
«Я не звернув уваги на збори на четвертій сторінці дозволу», — визнав Ленце,пояснивши це тим, що був засмучений попередніми суперечками з керівництвомміста «на 1000 сторінках».</text:p>
      <text:p text:style-name="P4">
Розбитий танк чотири дні стояв на бульварі Унтер-ден-Лінден у центрі міста,рахунок пов'язаний зі «спеціальним використанням танком 43,08 квадратнихметрів асфальту».</text:p>
      <text:p text:style-name="P4">
<text:span text:style-name="T4">
Читайте також:</text:span>
 <text:a xlink:type="simple" xlink:href="https://www.ukrinform.ua/rubric-ato/3696344-zsu-znisili-novitnij-rosijskij-tank-t90-proriv.html" text:style-name="Internet_20_link" text:visited-style-name="Visited_20_Internet_20_Link">
 <text:span text:style-name="T4">
танк</text:span>
 </text:a>
</text:p>
      <text:p text:style-name="P4">
Як  <text:a xlink:type="simple" xlink:href="https://www.ukrinform.ua/rubric-uarazom/3674618-pidbitij-rosijskij-tank-vistavili-pered-posolstvom-rf-u-berlini.html" text:style-name="Internet_20_link" text:visited-style-name="Visited_20_Internet_20_Link">
 </text:a>
 , ініціатори акції місяцямиборолися за схвалення своєї кампанії. Зрештою їм дозволили провести акцію.Вона тривала з річниці початку війни, 24 лютого. Енно Ленце та Віланд Ґібельіз музею Berlin Story Bunker хотіли висловити таким чином свій протест протиросійської агресивної політики та війни проти України.</text:p>
      <text:p text:style-name="P4">
Зазначений російський танк Т-72Б був сильно пошкоджений вибухом міни 31березня поблизу Бучі. Військово-історичний музей Міністерства оборони Українинадав танк у користування, а також підтримав його транспортування.</text:p>
      <text:p text:style-name="P4">
Зараз уламки 44-тонного танка «катаються» по Нідерландам, де їх демонструють урізних містах.</text:p>
      <text:p text:style-name="P4">
Source: <text:a xlink:type="simple" xlink:href="https://www.ukrinform.ua/rubric-world/3696356-berlin-vimagae-806-evro-za-parkuvanna-tanka-pered-posolstvom-rf.html" text:style-name="Internet_20_link" text:visited-style-name="Visited_20_Internet_20_Link">
https://www.ukrinform.ua/rubric-world/3696356-berlin-vimagae-806-evro-za-parkuvanna-tanka-pered-posolstvom-rf.html</text:a>
</text:p>
      <!--NEWS-->
      <text:h text:style-name="P10" text:outline-level="1">
<text:span text:style-name="T4">
Президент: Санкційний тиск на винних у російській агресії проти України - це самозахист світу</text:span>
</text:h>
      <text:p text:style-name="P4">
Authors: Ukrinform (Person)</text:p>
      <text:p text:style-name="P4">
Publisher: Укринформ (Organization)</text:p>
      <text:p text:style-name="P4">
Published Time: 2023-04-15T21:59:00+03:00</text:p>
      <text:p text:style-name="P4">
Modified Time: 2023-04-15T21:59:00+03:00</text:p>
      <text:p text:style-name="P4">
Description: Президент Володимир Зеленський наголосив, що санкційний тиск на всіх, хто винен у російській агресії проти України, блокування їхніх активів та можливостей на рівні всього світу – це самозахист світу. — Укрінформ.</text:p>
      <text:p text:style-name="P4">
Images: ["<text:a xlink:type="simple" xlink:href="https://static.ukrinform.com/photos/2023_02/thumb_files/630_360_1677220159-612.png" text:style-name="Internet_20_link" text:visited-style-name="Visited_20_Internet_20_Link">
630_360_16772...</text:a>
"]</text:p>
      <text:p text:style-name="P4">
Tags: ['Президент', 'Санкції', 'Зеленський', 'Війна з росією']</text:p>
      <text:p text:style-name="P4">
Type: Article</text:p>
      <!--METADATA-->
      <text:p text:style-name="P4">
<draw:frame draw:style-name="fr1" draw:name="Image232" text:anchor-type="as-char" svg:width="6.9236in" svg:height="3.956343in" draw:z-index="0">
<draw:image xlink:href="../Images/yкринформ/2023-04-15T21-59-00-03-00/630_360_1677220159-612.png" xlink:type="simple" xlink:show="embed" xlink:actuate="onLoad" draw:mime-type="image/png"/>
</draw:frame>
 ПрезидентВолодимир Зеленський наголосив, що санкційний тиск на всіх, хто винен уросійській агресії проти України, блокування їхніх активів та можливостей нарівні всього світу – це самозахист світу.</text:p>
      <text:p text:style-name="P4">
Про це він сказав у своєму  <text:a xlink:type="simple" xlink:href="https://t.me/V_Zelenskiy_official/5868" text:style-name="Internet_20_link" text:visited-style-name="Visited_20_Internet_20_Link">
 </text:a>
передає Укрінформ.</text:p>
      <text:p text:style-name="P4">
Зеленський повідомив, що сьогодні оприлюднені ще два санкційні укази протиосіб та компаній, які розділяють провину за російський терор або допомагаютьйому.</text:p>
      <text:p text:style-name="P4">
Зокрема, зауважив він, це санкції проти осіб, які пропагують державу-терориста, прикриваються спортом. А також - проти тих, хто повʼязаний із їїпосадовцями. Президент відзначив, що окремий перелік в указі складають ІТ-компанії, які спонсорують терор чи дають цифрові можливості для продовженняагресії.</text:p>
      <text:p text:style-name="P4">
<text:span text:style-name="T4">
Читайте також:</text:span>
 <text:a xlink:type="simple" xlink:href="https://www.ukrinform.ua/rubric-economy/3695576-ukraina-vnesla-kompaniu-xiaomi-do-pereliku-miznarodnih-sponsoriv-vijni.html" text:style-name="Internet_20_link" text:visited-style-name="Visited_20_Internet_20_Link">
 <text:span text:style-name="T4">
спонсор</text:span>
 </text:a>
</text:p>
      <text:p text:style-name="P4">
“Усі українські санкції синхронізуємо із санкціями глобальними – це неминучийпроцес. Дякую всім у міжнародних інституціях та у державах-партнерах, хтопрацює разом із нами, з урядовцями, з <text:a xlink:type="simple" xlink:href="https://www.ukrinform.ua/tag-rnbo" text:style-name="Internet_20_link" text:visited-style-name="Visited_20_Internet_20_Link">
 </text:a>
 ,спецслужбовцями, з нашим Офісом. Санкційний тиск на всіх, хто винен у ційагресії, блокування їхніх активів та можливостей на рівні всього світу – цесамозахист світу і вже зараз від будь-яких інших можливостей агресій.Повернення миру та його стабільність не мають альтернатив”, - підкресливЗеленський.</text:p>
      <text:p text:style-name="P4">
Відео: <text:a xlink:type="simple" xlink:href="https://t.me/OP_UA/9240" text:style-name="Internet_20_link" text:visited-style-name="Visited_20_Internet_20_Link">
 </text:a>
</text:p>
      <text:p text:style-name="P4">
Він подякував усім, хто допомагає Україні.</text:p>
      <text:p text:style-name="P4">
“Слава всім нашим солдатам, хто в бою проти терористів! Повернемосправедливість як гідну памʼять про всіх, чиє життя забрала росія і їїтерор…”, - наголосив глава держави.</text:p>
      <text:p text:style-name="P4">
Як повідомлялося, Президент Володимир Зеленський своїми указами увів у діюрішення Ради національної безпеки і оборони України від 15 квітня 2023 рокупро застосування персональних спеціальних економічних й інших обмежувальнихзаходів до 438 фізичних осіб та 254 юридичних.</text:p>
      <text:p text:style-name="P4">
Фото: ОП</text:p>
      <text:p text:style-name="P4">
Source: <text:a xlink:type="simple" xlink:href="https://www.ukrinform.ua/rubric-ato/3696454-prezident-sankcijnij-tisk-na-vinnih-u-rosijskij-agresii-proti-ukraini-ce-samozahist-svitu.html" text:style-name="Internet_20_link" text:visited-style-name="Visited_20_Internet_20_Link">
https://www.ukrinform.ua/rubric-ato/3696454-prezident-sankcijnij-tisk-na-vinnih-u-rosijskij-agresii-proti-ukraini-ce-samozahist-svitu.html</text:a>
</text:p>
      <!--NEWS-->
      <text:h text:style-name="P10" text:outline-level="1">
<text:span text:style-name="T4">
Ястремська програла на старті кваліфікації турніру WTA у Німеччині</text:span>
</text:h>
      <text:p text:style-name="P4">
Authors: Ukrinform (Person)</text:p>
      <text:p text:style-name="P4">
Publisher: Укринформ (Organization)</text:p>
      <text:p text:style-name="P4">
Published Time: 2023-04-15T22:05:40+03:00</text:p>
      <text:p text:style-name="P4">
Modified Time: 2023-04-15T22:05:40+03:00</text:p>
      <text:p text:style-name="P4">
Description: Українка поступилась американці Кеті Волинець. — Укрінформ.</text:p>
      <text:p text:style-name="P4">
Images: ["<text:a xlink:type="simple" xlink:href="https://static.ukrinform.com/photos/2023_04/thumb_files/630_360_1681585488-627.jpg" text:style-name="Internet_20_link" text:visited-style-name="Visited_20_Internet_20_Link">
630_360_16815...</text:a>
"]</text:p>
      <text:p text:style-name="P4">
Tags: ['Теніс', 'Даяна Ястремська']</text:p>
      <text:p text:style-name="P4">
Type: Article</text:p>
      <!--METADATA-->
      <text:p text:style-name="P4">
<draw:frame draw:style-name="fr1" draw:name="Image233" text:anchor-type="as-char" svg:width="6.9236in" svg:height="3.956343in" draw:z-index="0">
<draw:image xlink:href="../Images/yкринформ/2023-04-15T22-05-40-03-00/630_360_1681585488-627.jpg" xlink:type="simple" xlink:show="embed" xlink:actuate="onLoad" draw:mime-type="image/jpeg"/>
</draw:frame>
 Українкапоступилась американці Кеті Волинець.</text:p>
      <text:p text:style-name="P4">
Українська тенісистка Даяна Ястремська (WTA 147) невдало стартувала у відборідо грунтового турніру серії WTA 500 у Штутгарті (Німеччина), передаєУкрінформ.</text:p>
      <text:p text:style-name="P4">
У першому раунді кваліфікації українка програла Кеті Волинець (США, WTA 75) утрьох сетах - 2:6, 7:6 (7:3), 6:3. Матч тривав 2 години та 40 хвилин.</text:p>
      <text:p text:style-name="P4">
У другій партії Даяна мала матчбол у 10-му геймі, проте не змогла йогореалізувати, гра перейшла на тай-брейк, який українка програла. А невдовзіВолинець дотиснула Ястремську в третьому сеті.</text:p>
      <text:p text:style-name="P4">
<text:span text:style-name="T4">
Читайте також:</text:span>
 <text:a xlink:type="simple" xlink:href="https://www.ukrinform.ua/rubric-sports/3696432-krutih-zigrae-u-finali-kvalifikacii-turniru-v-barseloni.html" text:style-name="Internet_20_link" text:visited-style-name="Visited_20_Internet_20_Link">
 <text:span text:style-name="T4">
Крутих</text:span>
 </text:a>
</text:p>
      <text:p text:style-name="P4">
Як повідомляв Укрінформ, перша ракетка України Олексій Крутих (АТР 177) вийшову фінал кваліфікації грунтового турніру серії АТР 500 у Барселоні (Іспанія).</text:p>
      <text:p text:style-name="P4">
Фото: btu.org.ua</text:p>
      <text:p text:style-name="P4">
Source: <text:a xlink:type="simple" xlink:href="https://www.ukrinform.ua/rubric-sports/3696456-astremska-prograla-na-starti-kvalifikacii-turniru-wta-u-nimeccini.html" text:style-name="Internet_20_link" text:visited-style-name="Visited_20_Internet_20_Link">
https://www.ukrinform.ua/rubric-sports/3696456-astremska-prograla-na-starti-kvalifikacii-turniru-wta-u-nimeccini.html</text:a>
</text:p>
      <!--NEWS-->
      <text:h text:style-name="P10" text:outline-level="1">
<text:span text:style-name="T4">
Великодні богослужіння в Україні відбуватимуться у понад 13 000 храмів</text:span>
</text:h>
      <text:p text:style-name="P4">
Authors: Ukrinform (Person)</text:p>
      <text:p text:style-name="P4">
Publisher: Укринформ (Organization)</text:p>
      <text:p text:style-name="P4">
Published Time: 2023-04-15T22:09:00+03:00</text:p>
      <text:p text:style-name="P4">
Modified Time: 2023-04-15T22:09:00+03:00</text:p>
      <text:p text:style-name="P4">
Description: У понад 13 тисячах храмів на території України відбуватимуться святкові великодні богослужіння. — Укрінформ.</text:p>
      <text:p text:style-name="P4">
Images: ["<text:a xlink:type="simple" xlink:href="https://static.ukrinform.com/photos/2017_04/thumb_files/630_360_1493019833-5791.jpg" text:style-name="Internet_20_link" text:visited-style-name="Visited_20_Internet_20_Link">
630_360_14930...</text:a>
"]</text:p>
      <text:p text:style-name="P4">
Tags: ['Церква', 'Поліція', 'Великдень', 'Безпека', 'Комендантська година', 'Єдині новини']</text:p>
      <text:p text:style-name="P4">
Type: Article</text:p>
      <!--METADATA-->
      <text:p text:style-name="P4">
<draw:frame draw:style-name="fr1" draw:name="Image234" text:anchor-type="as-char" svg:width="6.9236in" svg:height="3.956343in" draw:z-index="0">
<draw:image xlink:href="../Images/yкринформ/2023-04-15T22-09-00-03-00/630_360_1493019833-5791.jpg" xlink:type="simple" xlink:show="embed" xlink:actuate="onLoad" draw:mime-type="image/jpeg"/>
</draw:frame>
 У понад13 тисячах храмів на території України відбуватимуться святкові великоднібогослужіння.</text:p>
      <text:p text:style-name="P4">
Про це сказала керівник управління комунікації Національної поліції УкраїниОксана Блищик в ефірі телемарафону “Єдині новини”, повідомляє кореспондентУкрінформу.</text:p>
      <text:p text:style-name="P4">
“На всій території держави фактично у 13 тисячах <text:a xlink:type="simple" xlink:href="https://www.ukrinform.ua/tag-cerkva" text:style-name="Internet_20_link" text:visited-style-name="Visited_20_Internet_20_Link">
</text:a>
 відбуватимуться святкові богослужіння.Зрозуміло, що це дуже велика кількість, це як невеличкі культові споруди, такі великі храми. Тому поліція традиційно, як і щороку, зробила всі своїрозрахунки, і для того, аби максимально подбати про безпеку людей, ми залучилипонад 20 тисяч правоохоронців”, - розповіла Блищик.</text:p>
      <text:p text:style-name="P4">
За її словами, йдеться переважно про поліцейських, але до охорони правопорядкутакож залучені представники добровольчих формувань територіальних громад,Національної гвардії.</text:p>
      <text:p text:style-name="P4">
“І тут хочу сказати про те, що попри навантаження ми готові працюватицілодобово у такому режимі, аби свято великого Христового Воскресіннявідбулося без надзвичайних ситуацій”, - наголосила Блищик.</text:p>
      <text:p text:style-name="P4">
<text:span text:style-name="T4">
Читайте також:</text:span>
 <text:a xlink:type="simple" xlink:href="https://www.ukrinform.ua/rubric-society/3695654-v-ukraini-na-velikden-cerguvatimut-20-tisac-pravoohoronciv-i-7-tisac-ratuvalnikiv.html" text:style-name="Internet_20_link" text:visited-style-name="Visited_20_Internet_20_Link">
 </text:a>
</text:p>
      <text:p text:style-name="P4">
Вона нагадала, що на святкові дні “комендантську годину ніхто не скасовував,і, як правило, вона діє з опівночі до п'ятої ранку”.</text:p>
      <text:p text:style-name="P4">
“Тому всі віряни, які хочуть відвідати богослужіння, потрапити на нічніслужби, повинні розрахувати свій час так, аби потрапити в храм до початкукомендантської години, і зрозуміло, що залишити культову споруду вони зможутьтільки після п'ятої ранку”, - пояснила речниця Нацполіції.</text:p>
      <text:p text:style-name="P4">
Водночас вона розповіла, що правоохоронці активно готувалися до забезпеченняправопорядку під час <text:a xlink:type="simple" xlink:href="https://www.ukrinform.ua/tag-velikden" text:style-name="Internet_20_link" text:visited-style-name="Visited_20_Internet_20_Link">
 </text:a>
 , томуспілкувалися з представниками різних конфесій, з настоятелями храмів, і буланормальна взаємодія і розуміння, “більшість із них взагалі перевелибогослужіння у режим онлайн”.</text:p>
      <text:p text:style-name="P4">
Також Блищик звернула увагу на надскладну ситуацію у прифронтових регіонах.</text:p>
      <text:p text:style-name="P4">
<text:span text:style-name="T4">
Читайте також:</text:span>
 <text:a xlink:type="simple" xlink:href="https://www.ukrinform.ua/rubric-society/3696387-de-divitisa-translacii-velikodnih-bogosluzin-pcu-ta-ugkc-spisok-kanaliv.html" text:style-name="Internet_20_link" text:visited-style-name="Visited_20_Internet_20_Link">
 </text:a>
</text:p>
      <text:p text:style-name="P4">
“Напевно люди, які там живуть, чітко розуміють, що таке правила безпеки, томуза можливості не збираємося в одному місці. Ми просимо про це людей, але якщолюди все ж таки хочуть піти (до храму - ред.) - це їхнє право. Єдине, до чогоми закликаємо, це дотримуватися всіх безпекових заходів. Тобто сигналівповітряних тривог, реагувати на всі повідомлення про можливі обстріли, пропочаток обстрілів, тому що ми розуміємо, що росія не має нічого святого, іВеликдень для неї може не бути перепоною, щоб не обстрілювати наші міста ісела”, - наголосила речниця Нацполіції.</text:p>
      <text:p text:style-name="P4">
Як повідомлялося, у Києві Великдень відзначатиметься у 163 культових спорудах,святкові молебні заплановані ввечері 15-го та зранку 16-го квітня.</text:p>
      <text:p text:style-name="P4">
Source: <text:a xlink:type="simple" xlink:href="https://www.ukrinform.ua/rubric-society/3696460-velikodni-bogosluzinna-v-ukraini-vidbuvatimutsa-u-ponad-13-000-hramiv.html" text:style-name="Internet_20_link" text:visited-style-name="Visited_20_Internet_20_Link">
https://www.ukrinform.ua/rubric-society/3696460-velikodni-bogosluzinna-v-ukraini-vidbuvatimutsa-u-ponad-13-000-hramiv.html</text:a>
</text:p>
      <!--NEWS-->
      <text:h text:style-name="P10" text:outline-level="1">
<text:span text:style-name="T4">
У столичному ТЮГу покажуть виставу-хорор за творами Франка</text:span>
</text:h>
      <text:p text:style-name="P4">
Authors: Ukrinform (Person)</text:p>
      <text:p text:style-name="P4">
Publisher: Укринформ (Organization)</text:p>
      <text:p text:style-name="P4">
Published Time: 2023-04-15T22:13:56+03:00</text:p>
      <text:p text:style-name="P4">
Modified Time: 2023-04-15T22:13:56+03:00</text:p>
      <text:p text:style-name="P4">
Description: Київський академічний театр юного глядача підготував прем’єру вистави-хорор за творами Івана Франка. — Укрінформ.</text:p>
      <text:p text:style-name="P4">
Images: ["<text:a xlink:type="simple" xlink:href="https://static.ukrinform.com/photos/2023_04/thumb_files/630_360_1681585662-299.jpg" text:style-name="Internet_20_link" text:visited-style-name="Visited_20_Internet_20_Link">
630_360_16815...</text:a>
", "<text:a xlink:type="simple" xlink:href="https://static.ukrinform.com/photos/2023_04/1681585826-399.jpg" text:style-name="Internet_20_link" text:visited-style-name="Visited_20_Internet_20_Link">
1681585826-39...</text:a>
"]</text:p>
      <text:p text:style-name="P4">
Tags: ['Франко', 'Театр', 'Вистава', 'Київ']</text:p>
      <text:p text:style-name="P4">
Type: Article</text:p>
      <!--METADATA-->
      <text:p text:style-name="P4">
<draw:frame draw:style-name="fr1" draw:name="Image235" text:anchor-type="as-char" svg:width="6.9236in" svg:height="3.956343in" draw:z-index="0">
<draw:image xlink:href="../Images/yкринформ/2023-04-15T22-13-56-03-00/630_360_1681585662-299.jpg" xlink:type="simple" xlink:show="embed" xlink:actuate="onLoad" draw:mime-type="image/jpeg"/>
</draw:frame>
 Київськийакадемічний театр юного глядача підготував прем’єру вистави-хорор за творамиІвана Франка.</text:p>
      <text:p text:style-name="P4">
Про це Укрінформу повідомили в театрі.</text:p>
      <text:p text:style-name="P4">
«Твори Івана Франка будуть вперше представлені у жанрі хорору. У виставі замотивами творів Івана Франка «Лис Микита» та «Фарбований лис» розповідаєтьсяпро звірів, які живуть мирним соціально-політичним життям, займають посади,перебувають у родинних відносинах, мають свій державний устрій, судяться,сваряться, радіють і плачуть. У своїй буденності звірі дуже схожі на людей.Їхнє життя - це вічна боротьба за виживання, і в цій боротьбі кожен робить, щоможе», - розповіли в театрі про нову виставу.</text:p>
      <text:p text:style-name="P4">
<draw:frame draw:style-name="fr1" draw:name="Image236" text:anchor-type="as-char" svg:width="6.9236in" svg:height="9.789201in" draw:z-index="0">
<draw:image xlink:href="../Images/yкринформ/2023-04-15T22-13-56-03-00/1681585826-399.jpg" xlink:type="simple" xlink:show="embed" xlink:actuate="onLoad" draw:mime-type="image/jpeg"/>
</draw:frame>
</text:p>
      <text:p text:style-name="P4">
«Більшість свого життя люди ховаються за масками тих, ким би хотіли здаватись.Зрештою, це так спотворює їхню свідомість і деформує моральність, що колимаски зірвано, - залишається лише тихий жах. Отже, жанр хорору підходивідеально для втілення цієї ідеї. Також у виставі присутні елементи гротеску,трагікомедії і драми», - розповіла в коментарі Укрінформу режисерка КатеринаЧепура.</text:p>
      <text:p text:style-name="P4">
<text:span text:style-name="T4">
Читайте також:</text:span>
 <text:a xlink:type="simple" xlink:href="https://www.ukrinform.ua/rubric-culture/3696408-u-vidni-vidkrilasa-ukrainska-vistavka-mistectvo-na-poli-bou.html" text:style-name="Internet_20_link" text:visited-style-name="Visited_20_Internet_20_Link">
 <text:span text:style-name="T4">
вистав</text:span>
 </text:a>
</text:p>
      <text:p text:style-name="P4">
Вона додала, що не вперше звертається до Франка, й підліткова вистава давнобула в її режисерських планах.</text:p>
      <text:p text:style-name="P4">
«Лис Микита - це найкращий образ, через який я могла б донести своїпереконання до такої складної аудиторії. Він зухвалий, амбітний, він бреше,дурить, насміхається… І це — світ, в якому живуть сучасні підлітки. Для меневажливо максимально оголити людські пороки й переваги, аби відповідь напитання стала очевидною. Іван <text:a xlink:type="simple" xlink:href="https://www.ukrinform.ua/tag-franko" text:style-name="Internet_20_link" text:visited-style-name="Visited_20_Internet_20_Link">
 </text:a>
настільки майстерно виписав кожного персонажа цієї історії, настільки зухваловиплутує Лиса з кожної пастки, що глядач мимоволі захоплюється Лисом, хочапозитивність цього персонажа доволі сумнівна. Однак, у цьому і великий задумавтора, яким я захопилась: світ не чорно-білий, він переважно чорний із білимиплямами і щоб вижити треба трохи замазатися у багнюку», - поділиласярежисерка.</text:p>
      <text:p text:style-name="P4">
Жахазка «Лис Микита» розрахована виключно для юних глядачів 14+ і їхніхбатьків.</text:p>
      <text:p text:style-name="P4">
Афіша до вистави була створена за допомогою штучного інтелекту арт-директоркоютеатру Лесею Ковпак.</text:p>
      <text:p text:style-name="P4">
Source: <text:a xlink:type="simple" xlink:href="https://www.ukrinform.ua/rubric-culture/3696458-u-stolicnomu-tugu-pokazut-vistavuhoror-za-tvorami-franka.html" text:style-name="Internet_20_link" text:visited-style-name="Visited_20_Internet_20_Link">
https://www.ukrinform.ua/rubric-culture/3696458-u-stolicnomu-tugu-pokazut-vistavuhoror-za-tvorami-franka.html</text:a>
</text:p>
      <!--NEWS-->
      <text:h text:style-name="P10" text:outline-level="1">
<text:span text:style-name="T4">
Зеленський про розслідування воєнних злочинів: Ми забезпечимо відповідальність рф на всіх рівнях</text:span>
</text:h>
      <text:p text:style-name="P4">
Authors: Ukrinform (Person)</text:p>
      <text:p text:style-name="P4">
Publisher: Укринформ (Organization)</text:p>
      <text:p text:style-name="P4">
Published Time: 2023-04-15T22:16:00+03:00</text:p>
      <text:p text:style-name="P4">
Modified Time: 2023-04-15T22:16:00+03:00</text:p>
      <text:p text:style-name="P4">
Description: Повна відповідальність росії за скоєне проти України та українців буде забезпечна на всіх рівнях, зокрема, й на юридичному.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Трибунал', 'росія', 'Воєнні злочини', 'Зеленський']</text:p>
      <text:p text:style-name="P4">
Type: Article</text:p>
      <!--METADATA-->
      <text:p text:style-name="P4">
<draw:frame draw:style-name="fr1" draw:name="Image237" text:anchor-type="as-char" svg:width="6.9236in" svg:height="3.956343in" draw:z-index="0">
<draw:image xlink:href="../Images/yкринформ/2023-04-15T22-16-00-03-00/630_360_1678086625-925.png" xlink:type="simple" xlink:show="embed" xlink:actuate="onLoad" draw:mime-type="image/png"/>
</draw:frame>
 Повнавідповідальність росії за скоєне проти України та українців буде забезпечна навсіх рівнях, зокрема, й на юридичному.</text:p>
      <text:p text:style-name="P4">
Про це заявив у своєму вечірньому <text:a xlink:type="simple" xlink:href="https://www.youtube.com/watch" text:style-name="Internet_20_link" text:visited-style-name="Visited_20_Internet_20_Link">
</text:a>
 Президент Володимир Зеленський,передає Укрінформ.</text:p>
      <text:p text:style-name="P4">
<text:span text:style-name="T4">
<text:span text:style-name="T5">
Відео:</text:span>
 </text:span>
 <text:a xlink:type="simple" xlink:href="https://t.me/OP_UA/9240" text:style-name="Internet_20_link" text:visited-style-name="Visited_20_Internet_20_Link">
 <text:span text:style-name="T5">
Офіс Президента, Телеграм</text:span>
 </text:a>
</text:p>
      <text:p text:style-name="P4">
“У Вільнюсі відбулася зустріч держав-членів спільної слідчої групи зрозслідування злочинів окупантів в Україні. Одним із результатів зустрічі єугода – якраз учора її підписали”, - повідомив Президент.</text:p>
      <text:p text:style-name="P4">
Він уточнив, що це угода про спільне розслідування не лише російських воєннихзлочинів, а й злочину геноциду.</text:p>
      <text:p text:style-name="P4">
<text:span text:style-name="T4">
Читайте також:</text:span>
 <text:a xlink:type="simple" xlink:href="https://www.ukrinform.ua/rubric-polytics/3696104-kostarika-dolucilasa-do-koalicii-za-stvorenna-spectribunalu-dla-rf.html" text:style-name="Internet_20_link" text:visited-style-name="Visited_20_Internet_20_Link">
 <text:span text:style-name="T4">
Коста</text:span>
 <text:span text:style-name="T4">
Рика</text:span>
 </text:a>
</text:p>
      <text:p text:style-name="P4">
“Ми забезпечимо на всіх рівнях, зокрема й на юридичному, повнувідповідальність росії за скоєне проти України й українців. І я дякую всімпартнерам, хто допомагає наближати вироки для окупантів – для російськихубивць і терористів”, - підкреслив <text:a xlink:type="simple" xlink:href="https://www.ukrinform.ua/tag-zelenskij" text:style-name="Internet_20_link" text:visited-style-name="Visited_20_Internet_20_Link">
 </text:a>
.</text:p>
      <text:p text:style-name="P4">
Як повідомлялося, у Вільнюсі члени спільної слідчої групи з розслідуваннятяжких міжнародних злочинів в Україні (JIT – Joint Investigation Team)підписали угоду щодо розслідування не лише воєнних злочинів, але й злочинугеноциду.</text:p>
      <text:p text:style-name="P4">
<text:span text:style-name="T4">
Читайте також:</text:span>
 <text:a xlink:type="simple" xlink:href="https://www.ukrinform.ua/rubric-polytics/3696250-kostin-zustrivsa-iz-nausedou-govorili-pro-stvorenna-spectribunalu-dla-rf.html" text:style-name="Internet_20_link" text:visited-style-name="Visited_20_Internet_20_Link">
 </text:a>
</text:p>
      <text:p text:style-name="P4">
До JIT входять Україна, Польща, Литва, Естонія, Латвія, Словаччина та Румунія.Її учасниками є Євроюст та вперше у своїй історії – Офіс прокурораМіжнародного кримінального суду.</text:p>
      <text:p text:style-name="P4">
Угода сприятиме розслідуванню злочину геноциду в Україні, обміну доказами йінформацією. Роботу JIT посилять міжнародні експерти.</text:p>
      <text:p text:style-name="P4">
<text:span text:style-name="T5">
Фото: Офіс Президента</text:span>
</text:p>
      <text:p text:style-name="P4">
Source: <text:a xlink:type="simple" xlink:href="https://www.ukrinform.ua/rubric-ato/3696459-zelenskij-pro-rozsliduvanna-voennih-zlociniv-mi-zabezpecimo-vidpovidalnist-rf-na-vsih-rivnah.html" text:style-name="Internet_20_link" text:visited-style-name="Visited_20_Internet_20_Link">
https://www.ukrinform.ua/rubric-ato/3696459-zelenskij-pro-rozsliduvanna-voennih-zlociniv-mi-zabezpecimo-vidpovidalnist-rf-na-vsih-rivnah.html</text:a>
</text:p>
      <!--NEWS-->
      <text:h text:style-name="P10" text:outline-level="1">
<text:span text:style-name="T4">
Генсек ООН засуджує бойові дії в Судані</text:span>
</text:h>
      <text:p text:style-name="P4">
Authors: Ukrinform (Person)</text:p>
      <text:p text:style-name="P4">
Publisher: Укринформ (Organization)</text:p>
      <text:p text:style-name="P4">
Published Time: 2023-04-15T22:35:00+03:00</text:p>
      <text:p text:style-name="P4">
Modified Time: 2023-04-15T22:35:00+03:00</text:p>
      <text:p text:style-name="P4">
Description: Генеральний секретар ООН Антоніу Гутерреш засудив початок бойових дій у Судані між регулярною армією та силами швидкого реагування. — Укрінформ.</text:p>
      <text:p text:style-name="P4">
Images: ["<text:a xlink:type="simple" xlink:href="https://static.ukrinform.com/photos/2023_03/thumb_files/630_360_1678288129-113.jpg" text:style-name="Internet_20_link" text:visited-style-name="Visited_20_Internet_20_Link">
630_360_16782...</text:a>
"]</text:p>
      <text:p text:style-name="P4">
Tags: ['Гутерреш', 'ООН', 'Судан', 'Сутички']</text:p>
      <text:p text:style-name="P4">
Type: Article</text:p>
      <!--METADATA-->
      <text:p text:style-name="P4">
<draw:frame draw:style-name="fr1" draw:name="Image238" text:anchor-type="as-char" svg:width="6.9236in" svg:height="3.956343in" draw:z-index="0">
<draw:image xlink:href="../Images/yкринформ/2023-04-15T22-35-00-03-00/630_360_1678288129-113.jpg" xlink:type="simple" xlink:show="embed" xlink:actuate="onLoad" draw:mime-type="image/jpeg"/>
</draw:frame>
Генеральний секретар ООН Антоніу Гутерреш засудив початок бойових дій у Суданіміж регулярною армією та силами швидкого реагування.</text:p>
      <text:p text:style-name="P4">
Як передає Укрінформ, про це він написав у  <text:a xlink:type="simple" xlink:href="https://twitter.com/antonioguterres/status/1647281370178244614" text:style-name="Internet_20_link" text:visited-style-name="Visited_20_Internet_20_Link">
</text:a>
 .</text:p>
      <text:p text:style-name="P4">
"Я засуджую початок бойових дій між Силами швидкого реагування та Збройнимисилами у Судані.Я співпрацюю з Африканським Союзом та лідерами в регіоні тапідтверджую відданість <text:a xlink:type="simple" xlink:href="https://www.ukrinform.ua/tag-oon" text:style-name="Internet_20_link" text:visited-style-name="Visited_20_Internet_20_Link">
 </text:a>
 підтримці народуСудану", - написав Гутерреш.</text:p>
      <text:p text:style-name="P4">
<text:span text:style-name="T4">
Читайте також:</text:span>
 <text:a xlink:type="simple" xlink:href="https://www.ukrinform.ua/rubric-world/3696399-skyup-evakujovue-spivrobitnikiv-iz-sudanu-na-odnomu-z-litakiv-spracuvav-avarijnij-radiobuj.html" text:style-name="Internet_20_link" text:visited-style-name="Visited_20_Internet_20_Link">
 <text:span text:style-name="T4">
Судан</text:span>
 </text:a>
</text:p>
      <text:p text:style-name="P4">
Як повідомляв Укрінформ, 15 квітня після кількох днів напруженості між армієюСудану та Силами швидкого реагування (RSF) в Хартумі  <text:a xlink:type="simple" xlink:href="https://www.ukrinform.ua/rubric-world/3696295-u-sudani-vidbuvautsa-zitknenna-miz-armieu-ta-silami-svidkogo-reaguvanna.html" text:style-name="Internet_20_link" text:visited-style-name="Visited_20_Internet_20_Link">
</text:a>
 . Суперечказосереджена навколо запропонованого переходу країни до цивільного правління.</text:p>
      <text:p text:style-name="P4">
Відомо про загибель у Судані двох людей внаслідок влучання снаряда впасажирський літак. Про  <text:a xlink:type="simple" xlink:href="https://www.ukrinform.ua/rubric-world/3696371-aviakompanii-timcasovo-ne-vikonuvatimut-rejsi-do-stolici-sudanu.html" text:style-name="Internet_20_link" text:visited-style-name="Visited_20_Internet_20_Link">
 </text:a>
 до Хартума вже заявилидержавна авіакомпанія Saudi ArabianAirlines і Національний авіаперевізник Єгипту EgyptAir.</text:p>
      <text:p text:style-name="P4">
<text:span text:style-name="T5">
Фото: ОП</text:span>
</text:p>
      <text:p text:style-name="P4">
Source: <text:a xlink:type="simple" xlink:href="https://www.ukrinform.ua/rubric-world/3696462-gensek-oon-zasudzue-bojovi-dii-v-sudani.html" text:style-name="Internet_20_link" text:visited-style-name="Visited_20_Internet_20_Link">
https://www.ukrinform.ua/rubric-world/3696462-gensek-oon-zasudzue-bojovi-dii-v-sudani.html</text:a>
</text:p>
      <!--NEWS-->
      <text:h text:style-name="P10" text:outline-level="1">
<text:span text:style-name="T4">
Український тенісист В'ячеслав Бєлінський став чемпіоном змагань ITF M15 у Туреччині</text:span>
</text:h>
      <text:p text:style-name="P4">
Authors: Ukrinform (Person)</text:p>
      <text:p text:style-name="P4">
Publisher: Укринформ (Organization)</text:p>
      <text:p text:style-name="P4">
Published Time: 2023-04-15T22:40:03+03:00</text:p>
      <text:p text:style-name="P4">
Modified Time: 2023-04-15T22:40:03+03:00</text:p>
      <text:p text:style-name="P4">
Description: Це другий поспіль парний титул ITF для українця. — Укрінформ.</text:p>
      <text:p text:style-name="P4">
Images: ["<text:a xlink:type="simple" xlink:href="https://static.ukrinform.com/photos/2023_04/thumb_files/630_360_1681587519-745.jpg" text:style-name="Internet_20_link" text:visited-style-name="Visited_20_Internet_20_Link">
630_360_16815...</text:a>
"]</text:p>
      <text:p text:style-name="P4">
Tags: ['Теніс']</text:p>
      <text:p text:style-name="P4">
Type: Article</text:p>
      <!--METADATA-->
      <text:p text:style-name="P4">
<draw:frame draw:style-name="fr1" draw:name="Image239" text:anchor-type="as-char" svg:width="6.9236in" svg:height="3.956343in" draw:z-index="0">
<draw:image xlink:href="../Images/yкринформ/2023-04-15T22-40-03-03-00/630_360_1681587519-745.jpg" xlink:type="simple" xlink:show="embed" xlink:actuate="onLoad" draw:mime-type="image/jpeg"/>
</draw:frame>
 Це другийпоспіль парний титул ITF для українця.</text:p>
      <text:p text:style-name="P4">
19-річний Бєлінський у парі зі швейцарським тенісистом Дам’єном Венгеромобіграли аргентинську пару Лусіано Амброджи та Лоренцо Родрігеса - 2:6, 6:3,10:1, передає Укрінформ.</text:p>
      <text:p text:style-name="P4">
Для Бєлінського – це третій парний титул ITF і другий у цьому сезоні.</text:p>
      <text:p text:style-name="P4">
Наприкінці березня українець, разом зі співвітчизником Олександром Овчаренком,став чемпіоном змагань ITF M15 у Хорватії.</text:p>
      <text:p text:style-name="P4">
<text:span text:style-name="T4">
Читайте також:</text:span>
 <text:a xlink:type="simple" xlink:href="https://www.ukrinform.ua/rubric-sports/3696456-astremska-prograla-na-starti-kvalifikacii-turniru-wta-u-nimeccini.html" text:style-name="Internet_20_link" text:visited-style-name="Visited_20_Internet_20_Link">
 <text:span text:style-name="T4">
Ястремс</text:span>
 </text:a>
</text:p>
      <text:p text:style-name="P4">
Як повідомляв Укрінформ, Даяна Ястремська (WTA 147) невдало стартувала увідборі до грунтового турніру серії WTA 500 у Штутгарті.</text:p>
      <text:p text:style-name="P4">
Фото: btu.org.ua</text:p>
      <text:p text:style-name="P4">
Source: <text:a xlink:type="simple" xlink:href="https://www.ukrinform.ua/rubric-sports/3696461-ukrainskij-tenisist-vaceslav-belinskij-stav-cempionom-zmagan-itf-m15-u-tureccini.html" text:style-name="Internet_20_link" text:visited-style-name="Visited_20_Internet_20_Link">
https://www.ukrinform.ua/rubric-sports/3696461-ukrainskij-tenisist-vaceslav-belinskij-stav-cempionom-zmagan-itf-m15-u-tureccini.html</text:a>
</text:p>
      <!--NEWS-->
      <text:h text:style-name="P10" text:outline-level="1">
<text:span text:style-name="T4">
У німецькому Дрездені знешкодили бомбу часів Другої світової</text:span>
</text:h>
      <text:p text:style-name="P4">
Authors: Ukrinform (Person)</text:p>
      <text:p text:style-name="P4">
Publisher: Укринформ (Organization)</text:p>
      <text:p text:style-name="P4">
Published Time: 2023-04-15T22:43:00+03:00</text:p>
      <text:p text:style-name="P4">
Modified Time: 2023-04-15T22:43:00+03:00</text:p>
      <text:p text:style-name="P4">
Description: У німецькому місті Дрезден успішно знешкоджено 250-кілограмову бомбу часів Другої світової війни.  — Укрінформ.</text:p>
      <text:p text:style-name="P4">
Images: ["<text:a xlink:type="simple" xlink:href="https://static.ukrinform.com/photos/2023_04/thumb_files/630_360_1681574199-212.png" text:style-name="Internet_20_link" text:visited-style-name="Visited_20_Internet_20_Link">
630_360_16815...</text:a>
"]</text:p>
      <text:p text:style-name="P4">
Tags: ['Друга світова', 'Німеччина', 'Бомба']</text:p>
      <text:p text:style-name="P4">
Type: Article</text:p>
      <!--METADATA-->
      <text:p text:style-name="P4">
<draw:frame draw:style-name="fr1" draw:name="Image240" text:anchor-type="as-char" svg:width="6.9236in" svg:height="3.956343in" draw:z-index="0">
<draw:image xlink:href="../Images/yкринформ/2023-04-15T22-43-00-03-00/630_360_1681574199-212.png" xlink:type="simple" xlink:show="embed" xlink:actuate="onLoad" draw:mime-type="image/png"/>
</draw:frame>
 Унімецькому місті Дрезден успішно знешкоджено 250-кілограмову бомбу часівДругої світової війни.</text:p>
      <text:p text:style-name="P4">
Про це інформує <text:a xlink:type="simple" xlink:href="https://www.t-online.de/region/dresden/id_100160412/weltkriegsbombe-in-dresden-entschaerft-entwarnung-sperrungen-aufgehoben.html" text:style-name="Internet_20_link" text:visited-style-name="Visited_20_Internet_20_Link">
</text:a>
 <text:a xlink:type="simple" xlink:href="https://www.t-online.de/region/dresden/id_100160412/weltkriegsbombe-in-dresden-entschaerft-entwarnung-sperrungen-aufgehoben.html" text:style-name="Internet_20_link" text:visited-style-name="Visited_20_Internet_20_Link">
</text:a>
 , передаєУкрінформ.</text:p>
      <text:p text:style-name="P4">
Після масової евакуації – 15 тисяч осіб - жителі можуть повернутися до своїхдомівок.</text:p>
      <text:p text:style-name="P4">
Операція розпочалася в суботу вранці. Було вирішено евакуювати місцевих врадіусі 1000 метрів. До цього були залучені екстрені служби з професійної тадобровільної пожежної бригади, Німецький Червоний Хрест, волонтери Johanniterі служби допомоги Malteser.</text:p>
      <text:p text:style-name="P4">
<text:span text:style-name="T4">
Читайте також:</text:span>
 <text:a xlink:type="simple" xlink:href="https://www.ukrinform.ua/rubric-world/3636265-u-nimeccini-znajsli-castinu-uvelirnih-prikras-vikradenih-iz-muzeu-drezdena.html" text:style-name="Internet_20_link" text:visited-style-name="Visited_20_Internet_20_Link">
 <text:span text:style-name="T4">
Дрезд</text:span>
 </text:a>
</text:p>
      <text:p text:style-name="P4">
Знешкоджену сьогодні 250-кілограмову бомбу часів Другої світової війни,виробництва США, знайшли під час будівельних робіт у п'ятницю. Тепер її будедоставлено до центрального пункту збору в Цайтхайні для утилізації.</text:p>
      <text:p text:style-name="P4">
У Дрездені, який зазнав руйнівних бомбардувань 13-15 лютого 1945 року, подібнізнахідки не є чимось незвичним.</text:p>
      <text:p text:style-name="P4">
<text:span text:style-name="T5">
Фото: xcitepress/Benedict Bartsch</text:span>
</text:p>
      <text:p text:style-name="P4">
Source: <text:a xlink:type="simple" xlink:href="https://www.ukrinform.ua/rubric-world/3696406-u-nimeckomu-drezdeni-zneskodili-bombu-casiv-drugoi-svitovoi.html" text:style-name="Internet_20_link" text:visited-style-name="Visited_20_Internet_20_Link">
https://www.ukrinform.ua/rubric-world/3696406-u-nimeckomu-drezdeni-zneskodili-bombu-casiv-drugoi-svitovoi.html</text:a>
</text:p>
      <!--NEWS-->
      <text:h text:style-name="P10" text:outline-level="1">
<text:span text:style-name="T4">
Загарбники обстріляли Сумщину некерованими авіаційними ракетами</text:span>
</text:h>
      <text:p text:style-name="P4">
Authors: Ukrinform (Person)</text:p>
      <text:p text:style-name="P4">
Publisher: Укринформ (Organization)</text:p>
      <text:p text:style-name="P4">
Published Time: 2023-04-15T22:52:39+03:00</text:p>
      <text:p text:style-name="P4">
Modified Time: 2023-04-15T22:52:39+03:00</text:p>
      <text:p text:style-name="P4">
Description: російські військовослужбовці у суботу, 15 квітня, обстріляли Юнаківську громаду Сумської області із гелікоптера некерованими авіаційними ракетами. — Укрінформ.</text:p>
      <text:p text:style-name="P4">
Images: ["<text:a xlink:type="simple" xlink:href="https://static.ukrinform.com/photos/2022_04/thumb_files/630_360_1650977494-848.jpg" text:style-name="Internet_20_link" text:visited-style-name="Visited_20_Internet_20_Link">
630_360_16509...</text:a>
"]</text:p>
      <text:p text:style-name="P4">
Tags: ['Обстріл', 'Ракета', 'Сумщина', 'Міномет', 'Війна з росією', 'Артилерія']</text:p>
      <text:p text:style-name="P4">
Type: Article</text:p>
      <!--METADATA-->
      <text:p text:style-name="P4">
<draw:frame draw:style-name="fr1" draw:name="Image241" text:anchor-type="as-char" svg:width="6.9236in" svg:height="3.956343in" draw:z-index="0">
<draw:image xlink:href="../Images/yкринформ/2023-04-15T22-52-39-03-00/630_360_1650977494-848.jpg" xlink:type="simple" xlink:show="embed" xlink:actuate="onLoad" draw:mime-type="image/jpeg"/>
</draw:frame>
 російськівійськовослужбовці у суботу, 15 квітня, обстріляли Юнаківську громаду Сумськоїобласті із гелікоптера некерованими авіаційними ракетами.</text:p>
      <text:p text:style-name="P4">
Як передає Укрінформ, про це Сумська обласна військова адміністраціяповідомляє у  <text:a xlink:type="simple" xlink:href="https://t.me/Sumy_news_ODA/15455" text:style-name="Internet_20_link" text:visited-style-name="Visited_20_Internet_20_Link">
 </text:a>
 .</text:p>
      <text:p text:style-name="P4">
“Сьогодні росіяни здійснили обстріли території Білопільської,Великописарівської та Юнаківської громад. Зафіксовано 158 прильотів - змінометів, АГС, артилерії. Також були три <text:a xlink:type="simple" xlink:href="https://www.ukrinform.ua/tag-raketa" text:style-name="Internet_20_link" text:visited-style-name="Visited_20_Internet_20_Link">
 </text:a>
 прильоти”, - йдеться у повідомленні.</text:p>
      <text:p text:style-name="P4">
ворог із території російської федерації здійснив пуск трьох некерованихавіаційних ракет із гелікоптера по Юнаківській громаді. Також по громадізагарбники здійснили обстріл з мімомета, випустивши три міни. Внаслідокмінометного обстрілу у селі Басівка пошкоджена лінія електропередач. Наразіелектропостачання в громаді відновлено.</text:p>
      <text:p text:style-name="P4">
<text:span text:style-name="T4">
Читайте також:</text:span>
 <text:a xlink:type="simple" xlink:href="https://www.ukrinform.ua/rubric-ato/3696404-zsu-za-den-vidbili-40-vorozih-atak.html" text:style-name="Internet_20_link" text:visited-style-name="Visited_20_Internet_20_Link">
 <text:span text:style-name="T4">
ЗСУ</text:span>
 <text:span text:style-name="T4">
день</text:span>
 <text:span text:style-name="T4">
відбили</text:span>
 <text:span text:style-name="T4">
ворожих</text:span>
 <text:span text:style-name="T4">
атак</text:span>
</text:a>
</text:p>
      <text:p text:style-name="P4">
По Великописарівській громаді ворог здійснив 15 пострілів із автоматичногогранатомета та випустив сім мін.</text:p>
      <text:p text:style-name="P4">
Також росіяни скинули 26 мін по території Білопільської громади та завдали 10ударів із артилерії.</text:p>
      <text:p text:style-name="P4">
Як повідомляв Укрінформ, російські війська у п’ятницю, 14 квітня, обстрілялиодну територіальну громаду  <text:a xlink:type="simple" xlink:href="https://www.ukrinform.ua/rubric-ato/3696089-rosiani-obstrilali-prikordonnu-gromadu-sumsini.html" text:style-name="Internet_20_link" text:visited-style-name="Visited_20_Internet_20_Link">
 </text:a>
 .</text:p>
      <text:p text:style-name="P4">
Source: <text:a xlink:type="simple" xlink:href="https://www.ukrinform.ua/rubric-ato/3696464-zagarbniki-obstrilali-sumsinu-nekerovanimi-aviacijnimi-raketami.html" text:style-name="Internet_20_link" text:visited-style-name="Visited_20_Internet_20_Link">
https://www.ukrinform.ua/rubric-ato/3696464-zagarbniki-obstrilali-sumsinu-nekerovanimi-aviacijnimi-raketami.html</text:a>
</text:p>
      <!--NEWS-->
      <text:h text:style-name="P10" text:outline-level="1">
<text:span text:style-name="T4">
У Михайлівському соборі звершується Великоднє богослужіння ПЦУ</text:span>
</text:h>
      <text:p text:style-name="P4">
Authors: Ukrinform (Person)</text:p>
      <text:p text:style-name="P4">
Publisher: Укринформ (Organization)</text:p>
      <text:p text:style-name="P4">
Published Time: 2023-04-15T23:01:00+03:00</text:p>
      <text:p text:style-name="P4">
Modified Time: 2023-04-15T23:01:00+03:00</text:p>
      <text:p text:style-name="P4">
Description: У Свято-Михайлівському Золотоверхому соборі почалося Великоднє богослужіння Православної церкви України. — Укрінформ.</text:p>
      <text:p text:style-name="P4">
Images: ["<text:a xlink:type="simple" xlink:href="https://static.ukrinform.com/photos/2021_02/thumb_files/630_360_1613818400-509.jpg" text:style-name="Internet_20_link" text:visited-style-name="Visited_20_Internet_20_Link">
630_360_16138...</text:a>
"]</text:p>
      <text:p text:style-name="P4">
Tags: ['Великдень', 'Епіфаній', 'Православна церква України', 'Михайлівський собор']</text:p>
      <text:p text:style-name="P4">
Type: Article</text:p>
      <!--METADATA-->
      <text:p text:style-name="P4">
<draw:frame draw:style-name="fr1" draw:name="Image242" text:anchor-type="as-char" svg:width="6.9236in" svg:height="3.956343in" draw:z-index="0">
<draw:image xlink:href="../Images/yкринформ/2023-04-15T23-01-00-03-00/630_360_1613818400-509.jpg" xlink:type="simple" xlink:show="embed" xlink:actuate="onLoad" draw:mime-type="image/jpeg"/>
</draw:frame>
 У Свято-Михайлівському Золотоверхому соборі почалося Великоднє богослужінняПравославної церкви України.</text:p>
      <text:p text:style-name="P4">
Очолює літургію Предстоятель Православної церкви України митрополит Епіфаній,передає <text:a xlink:type="simple" xlink:href="https://www.youtube.com/watch" text:style-name="Internet_20_link" text:visited-style-name="Visited_20_Internet_20_Link">
 </text:a>
 .</text:p>
      <text:p text:style-name="P4">
Як відомо, віряни східного обряду цьогоріч святкують <text:a xlink:type="simple" xlink:href="https://www.ukrinform.ua/tag-velikden" text:style-name="Internet_20_link" text:visited-style-name="Visited_20_Internet_20_Link">
</text:a>
 16 квітня.</text:p>
      <text:p text:style-name="P4">
Source: <text:a xlink:type="simple" xlink:href="https://www.ukrinform.ua/rubric-society/3696467-u-mihajlivskomu-sobori-velikodne-bogosluzinna-pcu.html" text:style-name="Internet_20_link" text:visited-style-name="Visited_20_Internet_20_Link">
https://www.ukrinform.ua/rubric-society/3696467-u-mihajlivskomu-sobori-velikodne-bogosluzinna-pcu.html</text:a>
</text:p>
      <!--NEWS-->
      <text:h text:style-name="P10" text:outline-level="1">
<text:span text:style-name="T4">
В Україні зняли фільм про героїчну боротьбу енергетиків з російськими атаками</text:span>
</text:h>
      <text:p text:style-name="P4">
Authors: Ukrinform (Person)</text:p>
      <text:p text:style-name="P4">
Publisher: Укринформ (Organization)</text:p>
      <text:p text:style-name="P4">
Published Time: 2023-04-15T23:05:00+03:00</text:p>
      <text:p text:style-name="P4">
Modified Time: 2023-04-15T23:05:00+03:00</text:p>
      <text:p text:style-name="P4">
Description: В Україні зняли документальний фільм «Блекаут. Різдво», який досліджує, як величезна енергетична система потерпала від «поранень», підтримувала своє життя та відновлювалась. — Укрінформ.</text:p>
      <text:p text:style-name="P4">
Images: ["<text:a xlink:type="simple" xlink:href="https://static.ukrinform.com/photos/2023_04/thumb_files/630_360_1681588877-853.jpg" text:style-name="Internet_20_link" text:visited-style-name="Visited_20_Internet_20_Link">
630_360_16815...</text:a>
", "<text:a xlink:type="simple" xlink:href="https://static.ukrinform.com/photos/2023_04/1681588877-368.jpg" text:style-name="Internet_20_link" text:visited-style-name="Visited_20_Internet_20_Link">
1681588877-36...</text:a>
", "<text:a xlink:type="simple" xlink:href="https://static.ukrinform.com/photos/2023_04/1681588877-791.jpg" text:style-name="Internet_20_link" text:visited-style-name="Visited_20_Internet_20_Link">
1681588877-79...</text:a>
", "<text:a xlink:type="simple" xlink:href="https://static.ukrinform.com/photos/2023_04/1681588878-421.jpg" text:style-name="Internet_20_link" text:visited-style-name="Visited_20_Internet_20_Link">
1681588878-42...</text:a>
", "<text:a xlink:type="simple" xlink:href="https://static.ukrinform.com/photos/2023_04/1681588878-150.jpg" text:style-name="Internet_20_link" text:visited-style-name="Visited_20_Internet_20_Link">
1681588878-15...</text:a>
", "<text:a xlink:type="simple" xlink:href="https://static.ukrinform.com/photos/2023_04/1681588878-835.jpg" text:style-name="Internet_20_link" text:visited-style-name="Visited_20_Internet_20_Link">
1681588878-83...</text:a>
", "<text:a xlink:type="simple" xlink:href="https://static.ukrinform.com/photos/2023_04/1681588879-164.jpg" text:style-name="Internet_20_link" text:visited-style-name="Visited_20_Internet_20_Link">
1681588879-16...</text:a>
", "<text:a xlink:type="simple" xlink:href="https://static.ukrinform.com/photos/2023_04/1681588879-973.jpg" text:style-name="Internet_20_link" text:visited-style-name="Visited_20_Internet_20_Link">
1681588879-97...</text:a>
"]</text:p>
      <text:p text:style-name="P4">
Tags: ['Кіно', 'Відключення світла', 'Блекаут']</text:p>
      <text:p text:style-name="P4">
Type: Article</text:p>
      <!--METADATA-->
      <text:p text:style-name="P4">
<draw:frame draw:style-name="fr1" draw:name="Image243" text:anchor-type="as-char" svg:width="6.9236in" svg:height="3.956343in" draw:z-index="0">
<draw:image xlink:href="../Images/yкринформ/2023-04-15T23-05-00-03-00/630_360_1681588877-853.jpg" xlink:type="simple" xlink:show="embed" xlink:actuate="onLoad" draw:mime-type="image/jpeg"/>
</draw:frame>
 В Українізняли документальний фільм «Блекаут. Різдво», який досліджує, як величезнаенергетична система потерпала від «поранень», підтримувала своє життя тавідновлювалась.</text:p>
      <text:p text:style-name="P4">
Про це Укрінформу повідомили творці фільму Об’єднання українських продюсерів(ОУП) та SPACE Production.</text:p>
      <text:p text:style-name="P4">
<draw:frame draw:style-name="fr1" draw:name="Image244" text:anchor-type="as-char" svg:width="6.9236in" svg:height="5.199111in" draw:z-index="0">
<draw:image xlink:href="../Images/yкринформ/2023-04-15T23-05-00-03-00/1681588877-368.jpg" xlink:type="simple" xlink:show="embed" xlink:actuate="onLoad" draw:mime-type="image/jpeg"/>
</draw:frame>
</text:p>
      <text:p text:style-name="P4">
«Героями <text:a xlink:type="simple" xlink:href="https://www.ukrinform.ua/tag-kino" text:style-name="Internet_20_link" text:visited-style-name="Visited_20_Internet_20_Link">
 </text:a>
 є українські енергетики. Томущо у країні відкрився цілий “енергетичний фронт”: інженери, електрики,ремонтні бригади, кол-центри, рятувальники. Вони навчилися діяти в умовахрегулярних пошкоджень системи і знайшли у собі сміливість нести світло», -розповіли його автори.</text:p>
      <text:p text:style-name="P4">
<draw:frame draw:style-name="fr1" draw:name="Image245" text:anchor-type="as-char" svg:width="6.9236in" svg:height="5.199111in" draw:z-index="0">
<draw:image xlink:href="../Images/yкринформ/2023-04-15T23-05-00-03-00/1681588877-791.jpg" xlink:type="simple" xlink:show="embed" xlink:actuate="onLoad" draw:mime-type="image/jpeg"/>
</draw:frame>
</text:p>
      <text:p text:style-name="P4">
Фільм розповість про п’ять міст: Одесу, Львів, Павлоград, Харків, Київ:фотограф Сергій, який шукає світло у темній столиці; військова і мама п'ятьохдітей Олена; хірург Андрій, що має виконувати свою роботу незалежно відвідключень електроенергії; швейцарський світловий митець Гері Хофштеттер, якийвтілює в Україні арт-акцію “Christmas Light for Hope”.</text:p>
      <text:p text:style-name="P4">
<text:span text:style-name="T4">
Читайте також:</text:span>
 <text:a xlink:type="simple" xlink:href="https://www.ukrinform.ua/rubric-culture/3694983-mavka-lisova-pisna-20-kvitna-vijde-u-prokat-v-italii.html" text:style-name="Internet_20_link" text:visited-style-name="Visited_20_Internet_20_Link">
 </text:a>
</text:p>
      <text:p text:style-name="P4">
Загалом у фільмі розповіли 12 історій. Їх об’єднує сюжетна лінія головногодиспетчера НЕК «Укренерго» Віталія Зайченка. Він був у центрі управлінняенергосистемою під час кожної атаки, щоразу, коли російська ракета влучала вукраїнську електростанцію або підстанцію. І робив все можливе, щоб світлознову вмикалося.</text:p>
      <text:p text:style-name="P4">
<draw:frame draw:style-name="fr1" draw:name="Image246" text:anchor-type="as-char" svg:width="6.9236in" svg:height="5.199111in" draw:z-index="0">
<draw:image xlink:href="../Images/yкринформ/2023-04-15T23-05-00-03-00/1681588878-421.jpg" xlink:type="simple" xlink:show="embed" xlink:actuate="onLoad" draw:mime-type="image/jpeg"/>
</draw:frame>
</text:p>
      <text:p text:style-name="P4">
«‎Коли відключена електроенергія, у людей пропадає вайфай і майже відсутніймобільний зв’язок, а у когось також пропадає опалення та водопостачання. Але ів цих умовах люди продовжують виконувати свої обов’язки. Це стало ще однимпроявом незламності України та боротьби проти темряви воєнної агресії. ВогніРіздва сяятимуть, незважаючи на ракетні удари, тому що є таке світло, якеніколи не гасне. Путін не став викрадачем українського Різдва, як би він цьогоне хотів. Допоки ми не почали знімати я справді не мала уявлення наскількинаші енергетики - небайдужі відчайдухи. Кожна розказана історія - це прикладмужності, відважності і людяності. Це захоплює», - розповіла продюсерка фільму«Блекаут. Різдво» Ілона Шнейдер.</text:p>
      <text:p text:style-name="P4">
<draw:frame draw:style-name="fr1" draw:name="Image247" text:anchor-type="as-char" svg:width="6.9236in" svg:height="5.199111in" draw:z-index="0">
<draw:image xlink:href="../Images/yкринформ/2023-04-15T23-05-00-03-00/1681588878-150.jpg" xlink:type="simple" xlink:show="embed" xlink:actuate="onLoad" draw:mime-type="image/jpeg"/>
</draw:frame>
</text:p>
      <text:p text:style-name="P4">
Знімальна група “Блекаут. Різдво” отримала ексклюзивний доступ до низкикритично важливих об’єктів інфраструктури, потрапила у місця, в які до цьогопотрапляли російські ракети. І тепер покаже глядачу, як працює енергосистемазсередини. Створення фільму було б неможливе без допомоги НЕК «Укренерго» ігрупи ДТЕК.</text:p>
      <text:p text:style-name="P4">
<draw:frame draw:style-name="fr1" draw:name="Image248" text:anchor-type="as-char" svg:width="6.9236in" svg:height="5.199111in" draw:z-index="0">
<draw:image xlink:href="../Images/yкринформ/2023-04-15T23-05-00-03-00/1681588878-835.jpg" xlink:type="simple" xlink:show="embed" xlink:actuate="onLoad" draw:mime-type="image/jpeg"/>
</draw:frame>
</text:p>
      <text:p text:style-name="P4">
«В минулий рік все так швидко змінюється, що ми ледве згадуємо події,наприклад, жовтня. (Пригадую, що я готувалася до ядерної війни.) “Блекаут.Різдво” фіксує той період, коли ми всі, хто залишився в Україні, готувалися дожиття без електроструму. Це фільм про тих, завдяки кому цього тотальногоапокаліпсису не сталося, хоча ракетні удари робили для цього все. Російськіатаки нанесли величезну шкоду, настільки велику, що я і приблизно не уявляла,які знищення стоять за буденним “пошкоджена мережа”. Тільки у процесі зйомок язрозуміла, яка титанічна праця велася нашими енергетиками для підтриманнямережі у робочому стані. Ми покажемо вам людей, завдяки яким сталося диворіздвяних вогнів в українських домівках‎», - сказала авторка сценарію такреативна продюсерка Тала Пристаєцька.</text:p>
      <text:p text:style-name="P4">
<draw:frame draw:style-name="fr1" draw:name="Image249" text:anchor-type="as-char" svg:width="6.9236in" svg:height="9.231467in" draw:z-index="0">
<draw:image xlink:href="../Images/yкринформ/2023-04-15T23-05-00-03-00/1681588879-164.jpg" xlink:type="simple" xlink:show="embed" xlink:actuate="onLoad" draw:mime-type="image/jpeg"/>
</draw:frame>
</text:p>
      <text:p text:style-name="P4">
«Знімальна група фільму “Блекаут. Різдво”, не роздумуючи, поїхала зніматиенергетичні об'єкти та шахту у Павлограді саме тоді, коли Росія активнозапускала ракети по українській енергосистемі. Вони ризикнули бути у місцях,куди цілився ворог, щоби зафіксувати злочини Росії. Показати героїчну роботуукраїнських енергетиків для знімальної групи було важливіше за власну безпеку.І зараз завдяки їм ми дізналися, через що доводилося проходити енергетикам,щоб в Україні були світло та зв'язок», - додала засновниця та генпродюсеркаSPACE Production, співзасновниця ОУП Дарія Легоні-Фіалко.</text:p>
      <text:p text:style-name="P4">
<draw:frame draw:style-name="fr1" draw:name="Image250" text:anchor-type="as-char" svg:width="6.9236in" svg:height="9.231467in" draw:z-index="0">
<draw:image xlink:href="../Images/yкринформ/2023-04-15T23-05-00-03-00/1681588879-973.jpg" xlink:type="simple" xlink:show="embed" xlink:actuate="onLoad" draw:mime-type="image/jpeg"/>
</draw:frame>
</text:p>
      <text:p text:style-name="P4">
Документальний фільм «Блекаут. Різдво» спродюсували Володимир Бородянський(ОУП), Дарія Легоні-Фіалко (ОУП, SPACE Production) та Катерина Ласкарі (SPACEProduction). Знімальна група фільму «Блекаут. Різдво» складається з авторкисценарію та креативної продюсерки Тали Пристаєцької, режисера-постановникаОлексія Єсакова, оператора-постановника Артема Васильєва, виконавчихпродюсерок Наталії Никифоровоі та Ілони Шнейдер, редакторок Ольги Кречко, АллиМажари, Ніни Сільченко та Наталки Кружиліної.</text:p>
      <text:p text:style-name="P4">
Прем’єра фільму відбудеться на СТБ у неділю, 16 квітня, о 23:10.</text:p>
      <text:p text:style-name="P4">
Source: <text:a xlink:type="simple" xlink:href="https://www.ukrinform.ua/rubric-culture/3696465-v-ukraini-znali-film-pro-geroicnu-borotbu-energetikiv-z-rosijskimi-atakami.html" text:style-name="Internet_20_link" text:visited-style-name="Visited_20_Internet_20_Link">
https://www.ukrinform.ua/rubric-culture/3696465-v-ukraini-znali-film-pro-geroicnu-borotbu-energetikiv-z-rosijskimi-atakami.html</text:a>
</text:p>
      <!--NEWS-->
      <text:h text:style-name="P10" text:outline-level="1">
<text:span text:style-name="T4">
В Україні стартував безкоштовний курс із криптограмотності та блокчейну</text:span>
</text:h>
      <text:p text:style-name="P4">
Authors: Ukrinform (Person)</text:p>
      <text:p text:style-name="P4">
Publisher: Укринформ (Organization)</text:p>
      <text:p text:style-name="P4">
Published Time: 2023-04-15T23:18:00+03:00</text:p>
      <text:p text:style-name="P4">
Modified Time: 2023-04-15T23:18:00+03:00</text:p>
      <text:p text:style-name="P4">
Description: В Україні стартував безкоштовний курс із криптограмотності та блокчейну. — Укрінформ.</text:p>
      <text:p text:style-name="P4">
Images: ["<text:a xlink:type="simple" xlink:href="https://static.ukrinform.com/photos/2019_09/thumb_files/630_360_1569501098-882.jpeg" text:style-name="Internet_20_link" text:visited-style-name="Visited_20_Internet_20_Link">
630_360_15695...</text:a>
"]</text:p>
      <text:p text:style-name="P4">
Tags: ['Біткойн', 'Освіта', 'Криптовалюта', 'Мінреінтеграції']</text:p>
      <text:p text:style-name="P4">
Type: Article</text:p>
      <!--METADATA-->
      <text:p text:style-name="P4">
<draw:frame draw:style-name="fr1" draw:name="Image251" text:anchor-type="as-char" svg:width="6.9236in" svg:height="3.956343in" draw:z-index="0">
<draw:image xlink:href="../Images/yкринформ/2023-04-15T23-18-00-03-00/630_360_1569501098-882.jpeg" xlink:type="simple" xlink:show="embed" xlink:actuate="onLoad" draw:mime-type="image/jpeg"/>
</draw:frame>
 В Україністартував безкоштовний курс із криптограмотності та блокчейну.</text:p>
      <text:p text:style-name="P4">
Про це в  <text:a xlink:type="simple" xlink:href="https://t.me/minre_ua/3091" text:style-name="Internet_20_link" text:visited-style-name="Visited_20_Internet_20_Link">
 </text:a>
 поінформувала пресслужбаМінреінтеграції, передає Укрінформ.</text:p>
      <text:p text:style-name="P4">
«Масштабну освітню програму з криптограмотності запустило Міністерствоцифрової трансформації. Проєкт покликаний навчити українців користуватисявіртуальними активами. Зокрема, українці зможуть дізнатися все про блокчейн, <text:a xlink:type="simple" xlink:href="https://www.ukrinform.ua/tag-bitkoin" text:style-name="Internet_20_link" text:visited-style-name="Visited_20_Internet_20_Link">
</text:a>
 , Етеріум, криптогаманці, трейдингтощо», - уточнили у Мінреінтеграції.</text:p>
      <text:p text:style-name="P4">
До цього навчання приєднатися може кожен охочий - на безоплатній основі.</text:p>
      <text:p text:style-name="P4">
«Освітній курс передбачає 100 годин теоретичних і практичних занять за участюпровідних експертів галузі. Уроки складаються з відео, тексту лекцій зісхемами, питань і практичних завдань. Наприкінці кожного з чотирьох модулівкурсу учасники матимуть змогу пройти тестові завдання», - заявили уміністерстві.</text:p>
      <text:p text:style-name="P4">
<text:span text:style-name="T4">
Читайте також:</text:span>
 <text:a xlink:type="simple" xlink:href="https://www.ukrinform.ua/rubric-economy/3572149-ukraina-treta-u-sviti-sered-lideriv-kriptobiznesu.html" text:style-name="Internet_20_link" text:visited-style-name="Visited_20_Internet_20_Link">
 <text:span text:style-name="T4">
Україна</text:span>
 <text:span text:style-name="T4">
третя</text:span>
 <text:span text:style-name="T4">
світі</text:span>
 <text:span text:style-name="T4">
серед</text:span>
 <text:span text:style-name="T4">
лідерів</text:span>
<text:span text:style-name="T4">
криптобізнесу</text:span>
 </text:a>
</text:p>
      <text:p text:style-name="P4">
В установі зазначили, що за результатами тестування слухачі отримаютьсертифікати або сертифікати з відзнакою, які засвідчуватимуть проходженнякурсу з криптограмотності.</text:p>
      <text:p text:style-name="P4">
Долучитися до освітнього проєкту з криптограмотності та блокчейну можна <text:a xlink:type="simple" xlink:href="https://osvita.diia.gov.ua/courses/crypto-and-blockchain-module1" text:style-name="Internet_20_link" text:visited-style-name="Visited_20_Internet_20_Link">
</text:a>
 <text:a xlink:type="simple" xlink:href="https://osvita.diia.gov.ua/courses/crypto-and-blockchain-module1" text:style-name="Internet_20_link" text:visited-style-name="Visited_20_Internet_20_Link">
</text:a>
 .</text:p>
      <text:p text:style-name="P4">
Як повідомлялося, 28 березня мережа захисту національних інтересів ANTSзаявила, що вони спільно з платформою Prometheus запускають безкоштовний курс«Оцінка шкоди довкіллю від російської агресії». Він спрямований на поглибленнязнання в напрямку розрахунків збитків довкіллю від війни з рф.</text:p>
      <text:p text:style-name="P4">
Source: <text:a xlink:type="simple" xlink:href="https://www.ukrinform.ua/rubric-technology/3696429-v-ukraini-startuvav-bezkostovnij-kurs-iz-kriptogramotnosti-ta-blokcejnu.html" text:style-name="Internet_20_link" text:visited-style-name="Visited_20_Internet_20_Link">
https://www.ukrinform.ua/rubric-technology/3696429-v-ukraini-startuvav-bezkostovnij-kurs-iz-kriptogramotnosti-ta-blokcejnu.html</text:a>
</text:p>
      <!--NEWS-->
      <text:h text:style-name="P10" text:outline-level="1">
<text:span text:style-name="T4">
Мбаппе став найкращим бомбардиром «ПСЖ» в історії чемпіонату Франції</text:span>
</text:h>
      <text:p text:style-name="P4">
Authors: Ukrinform (Person)</text:p>
      <text:p text:style-name="P4">
Publisher: Укринформ (Organization)</text:p>
      <text:p text:style-name="P4">
Published Time: 2023-04-15T23:34:00+03:00</text:p>
      <text:p text:style-name="P4">
Modified Time: 2023-04-15T23:34:00+03:00</text:p>
      <text:p text:style-name="P4">
Description: На його рахунку 139 голів у Лізі 1.  — Укрінформ.</text:p>
      <text:p text:style-name="P4">
Images: ["<text:a xlink:type="simple" xlink:href="https://static.ukrinform.com/photos/2023_04/thumb_files/630_360_1681590757-118.jpg" text:style-name="Internet_20_link" text:visited-style-name="Visited_20_Internet_20_Link">
630_360_16815...</text:a>
"]</text:p>
      <text:p text:style-name="P4">
Tags: ['Футбол']</text:p>
      <text:p text:style-name="P4">
Type: Article</text:p>
      <!--METADATA-->
      <text:p text:style-name="P4">
<draw:frame draw:style-name="fr1" draw:name="Image252" text:anchor-type="as-char" svg:width="6.9236in" svg:height="3.956343in" draw:z-index="0">
<draw:image xlink:href="../Images/yкринформ/2023-04-15T23-34-00-03-00/630_360_1681590757-118.jpg" xlink:type="simple" xlink:show="embed" xlink:actuate="onLoad" draw:mime-type="image/jpeg"/>
</draw:frame>
 На йогорахунку 139 голів у Лізі 1.</text:p>
      <text:p text:style-name="P4">
Нападник «ПСЖ» Кіліан Мбаппе відзначився голом в матчі 31-го туру чемпіонатуФранції проти «Ланса», <text:a xlink:type="simple" xlink:href="https://twitter.com/PSG_inside/status/1647322306388152320" text:style-name="Internet_20_link" text:visited-style-name="Visited_20_Internet_20_Link">
</text:a>
 пресслужба клубу,передає Укрінформ.</text:p>
      <text:p text:style-name="P4">
Завдяки цьому 24-річний француз став найкращим бомбардиром клубу в історіїЛіги 1 зі 139 голами.</text:p>
      <text:p text:style-name="P4">
До цього рекорд належав колишньому уругвайському форварду парижан ЕдінсонуКавані (138). На третьому місці Златан Ібрагімович – 113 голів.</text:p>
      <text:p text:style-name="P4">
Зараз триває 76 хвилина зустрічі «ПСЖ» - «Ланс», команда Мбаппе перемагає 3:1.</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text:p>
      <text:p text:style-name="P4">
Як повідомляв Укрінформ, «ПСЖ» залишив Лігу чемпіонів – в 1/8 фіналуфранцузький клуб поступився «Баварії».</text:p>
      <text:p text:style-name="P4">
Фото: Getty Image</text:p>
      <text:p text:style-name="P4">
Source: <text:a xlink:type="simple" xlink:href="https://www.ukrinform.ua/rubric-sports/3696468-mbappe-stav-najkrasim-bombardirom-psz-v-istorii-cempionatu-francii.html" text:style-name="Internet_20_link" text:visited-style-name="Visited_20_Internet_20_Link">
https://www.ukrinform.ua/rubric-sports/3696468-mbappe-stav-najkrasim-bombardirom-psz-v-istorii-cempionatu-francii.html</text:a>
</text:p>
      <!--NEWS-->
      <text:h text:style-name="P10" text:outline-level="1">
<text:span text:style-name="T4">
Шмигаль назвав очікування України від саміту країн G7 у Японії</text:span>
</text:h>
      <text:p text:style-name="P4">
Authors: Ukrinform (Person)</text:p>
      <text:p text:style-name="P4">
Publisher: Укринформ (Organization)</text:p>
      <text:p text:style-name="P4">
Published Time: 2023-04-15T23:36:00+03:00</text:p>
      <text:p text:style-name="P4">
Modified Time: 2023-04-15T23:36:00+03:00</text:p>
      <text:p text:style-name="P4">
Description: Україна розраховує, що під час зустрічі країн G7 лідери обговорять українську формулу миру. — Укрінформ.</text:p>
      <text:p text:style-name="P4">
Images: ["<text:a xlink:type="simple" xlink:href="https://static.ukrinform.com/photos/2023_03/thumb_files/630_360_1677850992-604.jpg" text:style-name="Internet_20_link" text:visited-style-name="Visited_20_Internet_20_Link">
630_360_16778...</text:a>
"]</text:p>
      <text:p text:style-name="P4">
Tags: ['Японія', 'Україна', 'Шмигаль', 'Війна з росією', 'Саміт G7']</text:p>
      <text:p text:style-name="P4">
Type: Article</text:p>
      <!--METADATA-->
      <text:p text:style-name="P4">
<draw:frame draw:style-name="fr1" draw:name="Image253" text:anchor-type="as-char" svg:width="6.9236in" svg:height="3.956343in" draw:z-index="0">
<draw:image xlink:href="../Images/yкринформ/2023-04-15T23-36-00-03-00/630_360_1677850992-604.jpg" xlink:type="simple" xlink:show="embed" xlink:actuate="onLoad" draw:mime-type="image/jpeg"/>
</draw:frame>
 Українарозраховує, що під час зустрічі країн G7 лідери обговорять українську формулумиру.</text:p>
      <text:p text:style-name="P4">
Про це <text:a xlink:type="simple" xlink:href="https://t.me/Denys_Smyhal/5025" text:style-name="Internet_20_link" text:visited-style-name="Visited_20_Internet_20_Link">
 </text:a>
 Прем'єр-міністр України ДенисШмигаль, передає Укрінформ.</text:p>
      <text:p text:style-name="P4">
"Розраховуємо, що під час зустрічі країн G7 у Японії лідери обговорять формулумиру Президента України Володимира <text:a xlink:type="simple" xlink:href="https://www.ukrinform.ua/tag-zelenskij" text:style-name="Internet_20_link" text:visited-style-name="Visited_20_Internet_20_Link">
 </text:a>
", - заявив очільник Уряду.</text:p>
      <text:p text:style-name="P4">
Він наголосив, що це єдиний шлях, яким має рухатися країна до закінченнявійни.</text:p>
      <text:p text:style-name="P4">
<text:span text:style-name="T4">
Читайте також:</text:span>
 <text:a xlink:type="simple" xlink:href="https://www.ukrinform.ua/rubric-world/3691240-premer-aponii-provede-seriu-zustricej-pered-samitom-g7-odna-z-tem-vijna-rf-proti-ukraini.html" text:style-name="Internet_20_link" text:visited-style-name="Visited_20_Internet_20_Link">
 <text:span text:style-name="T4">
Прем</text:span>
 <text:span text:style-name="T4">
Японії</text:span>
 <text:span text:style-name="T4">
проведе</text:span>
 <text:span text:style-name="T4">
серію</text:span>
 <text:span text:style-name="T4">
зустрічей</text:span>
<text:span text:style-name="T4">
перед</text:span>
 <text:span text:style-name="T4">
самітом</text:span>
 <text:span text:style-name="T4">
одна</text:span>
 <text:span text:style-name="T4">
тем</text:span>
 <text:span text:style-name="T4">
війна</text:span>
 <text:span text:style-name="T4">
проти</text:span>
 <text:span text:style-name="T4">
України</text:span>
</text:a>
</text:p>
      <text:p text:style-name="P4">
"Очікуємо, що під час зустрічі будуть порушені питання санкцій та конфіскаціїзаморожених російських активів", - констатував Шмигаль.</text:p>
      <text:p text:style-name="P4">
Як повідомляв Укрінформ, під час телефонної розмови Президенти Зеленський таБайден <text:a xlink:type="simple" xlink:href="https://www.ukrinform.ua/rubric-polytics/3632232-zelenskij-pro-rozmovu-z-bajdenom-skoordinuvali-nasi-pozicii-pered-samitom-g7.html" text:style-name="Internet_20_link" text:visited-style-name="Visited_20_Internet_20_Link">
 </text:a>
 .</text:p>
      <text:p text:style-name="P4">
Source: <text:a xlink:type="simple" xlink:href="https://www.ukrinform.ua/rubric-polytics/3696469-smigal-nazvav-ocikuvanna-ukraini-vid-samitu-krain-g7-u-aponii.html" text:style-name="Internet_20_link" text:visited-style-name="Visited_20_Internet_20_Link">
https://www.ukrinform.ua/rubric-polytics/3696469-smigal-nazvav-ocikuvanna-ukraini-vid-samitu-krain-g7-u-aponii.html</text:a>
</text:p>
      <!--NEWS-->
      <text:h text:style-name="P10" text:outline-level="1">
<text:span text:style-name="T4">
Візажист Бербок коштує бюджету Німеччини €137 тисяч</text:span>
</text:h>
      <text:p text:style-name="P4">
Authors: Ukrinform (Person)</text:p>
      <text:p text:style-name="P4">
Publisher: Укринформ (Organization)</text:p>
      <text:p text:style-name="P4">
Published Time: 2023-04-15T23:57:00+03:00</text:p>
      <text:p text:style-name="P4">
Modified Time: 2023-04-15T23:57:00+03:00</text:p>
      <text:p text:style-name="P4">
Description: Міністерство закордонних справ Німеччини витратило на візажиста свого шефа, Анналени Бербок, торік 137 тисяч євро. — Укрінформ.</text:p>
      <text:p text:style-name="P4">
Images: ["<text:a xlink:type="simple" xlink:href="https://static.ukrinform.com/photos/2022_05/thumb_files/630_360_1652440695-253.jpg" text:style-name="Internet_20_link" text:visited-style-name="Visited_20_Internet_20_Link">
630_360_16524...</text:a>
"]</text:p>
      <text:p text:style-name="P4">
Tags: ['Німеччина', 'Бербок']</text:p>
      <text:p text:style-name="P4">
Type: Article</text:p>
      <!--METADATA-->
      <text:p text:style-name="P4">
<draw:frame draw:style-name="fr1" draw:name="Image254" text:anchor-type="as-char" svg:width="6.9236in" svg:height="3.956343in" draw:z-index="0">
<draw:image xlink:href="../Images/yкринформ/2023-04-15T23-57-00-03-00/630_360_1652440695-253.jpg" xlink:type="simple" xlink:show="embed" xlink:actuate="onLoad" draw:mime-type="image/jpeg"/>
</draw:frame>
Міністерство закордонних справ Німеччини витратило на візажиста свого шефа,Анналени Бербок, торік 137 тисяч євро.</text:p>
      <text:p text:style-name="P4">
Про це інформує <text:a xlink:type="simple" xlink:href="https://www.focus.de/finanzen/kostet-137-000-euro-steuergeld-so-begruendet-das-ministerium-baerbocks-die-teure-visagistin_id_190992692.html" text:style-name="Internet_20_link" text:visited-style-name="Visited_20_Internet_20_Link">
 </text:a>
 , передає Укрінформ.</text:p>
      <text:p text:style-name="P4">
Асоціація платників податків, яка оприлюднила цю суму, різко критикувалавеликі витрати на послуги візажиста для топ-дипломатки, Міністерство вирішиловідреагувати.</text:p>
      <text:p text:style-name="P4">
«Міністра закордонних справ Бербок, як уже давно стало нормою для іншихвисокопосадовців <text:a xlink:type="simple" xlink:href="https://www.ukrinform.ua/tag-nimeccina" text:style-name="Internet_20_link" text:visited-style-name="Visited_20_Internet_20_Link">
 </text:a>
 , про це відомо,на зустрічі з фотографуванням і на телебачення супроводжує візажист», -заявили виданню в МЗС.</text:p>
      <text:p text:style-name="P4">
Щодо винагороди фахівцю було сказано, що враховується трудомісткість роботи вдорозі та гнучкість, необхідна для численних зустрічей у вихідні та позазвичайним робочим часом.</text:p>
      <text:p text:style-name="P4">
Минулого року візажист був частиною офіційної делегації під час 47 візитівміністра закордонних справ.</text:p>
      <text:p text:style-name="P4">
Крім того, у 2022 році МЗС заплатило фотографам за роботу 178 тисяч євро.</text:p>
      <text:p text:style-name="P4">
<text:span text:style-name="T4">
Читайте також:</text:span>
 <text:a xlink:type="simple" xlink:href="https://www.ukrinform.ua/rubric-world/3694913-berbok-pid-cas-azijskogo-turne-obgovoruvatime-j-vijnu-rf-proti-ukraini.html" text:style-name="Internet_20_link" text:visited-style-name="Visited_20_Internet_20_Link">
 <text:span text:style-name="T4">
Бербок</text:span>
 </text:a>
</text:p>
      <text:p text:style-name="P4">
Загальний бюджет Федерального уряду на «іміджеві» цілі (фотографи, перукарі,візажисти тощо) у 2022 році сягав 1,5 мільйона євро, що на 80% більше, ніжпопереднього року та втричі більше, ніж десять років тому.</text:p>
      <text:p text:style-name="P4">
Асоціація платників податків закликала урядову коаліцію економити.</text:p>
      <text:p text:style-name="P4">
Source: <text:a xlink:type="simple" xlink:href="https://www.ukrinform.ua/rubric-world/3696346-vizazist-berbok-kostue-budzetu-nimeccini-137-tisac.html" text:style-name="Internet_20_link" text:visited-style-name="Visited_20_Internet_20_Link">
https://www.ukrinform.ua/rubric-world/3696346-vizazist-berbok-kostue-budzetu-nimeccini-137-tisac.html</text:a>
</text:p>
      <!--NEWS-->
      <text:h text:style-name="P10" text:outline-level="1">
<text:span text:style-name="T4">
ЦПД виявив основні маніпуляції від світових ЗМІ за добу</text:span>
</text:h>
      <text:p text:style-name="P4">
Author: ['АРМІЯINFORM']</text:p>
      <text:p text:style-name="P4">
Time: 2023-04-15T51:00:00-04:00</text:p>
      <text:p text:style-name="P4">
Description: Про це повідомляється на сторінці Центру протидії дезінформації.    🔶 Дезінформація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088213_906181327337476_6674996928519486691_n.jpg" text:style-name="Internet_20_link" text:visited-style-name="Visited_20_Internet_20_Link">
341088213_906181327337476_6674996928519486691_n.jpg</text:a>
']</text:p>
      <text:p text:style-name="P4">
Tags: ['STOPRUSSIA', 'ЦПД РНБО']</text:p>
      <text:p text:style-name="P4">
Category: News</text:p>
      <!--METADATA-->
      <text:p text:style-name="P4">
<draw:frame draw:style-name="fr1" draw:name="Image255" text:anchor-type="as-char" svg:width="6.9236in" svg:height="6.9236in" draw:z-index="0">
<draw:image xlink:href="../Images/AРМІЯINFORM/2023-04-15T51-00-00-04-00/341088213_906181327337476_6674996928519486691_n.jpg" xlink:type="simple" xlink:show="embed" xlink:actuate="onLoad" draw:mime-type="image/jpeg"/>
</draw:frame>
</text:p>
      <text:p text:style-name="P4">
Про це<text:a xlink:type="simple" xlink:href="https://www.facebook.com/protydiyadezinformatsiyi.cpd/posts/pfbid02ssE3YLCkmc7nDeu9yeo9tgesfZsbe4ivBa6yFAUofNnbBL4YnWEX1z8ueTTL1Ueyl" text:style-name="Internet_20_link" text:visited-style-name="Visited_20_Internet_20_Link">
повідомляється</text:a>
на сторінці Центру протидії дезінформації.</text:p>
      <text:p text:style-name="P4">
🔶 Дезінформація</text:p>
      <text:p text:style-name="P4">
❌ Канадський журналіст Аарон Мате у Twitter написав: «Оцінки українськихвійськових у документах Пентагону та публічних звітах, які „злили“, є новимпідтвердженням того, що адміністрація Байдена розпалювала проксі-війну вУкраїні, знаючи, що це дасть мало переваг на полі бою»</text:p>
      <text:p text:style-name="P4">
🔶 Маніпуляція</text:p>
      <text:p text:style-name="P4">
❌ Американське видання Politico вважає, що Україну не влаштовує погляд США наконтрнаступ: «Штати й Україна не такі синхронні, як вони заявляють… Це можевіщувати зниження довіри між Вашингтоном і Києвом перед вирішальними місяцямибоїв, які диктуватимуть хід війни з росією»</text:p>
      <text:p text:style-name="P4">
🔶 Дезінформація</text:p>
      <text:p text:style-name="P4">
❌ Польська журналістка Ганна Крамер у статті NDP заявила: «Завдяки„спецоперації“ росія розвіяла міф про непереможність Заходу. НАТО на чолі зіСША є класичним прикладом „паперового тигра“: він небезпечний лише на першийпогляд, але у разі реальної загрози не здатний зробити нічого серйозного.Зокрема, виграти справжню війну з росією»</text:p>
      <text:p text:style-name="P4">
Source: <text:a xlink:type="simple" xlink:href="https://armyinform.com.ua/2023/04/15/czpd-vyyavyv-osnovni-manipulyacziyi-vid-svitovyh-zmi-za-dobu/" text:style-name="Internet_20_link" text:visited-style-name="Visited_20_Internet_20_Link">
https://armyinform.com.ua/2023/04/15/czpd-vyyavyv-osnovni-manipulyacziyi-vid-svitovyh-zmi-za-dobu/</text:a>
</text:p>
      <!--NEWS-->
      <text:h text:style-name="P10" text:outline-level="1">
<text:span text:style-name="T4">
Апарат Верховної Ради України передав волонтерам святкові паски для українських захисників і захисниць</text:span>
</text:h>
      <text:p text:style-name="P4">
Author: ['АРМІЯINFORM']</text:p>
      <text:p text:style-name="P4">
Time: 2023-04-15T52:00:00-04:00</text:p>
      <text:p text:style-name="P4">
Description: Працівники Апарату Верховної Ради України, аби підтримати незламних українських герої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asha1.jpeg" text:style-name="Internet_20_link" text:visited-style-name="Visited_20_Internet_20_Link">
pasha1.jpeg</text:a>
']</text:p>
      <text:p text:style-name="P4">
Tags: ['STOPRUSSIA', 'ВЕРХОВА РАДА УКРАЇНИ']</text:p>
      <text:p text:style-name="P4">
Category: News</text:p>
      <!--METADATA-->
      <text:p text:style-name="P4">
<draw:frame draw:style-name="fr1" draw:name="Image256" text:anchor-type="as-char" svg:width="6.9236in" svg:height="3.576743in" draw:z-index="0">
<draw:image xlink:href="../Images/AРМІЯINFORM/2023-04-15T52-00-00-04-00/pasha1.jpeg" xlink:type="simple" xlink:show="embed" xlink:actuate="onLoad" draw:mime-type="image/jpeg"/>
</draw:frame>
</text:p>
      <text:p text:style-name="P4">
Працівники Апарату Верховної Ради України, аби підтримати незламнихукраїнських героїв, передали на фронт понад тисячу пасок.</text:p>
      <text:p text:style-name="P4">
Про це <text:a xlink:type="simple" xlink:href="https://www.rada.gov.ua/news/Novyny/235478.html" text:style-name="Internet_20_link" text:visited-style-name="Visited_20_Internet_20_Link">
повідомляє</text:a>
 ВерховнаРада України.</text:p>
      <text:p text:style-name="P4">
«Це ж не лише паски, це традиції та культура. Це саме те, за що воюють нафронті. Торік у нас не вийшло, були трошки іншим зайняті — відганяли російськунечисть від Києва, Чернігова та Сум. А зараз є така можливість і, дякуючиАпарату, знову їдемо», — поділився волонтер Юрій Тира, який безпосередньовідвозитиме святкові паски нашим військовим.</text:p>
      <text:p text:style-name="P4">
Керівник Апарату Верховної Ради України Вячеслав Штучний, зі свого боку,зазначив, що працівники Апарату одразу вирішили долучитися до ініціативи йскористатися можливістю підтримати українських військових, які щодня боронятьУкраїнську землю.</text:p>
      <text:p text:style-name="P4">
Водночас головний консультант Головного юридичного управління АпаратуВерховної Ради України Тетяна Дажура розповіла, що дізнавшись про можливістьвідправити захисникам і захисницям святкові паски до Великодня, вирішиласпекти її самостійно: «Це частинка душі й тепла, яку можна передати нашимбійцям на фронт. Така частинка затишку й теплих слів, від яких тепліше і їм,адже розумітимуть, що про них думають і завжди пам`ятають».</text:p>
      <text:p text:style-name="P4">
Разом із пасками працівники Апарату передали різні смаколики, турнікети,дитячі малюнки та Прапори України.</text:p>
      <text:p text:style-name="P4">
Source: <text:a xlink:type="simple" xlink:href="https://armyinform.com.ua/2023/04/15/aparat-verhovnoyi-rady-ukrayiny-peredav-volonteram-svyatkovi-pasky-dlya-ukrayinskyh-zahysnykiv-i-zahysnycz/" text:style-name="Internet_20_link" text:visited-style-name="Visited_20_Internet_20_Link">
https://armyinform.com.ua/2023/04/15/aparat-verhovnoyi-rady-ukrayiny-peredav-volonteram-svyatkovi-pasky-dlya-ukrayinskyh-zahysnykiv-i-zahysnycz/</text:a>
</text:p>
      <!--NEWS-->
      <text:h text:style-name="P10" text:outline-level="1">
<text:span text:style-name="T4">
СБУ затримала ділків, які намагалися видурювати гроші з бійців ЗСУ та їхніх родичів</text:span>
</text:h>
      <text:p text:style-name="P4">
Author: ['АРМІЯINFORM']</text:p>
      <text:p text:style-name="P4">
Time: 2023-04-15T53:00:00-04:00</text:p>
      <text:p text:style-name="P4">
Description: Ліквідувано ще дві схеми виманювання грошей з військовослужбовців Збройних Сил України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99e2b73438c8ec3f2b05114bc7736572.jpeg" text:style-name="Internet_20_link" text:visited-style-name="Visited_20_Internet_20_Link">
99e2b73438c8ec3f2b05114bc7736572.jpeg</text:a>
', '<text:a xlink:type="simple" xlink:href="https://armyinform.com.ua/wp-content/uploads/2023/04/554a82a26ecbbbd0795319f3faa95a42.jpeg" text:style-name="Internet_20_link" text:visited-style-name="Visited_20_Internet_20_Link">
554a82a26ecbbbd0795319f3faa95a42.jpeg</text:a>
']</text:p>
      <text:p text:style-name="P4">
Tags: ['ВІЙСЬКОВОСЛУЖБОВЦІ', 'СБУ', 'ШАХРАЙСТВО']</text:p>
      <text:p text:style-name="P4">
Category: News</text:p>
      <!--METADATA-->
      <text:p text:style-name="P4">
<draw:frame draw:style-name="fr1" draw:name="Image257" text:anchor-type="as-char" svg:width="6.9236in" svg:height="4.615733in" draw:z-index="0">
<draw:image xlink:href="../Images/AРМІЯINFORM/2023-04-15T53-00-00-04-00/99e2b73438c8ec3f2b05114bc7736572.jpeg" xlink:type="simple" xlink:show="embed" xlink:actuate="onLoad" draw:mime-type="image/jpeg"/>
</draw:frame>
</text:p>
      <text:p text:style-name="P4">
Ліквідувано ще дві схеми виманювання грошей з військовослужбовців Збройних СилУкраїни та їхніх сімей, <text:a xlink:type="simple" xlink:href="https://ssu.gov.ua/novyny/sbu-zatrymala-u-kyievi-ta-vinnytsi-dilkiv-yaki-namahalysia-vyduriuvaty-hroshi-z-biitsiv-zsu-ta-yikhnikh-rodychiv" text:style-name="Internet_20_link" text:visited-style-name="Visited_20_Internet_20_Link">
інформує</text:a>
 СБУ.</text:p>
      <text:p text:style-name="P4">
Так, у Київській області затримано мешканця Бориспільського району, якийвидурював гроші у родичів зниклого безвісти українського захисника.</text:p>
      <text:p text:style-name="P4">
Встановлено, що жертвою шахрая став брат його односельця, молодшого сержантамеханізованого взводу ЗСУ. Цей військовий не виходив на зв’язок після ворожогоартобстрілу українських позицій під Бахмутом.</text:p>
      <text:p text:style-name="P4">
За даними слідства, зловмисник повідомив родичу військового, що зниклий нібитоперебуває у шпиталі на території білорусі та потребує складної операції.</text:p>
      <text:p text:style-name="P4">
Задля «порятунку» захисника ділок запропонував переказати 2 тис. дол. навласні банківські картки.</text:p>
      <text:p text:style-name="P4">
<draw:frame draw:style-name="fr1" draw:name="Image258" text:anchor-type="as-char" svg:width="6.660156in" svg:height="10.0in" draw:z-index="0">
<draw:image xlink:href="../Images/AРМІЯINFORM/2023-04-15T53-00-00-04-00/554a82a26ecbbbd0795319f3faa95a42.jpeg" xlink:type="simple" xlink:show="embed" xlink:actuate="onLoad" draw:mime-type="image/jpeg"/>
</draw:frame>
</text:p>
      <text:p text:style-name="P4">
Співробітники СБУ своєчасно викрили зловмисника, поетапно задокументували трифакти отримання грошей і затримали його.</text:p>
      <text:p text:style-name="P4">
Під час обшуку за адресою проживання фігуранта виявлено:</text:p>
      <text:p text:style-name="P4">
3 мобільні телефони та сім-карту, з якої зловмисник телефонував потерпілому; 3банківські картки, на які отримував гроші; 90 набоїв різного калібру та бойовугранату.</text:p>
      <text:p text:style-name="P4">
Наразі зловмиснику повідомлено про підозру за двома статтями Кримінальногокодексу України:</text:p>
      <text:p text:style-name="P4">
ч. 1 ст. 190 (шахрайство); ч. 1 ст. 263 (незаконне поводження зі зброєю,бойовими припасами або вибуховими речовинами).</text:p>
      <text:p text:style-name="P4">
Крім того, у Вінниці затримано керівника однієї з місцевих колекторськихкомпаній.</text:p>
      <text:p text:style-name="P4">
Він вимагав від демобілізованого пораненого військовослужбовця ЗСУ сплатити 1млн грн начебто протермінованого боргу його матері.</text:p>
      <text:p text:style-name="P4">
У разі несплати погрожував фізичною розправою.</text:p>
      <text:p text:style-name="P4">
Співробітники СБУ затримали зловмисника під час отримання ним першої частинигрошей у розмірі 200 тис. грн.</text:p>
      <text:p text:style-name="P4">
Наразі фігуранту повідомили про підозру за ч. 4 ст. 189 Кримінального кодексуУкраїни (вимагання, що завдало майнової шкоди в особливо великих розмірах).Йому обрано запобіжний захід — тримання під вартою без можливості внесеннязастави.</text:p>
      <text:p text:style-name="P4">
За викритими фактами тривають розслідування для встановлення всіх обставинзлочинів і притягнення винних до відповідальності.</text:p>
      <text:p text:style-name="P4">
Заходи проводили співробітники СБУ у м. Києві та Київській області, Вінницькійобласті спільно з Національною поліцією за процесуального керівництваКиївської та Вінницької обласних прокуратур.</text:p>
      <text:p text:style-name="P4">
Source: <text:a xlink:type="simple" xlink:href="https://armyinform.com.ua/2023/04/15/sbu-zatrymala-dilkiv-yaki-namagalysya-vyduryuvaty-groshi-z-bijcziv-zsu-ta-yihnih-rodychiv/" text:style-name="Internet_20_link" text:visited-style-name="Visited_20_Internet_20_Link">
https://armyinform.com.ua/2023/04/15/sbu-zatrymala-dilkiv-yaki-namagalysya-vyduryuvaty-groshi-z-bijcziv-zsu-ta-yihnih-rodychiv/</text:a>
</text:p>
      <!--NEWS-->
      <text:h text:style-name="P10" text:outline-level="1">
<text:span text:style-name="T4">
Повідомлено про підозру депутату рф, який на камеру росТБ «командував» артобстрілом позицій ЗСУ</text:span>
</text:h>
      <text:p text:style-name="P4">
Author: ['АРМІЯINFORM']</text:p>
      <text:p text:style-name="P4">
Time: 2023-04-15T54:00:00-04:00</text:p>
      <text:p text:style-name="P4">
Description: Служба безпеки зібрала доказову базу на депутата держдуми рф Віктора Водолац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31671_1236318033652169_5739375149858400182_n.jpg" text:style-name="Internet_20_link" text:visited-style-name="Visited_20_Internet_20_Link">
341331671_1236318033652169_5739375149858400182_n.jpg</text:a>
']</text:p>
      <text:p text:style-name="P4">
Tags: ['STOPRUSSIA', 'АГРЕСІЯ РФ']</text:p>
      <text:p text:style-name="P4">
Category: News</text:p>
      <!--METADATA-->
      <text:p text:style-name="P4">
<draw:frame draw:style-name="fr1" draw:name="Image259" text:anchor-type="as-char" svg:width="6.9236in" svg:height="7.362095in" draw:z-index="0">
<draw:image xlink:href="../Images/AРМІЯINFORM/2023-04-15T54-00-00-04-00/341331671_1236318033652169_5739375149858400182_n.jpg" xlink:type="simple" xlink:show="embed" xlink:actuate="onLoad" draw:mime-type="image/jpeg"/>
</draw:frame>
</text:p>
      <text:p text:style-name="P4">
Служба безпеки зібрала доказову базу на депутата держдуми рф ВіктораВодолацького. Посадовець виконує завдання москви щодо поширення окупаційногорежиму на тимчасово захопленій території Луганщини.</text:p>
      <text:p text:style-name="P4">
Про це<text:a xlink:type="simple" xlink:href="https://www.facebook.com/SecurSerUkraine/posts/pfbid02sVAYDPkHEs2A94fmnSc6Lx37Zrd4S4i48ew9ZspZw2ANCMAgnUVdTuf4Dp6qrJ58l" text:style-name="Internet_20_link" text:visited-style-name="Visited_20_Internet_20_Link">
повідомляє</text:a>
Служба безпеки України.</text:p>
      <text:p text:style-name="P4">
Депутат входить до складу прокремлівської фракції «єдиної росії» і з початкуповномасштабного вторгнення публічно підтримав російських загарбників.</text:p>
      <text:p text:style-name="P4">
Після 24 лютого минулого року він незаконно перетнув державний кордон та«проінспектував» діяльність окупаційних органів у Луганську, Попасній, Щастіта Станиці Луганській.</text:p>
      <text:p text:style-name="P4">
Під час поїздки організував роздачу місцевим колаборантам партквитків«єдиноросів» та закликав «депутатів лнр» уніфікувати «законодавство»квазіутворення за російським зразком.</text:p>
      <text:p text:style-name="P4">
Також Водолацький відвідав місця базування окупантів на східному фронті.</text:p>
      <text:p text:style-name="P4">
Там він знявся у пропагандистському відео, на якому віддає команду заряджатигармату та стріляти по позиціях Сил оборони.</text:p>
      <text:p text:style-name="P4">
Крім того, російський депутат регулярно організовує «добровільний» збірматеріально-технічної допомоги на потреби окупаційних угруповань Південноговійськового округу зс рф.</text:p>
      <text:p text:style-name="P4">
Разом з тим, Водалицький призначений москвою куратором так званих«гуманітарних центрів єдиної росії» у захоплених районах Луганщини.</text:p>
      <text:p text:style-name="P4">
Головне призначення цих ворожих осередків — розповсюдження кремлівськогорежиму під виглядом роздачі місцевим жителям «гумдопомоги» з країни-агресора.</text:p>
      <text:p text:style-name="P4">
На підставі зібраних доказів слідчі Служби безпеки повідомили депутатудерждуми рф про підозру за двома статтями Кримінального кодексу України:</text:p>
      <text:p text:style-name="P4">
▪️ ч. 2 ст. 110 ( вчинення умисних дій з метою зміни меж території тадержавного кордону України на порушення порядку, встановленого КонституцієюУкраїни, за попередньою змовою групою осіб);</text:p>
      <text:p text:style-name="P4">
▪️ ч. 3 ст. 436-2 (виправдовування, визнання правомірною збройної агресії рфпроти України та тимчасової окупації її території, глорифікація осіб, якіздійснювали збройну агресію рф проти України, з використанням засобів масовоїінформації).</text:p>
      <text:p text:style-name="P4">
Тривають комплексні заходи для його притягнення до відповідальності за злочинипроти України.</text:p>
      <text:p text:style-name="P4">
Розслідування проводять співробітники СБУ у Донецькій та Луганській областяхза процесуального керівництва Луганської обласної прокуратури.</text:p>
      <text:p text:style-name="P4">
Source: <text:a xlink:type="simple" xlink:href="https://armyinform.com.ua/2023/04/15/povidomleno-pro-pidozru-deputatu-rf-yakyj-na-kameru-rostb-komanduvav-artobstrilom-pozyczij-zsu/" text:style-name="Internet_20_link" text:visited-style-name="Visited_20_Internet_20_Link">
https://armyinform.com.ua/2023/04/15/povidomleno-pro-pidozru-deputatu-rf-yakyj-na-kameru-rostb-komanduvav-artobstrilom-pozyczij-zsu/</text:a>
</text:p>
      <!--NEWS-->
      <text:h text:style-name="P10" text:outline-level="1">
<text:span text:style-name="T4">
Денис Шмигаль обговорив з міністрами фінансів Великої Британії, Німеччини та Франції плани підтримки України</text:span>
</text:h>
      <text:p text:style-name="P4">
Author: ['АРМІЯINFORM']</text:p>
      <text:p text:style-name="P4">
Time: 2023-04-15T55:00:00-04:00</text:p>
      <text:p text:style-name="P4">
Description: На полях Spring Meetings у Вашингтоні Прем’єр-міністр України провів зустріч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18333_187057057460394_5148159972713547978_n.jpg" text:style-name="Internet_20_link" text:visited-style-name="Visited_20_Internet_20_Link">
341318333_187057057460394_5148159972713547978_n.jpg</text:a>
', '<text:a xlink:type="simple" xlink:href="https://armyinform.com.ua/wp-content/uploads/2023/04/340984249_755962739318847_6053786328785412043_n-1-150x150.jpg" text:style-name="Internet_20_link" text:visited-style-name="Visited_20_Internet_20_Link">
340984249_755962739318847_6053786328785412043_n-1-150x150.jpg</text:a>
', '<text:a xlink:type="simple" xlink:href="https://armyinform.com.ua/wp-content/uploads/2023/04/340788446_2455205661295461_5629461309615320533_n-1-150x150.jpg" text:style-name="Internet_20_link" text:visited-style-name="Visited_20_Internet_20_Link">
340788446_2455205661295461_5629461309615320533_n-1-150x150.jpg</text:a>
', '<text:a xlink:type="simple" xlink:href="https://armyinform.com.ua/wp-content/uploads/2023/04/341758411_755926522810926_1395707873916253292_n-1-150x150.jpg" text:style-name="Internet_20_link" text:visited-style-name="Visited_20_Internet_20_Link">
341758411_755926522810926_1395707873916253292_n-1-150x150.jpg</text:a>
']</text:p>
      <text:p text:style-name="P4">
Tags: ['STOPRUSSIA', 'ДОПОМОГА ПАРТНЕРІВ']</text:p>
      <text:p text:style-name="P4">
Category: News</text:p>
      <!--METADATA-->
      <text:p text:style-name="P4">
<draw:frame draw:style-name="fr1" draw:name="Image260" text:anchor-type="as-char" svg:width="6.9236in" svg:height="4.615733in" draw:z-index="0">
<draw:image xlink:href="../Images/AРМІЯINFORM/2023-04-15T55-00-00-04-00/341318333_187057057460394_5148159972713547978_n.jpg" xlink:type="simple" xlink:show="embed" xlink:actuate="onLoad" draw:mime-type="image/jpeg"/>
</draw:frame>
</text:p>
      <text:p text:style-name="P4">
На полях Spring Meetings у Вашингтоні Прем’єр-міністр України провів зустрічіз міністрами фінансів Великої Британії, Німеччини та Франції, —<text:a xlink:type="simple" xlink:href="https://www.facebook.com/KabminUA/posts/pfbid02qGJDwUoKbxbnKxWmDVQ5sZyNL57yXB72GNQa8VXwfY5CWAKuFG979WAfE7zQDquql" text:style-name="Internet_20_link" text:visited-style-name="Visited_20_Internet_20_Link">
інформує</text:a>
Кабінет міністрів України.</text:p>
      <text:p text:style-name="P4">
Під час зустрічей Глава Уряду порушив питання фінансової підтримки України тавзаємодію в межах Міжвідомчої координаційної платформи донорів.</text:p>
      <text:p text:style-name="P4">
З канцлером скарбниці Британії Джеремі Гантом торкнулися основних аспектівспівпраці у відновленні України, запровадженні санкцій проти росії таконфіскації заморожених активів агресора.</text:p>
      <text:p text:style-name="P4">
<text:a xlink:type="simple" xlink:href="https://armyinform.com.ua/wp-content/uploads/2023/04/340984249_755962739318847_6053786328785412043_n-1.jpg" text:style-name="Internet_20_link" text:visited-style-name="Visited_20_Internet_20_Link">
<draw:frame draw:style-name="fr1" draw:name="Image261" text:anchor-type="as-char" svg:width="6.9236in" svg:height="6.9236in" draw:z-index="0">
<draw:image xlink:href="../Images/AРМІЯINFORM/2023-04-15T55-00-00-04-00/340984249_755962739318847_6053786328785412043_n-1-150x150.jpg" xlink:type="simple" xlink:show="embed" xlink:actuate="onLoad" draw:mime-type="image/jpeg"/>
</draw:frame>
</text:a>
</text:p>
      <text:p text:style-name="P4">
<text:a xlink:type="simple" xlink:href="https://armyinform.com.ua/wp-content/uploads/2023/04/340788446_2455205661295461_5629461309615320533_n-1.jpg" text:style-name="Internet_20_link" text:visited-style-name="Visited_20_Internet_20_Link">
<draw:frame draw:style-name="fr1" draw:name="Image262" text:anchor-type="as-char" svg:width="6.9236in" svg:height="6.9236in" draw:z-index="0">
<draw:image xlink:href="../Images/AРМІЯINFORM/2023-04-15T55-00-00-04-00/340788446_2455205661295461_5629461309615320533_n-1-150x150.jpg" xlink:type="simple" xlink:show="embed" xlink:actuate="onLoad" draw:mime-type="image/jpeg"/>
</draw:frame>
</text:a>
</text:p>
      <text:p text:style-name="P4">
<text:a xlink:type="simple" xlink:href="https://armyinform.com.ua/wp-content/uploads/2023/04/341758411_755926522810926_1395707873916253292_n-1.jpg" text:style-name="Internet_20_link" text:visited-style-name="Visited_20_Internet_20_Link">
<draw:frame draw:style-name="fr1" draw:name="Image263" text:anchor-type="as-char" svg:width="6.9236in" svg:height="6.9236in" draw:z-index="0">
<draw:image xlink:href="../Images/AРМІЯINFORM/2023-04-15T55-00-00-04-00/341758411_755926522810926_1395707873916253292_n-1-150x150.jpg" xlink:type="simple" xlink:show="embed" xlink:actuate="onLoad" draw:mime-type="image/jpeg"/>
</draw:frame>
</text:a>
</text:p>
      <text:p text:style-name="P4">
Продовження програм підтримки Уряду Німеччини Денис Шмигаль проговорив ізміністром фінансів ФРН Крістіаном Лінднером. Серед питань зустрічі й обмеженняпроти атомної галузі росії.</text:p>
      <text:p text:style-name="P4">
Прем’єр-міністр подякував за намір виділити понад 3 млрд євро додатковогофінансування цього року та більш як 5 млрд євро довгострокової військовоїпідтримки.</text:p>
      <text:p text:style-name="P4">
Також 2 млрд євро у межах довгострокового фінансування планує виділитиФранція. Денис Шмигаль висловив вдячність за це в розмові з Міністром фінансівБрюно Ле Мером.</text:p>
      <text:p text:style-name="P4">
Source: <text:a xlink:type="simple" xlink:href="https://armyinform.com.ua/2023/04/15/denys-shmygal-obgovoryv-z-ministramy-finansiv-velykoyi-brytaniyi-nimechchyny-ta-francziyi-plany-finansovoyi-pidtrymky-ukrayiny/" text:style-name="Internet_20_link" text:visited-style-name="Visited_20_Internet_20_Link">
https://armyinform.com.ua/2023/04/15/denys-shmygal-obgovoryv-z-ministramy-finansiv-velykoyi-brytaniyi-nimechchyny-ta-francziyi-plany-finansovoyi-pidtrymky-ukrayiny/</text:a>
</text:p>
      <!--NEWS-->
      <text:h text:style-name="P10" text:outline-level="1">
<text:span text:style-name="T4">
Президент України відзначив державними нагородами 45 захисників</text:span>
</text:h>
      <text:p text:style-name="P4">
Author: ['АРМІЯINFORM']</text:p>
      <text:p text:style-name="P4">
Time: 2023-04-15T56:00:00-04:00</text:p>
      <text:p text:style-name="P4">
Description: Про це йдеться в Указі Президента України № 220/2023 «Про відзначення держав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nagorody-1.jpg" text:style-name="Internet_20_link" text:visited-style-name="Visited_20_Internet_20_Link">
nagorody-1.jpg</text:a>
']</text:p>
      <text:p text:style-name="P4">
Tags: ['STOPRUSSIA', 'АГРЕСІЯ РФ', 'ВОЛОДИМИР ЗЕЛЕНСЬКИЙ']</text:p>
      <text:p text:style-name="P4">
Category: News</text:p>
      <!--METADATA-->
      <text:p text:style-name="P4">
<draw:frame draw:style-name="fr1" draw:name="Image264" text:anchor-type="as-char" svg:width="6.9236in" svg:height="3.872889in" draw:z-index="0">
<draw:image xlink:href="../Images/AРМІЯINFORM/2023-04-15T56-00-00-04-00/nagorody-1.jpg" xlink:type="simple" xlink:show="embed" xlink:actuate="onLoad" draw:mime-type="image/jpeg"/>
</draw:frame>
Ілюстративне фото</text:p>
      <text:p text:style-name="P4">
Про це <text:a xlink:type="simple" xlink:href="https://www.president.gov.ua/documents/2202023-46425" text:style-name="Internet_20_link" text:visited-style-name="Visited_20_Internet_20_Link">
йдеться</text:a>
 в УказіПрезидента України № 220/2023 «Про відзначення державними нагородами України»:</text:p>
      <text:p text:style-name="P4">
«За особисту мужність, виявлену у захисті державного суверенітету татериторіальної цілісності України, самовіддане виконання військового обов’язкупостановляю:</text:p>
      <text:p text:style-name="P4">
Нагородити орденом Богдана Хмельницького ІІ ступеня</text:p>
      <text:p text:style-name="P4">
Д’ЯЧИШИНА Ігоря Степановича — полковника</text:p>
      <text:p text:style-name="P4">
КОСТЮКА Миколу Сергійовича — майора</text:p>
      <text:p text:style-name="P4">
СМІРНОВА Максима Вячеславовича — капітана</text:p>
      <text:p text:style-name="P4">
СТЕПАНОВА Вячеслава Юрійовича — майора</text:p>
      <text:p text:style-name="P4">
ТРОЦА Олександра Олександровича — майора</text:p>
      <text:p text:style-name="P4">
Нагородити орденом Богдана Хмельницького ІІІ ступеня</text:p>
      <text:p text:style-name="P4">
ДАНИЛЮКА Віктора Анатолійовича — підполковника</text:p>
      <text:p text:style-name="P4">
ДОНЧЕНКА Михайла Миколайовича — бригадного генерала</text:p>
      <text:p text:style-name="P4">
ЖДЄДА Олексія Олександровича — майора</text:p>
      <text:p text:style-name="P4">
ЛІВІЦЬКОГО Олександра Станіславовича — полковника</text:p>
      <text:p text:style-name="P4">
Нагородити орденом «За мужність» І ступеня</text:p>
      <text:p text:style-name="P4">
ОСТАПЕНКА Вячеслава Руслановича — капітана</text:p>
      <text:p text:style-name="P4">
Нагородити орденом «За мужність» ІІ ступеня</text:p>
      <text:p text:style-name="P4">
ВАСИЛЮКА Дениса Олександровича — капітана</text:p>
      <text:p text:style-name="P4">
МАРУНЧАКА Василя Вікторовича — підполковника</text:p>
      <text:p text:style-name="P4">
НІКОЛАЄНКА Олександра Ігоровича — капітана</text:p>
      <text:p text:style-name="P4">
ОСТАПКА Олексія Миколайовича — підполковника</text:p>
      <text:p text:style-name="P4">
ФІЛЕНКА Максима Миколайовича — підполковника</text:p>
      <text:p text:style-name="P4">
Нагородити орденом «За мужність» ІІІ ступеня</text:p>
      <text:p text:style-name="P4">
ЛАЗУРЕНКА Андрія Анатолійовича — підполковника</text:p>
      <text:p text:style-name="P4">
СІКОРУ Андрія Михайловича — солдата</text:p>
      <text:p text:style-name="P4">
СІЛЬВЕРТЮКА Сергія Володимировича — майора</text:p>
      <text:p text:style-name="P4">
Нагородити орденом Данила Галицького</text:p>
      <text:p text:style-name="P4">
БРИЛКА Олександра Альфредовича — майора</text:p>
      <text:p text:style-name="P4">
ПАРИКВАША Сергія Васильовича — майстер-сержанта</text:p>
      <text:p text:style-name="P4">
СЕВЕНЮКА Ярослава Валерійовича — полковника</text:p>
      <text:p text:style-name="P4">
УСОВА Олександра Миколайовича — полковника</text:p>
      <text:p text:style-name="P4">
ЧАЛОГО Віталія Валерійовича — майора</text:p>
      <text:p text:style-name="P4">
Нагородити медаллю «За військову службу Україні»</text:p>
      <text:p text:style-name="P4">
АНДРУСЕННИКА Василя Сергійовича — полковника</text:p>
      <text:p text:style-name="P4">
НЕДЯЛА Дмитра Дмитровича — підполковника</text:p>
      <text:p text:style-name="P4">
ОЛІЙНИКА Михайла Сергійовича — старшого солдата</text:p>
      <text:p text:style-name="P4">
ОПАНАСЮКА Миколу Олександровича — старшого лейтенанта</text:p>
      <text:p text:style-name="P4">
ПОДВАРСЬКОГО Ігоря Анатолійовича — майора</text:p>
      <text:p text:style-name="P4">
ПУЧКОВА Євгена Ігоровича — полковника</text:p>
      <text:p text:style-name="P4">
ЧЕРНЕГУ Сергія Івановича — полковника</text:p>
      <text:p text:style-name="P4">
ЯРОВЕНКА Сергія Леонідовича — підполковника</text:p>
      <text:p text:style-name="P4">
Нагородити медаллю «За бездоганну службу» ІІІ ступеня</text:p>
      <text:p text:style-name="P4">
ПРОШУНІНА Леоніда Івановича — полковника</text:p>
      <text:p text:style-name="P4">
Нагородити медаллю «Захиснику Вітчизни»</text:p>
      <text:p text:style-name="P4">
ГАЛИЧА Миколу Михайловича — старшого лейтенанта</text:p>
      <text:p text:style-name="P4">
ГОРДІЄНКА Дениса Володимировича — старшого солдата</text:p>
      <text:p text:style-name="P4">
ДАНИЛЬЧУКА Олександра Миколайовича — майора</text:p>
      <text:p text:style-name="P4">
КОМІСАРА Андрія Петровича — старшого сержанта</text:p>
      <text:p text:style-name="P4">
МАЗУРА Андрія Вікторовича — капітана</text:p>
      <text:p text:style-name="P4">
МІЩЕНКА Володимира Костянтиновича — лейтенанта</text:p>
      <text:p text:style-name="P4">
МОІСЄЄНКА Олега Володимировича — солдата</text:p>
      <text:p text:style-name="P4">
ПАНАСЮКА Анатолія Анатолійовича — молодшого сержанта</text:p>
      <text:p text:style-name="P4">
ПЕРЛОВА Геннадія Вячеславовича — сержанта</text:p>
      <text:p text:style-name="P4">
П’ЯНКОВА Павла Олександровича — солдата</text:p>
      <text:p text:style-name="P4">
РОМАНЧИКА Сергія Дмитровича — старшого солдата</text:p>
      <text:p text:style-name="P4">
СЕРГІЄНКА Віталія Юрійовича — полковника</text:p>
      <text:p text:style-name="P4">
ТИМЧАКА Владислава Андрійовича — старшого солдата.</text:p>
      <text:p text:style-name="P4">
Президент України В.ЗЕЛЕНСЬКИЙ</text:p>
      <text:p text:style-name="P4">
13 квітня 2023 року».</text:p>
      <text:p text:style-name="P4">
Source: <text:a xlink:type="simple" xlink:href="https://armyinform.com.ua/2023/04/15/prezydent-ukrayiny-vidznachyv-derzhavnymy-nagorodamy-45-zahysnykiv/" text:style-name="Internet_20_link" text:visited-style-name="Visited_20_Internet_20_Link">
https://armyinform.com.ua/2023/04/15/prezydent-ukrayiny-vidznachyv-derzhavnymy-nagorodamy-45-zahysnykiv/</text:a>
</text:p>
      <!--NEWS-->
      <text:h text:style-name="P10" text:outline-level="1">
<text:span text:style-name="T4">
Протягом минулої доби Сили оборони відбили 56 атак ворога</text:span>
</text:h>
      <text:p text:style-name="P4">
Author: ['АРМІЯINFORM']</text:p>
      <text:p text:style-name="P4">
Time: 2023-04-15T57:00:00-04:00</text:p>
      <text:p text:style-name="P4">
Description: Cтаном на 06:00 15 квітня 2023 року російська федерація, продовжуючи ігнор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146212_564792792463463_8340423527948675073_n.jpg" text:style-name="Internet_20_link" text:visited-style-name="Visited_20_Internet_20_Link">
341146212_564792792463463_8340423527948675073_n.jpg</text:a>
']</text:p>
      <text:p text:style-name="P4">
Tags: ['STOPRUSSIA', 'АГРЕСІЯ РФ', 'ВІЙНА', 'ВТОРГНЕННЯ РФ', 'ГШ ЗСУ', 'ХРОНІКА ОБОРОНИ']</text:p>
      <text:p text:style-name="P4">
Category: News</text:p>
      <!--METADATA-->
      <text:p text:style-name="P4">
<draw:frame draw:style-name="fr1" draw:name="Image265" text:anchor-type="as-char" svg:width="6.9236in" svg:height="4.449855in" draw:z-index="0">
<draw:image xlink:href="../Images/AРМІЯINFORM/2023-04-15T57-00-00-04-00/341146212_564792792463463_8340423527948675073_n.jpg" xlink:type="simple" xlink:show="embed" xlink:actuate="onLoad" draw:mime-type="image/jpeg"/>
</draw:frame>
Ілюстративне фото <text:span text:style-name="T4">
🔥 Ситуація щодо російського вторгнення</text:span>
</text:p>
      <text:p text:style-name="P4">
Cтаном на 06:00 15 квітня 2023 року російська федерація, продовжуючиігнорувати Міжнародне гуманітарне право, завдає ударів, здійснює обстріли нелише по позиціях наших військ, а й цивільній інфраструктурі населених пунктів,<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 Протягом минулої доби противник завдав 9авіаційних та 19 ракетних ударів, 13 з них — із ЗРК С-300 по мирних містахСлов’янськ та Краматорськ, здійснив 42 обстріли з реактивних систем залповоговогню по позиціях наших військ та цивільній інфраструктурі населених пунктів.Є загиблі та поранені серед цивільного населення, зруйновано та пошкодженобагатоповерхові та приватні житлові будинки, а також іншу цивільнуінфраструктуру.</text:p>
      <text:p text:style-name="P4">
Ймовірність завдавання ракетних та авіаційних ударів по всій території Українизалишається високою.</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Найзапекліші бої тривають за Бахмут та Мар’їнку. Протягом минулої доби буловідбито 56 атак ворога.</text:p>
      <text:p text:style-name="P4">
Source: <text:a xlink:type="simple" xlink:href="https://armyinform.com.ua/2023/04/15/protyagom-mynuloyi-doby-syly-oborony-vidbyly-56-atak-voroga/" text:style-name="Internet_20_link" text:visited-style-name="Visited_20_Internet_20_Link">
https://armyinform.com.ua/2023/04/15/protyagom-mynuloyi-doby-syly-oborony-vidbyly-56-atak-voroga/</text:a>
</text:p>
      <!--NEWS-->
      <text:h text:style-name="P10" text:outline-level="1">
<text:span text:style-name="T4">
білорусь перевіряє боєготовність війська — ГШ ЗСУ</text:span>
</text:h>
      <text:p text:style-name="P4">
Author: ['АРМІЯINFORM']</text:p>
      <text:p text:style-name="P4">
Time: 2023-04-15T58:00:00-04:00</text:p>
      <text:p text:style-name="P4">
Description: На території республіки білорусь продовжують перебувати деякі підрозділи регуляр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rf-vijska.jpg" text:style-name="Internet_20_link" text:visited-style-name="Visited_20_Internet_20_Link">
rf-vijska.jpg</text:a>
']</text:p>
      <text:p text:style-name="P4">
Tags: ['STOPRUSSIA', 'АГРЕСІЯ РФ', 'ВІЙНА', 'ВТОРГНЕННЯ РФ', 'ГШ ЗСУ']</text:p>
      <text:p text:style-name="P4">
Category: News</text:p>
      <!--METADATA-->
      <text:p text:style-name="P4">
<draw:frame draw:style-name="fr1" draw:name="Image266" text:anchor-type="as-char" svg:width="6.9236in" svg:height="4.690181in" draw:z-index="0">
<draw:image xlink:href="../Images/AРМІЯINFORM/2023-04-15T58-00-00-04-00/rf-vijska.jpg" xlink:type="simple" xlink:show="embed" xlink:actuate="onLoad" draw:mime-type="image/jpeg"/>
</draw:frame>
Ілюстративне фото <text:span text:style-name="T4">
🔥 Ситуація щодо російського вторгнення</text:span>
</text:p>
      <text:p text:style-name="P4">
На території республіки білорусь продовжують перебувати деякі підрозділирегулярних військ збройних сил російської федерації,<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 Також триває комплексна перевірка бойовоїготовності збройних сил республіки білорусь.</text:p>
      <text:p text:style-name="P4">
На Волинському, Поліському, Сіверському та Слобожанському напрямках оперативнаобстановка без суттєвих змін, ознак формування наступальних угруповань невиявлено. Зберігається військова присутність противника у прикордонних зУкраїною районах Курської та Бєлгородської областей.</text:p>
      <text:p text:style-name="P4">
Source: <text:a xlink:type="simple" xlink:href="https://armyinform.com.ua/2023/04/15/bilorut-pereviryaye-boyegotovnist-vijska/" text:style-name="Internet_20_link" text:visited-style-name="Visited_20_Internet_20_Link">
https://armyinform.com.ua/2023/04/15/bilorut-pereviryaye-boyegotovnist-vijska/</text:a>
</text:p>
      <!--NEWS-->
      <text:h text:style-name="P10" text:outline-level="1">
<text:span text:style-name="T4">
ЦПД інформує про основний наратив, що за добу просували росЗМІ</text:span>
</text:h>
      <text:p text:style-name="P4">
Author: ['АРМІЯINFORM']</text:p>
      <text:p text:style-name="P4">
Time: 2023-04-15T59:00:00-04:00</text:p>
      <text:p text:style-name="P4">
Description: Центр протидії дезінформації поінформував про основний наратив, що просували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390558_1191367284916054_3535022615267993245_n.jpg" text:style-name="Internet_20_link" text:visited-style-name="Visited_20_Internet_20_Link">
336390558_1191367284916054_3535022615267993245_n.jpg</text:a>
']</text:p>
      <text:p text:style-name="P4">
Tags: ['STOPRUSSIA', 'АГРЕСІЯ РФ', 'ЦПД РНБО']</text:p>
      <text:p text:style-name="P4">
Category: News</text:p>
      <!--METADATA-->
      <text:p text:style-name="P4">
<draw:frame draw:style-name="fr1" draw:name="Image267" text:anchor-type="as-char" svg:width="6.9236in" svg:height="6.9236in" draw:z-index="0">
<draw:image xlink:href="../Images/AРМІЯINFORM/2023-04-15T59-00-00-04-00/336390558_1191367284916054_3535022615267993245_n.jpg" xlink:type="simple" xlink:show="embed" xlink:actuate="onLoad" draw:mime-type="image/jpeg"/>
</draw:frame>
</text:p>
      <text:p text:style-name="P4">
Центр протидії дезінформації<text:a xlink:type="simple" xlink:href="https://www.facebook.com/protydiyadezinformatsiyi.cpd/posts/pfbid0vaNzsCAc8Pp5yDNybKnaAqMf6aVUAg9taXWmQuKS4CPdgTujHH3HSPd1GaaEH9cFl" text:style-name="Internet_20_link" text:visited-style-name="Visited_20_Internet_20_Link">
поінформував</text:a>
про основний наратив, що просували російські ЗМІ за добу:</text:p>
      <text:p text:style-name="P4">
«Слова експрезидента рф прозвучали як доповнення до заяви угорського прем‘єр-міністра В. Орбана, який назвав Україну «фінансово неіснуючою»</text:p>
      <text:p text:style-name="P4">
Також Орбан сказав, що без фінансування Заходу війна в Україні припиниться,проте свій прогноз щодо її переможця — вирішив не додавати</text:p>
      <text:p text:style-name="P4">
Для ропропагандистів і путінських прихильників подібні висловлюванняєвропейських політиків дають можливість розвивати дезінформаційні таманіпулятивні кампанії</text:p>
      <text:p text:style-name="P4">
Заяви «запасного» президента рф щодо економічних проблем України звучатьособливо цинічно після російського ракетного терору, мета якого — знищенняукраїнської економіки».</text:p>
      <text:p text:style-name="P4">
Source: <text:a xlink:type="simple" xlink:href="https://armyinform.com.ua/2023/04/15/czpd-informuye-pro-osnovnyj-naratyv-shho-za-dobu-prosuvaly-roszmi/" text:style-name="Internet_20_link" text:visited-style-name="Visited_20_Internet_20_Link">
https://armyinform.com.ua/2023/04/15/czpd-informuye-pro-osnovnyj-naratyv-shho-za-dobu-prosuvaly-roszmi/</text:a>
</text:p>
      <!--NEWS-->
      <text:h text:style-name="P10" text:outline-level="1">
<text:span text:style-name="T4">
Окупанти крадуть мастила з електротрансформаторів та знеструмлюють вулиці міст</text:span>
</text:h>
      <text:p text:style-name="P4">
Author: ['АРМІЯINFORM']</text:p>
      <text:p text:style-name="P4">
Time: 2023-04-15T60:00:00-04:00</text:p>
      <text:p text:style-name="P4">
Description: Російські загарбники продовжують чинити мародерство на тимчасово захоплені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text:p>
      <text:p text:style-name="P4">
Category: News</text:p>
      <!--METADATA-->
      <text:p text:style-name="P4">
<draw:frame draw:style-name="fr1" draw:name="Image268" text:anchor-type="as-char" svg:width="6.9236in" svg:height="4.33302in" draw:z-index="0">
<draw:image xlink:href="../Images/AРМІЯINFORM/2023-04-15T60-00-00-04-00/okupanty-strilby.jpg" xlink:type="simple" xlink:show="embed" xlink:actuate="onLoad" draw:mime-type="image/jpeg"/>
</draw:frame>
Ілюстративне фото <text:span text:style-name="T4">
🔥 Ситуація щодо російського вторгнення</text:span>
</text:p>
      <text:p text:style-name="P4">
Російські загарбники продовжують чинити мародерство на тимчасово захопленійтериторії України. Зокрема, у Новокаховському районі Херсонської областівідзначені випадки зливу мастила з електротрансформаторів, що зі свого бокупризводить до знеструмлення окремо взятих вулиць населених пунктів району,<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text:p>
      <text:p text:style-name="P4">
Source: <text:a xlink:type="simple" xlink:href="https://armyinform.com.ua/2023/04/15/okupnaty-kradut-mastyla-z-elektrotransformatoriv-ta-znestrumlyuyut-vulyczi-mist/" text:style-name="Internet_20_link" text:visited-style-name="Visited_20_Internet_20_Link">
https://armyinform.com.ua/2023/04/15/okupnaty-kradut-mastyla-z-elektrotransformatoriv-ta-znestrumlyuyut-vulyczi-mist/</text:a>
</text:p>
      <!--NEWS-->
      <text:h text:style-name="P10" text:outline-level="1">
<text:span text:style-name="T4">
Наша артилерія уразила пункт управління та 3 райони зосередження ворога</text:span>
</text:h>
      <text:p text:style-name="P4">
Author: ['АРМІЯINFORM']</text:p>
      <text:p text:style-name="P4">
Time: 2023-04-15T61:00:00-04:00</text:p>
      <text:p text:style-name="P4">
Description: Авіація Сил оборони за минулу добу завдала 5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ВТРАТИ ВОРОГА']</text:p>
      <text:p text:style-name="P4">
Category: News</text:p>
      <!--METADATA-->
      <text:p text:style-name="P4">
<draw:frame draw:style-name="fr1" draw:name="Image269" text:anchor-type="as-char" svg:width="6.9236in" svg:height="4.615733in" draw:z-index="0">
<draw:image xlink:href="../Images/AРМІЯINFORM/2023-04-15T61-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5 ударів по районах зосередженняособового складу та військової техніки окупантів,<text:a xlink:type="simple" xlink:href="https://www.facebook.com/GeneralStaff.ua/posts/pfbid0iVMuWjoUbu4NLdoczQy8YA4tCdbKQ8e2NxZQefErg7NNPMXekfh7ajszNP69pJDYl" text:style-name="Internet_20_link" text:visited-style-name="Visited_20_Internet_20_Link">
інформує</text:a>
Генеральний штаб ЗС України.</text:p>
      <text:p text:style-name="P4">
Підрозділи ракетних військ і артилерії уразили 1 пункт управління, 3 районизосередження живої сили, озброєння та військової техніки противника, а також 1станцію радіоелектронної боротьби противника.</text:p>
      <text:p text:style-name="P4">
Source: <text:a xlink:type="simple" xlink:href="https://armyinform.com.ua/2023/04/15/nasha-artyleriya-urazyla-punkt-upravlinnya-ta-3-rajony-zoseredzhennya-voroga/" text:style-name="Internet_20_link" text:visited-style-name="Visited_20_Internet_20_Link">
https://armyinform.com.ua/2023/04/15/nasha-artyleriya-urazyla-punkt-upravlinnya-ta-3-rajony-zoseredzhennya-voroga/</text:a>
</text:p>
      <!--NEWS-->
      <text:h text:style-name="P10" text:outline-level="1">
<text:span text:style-name="T4">
Ще мінус 460 окупантів, 3 танки та 4 ББМ: добові втрати ворога</text:span>
</text:h>
      <text:p text:style-name="P4">
Author: ['АРМІЯINFORM']</text:p>
      <text:p text:style-name="P4">
Time: 2023-04-15T62:00:00-04:00</text:p>
      <text:p text:style-name="P4">
Description: Загальні бойові втрати противника з 24.02.22 по 15.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04.2023_vtraty-scaled.jpg" text:style-name="Internet_20_link" text:visited-style-name="Visited_20_Internet_20_Link">
15.04.2023_vtraty-scaled.jpg</text:a>
']</text:p>
      <text:p text:style-name="P4">
Tags: ['STOPRUSSIA', 'ВТОРГНЕННЯ РФ', 'ВТРАТИ ВОРОГА', 'ГШ ЗСУ']</text:p>
      <text:p text:style-name="P4">
Category: News</text:p>
      <!--METADATA-->
      <text:p text:style-name="P4">
<draw:frame draw:style-name="fr1" draw:name="Image270" text:anchor-type="as-char" svg:width="6.9236in" svg:height="6.969757in" draw:z-index="0">
<draw:image xlink:href="../Images/AРМІЯINFORM/2023-04-15T62-00-00-04-00/15.04.2023_vtraty-scaled.jpg" xlink:type="simple" xlink:show="embed" xlink:actuate="onLoad" draw:mime-type="image/jpeg"/>
</draw:frame>
 <text:span text:style-name="T4">
🔥 Ситуація щодо російського вторгнення</text:span>
</text:p>
      <text:p text:style-name="P4">
Загальні бойові втрати противника з 24.02.22 по 15.04.23 орієнтовностановлять:</text:p>
      <ul>
        <li>
<text:span text:style-name="T4">
особового складу ‒</text:span>
 181550 (+460) осіб ліквідовано  * <text:span text:style-name="T4">
танків ‒</text:span>
 3653 (+3)  * <text:span text:style-name="T4">
бойових броньованих машин ‒</text:span>
 7073 (+4)  * <text:span text:style-name="T4">
артилерійських систем ‒</text:span>
 2785 (+1)  * <text:span text:style-name="T4">
РСЗВ ‒</text:span>
 535 (0)  * <text:span text:style-name="T4">
засоби ППО ‒</text:span>
 283 (0)  * <text:span text:style-name="T4">
літаків ‒</text:span>
 307 (0)  * <text:span text:style-name="T4">
гелікоптерів ‒</text:span>
 293 (0)  * <text:span text:style-name="T4">
БПЛА оперативно-тактичного рівня ‒</text:span>
 2339 (0)  * <text:span text:style-name="T4">
крилаті ракети ‒</text:span>
 911 (0)  * <text:span text:style-name="T4">
кораблі / катери ‒</text:span>
 18 (0)  * <text:span text:style-name="T4">
автомобільної техніки та автоцистерн ‒</text:span>
 5646 (+6)  * <text:span text:style-name="T4">
спеціальна техніка ‒</text:span>
 324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4.23.</text:p>
      <text:p text:style-name="P4">
Source: <text:a xlink:type="simple" xlink:href="https://armyinform.com.ua/2023/04/15/shhe-minus-460-okupantiv-3-tanky-ta-4-bbm-dobovi-vtraty-voroga/" text:style-name="Internet_20_link" text:visited-style-name="Visited_20_Internet_20_Link">
https://armyinform.com.ua/2023/04/15/shhe-minus-460-okupantiv-3-tanky-ta-4-bbm-dobovi-vtraty-voroga/</text:a>
</text:p>
      <!--NEWS-->
      <text:h text:style-name="P10" text:outline-level="1">
<text:span text:style-name="T4">
В Україні хвилина мовчання</text:span>
</text:h>
      <text:p text:style-name="P4">
Author: ['АРМІЯINFORM']</text:p>
      <text:p text:style-name="P4">
Time: 2023-04-15T6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1" text:anchor-type="as-char" svg:width="6.9236in" svg:height="3.895992in" draw:z-index="0">
<draw:image xlink:href="../Images/AРМІЯINFORM/2023-04-15T6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5/v-ukrayini-hvylyna-movchannya/" text:style-name="Internet_20_link" text:visited-style-name="Visited_20_Internet_20_Link">
https://armyinform.com.ua/2023/04/15/v-ukrayini-hvylyna-movchannya/</text:a>
</text:p>
      <!--NEWS-->
      <text:h text:style-name="P10" text:outline-level="1">
<text:span text:style-name="T4">
Масовані ворожі ракетні удари на Великодні свята малоймовірні — Юрій Ігнат</text:span>
</text:h>
      <text:p text:style-name="P4">
Author: ['Оксана Іванець']</text:p>
      <text:p text:style-name="P4">
Time: 2023-04-15T64:00:00-04:00</text:p>
      <text:p text:style-name="P4">
Description: Масовані ворожі ракетні удари на кшталт тих, які відбувалися восени та взимку по об’єк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8877840441197343_y.jpg" text:style-name="Internet_20_link" text:visited-style-name="Visited_20_Internet_20_Link">
photo_5318877840441197343_y.jpg</text:a>
']</text:p>
      <text:p text:style-name="P4">
Tags: ['ВЕЛИКДЕНЬ', 'ВОРОЖІ ОБСТРІЛИ', 'ЮРІЙ ІГНАТ']</text:p>
      <text:p text:style-name="P4">
Category: News</text:p>
      <!--METADATA-->
      <text:p text:style-name="P4">
<draw:frame draw:style-name="fr1" draw:name="Image272" text:anchor-type="as-char" svg:width="6.9236in" svg:height="4.106071in" draw:z-index="0">
<draw:image xlink:href="../Images/AРМІЯINFORM/2023-04-15T64-00-00-04-00/photo_5318877840441197343_y.jpg" xlink:type="simple" xlink:show="embed" xlink:actuate="onLoad" draw:mime-type="image/jpeg"/>
</draw:frame>
</text:p>
      <text:p text:style-name="P4">
Масовані ворожі ракетні удари на кшталт тих, які відбувалися восени та взимкупо об’єктах критичної інфраструктури, на Великодні свята малоймовірні. Про цев етері національного телемарафону «Єдині новини» заявив речник КомандуванняПовітряних Сил Збройних Сил України полковник Юрій Ігнат.</text:p>
      <text:p text:style-name="P4">
Водночас він зазначив, що наразі ворог зосереджує всі зусилля на лінії фронту,атакуючи, зокрема, і керованими авіабомбами.</text:p>
      <text:p text:style-name="P4">
— Саме на східному напрямку точаться найзапекліші бої — обстріли тамвідбуваються щодня, — зазначив спікер.</text:p>
      <text:p text:style-name="P4">
За словами Юрія Ігната, Сили оборони прикладають всіх зусиль, аби протидіятиданому виду озброєння:</text:p>
      <text:p text:style-name="P4">
— Це боєприпаси вагою в пів тонни, які летять по балістичній траєкторії.Застосовувати проти них зенітне озброєння нераціонально. На даний моментголовне завдання — не допустити російську авіацію у повітряний простір нашоїдержави, який ми контролюємо. Керовані бомби — це новий виклик і нова загроза,на яку потрібно реагувати та пришвидшувати ухвалення рішення наших партнерівщодо надання Україні таких потужних систем як Patriot‎ та SAMP/T тавинищувачів покоління «чотири плюс» F-16, які зможуть протидіяти російськійавіації.</text:p>
      <text:p text:style-name="P4">
Source: <text:a xlink:type="simple" xlink:href="https://armyinform.com.ua/2023/04/15/masovani-vorozhi-raketni-udary-na-velykodni-svyata-malojmovirni-yurij-ignat/" text:style-name="Internet_20_link" text:visited-style-name="Visited_20_Internet_20_Link">
https://armyinform.com.ua/2023/04/15/masovani-vorozhi-raketni-udary-na-velykodni-svyata-malojmovirni-yurij-ignat/</text:a>
</text:p>
      <!--NEWS-->
      <text:h text:style-name="P10" text:outline-level="1">
<text:span text:style-name="T4">
Набув чинності Закон України про збільшення видатків на оборону на 537,2 млрд</text:span>
</text:h>
      <text:p text:style-name="P4">
Author: ['АРМІЯINFORM']</text:p>
      <text:p text:style-name="P4">
Time: 2023-04-15T65:00:00-04:00</text:p>
      <text:p text:style-name="P4">
Description: 15 квітня набуває чинності Закон України, який передбачає збільшення видатків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teranskyj-biznes-1.jpg" text:style-name="Internet_20_link" text:visited-style-name="Visited_20_Internet_20_Link">
veteranskyj-biznes-1.jpg</text:a>
']</text:p>
      <text:p text:style-name="P4">
Tags: ['STOPRUSSIA', 'БЮДЖЕТ', 'ВЕРХОВНА РАДА УКРАЇНИ', 'ВТОРГНЕННЯ РФ', 'ЗАКОН УКРАЇНИ', 'ФІНАНСУВАННЯ']</text:p>
      <text:p text:style-name="P4">
Category: News</text:p>
      <!--METADATA-->
      <text:p text:style-name="P4">
<draw:frame draw:style-name="fr1" draw:name="Image273" text:anchor-type="as-char" svg:width="6.9236in" svg:height="4.148751in" draw:z-index="0">
<draw:image xlink:href="../Images/AРМІЯINFORM/2023-04-15T65-00-00-04-00/veteranskyj-biznes-1.jpg" xlink:type="simple" xlink:show="embed" xlink:actuate="onLoad" draw:mime-type="image/jpeg"/>
</draw:frame>
</text:p>
      <text:p text:style-name="P4">
15 квітня набуває чинності Закон України, який передбачає збільшення видатківдержавного бюджету на 537,2 млрд грн, з яких 96,5% спрямовуються на секторнаціональної безпеки і оборони.</text:p>
      <text:p text:style-name="P4">
Текст документу <text:a xlink:type="simple" xlink:href="http://www.golos.com.ua/article/369972" text:style-name="Internet_20_link" text:visited-style-name="Visited_20_Internet_20_Link">
оприлюднено</text:a>
 на сайтіофіційної газети Верховної Ради «Голос України».</text:p>
      <text:p text:style-name="P4">
Закон України «Про внесення змін до Закону України 'Про Державний бюджетУкраїни на 2023 рік' щодо забезпечення видатками сектору безпеки і оборони»передбачає, що 518 млрд грн буде спрямовано на потреби Сил оборони. Зокрема,на грошове забезпечення військових, харчування, виробництво та закупівлюспеціального обладнання.</text:p>
      <text:p text:style-name="P4">
Source: <text:a xlink:type="simple" xlink:href="https://armyinform.com.ua/2023/04/15/nabuv-chynnosti-zakon-ukrayiny-pro-zbilshennya-vydatkiv-na-oboronu-na-5372-mlrd/" text:style-name="Internet_20_link" text:visited-style-name="Visited_20_Internet_20_Link">
https://armyinform.com.ua/2023/04/15/nabuv-chynnosti-zakon-ukrayiny-pro-zbilshennya-vydatkiv-na-oboronu-na-5372-mlrd/</text:a>
</text:p>
      <!--NEWS-->
      <text:h text:style-name="P10" text:outline-level="1">
<text:span text:style-name="T4">
У Слов’янську кількість загиблих зросла до дев’яти осіб</text:span>
</text:h>
      <text:p text:style-name="P4">
Author: ['АРМІЯINFORM']</text:p>
      <text:p text:style-name="P4">
Time: 2023-04-15T66:00:00-04:00</text:p>
      <text:p text:style-name="P4">
Description: У місті Слов’янськ Донецької області, яке 14 квітня росія обстріляла ракетами, кільк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483724.jpg" text:style-name="Internet_20_link" text:visited-style-name="Visited_20_Internet_20_Link">
photo1681483724.jpg</text:a>
']</text:p>
      <text:p text:style-name="P4">
Tags: ['STOPRUSSIA', 'ВОЄННІ ЗЛОЧИНИ ЗС РФ', 'ВТОРГНЕННЯ РФ', 'С-300', 'СЛОВ’ЯНСЬК']</text:p>
      <text:p text:style-name="P4">
Category: News</text:p>
      <!--METADATA-->
      <text:p text:style-name="P4">
<draw:frame draw:style-name="fr1" draw:name="Image274" text:anchor-type="as-char" svg:width="6.9236in" svg:height="4.615733in" draw:z-index="0">
<draw:image xlink:href="../Images/AРМІЯINFORM/2023-04-15T66-00-00-04-00/photo1681483724.jpg" xlink:type="simple" xlink:show="embed" xlink:actuate="onLoad" draw:mime-type="image/jpeg"/>
</draw:frame>
</text:p>
      <text:p text:style-name="P4">
У місті Слов’янськ Донецької області, яке 14 квітня росія обстріляла ракетами,кількість загиблих зросла до дев’яти.</text:p>
      <text:p text:style-name="P4">
Про це 15 квітня<text:a xlink:type="simple" xlink:href="https://www.facebook.com/Vadymlyakh/videos/1299169657662408/" text:style-name="Internet_20_link" text:visited-style-name="Visited_20_Internet_20_Link">
повідомив</text:a>
 мерміста Вадим Лях.</text:p>
      <text:p text:style-name="P4">
«Ситуація у Слов‘янську на ранок суботи, 15 квітня. На цей час відомо про 30постраждалих: 21 — поранений, 9 — загиблі. На жаль, за ніч кількість загиблихзбільшилася — вночі з-під завалів рятувальники дістали мертву жінку», —написав він у Фейсбук.</text:p>
      <text:p text:style-name="P4">
Він також повідомив, що рятувальні роботи тривають й надалі, до них залученийспецзагін альпіністів ДСНС. За його словами, під завалами будинку у провулкуПарковому залишається ще п‘ятеро людей. Крім того, наразі немає відомостей промешканців ще трьох квартир.</text:p>
      <text:p text:style-name="P4">
Раніше кореспондент АрміяInform<text:a xlink:type="simple" xlink:href="https://armyinform.com.ua/2023/04/14/stanom-na-zaraz-5-lyudej-zagynuly-15-poraneni-pavlo-kyrylenko-pro-naslidky-udaru-po-slov%e2%80%b2yansku/" text:style-name="Internet_20_link" text:visited-style-name="Visited_20_Internet_20_Link">
повідомив</text:a>
, що 14 квітня росіяни завдали удару по місту Слов′янськдев’ятьма ракетами С-300, станом на вечір 14 квітня було відомо про 5 загиблихі 15 поранених мирних мешканців.</text:p>
      <text:p text:style-name="P4">
Source: <text:a xlink:type="simple" xlink:href="https://armyinform.com.ua/2023/04/15/u-slovyansku-kilkist-zagyblyh-zrosla-do-devyaty-osib/" text:style-name="Internet_20_link" text:visited-style-name="Visited_20_Internet_20_Link">
https://armyinform.com.ua/2023/04/15/u-slovyansku-kilkist-zagyblyh-zrosla-do-devyaty-osib/</text:a>
</text:p>
      <!--NEWS-->
      <text:h text:style-name="P10" text:outline-level="1">
<text:span text:style-name="T4">
На Донеччині росіяни перейшли на «ліміти» в атаках наших позицій — полковник Олексій Дмитрашківський</text:span>
</text:h>
      <text:p text:style-name="P4">
Author: ['Оксана Іванець']</text:p>
      <text:p text:style-name="P4">
Time: 2023-04-15T67:00:00-04:00</text:p>
      <text:p text:style-name="P4">
Description: На Донецькому напрямку ворог зосередив всі свої зусилля навколо Мар’їнки. Про це в ете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8877840441197469_y.jpg" text:style-name="Internet_20_link" text:visited-style-name="Visited_20_Internet_20_Link">
photo_5318877840441197469_y.jpg</text:a>
']</text:p>
      <text:p text:style-name="P4">
Tags: ['АГРЕСІЯ РФ', 'ЄДИНІ НОВИНИ', 'ОЛЕКСІЙ ДМИТРАШКІВСЬКИЙ']</text:p>
      <text:p text:style-name="P4">
Category: News</text:p>
      <!--METADATA-->
      <text:p text:style-name="P4">
<draw:frame draw:style-name="fr1" draw:name="Image275" text:anchor-type="as-char" svg:width="6.9236in" svg:height="4.002611in" draw:z-index="0">
<draw:image xlink:href="../Images/AРМІЯINFORM/2023-04-15T67-00-00-04-00/photo_5318877840441197469_y.jpg" xlink:type="simple" xlink:show="embed" xlink:actuate="onLoad" draw:mime-type="image/jpeg"/>
</draw:frame>
</text:p>
      <text:p text:style-name="P4">
На Донецькому напрямку ворог зосередив всі свої зусилля навколо Мар’їнки. Проце в етері телемарафону «Єдині новини» повідомив начальник об’єднаногопресцентру Сил оборони Таврійського напрямку полковник ОлексійДмитрашківський.</text:p>
      <text:p text:style-name="P4">
— росіяни намагаються пробити нашу оборону з метою блокування Авдіївки. Заминулу ніч на Донецькому напрямку відбувся 101 обстріл та три штурми, —зазначив спікер.</text:p>
      <text:p text:style-name="P4">
За словами Дмитрашківського, статистика свідчить про зменшення штурмових дійворога на цьому напрямку. Так, у березні росіяни штурмували українські позиції1273 рази, на сьогодні зафіксовано 301 штурмова дія. 11 квітня ворог здійснивтридцять одну атаку, 12 числа відбулося двадцять чотири штурми, 13 квітня —двадцять три. За вчорашній день, 14 квітня, росіяни намагалися штурмуватипозиції українських захисників двадцять п’ять разів.</text:p>
      <text:p text:style-name="P4">
— Кількість обстрілів також знижується. Якщо впродовж березня росіяниобстрілювали наші позиції понад 9,3 тис. разів, то на сьогодні, 15 квітня, цяцифра становить майже 2,7 тис. Можемо говорити, що ворог зменшив обстрілимайже на половину. Це свідчить про те, що наразі окупанти мають снаряднийголод та перейшли на «ліміти» в атаках наших позицій. Також відчуваєтьсявиснаження росіян у живій силі — вони втратили велику кількість особовогоскладу на Вугледарському напрямку, на якому наразі відносно спокійна ситуація,— зазначив спікер.</text:p>
      <text:p text:style-name="P4">
Source: <text:a xlink:type="simple" xlink:href="https://armyinform.com.ua/2023/04/15/na-donechchyni-rosiyany-perejshly-na-limity-v-atakah-nashyh-pozyczij-polkovnyk-oleksij-dmytrashkivskyj/" text:style-name="Internet_20_link" text:visited-style-name="Visited_20_Internet_20_Link">
https://armyinform.com.ua/2023/04/15/na-donechchyni-rosiyany-perejshly-na-limity-v-atakah-nashyh-pozyczij-polkovnyk-oleksij-dmytrashkivskyj/</text:a>
</text:p>
      <!--NEWS-->
      <text:h text:style-name="P10" text:outline-level="1">
<text:span text:style-name="T4">
Володимир Зеленський нагородив 183 захисники, із них 43 — посмертно</text:span>
</text:h>
      <text:p text:style-name="P4">
Author: ['АРМІЯINFORM']</text:p>
      <text:p text:style-name="P4">
Time: 2023-04-15T68:00:00-04:00</text:p>
      <text:p text:style-name="P4">
Description: Президент України Володимир Зеленський відзначив державними нагород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УКАЗ ПРЕЗИДЕНТА УКРАЇНИ']</text:p>
      <text:p text:style-name="P4">
Category: News</text:p>
      <!--METADATA-->
      <text:p text:style-name="P4">
<draw:frame draw:style-name="fr1" draw:name="Image276" text:anchor-type="as-char" svg:width="6.9236in" svg:height="4.613521in" draw:z-index="0">
<draw:image xlink:href="../Images/AРМІЯINFORM/2023-04-15T68-00-00-04-00/3213cb444a7b4dddfd13032ccfd9f959_1648215665_extra_large-1.jpeg" xlink:type="simple" xlink:show="embed" xlink:actuate="onLoad" draw:mime-type="image/jpeg"/>
</draw:frame>
Ілюстративне фото</text:p>
      <text:p text:style-name="P4">
<text:span text:style-name="T4">
Президент України Володимир Зеленський відзначив державними нагородамивійськовослужбовців Збройних Сил України.</text:span>
</text:p>
      <text:p text:style-name="P4">
Відповідний <text:a xlink:type="simple" xlink:href="https://www.president.gov.ua/documents/2242023-46469" text:style-name="Internet_20_link" text:visited-style-name="Visited_20_Internet_20_Link">
Указ №224/2023</text:a>
 опублікованийна сайті глави держави.</text:p>
      <text:p text:style-name="P4">
Як зазначається у документі, нагороди присвоєно «за особисту мужність,виявлену у захисті державного суверенітету та територіальної цілісностіУкраїни, самовіддане виконання військового обов’язку».</text:p>
      <text:p text:style-name="P4">
<text:span text:style-name="T4">
Нагородити орденом Богдана Хмельницького І ступеня</text:span>
</text:p>
      <text:p text:style-name="P4">
ПУТІЛІНА Олександра Анатолійовича — підполковника</text:p>
      <text:p text:style-name="P4">
<text:span text:style-name="T4">
Нагородити орденом Богдана Хмельницького ІІ ступеня</text:span>
</text:p>
      <text:p text:style-name="P4">
БОНДАРЯ Олександра Вікторовича — полковника</text:p>
      <text:p text:style-name="P4">
БРИГІНЦЯ Віктора Михайловича — полковника</text:p>
      <text:p text:style-name="P4">
ЗОЛОТАРЬОВА Віталія Володимировича — полковника</text:p>
      <text:p text:style-name="P4">
КОМАРНИЦЬКОГО Тараса Івановича — полковника</text:p>
      <text:p text:style-name="P4">
ТАЛЬКА Ігната Михайловича — полковника</text:p>
      <text:p text:style-name="P4">
<text:span text:style-name="T4">
Нагородити орденом Богдана Хмельницького ІІІ ступеня</text:span>
</text:p>
      <text:p text:style-name="P4">
ГАВРИЛАША Олександра Борисовича — старшого лейтенанта</text:p>
      <text:p text:style-name="P4">
ЗАРІЦЬКОГО Тимофія Борисовича — підполковника</text:p>
      <text:p text:style-name="P4">
КОСТЕНКА Олега Володимировича — підполковника</text:p>
      <text:p text:style-name="P4">
КОШЕЛЮКА Ігоря Степановича — капітана</text:p>
      <text:p text:style-name="P4">
КРИВАНА Віталія Івановича — майора</text:p>
      <text:p text:style-name="P4">
ЛОВЕЙКІНА Сергія Олександровича — капітана</text:p>
      <text:p text:style-name="P4">
МАЧІХУ Павла Андрійовича — майора</text:p>
      <text:p text:style-name="P4">
ПРИМАКА Артема Ігоровича (посмертно) — лейтенанта</text:p>
      <text:p text:style-name="P4">
ПУГАЧА Віктора Васильовича — капітана</text:p>
      <text:p text:style-name="P4">
РАФАЛЬСЬКОГО Юрія Ігоровича — лейтенанта</text:p>
      <text:p text:style-name="P4">
СЕНЯ Романа Вікторовича — старшого лейтенанта</text:p>
      <text:p text:style-name="P4">
СЛУЩЕНКА Дмитра Олексійовича (посмертно) — лейтенанта</text:p>
      <text:p text:style-name="P4">
СОЗАНСЬКОГО Олександра Анатолійовича (посмертно) — капітана</text:p>
      <text:p text:style-name="P4">
ФІТЕЛЯ Ярослава Ігоровича (посмертно) — старшого лейтенанта</text:p>
      <text:p text:style-name="P4">
<text:span text:style-name="T4">
Нагородити орденом «За мужність» І ступеня</text:span>
</text:p>
      <text:p text:style-name="P4">
ПІДДУБНОГО Олександра Анатолійовича — старшого сержанта</text:p>
      <text:p text:style-name="P4">
<text:span text:style-name="T4">
Нагородити орденом «За мужність» ІІ ступеня</text:span>
</text:p>
      <text:p text:style-name="P4">
ЖАДЬКА Володимира Івановича (посмертно) — старшого солдата</text:p>
      <text:p text:style-name="P4">
ЖОВКЕВИЧА Миколу Петровича (посмертно) — сержанта</text:p>
      <text:p text:style-name="P4">
ПШЕНИШНОГО Сергія Володимировича — молодшого сержанта</text:p>
      <text:p text:style-name="P4">
РОМАНЧУКА Олександра Володимировича — молодшого сержанта</text:p>
      <text:p text:style-name="P4">
СУХАРЕВСЬКОГО Вадима Олеговича — полковника</text:p>
      <text:p text:style-name="P4">
ЧУРБАНОВА Євгена Валентиновича — старшого сержанта</text:p>
      <text:p text:style-name="P4">
<text:span text:style-name="T4">
Нагородити орденом «За мужність» ІІІ ступеня</text:span>
</text:p>
      <text:p text:style-name="P4">
АНТЮХА Євгена Анатолійовича — молодшого сержанта</text:p>
      <text:p text:style-name="P4">
БАГЛАЯ Сергія Миколайовича (посмертно) — старшого солдата</text:p>
      <text:p text:style-name="P4">
БАЛАНА Андрія Олексійовича (посмертно) — солдата</text:p>
      <text:p text:style-name="P4">
БАНДРАБУРА Сергія Володимировича (посмертно) — солдата</text:p>
      <text:p text:style-name="P4">
БИШОВЦЯ Сергія Анатолійовича (посмертно) — солдата</text:p>
      <text:p text:style-name="P4">
БІЛОУСА Олега Васильовича — старшого лейтенанта</text:p>
      <text:p text:style-name="P4">
БОСОГО Олега Володимировича (посмертно) — сержанта</text:p>
      <text:p text:style-name="P4">
ВИГІВСЬКОГО Ярослава Миколайовича — молодшого сержанта</text:p>
      <text:p text:style-name="P4">
ГАВРИЛЮКА Василя Олександровича (посмертно) — солдата</text:p>
      <text:p text:style-name="P4">
ГАРАСИМІВА Володимира Михайловича (посмертно) — солдата</text:p>
      <text:p text:style-name="P4">
ГОРНОСТАЯ Павла Олександровича — солдата</text:p>
      <text:p text:style-name="P4">
ГРЕЧКУ Юрія Михайловича — солдата</text:p>
      <text:p text:style-name="P4">
ГРИГОР’ЄВА Дмитра Васильовича — молодшого сержанта</text:p>
      <text:p text:style-name="P4">
ДАВИДЮКА Богдана Володимировича — старшого солдата</text:p>
      <text:p text:style-name="P4">
ДАНІЛЕНКА Євгенія Леонідовича — солдата</text:p>
      <text:p text:style-name="P4">
ДЕМ’ЯНЕНКА Івана Васильовича — сержанта</text:p>
      <text:p text:style-name="P4">
ДЕМ’ЯНЧУКА Олександра Миколайовича — молодшого сержанта</text:p>
      <text:p text:style-name="P4">
ДЕНИСЮКА Миколу Миколайовича — старшого солдата</text:p>
      <text:p text:style-name="P4">
ДЕШКА Олександра Вікторовича — солдата</text:p>
      <text:p text:style-name="P4">
ДЖЕЖЕЛУ Сергія Васильовича — солдата</text:p>
      <text:p text:style-name="P4">
ДИНЯКА Андрія Володимировича — солдата</text:p>
      <text:p text:style-name="P4">
ДЯЧЕНКА Михайла Володимировича — штаб-сержанта</text:p>
      <text:p text:style-name="P4">
ЖУРАВСЬКОГО Дениса Сергійовича — молодшого сержанта</text:p>
      <text:p text:style-name="P4">
ЗАЇКУ Богдана Геннадійовича — лейтенанта</text:p>
      <text:p text:style-name="P4">
ЗАЇКУ Костянтина Олександровича — солдата</text:p>
      <text:p text:style-name="P4">
ЗАРУБУ Олександра Валерійовича (посмертно) — солдата</text:p>
      <text:p text:style-name="P4">
ЗИМУ Олександра Вікторовича — солдата</text:p>
      <text:p text:style-name="P4">
ЗМІНЧАКА Романа Івановича (посмертно) — головного сержанта</text:p>
      <text:p text:style-name="P4">
ЗОЛОТУХІНА Костянтина Миколайовича (посмертно) — старшого солдата</text:p>
      <text:p text:style-name="P4">
ІВЧЕНКА Володимира Григоровича (посмертно) — солдата</text:p>
      <text:p text:style-name="P4">
ІГНАТЮКА Максима Вікторовича — молодшого сержанта</text:p>
      <text:p text:style-name="P4">
КАНУННІКОВА Артема Олеговича (посмертно) — старшого солдата</text:p>
      <text:p text:style-name="P4">
КАРДАША Сергія Володимировича — солдата</text:p>
      <text:p text:style-name="P4">
КАРПЦЯ Дмитра Михайловича (посмертно) — солдата</text:p>
      <text:p text:style-name="P4">
КОЖУШКА Дмитра Васильовича — солдата</text:p>
      <text:p text:style-name="P4">
КОЛІСНІЧЕНКА Сергія Володимировича — старшого сержанта</text:p>
      <text:p text:style-name="P4">
КОМІСАРЧУКА Романа Олександровича — молодшого сержанта</text:p>
      <text:p text:style-name="P4">
КОРОЛЯ Володимира Олександровича — молодшого сержанта</text:p>
      <text:p text:style-name="P4">
КОРОСТИЛЬОВА Володимира Васильовича (посмертно) — солдата</text:p>
      <text:p text:style-name="P4">
КОРОТИЧА Артема Володимировича — солдата</text:p>
      <text:p text:style-name="P4">
КРАСЄВА Сергія Юрійовича — молодшого сержанта</text:p>
      <text:p text:style-name="P4">
КРАСИЛОВЦЯ Віктора Вікторовича — солдата</text:p>
      <text:p text:style-name="P4">
КРИВОШЕЄВА Микиту Сергійовича — солдата</text:p>
      <text:p text:style-name="P4">
КУЗИКА Олександра Михайловича (посмертно) — солдата</text:p>
      <text:p text:style-name="P4">
КУЛИКА Тараса Анатолійовича (посмертно) — солдата</text:p>
      <text:p text:style-name="P4">
КУТНИЧА Анатолія Юрійовича — молодшого сержанта</text:p>
      <text:p text:style-name="P4">
КУЧЕРЕНКА Олександра Володимировича — молодшого сержанта</text:p>
      <text:p text:style-name="P4">
ЛЕПЕСІЯ Дмитра Сергійовича — солдата</text:p>
      <text:p text:style-name="P4">
ЛЯШУКА Олександра Володимировича — солдата</text:p>
      <text:p text:style-name="P4">
МАЗУРКА Юрія Олеговича (посмертно) — солдата</text:p>
      <text:p text:style-name="P4">
МАРЧЕНКА Артема Петровича — штаб-сержанта</text:p>
      <text:p text:style-name="P4">
МАРЧУКА Олександра Юрійовича — солдата</text:p>
      <text:p text:style-name="P4">
МУЖКЕВИЧА Олега Олександровича (посмертно) — солдата</text:p>
      <text:p text:style-name="P4">
МУХУ Павла Анатолійовича — молодшого сержанта</text:p>
      <text:p text:style-name="P4">
НЕПОТРІБНОГО Юрія Васильовича (посмертно) — солдата</text:p>
      <text:p text:style-name="P4">
ОГОРИЛЬЦЕВСЬКОГО Андрія Юрійовича — солдата</text:p>
      <text:p text:style-name="P4">
ОЛЕКСИНА Віталія Сергійовича (посмертно) — солдата</text:p>
      <text:p text:style-name="P4">
ОМЕЛЬЧЕНКА Олександра Михайловича — солдата</text:p>
      <text:p text:style-name="P4">
ПИЛИПЧУКА Богдана Андрійовича — молодшого сержанта</text:p>
      <text:p text:style-name="P4">
ПИТАЙЛА Костянтина Анатолійовича (посмертно) — солдата</text:p>
      <text:p text:style-name="P4">
ПІДЛІСНОГО Дениса Вікторовича — молодшого сержанта</text:p>
      <text:p text:style-name="P4">
ПІЛЯКА Володимира Осиповича (посмертно) — солдата</text:p>
      <text:p text:style-name="P4">
ПОРЕЦКОВА В’ячеслава Андрійовича — лейтенанта</text:p>
      <text:p text:style-name="P4">
ПРАНОВИЧА Сергія Миколайовича (посмертно) — солдата</text:p>
      <text:p text:style-name="P4">
ПРИХОДЬКА Олександра Віталійовича — солдата</text:p>
      <text:p text:style-name="P4">
ПРІВАЛОВА Дмитра Михайловича (посмертно) — солдата</text:p>
      <text:p text:style-name="P4">
ПСЕНКОВА Михайла Олександровича — солдата</text:p>
      <text:p text:style-name="P4">
ПУЗИРЯ Дениса Миколайовича (посмертно) — солдата</text:p>
      <text:p text:style-name="P4">
ПУЦИКА Вадима Володимировича — солдата</text:p>
      <text:p text:style-name="P4">
РАДІОНОВА Миколу Борисовича — старшого солдата</text:p>
      <text:p text:style-name="P4">
РАНША Сергія Борисовича — старшого сержанта</text:p>
      <text:p text:style-name="P4">
РЕУЦУ Сергія Олеговича (посмертно) — солдата</text:p>
      <text:p text:style-name="P4">
РОМЕЯ Романа Михайловича — старшого сержанта</text:p>
      <text:p text:style-name="P4">
РУБАНА Сергія Ігоровича — головного сержанта</text:p>
      <text:p text:style-name="P4">
САВІНИХ Миколу Павловича — солдата</text:p>
      <text:p text:style-name="P4">
САГАДЮКА Петра Ігоровича (посмертно) — солдата</text:p>
      <text:p text:style-name="P4">
САЧКОВСЬКОГО Віктора Олександровича — молодшого сержанта</text:p>
      <text:p text:style-name="P4">
СЕВРУКА Вадима Олеговича — лейтенанта</text:p>
      <text:p text:style-name="P4">
СЕВРУКА Олексія Олеговича — лейтенанта</text:p>
      <text:p text:style-name="P4">
СЕЛЬВІЧА Олексія Вячеславовича — лейтенанта</text:p>
      <text:p text:style-name="P4">
СЕНИЧА Миколу Миколайовича — молодшого сержанта</text:p>
      <text:p text:style-name="P4">
СКОРЖЕПУ Сергія Сергійовича — молодшого сержанта</text:p>
      <text:p text:style-name="P4">
СЛІПЧЕНКА Миколу Анатолійовича — молодшого сержанта</text:p>
      <text:p text:style-name="P4">
СЛОБОДЕНЮКА Віктора Васильовича (посмертно) — солдата</text:p>
      <text:p text:style-name="P4">
СМОЛИЧА Сергія Валентиновича — штаб-сержанта</text:p>
      <text:p text:style-name="P4">
СОБОЛЕНКА Юрія Юрійовича — молодшого сержанта</text:p>
      <text:p text:style-name="P4">
СТАСЮКА В’ячеслава Миколайовича — старшого сержанта</text:p>
      <text:p text:style-name="P4">
СТУКА Володимира Вікторовича — штаб-сержанта</text:p>
      <text:p text:style-name="P4">
СУХОЦЬКОГО Віталія Яковича (посмертно) — солдата</text:p>
      <text:p text:style-name="P4">
ТАРБУ Юрія Віталійовича (посмертно) — старшого солдата</text:p>
      <text:p text:style-name="P4">
ТИМКОВИЧА Дмитра Володимировича — солдата</text:p>
      <text:p text:style-name="P4">
ТИМЧАКА Бориса Ігоровича — солдата</text:p>
      <text:p text:style-name="P4">
ТКАЧЕНКА Сергія Івановича — молодшого сержанта</text:p>
      <text:p text:style-name="P4">
УЛІЧНОГО Ярослава Васильовича (посмертно) — солдата</text:p>
      <text:p text:style-name="P4">
УЩЕНКА Максима Анатолійовича — молодшого сержанта</text:p>
      <text:p text:style-name="P4">
ФЕЛЬСЕНА Нікіту Олеговича — солдата</text:p>
      <text:p text:style-name="P4">
ФІТЕЛЯ Дениса Сергійовича (посмертно) — солдата</text:p>
      <text:p text:style-name="P4">
ФОРМАНЮКА Ігоря Васильовича — солдата</text:p>
      <text:p text:style-name="P4">
ХАЙНОВСЬКОГО Олександра Анатолійовича — старшого солдата</text:p>
      <text:p text:style-name="P4">
ХАТІНА Володимира Володимировича (посмертно) — солдата</text:p>
      <text:p text:style-name="P4">
ХОМЕНКА Степана Олександровича — головного сержанта</text:p>
      <text:p text:style-name="P4">
ЧЕПАКА Василя Михайловича (посмертно) — солдата</text:p>
      <text:p text:style-name="P4">
ЧУПАКОВА Руслана Володимировича — солдата</text:p>
      <text:p text:style-name="P4">
ШАЙТАНА Миколу Веніаміновича — молодшого сержанта</text:p>
      <text:p text:style-name="P4">
ШЕВЧЕНКА Володимира Сергійовича — солдата</text:p>
      <text:p text:style-name="P4">
ШЕВЧУКА Олександра Ігоровича — молодшого сержанта</text:p>
      <text:p text:style-name="P4">
ШТЕФАНА Ігоря Юрійовича — солдата</text:p>
      <text:p text:style-name="P4">
ШУМСЬКОГО Петра Ярославовича (посмертно) — солдата</text:p>
      <text:p text:style-name="P4">
ШУТОГО Михайла Олеговича — солдата</text:p>
      <text:p text:style-name="P4">
ЮРКІВА Андрія Миколайовича (посмертно) — старшого солдата</text:p>
      <text:p text:style-name="P4">
ЯРЕМЧУКА Миколу Сергійовича (посмертно) — солдата</text:p>
      <text:p text:style-name="P4">
ЯРОШОВЦЯ Юрія Сергійовича — солдата</text:p>
      <text:p text:style-name="P4">
<text:span text:style-name="T4">
Нагородити орденом Данила Галицького</text:span>
</text:p>
      <text:p text:style-name="P4">
АЛЕКСЄЄВА Сергія Олександровича — підполковника</text:p>
      <text:p text:style-name="P4">
<text:span text:style-name="T4">
Нагородити медаллю «За військову службу Україні»</text:span>
</text:p>
      <text:p text:style-name="P4">
БАКЛАНА Ігоря Валерійовича — лейтенанта</text:p>
      <text:p text:style-name="P4">
БРИНДАКА Вадима Олександровича — солдата</text:p>
      <text:p text:style-name="P4">
ВАВІЛОНА Артура Валентиновича — молодшого сержанта</text:p>
      <text:p text:style-name="P4">
ВАРГАТЮКА Андрія Володимировича — солдата</text:p>
      <text:p text:style-name="P4">
ВАХОВСЬКОГО Віталія Миколайовича — молодшого сержанта</text:p>
      <text:p text:style-name="P4">
ВИШНЮ Руслана Юрійовича — солдата</text:p>
      <text:p text:style-name="P4">
ВОЗНЮКА Віталія Васильовича — молодшого сержанта</text:p>
      <text:p text:style-name="P4">
ГАВРИЛЮКА Володимира Михайловича — молодшого сержанта</text:p>
      <text:p text:style-name="P4">
ГАЛЕЦЬКОГО Едуарда Вячеславовича — солдата</text:p>
      <text:p text:style-name="P4">
ГОДЛЕВСЬКОГО Руслана Вікторовича — старшого сержанта</text:p>
      <text:p text:style-name="P4">
ГУНЬКА Ростислава Вікторовича — солдата</text:p>
      <text:p text:style-name="P4">
ЖИЖОВА Олександра Миколайовича — солдата</text:p>
      <text:p text:style-name="P4">
КАРДАША Назара Віталійовича — молодшого сержанта</text:p>
      <text:p text:style-name="P4">
КАТЕРИНИЧА Олександра Петровича — капітана</text:p>
      <text:p text:style-name="P4">
КЛИМЕНКА Сергія Анатолійовича — лейтенанта</text:p>
      <text:p text:style-name="P4">
КРАВЦЯ Андрія Леонідовича — лейтенанта</text:p>
      <text:p text:style-name="P4">
НАУМЧУКА Миколу Миколайовича — головного сержанта</text:p>
      <text:p text:style-name="P4">
НІКОЛАЄВА Дмитра Сергійовича — лейтенанта</text:p>
      <text:p text:style-name="P4">
ОХОТУ Олександра Михайловича — майора</text:p>
      <text:p text:style-name="P4">
ПАСЯ Олександра Олександровича — солдата</text:p>
      <text:p text:style-name="P4">
ПЛІЧКА Олександра Володимировича — солдата</text:p>
      <text:p text:style-name="P4">
ПОЛІЩУКА Тараса Олександровича — солдата</text:p>
      <text:p text:style-name="P4">
ПРОКОПОВА Миколу Васильовича — головного сержанта</text:p>
      <text:p text:style-name="P4">
САВОЧКІНА Дмитра Олексійовича — капітана</text:p>
      <text:p text:style-name="P4">
СКАЧКА Дмитра Олександровича — солдата</text:p>
      <text:p text:style-name="P4">
СЛЮСАРЕНКА Сергія Володимировича — солдата</text:p>
      <text:p text:style-name="P4">
СНІЧУКА Романа Олександровича — старшого солдата</text:p>
      <text:p text:style-name="P4">
СОЛДАТОВА Олександра Олександровича — солдата</text:p>
      <text:p text:style-name="P4">
СОЧКУ Юрія Юрійовича — молодшого сержанта</text:p>
      <text:p text:style-name="P4">
ФЕСЮКА Руслана Володимировича — молодшого сержанта</text:p>
      <text:p text:style-name="P4">
<text:span text:style-name="T4">
Нагородити медаллю «Захиснику Вітчизни»</text:span>
</text:p>
      <text:p text:style-name="P4">
РОВЕНСЬКОГО Ореста Степановича — старшого лейтенанта</text:p>
      <text:p text:style-name="P4">
<text:span text:style-name="T4">
Нагородити медаллю «За врятоване життя»</text:span>
</text:p>
      <text:p text:style-name="P4">
ВОЛОШИНА Олександра Вадимовича — молодшого сержанта</text:p>
      <text:p text:style-name="P4">
ГУМЕНЮКА Віктора Ярославовича — молодшого сержанта</text:p>
      <text:p text:style-name="P4">
ІВАШКА Романа Володимировича — молодшого сержанта</text:p>
      <text:p text:style-name="P4">
ІВАЩУКА Ростислава Юрійовича — молодшого сержанта</text:p>
      <text:p text:style-name="P4">
КІРОВА Максима Феофановича — молодшого сержанта</text:p>
      <text:p text:style-name="P4">
КОСОГО Василя Петровича — солдата</text:p>
      <text:p text:style-name="P4">
МАЛАША Івана Володимировича — молодшого сержанта</text:p>
      <text:p text:style-name="P4">
ОРИЩАКА Андрія Васильовича — солдата</text:p>
      <text:p text:style-name="P4">
ПАРУБОЧОГО Остапа Васильовича — солдата</text:p>
      <text:p text:style-name="P4">
ПРОНТЕНКА Миколу Миколайовича — сержанта</text:p>
      <text:p text:style-name="P4">
ХИЖОГО Миколу Степановича — молодшого сержанта</text:p>
      <text:p text:style-name="P4">
ШЕНЦЯ Анатолія Вікторовича — сержанта.</text:p>
      <text:p text:style-name="P4">
Source: <text:a xlink:type="simple" xlink:href="https://armyinform.com.ua/2023/04/15/volodymyr-zelenskyj-nagorodyv-183-zahysnyka-iz-nyh-43-posmertno/" text:style-name="Internet_20_link" text:visited-style-name="Visited_20_Internet_20_Link">
https://armyinform.com.ua/2023/04/15/volodymyr-zelenskyj-nagorodyv-183-zahysnyka-iz-nyh-43-posmertno/</text:a>
</text:p>
      <!--NEWS-->
      <text:h text:style-name="P10" text:outline-level="1">
<text:span text:style-name="T4">
Україна переможе в цій війні — це лише питання часу — глава держави</text:span>
</text:h>
      <text:p text:style-name="P4">
Author: ['АРМІЯINFORM']</text:p>
      <text:p text:style-name="P4">
Time: 2023-04-15T69:00:00-04:00</text:p>
      <text:p text:style-name="P4">
Description: Президент України Володимир Зеленський впевнений у перемозі України у цій війні.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21501262300170571_y.jpg" text:style-name="Internet_20_link" text:visited-style-name="Visited_20_Internet_20_Link">
photo_5321501262300170571_y.jpg</text:a>
', '<text:a xlink:type="simple" xlink:href="https://armyinform.com.ua/wp-content/uploads/2023/04/photo_5321501262300170562_y-150x150.jpg" text:style-name="Internet_20_link" text:visited-style-name="Visited_20_Internet_20_Link">
photo_5321501262300170562_y-150x150.jpg</text:a>
', '<text:a xlink:type="simple" xlink:href="https://armyinform.com.ua/wp-content/uploads/2023/04/photo_5321501262300170564_y-150x150.jpg" text:style-name="Internet_20_link" text:visited-style-name="Visited_20_Internet_20_Link">
photo_5321501262300170564_y-150x150.jpg</text:a>
', '<text:a xlink:type="simple" xlink:href="https://armyinform.com.ua/wp-content/uploads/2023/04/photo_5321501262300170565_y-150x150.jpg" text:style-name="Internet_20_link" text:visited-style-name="Visited_20_Internet_20_Link">
photo_5321501262300170565_y-150x150.jpg</text:a>
', '<text:a xlink:type="simple" xlink:href="https://armyinform.com.ua/wp-content/uploads/2023/04/photo_5321501262300170570_y-150x150.jpg" text:style-name="Internet_20_link" text:visited-style-name="Visited_20_Internet_20_Link">
photo_5321501262300170570_y-150x150.jpg</text:a>
', '<text:a xlink:type="simple" xlink:href="https://armyinform.com.ua/wp-content/uploads/2023/04/photo_5321501262300170566_y-150x150.jpg" text:style-name="Internet_20_link" text:visited-style-name="Visited_20_Internet_20_Link">
photo_5321501262300170566_y-150x150.jpg</text:a>
', '<text:a xlink:type="simple" xlink:href="https://armyinform.com.ua/wp-content/uploads/2023/04/photo_5321501262300170567_y-150x150.jpg" text:style-name="Internet_20_link" text:visited-style-name="Visited_20_Internet_20_Link">
photo_5321501262300170567_y-150x150.jpg</text:a>
', '<text:a xlink:type="simple" xlink:href="https://armyinform.com.ua/wp-content/uploads/2023/04/photo_5321501262300170568_y-150x150.jpg" text:style-name="Internet_20_link" text:visited-style-name="Visited_20_Internet_20_Link">
photo_5321501262300170568_y-150x150.jpg</text:a>
', '<text:a xlink:type="simple" xlink:href="https://armyinform.com.ua/wp-content/uploads/2023/04/photo_5321501262300170563_y-150x150.jpg" text:style-name="Internet_20_link" text:visited-style-name="Visited_20_Internet_20_Link">
photo_5321501262300170563_y-150x150.jpg</text:a>
', '<text:a xlink:type="simple" xlink:href="https://armyinform.com.ua/wp-content/uploads/2023/04/photo_5321501262300170569_y-150x150.jpg" text:style-name="Internet_20_link" text:visited-style-name="Visited_20_Internet_20_Link">
photo_5321501262300170569_y-150x150.jpg</text:a>
']</text:p>
      <text:p text:style-name="P4">
Tags: ['ВОЛОДИМИР ЗЕЛЕНСЬКИЙ', 'ПЕРЕМОГА']</text:p>
      <text:p text:style-name="P4">
Category: News</text:p>
      <!--METADATA-->
      <text:p text:style-name="P4">
<draw:frame draw:style-name="fr1" draw:name="Image277" text:anchor-type="as-char" svg:width="6.9236in" svg:height="4.615733in" draw:z-index="0">
<draw:image xlink:href="../Images/AРМІЯINFORM/2023-04-15T69-00-00-04-00/photo_5321501262300170571_y.jpg" xlink:type="simple" xlink:show="embed" xlink:actuate="onLoad" draw:mime-type="image/jpeg"/>
</draw:frame>
</text:p>
      <text:p text:style-name="P4">
Президент України Володимир Зеленський впевнений у перемозі України у ційвійні.</text:p>
      <text:p text:style-name="P4">
<text:a xlink:type="simple" xlink:href="https://armyinform.com.ua/wp-content/uploads/2023/04/photo_5321501262300170562_y.jpg" text:style-name="Internet_20_link" text:visited-style-name="Visited_20_Internet_20_Link">
<draw:frame draw:style-name="fr1" draw:name="Image278" text:anchor-type="as-char" svg:width="6.9236in" svg:height="6.9236in" draw:z-index="0">
<draw:image xlink:href="../Images/AРМІЯINFORM/2023-04-15T69-00-00-04-00/photo_5321501262300170562_y-150x150.jpg" xlink:type="simple" xlink:show="embed" xlink:actuate="onLoad" draw:mime-type="image/jpeg"/>
</draw:frame>
</text:a>
</text:p>
      <text:p text:style-name="P4">
<text:a xlink:type="simple" xlink:href="https://armyinform.com.ua/wp-content/uploads/2023/04/photo_5321501262300170564_y.jpg" text:style-name="Internet_20_link" text:visited-style-name="Visited_20_Internet_20_Link">
<draw:frame draw:style-name="fr1" draw:name="Image279" text:anchor-type="as-char" svg:width="6.9236in" svg:height="6.9236in" draw:z-index="0">
<draw:image xlink:href="../Images/AРМІЯINFORM/2023-04-15T69-00-00-04-00/photo_5321501262300170564_y-150x150.jpg" xlink:type="simple" xlink:show="embed" xlink:actuate="onLoad" draw:mime-type="image/jpeg"/>
</draw:frame>
</text:a>
</text:p>
      <text:p text:style-name="P4">
<text:a xlink:type="simple" xlink:href="https://armyinform.com.ua/wp-content/uploads/2023/04/photo_5321501262300170565_y.jpg" text:style-name="Internet_20_link" text:visited-style-name="Visited_20_Internet_20_Link">
<draw:frame draw:style-name="fr1" draw:name="Image280" text:anchor-type="as-char" svg:width="6.9236in" svg:height="6.9236in" draw:z-index="0">
<draw:image xlink:href="../Images/AРМІЯINFORM/2023-04-15T69-00-00-04-00/photo_5321501262300170565_y-150x150.jpg" xlink:type="simple" xlink:show="embed" xlink:actuate="onLoad" draw:mime-type="image/jpeg"/>
</draw:frame>
</text:a>
</text:p>
      <text:p text:style-name="P4">
<text:a xlink:type="simple" xlink:href="https://armyinform.com.ua/wp-content/uploads/2023/04/photo_5321501262300170570_y.jpg" text:style-name="Internet_20_link" text:visited-style-name="Visited_20_Internet_20_Link">
<draw:frame draw:style-name="fr1" draw:name="Image281" text:anchor-type="as-char" svg:width="6.9236in" svg:height="6.9236in" draw:z-index="0">
<draw:image xlink:href="../Images/AРМІЯINFORM/2023-04-15T69-00-00-04-00/photo_5321501262300170570_y-150x150.jpg" xlink:type="simple" xlink:show="embed" xlink:actuate="onLoad" draw:mime-type="image/jpeg"/>
</draw:frame>
</text:a>
</text:p>
      <text:p text:style-name="P4">
<text:a xlink:type="simple" xlink:href="https://armyinform.com.ua/wp-content/uploads/2023/04/photo_5321501262300170566_y.jpg" text:style-name="Internet_20_link" text:visited-style-name="Visited_20_Internet_20_Link">
<draw:frame draw:style-name="fr1" draw:name="Image282" text:anchor-type="as-char" svg:width="6.9236in" svg:height="6.9236in" draw:z-index="0">
<draw:image xlink:href="../Images/AРМІЯINFORM/2023-04-15T69-00-00-04-00/photo_5321501262300170566_y-150x150.jpg" xlink:type="simple" xlink:show="embed" xlink:actuate="onLoad" draw:mime-type="image/jpeg"/>
</draw:frame>
</text:a>
</text:p>
      <text:p text:style-name="P4">
<text:a xlink:type="simple" xlink:href="https://armyinform.com.ua/wp-content/uploads/2023/04/photo_5321501262300170567_y.jpg" text:style-name="Internet_20_link" text:visited-style-name="Visited_20_Internet_20_Link">
<draw:frame draw:style-name="fr1" draw:name="Image283" text:anchor-type="as-char" svg:width="6.9236in" svg:height="6.9236in" draw:z-index="0">
<draw:image xlink:href="../Images/AРМІЯINFORM/2023-04-15T69-00-00-04-00/photo_5321501262300170567_y-150x150.jpg" xlink:type="simple" xlink:show="embed" xlink:actuate="onLoad" draw:mime-type="image/jpeg"/>
</draw:frame>
</text:a>
</text:p>
      <text:p text:style-name="P4">
<text:a xlink:type="simple" xlink:href="https://armyinform.com.ua/wp-content/uploads/2023/04/photo_5321501262300170568_y.jpg" text:style-name="Internet_20_link" text:visited-style-name="Visited_20_Internet_20_Link">
<draw:frame draw:style-name="fr1" draw:name="Image284" text:anchor-type="as-char" svg:width="6.9236in" svg:height="6.9236in" draw:z-index="0">
<draw:image xlink:href="../Images/AРМІЯINFORM/2023-04-15T69-00-00-04-00/photo_5321501262300170568_y-150x150.jpg" xlink:type="simple" xlink:show="embed" xlink:actuate="onLoad" draw:mime-type="image/jpeg"/>
</draw:frame>
</text:a>
</text:p>
      <text:p text:style-name="P4">
<text:a xlink:type="simple" xlink:href="https://armyinform.com.ua/wp-content/uploads/2023/04/photo_5321501262300170563_y.jpg" text:style-name="Internet_20_link" text:visited-style-name="Visited_20_Internet_20_Link">
<draw:frame draw:style-name="fr1" draw:name="Image285" text:anchor-type="as-char" svg:width="6.9236in" svg:height="6.9236in" draw:z-index="0">
<draw:image xlink:href="../Images/AРМІЯINFORM/2023-04-15T69-00-00-04-00/photo_5321501262300170563_y-150x150.jpg" xlink:type="simple" xlink:show="embed" xlink:actuate="onLoad" draw:mime-type="image/jpeg"/>
</draw:frame>
</text:a>
</text:p>
      <text:p text:style-name="P4">
<text:a xlink:type="simple" xlink:href="https://armyinform.com.ua/wp-content/uploads/2023/04/photo_5321501262300170569_y.jpg" text:style-name="Internet_20_link" text:visited-style-name="Visited_20_Internet_20_Link">
<draw:frame draw:style-name="fr1" draw:name="Image286" text:anchor-type="as-char" svg:width="6.9236in" svg:height="6.9236in" draw:z-index="0">
<draw:image xlink:href="../Images/AРМІЯINFORM/2023-04-15T69-00-00-04-00/photo_5321501262300170569_y-150x150.jpg" xlink:type="simple" xlink:show="embed" xlink:actuate="onLoad" draw:mime-type="image/jpeg"/>
</draw:frame>
</text:a>
</text:p>
      <text:p text:style-name="P4">
На <text:a xlink:type="simple" xlink:href="https://t.me/V_Zelenskiy_official/5866" text:style-name="Internet_20_link" text:visited-style-name="Visited_20_Internet_20_Link">
офіційному каналі</text:a>
 в Тelegram, вінвкотре наголосив: «Україна переможе в цій війні. Лише питання часу, колиросійська агресія зазнає поразки».</text:p>
      <text:p text:style-name="P4">
Source: <text:a xlink:type="simple" xlink:href="https://armyinform.com.ua/2023/04/15/ukrayina-peremozhe-v-czij-vijni-cze-lyshe-pytannya-chasu-glava-derzhava/" text:style-name="Internet_20_link" text:visited-style-name="Visited_20_Internet_20_Link">
https://armyinform.com.ua/2023/04/15/ukrayina-peremozhe-v-czij-vijni-cze-lyshe-pytannya-chasu-glava-derzhava/</text:a>
</text:p>
      <!--NEWS-->
      <text:h text:style-name="P10" text:outline-level="1">
<text:span text:style-name="T4">
Чернігівський військовий ліцей відзначив своє 30-річчя з дня заснування</text:span>
</text:h>
      <text:p text:style-name="P4">
Author: ['Ігор Березинський']</text:p>
      <text:p text:style-name="P4">
Time: 2023-04-15T70:00:00-04:00</text:p>
      <text:p text:style-name="P4">
Description: В урочистій обстановці виконувач обов’язків начальника Чернігівського ліцею з посиле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1-5.jpg" text:style-name="Internet_20_link" text:visited-style-name="Visited_20_Internet_20_Link">
01-5.jpg</text:a>
', '<text:a xlink:type="simple" xlink:href="https://armyinform.com.ua/wp-content/uploads/2023/04/05-9-150x150.jpg" text:style-name="Internet_20_link" text:visited-style-name="Visited_20_Internet_20_Link">
05-9-150x150.jpg</text:a>
', '<text:a xlink:type="simple" xlink:href="https://armyinform.com.ua/wp-content/uploads/2023/04/07-5-150x150.jpg" text:style-name="Internet_20_link" text:visited-style-name="Visited_20_Internet_20_Link">
07-5-150x150.jpg</text:a>
', '<text:a xlink:type="simple" xlink:href="https://armyinform.com.ua/wp-content/uploads/2023/04/02-9-150x150.jpg" text:style-name="Internet_20_link" text:visited-style-name="Visited_20_Internet_20_Link">
02-9-150x150.jpg</text:a>
', '<text:a xlink:type="simple" xlink:href="https://armyinform.com.ua/wp-content/uploads/2023/04/03-10-150x150.jpg" text:style-name="Internet_20_link" text:visited-style-name="Visited_20_Internet_20_Link">
03-10-150x150.jpg</text:a>
', '<text:a xlink:type="simple" xlink:href="https://armyinform.com.ua/wp-content/uploads/2023/04/04-9-150x150.jpg" text:style-name="Internet_20_link" text:visited-style-name="Visited_20_Internet_20_Link">
04-9-150x150.jpg</text:a>
']</text:p>
      <text:p text:style-name="P4">
Tags: ['ВІЙСЬКОВИЙ ЛІЦЕЙ', 'РІЧНИЦЯ', 'ЧЕРНІГІВ']</text:p>
      <text:p text:style-name="P4">
Category: News</text:p>
      <!--METADATA-->
      <text:p text:style-name="P4">
<draw:frame draw:style-name="fr1" draw:name="Image287" text:anchor-type="as-char" svg:width="6.9236in" svg:height="4.617987in" draw:z-index="0">
<draw:image xlink:href="../Images/AРМІЯINFORM/2023-04-15T70-00-00-04-00/01-5.jpg" xlink:type="simple" xlink:show="embed" xlink:actuate="onLoad" draw:mime-type="image/jpeg"/>
</draw:frame>
</text:p>
      <text:p text:style-name="P4">
В урочистій обстановці виконувач обов’язків начальника Чернігівського ліцею зпосиленою військово-фізичною підготовкою підполковник Євген Казанін привітавусіх вихованців ліцею та нагородив найкращих військовослужбовців тапрацівників закладу почесними відзнаками, а ліцеїсти з найкращими показникамив навчанні отримали високу відзнаку — «відмінник навчання».</text:p>
      <text:p text:style-name="P4">
Особливістю навчального процесу в ліцеї стало й те, що з минулого рокувступати до закладу поряд з хлопцями можуть й дівчата. На урочистостізапросили і почесних гостей.</text:p>
      <text:p text:style-name="P4">
— Про ваш ліцей знають у багатьох куточках держави. Хочу наголосити, що самеваші випускники в ці дні очолюють деякі з районних територіальних центрівкомплектування та соцпідтримки Чернігівщини, а також проходять військовуслужбу в інших частинах та підрозділах. Вихованці ліцею неодноразово бралиучасть в акціях та конкурсах, організованих нашою установою, а у грудні 2022року 2 ліцеїстки стали призерами нашого щорічного відкритого конкурсупатріотичних аматорських відеороликів «МОЛОДЬ! АРМІЯ! КРАЇНА!». Вітаю вас зісвятом та бажаю найголовнішого — нашої скорішої перемоги, — сказав увітальному слові начальник Чернігівського обласного ТЦК та СП полковник ОлегГончарук.</text:p>
      <text:p text:style-name="P4">
Начальник ліцею зазначив, що цього року близько 70% ліцеїстів плануютьпродовжувати військовий шлях та вступати до вищих військових навчальнихзакладів.</text:p>
      <text:p text:style-name="P4">
«Погон ліцейський — честь для нас, а потім буду я курсантом, як промайненавчання час — я стану лейтенантом!» — саме з цих слів ліцеїсти розпочалисвятковий концерт, на якому продемонстрували своїм творчі, вокальні татанцювальні здібності.</text:p>
      <text:p text:style-name="P4">
<text:a xlink:type="simple" xlink:href="https://armyinform.com.ua/wp-content/uploads/2023/04/05-9.jpg" text:style-name="Internet_20_link" text:visited-style-name="Visited_20_Internet_20_Link">
<draw:frame draw:style-name="fr1" draw:name="Image288" text:anchor-type="as-char" svg:width="6.9236in" svg:height="6.9236in" draw:z-index="0">
<draw:image xlink:href="../Images/AРМІЯINFORM/2023-04-15T70-00-00-04-00/05-9-150x150.jpg" xlink:type="simple" xlink:show="embed" xlink:actuate="onLoad" draw:mime-type="image/jpeg"/>
</draw:frame>
</text:a>
</text:p>
      <text:p text:style-name="P4">
<text:a xlink:type="simple" xlink:href="https://armyinform.com.ua/wp-content/uploads/2023/04/07-5.jpg" text:style-name="Internet_20_link" text:visited-style-name="Visited_20_Internet_20_Link">
<draw:frame draw:style-name="fr1" draw:name="Image289" text:anchor-type="as-char" svg:width="6.9236in" svg:height="6.9236in" draw:z-index="0">
<draw:image xlink:href="../Images/AРМІЯINFORM/2023-04-15T70-00-00-04-00/07-5-150x150.jpg" xlink:type="simple" xlink:show="embed" xlink:actuate="onLoad" draw:mime-type="image/jpeg"/>
</draw:frame>
</text:a>
</text:p>
      <text:p text:style-name="P4">
<text:a xlink:type="simple" xlink:href="https://armyinform.com.ua/wp-content/uploads/2023/04/02-9.jpg" text:style-name="Internet_20_link" text:visited-style-name="Visited_20_Internet_20_Link">
<draw:frame draw:style-name="fr1" draw:name="Image290" text:anchor-type="as-char" svg:width="6.9236in" svg:height="6.9236in" draw:z-index="0">
<draw:image xlink:href="../Images/AРМІЯINFORM/2023-04-15T70-00-00-04-00/02-9-150x150.jpg" xlink:type="simple" xlink:show="embed" xlink:actuate="onLoad" draw:mime-type="image/jpeg"/>
</draw:frame>
</text:a>
</text:p>
      <text:p text:style-name="P4">
<text:a xlink:type="simple" xlink:href="https://armyinform.com.ua/wp-content/uploads/2023/04/03-10.jpg" text:style-name="Internet_20_link" text:visited-style-name="Visited_20_Internet_20_Link">
<draw:frame draw:style-name="fr1" draw:name="Image291" text:anchor-type="as-char" svg:width="6.9236in" svg:height="6.9236in" draw:z-index="0">
<draw:image xlink:href="../Images/AРМІЯINFORM/2023-04-15T70-00-00-04-00/03-10-150x150.jpg" xlink:type="simple" xlink:show="embed" xlink:actuate="onLoad" draw:mime-type="image/jpeg"/>
</draw:frame>
</text:a>
</text:p>
      <text:p text:style-name="P4">
<text:a xlink:type="simple" xlink:href="https://armyinform.com.ua/wp-content/uploads/2023/04/04-9.jpg" text:style-name="Internet_20_link" text:visited-style-name="Visited_20_Internet_20_Link">
<draw:frame draw:style-name="fr1" draw:name="Image292" text:anchor-type="as-char" svg:width="6.9236in" svg:height="6.9236in" draw:z-index="0">
<draw:image xlink:href="../Images/AРМІЯINFORM/2023-04-15T70-00-00-04-00/04-9-150x150.jpg" xlink:type="simple" xlink:show="embed" xlink:actuate="onLoad" draw:mime-type="image/jpeg"/>
</draw:frame>
</text:a>
</text:p>
      <text:p text:style-name="P4">
Варто зазначити, що багато випускників Чернігівського військового ліцею з 2014року мужньо боронять нашу країну. Зі зброєю в руках вони зустріли йповномасштабну війну, з перших днів даючи гідну відсіч загарбникам у складісвоїх підрозділів. На жаль, за 9 років російсько-української війни загинуло 39вихованців Чернігівського ліцею з посиленою військово-фізичною підготовкою.Їхню світлу пам‘ять присутні вшанували хвилиною мовчання.</text:p>
      <text:p text:style-name="P4">
<text:span text:style-name="T4">
Довідково.</text:span>
 <text:span text:style-name="T5">
Чернігівський ліцей з посиленою військово-фізичноюпідготовкою</text:span>
 — <text:span text:style-name="T5">
загальноосвітній навчальний заклад ІІІ ступеня інтернатноготипу з профільним навчанням та допрофесійною підготовкою, створений на базіЧернігівського вищого військового авіаційного училища льотчиків відповідно доПостанови Кабінету Міністрів України від 19 серпня 1992 року № 490 та єзакладом нового типу, який надає ліцеїстам знання та навички з військової тафізичної підготовки.</text:span>
</text:p>
      <text:p text:style-name="P4">
Ліцей — єдиний заклад в Україні, де 38 ліцеїстів виконали мотиваційні польотина реактивному літаку Л-39. Це перший у світовій історії приклад масовоговиконання польотів на реактивних літаках. Водночас ліцей має великий досвідпідготовки і виконання парашутних стрибків.</text:p>
      <text:p text:style-name="P4">
<text:span text:style-name="T5">
Фото Катерини Магась</text:span>
</text:p>
      <text:p text:style-name="P4">
Source: <text:a xlink:type="simple" xlink:href="https://armyinform.com.ua/2023/04/15/chernigivskyj-vijskovyj-liczej-vidznachyv-svoye-30-richchya-z-dnya-zasnuvannya/" text:style-name="Internet_20_link" text:visited-style-name="Visited_20_Internet_20_Link">
https://armyinform.com.ua/2023/04/15/chernigivskyj-vijskovyj-liczej-vidznachyv-svoye-30-richchya-z-dnya-zasnuvannya/</text:a>
</text:p>
      <!--NEWS-->
      <text:h text:style-name="P10" text:outline-level="1">
<text:span text:style-name="T4">
Ювенальні прокурори: 469 дітей загинули в Україні внаслідок збройної агресії рф</text:span>
</text:h>
      <text:p text:style-name="P4">
Author: ['АРМІЯINFORM']</text:p>
      <text:p text:style-name="P4">
Time: 2023-04-15T71:00:00-04:00</text:p>
      <text:p text:style-name="P4">
Description: Станом на ранок 15 квітня 2023 року більше ніж 1417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5_09-22-06.jpg" text:style-name="Internet_20_link" text:visited-style-name="Visited_20_Internet_20_Link">
photo_2023-04-15_09-22-06.jpg</text:a>
']</text:p>
      <text:p text:style-name="P4">
Tags: ['STOPRUSSIA', 'ВОЄННІ ЗЛОЧИНИ ЗС РФ', 'ВТОРГНЕННЯ РФ', 'ЮВЕНАЛЬНІ ПРОКУРОРИ']</text:p>
      <text:p text:style-name="P4">
Category: News</text:p>
      <!--METADATA-->
      <text:p text:style-name="P4">
<draw:frame draw:style-name="fr1" draw:name="Image293" text:anchor-type="as-char" svg:width="6.9236in" svg:height="4.662612in" draw:z-index="0">
<draw:image xlink:href="../Images/AРМІЯINFORM/2023-04-15T71-00-00-04-00/photo_2023-04-15_09-22-06.jpg" xlink:type="simple" xlink:show="embed" xlink:actuate="onLoad" draw:mime-type="image/jpeg"/>
</draw:frame>
</text:p>
      <text:p text:style-name="P4">
Станом на ранок 15 квітня 2023 року більше ніж 1417 дітей постраждали вУкраїні внаслідок повномасштабної збройної агресії рф.</text:p>
      <text:p text:style-name="P4">
Про це <text:a xlink:type="simple" xlink:href="https://t.me/pgo_gov_ua/11273" text:style-name="Internet_20_link" text:visited-style-name="Visited_20_Internet_20_Link">
повідомляє</text:a>
 Офіс Генерального прокурораУкраїни.</text:p>
      <text:p text:style-name="P4">
"За офіційною інформацією ювенальних прокурорів 469 дітей загинуло та понад948 отримали поранення різного ступеню тяжкості. Ці цифри не остаточні. Триваєробота з їх встановлення в місцях ведення бойових дій, на тимчасово окупованихта звільнених територіях.</text:p>
      <text:p text:style-name="P4">
Також зазначається, що найбільше постраждало дітей у Донецькій області — 451,Харківській — 275, Київській — 127, Херсонській — 94, Запорізькій — 89,Миколаївській — 85, Чернігівській — 68, Луганській — 66, Дніпропетровській —66.</text:p>
      <text:p text:style-name="P4">
У Офісі Генпрокурора нагадали, що вчора, 14 квітня, внаслідок обстрілувійськами рф цивільної інфраструктури м. Слов’янськ Донецької області загинув2-річний хлопчик та травмована 14-річна дівчинка.</text:p>
      <text:p text:style-name="P4">
Раніше кореспондент АрміяInform<text:a xlink:type="simple" xlink:href="https://armyinform.com.ua/2023/04/14/stanom-na-zaraz-5-lyudej-zagynuly-15-poraneni-pavlo-kyrylenko-pro-naslidky-udaru-po-slov%e2%80%b2yansku/" text:style-name="Internet_20_link" text:visited-style-name="Visited_20_Internet_20_Link">
повідомив</text:a>
, що 14 квітня росіяни завдали удару по місту Слов′янськдев’ятьма ракетами С-300, станом на вечір 14 квітня було відомо про 5 загиблихі 15 поранених мирних мешканців.</text:p>
      <text:p text:style-name="P4">
Source: <text:a xlink:type="simple" xlink:href="https://armyinform.com.ua/2023/04/15/yuvenalni-prokurory-469-ditej-zagynuly-v-ukrayini-vnaslidok-zbrojnoyi-agresiyi-rf/" text:style-name="Internet_20_link" text:visited-style-name="Visited_20_Internet_20_Link">
https://armyinform.com.ua/2023/04/15/yuvenalni-prokurory-469-ditej-zagynuly-v-ukrayini-vnaslidok-zbrojnoyi-agresiyi-rf/</text:a>
</text:p>
      <!--NEWS-->
      <text:h text:style-name="P10" text:outline-level="1">
<text:span text:style-name="T4">
Утворено дев’ять військових адміністрацій на Донеччині</text:span>
</text:h>
      <text:p text:style-name="P4">
Author: ['АРМІЯINFORM']</text:p>
      <text:p text:style-name="P4">
Time: 2023-04-15T72:00:00-04:00</text:p>
      <text:p text:style-name="P4">
Description: Президент України Володимир Зеленський підписав указ про утворення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ДОНЕЦЬКА ОБЛАСТЬ', 'УКАЗ ПРЕЗИДЕНТА УКРАЇНИ']</text:p>
      <text:p text:style-name="P4">
Category: News</text:p>
      <!--METADATA-->
      <text:p text:style-name="P4">
<draw:frame draw:style-name="fr1" draw:name="Image294" text:anchor-type="as-char" svg:width="6.9236in" svg:height="4.615733in" draw:z-index="0">
<draw:image xlink:href="../Images/AРМІЯINFORM/2023-04-15T72-00-00-04-00/ukaz.jpg" xlink:type="simple" xlink:show="embed" xlink:actuate="onLoad" draw:mime-type="image/jpeg"/>
</draw:frame>
</text:p>
      <text:p text:style-name="P4">
Президент України Володимир Зеленський підписав указ про утворення військовихадміністрацій населених пунктів у Донецькій області.</text:p>
      <text:p text:style-name="P4">
Відповідний указ <text:a xlink:type="simple" xlink:href="https://www.president.gov.ua/documents/2262023-46485" text:style-name="Internet_20_link" text:visited-style-name="Visited_20_Internet_20_Link">
№226/2023</text:a>
 оприлюдненийна сайті глави держави.</text:p>
      <text:p text:style-name="P4">
На виконання Закону України «Про правовий режим воєнного стану» Глава державипостановив утворити: Андріївську сільську військову адміністраціюКраматорського району Донецької області; Білозерську міську військовуадміністрацію Покровського району Донецької області; Гродівську селищнувійськову адміністрацію Покровського району Донецької області; Іллінівськусільську військову адміністрацію Краматорського району Донецької області;Криворізьку сільську військову адміністрацію Покровського району Донецькоїобласті; Новогродівську міську військову адміністрацію Покровського районуДонецької області; Новодонецьку селищну військову адміністрацію Краматорськогорайону Донецької області; Олександрівську селищну військову адміністраціюКраматорського району Донецької області; Удачненську селищну військовуадміністрацію Покровського району Донецької області.</text:p>
      <text:p text:style-name="P4">
Згідно з документом, Президент доручив Генеральному штабу Збройних СилУкраїни, Донецькій обласній державній адміністрації здійснити відповідно доЗакону України «Про правовий режим воєнного стану» заходи, пов’язані зутворенням військових адміністрацій, зазначених у статті 1 цього Указу.</text:p>
      <text:p text:style-name="P4">
Указ набирає чинності з дня його опублікування.</text:p>
      <text:p text:style-name="P4">
Source: <text:a xlink:type="simple" xlink:href="https://armyinform.com.ua/2023/04/15/utvoreno-devyat-vijskovyh-administraczij-na-donechchyni/" text:style-name="Internet_20_link" text:visited-style-name="Visited_20_Internet_20_Link">
https://armyinform.com.ua/2023/04/15/utvoreno-devyat-vijskovyh-administraczij-na-donechchyni/</text:a>
</text:p>
      <!--NEWS-->
      <text:h text:style-name="P10" text:outline-level="1">
<text:span text:style-name="T4">
Ворог тримає у Чорному морі два ракетоносії з вісьмома «Калібрами»</text:span>
</text:h>
      <text:p text:style-name="P4">
Author: ['АРМІЯINFORM']</text:p>
      <text:p text:style-name="P4">
Time: 2023-04-15T73:00:00-04:00</text:p>
      <text:p text:style-name="P4">
Description: Станом на 15 квітня у Чорному морі на бойовому чергуванні знаходиться 10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pidvodnyj-choven-kalibry-2.jpg" text:style-name="Internet_20_link" text:visited-style-name="Visited_20_Internet_20_Link">
pidvodnyj-choven-kalibry-2.jpg</text:a>
', '<text:a xlink:type="simple" xlink:href="https://armyinform.com.ua/wp-content/uploads/2023/04/336540663_619067633015569_1256086685011067944_n.jpg" text:style-name="Internet_20_link" text:visited-style-name="Visited_20_Internet_20_Link">
336540663_619067633015569_1256086685011067944_n.jpg</text:a>
']</text:p>
      <text:p text:style-name="P4">
Tags: ['STOPRUSSIA', 'АЗОВСЬКЕ МОРЕ', 'ВТОРГНЕННЯ РФ', 'РАКЕТИ «КАЛІБР»', 'ЧОРНЕ МОРЕ']</text:p>
      <text:p text:style-name="P4">
Category: News</text:p>
      <!--METADATA-->
      <text:p text:style-name="P4">
<draw:frame draw:style-name="fr1" draw:name="Image295" text:anchor-type="as-char" svg:width="6.9236in" svg:height="4.366107in" draw:z-index="0">
<draw:image xlink:href="../Images/AРМІЯINFORM/2023-04-15T73-00-00-04-00/pidvodnyj-choven-kalibry-2.jpg" xlink:type="simple" xlink:show="embed" xlink:actuate="onLoad" draw:mime-type="image/jpeg"/>
</draw:frame>
</text:p>
      <text:p text:style-name="P4">
Станом на 15 квітня у Чорному морі на бойовому чергуванні знаходиться 10ворожих кораблів, серед яких два носії крилатих ракет «Калібр» загальний залпдо 8 ракет.</text:p>
      <text:p text:style-name="P4">
Про цеп<text:a xlink:type="simple" xlink:href="https://www.facebook.com/navy.mil.gov.ua/posts/pfbid0fFQn68TqJsXSQkCYLkJJXhSeWqpNhSFmDSgh8CWF4nyYuCw65XzgZx51GrZ2Tbql" text:style-name="Internet_20_link" text:visited-style-name="Visited_20_Internet_20_Link">
овідомляє</text:a>
Командування Військово-Морських Сил ЗС України.</text:p>
      <text:p text:style-name="P4">
«В Чорному морі на бойовому чергуванні знаходиться 10 ворожих кораблів, середяких 2 носії крилатих ракет „калібр“ загальний залп до 8 ракет;</text:p>
      <text:p text:style-name="P4">
в Азовському морі — 1 ворожий корабель;</text:p>
      <text:p text:style-name="P4">
в Середземному морі на бойовому чергуванні знаходиться до 8 ворожих кораблів,з них 4 носії крилатих ракет „Калібр“, загальний залп до 36 ракет», — йдетьсяу повідомленні.</text:p>
      <text:p text:style-name="P4">
<draw:frame draw:style-name="fr1" draw:name="Image296" text:anchor-type="as-char" svg:width="6.270833in" svg:height="10.0in" draw:z-index="0">
<draw:image xlink:href="../Images/AРМІЯINFORM/2023-04-15T73-00-00-04-00/336540663_619067633015569_1256086685011067944_n.jpg" xlink:type="simple" xlink:show="embed" xlink:actuate="onLoad" draw:mime-type="image/jpeg"/>
</draw:frame>
</text:p>
      <text:p text:style-name="P4">
Також повідомляється, що за добу, в інтересах рф, прохід Керч-Єнікальськоюпротокою здійснили:</text:p>
      <text:p text:style-name="P4">
до Азовського моря — 19 суден, з них 8 рухались з протоки Босфор;</text:p>
      <text:p text:style-name="P4">
до Чорного моря — 32 суден, з них 15 продовжили рух у напрямку протоки Босфор.</text:p>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4/15/vorog-trymaye-u-chornomu-mori-dva-raketonosiyi-z-vismoma-kalibramy/" text:style-name="Internet_20_link" text:visited-style-name="Visited_20_Internet_20_Link">
https://armyinform.com.ua/2023/04/15/vorog-trymaye-u-chornomu-mori-dva-raketonosiyi-z-vismoma-kalibramy/</text:a>
</text:p>
      <!--NEWS-->
      <text:h text:style-name="P10" text:outline-level="1">
<text:span text:style-name="T4">
У Бахмуті тривають безпрецедентні за останні роки криваві бої — Сергій Череватий</text:span>
</text:h>
      <text:p text:style-name="P4">
Author: ['Оксана Іванець']</text:p>
      <text:p text:style-name="P4">
Time: 2023-04-15T74:00:00-04:00</text:p>
      <text:p text:style-name="P4">
Description: Ворог продовжує зосереджувати зусилля на Бахмуті. Про це в етері телемарафону «Єди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cherevatyj.jpg" text:style-name="Internet_20_link" text:visited-style-name="Visited_20_Internet_20_Link">
cherevatyj.jpg</text:a>
']</text:p>
      <text:p text:style-name="P4">
Tags: ['STOPRUSSIA', 'БАХМУТ', 'ВТОРГНЕННЯ РФ', 'ЄДИНІ НОВИНИ', 'СЕРГІЙ ЧЕРЕВАТИЙ']</text:p>
      <text:p text:style-name="P4">
Category: News</text:p>
      <!--METADATA-->
      <text:p text:style-name="P4">
<draw:frame draw:style-name="fr1" draw:name="Image297" text:anchor-type="as-char" svg:width="6.9236in" svg:height="4.611226in" draw:z-index="0">
<draw:image xlink:href="../Images/AРМІЯINFORM/2023-04-15T74-00-00-04-00/cherevatyj.jpg" xlink:type="simple" xlink:show="embed" xlink:actuate="onLoad" draw:mime-type="image/jpeg"/>
</draw:frame>
</text:p>
      <text:p text:style-name="P4">
Ворог продовжує зосереджувати зусилля на Бахмуті. Про це в етері телемарафону«Єдині новини» повідомив речник Східного угруповання військ Збройних СилУкраїни полковник Сергій Череватий.</text:p>
      <text:p text:style-name="P4">
— У міській забудові тривають безпрецедентні за останні роки криваві бої.Окупанти поставили за ціль — взяти це Місто-фортецю, яке стало для них такоюсобі точкою безславності, за будь-яку ціну. Наші захисники своєю чергоюроблять все можливе, щоб сточувати боєздатність противника, відбити його живусилу, деморалізувати. Зазначу, досить успішно.</text:p>
      <text:p text:style-name="P4">
За словами спікера, впродовж минулої доби на Бахмутському напрямку ворог 158разів завдав ударів з артилерійського озброєння та РСЗВ. Відбулося сімнадцятьбойових зіткнень, в результаті чого знищено близько 80 окупантів, 100 булопоранено. Знищено 4 польових склади ворога.</text:p>
      <text:p text:style-name="P4">
— Представники терористичної організації пвк «вагнер» на цьому напрямку обралитактику постійних атак, тому зазнають серйозних втрат — щодоби вони втрачаютьвбитими понад 100 осіб. Через це наразі їх підсилюють регулярними підрозділамиросармії — насамперед це повітряно-десантні війська, які використовуються дляприкриття флангів.</text:p>
      <text:p text:style-name="P4">
Другий за інтенсивністю дій ворога напрямок — Лимано-Куп’янський.</text:p>
      <text:p text:style-name="P4">
— За кількістю завданих обстрілів цей напрямок став «лідером» — окупантиобстріляли позиції українських захисників з озброєння різних калібрів 307разів. У результаті бойових зіткнень наші підрозділи знищили 12 окупантів, 44зазнали поранень. Зокрема, на цьому напрямку був «утилізований» артилерійськийтягач, новітній російський танк Т-90, БМП-1 — застарілі моделі бойових машин,які були зняті свого часу з озброєння, — зазначив Череватий.</text:p>
      <text:p text:style-name="P4">
Source: <text:a xlink:type="simple" xlink:href="https://armyinform.com.ua/2023/04/15/u-bahmuti-tryvayut-bezpreczedentni-za-ostanni-roky-kryvavi-boyi-sergij-cherevatyj/" text:style-name="Internet_20_link" text:visited-style-name="Visited_20_Internet_20_Link">
https://armyinform.com.ua/2023/04/15/u-bahmuti-tryvayut-bezpreczedentni-za-ostanni-roky-kryvavi-boyi-sergij-cherevatyj/</text:a>
</text:p>
      <!--NEWS-->
      <text:h text:style-name="P10" text:outline-level="1">
<text:span text:style-name="T4">
Українські ППО в змозі знищити ракети Х-50, виробництво яких анонсувала росія — Юрій Ігнат</text:span>
</text:h>
      <text:p text:style-name="P4">
Author: ['Оксана Іванець']</text:p>
      <text:p text:style-name="P4">
Time: 2023-04-15T75:00:00-04:00</text:p>
      <text:p text:style-name="P4">
Description: Держава-терорист найближчим часом планує запустити виробництво крилатих ракет Х-50....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ППО ЗСУ', 'Х-50', 'ЮРІЙ ІГНАТ']</text:p>
      <text:p text:style-name="P4">
Category: News</text:p>
      <!--METADATA-->
      <text:p text:style-name="P4">
<draw:frame draw:style-name="fr1" draw:name="Image298" text:anchor-type="as-char" svg:width="6.9236in" svg:height="4.361868in" draw:z-index="0">
<draw:image xlink:href="../Images/AРМІЯINFORM/2023-04-15T75-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Держава-терорист найближчим часом планує запустити виробництво крилатих ракетХ-50. Цю інформацію в етері телемарафону «Єдині новини» підтвердив речникКомандування Повітряних Сил Збройних Сил України полковник Юрій Ігнат. Вінзазначив, що ці ракети відносно недорогі та прості у виробництві.</text:p>
      <text:p text:style-name="P4">
Спікер заявив, що українська ППО в змозі відбити атаки з повітря цим видомозброєння:</text:p>
      <text:p text:style-name="P4">
— Ця ракета розроблялася ще на початку 90-х років минулого століття.Технології її виробництва схожі на ті, які використовуються при виготовленні,зокрема Х-101. Тактико-технічні характеристики ракети Х-50 нічим невідрізняються від решти крилатих ракет, які застосовує російська авіація.Українські Сили протиповітряної оборони успішно знищують такі повітряні ціліта мають для цього достатньо засобів ППО та літаки, які можуть перехоплюватиці ракети.</text:p>
      <text:p text:style-name="P4">
Source: <text:a xlink:type="simple" xlink:href="https://armyinform.com.ua/2023/04/15/ukrayinski-ppo-v-zmozi-znyshhyty-rakety-h-50-vyrobnycztvo-yakyh-anonsuvala-rosiya-yurij-ignat/" text:style-name="Internet_20_link" text:visited-style-name="Visited_20_Internet_20_Link">
https://armyinform.com.ua/2023/04/15/ukrayinski-ppo-v-zmozi-znyshhyty-rakety-h-50-vyrobnycztvo-yakyh-anonsuvala-rosiya-yurij-ignat/</text:a>
</text:p>
      <!--NEWS-->
      <text:h text:style-name="P10" text:outline-level="1">
<text:span text:style-name="T4">
Наші пріоритети відомі — захист неба, створення «броньованого кулака», забезпечення боєприпасами — Олексій Резніков</text:span>
</text:h>
      <text:p text:style-name="P4">
Author: ['АРМІЯINFORM']</text:p>
      <text:p text:style-name="P4">
Time: 2023-04-15T76:00:00-04:00</text:p>
      <text:p text:style-name="P4">
Description: На своїй сторінці у Facebook Міністр оборони України зазначив, що напередодні зустріч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znikovvv.jpeg" text:style-name="Internet_20_link" text:visited-style-name="Visited_20_Internet_20_Link">
reznikovvv.jpeg</text:a>
']</text:p>
      <text:p text:style-name="P4">
Tags: ['МІНІСТР ОБОРОНИ УКРАЇНИ', 'ОЛЕКСІЙ РЕЗНІКОВ']</text:p>
      <text:p text:style-name="P4">
Category: News</text:p>
      <!--METADATA-->
      <text:p text:style-name="P4">
<draw:frame draw:style-name="fr1" draw:name="Image299" text:anchor-type="as-char" svg:width="6.9236in" svg:height="4.32725in" draw:z-index="0">
<draw:image xlink:href="../Images/AРМІЯINFORM/2023-04-15T76-00-00-04-00/reznikovvv.jpeg" xlink:type="simple" xlink:show="embed" xlink:actuate="onLoad" draw:mime-type="image/jpeg"/>
</draw:frame>
</text:p>
      <text:p text:style-name="P4">
На своїй сторінці у Facebook Міністр оборони України<text:a xlink:type="simple" xlink:href="https://armyinform.com.ua/reformator/%D0%9D%D0%B0%D1%88%D1%96%20%D0%BF%D1%80%D1%96%D0%BE%D1%80%D0%B8%D1%82%D0%B5%D1%82%D0%B8%20%D0%B2%D1%96%D0%B4%D0%BE%D0%BC%D1%96%20%E2%80%93%20%D0%B7%D0%B0%D1%85%D0%B8%D1%81%D1%82%20%D0%BD%D0%B5%D0%B1%D0%B0,%20%D1%81%D1%82%D0%B2%D0%BE%D1%80%D0%B5%D0%BD%D0%BD%D1%8F%20%C2%AB%D0%B1%D1%80%D0%BE%D0%BD%D1%8C%D0%BE%D0%B2%D0%B0%D0%BD%D0%BE%D0%B3%D0%BE%20%D0%BA%D1%83%D0%BB%D0%B0%D0%BA%D0%B0%C2%BB,%20%D0%B7%D0%B0%D0%B1%D0%B5%D0%B7%D0%BF%D0%B5%D1%87%D0%B5%D0%BD%D0%BD%D1%8F%20%D0%B1%D0%BE%D1%94%D0%BF%D1%80%D0%B8%D0%BF%D0%B0%D1%81%D0%B0%D0%BC%D0%B8%20-%20%D0%9E%D0%BB%D0%B5%D1%81%D1%96%D0%B9%20%D0%A0%D0%B5%D0%B7%D0%BD%D1%96%D0%BA%D0%BE%D0%B2" text:style-name="Internet_20_link" text:visited-style-name="Visited_20_Internet_20_Link">
зазначив</text:a>
,що напередодні зустрічі у Рамштайні, яка буде етапною — адже цьому форматуантикремлівської коаліції виповнюється рік, відпрацювали дуже інтенсивнийвідрізок у плані міжнародних контактів.</text:p>
      <text:p text:style-name="P4">
«За 10 днів разом з командою відвідали Афіни, Нікосію, Мадрид та Бухарест.</text:p>
      <text:p text:style-name="P4">
Відбулися плідні зустрічі з моїми колегами — міністром оборони Греції НікосомПанайотопулусом, міністром оборони Кіпру Міхалісом Георгалласом, міністромоборони Іспанії Маргаритою Роблес, міністром оборони Румунії Ангелом Тілваромта їх командами.</text:p>
      <text:p text:style-name="P4">
Мета незмінна — зброя та інші форми підтримки, які зміцнюють Сили оборониУкраїни.</text:p>
      <text:p text:style-name="P4">
Під час візитів зустрічаємося з лідерами органів представницької влади, звиробниками, з медіа. Щоб мати максимально широке коло підтримки.</text:p>
      <text:p text:style-name="P4">
Наші пріоритети відомі — захист неба, створення „броньованого кулака“,забезпечення боєприпасами.</text:p>
      <text:p text:style-name="P4">
Працюємо по різних треках.</text:p>
      <text:p text:style-name="P4">
Нас цікавлять як платформи радянського зразка і, особливо, ракети та снарядидо них, адже ця зброя негайно опиняється на полі бою, так і системи західноговиробництва, що забезпечують якісні переваги.</text:p>
      <text:p text:style-name="P4">
Залучаємо допомогу, домовляємося про виробництво, відпрацьовуємо програминавчання наших воїнів тощо.</text:p>
      <text:p text:style-name="P4">
Такі візити і зустрічі на політичному рівні є дуже корисними, адже не тількидопомагають підтримувати високу загальну динаміку, але й сприяють швидкомувирішенню багатьох практичних питань, для чого у дистанційному режимізнадобилися б тижні часу.</text:p>
      <text:p text:style-name="P4">
Час для нас дуже важливий. Адже це збережені життя наших захисників ізахисниць, захист наших мирних міст», — написав Олексій Резніков.</text:p>
      <text:p text:style-name="P4">
Source: <text:a xlink:type="simple" xlink:href="https://armyinform.com.ua/2023/04/15/nashi-priorytety-vidomi-zahyst-neba-stvorennya-bronovanogo-kulaka-zabezpechennya-boyeprypasamy-oleksij-reznikov/" text:style-name="Internet_20_link" text:visited-style-name="Visited_20_Internet_20_Link">
https://armyinform.com.ua/2023/04/15/nashi-priorytety-vidomi-zahyst-neba-stvorennya-bronovanogo-kulaka-zabezpechennya-boyeprypasamy-oleksij-reznikov/</text:a>
</text:p>
      <!--NEWS-->
      <text:h text:style-name="P10" text:outline-level="1">
<text:span text:style-name="T4">
У Слов’янську зросла кількість жертв ракетного удару росіян</text:span>
</text:h>
      <text:p text:style-name="P4">
Author: ['АРМІЯINFORM']</text:p>
      <text:p text:style-name="P4">
Time: 2023-04-15T77:00:00-04:00</text:p>
      <text:p text:style-name="P4">
Description: З-під завалів п’ятиповерхівки у Слов’янську на Донеччині дістали тіла ще двох загибл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862966_744572820543696_5411863876397601406_n.jpg" text:style-name="Internet_20_link" text:visited-style-name="Visited_20_Internet_20_Link">
341862966_744572820543696_5411863876397601406_n.jpg</text:a>
', '<text:a xlink:type="simple" xlink:href="https://armyinform.com.ua/wp-content/uploads/2023/04/340786502_140815355456012_510682524827622445_n-150x150.jpg" text:style-name="Internet_20_link" text:visited-style-name="Visited_20_Internet_20_Link">
340786502_140815355456012_510682524827622445_n-150x150.jpg</text:a>
', '<text:a xlink:type="simple" xlink:href="https://armyinform.com.ua/wp-content/uploads/2023/04/340845268_244910107930215_1037955915681851681_n-150x150.jpg" text:style-name="Internet_20_link" text:visited-style-name="Visited_20_Internet_20_Link">
340845268_244910107930215_1037955915681851681_n-150x150.jpg</text:a>
', '<text:a xlink:type="simple" xlink:href="https://armyinform.com.ua/wp-content/uploads/2023/04/340877516_3443445312590896_8513337939814426751_n-150x150.jpg" text:style-name="Internet_20_link" text:visited-style-name="Visited_20_Internet_20_Link">
340877516_3443445312590896_8513337939814426751_n-150x150.jpg</text:a>
', '<text:a xlink:type="simple" xlink:href="https://armyinform.com.ua/wp-content/uploads/2023/04/340928864_229188406457329_1547341642901598623_n-150x150.jpg" text:style-name="Internet_20_link" text:visited-style-name="Visited_20_Internet_20_Link">
340928864_229188406457329_1547341642901598623_n-150x150.jpg</text:a>
', '<text:a xlink:type="simple" xlink:href="https://armyinform.com.ua/wp-content/uploads/2023/04/340956945_1285661942299574_3596234907062653550_n-150x150.jpg" text:style-name="Internet_20_link" text:visited-style-name="Visited_20_Internet_20_Link">
340956945_1285661942299574_3596234907062653550_n-150x150.jpg</text:a>
', '<text:a xlink:type="simple" xlink:href="https://armyinform.com.ua/wp-content/uploads/2023/04/341174012_1164927404202999_1967206795184331257_n-150x150.jpg" text:style-name="Internet_20_link" text:visited-style-name="Visited_20_Internet_20_Link">
341174012_1164927404202999_1967206795184331257_n-150x150.jpg</text:a>
', '<text:a xlink:type="simple" xlink:href="https://armyinform.com.ua/wp-content/uploads/2023/04/341200389_786653643137966_8115622734186718577_n-150x150.jpg" text:style-name="Internet_20_link" text:visited-style-name="Visited_20_Internet_20_Link">
341200389_786653643137966_8115622734186718577_n-150x150.jpg</text:a>
']</text:p>
      <text:p text:style-name="P4">
Tags: ['STOPRUSSIA', 'ВОЄННІ ЗЛОЧИНИ ЗС РФ', 'ВТОРГНЕННЯ РФ', 'СЛОВ’ЯНСЬК']</text:p>
      <text:p text:style-name="P4">
Category: News</text:p>
      <!--METADATA-->
      <text:p text:style-name="P4">
<draw:frame draw:style-name="fr1" draw:name="Image300" text:anchor-type="as-char" svg:width="6.9236in" svg:height="4.615733in" draw:z-index="0">
<draw:image xlink:href="../Images/AРМІЯINFORM/2023-04-15T77-00-00-04-00/341862966_744572820543696_5411863876397601406_n.jpg" xlink:type="simple" xlink:show="embed" xlink:actuate="onLoad" draw:mime-type="image/jpeg"/>
</draw:frame>
</text:p>
      <text:p text:style-name="P4">
З-під завалів п’ятиповерхівки у Слов’янську на Донеччині дістали тіла ще двохзагиблих, кількість загиблих зросла до 11 людей.</text:p>
      <text:p text:style-name="P4">
Про це<text:a xlink:type="simple" xlink:href="https://www.facebook.com/DSNSDon/posts/pfbid025YSRDXrUrrk7h4WnWiKkKrJPhAyJD2yXFP4tvXbn2Jo8txwDJRsKJRQetUqxv4DQl" text:style-name="Internet_20_link" text:visited-style-name="Visited_20_Internet_20_Link">
повідомляє</text:a>
ГУ ДСНС у Донецькій області.</text:p>
      <text:p text:style-name="P4">
«Рятувальники Донеччини вилучили тіла двох загиблих осіб з-під завалівчастково зруйнованої п’ятиповерхівки у Слов’янську. Станом на 15:00 15 квітнявідомо про 11 загиблих та 22 поранених осіб внаслідок ракетного обстрілуміста. Під завалами можливе перебування попередньо ще 4 осіб», — йдеться уповідомленні.</text:p>
      <text:p text:style-name="P4">
<text:a xlink:type="simple" xlink:href="https://armyinform.com.ua/wp-content/uploads/2023/04/340786502_140815355456012_510682524827622445_n.jpg" text:style-name="Internet_20_link" text:visited-style-name="Visited_20_Internet_20_Link">
<draw:frame draw:style-name="fr1" draw:name="Image301" text:anchor-type="as-char" svg:width="6.9236in" svg:height="6.9236in" draw:z-index="0">
<draw:image xlink:href="../Images/AРМІЯINFORM/2023-04-15T77-00-00-04-00/340786502_140815355456012_510682524827622445_n-150x150.jpg" xlink:type="simple" xlink:show="embed" xlink:actuate="onLoad" draw:mime-type="image/jpeg"/>
</draw:frame>
</text:a>
</text:p>
      <text:p text:style-name="P4">
<text:a xlink:type="simple" xlink:href="https://armyinform.com.ua/wp-content/uploads/2023/04/340845268_244910107930215_1037955915681851681_n.jpg" text:style-name="Internet_20_link" text:visited-style-name="Visited_20_Internet_20_Link">
<draw:frame draw:style-name="fr1" draw:name="Image302" text:anchor-type="as-char" svg:width="6.9236in" svg:height="6.9236in" draw:z-index="0">
<draw:image xlink:href="../Images/AРМІЯINFORM/2023-04-15T77-00-00-04-00/340845268_244910107930215_1037955915681851681_n-150x150.jpg" xlink:type="simple" xlink:show="embed" xlink:actuate="onLoad" draw:mime-type="image/jpeg"/>
</draw:frame>
</text:a>
</text:p>
      <text:p text:style-name="P4">
<text:a xlink:type="simple" xlink:href="https://armyinform.com.ua/wp-content/uploads/2023/04/340877516_3443445312590896_8513337939814426751_n.jpg" text:style-name="Internet_20_link" text:visited-style-name="Visited_20_Internet_20_Link">
<draw:frame draw:style-name="fr1" draw:name="Image303" text:anchor-type="as-char" svg:width="6.9236in" svg:height="6.9236in" draw:z-index="0">
<draw:image xlink:href="../Images/AРМІЯINFORM/2023-04-15T77-00-00-04-00/340877516_3443445312590896_8513337939814426751_n-150x150.jpg" xlink:type="simple" xlink:show="embed" xlink:actuate="onLoad" draw:mime-type="image/jpeg"/>
</draw:frame>
</text:a>
</text:p>
      <text:p text:style-name="P4">
<text:a xlink:type="simple" xlink:href="https://armyinform.com.ua/wp-content/uploads/2023/04/340928864_229188406457329_1547341642901598623_n.jpg" text:style-name="Internet_20_link" text:visited-style-name="Visited_20_Internet_20_Link">
<draw:frame draw:style-name="fr1" draw:name="Image304" text:anchor-type="as-char" svg:width="6.9236in" svg:height="6.9236in" draw:z-index="0">
<draw:image xlink:href="../Images/AРМІЯINFORM/2023-04-15T77-00-00-04-00/340928864_229188406457329_1547341642901598623_n-150x150.jpg" xlink:type="simple" xlink:show="embed" xlink:actuate="onLoad" draw:mime-type="image/jpeg"/>
</draw:frame>
</text:a>
</text:p>
      <text:p text:style-name="P4">
<text:a xlink:type="simple" xlink:href="https://armyinform.com.ua/wp-content/uploads/2023/04/340956945_1285661942299574_3596234907062653550_n.jpg" text:style-name="Internet_20_link" text:visited-style-name="Visited_20_Internet_20_Link">
<draw:frame draw:style-name="fr1" draw:name="Image305" text:anchor-type="as-char" svg:width="6.9236in" svg:height="6.9236in" draw:z-index="0">
<draw:image xlink:href="../Images/AРМІЯINFORM/2023-04-15T77-00-00-04-00/340956945_1285661942299574_3596234907062653550_n-150x150.jpg" xlink:type="simple" xlink:show="embed" xlink:actuate="onLoad" draw:mime-type="image/jpeg"/>
</draw:frame>
</text:a>
</text:p>
      <text:p text:style-name="P4">
<text:a xlink:type="simple" xlink:href="https://armyinform.com.ua/wp-content/uploads/2023/04/341174012_1164927404202999_1967206795184331257_n.jpg" text:style-name="Internet_20_link" text:visited-style-name="Visited_20_Internet_20_Link">
<draw:frame draw:style-name="fr1" draw:name="Image306" text:anchor-type="as-char" svg:width="6.9236in" svg:height="6.9236in" draw:z-index="0">
<draw:image xlink:href="../Images/AРМІЯINFORM/2023-04-15T77-00-00-04-00/341174012_1164927404202999_1967206795184331257_n-150x150.jpg" xlink:type="simple" xlink:show="embed" xlink:actuate="onLoad" draw:mime-type="image/jpeg"/>
</draw:frame>
</text:a>
</text:p>
      <text:p text:style-name="P4">
<text:a xlink:type="simple" xlink:href="https://armyinform.com.ua/wp-content/uploads/2023/04/341200389_786653643137966_8115622734186718577_n.jpg" text:style-name="Internet_20_link" text:visited-style-name="Visited_20_Internet_20_Link">
<draw:frame draw:style-name="fr1" draw:name="Image307" text:anchor-type="as-char" svg:width="6.9236in" svg:height="6.9236in" draw:z-index="0">
<draw:image xlink:href="../Images/AРМІЯINFORM/2023-04-15T77-00-00-04-00/341200389_786653643137966_8115622734186718577_n-150x150.jpg" xlink:type="simple" xlink:show="embed" xlink:actuate="onLoad" draw:mime-type="image/jpeg"/>
</draw:frame>
</text:a>
</text:p>
      <text:p text:style-name="P4">
Також у відомстві поінформували, що на місці завалу наразі розібрано 75 тзруйнованих будівельних конструкцій. На місці працює мобільна оперативна групаГоловного управління та психолог ДСНС. Від Головного управління залучено 42чоловіка особового складу та 10 одиниць техніки. Від комунальних службзалучено 9 одиниць техніки та 26 чоловік.</text:p>
      <text:p text:style-name="P4">
Раніше кореспондент АрміяInform<text:a xlink:type="simple" xlink:href="https://armyinform.com.ua/2023/04/14/stanom-na-zaraz-5-lyudej-zagynuly-15-poraneni-pavlo-kyrylenko-pro-naslidky-udaru-po-slov%e2%80%b2yansku/" text:style-name="Internet_20_link" text:visited-style-name="Visited_20_Internet_20_Link">
повідомив</text:a>
, що 14 квітня росіяни завдали удару по місту Слов′янськдев’ятьма ракетами С-300, станом на вечір 14 квітня було відомо про 5 загиблихі 15 поранених мирних мешканців.</text:p>
      <text:p text:style-name="P4">
Source: <text:a xlink:type="simple" xlink:href="https://armyinform.com.ua/2023/04/15/u-slovyansku-zrosla-kilkist-zhertv-raketnogo-udaru-rosiyan/" text:style-name="Internet_20_link" text:visited-style-name="Visited_20_Internet_20_Link">
https://armyinform.com.ua/2023/04/15/u-slovyansku-zrosla-kilkist-zhertv-raketnogo-udaru-rosiyan/</text:a>
</text:p>
      <!--NEWS-->
      <text:h text:style-name="P10" text:outline-level="1">
<text:span text:style-name="T4">
Усе озброєння, яке заходить в Україну від країн-партнерів, відразу буде воювати з російськими окупантами</text:span>
</text:h>
      <text:p text:style-name="P4">
Author: ['Оксана Іванець']</text:p>
      <text:p text:style-name="P4">
Time: 2023-04-15T78:00:00-04:00</text:p>
      <text:p text:style-name="P4">
Description: Так буде і з американськими ЗРК Patriot та SAMP/T, надходження яких очікується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ЄДИНІ НОВИНИ', 'ІНОЗЕМНЕ ОЗБРОЄННЯ', 'ЮРІЙ ІГНАТ']</text:p>
      <text:p text:style-name="P4">
Category: News</text:p>
      <!--METADATA-->
      <text:p text:style-name="P4">
<draw:frame draw:style-name="fr1" draw:name="Image308" text:anchor-type="as-char" svg:width="6.9236in" svg:height="4.32725in" draw:z-index="0">
<draw:image xlink:href="../Images/AРМІЯINFORM/2023-04-15T78-00-00-04-00/foto-1-krylati-aviabomby-yurij-ignat.jpg" xlink:type="simple" xlink:show="embed" xlink:actuate="onLoad" draw:mime-type="image/jpeg"/>
</draw:frame>
 Колаж: АрміяInform</text:p>
      <text:p text:style-name="P4">
Так буде і з американськими ЗРК Patriot та SAMP/T, надходження яких очікуєтьсяпісля Великодніх свят. Про це в етері телемарафону «Єдині новини» зазначивречник Командування Повітряних Сил Збройних Сил України полковник Юрій Ігнат.</text:p>
      <text:p text:style-name="P4">
— Зволікати ніхто не буде — наші воїни вже проходять навчання на військовихбазах в Америці та Європі. Де буде використовуватися це озброєння, будевирішувати вище керівництво — на лінії фронту чи всередині країни. Всірозуміють можливі ризики, які несе росія — нам потрібно закрити небо надстратегічними об’єктами та об’єктами атомної енергетики, які можуть статицілями для ворога, — підкреслив спікер.</text:p>
      <text:p text:style-name="P4">
Source: <text:a xlink:type="simple" xlink:href="https://armyinform.com.ua/2023/04/15/use-ozbroyennya-yake-zahodyt-v-ukrayinu-vid-krayin-partneriv-vidrazu-bude-voyuvaty-z-rosijskymy-okupantamy/" text:style-name="Internet_20_link" text:visited-style-name="Visited_20_Internet_20_Link">
https://armyinform.com.ua/2023/04/15/use-ozbroyennya-yake-zahodyt-v-ukrayinu-vid-krayin-partneriv-vidrazu-bude-voyuvaty-z-rosijskymy-okupantamy/</text:a>
</text:p>
      <!--NEWS-->
      <text:h text:style-name="P10" text:outline-level="1">
<text:span text:style-name="T4">
Ворог усе частіше застосовує керовані авіабомби проти цивільного населення</text:span>
</text:h>
      <text:p text:style-name="P4">
Author: ['Оксана Іванець']</text:p>
      <text:p text:style-name="P4">
Time: 2023-04-15T79:00:00-04:00</text:p>
      <text:p text:style-name="P4">
Description: Про це в етері телемарафону «Єдині новини» повідомив начальник об’єднаного пресцентру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jpg" text:style-name="Internet_20_link" text:visited-style-name="Visited_20_Internet_20_Link">
dmytrashkivskyj.jpg</text:a>
']</text:p>
      <text:p text:style-name="P4">
Tags: ['АВІАБОМБИ', 'ЄДИНІ НОВИНИ', 'ОЛЕКСІЙ ДМИТРАШКІВСЬКИЙ']</text:p>
      <text:p text:style-name="P4">
Category: News</text:p>
      <!--METADATA-->
      <text:p text:style-name="P4">
<draw:frame draw:style-name="fr1" draw:name="Image309" text:anchor-type="as-char" svg:width="6.9236in" svg:height="3.940682in" draw:z-index="0">
<draw:image xlink:href="../Images/AРМІЯINFORM/2023-04-15T79-00-00-04-00/dmytrashkivskyj.jpg" xlink:type="simple" xlink:show="embed" xlink:actuate="onLoad" draw:mime-type="image/jpeg"/>
</draw:frame>
Олексій Дмитрашківський</text:p>
      <text:p text:style-name="P4">
Про це в етері телемарафону «Єдині новини» повідомив начальник об’єднаногопресцентру Сил оборони Таврійського напрямку полковник ОлексійДмитрашківський.</text:p>
      <text:p text:style-name="P4">
— Схожу картину ми мали на початку широкомасштабного вторгнення — російськаавіація бомбила українські міста та села. Потім був певний період, колиавіаційне озброєння окупанти використовували по військових позиціях. Насьогодні росіяни все частіше застосовують його по мирних жителях. Напевно, цеє наслідком поразок, які вони зазнають на фронті. У такий спосіб вонинамагаються помститися.</text:p>
      <text:p text:style-name="P4">
Олексій Дмитрашківський зазначив, що на Донецькому та Запорізькому напрямкахкількість авіаційних ударів коливається від п’яти до десяти на добу.</text:p>
      <text:p text:style-name="P4">
— Максимальна кількість сягала вісімнадцяти, — зазначив Дмитрашківський.</text:p>
      <text:p text:style-name="P4">
Також спікер закликав цивільне населення не ігнорувати сигналів повітрянихтривог, оскільки саме авіаційні удари несуть значно більші руйнування такількість жертв.</text:p>
      <text:p text:style-name="P4">
Source: <text:a xlink:type="simple" xlink:href="https://armyinform.com.ua/2023/04/15/vorog-use-chastishe-zastosovuye-kerovani-aviabomby-proty-czyvilnogo-naselennya/" text:style-name="Internet_20_link" text:visited-style-name="Visited_20_Internet_20_Link">
https://armyinform.com.ua/2023/04/15/vorog-use-chastishe-zastosovuye-kerovani-aviabomby-proty-czyvilnogo-naselennya/</text:a>
</text:p>
      <!--NEWS-->
      <text:h text:style-name="P10" text:outline-level="1">
<text:span text:style-name="T4">
Генпрокурор України обговорив із Президентом Литви створення спецтрибуналу для розслідування злочину агресії рф</text:span>
</text:h>
      <text:p text:style-name="P4">
Author: ['АРМІЯINFORM']</text:p>
      <text:p text:style-name="P4">
Time: 2023-04-15T80:00:00-04:00</text:p>
      <text:p text:style-name="P4">
Description: Генеральний прокурор України Андрій Костін обговорив із Президентом Литви Ґітанас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72312_460698349573468_8948217083600592726_n.jpg" text:style-name="Internet_20_link" text:visited-style-name="Visited_20_Internet_20_Link">
336672312_460698349573468_8948217083600592726_n.jpg</text:a>
', '<text:a xlink:type="simple" xlink:href="https://armyinform.com.ua/wp-content/uploads/2023/04/336759474_215037501147002_5947145658579407375_n-150x150.jpg" text:style-name="Internet_20_link" text:visited-style-name="Visited_20_Internet_20_Link">
336759474_215037501147002_5947145658579407375_n-150x150.jpg</text:a>
', '<text:a xlink:type="simple" xlink:href="https://armyinform.com.ua/wp-content/uploads/2023/04/336548057_927257668396701_4560147348413668048_n-150x150.jpg" text:style-name="Internet_20_link" text:visited-style-name="Visited_20_Internet_20_Link">
336548057_927257668396701_4560147348413668048_n-150x150.jpg</text:a>
']</text:p>
      <text:p text:style-name="P4">
Tags: ['STOPRUSSIA', 'АНДРІЙ КОСТІН', 'ВОЄННІ ЗЛОЧИНИ ЗС РФ', 'ВТОРГНЕННЯ РФ', 'ГЕНЕРАЛЬНИЙ ПРОКУРОР УКРАЇНИ', 'ҐІТАНАСОМ НАУСЕДА', 'НІДА ҐРУНСКЕНЕ', 'ПРЕЗИДЕНТ ЛИТВИ']</text:p>
      <text:p text:style-name="P4">
Category: News</text:p>
      <!--METADATA-->
      <text:p text:style-name="P4">
<draw:frame draw:style-name="fr1" draw:name="Image310" text:anchor-type="as-char" svg:width="6.9236in" svg:height="4.615733in" draw:z-index="0">
<draw:image xlink:href="../Images/AРМІЯINFORM/2023-04-15T80-00-00-04-00/336672312_460698349573468_8948217083600592726_n.jpg" xlink:type="simple" xlink:show="embed" xlink:actuate="onLoad" draw:mime-type="image/jpeg"/>
</draw:frame>
</text:p>
      <text:p text:style-name="P4">
Генеральний прокурор України Андрій Костін обговорив із Президентом ЛитвиҐітанасом Науседою питання відповідальності росії за воєнні злочини в Україніта створення спеціального трибуналу для розслідування злочину агресії рф.Участь у зустрічі також взяла Генеральна прокурорка Литви Ніда Ґрунскене.</text:p>
      <text:p text:style-name="P4">
Про це інформує <text:a xlink:type="simple" xlink:href="https://www.facebook.com/pgo.gov.ua/posts/pfbid02nieRpi38HizfsoLUvUKr9Rks9PiHtEi3Vb3d8Q1gJigxg7oGK9VbLLPnLQrtPrYcl" text:style-name="Internet_20_link" text:visited-style-name="Visited_20_Internet_20_Link">
пресслужба</text:a>
Офісугенпрокурора.</text:p>
      <text:p text:style-name="P4">
Андрій Костін подякував за те, що Литва завжди підтримувала Україну, як у їївійні за незалежність, так і в боротьбі за справедливість.</text:p>
      <text:p text:style-name="P4">
«Литва й надалі активно підтримуватиме ідею України щодо створенняспеціального трибуналу для розслідування злочину агресії росії проти України.Кожен, хто скоював злочини в Україні або віддавав накази про їхнє вчинення,має постати перед судом», — запевнив Президент Ґітанас Науседа.</text:p>
      <text:p text:style-name="P4">
<text:a xlink:type="simple" xlink:href="https://armyinform.com.ua/wp-content/uploads/2023/04/336759474_215037501147002_5947145658579407375_n.jpg" text:style-name="Internet_20_link" text:visited-style-name="Visited_20_Internet_20_Link">
<draw:frame draw:style-name="fr1" draw:name="Image311" text:anchor-type="as-char" svg:width="6.9236in" svg:height="6.9236in" draw:z-index="0">
<draw:image xlink:href="../Images/AРМІЯINFORM/2023-04-15T80-00-00-04-00/336759474_215037501147002_5947145658579407375_n-150x150.jpg" xlink:type="simple" xlink:show="embed" xlink:actuate="onLoad" draw:mime-type="image/jpeg"/>
</draw:frame>
</text:a>
</text:p>
      <text:p text:style-name="P4">
<text:a xlink:type="simple" xlink:href="https://armyinform.com.ua/wp-content/uploads/2023/04/336548057_927257668396701_4560147348413668048_n.jpg" text:style-name="Internet_20_link" text:visited-style-name="Visited_20_Internet_20_Link">
<draw:frame draw:style-name="fr1" draw:name="Image312" text:anchor-type="as-char" svg:width="6.9236in" svg:height="6.9236in" draw:z-index="0">
<draw:image xlink:href="../Images/AРМІЯINFORM/2023-04-15T80-00-00-04-00/336548057_927257668396701_4560147348413668048_n-150x150.jpg" xlink:type="simple" xlink:show="embed" xlink:actuate="onLoad" draw:mime-type="image/jpeg"/>
</draw:frame>
</text:a>
</text:p>
      <text:p text:style-name="P4">
«Створення спеціального трибуналу щодо злочину агресії є найбільш ефективнимта дієвим механізмом для притягнення керівництва росії до відповідальності заосновні міжнародні злочини. Для України надзвичайно важливою є підтримка Литвицієї ініціативи у Генасамблеї ООН», — наголосив Андрій Костін.</text:p>
      <text:p text:style-name="P4">
Source: <text:a xlink:type="simple" xlink:href="https://armyinform.com.ua/2023/04/15/genprokuror-ukrayiny-obgovoryv-iz-prezydentom-lytvy-stvorennya-specztrybunalu-dlya-rozsliduvannya-zlochynu-agresiyi-rf/" text:style-name="Internet_20_link" text:visited-style-name="Visited_20_Internet_20_Link">
https://armyinform.com.ua/2023/04/15/genprokuror-ukrayiny-obgovoryv-iz-prezydentom-lytvy-stvorennya-specztrybunalu-dlya-rozsliduvannya-zlochynu-agresiyi-rf/</text:a>
</text:p>
      <!--NEWS-->
      <text:h text:style-name="P10" text:outline-level="1">
<text:span text:style-name="T4">
На окупованих територіях з’явились так звані підрозділи-Z, до складу яких входять мобілізовані засуджені</text:span>
</text:h>
      <text:p text:style-name="P4">
Author: ['Оксана Іванець']</text:p>
      <text:p text:style-name="P4">
Time: 2023-04-15T81:00:00-04:00</text:p>
      <text:p text:style-name="P4">
Description: Облаштування ворогом фортифікаційних споруд оборонного характеру на окупованих територ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8877840441197469_y.jpg" text:style-name="Internet_20_link" text:visited-style-name="Visited_20_Internet_20_Link">
photo_5318877840441197469_y.jpg</text:a>
']</text:p>
      <text:p text:style-name="P4">
Tags: ['ЄДИНІ НОВИНИ', 'ОКУПОВАНІ ТЕРИТОРІЇ', 'ОЛЕКСІЙ ДМИТРАШКІВСЬКИЙ']</text:p>
      <text:p text:style-name="P4">
Category: News</text:p>
      <!--METADATA-->
      <text:p text:style-name="P4">
<draw:frame draw:style-name="fr1" draw:name="Image313" text:anchor-type="as-char" svg:width="6.9236in" svg:height="4.002611in" draw:z-index="0">
<draw:image xlink:href="../Images/AРМІЯINFORM/2023-04-15T81-00-00-04-00/photo_5318877840441197469_y.jpg" xlink:type="simple" xlink:show="embed" xlink:actuate="onLoad" draw:mime-type="image/jpeg"/>
</draw:frame>
</text:p>
      <text:p text:style-name="P4">
Облаштування ворогом фортифікаційних споруд оборонного характеру на окупованихтериторіях у напрямку Мелітополя свідчать про те, що росіяни боятьсяконтрнаступальних дій українських Сил безпеки та оборони. Про це в етерітелемарафону «Єдині новини» повідомив начальник об’єднаного пресцентру Силоборони Таврійського напрямку полковник Олексій Дмитрашківський.</text:p>
      <text:p text:style-name="P4">
— У лавах окупаційних військ уже помічаються панічні настрої, про що свідчатьі російські телеграм-канали, і заяви їхніх пропагандистів. Звідси йде інамагання погрожувати ядерною зброєю всьому світові. Але ми своєю чергоюрозуміємо марність таких заяв, — зазначає спікер.</text:p>
      <text:p text:style-name="P4">
Також Дмитрашківський повідомив, що на окупованих територіях були помічені такзвані підрозділи-Z, що складаються з мобілізованих засуджених осіб.</text:p>
      <text:p text:style-name="P4">
— Вважаю, це є наслідком конфлікту між шойгу та пригожиним. На одному зДонецьких напрямків здалися в полон п’ятнадцять таких російськихвійськовослужбовців. Допит їх наразі триває. Але стає розуміло, що шойгуперебив «хліб» у пригожина щодо поповнення лав російської армії — це вже непвк «вагнер», це підрозділи регулярної армії рф, до яких входятькриміналітети!</text:p>
      <text:p text:style-name="P4">
Source: <text:a xlink:type="simple" xlink:href="https://armyinform.com.ua/2023/04/15/na-okupovanyh-terytoriyah-zyavylys-tak-zvani-pidrozdily-z-do-skladu-yakyh-vhodyat-mobilizovani-zasudzheni/" text:style-name="Internet_20_link" text:visited-style-name="Visited_20_Internet_20_Link">
https://armyinform.com.ua/2023/04/15/na-okupovanyh-terytoriyah-zyavylys-tak-zvani-pidrozdily-z-do-skladu-yakyh-vhodyat-mobilizovani-zasudzheni/</text:a>
</text:p>
      <!--NEWS-->
      <text:h text:style-name="P10" text:outline-level="1">
<text:span text:style-name="T4">
Загарбники розробляють нові заходи терору проти мешканців окупованих територій</text:span>
</text:h>
      <text:p text:style-name="P4">
Author: ['АРМІЯINFORM']</text:p>
      <text:p text:style-name="P4">
Time: 2023-04-15T82:00:00-04:00</text:p>
      <text:p text:style-name="P4">
Description: Російські силовики працюють над планом боротьби з підпіллям на тимчасово окупова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nenen.jpg" text:style-name="Internet_20_link" text:visited-style-name="Visited_20_Internet_20_Link">
enenen.jpg</text:a>
']</text:p>
      <text:p text:style-name="P4">
Tags: ['STOPRUSSIA', 'ВТОРГНЕННЯ РФ', 'ТЕРОР', 'ФСБ']</text:p>
      <text:p text:style-name="P4">
Category: News</text:p>
      <!--METADATA-->
      <text:p text:style-name="P4">
<draw:frame draw:style-name="fr1" draw:name="Image314" text:anchor-type="as-char" svg:width="6.9236in" svg:height="4.081362in" draw:z-index="0">
<draw:image xlink:href="../Images/AРМІЯINFORM/2023-04-15T82-00-00-04-00/enenen.jpg" xlink:type="simple" xlink:show="embed" xlink:actuate="onLoad" draw:mime-type="image/jpeg"/>
</draw:frame>
</text:p>
      <text:p text:style-name="P4">
Російські силовики працюють над планом боротьби з підпіллям на тимчасовоокупованих територіях.</text:p>
      <text:p text:style-name="P4">
Про це<text:a xlink:type="simple" xlink:href="https://sprotyv.mod.gov.ua/2023/04/15/boyatsya-partyzan-rosiyany-rozroblyayut-novu-strategiyu-teroru-na-tot/" text:style-name="Internet_20_link" text:visited-style-name="Visited_20_Internet_20_Link">
 повідомляє</text:a>
 Центр національногоспротиву.</text:p>
      <text:p text:style-name="P4">
«В москві, під головуванням директора фсб рф о. бортнікова у режимі відеоконференції відбулось засідання національного антитерористичного комітету рф.У даному заході взяли участь міністри всіх рівнів силового блоку та начальникгенерального штабу в. герасімов. Офіційна мета засідання — удосконаленняпрофілактики тероризму у сфері освіти та молодіжного середовища. Нібито ворогмає намір приділити особливу увагу питанням протидії так званій „ідеологіїтероризму і неонацизму“ серед молоді на тимчасово окупованих територіях. Та,фактично, російські силовики намагаються знайти нові шляхи тиску на підпілляна ТОТ. Адже поточні заходи не дають бажаного результату», — йдеться уповідомленні.</text:p>
      <text:p text:style-name="P4">
Водночас окупаційна адміністрація має намір посилити відповідальність запоширення інформації проукраїнського характеру та виявлення осередків рухуопору. Таким чином, результати засідання антитерористичного комітету рфвказують на збереження окупаційної політики рф, спрямованої на викоріненняукраїнської ідентичності та нав’язування українській молоді ідеологію«русского мира».</text:p>
      <text:p text:style-name="P4">
Крім цього, варто підкреслити, що окупанти бояться спротиву наших партизанів,тому все частіше починають виставляти дані теми у свій порядок денний,особливо під час засідань силових структур. «Проте їм ніколи не вдастьсявпоратися з нашим підпіллям, росіяни не розуміють, що ми на своїй землі ібудемо продовжувати боротися за незалежність», — зазначається у повідомленні.</text:p>
      <text:p text:style-name="P4">
Source: <text:a xlink:type="simple" xlink:href="https://armyinform.com.ua/2023/04/15/zagarbnyky-rozroblyayut-novi-zahodu-teroru-proty-meshkancziv-okupovanyh-terytorij/" text:style-name="Internet_20_link" text:visited-style-name="Visited_20_Internet_20_Link">
https://armyinform.com.ua/2023/04/15/zagarbnyky-rozroblyayut-novi-zahodu-teroru-proty-meshkancziv-okupovanyh-terytorij/</text:a>
</text:p>
      <!--NEWS-->
      <text:h text:style-name="P10" text:outline-level="1">
<text:span text:style-name="T4">
Чорноморська безпекова конференція: Міністр оборони України зробив акцент на п’яти рамкових тезах</text:span>
</text:h>
      <text:p text:style-name="P4">
Author: ['АРМІЯINFORM']</text:p>
      <text:p text:style-name="P4">
Time: 2023-04-15T83:00:00-04:00</text:p>
      <text:p text:style-name="P4">
Description: Під час насиченого візиту до Бухаресту Олексій Резніков узяв участь у робо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578148_613208893990393_1900238518406824991_n.jpg" text:style-name="Internet_20_link" text:visited-style-name="Visited_20_Internet_20_Link">
336578148_613208893990393_1900238518406824991_n.jpg</text:a>
']</text:p>
      <text:p text:style-name="P4">
Tags: ['БУХАРЕСТ', 'КРИМСЬКА ПЛАТФОРМА', 'ОЛЕКСІЙ РЕЗНІКОВ', 'ЧОРНОМОРСЬКА БЕЗПЕКОВА КОНФЕРЕНЦІЯ']</text:p>
      <text:p text:style-name="P4">
Category: News</text:p>
      <!--METADATA-->
      <text:p text:style-name="P4">
<draw:frame draw:style-name="fr1" draw:name="Image315" text:anchor-type="as-char" svg:width="6.9236in" svg:height="4.177239in" draw:z-index="0">
<draw:image xlink:href="../Images/AРМІЯINFORM/2023-04-15T83-00-00-04-00/336578148_613208893990393_1900238518406824991_n.jpg" xlink:type="simple" xlink:show="embed" xlink:actuate="onLoad" draw:mime-type="image/jpeg"/>
</draw:frame>
</text:p>
      <text:p text:style-name="P4">
Під час насиченого візиту до Бухаресту Олексій Резніков узяв участь у роботіЧорноморської безпекової конференції Міжнародної Кримської Платформи. Про це<text:a xlink:type="simple" xlink:href="https://www.facebook.com/reznikovoleksii/posts/pfbid0UdnxqWTmf37NDEBLF4WzzeGcn5qqJh7kxHYT3EM17U33k1EB2jujV8FBST6d6cKVl" text:style-name="Internet_20_link" text:visited-style-name="Visited_20_Internet_20_Link">
йдеться</text:a>
на його сторінці Facebook.</text:p>
      <text:p text:style-name="P4">
«Цей майданчик став важливим елементом консолідації зусиль на підтримкуУкраїни.</text:p>
      <text:p text:style-name="P4">
Скористався нагодою особисто подякувати румунським партнерам, які з першихднів повномасштабного вторгнення надають Україні всебічну підтримку як добрісусіди і справжні друзі.</text:p>
      <text:p text:style-name="P4">
На полях цього заходу зустрівся з великим другом України — заступникомГенерального секретаря НАТО Мирчею Джоане, який свого часу провів блискучуроботу для забезпечення вступу Румунії до Альянсу. Обговорили актуальніпроекти, зокрема, системну участь NSPA у модернізації оборонних закупівель вУкраїні. Готуємо низку дуже конкретних ініціатив до Вільнюського саміту НАТО.</text:p>
      <text:p text:style-name="P4">
У своєму виступі на Конференції я зробив акцент на 5 рамкових тезах, які, намій погляд, мають бути в основі комплексу рішень щодо забезпечення миру,безпеки, добробуту та розвитку у регіоні.</text:p>
      <ol>
        <li>
Я продовжую обстоювати думку, що вільний світ має змінити парадигму своїх дій у контексті відсічі агресіям. Повільні дії постфактум не працюють. «Не провокувати» — не працює. росіянам не потрібні провокації, щоб розв’язати війну. Неодноразово доведено. Вільний світ має володіти стратегічною ініціативою і бути готовим діяти швидко та превентивно. Це важлива зміна у свідомості, далеко не усі психологічно готові. Без цієї готовності не з’явиться політична воля і правильні рішення. Але саме такий підхід буде найкращим витверезуючим чинником для будь-якого агресора.  2. Потрібна система гарантій-запобіжників, які зведуть до мінімуму бажання вирішувати щось силою. У контексті Чорноморського регіону все очевидно — не існує альтернативи НАТО. Не існує альтернативи Україні в НАТО. Ми довели свою спроможність посилити Альянс і зробили формальні кроки — подали заявку на вступ. Відсутність руху тільки продовжить невизначеність і ризики.  3. Будь-які моделі чи розмови про безпеку в регіоні, які не передбачають звільнення Криму від російської окупації — це ілюзії. З цими ілюзіями треба прощаватися. Не треба себе обманювати, що існують якісь інші варіанти. Їх не існує. Тому в контексті Криму має бути тільки один ракурс — як звільняти? Це спільний інтерес. На цьому мають бути сконцентровані спільні зусилля.  4. На порядку денному має постати питання трансформації росії. Теза деяких партнерів про те, що москва має бути залучена до усіх важливих справ регіону, розбивається реальністю — з чинним терористичним режимом, який живиться імперськими фантомними болями, якісь домовленості неможливі в принципі.росія має стати демократичною федерацією. Пройти через денацифікацію, видати злочинців, компенсувати шкоду. Інакше не буде довіри. Має бути спільна позиція, у тому числі — зафіксована через систему потужних санкцій, що без трансформації у справжню демократичну федерацію росія не зможе відновити стосунки з цивілізованим світом.  5. І насамкінець. Час. Правильні ліки, застосовані невчасно, з запізненням, можуть не спрацювати. Затягування чи «заморожування» війни суперечить інтересам регіону. Регіон втратить динаміку, поки інші розвиватимуться. Тому спільний інтерес — досягти зламу на полі бою у 2023 році. Для цього Україні потрібна швидка підтримка у достатньому обсязі.</li>
      </ol>
      <text:p text:style-name="P4">
У розвиток цих позицій є ціла низка дуже конкретних кроків, які ми заразобговорюємо з партнерами, готуємо до втілення або вже втілюємо.</text:p>
      <text:p text:style-name="P4">
Чорне та Азовське моря будуть простором миру, Крим повернеться додому.</text:p>
      <text:p text:style-name="P4">
Робимо усе можливе, щоб наблизити цей момент», — зазначається в повідомленні.</text:p>
      <text:p text:style-name="P4">
Source: <text:a xlink:type="simple" xlink:href="https://armyinform.com.ua/2023/04/15/chornomorska-bezpekova-konferencziya-ministr-oborony-ukrayiny-zrobyv-akczent-na-5-ramkovyh-tezah/" text:style-name="Internet_20_link" text:visited-style-name="Visited_20_Internet_20_Link">
https://armyinform.com.ua/2023/04/15/chornomorska-bezpekova-konferencziya-ministr-oborony-ukrayiny-zrobyv-akczent-na-5-ramkovyh-tezah/</text:a>
</text:p>
      <!--NEWS-->
      <text:h text:style-name="P10" text:outline-level="1">
<text:span text:style-name="T4">
В епіцентрі бойових дій — Бахмут та Мар’їнка: відбито 40 атак противника</text:span>
</text:h>
      <text:p text:style-name="P4">
Author: ['АРМІЯINFORM']</text:p>
      <text:p text:style-name="P4">
Time: 2023-04-15T84:00:00-04:00</text:p>
      <text:p text:style-name="P4">
Description: Про це повідомляє ГШ ЗС України у вечірньому зведенні за 15 квітня.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iya.jpg" text:style-name="Internet_20_link" text:visited-style-name="Visited_20_Internet_20_Link">
artyleriya.jpg</text:a>
']</text:p>
      <text:p text:style-name="P4">
Tags: ['STOPRUSSIA', 'БАХМУТ', 'ВТОРГНЕННЯ РФ', 'ГШ ЗС УКРАЇНИ', 'МАР’ЇНКА']</text:p>
      <text:p text:style-name="P4">
Category: News</text:p>
      <!--METADATA-->
      <text:p text:style-name="P4">
<draw:frame draw:style-name="fr1" draw:name="Image316" text:anchor-type="as-char" svg:width="6.9236in" svg:height="4.615733in" draw:z-index="0">
<draw:image xlink:href="../Images/AРМІЯINFORM/2023-04-15T84-00-00-04-00/artyleriya.jpg" xlink:type="simple" xlink:show="embed" xlink:actuate="onLoad" draw:mime-type="image/jpeg"/>
</draw:frame>
</text:p>
      <text:p text:style-name="P4">
<text:span text:style-name="T4">
🔥 Ситуація щодо російського вторгнення</text:span>
  Про це<text:a xlink:type="simple" xlink:href="https://www.facebook.com/GeneralStaff.ua/posts/pfbid02VH2qUAHexbmSk27jJtdRWQHoPEPcvxX2V9r1XxUrFnu2vjx3nchcsCFUHuxUvicRl" text:style-name="Internet_20_link" text:visited-style-name="Visited_20_Internet_20_Link">
повідомляє</text:a>
ГШ ЗС України у вечірньому зведенні за 15 квітня.</text:p>
      <text:p text:style-name="P4">
«Противник зазнає чималих втрат, проте не відмовляється від своїх планів щодоокупації нашої території. Продовжує зосереджувати основні зусилля на веденнінаступальних дій на Лиманському, Бахмутському, Авдіївському та Мар’їнськомунапрямках. В епіцентрі бойових дій залишаються Бахмут та Мар’їнка. Протягомдоби, на зазначених ділянках фронту, нашими захисниками було відбито 40 атакпротивника», — йдеться у повідомленні.</text:p>
      <text:p text:style-name="P4">
Source: <text:a xlink:type="simple" xlink:href="https://armyinform.com.ua/2023/04/15/v-epiczentri-bojovyh-dij-bahmut-ta-maryinka-vidbyto-40-atak-protyvnyka/" text:style-name="Internet_20_link" text:visited-style-name="Visited_20_Internet_20_Link">
https://armyinform.com.ua/2023/04/15/v-epiczentri-bojovyh-dij-bahmut-ta-maryinka-vidbyto-40-atak-protyvnyka/</text:a>
</text:p>
      <!--NEWS-->
      <text:h text:style-name="P10" text:outline-level="1">
<text:span text:style-name="T4">
Сили оборони уразили ЗРК, РЛС та склад боєприпасів противника</text:span>
</text:h>
      <text:p text:style-name="P4">
Author: ['АРМІЯINFORM']</text:p>
      <text:p text:style-name="P4">
Time: 2023-04-15T85:00:00-04:00</text:p>
      <text:p text:style-name="P4">
Description: Про це повідомляє ГШ ЗС України у вечірньому зведенні за 15 квітня.    «Авіація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352952_3584783885082997_9111976938179116820_n.jpg" text:style-name="Internet_20_link" text:visited-style-name="Visited_20_Internet_20_Link">
341352952_3584783885082997_9111976938179116820_n.jpg</text:a>
']</text:p>
      <text:p text:style-name="P4">
Tags: ['STOPRUSSIA', 'АВІАЦІЯ', 'ВТОРГНЕННЯ РФ', 'ГШ ЗС УКРАЇНИ', 'ЗРК', 'РЛС', 'ХРОНІКА ОБОРОНИ']</text:p>
      <text:p text:style-name="P4">
Category: News</text:p>
      <!--METADATA-->
      <text:p text:style-name="P4">
<draw:frame draw:style-name="fr1" draw:name="Image317" text:anchor-type="as-char" svg:width="6.9236in" svg:height="4.609323in" draw:z-index="0">
<draw:image xlink:href="../Images/AРМІЯINFORM/2023-04-15T85-00-00-04-00/341352952_3584783885082997_9111976938179116820_n.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VH2qUAHexbmSk27jJtdRWQHoPEPcvxX2V9r1XxUrFnu2vjx3nchcsCFUHuxUvicRl" text:style-name="Internet_20_link" text:visited-style-name="Visited_20_Internet_20_Link">
повідомляє</text:a>
ГШ ЗС України у вечірньому зведенні за 15 квітня.</text:p>
      <text:p text:style-name="P4">
«Авіація Сил оборони за добу завдала 5 ударів по районах зосередженняокупантів. А підрозділи ракетних військ і артилерії уразили 3 районизосередження живої сили, а також район зосередження артилерії, радіолокаційнустанцію, зенітно-ракетний комплекс та склад боєприпасів», — йдеться уповідомленні.</text:p>
      <text:p text:style-name="P4">
Source: <text:a xlink:type="simple" xlink:href="https://armyinform.com.ua/2023/04/15/syl-oborony-urazyly-zrk-rls-ta-sklad-boyeprypasiv-protyvnyka/" text:style-name="Internet_20_link" text:visited-style-name="Visited_20_Internet_20_Link">
https://armyinform.com.ua/2023/04/15/syl-oborony-urazyly-zrk-rls-ta-sklad-boyeprypasiv-protyvnyka/</text:a>
</text:p>
      <!--NEWS-->
      <text:h text:style-name="P10" text:outline-level="1">
<text:span text:style-name="T4">
Підтвердження полону від мо рф не має безпосереднього впливу на процедуру обміну — Координаційний штаб</text:span>
</text:h>
      <text:p text:style-name="P4">
Author: ['АРМІЯINFORM']</text:p>
      <text:p text:style-name="P4">
Time: 2023-04-15T86:00:00-04:00</text:p>
      <text:p text:style-name="P4">
Description: Наявність чи відсутність підтвердження від міністерства оборони росії щодо потрапля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4_17-11-46.jpg" text:style-name="Internet_20_link" text:visited-style-name="Visited_20_Internet_20_Link">
photo_2023-04-14_17-11-46.jpg</text:a>
']</text:p>
      <text:p text:style-name="P4">
Tags: ['STOPRUSSIA', 'ВОЄННІ ЗЛОЧИНИ ЗС РФ', 'ВТОРГНЕННЯ РФ', 'КООРДИНАЦІЙНИЙ ШТАБ', 'ОБМІН ПОЛОНЕНИХ']</text:p>
      <text:p text:style-name="P4">
Category: News</text:p>
      <!--METADATA-->
      <text:p text:style-name="P4">
<draw:frame draw:style-name="fr1" draw:name="Image318" text:anchor-type="as-char" svg:width="6.9236in" svg:height="4.823441in" draw:z-index="0">
<draw:image xlink:href="../Images/AРМІЯINFORM/2023-04-15T86-00-00-04-00/photo_2023-04-14_17-11-46.jpg" xlink:type="simple" xlink:show="embed" xlink:actuate="onLoad" draw:mime-type="image/jpeg"/>
</draw:frame>
</text:p>
      <text:p text:style-name="P4">
Наявність чи відсутність підтвердження від міністерства оборони росії щодопотрапляння військовослужбовця в полон безпосередньо не впливає на процедуруобміну — повертати вдається навіть «офіційно загиблих» та «зниклих безвісти».</text:p>
      <text:p text:style-name="P4">
Про це <text:a xlink:type="simple" xlink:href="https://t.me/Koord_shtab/842" text:style-name="Internet_20_link" text:visited-style-name="Visited_20_Internet_20_Link">
повідомив</text:a>
 представник Координаційногоштабу з питань поводження з військовополоненими, під час онлайн-зустрічі з зродичами та близькими військовослужбовців 25-ої окремої повітрянодесантноїСічеславської бригади, що входить до складу Десантно-штурмових військ Збройнихсил України.</text:p>
      <text:p text:style-name="P4">
Він нагадав, що згідно з нормами міжнародного гуманітарного права полонені,поранені, важкохворі, діти, жінки й цивільні заручники повинні бути поверненікраїною, яка їх утримує, без жодних умов.</text:p>
      <text:p text:style-name="P4">
Також представник Штабу зауважив, що країна-агресорка повинна визнатиполоненими комбатантів, яких утримує, і забезпечити їм захист усіх прав, як цепередбачено Женевськими конвенціями. А це стосується як умов утримання танадання медичної допомоги, так і листування з родичами.</text:p>
      <text:p text:style-name="P4">
«Проте наявність чи відсутність підтвердження полону міністерством оборониросійської федерації не має безпосереднього впливу на процедуру обміну. Зполону повертаються і підтверджені, і непідтверджені, а також зниклі безвісти,— зазначив представник Штабу. — Були випадки, коли з полону вдалося повернутивійськовослужбовців, які були обліковані як загиблі».</text:p>
      <text:p text:style-name="P4">
Окремо обговорили процедуру комунікації родичів зі слідчими і механізмиотримання одноразової грошової допомоги для родин полоненихвійськовослужбовців.</text:p>
      <text:p text:style-name="P4">
Source: <text:a xlink:type="simple" xlink:href="https://armyinform.com.ua/2023/04/15/pidtverdzhennya-polonu-vid-mo-rf-ne-maye-bezposerednogo-vplyvu-na-proczeduru-obminu-koordynaczijnyj-shtab/" text:style-name="Internet_20_link" text:visited-style-name="Visited_20_Internet_20_Link">
https://armyinform.com.ua/2023/04/15/pidtverdzhennya-polonu-vid-mo-rf-ne-maye-bezposerednogo-vplyvu-na-proczeduru-obminu-koordynaczijnyj-shtab/</text:a>
</text:p>
      <!--NEWS-->
      <text:h text:style-name="P10" text:outline-level="1">
<text:span text:style-name="T4">
Протягом доби ворог завдав 19 авіаційних та 4 ракетних удари</text:span>
</text:h>
      <text:p text:style-name="P4">
Author: ['АРМІЯINFORM']</text:p>
      <text:p text:style-name="P4">
Time: 2023-04-15T87:00:00-04:00</text:p>
      <text:p text:style-name="P4">
Description: Про це повідомляє ГШ ЗС України у вечірньому зведенні за 15 квітня.    «Протягом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6-raketnyj-udar-po-hmelnychchyni.jpg" text:style-name="Internet_20_link" text:visited-style-name="Visited_20_Internet_20_Link">
2022-10-06-raketnyj-udar-po-hmelnychchyni.jpg</text:a>
']</text:p>
      <text:p text:style-name="P4">
Tags: ['STOPRUSSIA', 'АВДІЇВКА', 'ВТОРГНЕННЯ РФ', 'ГШ ЗС УКРАЇНИ', 'КАРЛІВКА', 'ПЕРВОМАЙСЬКЕ']</text:p>
      <text:p text:style-name="P4">
Category: News</text:p>
      <!--METADATA-->
      <text:p text:style-name="P4">
<draw:frame draw:style-name="fr1" draw:name="Image319" text:anchor-type="as-char" svg:width="6.9236in" svg:height="4.330287in" draw:z-index="0">
<draw:image xlink:href="../Images/AРМІЯINFORM/2023-04-15T87-00-00-04-00/2022-10-06-raketnyj-udar-po-hmelnychchyni.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2VH2qUAHexbmSk27jJtdRWQHoPEPcvxX2V9r1XxUrFnu2vjx3nchcsCFUHuxUvicRl" text:style-name="Internet_20_link" text:visited-style-name="Visited_20_Internet_20_Link">
повідомляє</text:a>
ГШ ЗС України у вечірньому зведенні за 15 квітня.</text:p>
      <text:p text:style-name="P4">
«Протягом доби противник завдав 19 авіаційних та 4 ракетних ударів, здійснивпонад 15 обстрілів з реактивних систем залпового вогню по позиціях нашихвійськ та цивільній інфраструктурі населених пунктів», – йдеться уповідомленні</text:p>
      <text:p text:style-name="P4">
Зокрема, на Авдіївському напрямку противник здійснив обстріли понад 10населених пунктів, що знаходяться неподалік лінії зіткнення, серед них —Керамік, Бердичі, Авдіївка, Первомайське, Карлівка Донецької області.</text:p>
      <text:p text:style-name="P4">
Source: <text:a xlink:type="simple" xlink:href="https://armyinform.com.ua/2023/04/15/protyagom-doby-vorog-zavdav-19-aviaczijnyh-ta-4-raketnyh-udary/" text:style-name="Internet_20_link" text:visited-style-name="Visited_20_Internet_20_Link">
https://armyinform.com.ua/2023/04/15/protyagom-doby-vorog-zavdav-19-aviaczijnyh-ta-4-raketnyh-udary/</text:a>
</text:p>
      <!--NEWS-->
      <text:h text:style-name="P10" text:outline-level="1">
<text:span text:style-name="T4">
Мінреінтеграції закликає мешканців визволених територій не відвідувати кладовища на Великодні свята</text:span>
</text:h>
      <text:p text:style-name="P4">
Author: ['АРМІЯINFORM']</text:p>
      <text:p text:style-name="P4">
Time: 2023-04-15T88:00:00-04:00</text:p>
      <text:p text:style-name="P4">
Description: Міністерство з питань реінтеграції тимчасово окупованих територій закликає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15_093620_800.jpg" text:style-name="Internet_20_link" text:visited-style-name="Visited_20_Internet_20_Link">
img_20230415_093620_800.jpg</text:a>
']</text:p>
      <text:p text:style-name="P4">
Tags: ['STOPRUSSIA', 'ВЕЛИКДЕНЬ', 'ВТОРГНЕННЯ РФ', 'МІНРЕІНТЕГРАЦІЇ']</text:p>
      <text:p text:style-name="P4">
Category: News</text:p>
      <!--METADATA-->
      <text:p text:style-name="P4">
<draw:frame draw:style-name="fr1" draw:name="Image320" text:anchor-type="as-char" svg:width="6.9236in" svg:height="4.623426in" draw:z-index="0">
<draw:image xlink:href="../Images/AРМІЯINFORM/2023-04-15T88-00-00-04-00/img_20230415_093620_800.jpg" xlink:type="simple" xlink:show="embed" xlink:actuate="onLoad" draw:mime-type="image/jpeg"/>
</draw:frame>
</text:p>
      <text:p text:style-name="P4">
Міністерство з питань реінтеграції тимчасово окупованих територій закликаємешканців визволених від окупантів територій не відвідувати на Великодні святакладовища.</text:p>
      <text:p text:style-name="P4">
Про це йдеться в<text:a xlink:type="simple" xlink:href="https://minre.gov.ua/2023/04/15/minreintegracziyi-zaklykaye-meshkancziv-deokupovanyh-terytorij-dotrymuvatys-pravyl-minnoyi-bezpeky-pid-chas-velykodnih-svyat/" text:style-name="Internet_20_link" text:visited-style-name="Visited_20_Internet_20_Link">
повідомленні</text:a>
, розміщеному на сайті відомства.</text:p>
      <text:p text:style-name="P4">
Заклик стосується жителів визволених територій Київщини, Житомирщини,Херсонщини, Харківщини, Миколаївщини, Запоріжжя, Донеччини, Сумщини таЧернігівщини.</text:p>
      <text:p text:style-name="P4">
«Мінреінтеграції закликає мешканців ДОТ бути дуже уважними та обережними підчас Великодніх свят. Цьогоріч відмовитися від традиційного відвідуванняцвинтарів та інших неперевірених саперами територій», — йдеться вповідомленні.</text:p>
      <text:p text:style-name="P4">
Також їх закликали не відвідувати ліси, поля, береги водойм, не з’їжджати тане виходити на узбіччя доріг, де точилися бої та перебував ворог.</text:p>
      <text:p text:style-name="P4">
У разі виявлення предмета, схожого на вибухонебезпечний, його не можнаторкатися. Потрібно відійти на 100 метрів тим же маршрутом, яким підходили. Апотім зателефонувати до ДСНС чи Нацполіції за номерами 101 та 102 і попередитипро небезпеку.</text:p>
      <text:p text:style-name="P4">
Source: <text:a xlink:type="simple" xlink:href="https://armyinform.com.ua/2023/04/15/minreintegracziyi-zaklykaye-meshkancziv-vyzvolenyh-vid-rosiyan-terytorij-ne-vidviduvaty-kladovyshha-na-velykodni-svyata/" text:style-name="Internet_20_link" text:visited-style-name="Visited_20_Internet_20_Link">
https://armyinform.com.ua/2023/04/15/minreintegracziyi-zaklykaye-meshkancziv-vyzvolenyh-vid-rosiyan-terytorij-ne-vidviduvaty-kladovyshha-na-velykodni-svyata/</text:a>
</text:p>
      <!--NEWS-->
      <text:h text:style-name="P10" text:outline-level="1">
<text:span text:style-name="T4">
путінці обіцяють «всі гроші світу» за участь у війні проти України</text:span>
</text:h>
      <text:p text:style-name="P4">
Author: ['АРМІЯINFORM']</text:p>
      <text:p text:style-name="P4">
Time: 2023-04-15T89:00:00-04:00</text:p>
      <text:p text:style-name="P4">
Description: Про це повідомляє ГШ ЗС України у вечірньому зведенні за 15 квітня.    «Д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yskovi_mobilizatsiya_gettyimages_1243877901_650x410-1.jpg" text:style-name="Internet_20_link" text:visited-style-name="Visited_20_Internet_20_Link">
viyskovi_mobilizatsiya_gettyimages_1243877901_650x410-1.jpg</text:a>
']</text:p>
      <text:p text:style-name="P4">
Tags: ['STOPRUSSIA', 'ВТОРГНЕННЯ РФ', 'ГШ ЗС УКРАЇНИ', 'ДУТА ВЕЛИЧ РОСАРМІЇ']</text:p>
      <text:p text:style-name="P4">
Category: News</text:p>
      <!--METADATA-->
      <text:p text:style-name="P4">
<draw:frame draw:style-name="fr1" draw:name="Image321" text:anchor-type="as-char" svg:width="6.9236in" svg:height="4.367194in" draw:z-index="0">
<draw:image xlink:href="../Images/AРМІЯINFORM/2023-04-15T89-00-00-04-00/viyskovi_mobilizatsiya_gettyimages_1243877901_650x410-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2VH2qUAHexbmSk27jJtdRWQHoPEPcvxX2V9r1XxUrFnu2vjx3nchcsCFUHuxUvicRl" text:style-name="Internet_20_link" text:visited-style-name="Visited_20_Internet_20_Link">
повідомляє</text:a>
ГШ ЗС України у вечірньому зведенні за 15 квітня.</text:p>
      <text:p text:style-name="P4">
«Для поповнення втрат в живій силі, російська федерація поводить кампанію зпідтримки мобілізації. Щоб популяризувати військову службу, використовуютьсяусі доступні методи. Своїм громадянам російське керівництво обіцяє високегрошове утримання та соціальний пакет. Окрім ЗМІ, пропагандисти застосовуютьагітаційні листівки відповідного змісту у громадських місцях. Останнім часомвідзначається активізація агітації у Воронежі», — йдеться у повідомленні.</text:p>
      <text:p text:style-name="P4">
Source: <text:a xlink:type="simple" xlink:href="https://armyinform.com.ua/2023/04/15/putinczi-obiczyayut-vsi-groshi-svitu-za-uchast-u-vijni-proty-ukrayiny/" text:style-name="Internet_20_link" text:visited-style-name="Visited_20_Internet_20_Link">
https://armyinform.com.ua/2023/04/15/putinczi-obiczyayut-vsi-groshi-svitu-za-uchast-u-vijni-proty-ukrayiny/</text:a>
</text:p>
      <!--NEWS-->
      <text:h text:style-name="P10" text:outline-level="1">
<text:span text:style-name="T4">
У Бухаресті показали фільм про знищення «москви» — блискучу операцію ВМС ЗСУ</text:span>
</text:h>
      <text:p text:style-name="P4">
Author: ['АРМІЯINFORM']</text:p>
      <text:p text:style-name="P4">
Time: 2023-04-15T90:00:00-04:00</text:p>
      <text:p text:style-name="P4">
Description: Чорноморська безпекова конференція Міжнародної Кримської Платформи в Бухаресті проходи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643480_9319831494757335_3081339544957246736_n.jpg" text:style-name="Internet_20_link" text:visited-style-name="Visited_20_Internet_20_Link">
336643480_9319831494757335_3081339544957246736_n.jpg</text:a>
']</text:p>
      <text:p text:style-name="P4">
Tags: ['БУХАРЕСТ', 'ОЛЕКСІЙ РЕЗНІКОВ', 'ЧОРНОМОРСЬКА БЕЗПЕКОВА КОНФЕРЕНЦІЯ']</text:p>
      <text:p text:style-name="P4">
Category: News</text:p>
      <!--METADATA-->
      <text:p text:style-name="P4">
<draw:frame draw:style-name="fr1" draw:name="Image322" text:anchor-type="as-char" svg:width="6.9236in" svg:height="4.630158in" draw:z-index="0">
<draw:image xlink:href="../Images/AРМІЯINFORM/2023-04-15T90-00-00-04-00/336643480_9319831494757335_3081339544957246736_n.jpg" xlink:type="simple" xlink:show="embed" xlink:actuate="onLoad" draw:mime-type="image/jpeg"/>
</draw:frame>
</text:p>
      <text:p text:style-name="P4">
Чорноморська безпекова конференція Міжнародної Кримської Платформи в Бухарестіпроходила в символічний період: у першу річницю знищення «русского воєнногокорабля» — флагмана російського флоту ракетного крейсера «москва». Про це<text:a xlink:type="simple" xlink:href="https://www.facebook.com/reznikovoleksii/posts/pfbid0sLDFAU38Dz8iVyuDzRKj3rPcujwiGkjUbex8Xy1VDim7NMmGtMVaWT2QAcDQR5AWl" text:style-name="Internet_20_link" text:visited-style-name="Visited_20_Internet_20_Link">
повідомляє</text:a>
Міністр оборони України на своїй сторінці у Facebook.</text:p>
      <text:p text:style-name="P4">
«Під час конференції відбулася прем’єра англомовної версії документальногофільму „Битва за острів Зміїний. Море“ з циклу трилогії „Воєнна розвідкаУкраїни: на морі, у небі, на землі“, автором якої є відомий журналіст капітанАртем Шевченко. Усім, хто не бачив, раджу подивитися», — зазначає ОлексійРезніков.</text:p>
      <text:p text:style-name="P4">
Операція із знищення «москви», яку блискуче провели наші ВМС ЗСУ на чолі звіцеадміралом Олексієм Неїжпапою, стала першим кроком до звільнення Зміїногота відкриття «зернового коридору».</text:p>
      <text:p text:style-name="P4">
«Мав нагоду поспілкуватись з Героєм України, заступником командира ескадрильї11-ї бригади армійської авіації Сухопутних військ ЗСУ майором ЄвгеномСоловйовим», — написав глава оборонного відомства.</text:p>
      <text:p text:style-name="P4">
Майор Соловйов брав участь у вже легендарній повітряній операції — здійсниврейс в оточений Маріуполь для доправлення зброї, боєприпасів, зв’язку імедикаментів та для евакуації поранених.</text:p>
      <text:p text:style-name="P4">
На зворотному шляху з Азовсталі у пілотований ним Мі-8 влучила ракета зворожого ПЗРК, зруйнувала один з двох двигунів, але не здетонувала. На одномудвигуні, маневруючи під вогнем росіян, він зміг долетіти з 20 пораненими іекіпажем до місця посадки на базу у Запорізькій області. Після цього вінуспішно завдавав вогневого ураження і висаджував десант на о.Зміїний.</text:p>
      <text:p text:style-name="P4">
«Наші воїни довели, що здатні перемогти російську армію, багато в чому їмпросто немає рівних.</text:p>
      <text:p text:style-name="P4">
Ситуація на фронті непроста, ворог зазнає колосальних втрат, але намагаєтьсятиснути.</text:p>
      <text:p text:style-name="P4">
Маємо це витримати, щоб перейти до активних дій.</text:p>
      <text:p text:style-name="P4">
Вся українська земля буде звільнена від російських окупантів.</text:p>
      <text:p text:style-name="P4">
Впевнений в цьому. Працюємо на перемогу», — зауважив Олексій Резніков.</text:p>
      <text:p text:style-name="P4">
Source: <text:a xlink:type="simple" xlink:href="https://armyinform.com.ua/2023/04/15/u-buharesti-pokazaly-film-pro-znyshhennya-moskvy-blyskuchu-operacziyu-vms-zsu/" text:style-name="Internet_20_link" text:visited-style-name="Visited_20_Internet_20_Link">
https://armyinform.com.ua/2023/04/15/u-buharesti-pokazaly-film-pro-znyshhennya-moskvy-blyskuchu-operacziyu-vms-zsu/</text:a>
</text:p>
      <!--NEWS-->
      <text:h text:style-name="P10" text:outline-level="1">
<text:span text:style-name="T4">
Президент України увів у дію рішення РНБО про застосування санкцій до 692 фізичних і юридичних осіб</text:span>
</text:h>
      <text:p text:style-name="P4">
Author: ['АРМІЯINFORM']</text:p>
      <text:p text:style-name="P4">
Time: 2023-04-15T91:00:00-04:00</text:p>
      <text:p text:style-name="P4">
Description: Володимир Зеленський своїми указами увів у дію рішення Ради національної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1613209399_sankcziyi.png" text:style-name="Internet_20_link" text:visited-style-name="Visited_20_Internet_20_Link">
1613209399_sankcziyi.png</text:a>
']</text:p>
      <text:p text:style-name="P4">
Tags: ['ЕКОНОМІКА РФ', 'ПРЕЗИДЕНТ УКРАЇНИ', 'РНБО', 'САНКЦІЇ', 'УКАЗ']</text:p>
      <text:p text:style-name="P4">
Category: News</text:p>
      <!--METADATA-->
      <text:p text:style-name="P4">
<draw:frame draw:style-name="fr1" draw:name="Image323" text:anchor-type="as-char" svg:width="6.9236in" svg:height="3.894525in" draw:z-index="0">
<draw:image xlink:href="../Images/AРМІЯINFORM/2023-04-15T91-00-00-04-00/1613209399_sankcziyi.png" xlink:type="simple" xlink:show="embed" xlink:actuate="onLoad" draw:mime-type="image/png"/>
</draw:frame>
</text:p>
      <text:p text:style-name="P4">
Володимир Зеленський своїми указами увів у дію рішення Ради національноїбезпеки і оборони України від 15 квітня 2023 року про застосуванняперсональних спеціальних економічних й інших обмежувальних заходів до 438фізичних осіб та 254 юридичних.</text:p>
      <text:p text:style-name="P4">
Відповідні Укази <text:a xlink:type="simple" xlink:href="https://www.president.gov.ua/documents/2272023-46525" text:style-name="Internet_20_link" text:visited-style-name="Visited_20_Internet_20_Link">
№227/2023</text:a>
 та <text:a xlink:type="simple" xlink:href="https://www.president.gov.ua/documents/2282023-46529" text:style-name="Internet_20_link" text:visited-style-name="Visited_20_Internet_20_Link">
№228/2023</text:a>
 оприлюднено насайті глави держави.</text:p>
      <text:p text:style-name="P4">
Контроль за виконанням рішення Ради національної безпеки і оборони України,введеного в дію цими Указами, покласти на Секретаря Ради національної безпекиі оборони України.</text:p>
      <text:p text:style-name="P4">
Source: <text:a xlink:type="simple" xlink:href="https://armyinform.com.ua/2023/04/15/prezydent-ukrayiny-uviv-u-diyu-rishennya-rnbo-pro-zastosuvannya-sankczij-do-692-fizychnyh-i-yurydychnyh-osib/" text:style-name="Internet_20_link" text:visited-style-name="Visited_20_Internet_20_Link">
https://armyinform.com.ua/2023/04/15/prezydent-ukrayiny-uviv-u-diyu-rishennya-rnbo-pro-zastosuvannya-sankczij-do-692-fizychnyh-i-yurydychnyh-osib/</text:a>
</text:p>
      <!--NEWS-->
      <text:h text:style-name="P10" text:outline-level="1">
<text:span text:style-name="T4">
Ганна Маляр прокоментувала оприлюднення шокуючого відео страти українського бійця</text:span>
</text:h>
      <text:p text:style-name="P4">
Author: ['АРМІЯINFORM']</text:p>
      <text:p text:style-name="P4">
Time: 2023-04-15T92:00:00-04:00</text:p>
      <text:p text:style-name="P4">
Description: «Навіщо виклали це шокуюче відео страти нашого бійця?    Є декілька версій: заляк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АННА МАЛЯР']</text:p>
      <text:p text:style-name="P4">
Category: News</text:p>
      <!--METADATA-->
      <text:p text:style-name="P4">
«Навіщо виклали це шокуюче відео страти нашого бійця?</text:p>
      <text:p text:style-name="P4">
Є декілька версій: залякати нас. Хоча після всього, що ми за цей рік пройшли,складно уявити чим нас можна залякати; внутрішня боротьба з-поміж самихросіян. Вже є припущення представники якого саме формування це вчинили.</text:p>
      <text:p text:style-name="P4">
Навіщо знімають такі відео?</text:p>
      <text:p text:style-name="P4">
Теж є декілька версій: звітують про виконане завдання; для хизування ісамоствердження; оскільки таке може вчиняти тільки людина з дуже збоченоюпсихікою, то можуть знімати і заради задоволення», —<text:a xlink:type="simple" xlink:href="https://www.facebook.com/ganna.maliar/videos/2595566377252306/" text:style-name="Internet_20_link" text:visited-style-name="Visited_20_Internet_20_Link">
прокоментувала</text:a>
Ганна Маляр на своїй сторінці у Facebook.</text:p>
      <text:p text:style-name="P4">
Source: <text:a xlink:type="simple" xlink:href="https://armyinform.com.ua/2023/04/15/ganna-malyar-prokomentuvala-oprylyudnennya-shokuyuchogo-video-straty-ukrayinskogo-bijczya/" text:style-name="Internet_20_link" text:visited-style-name="Visited_20_Internet_20_Link">
https://armyinform.com.ua/2023/04/15/ganna-malyar-prokomentuvala-oprylyudnennya-shokuyuchogo-video-straty-ukrayinskogo-bijczya/</text:a>
</text:p>
      <!--NEWS-->
      <text:h text:style-name="P10" text:outline-level="1">
<text:span text:style-name="T4">
Повернемо справедливість як памʼять про всіх, чиє життя забрала росія — Володимир Зеленський</text:span>
</text:h>
      <text:p text:style-name="P4">
Author: ['АРМІЯINFORM']</text:p>
      <text:p text:style-name="P4">
Time: 2023-04-15T93:00:00-04:00</text:p>
      <text:p text:style-name="P4">
Description: Бажаю здоровʼя, шановні українці!    Говорив сьогодні з Президентом Франції Макро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e5da10cd198fa9b5d77aaf54dbd73cc_1681582017_extra_large.jpeg" text:style-name="Internet_20_link" text:visited-style-name="Visited_20_Internet_20_Link">
5e5da10cd198fa9b5d77aaf54dbd73cc_1681582017_extra_large.jpeg</text:a>
']</text:p>
      <text:p text:style-name="P4">
Tags: ['ВІДЕОЗВЕРНЕННЯ', 'ПРЕЗИДЕНТ УКРАЇНИ']</text:p>
      <text:p text:style-name="P4">
Category: News</text:p>
      <!--METADATA-->
      <text:p text:style-name="P4">
<draw:frame draw:style-name="fr1" draw:name="Image324" text:anchor-type="as-char" svg:width="6.9236in" svg:height="3.894525in" draw:z-index="0">
<draw:image xlink:href="../Images/AРМІЯINFORM/2023-04-15T93-00-00-04-00/5e5da10cd198fa9b5d77aaf54dbd73cc_1681582017_extra_large.jpeg" xlink:type="simple" xlink:show="embed" xlink:actuate="onLoad" draw:mime-type="image/jpeg"/>
</draw:frame>
</text:p>
      <text:p text:style-name="P4">
<text:span text:style-name="T4">
<text:span text:style-name="T5">
Бажаю здоровʼя, шановні українці!</text:span>
</text:span>
</text:p>
      <text:p text:style-name="P4">
Говорив сьогодні з Президентом Франції Макроном. Тривала розмова, майжепівтори години. Встигли пройтися по всіх ключових безпекових питаннях, що є напорядку денному — нашому, в Україні, дуже важливо, та загалом у Європі.</text:p>
      <text:p text:style-name="P4">
Це фронт, наші можливості рухатися, діяти, повертати свободу й справедливістьлюдям на тих територіях, які поки що, на жаль, окуповані росією.</text:p>
      <text:p text:style-name="P4">
Обговорили й міжнародні контакти — і наші, і Франції. Еммануель поінформувавмене про деталі та підсумки візиту в Китай. І я дякую за чітку підтримку тихпринципових речей, які обʼєднують усю нашу антивоєнну коаліцію.</text:p>
      <text:p text:style-name="P4">
росія повинна забратися з території України. Всієї України та всі окупанти. Ікожен пункт Статуту ООН повинен запрацювати знову — жодне з російськихпорушень міжнародного права не можна ігнорувати. Саме на таких принципахповернуться безпека та спокій у міжнародні відносини. Саме для цього єукраїнська формула миру, абсолютно реалістична й цілком конкретна, її такожсьогодні детально обговорили з Макроном, як і міжнародні заходи, які миготуємо на цей рік, зокрема Вільнюський саміт НАТО.</text:p>
      <text:p text:style-name="P4">
Наша спільна позиція на саміті у Литві — всіх держав-учасниць — може бути саметакою амбітною, якої потребує європейська безпека. Впевнений у цьому. Дієвігарантії безпеки для України, тобто насправді для міжнародного порядку,заснованого на правилах, потрібні ще до нашого вступу в Альянс.</text:p>
      <text:p text:style-name="P4">
До речі, у Вільнюсі відбулася зустріч держав-членів спільної слідчої групи зрозслідування злочинів окупантів в Україні. Одним із результатів зустрічі єугода — якраз учора її підписали. Угода про спільне розслідування не лишеросійських воєнних злочинів, а й злочину геноциду.</text:p>
      <text:p text:style-name="P4">
Ми забезпечимо на всіх рівнях, зокрема й на юридичному, повну відповідальністьросії за скоєне проти України й українців. І я дякую всім партнерам, хтодопомагає наближати вироки для окупантів — для російських убивць і терористів.</text:p>
      <text:p text:style-name="P4">
У Словʼянську на Донбасі зараз ще триває пошукова операція після російськогоракетного удару, що стався вчора. Є інформація, що під завалами будинків — щетіла загиблих, на жаль…</text:p>
      <text:p text:style-name="P4">
Лише один цей удар терористів пошкодив та зруйнував понад 50 житловихбудинків, із них більш як 30 — багатоквартирні. Поранених — понад 20 людей,станом на цей час — загиблих вже 11. Серед них зовсім маленька дитина —хлопчик 21-го року народження. Мої співчуття рідним, усім, хто втративблизьких…</text:p>
      <text:p text:style-name="P4">
Нікому з тих, хто винен у цій агресії, не можна нічого пробачати й забувати.</text:p>
      <text:p text:style-name="P4">
Сьогодні оприлюднені ще два санкційні укази проти осіб та компаній, якірозділяють провину за цей терор або допомагають йому. Зокрема, це санкціїпроти осіб, які пропагують державу-терориста, прикриваються спортом. Протитих, хто повʼязаний із її посадовцями. Окремий перелік — це IT-компанії, якіспонсорують терор чи дають цифрові можливості для продовження агресії.</text:p>
      <text:p text:style-name="P4">
Усі українські санкції синхронізуємо із санкціями глобальними, це неминучийпроцес. Дякую всім у міжнародних інституціях та у державах-партнерах, хтопрацює разом із нами, з урядовцями, з РНБО, спецслужбовцями, з нашим Офісом.</text:p>
      <text:p text:style-name="P4">
Санкційний тиск на всіх, хто винен у цій агресії, блокування їхніх активів таможливостей на рівні всього світу — це самозахист світу і вже зараз від будь-яких інших можливостей агресій.</text:p>
      <text:p text:style-name="P4">
Повернення миру та його стабільність не мають альтернатив.</text:p>
      <text:p text:style-name="P4">
Дякую всім, хто допомагає нам, Україні! Слава всім нашим солдатам, хто в боюпроти терористів!</text:p>
      <text:p text:style-name="P4">
Повернемо справедливість як гідну памʼять про всіх, чиє життя забрала росія іїї терор…</text:p>
      <text:p text:style-name="P4">
<text:span text:style-name="T4">
<text:span text:style-name="T5">
Слава Україні!</text:span>
</text:span>
</text:p>
      <text:p text:style-name="P4">
<text:span text:style-name="T4">
Джерело:</text:span>
 <text:a xlink:type="simple" xlink:href="https://www.president.gov.ua/news/povernemo-spravedlivist-yak-pamyat-pro-vsih-chiye-zhittya-za-82289" text:style-name="Internet_20_link" text:visited-style-name="Visited_20_Internet_20_Link">
Офіс ПрезидентаУкраїни</text:a>
</text:p>
      <text:p text:style-name="P4">
Source: <text:a xlink:type="simple" xlink:href="https://armyinform.com.ua/2023/04/15/povernemo-spravedlyvist-yak-pam%ca%bcyat-pro-vsih-chyye-zhyttya-zabrala-rosiya-prezydent-ukrayiny/" text:style-name="Internet_20_link" text:visited-style-name="Visited_20_Internet_20_Link">
https://armyinform.com.ua/2023/04/15/povernemo-spravedlyvist-yak-pam%ca%bcyat-pro-vsih-chyye-zhyttya-zabrala-rosiya-prezydent-ukrayiny/</text:a>
</text:p>
      <!--NEWS-->
      <text:h text:style-name="P10" text:outline-level="1">
<text:span text:style-name="T4">
З початку вторгнення Україна ухвалила 9 євроінтеграційних законопроєктів у сфері довкілля</text:span>
</text:h>
      <text:p text:style-name="P4">
Author: ['АРМІЯINFORM']</text:p>
      <text:p text:style-name="P4">
Time: 2023-04-15T94:00:00-04:00</text:p>
      <text:p text:style-name="P4">
Description: У 2019 році Євроcоюз прийняв Європейський Зелений курс. Амбітна мета — до 2050 ро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png" text:style-name="Internet_20_link" text:visited-style-name="Visited_20_Internet_20_Link">
5.png</text:a>
']</text:p>
      <text:p text:style-name="P4">
Tags: ['ДОВКІЛЛЯ']</text:p>
      <text:p text:style-name="P4">
Category: News</text:p>
      <!--METADATA-->
      <text:p text:style-name="P4">
<draw:frame draw:style-name="fr1" draw:name="Image325" text:anchor-type="as-char" svg:width="6.9236in" svg:height="4.1259in" draw:z-index="0">
<draw:image xlink:href="../Images/AРМІЯINFORM/2023-04-15T94-00-00-04-00/5.png" xlink:type="simple" xlink:show="embed" xlink:actuate="onLoad" draw:mime-type="image/png"/>
</draw:frame>
 Інфографікапро Європейський зелений курс</text:p>
      <text:p text:style-name="P4">
У 2019 році Євроcоюз прийняв Європейський Зелений курс. Амбітна мета — до 2050року Європа стане першим кліматично нейтральним континентом. Україна сказалапро 2060 рік. В <text:a xlink:type="simple" xlink:href="https://armyinform.com.ua/2023/04/15/shkoda-dovkillyu-vid-vijny-vzhe-perevyshhuye-19-tryljona-gryven-ruslan-strilecz/" text:style-name="Internet_20_link" text:visited-style-name="Visited_20_Internet_20_Link">
інтерв’ю</text:a>
кореспонденту АрміяInform Міністр захисту довкілля та природних ресурсівУкраїни Руслан Стрілець розповів про те, яким чином зараз триває процесзеленого відновлення України:</text:p>
      <text:p text:style-name="P4">
«Для України зелене відновлення — це не відбудова за старими проєктами.Наприклад, під час відбудови зруйнованих осель важливим буде, навіть,розташування будинку. Адже від того, куди направлені вікна, залежатимутьвитрати на опалення взимку та на охолодження влітку. Також важливовикористовувати енергоощадні матеріали.</text:p>
      <text:p text:style-name="P4">
Зелене відновлення — це також відновлення промисловості за європейськимистандартами. Є розуміння, що наша промисловість відбудовуватиметься наново йлогічно це робити вже з урахуванням сучасних «зелених» технологій.</text:p>
      <text:p text:style-name="P4">
Відтак Міндовкілля навіть попри війну не припиняло роботу над впровадженнямреформи зменшення та контролю промислового забруднення, а фактичноекомодернізації промисловості. До роботи ми долучили міжнародних експертівНімеччини, Чехії, Латвії. Працювали спільно з депутатами профільного КомітетуВерховної Ради України, експертами Команди підтримки реформ при Міндовкілля,Міністерства охорони навколишнього середовища Німеччини та проєкту GIZ. Якрезультат сьогодні вже маємо суттєво доопрацьований законопроєкт 6004-д.</text:p>
      <text:p text:style-name="P4">
Прийняття законопроєкту дозволить імплементувати положення Директиви2010/75/ЄС, впровадити найкращі доступні технології та методи управління,запустити екомодернізацію промисловості та виконати одну з умов дляповноцінного членства України у Євросоюзі. Коли ми впровадимо положення цієїДирективи, то побудовані у радянські часи та зруйновані росією заразметалургійні заводи вже не зможуть бути відновлені за старими проєктами, аотже не продовжуватимуть отруювати довкілля. Зараз — унікальне вікноможливостей, щоб перейти на сучасні екологічні стандарти.</text:p>
      <text:p text:style-name="P4">
Загалом з початку широкомасштабної війни, Україна вже ухвалила 9євроінтеграційних законопроєктів у сфері довкілля. Це більший прогрес, аніж запопередні 5 років. Зокрема, ми розпочали реформу системи управління відходами,реформу національної системи хімічної безпеки тощо.</text:p>
      <text:p text:style-name="P4">
Ми сьогодні говоримо і про зміну підходів до генерації енергії. Ми повинні йтиєвропейським шляхом. Це, зокрема, використання водню. Щоб отримати водень,потрібна величезна кількість електроенергії. Відтак в Україні повинна існуватирозгалужена мережа відновлювальних джерел енергії: вітряків, сонячних станцій.За рахунок відновлювальної енергії ми зможемо виробляти зелений водень.</text:p>
      <text:p text:style-name="P4">
Зелене відновлення — це точно екологізація транспорту, eco-friendlyархітектурні та інженерні рішення. Наприклад, ще до пандемії в Пекіні людиходили в масках через задимлення, тому що тамтешні хмарочоси не дозволялирозсіюватись вихлопним газам від автотранспорту. А в європейських країнах дляочищення міського повітря встановлюють зовнішні установки.</text:p>
      <text:p text:style-name="P4">
Світ рухається далі, а ми повинні дуже швидко наздоганяти. Це та ідеальнакартина світу та України, яку я хотів би бачити. Щоб у такій країні жили моїдіти».</text:p>
      <text:p text:style-name="P4">
Source: <text:a xlink:type="simple" xlink:href="https://armyinform.com.ua/2023/04/15/z-pochatku-vtorgnennya-ukrayina-uhvalyla-9-yevrointegraczijnyh-zakonoproyektiv-u-sferi-dovkillya/" text:style-name="Internet_20_link" text:visited-style-name="Visited_20_Internet_20_Link">
https://armyinform.com.ua/2023/04/15/z-pochatku-vtorgnennya-ukrayina-uhvalyla-9-yevrointegraczijnyh-zakonoproyektiv-u-sferi-dovkillya/</text:a>
</text:p>
      <!--NEWS-->
      <text:h text:style-name="P10" text:outline-level="1">
<text:span text:style-name="T4">
Воєнний злочин проти довкілля можна зафіксувати за допомогою мобільного застосунку «ЕкоЗагроза»</text:span>
</text:h>
      <text:p text:style-name="P4">
Author: ['АРМІЯINFORM']</text:p>
      <text:p text:style-name="P4">
Time: 2023-04-15T95:00:00-04:00</text:p>
      <text:p text:style-name="P4">
Description: В інтерв’ю кореспонденту АрміяInform Міністр захисту довкілля та природних ресурс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52348762-862.jpg" text:style-name="Internet_20_link" text:visited-style-name="Visited_20_Internet_20_Link">
630_360_1652348762-862.jpg</text:a>
']</text:p>
      <text:p text:style-name="P4">
Tags: ['ЕКОЗАГРОЗА', 'МОБІЛЬНИЙ ЗАСТОСУНОК']</text:p>
      <text:p text:style-name="P4">
Category: News</text:p>
      <!--METADATA-->
      <text:p text:style-name="P4">
<draw:frame draw:style-name="fr1" draw:name="Image326" text:anchor-type="as-char" svg:width="6.9236in" svg:height="3.951288in" draw:z-index="0">
<draw:image xlink:href="../Images/AРМІЯINFORM/2023-04-15T95-00-00-04-00/630_360_1652348762-862.jpg" xlink:type="simple" xlink:show="embed" xlink:actuate="onLoad" draw:mime-type="image/jpeg"/>
</draw:frame>
</text:p>
      <text:p text:style-name="P4">
В інтерв’ю кореспонденту АрміяInform Міністр захисту довкілля та природнихресурсів України Руслан Стрілець<text:a xlink:type="simple" xlink:href="https://armyinform.com.ua/2023/04/15/shkoda-dovkillyu-vid-vijny-vzhe-perevyshhuye-19-tryljona-gryven-ruslan-strilecz/" text:style-name="Internet_20_link" text:visited-style-name="Visited_20_Internet_20_Link">
розповів</text:a>
 про те, як ниніздійснюється моніторинг ситуації з довкіллям на прифронтових та деокупованихтериторіях:</text:p>
      <text:p text:style-name="P4">
<text:span text:style-name="T4">
«</text:span>
 До широкомасштабного вторгнення рф на території України працювала певнакількість постів моніторингу стану атмосферного повітря. Постійно проводивсямоніторинг якості води 4 лабораторіями: в Київській, Донецькій, Одеській таІвано-Франківській областях. Фактично вони покривали всю країну. Під часбойових дій значна кількість обладнання була знищена. Що ми зробили?</text:p>
      <text:p text:style-name="P4">
За кілька місяців з початку широкомасштабного вторгнення рф, ми запустиливебресурс і мобільний застосунок <text:a xlink:type="simple" xlink:href="https://ecozagroza.gov.ua/" text:style-name="Internet_20_link" text:visited-style-name="Visited_20_Internet_20_Link">
„ЕкоЗагроза“</text:a>
.Першочергово планувалося, що це буде інструментом збору інформації про воєннізлочини росіян проти українського довкілля. Кожна людина може зафіксуватитакий злочин та повідомити нам через „ЕкоЗагрозу“, незалежно від місцяперебування. Це може бути навіть солдат з передової.</text:p>
      <text:p text:style-name="P4">
Згодом ми розширили функціонал застосунку. Під’єднали до нього всі діючі постимоніторингу — радіаційного фону, якості повітря та води. Зараз там такожвідображається мапа повітряних тривог.</text:p>
      <text:p text:style-name="P4">
„ЕкоЗагроза“ є частиною створеної нами раніше „ЕкоСистеми“ — єдиноїзагальнонаціональної платформи, через яку ми надаємо адміністративні послугионлайн та відкриваємо довкіллєві дані.</text:p>
      <text:p text:style-name="P4">
Запуск „ЕкоЗагрози“ — це було термінове рішення. Іде війна і наша „ЕкоСистема“змушена була „одягнути камуфляж“. Коли війна закінчиться, „ЕкоЗагроза“ зновстане „ЕкоСистемою“. Однак і після цього через застосунок можна будеповідомляти про всі виявлені порушення довкіллєвого законодавства.</text:p>
      <text:p text:style-name="P4">
Щодо лабораторій якості води. У перші кілька місяців війни ми евакуювали певнеобладнання зі сходу України. Нині ми відбираємо проби води на всій території,яка контролюється ЗСУ. Дані про якість води публікуємо на „ЕкоЗагрозі“. Інодіфіксуємо перевищення по певних показниках, але вони не критичні».</text:p>
      <text:p text:style-name="P4">
Source: <text:a xlink:type="simple" xlink:href="https://armyinform.com.ua/2023/04/15/voyennyj-zlochyn-proty-dovkillya-mozhna-zafiksuvaty-za-dopomogoyu-mobilnogo-zastosunku-ekozagroza/" text:style-name="Internet_20_link" text:visited-style-name="Visited_20_Internet_20_Link">
https://armyinform.com.ua/2023/04/15/voyennyj-zlochyn-proty-dovkillya-mozhna-zafiksuvaty-za-dopomogoyu-mobilnogo-zastosunku-ekozagroza/</text:a>
</text:p>
      <!--NEWS-->
      <text:h text:style-name="P10" text:outline-level="1">
<text:span text:style-name="T4">
Капеланська служба ПвК «Захід» освятила сотні пасок для військових</text:span>
</text:h>
      <text:p text:style-name="P4">
Author: ['АРМІЯINFORM']</text:p>
      <text:p text:style-name="P4">
Time: 2023-04-15T96:00:00-04:00</text:p>
      <text:p text:style-name="P4">
Description: Молодший лейтенант капеланської служби ПвК «Захід» отець Мар’ян Сеник освятив декіл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796549_1293720044546267_407627169365934821_n.jpg" text:style-name="Internet_20_link" text:visited-style-name="Visited_20_Internet_20_Link">
336796549_1293720044546267_407627169365934821_n.jpg</text:a>
', '<text:a xlink:type="simple" xlink:href="https://armyinform.com.ua/wp-content/uploads/2023/04/336643523_609570387760252_5178795910863815412_n-150x150.jpg" text:style-name="Internet_20_link" text:visited-style-name="Visited_20_Internet_20_Link">
336643523_609570387760252_5178795910863815412_n-150x150.jpg</text:a>
', '<text:a xlink:type="simple" xlink:href="https://armyinform.com.ua/wp-content/uploads/2023/04/336552742_1326058728123341_1298262304655512995_n-150x150.jpg" text:style-name="Internet_20_link" text:visited-style-name="Visited_20_Internet_20_Link">
336552742_1326058728123341_1298262304655512995_n-150x150.jpg</text:a>
', '<text:a xlink:type="simple" xlink:href="https://armyinform.com.ua/wp-content/uploads/2023/04/336669110_716159703592831_2782269622780901609_n-150x150.jpg" text:style-name="Internet_20_link" text:visited-style-name="Visited_20_Internet_20_Link">
336669110_716159703592831_2782269622780901609_n-150x150.jpg</text:a>
', '<text:a xlink:type="simple" xlink:href="https://armyinform.com.ua/wp-content/uploads/2023/04/336899147_249354554225115_7960018271055336457_n-150x150.jpg" text:style-name="Internet_20_link" text:visited-style-name="Visited_20_Internet_20_Link">
336899147_249354554225115_7960018271055336457_n-150x150.jpg</text:a>
', '<text:a xlink:type="simple" xlink:href="https://armyinform.com.ua/wp-content/uploads/2023/04/336650179_886701102402713_1343557545464545509_n-150x150.jpg" text:style-name="Internet_20_link" text:visited-style-name="Visited_20_Internet_20_Link">
336650179_886701102402713_1343557545464545509_n-150x150.jpg</text:a>
', '<text:a xlink:type="simple" xlink:href="https://armyinform.com.ua/wp-content/uploads/2023/04/336560947_929602375132555_7562391697493251580_n-150x150.jpg" text:style-name="Internet_20_link" text:visited-style-name="Visited_20_Internet_20_Link">
336560947_929602375132555_7562391697493251580_n-150x150.jpg</text:a>
', '<text:a xlink:type="simple" xlink:href="https://armyinform.com.ua/wp-content/uploads/2023/04/336656353_1364989500963356_8975960025367686305_n-150x150.jpg" text:style-name="Internet_20_link" text:visited-style-name="Visited_20_Internet_20_Link">
336656353_1364989500963356_8975960025367686305_n-150x150.jpg</text:a>
']</text:p>
      <text:p text:style-name="P4">
Tags: ['ВЕЛИКДЕНЬ', 'ОСВЯЧЕННЯ', 'ПВК «ЗАХІД»']</text:p>
      <text:p text:style-name="P4">
Category: News</text:p>
      <!--METADATA-->
      <text:p text:style-name="P4">
<draw:frame draw:style-name="fr1" draw:name="Image327" text:anchor-type="as-char" svg:width="6.9236in" svg:height="4.615733in" draw:z-index="0">
<draw:image xlink:href="../Images/AРМІЯINFORM/2023-04-15T96-00-00-04-00/336796549_1293720044546267_407627169365934821_n.jpg" xlink:type="simple" xlink:show="embed" xlink:actuate="onLoad" draw:mime-type="image/jpeg"/>
</draw:frame>
</text:p>
      <text:p text:style-name="P4">
Молодший лейтенант капеланської служби ПвК «Захід» отець Мар’ян Сеник освятивдекілька сотень пасок до Великодня, які отримають українські військові, як впункті постійної дислокації так і на фронті.</text:p>
      <text:p text:style-name="P4">
Сьогодні всі ми віримо в нову перемогу України. І всі ми впевнені, що нас незнищить жодна орда й жодна нечисть.</text:p>
      <text:p text:style-name="P4">
— Ми долаємо темні часи. Ми боремося за світлу ідею. На світлій стороні. І нанашому боці — правда, люди, Господь і вище небесне сяйво. Ці паски, отримаютьнаші захисники, ми хочемо передати їм частинку нашого тепла, щиру подяку,підтримку, молитву та надію. Нехай цей святковий хліб — символ життя, силидуху, воскресіння — стане промінцем радості та світла серед мороку війни тасмерті, — зазначив військовий капелан.</text:p>
      <text:p text:style-name="P4">
<text:a xlink:type="simple" xlink:href="https://armyinform.com.ua/wp-content/uploads/2023/04/336643523_609570387760252_5178795910863815412_n.jpg" text:style-name="Internet_20_link" text:visited-style-name="Visited_20_Internet_20_Link">
<draw:frame draw:style-name="fr1" draw:name="Image328" text:anchor-type="as-char" svg:width="6.9236in" svg:height="6.9236in" draw:z-index="0">
<draw:image xlink:href="../Images/AРМІЯINFORM/2023-04-15T96-00-00-04-00/336643523_609570387760252_5178795910863815412_n-150x150.jpg" xlink:type="simple" xlink:show="embed" xlink:actuate="onLoad" draw:mime-type="image/jpeg"/>
</draw:frame>
</text:a>
</text:p>
      <text:p text:style-name="P4">
<text:a xlink:type="simple" xlink:href="https://armyinform.com.ua/wp-content/uploads/2023/04/336552742_1326058728123341_1298262304655512995_n.jpg" text:style-name="Internet_20_link" text:visited-style-name="Visited_20_Internet_20_Link">
<draw:frame draw:style-name="fr1" draw:name="Image329" text:anchor-type="as-char" svg:width="6.9236in" svg:height="6.9236in" draw:z-index="0">
<draw:image xlink:href="../Images/AРМІЯINFORM/2023-04-15T96-00-00-04-00/336552742_1326058728123341_1298262304655512995_n-150x150.jpg" xlink:type="simple" xlink:show="embed" xlink:actuate="onLoad" draw:mime-type="image/jpeg"/>
</draw:frame>
</text:a>
</text:p>
      <text:p text:style-name="P4">
<text:a xlink:type="simple" xlink:href="https://armyinform.com.ua/wp-content/uploads/2023/04/336669110_716159703592831_2782269622780901609_n.jpg" text:style-name="Internet_20_link" text:visited-style-name="Visited_20_Internet_20_Link">
<draw:frame draw:style-name="fr1" draw:name="Image330" text:anchor-type="as-char" svg:width="6.9236in" svg:height="6.9236in" draw:z-index="0">
<draw:image xlink:href="../Images/AРМІЯINFORM/2023-04-15T96-00-00-04-00/336669110_716159703592831_2782269622780901609_n-150x150.jpg" xlink:type="simple" xlink:show="embed" xlink:actuate="onLoad" draw:mime-type="image/jpeg"/>
</draw:frame>
</text:a>
</text:p>
      <text:p text:style-name="P4">
<text:a xlink:type="simple" xlink:href="https://armyinform.com.ua/wp-content/uploads/2023/04/336899147_249354554225115_7960018271055336457_n.jpg" text:style-name="Internet_20_link" text:visited-style-name="Visited_20_Internet_20_Link">
<draw:frame draw:style-name="fr1" draw:name="Image331" text:anchor-type="as-char" svg:width="6.9236in" svg:height="6.9236in" draw:z-index="0">
<draw:image xlink:href="../Images/AРМІЯINFORM/2023-04-15T96-00-00-04-00/336899147_249354554225115_7960018271055336457_n-150x150.jpg" xlink:type="simple" xlink:show="embed" xlink:actuate="onLoad" draw:mime-type="image/jpeg"/>
</draw:frame>
</text:a>
</text:p>
      <text:p text:style-name="P4">
<text:a xlink:type="simple" xlink:href="https://armyinform.com.ua/wp-content/uploads/2023/04/336650179_886701102402713_1343557545464545509_n.jpg" text:style-name="Internet_20_link" text:visited-style-name="Visited_20_Internet_20_Link">
<draw:frame draw:style-name="fr1" draw:name="Image332" text:anchor-type="as-char" svg:width="6.9236in" svg:height="6.9236in" draw:z-index="0">
<draw:image xlink:href="../Images/AРМІЯINFORM/2023-04-15T96-00-00-04-00/336650179_886701102402713_1343557545464545509_n-150x150.jpg" xlink:type="simple" xlink:show="embed" xlink:actuate="onLoad" draw:mime-type="image/jpeg"/>
</draw:frame>
</text:a>
</text:p>
      <text:p text:style-name="P4">
<text:a xlink:type="simple" xlink:href="https://armyinform.com.ua/wp-content/uploads/2023/04/336560947_929602375132555_7562391697493251580_n.jpg" text:style-name="Internet_20_link" text:visited-style-name="Visited_20_Internet_20_Link">
<draw:frame draw:style-name="fr1" draw:name="Image333" text:anchor-type="as-char" svg:width="6.9236in" svg:height="6.9236in" draw:z-index="0">
<draw:image xlink:href="../Images/AРМІЯINFORM/2023-04-15T96-00-00-04-00/336560947_929602375132555_7562391697493251580_n-150x150.jpg" xlink:type="simple" xlink:show="embed" xlink:actuate="onLoad" draw:mime-type="image/jpeg"/>
</draw:frame>
</text:a>
</text:p>
      <text:p text:style-name="P4">
<text:a xlink:type="simple" xlink:href="https://armyinform.com.ua/wp-content/uploads/2023/04/336656353_1364989500963356_8975960025367686305_n.jpg" text:style-name="Internet_20_link" text:visited-style-name="Visited_20_Internet_20_Link">
<draw:frame draw:style-name="fr1" draw:name="Image334" text:anchor-type="as-char" svg:width="6.9236in" svg:height="6.9236in" draw:z-index="0">
<draw:image xlink:href="../Images/AРМІЯINFORM/2023-04-15T96-00-00-04-00/336656353_1364989500963356_8975960025367686305_n-150x150.jpg" xlink:type="simple" xlink:show="embed" xlink:actuate="onLoad" draw:mime-type="image/jpeg"/>
</draw:frame>
</text:a>
</text:p>
      <text:p text:style-name="P4">
Велике свято сьогодні дає нам велику надію й непохитну віру в те, що світлопереможе темряву, добро переможе зло, життя переможе смерть, а отже, неодміннопереможе Україна!</text:p>
      <text:p text:style-name="P4">
<text:span text:style-name="T4">
Джерело:</text:span>
 <text:a xlink:type="simple" xlink:href="https://www.facebook.com/PvkZahid/posts/pfbid02DqHqhsxAUK2bfZmndLTgvCTbW3AEtqZCkz4fb4gkXX6aFt2tTQsQzzm4cAruczbol" text:style-name="Internet_20_link" text:visited-style-name="Visited_20_Internet_20_Link">
Повітряне командування «Захід» Повітряних Сил ЗСУкраїни</text:a>
</text:p>
      <text:p text:style-name="P4">
Source: <text:a xlink:type="simple" xlink:href="https://armyinform.com.ua/2023/04/15/kapelanska-sluzhba-pvk-zahid-osvyatyla-sotni-pasok-dlya-vijskovyh/" text:style-name="Internet_20_link" text:visited-style-name="Visited_20_Internet_20_Link">
https://armyinform.com.ua/2023/04/15/kapelanska-sluzhba-pvk-zahid-osvyatyla-sotni-pasok-dlya-vijskovyh/</text:a>
</text:p>
      <!--NEWS-->
      <text:h text:style-name="P10" text:outline-level="1">
<text:span text:style-name="T4">
У ЗСУ триває доукомплектування вакантних посад фахівцями гідрометеорологічної служби</text:span>
</text:h>
      <text:p text:style-name="P4">
Author: ['АРМІЯINFORM']</text:p>
      <text:p text:style-name="P4">
Time: 2023-04-15T97:00:00-04:00</text:p>
      <text:p text:style-name="P4">
Description: В одному військово-навчальному підрозділі закладу вищої освіти України пройшли курс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6539110_766045345141755_1558480105600285779_n.jpg" text:style-name="Internet_20_link" text:visited-style-name="Visited_20_Internet_20_Link">
336539110_766045345141755_1558480105600285779_n.jpg</text:a>
', '<text:a xlink:type="simple" xlink:href="https://armyinform.com.ua/wp-content/uploads/2023/04/336549794_997105701272829_1507754911517877754_n.jpg" text:style-name="Internet_20_link" text:visited-style-name="Visited_20_Internet_20_Link">
336549794_997105701272829_1507754911517877754_n.jpg</text:a>
']</text:p>
      <text:p text:style-name="P4">
Tags: ['ВІЙСЬКОВІ МЕТРОЛОГИ', 'НАВЧАННЯ']</text:p>
      <text:p text:style-name="P4">
Category: News</text:p>
      <!--METADATA-->
      <text:p text:style-name="P4">
<draw:frame draw:style-name="fr1" draw:name="Image335" text:anchor-type="as-char" svg:width="6.9236in" svg:height="4.613779in" draw:z-index="0">
<draw:image xlink:href="../Images/AРМІЯINFORM/2023-04-15T97-00-00-04-00/336539110_766045345141755_1558480105600285779_n.jpg" xlink:type="simple" xlink:show="embed" xlink:actuate="onLoad" draw:mime-type="image/jpeg"/>
</draw:frame>
</text:p>
      <text:p text:style-name="P4">
В одному військово-навчальному підрозділі закладу вищої освіти України пройшликурси перепідготовки офіцерів запасу, призваних за мобілізацією.</text:p>
      <text:p text:style-name="P4">
Протягом двох місяців з офіцерами проведені теоретичні та практичні заняття звогневої, тактичної, медичної. топографічної. інженерної підготовки, з основРЕБ. Основна увага була направлена на відновленню знань з метеорології тавивченню досвіду гідрометеорологічної підтримки авіації, БпАК, артилерії.</text:p>
      <text:p text:style-name="P4">
Під час комплексного екзамену офіцери показали добрі теоретичні знання тапрактичні вміння з обслуговування техніки та засобів гідрометеорологічноїслужби.</text:p>
      <text:p text:style-name="P4">
<draw:frame draw:style-name="fr1" draw:name="Image336" text:anchor-type="as-char" svg:width="6.9236in" svg:height="4.613779in" draw:z-index="0">
<draw:image xlink:href="../Images/AРМІЯINFORM/2023-04-15T97-00-00-04-00/336549794_997105701272829_1507754911517877754_n.jpg" xlink:type="simple" xlink:show="embed" xlink:actuate="onLoad" draw:mime-type="image/jpeg"/>
</draw:frame>
</text:p>
      <text:p text:style-name="P4">
Метеорологічні підрозділи Збройних Сил України отримують добре підготовленихфахівців та командирів.</text:p>
      <text:p text:style-name="P4">
<text:span text:style-name="T4">
Джерело:</text:span>
 <text:a xlink:type="simple" xlink:href="https://www.facebook.com/KSP.ZSU/posts/pfbid0pHQCQM81CEMbvwD3eYMdtMyvbM3ns7UW9Ac5HT1LonjjtVJdB7uyKoEgcDVLj9twl" text:style-name="Internet_20_link" text:visited-style-name="Visited_20_Internet_20_Link">
Служба зв’язків з громадськістю Командування Сил підтримкиЗбройних СилУкраїни</text:a>
</text:p>
      <text:p text:style-name="P4">
Source: <text:a xlink:type="simple" xlink:href="https://armyinform.com.ua/2023/04/15/u-zsu-tryvaye-doukomplektuvannya-vakantnyh-posad-fahivczyamy-gidrometeorologichnoyi-sluzhby/" text:style-name="Internet_20_link" text:visited-style-name="Visited_20_Internet_20_Link">
https://armyinform.com.ua/2023/04/15/u-zsu-tryvaye-doukomplektuvannya-vakantnyh-posad-fahivczyamy-gidrometeorologichnoyi-sluzhby/</text:a>
</text:p>
      <!--NEWS-->
      <text:h text:style-name="P10" text:outline-level="1">
<text:span text:style-name="T4">
Великдень приходить на передову</text:span>
</text:h>
      <text:p text:style-name="P4">
Author: ['Владислав Назаркевич']</text:p>
      <text:p text:style-name="P4">
Time: 2023-04-15T98:00:00-04:00</text:p>
      <text:p text:style-name="P4">
Description: Воїни окремої десантно-штурмової бригади прийшли до невеликої прифронтової церкви, а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31.jpg" text:style-name="Internet_20_link" text:visited-style-name="Visited_20_Internet_20_Link">
1231.jpg</text:a>
', '<text:a xlink:type="simple" xlink:href="https://armyinform.com.ua/wp-content/uploads/2023/04/2-49-150x150.jpg" text:style-name="Internet_20_link" text:visited-style-name="Visited_20_Internet_20_Link">
2-49-150x150.jpg</text:a>
', '<text:a xlink:type="simple" xlink:href="https://armyinform.com.ua/wp-content/uploads/2023/04/3-43-150x150.jpg" text:style-name="Internet_20_link" text:visited-style-name="Visited_20_Internet_20_Link">
3-43-150x150.jpg</text:a>
', '<text:a xlink:type="simple" xlink:href="https://armyinform.com.ua/wp-content/uploads/2023/04/4-38-150x150.jpg" text:style-name="Internet_20_link" text:visited-style-name="Visited_20_Internet_20_Link">
4-38-150x150.jpg</text:a>
', '<text:a xlink:type="simple" xlink:href="https://armyinform.com.ua/wp-content/uploads/2023/04/5-31-150x150.jpg" text:style-name="Internet_20_link" text:visited-style-name="Visited_20_Internet_20_Link">
5-31-150x150.jpg</text:a>
', '<text:a xlink:type="simple" xlink:href="https://armyinform.com.ua/wp-content/uploads/2023/04/6-28-150x150.jpg" text:style-name="Internet_20_link" text:visited-style-name="Visited_20_Internet_20_Link">
6-28-150x150.jpg</text:a>
', '<text:a xlink:type="simple" xlink:href="https://armyinform.com.ua/wp-content/uploads/2023/04/7-14-150x150.jpg" text:style-name="Internet_20_link" text:visited-style-name="Visited_20_Internet_20_Link">
7-14-150x150.jpg</text:a>
', '<text:a xlink:type="simple" xlink:href="https://armyinform.com.ua/wp-content/uploads/2023/04/8-14-150x150.jpg" text:style-name="Internet_20_link" text:visited-style-name="Visited_20_Internet_20_Link">
8-14-150x150.jpg</text:a>
', '<text:a xlink:type="simple" xlink:href="https://armyinform.com.ua/wp-content/uploads/2023/04/9-15-150x150.jpg" text:style-name="Internet_20_link" text:visited-style-name="Visited_20_Internet_20_Link">
9-15-150x150.jpg</text:a>
', '<text:a xlink:type="simple" xlink:href="https://armyinform.com.ua/wp-content/uploads/2023/04/10-14-150x150.jpg" text:style-name="Internet_20_link" text:visited-style-name="Visited_20_Internet_20_Link">
10-14-150x150.jpg</text:a>
', '<text:a xlink:type="simple" xlink:href="https://armyinform.com.ua/wp-content/uploads/2023/04/11-6-150x150.jpg" text:style-name="Internet_20_link" text:visited-style-name="Visited_20_Internet_20_Link">
11-6-150x150.jpg</text:a>
', '<text:a xlink:type="simple" xlink:href="https://armyinform.com.ua/wp-content/uploads/2023/04/12-7-150x150.jpg" text:style-name="Internet_20_link" text:visited-style-name="Visited_20_Internet_20_Link">
12-7-150x150.jpg</text:a>
', '<text:a xlink:type="simple" xlink:href="https://armyinform.com.ua/wp-content/uploads/2023/04/13-5-150x150.jpg" text:style-name="Internet_20_link" text:visited-style-name="Visited_20_Internet_20_Link">
13-5-150x150.jpg</text:a>
', '<text:a xlink:type="simple" xlink:href="https://armyinform.com.ua/wp-content/uploads/2023/04/14-4-150x150.jpg" text:style-name="Internet_20_link" text:visited-style-name="Visited_20_Internet_20_Link">
14-4-150x150.jpg</text:a>
', '<text:a xlink:type="simple" xlink:href="https://armyinform.com.ua/wp-content/uploads/2023/04/15-1-150x150.jpg" text:style-name="Internet_20_link" text:visited-style-name="Visited_20_Internet_20_Link">
15-1-150x150.jpg</text:a>
']</text:p>
      <text:p text:style-name="P4">
Tags: ['ВЕЛИКДЕНЬ', 'ДЕСАНТНИКИ', 'ОСВЯЧЕННЯ', 'ПАСКИ']</text:p>
      <text:p text:style-name="P4">
Category: News</text:p>
      <!--METADATA-->
      <text:p text:style-name="P4">
<draw:frame draw:style-name="fr1" draw:name="Image337" text:anchor-type="as-char" svg:width="6.9236in" svg:height="4.615733in" draw:z-index="0">
<draw:image xlink:href="../Images/AРМІЯINFORM/2023-04-15T98-00-00-04-00/1231.jpg" xlink:type="simple" xlink:show="embed" xlink:actuate="onLoad" draw:mime-type="image/jpeg"/>
</draw:frame>
</text:p>
      <text:p text:style-name="P4">
Воїни окремої десантно-штурмової бригади прийшли до невеликої прифронтовоїцеркви, аби помолитися та освятити великодні страви. Не всі мають тут гарнікошики. У декого страви в рюкзаках, картонних коробках і шоломах. Замістьсвяткового вбрання — військова форма.</text:p>
      <text:p text:style-name="P4">
— Це другий Великдень, який я відзначаю на війні, — каже десантник Іван. —Тільки перший я зустрічав на бойовій позиції, а цей у храмі. Я прийшовосвятити паски для своїх побратимів, друзів. Буду вночі їхати змінювати їх напозиції, привезу ці освячені страви.</text:p>
      <text:p text:style-name="P4">
<text:a xlink:type="simple" xlink:href="https://armyinform.com.ua/wp-content/uploads/2023/04/2-49.jpg" text:style-name="Internet_20_link" text:visited-style-name="Visited_20_Internet_20_Link">
<draw:frame draw:style-name="fr1" draw:name="Image338" text:anchor-type="as-char" svg:width="6.9236in" svg:height="6.9236in" draw:z-index="0">
<draw:image xlink:href="../Images/AРМІЯINFORM/2023-04-15T98-00-00-04-00/2-49-150x150.jpg" xlink:type="simple" xlink:show="embed" xlink:actuate="onLoad" draw:mime-type="image/jpeg"/>
</draw:frame>
</text:a>
</text:p>
      <text:p text:style-name="P4">
<text:a xlink:type="simple" xlink:href="https://armyinform.com.ua/wp-content/uploads/2023/04/3-43.jpg" text:style-name="Internet_20_link" text:visited-style-name="Visited_20_Internet_20_Link">
<draw:frame draw:style-name="fr1" draw:name="Image339" text:anchor-type="as-char" svg:width="6.9236in" svg:height="6.9236in" draw:z-index="0">
<draw:image xlink:href="../Images/AРМІЯINFORM/2023-04-15T98-00-00-04-00/3-43-150x150.jpg" xlink:type="simple" xlink:show="embed" xlink:actuate="onLoad" draw:mime-type="image/jpeg"/>
</draw:frame>
</text:a>
</text:p>
      <text:p text:style-name="P4">
<text:a xlink:type="simple" xlink:href="https://armyinform.com.ua/wp-content/uploads/2023/04/4-38.jpg" text:style-name="Internet_20_link" text:visited-style-name="Visited_20_Internet_20_Link">
<draw:frame draw:style-name="fr1" draw:name="Image340" text:anchor-type="as-char" svg:width="6.9236in" svg:height="6.9236in" draw:z-index="0">
<draw:image xlink:href="../Images/AРМІЯINFORM/2023-04-15T98-00-00-04-00/4-38-150x150.jpg" xlink:type="simple" xlink:show="embed" xlink:actuate="onLoad" draw:mime-type="image/jpeg"/>
</draw:frame>
</text:a>
</text:p>
      <text:p text:style-name="P4">
<text:a xlink:type="simple" xlink:href="https://armyinform.com.ua/wp-content/uploads/2023/04/5-31.jpg" text:style-name="Internet_20_link" text:visited-style-name="Visited_20_Internet_20_Link">
<draw:frame draw:style-name="fr1" draw:name="Image341" text:anchor-type="as-char" svg:width="6.9236in" svg:height="6.9236in" draw:z-index="0">
<draw:image xlink:href="../Images/AРМІЯINFORM/2023-04-15T98-00-00-04-00/5-31-150x150.jpg" xlink:type="simple" xlink:show="embed" xlink:actuate="onLoad" draw:mime-type="image/jpeg"/>
</draw:frame>
</text:a>
</text:p>
      <text:p text:style-name="P4">
Поруч з військовими — цивільні люди. Мешканці міста також прийшли до цієїцеркви, аби взяти участь у богослужінні та освятити страви у своїх кошиках.</text:p>
      <text:p text:style-name="P4">
— Минулого року ми були не вдома і не святили тут паски. А дуже хотілосяприйти у свою церкву. Хоч вона і маленька, але дуже рідна наша українськацерква, — розповідає пані Лілія. — Ми дуже раді, що зараз тут разом звійськовими. Я дивлюся на них і у мене сльози на очах. Хочеться побажати, щобвони усі були здорові, щоб їх ангел-охоронець оберігав кожного, щоб вони всіповернулися до своїх родин. Ми за них молимося кожного дня. І дуже пишаємося,що у нас є такі захисники.</text:p>
      <text:p text:style-name="P4">
<text:a xlink:type="simple" xlink:href="https://armyinform.com.ua/wp-content/uploads/2023/04/6-28.jpg" text:style-name="Internet_20_link" text:visited-style-name="Visited_20_Internet_20_Link">
<draw:frame draw:style-name="fr1" draw:name="Image342" text:anchor-type="as-char" svg:width="6.9236in" svg:height="6.9236in" draw:z-index="0">
<draw:image xlink:href="../Images/AРМІЯINFORM/2023-04-15T98-00-00-04-00/6-28-150x150.jpg" xlink:type="simple" xlink:show="embed" xlink:actuate="onLoad" draw:mime-type="image/jpeg"/>
</draw:frame>
</text:a>
</text:p>
      <text:p text:style-name="P4">
<text:a xlink:type="simple" xlink:href="https://armyinform.com.ua/wp-content/uploads/2023/04/7-14.jpg" text:style-name="Internet_20_link" text:visited-style-name="Visited_20_Internet_20_Link">
<draw:frame draw:style-name="fr1" draw:name="Image343" text:anchor-type="as-char" svg:width="6.9236in" svg:height="6.9236in" draw:z-index="0">
<draw:image xlink:href="../Images/AРМІЯINFORM/2023-04-15T98-00-00-04-00/7-14-150x150.jpg" xlink:type="simple" xlink:show="embed" xlink:actuate="onLoad" draw:mime-type="image/jpeg"/>
</draw:frame>
</text:a>
</text:p>
      <text:p text:style-name="P4">
<text:a xlink:type="simple" xlink:href="https://armyinform.com.ua/wp-content/uploads/2023/04/8-14.jpg" text:style-name="Internet_20_link" text:visited-style-name="Visited_20_Internet_20_Link">
<draw:frame draw:style-name="fr1" draw:name="Image344" text:anchor-type="as-char" svg:width="6.9236in" svg:height="6.9236in" draw:z-index="0">
<draw:image xlink:href="../Images/AРМІЯINFORM/2023-04-15T98-00-00-04-00/8-14-150x150.jpg" xlink:type="simple" xlink:show="embed" xlink:actuate="onLoad" draw:mime-type="image/jpeg"/>
</draw:frame>
</text:a>
</text:p>
      <text:p text:style-name="P4">
<text:a xlink:type="simple" xlink:href="https://armyinform.com.ua/wp-content/uploads/2023/04/9-15.jpg" text:style-name="Internet_20_link" text:visited-style-name="Visited_20_Internet_20_Link">
<draw:frame draw:style-name="fr1" draw:name="Image345" text:anchor-type="as-char" svg:width="6.9236in" svg:height="6.9236in" draw:z-index="0">
<draw:image xlink:href="../Images/AРМІЯINFORM/2023-04-15T98-00-00-04-00/9-15-150x150.jpg" xlink:type="simple" xlink:show="embed" xlink:actuate="onLoad" draw:mime-type="image/jpeg"/>
</draw:frame>
</text:a>
</text:p>
      <text:p text:style-name="P4">
<text:a xlink:type="simple" xlink:href="https://armyinform.com.ua/wp-content/uploads/2023/04/10-14.jpg" text:style-name="Internet_20_link" text:visited-style-name="Visited_20_Internet_20_Link">
<draw:frame draw:style-name="fr1" draw:name="Image346" text:anchor-type="as-char" svg:width="6.9236in" svg:height="6.9236in" draw:z-index="0">
<draw:image xlink:href="../Images/AРМІЯINFORM/2023-04-15T98-00-00-04-00/10-14-150x150.jpg" xlink:type="simple" xlink:show="embed" xlink:actuate="onLoad" draw:mime-type="image/jpeg"/>
</draw:frame>
</text:a>
</text:p>
      <text:p text:style-name="P4">
<text:a xlink:type="simple" xlink:href="https://armyinform.com.ua/wp-content/uploads/2023/04/11-6.jpg" text:style-name="Internet_20_link" text:visited-style-name="Visited_20_Internet_20_Link">
<draw:frame draw:style-name="fr1" draw:name="Image347" text:anchor-type="as-char" svg:width="6.9236in" svg:height="6.9236in" draw:z-index="0">
<draw:image xlink:href="../Images/AРМІЯINFORM/2023-04-15T98-00-00-04-00/11-6-150x150.jpg" xlink:type="simple" xlink:show="embed" xlink:actuate="onLoad" draw:mime-type="image/jpeg"/>
</draw:frame>
</text:a>
</text:p>
      <text:p text:style-name="P4">
Військові кажуть, що в їхніх кошиках є все, що українці традиційно ставлять насвятковий стіл.</text:p>
      <text:p text:style-name="P4">
— Щось привезено з дому, з відпусток, щось видали на складі, щось передалирідні. Яйця ми самі фарбували. В нашому кошику паска, писанки, ковбаса, сіль,масло, сир, пляцок, — каже військова на ім’я Іванна. — Після освячення миповеземо все нашим хлопцям. Принаймні шматочок свяченої паски вони скуштують.Зараз вони виконують бойові завдання, тримають оборону. Чекають Великодня,наближають Перемогу. Так хочеться, щоб наступне Воскресіння Христове мивідзначали у переможній вільній Україні.</text:p>
      <text:p text:style-name="P4">
До церкви прийшли десантники з кожного підрозділу бригади.</text:p>
      <text:p text:style-name="P4">
— Після освячення вони поїдуть до побратимів і посестер. Будуть у час, коли цевдасться, в перервах між виконання завдань, святкувати, — розповідає десантникМихайло.</text:p>
      <text:p text:style-name="P4">
<text:a xlink:type="simple" xlink:href="https://armyinform.com.ua/wp-content/uploads/2023/04/12-7.jpg" text:style-name="Internet_20_link" text:visited-style-name="Visited_20_Internet_20_Link">
<draw:frame draw:style-name="fr1" draw:name="Image348" text:anchor-type="as-char" svg:width="6.9236in" svg:height="6.9236in" draw:z-index="0">
<draw:image xlink:href="../Images/AРМІЯINFORM/2023-04-15T98-00-00-04-00/12-7-150x150.jpg" xlink:type="simple" xlink:show="embed" xlink:actuate="onLoad" draw:mime-type="image/jpeg"/>
</draw:frame>
</text:a>
</text:p>
      <text:p text:style-name="P4">
<text:a xlink:type="simple" xlink:href="https://armyinform.com.ua/wp-content/uploads/2023/04/13-5.jpg" text:style-name="Internet_20_link" text:visited-style-name="Visited_20_Internet_20_Link">
<draw:frame draw:style-name="fr1" draw:name="Image349" text:anchor-type="as-char" svg:width="6.9236in" svg:height="6.9236in" draw:z-index="0">
<draw:image xlink:href="../Images/AРМІЯINFORM/2023-04-15T98-00-00-04-00/13-5-150x150.jpg" xlink:type="simple" xlink:show="embed" xlink:actuate="onLoad" draw:mime-type="image/jpeg"/>
</draw:frame>
</text:a>
</text:p>
      <text:p text:style-name="P4">
<text:a xlink:type="simple" xlink:href="https://armyinform.com.ua/wp-content/uploads/2023/04/14-4.jpg" text:style-name="Internet_20_link" text:visited-style-name="Visited_20_Internet_20_Link">
<draw:frame draw:style-name="fr1" draw:name="Image350" text:anchor-type="as-char" svg:width="6.9236in" svg:height="6.9236in" draw:z-index="0">
<draw:image xlink:href="../Images/AРМІЯINFORM/2023-04-15T98-00-00-04-00/14-4-150x150.jpg" xlink:type="simple" xlink:show="embed" xlink:actuate="onLoad" draw:mime-type="image/jpeg"/>
</draw:frame>
</text:a>
</text:p>
      <text:p text:style-name="P4">
<text:a xlink:type="simple" xlink:href="https://armyinform.com.ua/wp-content/uploads/2023/04/15-1.jpg" text:style-name="Internet_20_link" text:visited-style-name="Visited_20_Internet_20_Link">
<draw:frame draw:style-name="fr1" draw:name="Image351" text:anchor-type="as-char" svg:width="6.9236in" svg:height="6.9236in" draw:z-index="0">
<draw:image xlink:href="../Images/AРМІЯINFORM/2023-04-15T98-00-00-04-00/15-1-150x150.jpg" xlink:type="simple" xlink:show="embed" xlink:actuate="onLoad" draw:mime-type="image/jpeg"/>
</draw:frame>
</text:a>
</text:p>
      <text:p text:style-name="P4">
Править у храмі та освячує паски військовий капелан окремої десантно-штурмовоїбригади отець Миколай.</text:p>
      <text:p text:style-name="P4">
— Я вже освятив багато пасок для наших захисників, — каже він. — Усімзахисникам і захисницям бажаю Божого благословення, Перемоги! Нехай Господь,який воскрес із мертвих і не дав злу запанувати, вселиться в наші душі ісерця. Зло було поборено дві тисячі років тому, так буде і зараз. Христосвоскрес! Воістину воскрес.</text:p>
      <text:p text:style-name="P4">
<text:span text:style-name="T5">
Фото і відео автора</text:span>
</text:p>
      <text:p text:style-name="P4">
Source: <text:a xlink:type="simple" xlink:href="https://armyinform.com.ua/2023/04/15/velykden-pryhodyt-na-peredovu/" text:style-name="Internet_20_link" text:visited-style-name="Visited_20_Internet_20_Link">
https://armyinform.com.ua/2023/04/15/velykden-pryhodyt-na-peredovu/</text:a>
</text:p>
      <!--NEWS-->
      <text:h text:style-name="P10" text:outline-level="1">
<text:span text:style-name="T4">
Коротко. Війна. День 416. Відеодайджест</text:span>
</text:h>
      <text:p text:style-name="P4">
Author: ['АРМІЯINFORM']</text:p>
      <text:p text:style-name="P4">
Time: 2023-04-15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dedajdzhest.jpg" text:style-name="Internet_20_link" text:visited-style-name="Visited_20_Internet_20_Link">
videdajdzhest.jpg</text:a>
']</text:p>
      <text:p text:style-name="P4">
Tags: ['ВІДЕОДАЙДЖЕСТ', 'ГШ ЗСУ']</text:p>
      <text:p text:style-name="P4">
Category: News</text:p>
      <!--METADATA-->
      <text:p text:style-name="P4">
<draw:frame draw:style-name="fr1" draw:name="Image352" text:anchor-type="as-char" svg:width="6.9236in" svg:height="3.444491in" draw:z-index="0">
<draw:image xlink:href="../Images/AРМІЯINFORM/2023-04-15T99-00-00-04-00/videdajdzhest.jpg" xlink:type="simple" xlink:show="embed" xlink:actuate="onLoad" draw:mime-type="image/jpeg"/>
</draw:frame>
</text:p>
      <text:p text:style-name="P4">
Source: <text:a xlink:type="simple" xlink:href="https://armyinform.com.ua/2023/04/15/korotko-vijna-den-416-videodajdzhest/" text:style-name="Internet_20_link" text:visited-style-name="Visited_20_Internet_20_Link">
https://armyinform.com.ua/2023/04/15/korotko-vijna-den-416-videodajdzhest/</text:a>
</text:p>
      <!--NEWS-->
      <text:h text:style-name="P10" text:outline-level="1">
<text:span text:style-name="T4">
У Слов'янську з-під завалів п'ятиповерхівки врятували двох людей</text:span>
</text:h>
      <text:p text:style-name="P4">
Authors: Ukrinform (Person)</text:p>
      <text:p text:style-name="P4">
Publisher: Укринформ (Organization)</text:p>
      <text:p text:style-name="P4">
Published Time: 2023-04-16T00:21:00+03:00</text:p>
      <text:p text:style-name="P4">
Modified Time: 2023-04-16T00:21:00+03:00</text:p>
      <text:p text:style-name="P4">
Description: Дві людини врятовані, тіла ще шести підняті з-під завалів зруйнованої рашистами п'ятиповерхівки у Слов'янську. — Укрінформ.</text:p>
      <text:p text:style-name="P4">
Images: ["<text:a xlink:type="simple" xlink:href="https://static.ukrinform.com/photos/2023_04/thumb_files/630_360_1681499682-1968.jpeg" text:style-name="Internet_20_link" text:visited-style-name="Visited_20_Internet_20_Link">
630_360_16814...</text:a>
"]</text:p>
      <text:p text:style-name="P4">
Tags: ['Донеччина', 'Кириленко', "Слов'янськ", 'Війна з росією', 'Ракетний удар']</text:p>
      <text:p text:style-name="P4">
Type: Article</text:p>
      <!--METADATA-->
      <text:p text:style-name="P4">
<draw:frame draw:style-name="fr1" draw:name="Image353" text:anchor-type="as-char" svg:width="6.9236in" svg:height="3.956343in" draw:z-index="0">
<draw:image xlink:href="../Images/yкринформ/2023-04-16T00-21-00-03-00/630_360_1681499682-1968.jpeg" xlink:type="simple" xlink:show="embed" xlink:actuate="onLoad" draw:mime-type="image/jpeg"/>
</draw:frame>
 Двілюдини врятовані, тіла ще шести підняті з-під завалів зруйнованої рашистамип'ятиповерхівки у Слов'янську.</text:p>
      <text:p text:style-name="P4">
Про про це повідомив у <text:a xlink:type="simple" xlink:href="https://t.me/pavlokyrylenko_donoda/7560" text:style-name="Internet_20_link" text:visited-style-name="Visited_20_Internet_20_Link">
</text:a>
 голова Донецької ОВА Павло Кириленко, передає Укрінформ.</text:p>
      <text:p text:style-name="P4">
"Дві людини врятовані, тіла шести підняті з-під завалів зруйнованої рашистамип'ятиповерхівки у <text:a xlink:type="simple" xlink:href="https://www.ukrinform.ua/tag-slovansk" text:style-name="Internet_20_link" text:visited-style-name="Visited_20_Internet_20_Link">
 </text:a>
 . Станом на 23-тюгодину рятувальники ДСНС вже розібрали 96 тонн будівельних конструкцій", -написав Кириленко.</text:p>
      <text:p text:style-name="P4">
Наразі до проведення аварійно-рятувальних робіт залучені 30 чоловік особовогоскладу ГУ ДСНС у Донецькій області та 7 одиниць техніки.</text:p>
      <text:p text:style-name="P4">
<text:span text:style-name="T4">
Читайте також:</text:span>
 <text:a xlink:type="simple" xlink:href="https://www.ukrinform.ua/rubric-ato/3696464-zagarbniki-obstrilali-sumsinu-nekerovanimi-aviacijnimi-raketami.html" text:style-name="Internet_20_link" text:visited-style-name="Visited_20_Internet_20_Link">
 <text:span text:style-name="T4">
обстріл</text:span>
 </text:a>
</text:p>
      <text:p text:style-name="P4">
Як повідомляв Укрінформ. 14 квітня близько 16-ї години <text:a xlink:type="simple" xlink:href="https://www.ukrinform.ua/rubric-ato/3695978-vorog-vluciv-u-tri-patipoverhivki-slovanska-vidomo-zagiblogo-i-sistoh-poranenih.html" text:style-name="Internet_20_link" text:visited-style-name="Visited_20_Internet_20_Link">
</text:a>
 ракетамиС300, спрямувавши їх одразу на кілька житлових кварталів міста.</text:p>
      <text:p text:style-name="P4">
У результаті масованого удару <text:a xlink:type="simple" xlink:href="https://www.ukrinform.ua/rubric-regions/3696314-kilkist-zagiblih-unaslidok-udaru-po-slovansku-zrosla-do-11.html" text:style-name="Internet_20_link" text:visited-style-name="Visited_20_Internet_20_Link">
 </text:a>
 , 22 дістали поранення.</text:p>
      <text:p text:style-name="P4">
Source: <text:a xlink:type="simple" xlink:href="https://www.ukrinform.ua/rubric-regions/3696470-u-slovansku-zpid-zavaliv-patipoverhivki-vratuvali-dvoh-ludej.html" text:style-name="Internet_20_link" text:visited-style-name="Visited_20_Internet_20_Link">
https://www.ukrinform.ua/rubric-regions/3696470-u-slovansku-zpid-zavaliv-patipoverhivki-vratuvali-dvoh-ludej.html</text:a>
</text:p>
      <!--NEWS-->
      <text:h text:style-name="P10" text:outline-level="1">
<text:span text:style-name="T4">
Архівісти запустили проєкт «Луганщина у полум’ї повномасштабної війни»</text:span>
</text:h>
      <text:p text:style-name="P4">
Authors: Ukrinform (Person)</text:p>
      <text:p text:style-name="P4">
Publisher: Укринформ (Organization)</text:p>
      <text:p text:style-name="P4">
Published Time: 2023-04-16T00:43:00+03:00</text:p>
      <text:p text:style-name="P4">
Modified Time: 2023-04-16T00:43:00+03:00</text:p>
      <text:p text:style-name="P4">
Description: Держархів Луганської області започаткував проєкт «Луганщина у полум’ї повномасштабної війни».  — Укрінформ.</text:p>
      <text:p text:style-name="P4">
Images: ["<text:a xlink:type="simple" xlink:href="https://static.ukrinform.com/photos/2023_04/thumb_files/630_360_1680708152-513.jpg" text:style-name="Internet_20_link" text:visited-style-name="Visited_20_Internet_20_Link">
630_360_16807...</text:a>
", "<text:a xlink:type="simple" xlink:href="https://static.ukrinform.com/photos/2023_04/1681595984-235.jpeg" text:style-name="Internet_20_link" text:visited-style-name="Visited_20_Internet_20_Link">
1681595984-23...</text:a>
"]</text:p>
      <text:p text:style-name="P4">
Tags: ['Архів', 'Луганщина', 'Війна з росією']</text:p>
      <text:p text:style-name="P4">
Type: Article</text:p>
      <!--METADATA-->
      <text:p text:style-name="P4">
<draw:frame draw:style-name="fr1" draw:name="Image354" text:anchor-type="as-char" svg:width="6.9236in" svg:height="3.956343in" draw:z-index="0">
<draw:image xlink:href="../Images/yкринформ/2023-04-16T00-43-00-03-00/630_360_1680708152-513.jpg" xlink:type="simple" xlink:show="embed" xlink:actuate="onLoad" draw:mime-type="image/jpeg"/>
</draw:frame>
 ДержархівЛуганської області започаткував проєкт «Луганщина у полум’ї повномасштабноївійни».</text:p>
      <text:p text:style-name="P4">
Як передає Укрінформ, про це повідомляє <text:a xlink:type="simple" xlink:href="https://t.me/luhanskaVTSA/9873" text:style-name="Internet_20_link" text:visited-style-name="Visited_20_Internet_20_Link">
 </text:a>
 .</text:p>
      <text:p text:style-name="P4">
<draw:frame draw:style-name="fr1" draw:name="Image355" text:anchor-type="as-char" svg:width="6.9236in" svg:height="3.89773in" draw:z-index="0">
<draw:image xlink:href="../Images/yкринформ/2023-04-16T00-43-00-03-00/1681595984-235.jpeg" xlink:type="simple" xlink:show="embed" xlink:actuate="onLoad" draw:mime-type="image/jpeg"/>
</draw:frame>
</text:p>
      <text:p text:style-name="P4">
«24 лютого 2022 року є найдовшим днем нашого життя, який ніяк не скінчиться.Кожен з вас має свою унікальну історію. Хтось втратив своїх рідних таблизьких, хтось - свої будинки та майно, хтось пішов добровольцем захищатинашу Україну або почав волонтерити. Розкажіть про це!», - йдеться уповідомленні.</text:p>
      <text:p text:style-name="P4">
Як зазначають в ОВА, Державний архів <text:a xlink:type="simple" xlink:href="https://www.ukrinform.ua/tag-lugansina" text:style-name="Internet_20_link" text:visited-style-name="Visited_20_Internet_20_Link">
 </text:a>
 започаткував проєкт «Луганщина у полум’ї повномасштабної війни»,метою якого є збирання та збереження сучасної історії, не викривленої, неспаплюженої антиукраїнськими наративами.</text:p>
      <text:p text:style-name="P4">
<text:span text:style-name="T4">
Читайте також:</text:span>
 <text:a xlink:type="simple" xlink:href="https://www.ukrinform.ua/rubric-society/3685662-ukrainskij-martirolog-xx-popovnivsa-danimi-pro-ponad-dvi-tisaci-represovanih.html" text:style-name="Internet_20_link" text:visited-style-name="Visited_20_Internet_20_Link">
 </text:a>
</text:p>
      <text:p text:style-name="P4">
Щоб узяти участь у проєкті, необхідно лише записати свої спогади тапереживання.</text:p>
      <text:p text:style-name="P4">
Як повідомляв Укрінформ, <text:a xlink:type="simple" xlink:href="https://www.ukrinform.ua/rubric-society/3695518-centralnij-istoricnij-arhiv-ukraini-prezentuvav-novij-eresurs-dokumentiv.html" text:style-name="Internet_20_link" text:visited-style-name="Visited_20_Internet_20_Link">
 </text:a>
 України презентував новий електронний ресурс з історичнимидокументами.</text:p>
      <text:p text:style-name="P4">
Source: <text:a xlink:type="simple" xlink:href="https://www.ukrinform.ua/rubric-society/3696471-arhivisti-zapustili-proekt-lugansina-u-polumi-povnomasstabnoi-vijni.html" text:style-name="Internet_20_link" text:visited-style-name="Visited_20_Internet_20_Link">
https://www.ukrinform.ua/rubric-society/3696471-arhivisti-zapustili-proekt-lugansina-u-polumi-povnomasstabnoi-vijni.html</text:a>
</text:p>
      <!--NEWS-->
      <text:h text:style-name="P10" text:outline-level="1">
<text:span text:style-name="T4">
Слідчі JIT розслідуватимуть в Україні злочин геноциду, вчинений рф</text:span>
</text:h>
      <text:p text:style-name="P4">
Author: ['АРМІЯINFORM']</text:p>
      <text:p text:style-name="P4">
Time: 2023-04-16T99:00:00-04:00</text:p>
      <text:p text:style-name="P4">
Description: У Вільнюсі члени спільної слідчої групи з розслідування тяжких міжнародних злочи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3-2.jpg" text:style-name="Internet_20_link" text:visited-style-name="Visited_20_Internet_20_Link">
123-2.jpg</text:a>
']</text:p>
      <text:p text:style-name="P4">
Tags: ['JIT', 'STOPRUSSIA', 'ВОЄННІ ЗЛОЧИНИ ЗС РФ', 'ВТОРГНЕННЯ РФ', 'ГЕНОЦИД УКРАЇНЦІВ', 'ЄВРОЮСТ', 'МІНРЕІНТЕГРАЦІЇ']</text:p>
      <text:p text:style-name="P4">
Category: News</text:p>
      <!--METADATA-->
      <text:p text:style-name="P4">
<draw:frame draw:style-name="fr1" draw:name="Image356" text:anchor-type="as-char" svg:width="6.9236in" svg:height="4.055251in" draw:z-index="0">
<draw:image xlink:href="../Images/AРМІЯINFORM/2023-04-16T99-00-00-04-00/123-2.jpg" xlink:type="simple" xlink:show="embed" xlink:actuate="onLoad" draw:mime-type="image/jpeg"/>
</draw:frame>
</text:p>
      <text:p text:style-name="P4">
У Вільнюсі члени спільної слідчої групи з розслідування тяжких міжнароднихзлочинів в Україні (JIT — Joint Investigation Team) підписали угоду щодорозслідування не лише воєнних злочинів, але й злочину геноциду, інформує<text:a xlink:type="simple" xlink:href="https://minre.gov.ua/2023/04/15/chleny-spilnoyi-grupy-z-rozsliduvannya-tyazhkyh-mizhnarodnyh-zlochyniv-v-ukrayini-pidpysaly-ugodu-pro-rozsliduvannya-zlochynu-genoczydu/" text:style-name="Internet_20_link" text:visited-style-name="Visited_20_Internet_20_Link">
пресслужба</text:a>
 Мінреінтеграці.</text:p>
      <text:p text:style-name="P4">
Зазначається, що до JIT входять Україна, Польща, Литва, Естонія, Латвія,Словаччина та Румунія. Її учасниками є Євроюст та вперше у своїй історії —Офіс прокурора Міжнародного кримінального суду.</text:p>
      <text:p text:style-name="P4">
«Члени групи дійшли висновку, що з перших днів повномасштабного вторгненнястало очевидним, що масовість і системність воєнних злочинів, скоєних натимчасово окупованих територіях України, має ознаки кампанії переслідуванняукраїнців як національної групи. Зокрема, зафіксовано понад 19 тисяч випадківпримусової депортації дітей», — йдеться у повідомленні.</text:p>
      <text:p text:style-name="P4">
Тож Угода сприятиме розслідуванню злочину геноциду в Україні, обміну доказамий інформацією. Роботу JIT посилять міжнародні експерти.</text:p>
      <text:p text:style-name="P4">
У відомстві підкреслили, що це важливий крок до виявлення і притягнення довідповідальності всіх причетних до цього жахливого злочину в Україні. Цепотужний сигнал агресору про невідворотність покарання, адже міжнароднапідтримка України тільки посилюється.</text:p>
      <text:p text:style-name="P4">
Source: <text:a xlink:type="simple" xlink:href="https://armyinform.com.ua/2023/04/16/slidchi-jit-rozsliduvatymut-v-ukrayini-zlochyn-genoczydu-vchynenyj-rf/" text:style-name="Internet_20_link" text:visited-style-name="Visited_20_Internet_20_Link">
https://armyinform.com.ua/2023/04/16/slidchi-jit-rozsliduvatymut-v-ukrayini-zlochyn-genoczydu-vchynenyj-rf/</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